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1" svg:font-family="Consolas" style:font-family-generic="roman"/>
    <style:font-face style:name="Consolas2" svg:font-family="Consolas" style:font-family-generic="modern" style:font-pitch="fixed"/>
    <style:font-face style:name="Consolas" svg:font-family="Consola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harp" svg:font-family="'WenQuanYi Zen Hei Sharp'" style:font-family-generic="system" style:font-pitch="variable"/>
  </office:font-face-decls>
  <office:automatic-styles>
    <style:style style:name="HistoryRevision" style:family="table">
      <style:table-properties style:width="17.013cm" fo:margin-left="0cm" table:align="left"/>
    </style:style>
    <style:style style:name="HistoryRevision.A" style:family="table-column">
      <style:table-column-properties style:column-width="2.09cm"/>
    </style:style>
    <style:style style:name="HistoryRevision.B" style:family="table-column">
      <style:table-column-properties style:column-width="12.197cm"/>
    </style:style>
    <style:style style:name="HistoryRevision.C" style:family="table-column">
      <style:table-column-properties style:column-width="2.725cm"/>
    </style:style>
    <style:style style:name="HistoryRevision.A1" style:family="table-cell">
      <style:table-cell-properties fo:padding="0.097cm" fo:border-left="0.05pt solid #000000" fo:border-right="none" fo:border-top="0.05pt solid #000000" fo:border-bottom="0.05pt solid #000000"/>
    </style:style>
    <style:style style:name="HistoryRevision.C1" style:family="table-cell">
      <style:table-cell-properties fo:padding="0.097cm" fo:border="0.05pt solid #000000"/>
    </style:style>
    <style:style style:name="HistoryRevision.A2" style:family="table-cell">
      <style:table-cell-properties fo:padding="0.097cm" fo:border-left="0.05pt solid #000000" fo:border-right="none" fo:border-top="none" fo:border-bottom="0.05pt solid #000000"/>
    </style:style>
    <style:style style:name="HistoryRevision.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1" style:family="table-row">
      <style:table-row-properties style:min-row-height="7.594cm"/>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1" style:family="table-row">
      <style:table-row-properties style:min-row-height="7.303cm"/>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1" style:family="table-row">
      <style:table-row-properties style:min-row-height="5.001cm"/>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1" style:family="table-row">
      <style:table-row-properties style:min-row-height="5.001cm"/>
    </style:style>
    <style:style style:name="Table7" style:family="table">
      <style:table-properties style:width="17.013cm" fo:margin-left="0cm" table:align="left"/>
    </style:style>
    <style:style style:name="Table7.A" style:family="table-column">
      <style:table-column-properties style:column-width="3.81cm"/>
    </style:style>
    <style:style style:name="Table7.B" style:family="table-column">
      <style:table-column-properties style:column-width="6.403cm"/>
    </style:style>
    <style:style style:name="Table7.C" style:family="table-column">
      <style:table-column-properties style:column-width="2.381cm"/>
    </style:style>
    <style:style style:name="Table7.D" style:family="table-column">
      <style:table-column-properties style:column-width="4.419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7.A4" style:family="table-cell">
      <style:table-cell-properties style:vertical-align="middle" fo:padding="0.097cm" fo:border-left="0.05pt solid #000000" fo:border-right="none" fo:border-top="none" fo:border-bottom="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1" style:family="table-row">
      <style:table-row-properties style:min-row-height="10.107cm"/>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1" style:family="table-row">
      <style:table-row-properties style:min-row-height="11.8cm"/>
    </style:style>
    <style:style style:name="Table6" style:family="table">
      <style:table-properties style:width="16.923cm" fo:margin-left="0.09cm" table:align="left"/>
    </style:style>
    <style:style style:name="Table6.A" style:family="table-column">
      <style:table-column-properties style:column-width="16.923cm"/>
    </style:style>
    <style:style style:name="Table6.1" style:family="table-row">
      <style:table-row-properties style:min-row-height="6.112cm"/>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8" style:family="table">
      <style:table-properties style:width="17.198cm" table:align="left"/>
    </style:style>
    <style:style style:name="Table8.A" style:family="table-column">
      <style:table-column-properties style:column-width="17.198cm"/>
    </style:style>
    <style:style style:name="Table8.1" style:family="table-row">
      <style:table-row-properties style:min-row-height="8.308cm"/>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1" style:family="table-row">
      <style:table-row-properties style:min-row-height="11.8cm"/>
    </style:style>
    <style:style style:name="Table11" style:family="table">
      <style:table-properties style:width="17.013cm" fo:margin-left="0cm" table:align="left"/>
    </style:style>
    <style:style style:name="Table11.A" style:family="table-column">
      <style:table-column-properties style:column-width="6.112cm"/>
    </style:style>
    <style:style style:name="Table11.B" style:family="table-column">
      <style:table-column-properties style:column-width="10.901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table:align="left"/>
    </style:style>
    <style:style style:name="Table12.A" style:family="table-column">
      <style:table-column-properties style:column-width="6.112cm"/>
    </style:style>
    <style:style style:name="Table12.B" style:family="table-column">
      <style:table-column-properties style:column-width="10.901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6.112cm"/>
    </style:style>
    <style:style style:name="Table13.B" style:family="table-column">
      <style:table-column-properties style:column-width="10.901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6.112cm"/>
    </style:style>
    <style:style style:name="Table14.B" style:family="table-column">
      <style:table-column-properties style:column-width="10.901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6.112cm"/>
    </style:style>
    <style:style style:name="Table10.B" style:family="table-column">
      <style:table-column-properties style:column-width="10.90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a13a5" officeooo:paragraph-rsid="0001ebe6"/>
    </style:style>
    <style:style style:name="P2" style:family="paragraph" style:parent-style-name="Text_20_body">
      <style:text-properties officeooo:rsid="0029405a" officeooo:paragraph-rsid="0001ebe6"/>
    </style:style>
    <style:style style:name="P3" style:family="paragraph" style:parent-style-name="Text_20_body">
      <style:text-properties officeooo:rsid="00280115" officeooo:paragraph-rsid="0001ebe6"/>
    </style:style>
    <style:style style:name="P4" style:family="paragraph" style:parent-style-name="Text_20_body">
      <style:text-properties officeooo:rsid="014b2ea7" officeooo:paragraph-rsid="0001ebe6"/>
    </style:style>
    <style:style style:name="P5" style:family="paragraph" style:parent-style-name="Text_20_body">
      <style:text-properties officeooo:rsid="0047bbf3" officeooo:paragraph-rsid="0001ebe6"/>
    </style:style>
    <style:style style:name="P6" style:family="paragraph" style:parent-style-name="Text_20_body">
      <style:text-properties officeooo:rsid="0050fca5" officeooo:paragraph-rsid="024097a2"/>
    </style:style>
    <style:style style:name="P7" style:family="paragraph" style:parent-style-name="Text_20_body">
      <style:text-properties officeooo:rsid="0050fca5" officeooo:paragraph-rsid="0001ebe6"/>
    </style:style>
    <style:style style:name="P8" style:family="paragraph" style:parent-style-name="Text_20_body">
      <style:text-properties officeooo:rsid="0056e684" officeooo:paragraph-rsid="0001ebe6"/>
    </style:style>
    <style:style style:name="P9" style:family="paragraph" style:parent-style-name="Text_20_body">
      <style:text-properties officeooo:rsid="0311e0b0" officeooo:paragraph-rsid="0001ebe6"/>
    </style:style>
    <style:style style:name="P10" style:family="paragraph" style:parent-style-name="Text_20_body">
      <style:text-properties officeooo:rsid="0310002f" officeooo:paragraph-rsid="0001ebe6"/>
    </style:style>
    <style:style style:name="P11" style:family="paragraph" style:parent-style-name="Text_20_body">
      <style:text-properties officeooo:rsid="031522ad" officeooo:paragraph-rsid="0001ebe6"/>
    </style:style>
    <style:style style:name="P12" style:family="paragraph" style:parent-style-name="Text_20_body">
      <style:text-properties officeooo:rsid="031c30a5" officeooo:paragraph-rsid="0001ebe6"/>
    </style:style>
    <style:style style:name="P13" style:family="paragraph" style:parent-style-name="Text_20_body">
      <style:text-properties officeooo:rsid="007f3886" officeooo:paragraph-rsid="0001ebe6"/>
    </style:style>
    <style:style style:name="P14" style:family="paragraph" style:parent-style-name="Text_20_body">
      <style:text-properties officeooo:rsid="002e2312" officeooo:paragraph-rsid="0001ebe6"/>
    </style:style>
    <style:style style:name="P15" style:family="paragraph" style:parent-style-name="Text_20_body">
      <style:text-properties officeooo:rsid="002e2312" officeooo:paragraph-rsid="0248bb6f"/>
    </style:style>
    <style:style style:name="P16" style:family="paragraph" style:parent-style-name="Text_20_body">
      <style:text-properties officeooo:rsid="005f1089" officeooo:paragraph-rsid="0001ebe6"/>
    </style:style>
    <style:style style:name="P17" style:family="paragraph" style:parent-style-name="Text_20_body">
      <style:text-properties officeooo:rsid="00662003" officeooo:paragraph-rsid="0001ebe6"/>
    </style:style>
    <style:style style:name="P18" style:family="paragraph" style:parent-style-name="Text_20_body">
      <style:text-properties officeooo:rsid="006afff7" officeooo:paragraph-rsid="000de455"/>
    </style:style>
    <style:style style:name="P19" style:family="paragraph" style:parent-style-name="Text_20_body">
      <style:text-properties officeooo:rsid="007a7773" officeooo:paragraph-rsid="0001ebe6"/>
    </style:style>
    <style:style style:name="P20" style:family="paragraph" style:parent-style-name="Text_20_body">
      <style:text-properties officeooo:rsid="00c6c111" officeooo:paragraph-rsid="0001ebe6"/>
    </style:style>
    <style:style style:name="P21" style:family="paragraph" style:parent-style-name="Text_20_body">
      <style:text-properties officeooo:rsid="02093b18" officeooo:paragraph-rsid="0001ebe6"/>
    </style:style>
    <style:style style:name="P22" style:family="paragraph" style:parent-style-name="Text_20_body">
      <style:text-properties officeooo:rsid="020abafd" officeooo:paragraph-rsid="0001ebe6"/>
    </style:style>
    <style:style style:name="P23" style:family="paragraph" style:parent-style-name="Text_20_body">
      <style:text-properties officeooo:rsid="020b02ed" officeooo:paragraph-rsid="0001ebe6"/>
    </style:style>
    <style:style style:name="P24" style:family="paragraph" style:parent-style-name="Text_20_body">
      <style:text-properties officeooo:rsid="020f81f1" officeooo:paragraph-rsid="0001ebe6"/>
    </style:style>
    <style:style style:name="P25" style:family="paragraph" style:parent-style-name="Text_20_body">
      <style:text-properties style:use-window-font-color="true" officeooo:rsid="00d15800" officeooo:paragraph-rsid="0001ebe6"/>
    </style:style>
    <style:style style:name="P26" style:family="paragraph" style:parent-style-name="Text_20_body">
      <style:text-properties style:use-window-font-color="true" style:text-underline-style="none" officeooo:rsid="00ce657c" officeooo:paragraph-rsid="0001ebe6"/>
    </style:style>
    <style:style style:name="P27" style:family="paragraph" style:parent-style-name="Text_20_body">
      <style:text-properties style:use-window-font-color="true" style:text-underline-style="none" officeooo:rsid="0206628b" officeooo:paragraph-rsid="0001ebe6"/>
    </style:style>
    <style:style style:name="P28" style:family="paragraph" style:parent-style-name="Text_20_body">
      <style:text-properties style:use-window-font-color="true" style:text-underline-style="none" officeooo:rsid="02145fc0" officeooo:paragraph-rsid="0001ebe6"/>
    </style:style>
    <style:style style:name="P29" style:family="paragraph" style:parent-style-name="Text_20_body">
      <style:text-properties style:use-window-font-color="true" style:text-underline-style="none" officeooo:rsid="010bd9ac" officeooo:paragraph-rsid="02dbc56a"/>
    </style:style>
    <style:style style:name="P30" style:family="paragraph" style:parent-style-name="Text_20_body">
      <style:text-properties style:use-window-font-color="true" officeooo:rsid="005d6bdb" officeooo:paragraph-rsid="0001ebe6"/>
    </style:style>
    <style:style style:name="P31" style:family="paragraph" style:parent-style-name="Text_20_body">
      <style:text-properties style:use-window-font-color="true" officeooo:rsid="01c45eb0" officeooo:paragraph-rsid="0001ebe6"/>
    </style:style>
    <style:style style:name="P32" style:family="paragraph" style:parent-style-name="Text_20_body">
      <style:text-properties style:use-window-font-color="true" officeooo:rsid="02611f31" officeooo:paragraph-rsid="0001ebe6"/>
    </style:style>
    <style:style style:name="P33" style:family="paragraph" style:parent-style-name="Text_20_body">
      <style:text-properties style:use-window-font-color="true" officeooo:paragraph-rsid="0001ebe6"/>
    </style:style>
    <style:style style:name="P34" style:family="paragraph" style:parent-style-name="Text_20_body">
      <style:text-properties style:use-window-font-color="true" officeooo:rsid="01c82771" officeooo:paragraph-rsid="0027b340"/>
    </style:style>
    <style:style style:name="P35" style:family="paragraph" style:parent-style-name="Text_20_body">
      <style:text-properties style:use-window-font-color="true" style:font-name="Liberation Serif" fo:font-size="12pt" officeooo:rsid="009f75f1" officeooo:paragraph-rsid="008de974" style:font-size-asian="12pt" style:font-size-complex="12pt"/>
    </style:style>
    <style:style style:name="P36" style:family="paragraph" style:parent-style-name="Text_20_body">
      <style:text-properties style:use-window-font-color="true" style:font-name="Liberation Serif" fo:font-size="12pt" officeooo:rsid="00e177e6" officeooo:paragraph-rsid="00ee50d2" style:font-size-asian="12pt" style:font-size-complex="12pt"/>
    </style:style>
    <style:style style:name="P37" style:family="paragraph" style:parent-style-name="Text_20_body">
      <style:text-properties style:use-window-font-color="true" style:font-name="Liberation Serif" fo:font-size="12pt" officeooo:rsid="00e177e6" officeooo:paragraph-rsid="00f2be59" style:font-size-asian="12pt" style:font-size-complex="12pt"/>
    </style:style>
    <style:style style:name="P38" style:family="paragraph" style:parent-style-name="Text_20_body">
      <style:text-properties style:use-window-font-color="true" style:font-name="Liberation Serif" fo:font-size="12pt" officeooo:rsid="021558b5" officeooo:paragraph-rsid="021f9286" style:font-size-asian="12pt" style:font-size-complex="12pt"/>
    </style:style>
    <style:style style:name="P39" style:family="paragraph" style:parent-style-name="Text_20_body">
      <style:text-properties style:use-window-font-color="true" style:font-name="Liberation Serif" fo:font-size="12pt" officeooo:rsid="021558b5" officeooo:paragraph-rsid="02244251" style:font-size-asian="12pt" style:font-size-complex="12pt"/>
    </style:style>
    <style:style style:name="P40" style:family="paragraph" style:parent-style-name="Text_20_body">
      <style:text-properties style:use-window-font-color="true" officeooo:rsid="00d64d58" officeooo:paragraph-rsid="00d64d58"/>
    </style:style>
    <style:style style:name="P41" style:family="paragraph" style:parent-style-name="Text_20_body">
      <style:text-properties style:use-window-font-color="true" officeooo:rsid="00d64d58" officeooo:paragraph-rsid="00d78e23"/>
    </style:style>
    <style:style style:name="P42" style:family="paragraph" style:parent-style-name="Text_20_body">
      <style:text-properties style:use-window-font-color="true" officeooo:rsid="00d64d58" officeooo:paragraph-rsid="00dc5d08"/>
    </style:style>
    <style:style style:name="P43" style:family="paragraph" style:parent-style-name="Text_20_body">
      <style:text-properties style:use-window-font-color="true" officeooo:rsid="00d64d58" officeooo:paragraph-rsid="00ee50d2"/>
    </style:style>
    <style:style style:name="P44" style:family="paragraph" style:parent-style-name="Text_20_body">
      <style:text-properties style:use-window-font-color="true" officeooo:rsid="00d64d58" officeooo:paragraph-rsid="00f2be59"/>
    </style:style>
    <style:style style:name="P45" style:family="paragraph" style:parent-style-name="Text_20_body">
      <style:text-properties style:use-window-font-color="true" officeooo:rsid="00d78e23" officeooo:paragraph-rsid="00d78e23"/>
    </style:style>
    <style:style style:name="P46" style:family="paragraph" style:parent-style-name="Text_20_body">
      <style:text-properties style:use-window-font-color="true" officeooo:rsid="00d78e23" officeooo:paragraph-rsid="00ee50d2"/>
    </style:style>
    <style:style style:name="P47" style:family="paragraph" style:parent-style-name="Text_20_body">
      <style:text-properties style:use-window-font-color="true" officeooo:rsid="00d78e23" officeooo:paragraph-rsid="00f89f01"/>
    </style:style>
    <style:style style:name="P48" style:family="paragraph" style:parent-style-name="Text_20_body">
      <style:text-properties style:use-window-font-color="true" officeooo:rsid="00d81a47" officeooo:paragraph-rsid="00d81a47"/>
    </style:style>
    <style:style style:name="P49" style:family="paragraph" style:parent-style-name="Text_20_body">
      <style:text-properties style:use-window-font-color="true" officeooo:rsid="00d81a47" officeooo:paragraph-rsid="00e3a6bd"/>
    </style:style>
    <style:style style:name="P50" style:family="paragraph" style:parent-style-name="Text_20_body">
      <style:text-properties style:use-window-font-color="true" officeooo:rsid="00d81a47" officeooo:paragraph-rsid="00ee50d2"/>
    </style:style>
    <style:style style:name="P51" style:family="paragraph" style:parent-style-name="Text_20_body">
      <style:text-properties style:use-window-font-color="true" officeooo:rsid="00d81a47" officeooo:paragraph-rsid="00f2be59"/>
    </style:style>
    <style:style style:name="P52" style:family="paragraph" style:parent-style-name="Text_20_body">
      <style:text-properties style:use-window-font-color="true" officeooo:rsid="00d81a47" officeooo:paragraph-rsid="02226184"/>
    </style:style>
    <style:style style:name="P53" style:family="paragraph" style:parent-style-name="Text_20_body">
      <style:text-properties style:use-window-font-color="true" officeooo:paragraph-rsid="00ee50d2"/>
    </style:style>
    <style:style style:name="P54" style:family="paragraph" style:parent-style-name="Text_20_body">
      <style:text-properties style:use-window-font-color="true" officeooo:rsid="01140c68" officeooo:paragraph-rsid="01157368"/>
    </style:style>
    <style:style style:name="P55" style:family="paragraph" style:parent-style-name="Text_20_body">
      <style:text-properties style:use-window-font-color="true" officeooo:rsid="01140c68" officeooo:paragraph-rsid="01140c68"/>
    </style:style>
    <style:style style:name="P56" style:family="paragraph" style:parent-style-name="Text_20_body">
      <style:text-properties style:use-window-font-color="true" officeooo:rsid="01140c68" officeooo:paragraph-rsid="0170adce"/>
    </style:style>
    <style:style style:name="P57" style:family="paragraph" style:parent-style-name="Text_20_body">
      <style:text-properties style:use-window-font-color="true" officeooo:rsid="01547ccc" officeooo:paragraph-rsid="01547ccc"/>
    </style:style>
    <style:style style:name="P58" style:family="paragraph" style:parent-style-name="Text_20_body">
      <style:text-properties style:use-window-font-color="true" officeooo:rsid="01547ccc" officeooo:paragraph-rsid="0158924d"/>
    </style:style>
    <style:style style:name="P59" style:family="paragraph" style:parent-style-name="Text_20_body">
      <style:text-properties style:use-window-font-color="true" officeooo:rsid="01547ccc" officeooo:paragraph-rsid="0170adce"/>
    </style:style>
    <style:style style:name="P60" style:family="paragraph" style:parent-style-name="Text_20_body">
      <style:text-properties style:use-window-font-color="true" officeooo:rsid="01547ccc" officeooo:paragraph-rsid="0175c3b1"/>
    </style:style>
    <style:style style:name="P61" style:family="paragraph" style:parent-style-name="Text_20_body">
      <style:text-properties style:use-window-font-color="true" officeooo:rsid="01547ccc" officeooo:paragraph-rsid="01764882"/>
    </style:style>
    <style:style style:name="P62" style:family="paragraph" style:parent-style-name="Text_20_body">
      <style:text-properties style:use-window-font-color="true" officeooo:rsid="0158924d" officeooo:paragraph-rsid="0158924d"/>
    </style:style>
    <style:style style:name="P63" style:family="paragraph" style:parent-style-name="Text_20_body">
      <style:text-properties style:use-window-font-color="true" officeooo:rsid="0158924d" officeooo:paragraph-rsid="0170adce"/>
    </style:style>
    <style:style style:name="P64" style:family="paragraph" style:parent-style-name="Text_20_body">
      <style:text-properties style:use-window-font-color="true" officeooo:rsid="0158924d" officeooo:paragraph-rsid="0175c3b1"/>
    </style:style>
    <style:style style:name="P65" style:family="paragraph" style:parent-style-name="Text_20_body">
      <style:text-properties style:use-window-font-color="true" officeooo:rsid="0158924d" officeooo:paragraph-rsid="01764882"/>
    </style:style>
    <style:style style:name="P66" style:family="paragraph" style:parent-style-name="Text_20_body">
      <style:text-properties style:use-window-font-color="true" officeooo:paragraph-rsid="002916af"/>
    </style:style>
    <style:style style:name="P67" style:family="paragraph" style:parent-style-name="Text_20_body">
      <style:text-properties style:use-window-font-color="true" officeooo:rsid="02ac9f4a" officeooo:paragraph-rsid="0001ebe6" fo:background-color="transparent"/>
    </style:style>
    <style:style style:name="P68" style:family="paragraph" style:parent-style-name="Text_20_body">
      <style:text-properties style:use-window-font-color="true" officeooo:rsid="02ac9f4a" officeooo:paragraph-rsid="02ff2bbe" fo:background-color="transparent"/>
    </style:style>
    <style:style style:name="P69" style:family="paragraph" style:parent-style-name="Text_20_body">
      <style:text-properties style:use-window-font-color="true" officeooo:rsid="02ac9f4a" officeooo:paragraph-rsid="0300abd1" fo:background-color="transparent"/>
    </style:style>
    <style:style style:name="P70" style:family="paragraph" style:parent-style-name="Text_20_body">
      <style:text-properties style:use-window-font-color="true" officeooo:rsid="02ac9f4a" officeooo:paragraph-rsid="0314ff7a" fo:background-color="transparent"/>
    </style:style>
    <style:style style:name="P71" style:family="paragraph" style:parent-style-name="Text_20_body">
      <style:text-properties style:use-window-font-color="true" officeooo:rsid="02ac9f4a" officeooo:paragraph-rsid="031736c0" fo:background-color="transparent"/>
    </style:style>
    <style:style style:name="P72" style:family="paragraph" style:parent-style-name="Text_20_body">
      <style:text-properties style:use-window-font-color="true" officeooo:rsid="0314ff7a" officeooo:paragraph-rsid="0316c3bb" fo:background-color="transparent"/>
    </style:style>
    <style:style style:name="P73" style:family="paragraph" style:parent-style-name="Text_20_body">
      <style:text-properties style:use-window-font-color="true" officeooo:rsid="0314ff7a" officeooo:paragraph-rsid="031736c0" fo:background-color="transparent"/>
    </style:style>
    <style:style style:name="P74" style:family="paragraph" style:parent-style-name="Text_20_body">
      <style:text-properties style:use-window-font-color="true" officeooo:rsid="0205f28c" officeooo:paragraph-rsid="020a1add"/>
    </style:style>
    <style:style style:name="P75" style:family="paragraph" style:parent-style-name="Text_20_body">
      <style:text-properties style:use-window-font-color="true" fo:font-weight="bold" officeooo:rsid="015dae12" officeooo:paragraph-rsid="01764882" style:font-weight-asian="bold" style:font-weight-complex="bold"/>
    </style:style>
    <style:style style:name="P76" style:family="paragraph" style:parent-style-name="Text_20_body">
      <style:text-properties style:use-window-font-color="true" fo:font-weight="bold" officeooo:rsid="015dae12" officeooo:paragraph-rsid="01738872" style:font-weight-asian="bold" style:font-weight-complex="bold"/>
    </style:style>
    <style:style style:name="P77" style:family="paragraph" style:parent-style-name="Text_20_body">
      <style:text-properties style:use-window-font-color="true" fo:font-weight="bold" officeooo:rsid="015dae12" officeooo:paragraph-rsid="016e4cd2" style:font-weight-asian="bold" style:font-weight-complex="bold"/>
    </style:style>
    <style:style style:name="P78" style:family="paragraph" style:parent-style-name="Text_20_body">
      <style:text-properties style:use-window-font-color="true" fo:font-weight="bold" officeooo:rsid="015dae12" officeooo:paragraph-rsid="015dae12" style:font-weight-asian="bold" style:font-weight-complex="bold"/>
    </style:style>
    <style:style style:name="P79" style:family="paragraph" style:parent-style-name="Text_20_body">
      <style:text-properties style:use-window-font-color="true" officeooo:rsid="008837eb" officeooo:paragraph-rsid="01764882"/>
    </style:style>
    <style:style style:name="P80" style:family="paragraph" style:parent-style-name="Text_20_body">
      <style:text-properties style:use-window-font-color="true" officeooo:rsid="008837eb" officeooo:paragraph-rsid="01738872"/>
    </style:style>
    <style:style style:name="P81" style:family="paragraph" style:parent-style-name="Text_20_body">
      <style:text-properties style:use-window-font-color="true" officeooo:rsid="008837eb" officeooo:paragraph-rsid="016e4cd2"/>
    </style:style>
    <style:style style:name="P82" style:family="paragraph" style:parent-style-name="Text_20_body">
      <style:text-properties style:use-window-font-color="true" officeooo:rsid="008837eb" officeooo:paragraph-rsid="0162f1f9"/>
    </style:style>
    <style:style style:name="P83" style:family="paragraph" style:parent-style-name="Text_20_body">
      <style:text-properties style:use-window-font-color="true" style:font-name="Consolas" fo:font-size="9.5pt" officeooo:paragraph-rsid="02f8cda1" style:font-size-asian="9.5pt"/>
    </style:style>
    <style:style style:name="P84" style:family="paragraph" style:parent-style-name="Text_20_body">
      <style:text-properties officeooo:rsid="01f40478" officeooo:paragraph-rsid="0001ebe6"/>
    </style:style>
    <style:style style:name="P85" style:family="paragraph" style:parent-style-name="Text_20_body">
      <style:text-properties officeooo:rsid="00e21985" officeooo:paragraph-rsid="0001ebe6"/>
    </style:style>
    <style:style style:name="P86" style:family="paragraph" style:parent-style-name="Text_20_body">
      <style:text-properties officeooo:rsid="00e21985" officeooo:paragraph-rsid="028fed47"/>
    </style:style>
    <style:style style:name="P87" style:family="paragraph" style:parent-style-name="Text_20_body">
      <style:text-properties officeooo:rsid="00e21985" officeooo:paragraph-rsid="02f6ee5c"/>
    </style:style>
    <style:style style:name="P88" style:family="paragraph" style:parent-style-name="Text_20_body">
      <style:text-properties officeooo:rsid="01ff009a" officeooo:paragraph-rsid="0001ebe6"/>
    </style:style>
    <style:style style:name="P89" style:family="paragraph" style:parent-style-name="Text_20_body">
      <style:text-properties officeooo:rsid="01ff009a" officeooo:paragraph-rsid="0186d01a"/>
    </style:style>
    <style:style style:name="P90" style:family="paragraph" style:parent-style-name="Text_20_body">
      <style:text-properties officeooo:rsid="006197b5" officeooo:paragraph-rsid="0001ebe6"/>
    </style:style>
    <style:style style:name="P91" style:family="paragraph" style:parent-style-name="Text_20_body">
      <style:text-properties officeooo:rsid="006197b5" officeooo:paragraph-rsid="01920bd2"/>
    </style:style>
    <style:style style:name="P92" style:family="paragraph" style:parent-style-name="Text_20_body">
      <style:text-properties officeooo:rsid="01f447aa" officeooo:paragraph-rsid="0001ebe6"/>
    </style:style>
    <style:style style:name="P93" style:family="paragraph" style:parent-style-name="Text_20_body">
      <style:text-properties style:text-underline-style="solid" style:text-underline-width="auto" style:text-underline-color="font-color" officeooo:rsid="00e9ee6c" officeooo:paragraph-rsid="0001ebe6"/>
    </style:style>
    <style:style style:name="P94" style:family="paragraph" style:parent-style-name="Text_20_body">
      <style:text-properties style:text-underline-style="solid" style:text-underline-width="auto" style:text-underline-color="font-color" officeooo:rsid="00747ff3" officeooo:paragraph-rsid="0077da84"/>
    </style:style>
    <style:style style:name="P95" style:family="paragraph" style:parent-style-name="Text_20_body">
      <style:text-properties officeooo:rsid="00d80ab5" officeooo:paragraph-rsid="0001ebe6"/>
    </style:style>
    <style:style style:name="P96" style:family="paragraph" style:parent-style-name="Text_20_body">
      <style:text-properties officeooo:rsid="011c9f84" officeooo:paragraph-rsid="0001ebe6"/>
    </style:style>
    <style:style style:name="P97" style:family="paragraph" style:parent-style-name="Text_20_body">
      <style:text-properties officeooo:rsid="00de644d" officeooo:paragraph-rsid="0001ebe6"/>
    </style:style>
    <style:style style:name="P98" style:family="paragraph" style:parent-style-name="Text_20_body">
      <style:text-properties officeooo:rsid="00ff14c4" officeooo:paragraph-rsid="0001ebe6"/>
    </style:style>
    <style:style style:name="P99" style:family="paragraph" style:parent-style-name="Text_20_body">
      <style:text-properties style:font-name="Consolas2" fo:font-size="9.5pt" style:font-size-asian="9.5pt" style:font-size-complex="9.5pt"/>
    </style:style>
    <style:style style:name="P100" style:family="paragraph" style:parent-style-name="Text_20_body">
      <style:text-properties style:font-name="Consolas2" fo:font-size="9.5pt" officeooo:paragraph-rsid="0001ebe6" style:font-size-asian="9.5pt" style:font-size-complex="9.5pt"/>
    </style:style>
    <style:style style:name="P101" style:family="paragraph" style:parent-style-name="Text_20_body">
      <style:text-properties style:font-name="Consolas2" fo:font-size="9.5pt" officeooo:rsid="0037741a" officeooo:paragraph-rsid="003d27a0" style:font-size-asian="9.5pt" style:font-size-complex="9.5pt"/>
    </style:style>
    <style:style style:name="P102" style:family="paragraph" style:parent-style-name="Text_20_body">
      <style:text-properties officeooo:rsid="00eab7f8" officeooo:paragraph-rsid="0001ebe6"/>
    </style:style>
    <style:style style:name="P103" style:family="paragraph" style:parent-style-name="Text_20_body">
      <style:text-properties officeooo:rsid="00eab7f8" officeooo:paragraph-rsid="018e3f98"/>
    </style:style>
    <style:style style:name="P104" style:family="paragraph" style:parent-style-name="Text_20_body">
      <style:text-properties officeooo:rsid="00f6ebcf" officeooo:paragraph-rsid="0001ebe6"/>
    </style:style>
    <style:style style:name="P105" style:family="paragraph" style:parent-style-name="Text_20_body">
      <style:text-properties officeooo:rsid="00f6ebcf" officeooo:paragraph-rsid="01928234"/>
    </style:style>
    <style:style style:name="P106" style:family="paragraph" style:parent-style-name="Text_20_body">
      <style:text-properties officeooo:rsid="00f6ebcf" officeooo:paragraph-rsid="029f827c"/>
    </style:style>
    <style:style style:name="P107" style:family="paragraph" style:parent-style-name="Text_20_body">
      <style:text-properties officeooo:rsid="00f6ebcf" officeooo:paragraph-rsid="02f6ee5c"/>
    </style:style>
    <style:style style:name="P108" style:family="paragraph" style:parent-style-name="Text_20_body">
      <style:text-properties officeooo:rsid="00f7af63" officeooo:paragraph-rsid="0001ebe6"/>
    </style:style>
    <style:style style:name="P109" style:family="paragraph" style:parent-style-name="Text_20_body">
      <style:text-properties officeooo:rsid="00f7af63" officeooo:paragraph-rsid="02f6ee5c"/>
    </style:style>
    <style:style style:name="P110" style:family="paragraph" style:parent-style-name="Text_20_body">
      <style:text-properties officeooo:rsid="00f99f69" officeooo:paragraph-rsid="0001ebe6"/>
    </style:style>
    <style:style style:name="P111" style:family="paragraph" style:parent-style-name="Text_20_body">
      <style:text-properties officeooo:rsid="00fcd3d6" officeooo:paragraph-rsid="0001ebe6"/>
    </style:style>
    <style:style style:name="P112" style:family="paragraph" style:parent-style-name="Text_20_body">
      <style:text-properties officeooo:rsid="00fcd3d6" officeooo:paragraph-rsid="0297fbbc"/>
    </style:style>
    <style:style style:name="P113" style:family="paragraph" style:parent-style-name="Text_20_body">
      <style:text-properties officeooo:rsid="01040c34" officeooo:paragraph-rsid="0001ebe6"/>
    </style:style>
    <style:style style:name="P114" style:family="paragraph" style:parent-style-name="Text_20_body">
      <style:text-properties officeooo:rsid="00ff7b52" officeooo:paragraph-rsid="0001ebe6"/>
    </style:style>
    <style:style style:name="P115" style:family="paragraph" style:parent-style-name="Text_20_body">
      <style:text-properties officeooo:rsid="01226e65" officeooo:paragraph-rsid="0001ebe6"/>
    </style:style>
    <style:style style:name="P116" style:family="paragraph" style:parent-style-name="Text_20_body">
      <style:text-properties officeooo:rsid="0120e904" officeooo:paragraph-rsid="0001ebe6"/>
    </style:style>
    <style:style style:name="P117" style:family="paragraph" style:parent-style-name="Text_20_body">
      <style:text-properties officeooo:rsid="0128a032" officeooo:paragraph-rsid="0001ebe6"/>
    </style:style>
    <style:style style:name="P118" style:family="paragraph" style:parent-style-name="Text_20_body">
      <style:text-properties officeooo:rsid="0128a032" officeooo:paragraph-rsid="029b7fce"/>
    </style:style>
    <style:style style:name="P119" style:family="paragraph" style:parent-style-name="Text_20_body">
      <style:text-properties officeooo:rsid="0129dedd" officeooo:paragraph-rsid="0001ebe6"/>
    </style:style>
    <style:style style:name="P120" style:family="paragraph" style:parent-style-name="Text_20_body">
      <style:text-properties officeooo:rsid="012abb86" officeooo:paragraph-rsid="0001ebe6"/>
    </style:style>
    <style:style style:name="P121" style:family="paragraph" style:parent-style-name="Text_20_body">
      <style:text-properties officeooo:rsid="013219eb" officeooo:paragraph-rsid="0001ebe6"/>
    </style:style>
    <style:style style:name="P122" style:family="paragraph" style:parent-style-name="Text_20_body">
      <style:text-properties officeooo:rsid="0134065f" officeooo:paragraph-rsid="0001ebe6"/>
    </style:style>
    <style:style style:name="P123" style:family="paragraph" style:parent-style-name="Text_20_body">
      <style:text-properties officeooo:rsid="0134065f" officeooo:paragraph-rsid="029b7fce"/>
    </style:style>
    <style:style style:name="P124" style:family="paragraph" style:parent-style-name="Text_20_body">
      <style:text-properties officeooo:rsid="0135cb95" officeooo:paragraph-rsid="0001ebe6"/>
    </style:style>
    <style:style style:name="P125" style:family="paragraph" style:parent-style-name="Text_20_body">
      <style:text-properties officeooo:rsid="0138e8ac" officeooo:paragraph-rsid="0001ebe6"/>
    </style:style>
    <style:style style:name="P126" style:family="paragraph" style:parent-style-name="Text_20_body">
      <style:text-properties officeooo:rsid="0143696e" officeooo:paragraph-rsid="0001ebe6"/>
    </style:style>
    <style:style style:name="P127" style:family="paragraph" style:parent-style-name="Text_20_body">
      <style:text-properties officeooo:rsid="0143696e" officeooo:paragraph-rsid="01a272b8"/>
    </style:style>
    <style:style style:name="P128" style:family="paragraph" style:parent-style-name="Text_20_body">
      <style:text-properties officeooo:rsid="008016d6" officeooo:paragraph-rsid="0001ebe6"/>
    </style:style>
    <style:style style:name="P129" style:family="paragraph" style:parent-style-name="Text_20_body">
      <style:text-properties officeooo:rsid="0159c307" officeooo:paragraph-rsid="0001ebe6"/>
    </style:style>
    <style:style style:name="P130" style:family="paragraph" style:parent-style-name="Text_20_body">
      <style:text-properties officeooo:rsid="0159c307" officeooo:paragraph-rsid="01a4e42b"/>
    </style:style>
    <style:style style:name="P131" style:family="paragraph" style:parent-style-name="Text_20_body">
      <style:text-properties officeooo:rsid="0159c307" officeooo:paragraph-rsid="029bbd91"/>
    </style:style>
    <style:style style:name="P132" style:family="paragraph" style:parent-style-name="Text_20_body">
      <style:text-properties officeooo:rsid="015f1fb5" officeooo:paragraph-rsid="0001ebe6"/>
    </style:style>
    <style:style style:name="P133" style:family="paragraph" style:parent-style-name="Text_20_body">
      <style:text-properties officeooo:rsid="0162a096" officeooo:paragraph-rsid="0001ebe6"/>
    </style:style>
    <style:style style:name="P134" style:family="paragraph" style:parent-style-name="Text_20_body">
      <style:text-properties officeooo:rsid="0166440a" officeooo:paragraph-rsid="0001ebe6"/>
    </style:style>
    <style:style style:name="P135" style:family="paragraph" style:parent-style-name="Text_20_body">
      <style:text-properties officeooo:rsid="01688569" officeooo:paragraph-rsid="0001ebe6"/>
    </style:style>
    <style:style style:name="P136" style:family="paragraph" style:parent-style-name="Text_20_body">
      <style:text-properties officeooo:rsid="0176b579" officeooo:paragraph-rsid="0001ebe6"/>
    </style:style>
    <style:style style:name="P137" style:family="paragraph" style:parent-style-name="Text_20_body">
      <style:text-properties officeooo:rsid="01799d74" officeooo:paragraph-rsid="0001ebe6"/>
    </style:style>
    <style:style style:name="P138" style:family="paragraph" style:parent-style-name="Text_20_body">
      <style:text-properties fo:color="#b2b2b2" officeooo:paragraph-rsid="0001ebe6"/>
    </style:style>
    <style:style style:name="P139" style:family="paragraph" style:parent-style-name="Text_20_body">
      <style:text-properties officeooo:rsid="0188da14" officeooo:paragraph-rsid="0001ebe6"/>
    </style:style>
    <style:style style:name="P140" style:family="paragraph" style:parent-style-name="Text_20_body">
      <style:text-properties officeooo:rsid="014eff73" officeooo:paragraph-rsid="0001ebe6"/>
    </style:style>
    <style:style style:name="P141" style:family="paragraph" style:parent-style-name="Text_20_body">
      <style:text-properties officeooo:rsid="014d0fcf" officeooo:paragraph-rsid="0001ebe6"/>
    </style:style>
    <style:style style:name="P142" style:family="paragraph" style:parent-style-name="Text_20_body">
      <style:text-properties officeooo:rsid="01503189" officeooo:paragraph-rsid="0001ebe6"/>
    </style:style>
    <style:style style:name="P143" style:family="paragraph" style:parent-style-name="Text_20_body">
      <style:text-properties officeooo:rsid="01a74264" officeooo:paragraph-rsid="0001ebe6"/>
    </style:style>
    <style:style style:name="P144" style:family="paragraph" style:parent-style-name="Text_20_body">
      <style:text-properties officeooo:rsid="01a74264" officeooo:paragraph-rsid="02f6ee5c"/>
    </style:style>
    <style:style style:name="P145" style:family="paragraph" style:parent-style-name="Text_20_body">
      <style:text-properties officeooo:rsid="01a89a81" officeooo:paragraph-rsid="0001ebe6"/>
    </style:style>
    <style:style style:name="P146" style:family="paragraph" style:parent-style-name="Text_20_body">
      <style:text-properties officeooo:rsid="01a98066" officeooo:paragraph-rsid="0001ebe6"/>
    </style:style>
    <style:style style:name="P147" style:family="paragraph" style:parent-style-name="Text_20_body">
      <style:text-properties officeooo:rsid="01a98066" officeooo:paragraph-rsid="002e26d0"/>
    </style:style>
    <style:style style:name="P148" style:family="paragraph" style:parent-style-name="Text_20_body">
      <style:text-properties officeooo:rsid="01ab5474" officeooo:paragraph-rsid="0001ebe6"/>
    </style:style>
    <style:style style:name="P149" style:family="paragraph" style:parent-style-name="Text_20_body">
      <style:text-properties officeooo:rsid="01a9a01d" officeooo:paragraph-rsid="0001ebe6"/>
    </style:style>
    <style:style style:name="P150" style:family="paragraph" style:parent-style-name="Text_20_body">
      <style:text-properties officeooo:rsid="0197ad12" officeooo:paragraph-rsid="0001ebe6"/>
    </style:style>
    <style:style style:name="P151" style:family="paragraph" style:parent-style-name="Text_20_body">
      <style:text-properties officeooo:rsid="01a4755d" officeooo:paragraph-rsid="0001ebe6"/>
    </style:style>
    <style:style style:name="P152" style:family="paragraph" style:parent-style-name="Text_20_body">
      <style:text-properties officeooo:rsid="01a6b27a" officeooo:paragraph-rsid="0001ebe6"/>
    </style:style>
    <style:style style:name="P153" style:family="paragraph" style:parent-style-name="Text_20_body">
      <style:text-properties officeooo:rsid="01cde689" officeooo:paragraph-rsid="0001ebe6"/>
    </style:style>
    <style:style style:name="P154" style:family="paragraph" style:parent-style-name="Text_20_body">
      <style:text-properties officeooo:rsid="00833035" officeooo:paragraph-rsid="0001ebe6"/>
    </style:style>
    <style:style style:name="P155" style:family="paragraph" style:parent-style-name="Text_20_body">
      <style:paragraph-properties fo:text-align="center" style:justify-single-word="false"/>
      <style:text-properties officeooo:rsid="00833035" officeooo:paragraph-rsid="0001ebe6"/>
    </style:style>
    <style:style style:name="P156" style:family="paragraph" style:parent-style-name="Text_20_body">
      <style:text-properties officeooo:rsid="00833035" officeooo:paragraph-rsid="02d94911"/>
    </style:style>
    <style:style style:name="P157" style:family="paragraph" style:parent-style-name="Text_20_body">
      <style:text-properties officeooo:rsid="00833035" officeooo:paragraph-rsid="02da3ccd"/>
    </style:style>
    <style:style style:name="P158" style:family="paragraph" style:parent-style-name="Text_20_body">
      <style:text-properties officeooo:rsid="02a9b37e" officeooo:paragraph-rsid="0001ebe6"/>
    </style:style>
    <style:style style:name="P159" style:family="paragraph" style:parent-style-name="Text_20_body">
      <style:text-properties officeooo:rsid="02c0ea33" officeooo:paragraph-rsid="0001ebe6"/>
    </style:style>
    <style:style style:name="P160" style:family="paragraph" style:parent-style-name="Text_20_body">
      <style:text-properties officeooo:rsid="03005c8c" officeooo:paragraph-rsid="0001ebe6"/>
    </style:style>
    <style:style style:name="P161" style:family="paragraph" style:parent-style-name="Text_20_body">
      <style:text-properties officeooo:rsid="02fd4391" officeooo:paragraph-rsid="0001ebe6"/>
    </style:style>
    <style:style style:name="P162" style:family="paragraph" style:parent-style-name="Text_20_body">
      <style:text-properties officeooo:rsid="02fd4391" officeooo:paragraph-rsid="01bac95c"/>
    </style:style>
    <style:style style:name="P163" style:family="paragraph" style:parent-style-name="Text_20_body">
      <style:text-properties officeooo:rsid="03020084" officeooo:paragraph-rsid="0001ebe6"/>
    </style:style>
    <style:style style:name="P164" style:family="paragraph" style:parent-style-name="Text_20_body">
      <style:text-properties officeooo:rsid="000c5dd5" officeooo:paragraph-rsid="0001ebe6"/>
    </style:style>
    <style:style style:name="P165" style:family="paragraph" style:parent-style-name="Text_20_body">
      <style:text-properties officeooo:rsid="00844930" officeooo:paragraph-rsid="0001ebe6"/>
    </style:style>
    <style:style style:name="P166" style:family="paragraph" style:parent-style-name="Text_20_body">
      <style:text-properties officeooo:rsid="00844930" officeooo:paragraph-rsid="02f52730"/>
    </style:style>
    <style:style style:name="P167" style:family="paragraph" style:parent-style-name="Text_20_body">
      <style:text-properties officeooo:rsid="02bacb72" officeooo:paragraph-rsid="0001ebe6"/>
    </style:style>
    <style:style style:name="P168" style:family="paragraph" style:parent-style-name="Text_20_body">
      <style:text-properties officeooo:rsid="02bacb72" officeooo:paragraph-rsid="02f6ee5c"/>
    </style:style>
    <style:style style:name="P169" style:family="paragraph" style:parent-style-name="Text_20_body">
      <style:text-properties officeooo:rsid="02b14659" officeooo:paragraph-rsid="0001ebe6"/>
    </style:style>
    <style:style style:name="P170" style:family="paragraph" style:parent-style-name="Text_20_body">
      <style:text-properties officeooo:rsid="02b14659" officeooo:paragraph-rsid="02f52730"/>
    </style:style>
    <style:style style:name="P171" style:family="paragraph" style:parent-style-name="Text_20_body">
      <style:text-properties officeooo:rsid="02b14659" officeooo:paragraph-rsid="02ff2bbe"/>
    </style:style>
    <style:style style:name="P172" style:family="paragraph" style:parent-style-name="Text_20_body">
      <style:text-properties officeooo:rsid="02b14659" officeooo:paragraph-rsid="0300abd1"/>
    </style:style>
    <style:style style:name="P173" style:family="paragraph" style:parent-style-name="Text_20_body">
      <style:text-properties officeooo:rsid="02b14659" officeooo:paragraph-rsid="0314ff7a"/>
    </style:style>
    <style:style style:name="P174" style:family="paragraph" style:parent-style-name="Text_20_body">
      <style:text-properties officeooo:rsid="02b14659" officeooo:paragraph-rsid="031736c0"/>
    </style:style>
    <style:style style:name="P175" style:family="paragraph" style:parent-style-name="Text_20_body">
      <style:text-properties officeooo:rsid="02ac9f4a" officeooo:paragraph-rsid="0001ebe6"/>
    </style:style>
    <style:style style:name="P176" style:family="paragraph" style:parent-style-name="Text_20_body">
      <style:text-properties officeooo:rsid="02ac9f4a" officeooo:paragraph-rsid="02f52730"/>
    </style:style>
    <style:style style:name="P177" style:family="paragraph" style:parent-style-name="Text_20_body">
      <style:text-properties officeooo:rsid="02b18b6c" officeooo:paragraph-rsid="0001ebe6"/>
    </style:style>
    <style:style style:name="P178" style:family="paragraph" style:parent-style-name="Text_20_body">
      <style:text-properties officeooo:rsid="02b18b6c" officeooo:paragraph-rsid="02f52730"/>
    </style:style>
    <style:style style:name="P179" style:family="paragraph" style:parent-style-name="Text_20_body">
      <style:text-properties officeooo:rsid="02b18b6c" officeooo:paragraph-rsid="02ff2bbe"/>
    </style:style>
    <style:style style:name="P180" style:family="paragraph" style:parent-style-name="Text_20_body">
      <style:text-properties officeooo:rsid="02b18b6c" officeooo:paragraph-rsid="0300abd1"/>
    </style:style>
    <style:style style:name="P181" style:family="paragraph" style:parent-style-name="Text_20_body">
      <style:text-properties officeooo:rsid="02b18b6c" officeooo:paragraph-rsid="0314ff7a"/>
    </style:style>
    <style:style style:name="P182" style:family="paragraph" style:parent-style-name="Text_20_body">
      <style:text-properties officeooo:rsid="02b18b6c" officeooo:paragraph-rsid="031736c0"/>
    </style:style>
    <style:style style:name="P183" style:family="paragraph" style:parent-style-name="Text_20_body">
      <style:text-properties officeooo:rsid="02b56fa5" officeooo:paragraph-rsid="0001ebe6"/>
    </style:style>
    <style:style style:name="P184" style:family="paragraph" style:parent-style-name="Text_20_body">
      <style:text-properties officeooo:rsid="02b56fa5" officeooo:paragraph-rsid="02f52730"/>
    </style:style>
    <style:style style:name="P185" style:family="paragraph" style:parent-style-name="Text_20_body">
      <style:text-properties officeooo:rsid="02b56fa5" officeooo:paragraph-rsid="02ff2bbe"/>
    </style:style>
    <style:style style:name="P186" style:family="paragraph" style:parent-style-name="Text_20_body">
      <style:text-properties officeooo:rsid="02b56fa5" officeooo:paragraph-rsid="0300abd1"/>
    </style:style>
    <style:style style:name="P187" style:family="paragraph" style:parent-style-name="Text_20_body">
      <style:text-properties officeooo:rsid="02b56fa5" officeooo:paragraph-rsid="0314ff7a"/>
    </style:style>
    <style:style style:name="P188" style:family="paragraph" style:parent-style-name="Text_20_body">
      <style:text-properties officeooo:rsid="02b56fa5" officeooo:paragraph-rsid="031736c0"/>
    </style:style>
    <style:style style:name="P189" style:family="paragraph" style:parent-style-name="Text_20_body">
      <style:text-properties officeooo:rsid="02cfe803" officeooo:paragraph-rsid="0001ebe6"/>
    </style:style>
    <style:style style:name="P190" style:family="paragraph" style:parent-style-name="Text_20_body">
      <style:text-properties officeooo:rsid="02d14c27" officeooo:paragraph-rsid="0001ebe6"/>
    </style:style>
    <style:style style:name="P191" style:family="paragraph" style:parent-style-name="Text_20_body">
      <style:text-properties fo:color="#000000" style:font-name="Liberation Serif" fo:font-size="12pt" officeooo:rsid="009f75f1" officeooo:paragraph-rsid="0001ebe6" style:font-size-asian="12pt" style:font-size-complex="12pt"/>
    </style:style>
    <style:style style:name="P192" style:family="paragraph" style:parent-style-name="Text_20_body">
      <style:text-properties fo:color="#000000" style:font-name="Liberation Serif" fo:font-size="12pt" officeooo:rsid="009f75f1" officeooo:paragraph-rsid="00365225" style:font-size-asian="12pt" style:font-size-complex="12pt"/>
    </style:style>
    <style:style style:name="P193" style:family="paragraph" style:parent-style-name="Text_20_body">
      <style:text-properties fo:color="#000000" style:font-name="Liberation Serif" fo:font-size="12pt" officeooo:rsid="009f75f1" officeooo:paragraph-rsid="008de974" style:font-size-asian="12pt" style:font-size-complex="12pt"/>
    </style:style>
    <style:style style:name="P194" style:family="paragraph" style:parent-style-name="Text_20_body">
      <style:text-properties fo:color="#000000" style:font-name="Liberation Serif" fo:font-size="12pt" officeooo:rsid="009f75f1" officeooo:paragraph-rsid="0091661d" style:font-size-asian="12pt" style:font-size-complex="12pt"/>
    </style:style>
    <style:style style:name="P195" style:family="paragraph" style:parent-style-name="Text_20_body">
      <style:text-properties fo:color="#000000" style:font-name="Liberation Serif" fo:font-size="12pt" officeooo:rsid="009f75f1" officeooo:paragraph-rsid="009c035a" style:font-size-asian="12pt" style:font-size-complex="12pt"/>
    </style:style>
    <style:style style:name="P196" style:family="paragraph" style:parent-style-name="Text_20_body">
      <style:text-properties fo:color="#000000" style:font-name="Liberation Serif" fo:font-size="12pt" officeooo:rsid="009f75f1" officeooo:paragraph-rsid="00a1c73b" style:font-size-asian="12pt" style:font-size-complex="12pt"/>
    </style:style>
    <style:style style:name="P197" style:family="paragraph" style:parent-style-name="Text_20_body">
      <style:text-properties fo:color="#000000" style:font-name="Liberation Serif" fo:font-size="12pt" officeooo:rsid="009f75f1" officeooo:paragraph-rsid="00d085f0" style:font-size-asian="12pt" style:font-size-complex="12pt"/>
    </style:style>
    <style:style style:name="P198" style:family="paragraph" style:parent-style-name="Text_20_body">
      <style:text-properties fo:color="#000000" style:font-name="Liberation Serif" fo:font-size="12pt" officeooo:rsid="009f75f1" officeooo:paragraph-rsid="00e0ec70" style:font-size-asian="12pt" style:font-size-complex="12pt"/>
    </style:style>
    <style:style style:name="P199" style:family="paragraph" style:parent-style-name="Text_20_body">
      <style:text-properties fo:color="#000000" style:font-name="Liberation Serif" fo:font-size="12pt" officeooo:rsid="009f75f1" officeooo:paragraph-rsid="00e7d366" style:font-size-asian="12pt" style:font-size-complex="12pt"/>
    </style:style>
    <style:style style:name="P200" style:family="paragraph" style:parent-style-name="Text_20_body">
      <style:text-properties fo:color="#000000" style:font-name="Liberation Serif" fo:font-size="12pt" officeooo:rsid="009f75f1" officeooo:paragraph-rsid="00e92f73" style:font-size-asian="12pt" style:font-size-complex="12pt"/>
    </style:style>
    <style:style style:name="P201" style:family="paragraph" style:parent-style-name="Text_20_body">
      <style:text-properties fo:color="#000000" style:font-name="Liberation Serif" fo:font-size="12pt" officeooo:rsid="009f75f1" officeooo:paragraph-rsid="00eab174" style:font-size-asian="12pt" style:font-size-complex="12pt"/>
    </style:style>
    <style:style style:name="P202" style:family="paragraph" style:parent-style-name="Text_20_body">
      <style:text-properties fo:color="#000000" style:font-name="Liberation Serif" fo:font-size="12pt" officeooo:rsid="009f75f1" officeooo:paragraph-rsid="00ec58a9" style:font-size-asian="12pt" style:font-size-complex="12pt"/>
    </style:style>
    <style:style style:name="P203" style:family="paragraph" style:parent-style-name="Text_20_body">
      <style:text-properties fo:color="#000000" style:font-name="Liberation Serif" fo:font-size="12pt" officeooo:rsid="009f75f1" officeooo:paragraph-rsid="011d4b35" style:font-size-asian="12pt" style:font-size-complex="12pt"/>
    </style:style>
    <style:style style:name="P204" style:family="paragraph" style:parent-style-name="Text_20_body">
      <style:text-properties fo:color="#000000" style:font-name="Liberation Serif" fo:font-size="12pt" officeooo:rsid="009f75f1" officeooo:paragraph-rsid="011de8ea" style:font-size-asian="12pt" style:font-size-complex="12pt"/>
    </style:style>
    <style:style style:name="P205" style:family="paragraph" style:parent-style-name="Text_20_body">
      <style:text-properties fo:color="#000000" style:font-name="Liberation Serif" fo:font-size="12pt" officeooo:rsid="009f75f1" officeooo:paragraph-rsid="01216f08" style:font-size-asian="12pt" style:font-size-complex="12pt"/>
    </style:style>
    <style:style style:name="P206" style:family="paragraph" style:parent-style-name="Text_20_body">
      <style:text-properties fo:color="#000000" style:font-name="Liberation Serif" fo:font-size="12pt" officeooo:rsid="009f75f1" officeooo:paragraph-rsid="012312e6" style:font-size-asian="12pt" style:font-size-complex="12pt"/>
    </style:style>
    <style:style style:name="P207" style:family="paragraph" style:parent-style-name="Text_20_body">
      <style:text-properties fo:color="#000000" style:font-name="Liberation Serif" fo:font-size="12pt" officeooo:rsid="009f75f1" officeooo:paragraph-rsid="012f1f11" style:font-size-asian="12pt" style:font-size-complex="12pt"/>
    </style:style>
    <style:style style:name="P208" style:family="paragraph" style:parent-style-name="Text_20_body">
      <style:text-properties fo:color="#000000" style:font-name="Liberation Serif" fo:font-size="12pt" officeooo:rsid="009f75f1" officeooo:paragraph-rsid="012f3f1f" style:font-size-asian="12pt" style:font-size-complex="12pt"/>
    </style:style>
    <style:style style:name="P209" style:family="paragraph" style:parent-style-name="Text_20_body">
      <style:text-properties fo:color="#000000" style:font-name="Liberation Serif" fo:font-size="12pt" officeooo:rsid="009f75f1" officeooo:paragraph-rsid="022e74d1" style:font-size-asian="12pt" style:font-size-complex="12pt"/>
    </style:style>
    <style:style style:name="P210" style:family="paragraph" style:parent-style-name="Text_20_body">
      <style:text-properties fo:color="#000000" style:font-name="Liberation Serif" fo:font-size="12pt" officeooo:rsid="009f75f1" officeooo:paragraph-rsid="02f52730" style:font-size-asian="12pt" style:font-size-complex="12pt"/>
    </style:style>
    <style:style style:name="P211" style:family="paragraph" style:parent-style-name="Text_20_body">
      <style:text-properties fo:color="#000000" style:font-name="Liberation Serif" fo:font-size="12pt" officeooo:rsid="009f75f1" officeooo:paragraph-rsid="02f65567" style:font-size-asian="12pt" style:font-size-complex="12pt"/>
    </style:style>
    <style:style style:name="P212" style:family="paragraph" style:parent-style-name="Text_20_body">
      <style:text-properties fo:color="#000000" style:font-name="Liberation Serif" fo:font-size="12pt" officeooo:rsid="009f75f1" officeooo:paragraph-rsid="02f8cda1" style:font-size-asian="12pt" style:font-size-complex="12pt"/>
    </style:style>
    <style:style style:name="P213" style:family="paragraph" style:parent-style-name="Text_20_body">
      <style:text-properties fo:color="#000000" style:font-name="Liberation Serif" fo:font-size="12pt" officeooo:rsid="009f75f1" officeooo:paragraph-rsid="02fe1ccb" style:font-size-asian="12pt" style:font-size-complex="12pt"/>
    </style:style>
    <style:style style:name="P214" style:family="paragraph" style:parent-style-name="Text_20_body">
      <style:text-properties fo:color="#000000" style:font-name="Liberation Serif" fo:font-size="12pt" officeooo:rsid="009f75f1" officeooo:paragraph-rsid="02ff2bbe" style:font-size-asian="12pt" style:font-size-complex="12pt"/>
    </style:style>
    <style:style style:name="P215" style:family="paragraph" style:parent-style-name="Text_20_body">
      <style:text-properties fo:color="#000000" style:font-name="Liberation Serif" fo:font-size="12pt" officeooo:rsid="009f75f1" officeooo:paragraph-rsid="0300abd1" style:font-size-asian="12pt" style:font-size-complex="12pt"/>
    </style:style>
    <style:style style:name="P216" style:family="paragraph" style:parent-style-name="Text_20_body">
      <style:text-properties fo:color="#000000" style:font-name="Liberation Serif" fo:font-size="12pt" officeooo:rsid="009f75f1" officeooo:paragraph-rsid="0314ff7a" style:font-size-asian="12pt" style:font-size-complex="12pt"/>
    </style:style>
    <style:style style:name="P217" style:family="paragraph" style:parent-style-name="Text_20_body">
      <style:text-properties fo:color="#000000" style:font-name="Liberation Serif" fo:font-size="12pt" officeooo:rsid="009f75f1" officeooo:paragraph-rsid="031736c0" style:font-size-asian="12pt" style:font-size-complex="12pt"/>
    </style:style>
    <style:style style:name="P218" style:family="paragraph" style:parent-style-name="Text_20_body">
      <style:text-properties fo:color="#000000" style:font-name="Liberation Serif" fo:font-size="12pt" officeooo:rsid="02d14c27" officeooo:paragraph-rsid="0001ebe6" style:font-size-asian="12pt" style:font-size-complex="12pt"/>
    </style:style>
    <style:style style:name="P219" style:family="paragraph" style:parent-style-name="Text_20_body">
      <style:text-properties fo:color="#000000" style:font-name="Liberation Serif" fo:font-size="12pt" officeooo:rsid="02d2d7a5" officeooo:paragraph-rsid="0001ebe6" style:font-size-asian="12pt" style:font-size-complex="12pt"/>
    </style:style>
    <style:style style:name="P220" style:family="paragraph" style:parent-style-name="Text_20_body">
      <style:text-properties fo:color="#000000" style:font-name="Liberation Serif" fo:font-size="12pt" officeooo:rsid="021cdee2" officeooo:paragraph-rsid="0001ebe6" style:font-size-asian="12pt" style:font-size-complex="12pt"/>
    </style:style>
    <style:style style:name="P221" style:family="paragraph" style:parent-style-name="Text_20_body">
      <style:text-properties fo:color="#000000" style:font-name="Liberation Serif" fo:font-size="12pt" officeooo:rsid="00a7e28a" officeooo:paragraph-rsid="0001ebe6" style:font-size-asian="12pt" style:font-size-complex="12pt"/>
    </style:style>
    <style:style style:name="P222" style:family="paragraph" style:parent-style-name="Text_20_body">
      <style:text-properties fo:color="#000000" style:font-name="Liberation Serif" fo:font-size="12pt" officeooo:rsid="00a7e28a" officeooo:paragraph-rsid="00365225" style:font-size-asian="12pt" style:font-size-complex="12pt"/>
    </style:style>
    <style:style style:name="P223" style:family="paragraph" style:parent-style-name="Text_20_body">
      <style:text-properties fo:color="#000000" style:font-name="Liberation Serif" fo:font-size="12pt" officeooo:rsid="00a7e28a" officeooo:paragraph-rsid="008de974" style:font-size-asian="12pt" style:font-size-complex="12pt"/>
    </style:style>
    <style:style style:name="P224" style:family="paragraph" style:parent-style-name="Text_20_body">
      <style:text-properties fo:color="#000000" style:font-name="Liberation Serif" fo:font-size="12pt" officeooo:rsid="00a7e28a" officeooo:paragraph-rsid="009c035a" style:font-size-asian="12pt" style:font-size-complex="12pt"/>
    </style:style>
    <style:style style:name="P225" style:family="paragraph" style:parent-style-name="Text_20_body">
      <style:text-properties fo:color="#000000" style:font-name="Liberation Serif" fo:font-size="12pt" officeooo:rsid="00a7e28a" officeooo:paragraph-rsid="00dea1e4" style:font-size-asian="12pt" style:font-size-complex="12pt"/>
    </style:style>
    <style:style style:name="P226" style:family="paragraph" style:parent-style-name="Text_20_body">
      <style:text-properties fo:color="#000000" style:font-name="Liberation Serif" fo:font-size="12pt" officeooo:rsid="00a7e28a" officeooo:paragraph-rsid="00e0ec70" style:font-size-asian="12pt" style:font-size-complex="12pt"/>
    </style:style>
    <style:style style:name="P227" style:family="paragraph" style:parent-style-name="Text_20_body">
      <style:text-properties fo:color="#000000" style:font-name="Liberation Serif" fo:font-size="12pt" officeooo:rsid="00a7e28a" officeooo:paragraph-rsid="00e6abd1" style:font-size-asian="12pt" style:font-size-complex="12pt"/>
    </style:style>
    <style:style style:name="P228" style:family="paragraph" style:parent-style-name="Text_20_body">
      <style:text-properties fo:color="#000000" style:font-name="Liberation Serif" fo:font-size="12pt" officeooo:rsid="00a7e28a" officeooo:paragraph-rsid="00e7d366" style:font-size-asian="12pt" style:font-size-complex="12pt"/>
    </style:style>
    <style:style style:name="P229" style:family="paragraph" style:parent-style-name="Text_20_body">
      <style:text-properties fo:color="#000000" style:font-name="Liberation Serif" fo:font-size="12pt" officeooo:rsid="00a7e28a" officeooo:paragraph-rsid="00e92f73" style:font-size-asian="12pt" style:font-size-complex="12pt"/>
    </style:style>
    <style:style style:name="P230" style:family="paragraph" style:parent-style-name="Text_20_body">
      <style:text-properties fo:color="#000000" style:font-name="Liberation Serif" fo:font-size="12pt" officeooo:rsid="00a7e28a" officeooo:paragraph-rsid="00ee50d2" style:font-size-asian="12pt" style:font-size-complex="12pt"/>
    </style:style>
    <style:style style:name="P231" style:family="paragraph" style:parent-style-name="Text_20_body">
      <style:text-properties fo:color="#000000" style:font-name="Liberation Serif" fo:font-size="12pt" officeooo:rsid="00a7e28a" officeooo:paragraph-rsid="02031eff" style:font-size-asian="12pt" style:font-size-complex="12pt"/>
    </style:style>
    <style:style style:name="P232" style:family="paragraph" style:parent-style-name="Text_20_body">
      <style:text-properties fo:color="#000000" style:font-name="Liberation Serif" fo:font-size="12pt" officeooo:rsid="00a7e28a" officeooo:paragraph-rsid="022e74d1" style:font-size-asian="12pt" style:font-size-complex="12pt"/>
    </style:style>
    <style:style style:name="P233" style:family="paragraph" style:parent-style-name="Text_20_body">
      <style:text-properties fo:color="#000000" style:font-name="Liberation Serif" fo:font-size="12pt" officeooo:rsid="022d5790" officeooo:paragraph-rsid="0001ebe6" style:font-size-asian="12pt" style:font-size-complex="12pt"/>
    </style:style>
    <style:style style:name="P234" style:family="paragraph" style:parent-style-name="Text_20_body">
      <style:text-properties fo:color="#000000" style:font-name="Liberation Serif" fo:font-size="12pt" officeooo:rsid="00a5c257" officeooo:paragraph-rsid="0001ebe6" style:font-size-asian="12pt" style:font-size-complex="12pt"/>
    </style:style>
    <style:style style:name="P235" style:family="paragraph" style:parent-style-name="Text_20_body">
      <style:text-properties fo:color="#000000" style:font-name="Liberation Serif" fo:font-size="12pt" officeooo:rsid="00a5c257" officeooo:paragraph-rsid="00365225" style:font-size-asian="12pt" style:font-size-complex="12pt"/>
    </style:style>
    <style:style style:name="P236" style:family="paragraph" style:parent-style-name="Text_20_body">
      <style:text-properties fo:color="#000000" style:font-name="Liberation Serif" fo:font-size="12pt" officeooo:rsid="00a5c257" officeooo:paragraph-rsid="008de974" style:font-size-asian="12pt" style:font-size-complex="12pt"/>
    </style:style>
    <style:style style:name="P237" style:family="paragraph" style:parent-style-name="Text_20_body">
      <style:text-properties fo:color="#000000" style:font-name="Liberation Serif" fo:font-size="12pt" officeooo:rsid="00a5c257" officeooo:paragraph-rsid="009c035a" style:font-size-asian="12pt" style:font-size-complex="12pt"/>
    </style:style>
    <style:style style:name="P238" style:family="paragraph" style:parent-style-name="Text_20_body">
      <style:text-properties fo:color="#000000" style:font-name="Liberation Serif" fo:font-size="12pt" officeooo:rsid="00a5c257" officeooo:paragraph-rsid="00a1c73b" style:font-size-asian="12pt" style:font-size-complex="12pt"/>
    </style:style>
    <style:style style:name="P239" style:family="paragraph" style:parent-style-name="Text_20_body">
      <style:text-properties fo:color="#000000" style:font-name="Liberation Serif" fo:font-size="12pt" officeooo:rsid="00a5c257" officeooo:paragraph-rsid="00d085f0" style:font-size-asian="12pt" style:font-size-complex="12pt"/>
    </style:style>
    <style:style style:name="P240" style:family="paragraph" style:parent-style-name="Text_20_body">
      <style:text-properties fo:color="#000000" style:font-name="Liberation Serif" fo:font-size="12pt" officeooo:rsid="00a5c257" officeooo:paragraph-rsid="00dc5d08" style:font-size-asian="12pt" style:font-size-complex="12pt"/>
    </style:style>
    <style:style style:name="P241" style:family="paragraph" style:parent-style-name="Text_20_body">
      <style:text-properties fo:color="#000000" style:font-name="Liberation Serif" fo:font-size="12pt" officeooo:rsid="00a5c257" officeooo:paragraph-rsid="00dea1e4" style:font-size-asian="12pt" style:font-size-complex="12pt"/>
    </style:style>
    <style:style style:name="P242" style:family="paragraph" style:parent-style-name="Text_20_body">
      <style:text-properties fo:color="#000000" style:font-name="Liberation Serif" fo:font-size="12pt" officeooo:rsid="00a5c257" officeooo:paragraph-rsid="00e0ec70" style:font-size-asian="12pt" style:font-size-complex="12pt"/>
    </style:style>
    <style:style style:name="P243" style:family="paragraph" style:parent-style-name="Text_20_body">
      <style:text-properties fo:color="#000000" style:font-name="Liberation Serif" fo:font-size="12pt" officeooo:rsid="00a5c257" officeooo:paragraph-rsid="00e6abd1" style:font-size-asian="12pt" style:font-size-complex="12pt"/>
    </style:style>
    <style:style style:name="P244" style:family="paragraph" style:parent-style-name="Text_20_body">
      <style:text-properties fo:color="#000000" style:font-name="Liberation Serif" fo:font-size="12pt" officeooo:rsid="00a5c257" officeooo:paragraph-rsid="00e7d366" style:font-size-asian="12pt" style:font-size-complex="12pt"/>
    </style:style>
    <style:style style:name="P245" style:family="paragraph" style:parent-style-name="Text_20_body">
      <style:text-properties fo:color="#000000" style:font-name="Liberation Serif" fo:font-size="12pt" officeooo:rsid="00a5c257" officeooo:paragraph-rsid="00e92f73" style:font-size-asian="12pt" style:font-size-complex="12pt"/>
    </style:style>
    <style:style style:name="P246" style:family="paragraph" style:parent-style-name="Text_20_body">
      <style:text-properties fo:color="#000000" style:font-name="Liberation Serif" fo:font-size="12pt" officeooo:rsid="00a5c257" officeooo:paragraph-rsid="00eab174" style:font-size-asian="12pt" style:font-size-complex="12pt"/>
    </style:style>
    <style:style style:name="P247" style:family="paragraph" style:parent-style-name="Text_20_body">
      <style:text-properties fo:color="#000000" style:font-name="Liberation Serif" fo:font-size="12pt" officeooo:rsid="00a5c257" officeooo:paragraph-rsid="00ec58a9" style:font-size-asian="12pt" style:font-size-complex="12pt"/>
    </style:style>
    <style:style style:name="P248" style:family="paragraph" style:parent-style-name="Text_20_body">
      <style:text-properties fo:color="#000000" style:font-name="Liberation Serif" fo:font-size="12pt" officeooo:rsid="00a5c257" officeooo:paragraph-rsid="00ee50d2" style:font-size-asian="12pt" style:font-size-complex="12pt"/>
    </style:style>
    <style:style style:name="P249" style:family="paragraph" style:parent-style-name="Text_20_body">
      <style:text-properties fo:color="#000000" style:font-name="Liberation Serif" fo:font-size="12pt" officeooo:rsid="00a5c257" officeooo:paragraph-rsid="00f89f01" style:font-size-asian="12pt" style:font-size-complex="12pt"/>
    </style:style>
    <style:style style:name="P250" style:family="paragraph" style:parent-style-name="Text_20_body">
      <style:text-properties fo:color="#000000" style:font-name="Liberation Serif" fo:font-size="12pt" officeooo:rsid="00a5c257" officeooo:paragraph-rsid="02031eff" style:font-size-asian="12pt" style:font-size-complex="12pt"/>
    </style:style>
    <style:style style:name="P251" style:family="paragraph" style:parent-style-name="Text_20_body">
      <style:text-properties fo:color="#000000" style:font-name="Liberation Serif" fo:font-size="12pt" officeooo:rsid="00a5c257" officeooo:paragraph-rsid="022e74d1" style:font-size-asian="12pt" style:font-size-complex="12pt"/>
    </style:style>
    <style:style style:name="P252" style:family="paragraph" style:parent-style-name="Text_20_body">
      <style:text-properties fo:color="#000000" style:font-name="Liberation Serif" fo:font-size="12pt" officeooo:rsid="00a5c257" officeooo:paragraph-rsid="00c8c1d8" style:font-size-asian="12pt" style:font-size-complex="12pt"/>
    </style:style>
    <style:style style:name="P253" style:family="paragraph" style:parent-style-name="Text_20_body">
      <style:text-properties fo:color="#000000" style:font-name="Liberation Serif" fo:font-size="12pt" officeooo:rsid="0237693a" officeooo:paragraph-rsid="0001ebe6" style:font-size-asian="12pt" style:font-size-complex="12pt"/>
    </style:style>
    <style:style style:name="P254" style:family="paragraph" style:parent-style-name="Text_20_body">
      <style:text-properties fo:color="#000000" style:font-name="Liberation Serif" fo:font-size="12pt" officeooo:rsid="0235e986" officeooo:paragraph-rsid="0001ebe6" style:font-size-asian="12pt" style:font-size-complex="12pt"/>
    </style:style>
    <style:style style:name="P255" style:family="paragraph" style:parent-style-name="Text_20_body">
      <style:text-properties fo:color="#000000" style:font-name="Liberation Serif" fo:font-size="12pt" officeooo:rsid="023e9f78" officeooo:paragraph-rsid="0001ebe6" style:font-size-asian="12pt" style:font-size-complex="12pt"/>
    </style:style>
    <style:style style:name="P256" style:family="paragraph" style:parent-style-name="Text_20_body">
      <style:text-properties fo:color="#000000" style:font-name="Liberation Serif" fo:font-size="12pt" officeooo:rsid="023ff54e" officeooo:paragraph-rsid="0001ebe6" style:font-size-asian="12pt" style:font-size-complex="12pt"/>
    </style:style>
    <style:style style:name="P257" style:family="paragraph" style:parent-style-name="Text_20_body">
      <style:text-properties fo:color="#000000" style:font-name="Liberation Serif" fo:font-size="12pt" officeooo:rsid="0240523e" officeooo:paragraph-rsid="0001ebe6" style:font-size-asian="12pt" style:font-size-complex="12pt"/>
    </style:style>
    <style:style style:name="P258" style:family="paragraph" style:parent-style-name="Text_20_body">
      <style:text-properties fo:color="#000000" style:font-name="Liberation Serif" fo:font-size="12pt" officeooo:rsid="0240c585" officeooo:paragraph-rsid="0001ebe6" style:font-size-asian="12pt" style:font-size-complex="12pt"/>
    </style:style>
    <style:style style:name="P259" style:family="paragraph" style:parent-style-name="Text_20_body">
      <style:text-properties fo:color="#000000" style:font-name="Liberation Serif" fo:font-size="12pt" officeooo:rsid="0242aab0" officeooo:paragraph-rsid="0001ebe6" style:font-size-asian="12pt" style:font-size-complex="12pt"/>
    </style:style>
    <style:style style:name="P260" style:family="paragraph" style:parent-style-name="Text_20_body">
      <style:text-properties fo:color="#000000" style:font-name="Liberation Serif" fo:font-size="12pt" officeooo:rsid="00b25f66" officeooo:paragraph-rsid="0001ebe6" style:font-size-asian="12pt" style:font-size-complex="12pt"/>
    </style:style>
    <style:style style:name="P261" style:family="paragraph" style:parent-style-name="Text_20_body">
      <style:text-properties fo:color="#000000" style:font-name="Liberation Serif" fo:font-size="12pt" officeooo:rsid="00b25f66" officeooo:paragraph-rsid="01ec8c03" style:font-size-asian="12pt" style:font-size-complex="12pt"/>
    </style:style>
    <style:style style:name="P262" style:family="paragraph" style:parent-style-name="Text_20_body">
      <style:text-properties fo:color="#000000" style:font-name="Liberation Serif" fo:font-size="12pt" officeooo:rsid="00b25f66" officeooo:paragraph-rsid="01ee73c8" style:font-size-asian="12pt" style:font-size-complex="12pt"/>
    </style:style>
    <style:style style:name="P263" style:family="paragraph" style:parent-style-name="Text_20_body">
      <style:text-properties fo:color="#000000" style:font-name="Liberation Serif" fo:font-size="12pt" officeooo:rsid="00b25f66" officeooo:paragraph-rsid="02031eff" style:font-size-asian="12pt" style:font-size-complex="12pt"/>
    </style:style>
    <style:style style:name="P264" style:family="paragraph" style:parent-style-name="Text_20_body">
      <style:text-properties fo:color="#000000" style:font-name="Liberation Serif" fo:font-size="12pt" officeooo:rsid="0242f4d4" officeooo:paragraph-rsid="0001ebe6" style:font-size-asian="12pt" style:font-size-complex="12pt"/>
    </style:style>
    <style:style style:name="P265" style:family="paragraph" style:parent-style-name="Text_20_body">
      <style:text-properties fo:color="#000000" style:font-name="Liberation Serif" fo:font-size="12pt" officeooo:rsid="0248498f" officeooo:paragraph-rsid="0001ebe6" style:font-size-asian="12pt" style:font-size-complex="12pt"/>
    </style:style>
    <style:style style:name="P266" style:family="paragraph" style:parent-style-name="Text_20_body">
      <style:text-properties fo:color="#000000" style:font-name="Liberation Serif" fo:font-size="12pt" officeooo:rsid="0249c173" officeooo:paragraph-rsid="0001ebe6" style:font-size-asian="12pt" style:font-size-complex="12pt"/>
    </style:style>
    <style:style style:name="P267" style:family="paragraph" style:parent-style-name="Text_20_body">
      <style:text-properties fo:color="#000000" style:font-name="Liberation Serif" fo:font-size="12pt" officeooo:rsid="00b7db00" officeooo:paragraph-rsid="0001ebe6" style:font-size-asian="12pt" style:font-size-complex="12pt"/>
    </style:style>
    <style:style style:name="P268" style:family="paragraph" style:parent-style-name="Text_20_body">
      <style:text-properties fo:color="#000000" style:font-name="Liberation Serif" fo:font-size="12pt" officeooo:rsid="00bee9fb" officeooo:paragraph-rsid="0001ebe6" style:font-size-asian="12pt" style:font-size-complex="12pt"/>
    </style:style>
    <style:style style:name="P269" style:family="paragraph" style:parent-style-name="Text_20_body">
      <style:text-properties fo:color="#000000" style:font-name="Liberation Serif" fo:font-size="12pt" officeooo:rsid="00c13d5b" officeooo:paragraph-rsid="0001ebe6" style:font-size-asian="12pt" style:font-size-complex="12pt"/>
    </style:style>
    <style:style style:name="P270" style:family="paragraph" style:parent-style-name="Text_20_body">
      <style:text-properties fo:color="#000000" style:font-name="Liberation Serif" fo:font-size="12pt" officeooo:rsid="00c1dff0" officeooo:paragraph-rsid="0001ebe6" style:font-size-asian="12pt" style:font-size-complex="12pt"/>
    </style:style>
    <style:style style:name="P271" style:family="paragraph" style:parent-style-name="Text_20_body">
      <style:text-properties fo:color="#000000" style:font-name="Liberation Serif" fo:font-size="12pt" officeooo:rsid="024c50fb" officeooo:paragraph-rsid="0001ebe6" style:font-size-asian="12pt" style:font-size-complex="12pt"/>
    </style:style>
    <style:style style:name="P272" style:family="paragraph" style:parent-style-name="Text_20_body">
      <style:text-properties fo:color="#000000" style:font-name="Liberation Serif" fo:font-size="12pt" officeooo:rsid="0251b42d" officeooo:paragraph-rsid="0001ebe6" style:font-size-asian="12pt" style:font-size-complex="12pt"/>
    </style:style>
    <style:style style:name="P273" style:family="paragraph" style:parent-style-name="Text_20_body">
      <style:text-properties fo:color="#000000" style:font-name="Liberation Serif" fo:font-size="12pt" officeooo:rsid="0251b42d" officeooo:paragraph-rsid="00365225" style:font-size-asian="12pt" style:font-size-complex="12pt"/>
    </style:style>
    <style:style style:name="P274" style:family="paragraph" style:parent-style-name="Text_20_body">
      <style:text-properties fo:color="#000000" style:font-name="Liberation Serif" fo:font-size="12pt" officeooo:rsid="0251b42d" officeooo:paragraph-rsid="008de974" style:font-size-asian="12pt" style:font-size-complex="12pt"/>
    </style:style>
    <style:style style:name="P275" style:family="paragraph" style:parent-style-name="Text_20_body">
      <style:text-properties fo:color="#000000" style:font-name="Liberation Serif" fo:font-size="12pt" officeooo:rsid="0251b42d" officeooo:paragraph-rsid="009c035a" style:font-size-asian="12pt" style:font-size-complex="12pt"/>
    </style:style>
    <style:style style:name="P276" style:family="paragraph" style:parent-style-name="Text_20_body">
      <style:text-properties fo:color="#000000" style:font-name="Liberation Serif" fo:font-size="12pt" officeooo:rsid="0251b42d" officeooo:paragraph-rsid="00dea1e4" style:font-size-asian="12pt" style:font-size-complex="12pt"/>
    </style:style>
    <style:style style:name="P277" style:family="paragraph" style:parent-style-name="Text_20_body">
      <style:text-properties fo:color="#000000" style:font-name="Liberation Serif" fo:font-size="12pt" officeooo:rsid="0251b42d" officeooo:paragraph-rsid="00e0ec70" style:font-size-asian="12pt" style:font-size-complex="12pt"/>
    </style:style>
    <style:style style:name="P278" style:family="paragraph" style:parent-style-name="Text_20_body">
      <style:text-properties fo:color="#000000" style:font-name="Liberation Serif" fo:font-size="12pt" officeooo:rsid="0251b42d" officeooo:paragraph-rsid="00e7d366" style:font-size-asian="12pt" style:font-size-complex="12pt"/>
    </style:style>
    <style:style style:name="P279" style:family="paragraph" style:parent-style-name="Text_20_body">
      <style:text-properties fo:color="#000000" style:font-name="Liberation Serif" fo:font-size="12pt" officeooo:rsid="0251b42d" officeooo:paragraph-rsid="00e92f73" style:font-size-asian="12pt" style:font-size-complex="12pt"/>
    </style:style>
    <style:style style:name="P280" style:family="paragraph" style:parent-style-name="Text_20_body">
      <style:text-properties fo:color="#000000" style:font-name="Liberation Serif" fo:font-size="12pt" officeooo:rsid="0251b42d" officeooo:paragraph-rsid="00ee50d2" style:font-size-asian="12pt" style:font-size-complex="12pt"/>
    </style:style>
    <style:style style:name="P281" style:family="paragraph" style:parent-style-name="Text_20_body">
      <style:text-properties fo:color="#000000" style:font-name="Liberation Serif" fo:font-size="12pt" officeooo:rsid="0251b42d" officeooo:paragraph-rsid="00f89f01" style:font-size-asian="12pt" style:font-size-complex="12pt"/>
    </style:style>
    <style:style style:name="P282" style:family="paragraph" style:parent-style-name="Text_20_body">
      <style:text-properties fo:color="#000000" style:font-name="Liberation Serif" fo:font-size="12pt" officeooo:rsid="0251b42d" officeooo:paragraph-rsid="02031eff" style:font-size-asian="12pt" style:font-size-complex="12pt"/>
    </style:style>
    <style:style style:name="P283" style:family="paragraph" style:parent-style-name="Text_20_body">
      <style:text-properties fo:color="#000000" style:font-name="Liberation Serif" fo:font-size="12pt" officeooo:rsid="0251b42d" officeooo:paragraph-rsid="021be405" style:font-size-asian="12pt" style:font-size-complex="12pt"/>
    </style:style>
    <style:style style:name="P284" style:family="paragraph" style:parent-style-name="Text_20_body">
      <style:text-properties fo:color="#000000" style:font-name="Liberation Serif" fo:font-size="12pt" officeooo:rsid="0251b42d" officeooo:paragraph-rsid="022e74d1" style:font-size-asian="12pt" style:font-size-complex="12pt"/>
    </style:style>
    <style:style style:name="P285" style:family="paragraph" style:parent-style-name="Text_20_body">
      <style:text-properties fo:color="#000000" style:font-name="Liberation Serif" fo:font-size="12pt" officeooo:rsid="02521c43" officeooo:paragraph-rsid="0001ebe6" style:font-size-asian="12pt" style:font-size-complex="12pt"/>
    </style:style>
    <style:style style:name="P286" style:family="paragraph" style:parent-style-name="Text_20_body">
      <style:text-properties fo:color="#000000" style:font-name="Liberation Serif" fo:font-size="12pt" officeooo:rsid="02521c43" officeooo:paragraph-rsid="00365225" style:font-size-asian="12pt" style:font-size-complex="12pt"/>
    </style:style>
    <style:style style:name="P287" style:family="paragraph" style:parent-style-name="Text_20_body">
      <style:text-properties fo:color="#000000" style:font-name="Liberation Serif" fo:font-size="12pt" officeooo:rsid="02521c43" officeooo:paragraph-rsid="008de974" style:font-size-asian="12pt" style:font-size-complex="12pt"/>
    </style:style>
    <style:style style:name="P288" style:family="paragraph" style:parent-style-name="Text_20_body">
      <style:text-properties fo:color="#000000" style:font-name="Liberation Serif" fo:font-size="12pt" officeooo:rsid="02521c43" officeooo:paragraph-rsid="009c035a" style:font-size-asian="12pt" style:font-size-complex="12pt"/>
    </style:style>
    <style:style style:name="P289" style:family="paragraph" style:parent-style-name="Text_20_body">
      <style:text-properties fo:color="#000000" style:font-name="Liberation Serif" fo:font-size="12pt" officeooo:rsid="02521c43" officeooo:paragraph-rsid="00c8c1d8" style:font-size-asian="12pt" style:font-size-complex="12pt"/>
    </style:style>
    <style:style style:name="P290" style:family="paragraph" style:parent-style-name="Text_20_body">
      <style:text-properties fo:color="#000000" style:font-name="Liberation Serif" fo:font-size="12pt" officeooo:rsid="02521c43" officeooo:paragraph-rsid="00ca9147" style:font-size-asian="12pt" style:font-size-complex="12pt"/>
    </style:style>
    <style:style style:name="P291" style:family="paragraph" style:parent-style-name="Text_20_body">
      <style:text-properties fo:color="#000000" style:font-name="Liberation Serif" fo:font-size="12pt" officeooo:rsid="02521c43" officeooo:paragraph-rsid="00d085f0" style:font-size-asian="12pt" style:font-size-complex="12pt"/>
    </style:style>
    <style:style style:name="P292" style:family="paragraph" style:parent-style-name="Text_20_body">
      <style:text-properties fo:color="#000000" style:font-name="Liberation Serif" fo:font-size="12pt" officeooo:rsid="02521c43" officeooo:paragraph-rsid="00dea1e4" style:font-size-asian="12pt" style:font-size-complex="12pt"/>
    </style:style>
    <style:style style:name="P293" style:family="paragraph" style:parent-style-name="Text_20_body">
      <style:text-properties fo:color="#000000" style:font-name="Liberation Serif" fo:font-size="12pt" officeooo:rsid="02521c43" officeooo:paragraph-rsid="00e7d366" style:font-size-asian="12pt" style:font-size-complex="12pt"/>
    </style:style>
    <style:style style:name="P294" style:family="paragraph" style:parent-style-name="Text_20_body">
      <style:text-properties fo:color="#000000" style:font-name="Liberation Serif" fo:font-size="12pt" officeooo:rsid="02521c43" officeooo:paragraph-rsid="00e92f73" style:font-size-asian="12pt" style:font-size-complex="12pt"/>
    </style:style>
    <style:style style:name="P295" style:family="paragraph" style:parent-style-name="Text_20_body">
      <style:text-properties fo:color="#000000" style:font-name="Liberation Serif" fo:font-size="12pt" officeooo:rsid="02521c43" officeooo:paragraph-rsid="00ec58a9" style:font-size-asian="12pt" style:font-size-complex="12pt"/>
    </style:style>
    <style:style style:name="P296" style:family="paragraph" style:parent-style-name="Text_20_body">
      <style:text-properties fo:color="#000000" style:font-name="Liberation Serif" fo:font-size="12pt" officeooo:rsid="02521c43" officeooo:paragraph-rsid="00ee50d2" style:font-size-asian="12pt" style:font-size-complex="12pt"/>
    </style:style>
    <style:style style:name="P297" style:family="paragraph" style:parent-style-name="Text_20_body">
      <style:text-properties fo:color="#000000" style:font-name="Liberation Serif" fo:font-size="12pt" officeooo:rsid="02521c43" officeooo:paragraph-rsid="02031eff" style:font-size-asian="12pt" style:font-size-complex="12pt"/>
    </style:style>
    <style:style style:name="P298" style:family="paragraph" style:parent-style-name="Text_20_body">
      <style:text-properties fo:color="#000000" style:font-name="Liberation Serif" fo:font-size="12pt" officeooo:rsid="02521c43" officeooo:paragraph-rsid="022e74d1" style:font-size-asian="12pt" style:font-size-complex="12pt"/>
    </style:style>
    <style:style style:name="P299" style:family="paragraph" style:parent-style-name="Text_20_body">
      <style:text-properties fo:color="#000000" style:font-name="Liberation Serif" fo:font-size="12pt" officeooo:rsid="0254d1d0" officeooo:paragraph-rsid="0001ebe6" style:font-size-asian="12pt" style:font-size-complex="12pt"/>
    </style:style>
    <style:style style:name="P300" style:family="paragraph" style:parent-style-name="Text_20_body">
      <style:text-properties fo:color="#000000" style:font-name="Liberation Serif" fo:font-size="12pt" officeooo:rsid="025474ab" officeooo:paragraph-rsid="0001ebe6" style:font-size-asian="12pt" style:font-size-complex="12pt"/>
    </style:style>
    <style:style style:name="P301" style:family="paragraph" style:parent-style-name="Text_20_body">
      <style:text-properties fo:color="#000000" style:font-name="Liberation Serif" fo:font-size="12pt" officeooo:rsid="025474ab" officeooo:paragraph-rsid="02031eff" style:font-size-asian="12pt" style:font-size-complex="12pt"/>
    </style:style>
    <style:style style:name="P302" style:family="paragraph" style:parent-style-name="Text_20_body">
      <style:text-properties fo:color="#000000" style:font-name="Liberation Serif" fo:font-size="12pt" officeooo:rsid="02569847" officeooo:paragraph-rsid="0001ebe6" style:font-size-asian="12pt" style:font-size-complex="12pt"/>
    </style:style>
    <style:style style:name="P303" style:family="paragraph" style:parent-style-name="Text_20_body">
      <style:text-properties fo:color="#000000" style:font-name="Liberation Serif" fo:font-size="12pt" officeooo:rsid="02569847" officeooo:paragraph-rsid="02031eff" style:font-size-asian="12pt" style:font-size-complex="12pt"/>
    </style:style>
    <style:style style:name="P304" style:family="paragraph" style:parent-style-name="Text_20_body">
      <style:text-properties fo:color="#000000" style:font-name="Liberation Serif" fo:font-size="12pt" officeooo:rsid="02575228" officeooo:paragraph-rsid="0001ebe6" style:font-size-asian="12pt" style:font-size-complex="12pt"/>
    </style:style>
    <style:style style:name="P305" style:family="paragraph" style:parent-style-name="Text_20_body">
      <style:text-properties fo:color="#000000" style:font-name="Liberation Serif" fo:font-size="12pt" officeooo:rsid="026ef596" officeooo:paragraph-rsid="0001ebe6" style:font-size-asian="12pt" style:font-size-complex="12pt"/>
    </style:style>
    <style:style style:name="P306" style:family="paragraph" style:parent-style-name="Text_20_body">
      <style:text-properties fo:color="#000000" style:font-name="Liberation Serif" fo:font-size="12pt" officeooo:rsid="02710f33" officeooo:paragraph-rsid="0001ebe6" style:font-size-asian="12pt" style:font-size-complex="12pt"/>
    </style:style>
    <style:style style:name="P307" style:family="paragraph" style:parent-style-name="Text_20_body">
      <style:text-properties fo:color="#000000" style:font-name="Liberation Serif" fo:font-size="12pt" officeooo:rsid="02726428" officeooo:paragraph-rsid="0001ebe6" style:font-size-asian="12pt" style:font-size-complex="12pt"/>
    </style:style>
    <style:style style:name="P308" style:family="paragraph" style:parent-style-name="Text_20_body">
      <style:text-properties fo:color="#000000" style:font-name="Liberation Serif" fo:font-size="12pt" officeooo:rsid="0279a2d4" officeooo:paragraph-rsid="0001ebe6" style:font-size-asian="12pt" style:font-size-complex="12pt"/>
    </style:style>
    <style:style style:name="P309" style:family="paragraph" style:parent-style-name="Text_20_body">
      <style:text-properties fo:color="#000000" style:font-name="Liberation Serif" fo:font-size="12pt" officeooo:rsid="02741dc8" officeooo:paragraph-rsid="0001ebe6" style:font-size-asian="12pt" style:font-size-complex="12pt"/>
    </style:style>
    <style:style style:name="P310" style:family="paragraph" style:parent-style-name="Text_20_body">
      <style:text-properties fo:color="#000000" style:font-name="Liberation Serif" fo:font-size="12pt" officeooo:rsid="0275f1a4" officeooo:paragraph-rsid="0001ebe6" style:font-size-asian="12pt" style:font-size-complex="12pt"/>
    </style:style>
    <style:style style:name="P311" style:family="paragraph" style:parent-style-name="Text_20_body">
      <style:text-properties fo:color="#000000" style:font-name="Liberation Serif" fo:font-size="12pt" officeooo:rsid="027a3410" officeooo:paragraph-rsid="0001ebe6" style:font-size-asian="12pt" style:font-size-complex="12pt"/>
    </style:style>
    <style:style style:name="P312" style:family="paragraph" style:parent-style-name="Text_20_body">
      <style:text-properties fo:color="#000000" style:font-name="Liberation Serif" fo:font-size="12pt" officeooo:rsid="027322df" officeooo:paragraph-rsid="0001ebe6" style:font-size-asian="12pt" style:font-size-complex="12pt"/>
    </style:style>
    <style:style style:name="P313" style:family="paragraph" style:parent-style-name="Text_20_body">
      <style:text-properties fo:color="#000000" style:font-name="Liberation Serif" fo:font-size="12pt" officeooo:rsid="027e7452" officeooo:paragraph-rsid="0001ebe6" style:font-size-asian="12pt" style:font-size-complex="12pt"/>
    </style:style>
    <style:style style:name="P314" style:family="paragraph" style:parent-style-name="Text_20_body">
      <style:text-properties fo:color="#000000" style:font-name="Liberation Serif" fo:font-size="12pt" officeooo:rsid="027e7452" officeooo:paragraph-rsid="02031eff" style:font-size-asian="12pt" style:font-size-complex="12pt"/>
    </style:style>
    <style:style style:name="P315" style:family="paragraph" style:parent-style-name="Text_20_body">
      <style:text-properties fo:color="#000000" style:font-name="Liberation Serif" fo:font-size="12pt" officeooo:paragraph-rsid="0001ebe6" style:font-size-asian="12pt" style:font-size-complex="12pt"/>
    </style:style>
    <style:style style:name="P316" style:family="paragraph" style:parent-style-name="Text_20_body">
      <style:text-properties fo:color="#000000" style:font-name="Liberation Serif" fo:font-size="12pt" officeooo:paragraph-rsid="00365225" style:font-size-asian="12pt" style:font-size-complex="12pt"/>
    </style:style>
    <style:style style:name="P317" style:family="paragraph" style:parent-style-name="Text_20_body">
      <style:text-properties fo:color="#000000" style:font-name="Liberation Serif" fo:font-size="12pt" officeooo:paragraph-rsid="008de974" style:font-size-asian="12pt" style:font-size-complex="12pt"/>
    </style:style>
    <style:style style:name="P318" style:family="paragraph" style:parent-style-name="Text_20_body">
      <style:text-properties fo:color="#000000" style:font-name="Liberation Serif" fo:font-size="12pt" officeooo:rsid="008de974" officeooo:paragraph-rsid="008de974" style:font-size-asian="12pt" style:font-size-complex="12pt"/>
    </style:style>
    <style:style style:name="P319" style:family="paragraph" style:parent-style-name="Text_20_body">
      <style:text-properties fo:color="#000000" style:font-name="Liberation Serif" fo:font-size="12pt" officeooo:rsid="008de974" officeooo:paragraph-rsid="00d7dafa" style:font-size-asian="12pt" style:font-size-complex="12pt"/>
    </style:style>
    <style:style style:name="P320" style:family="paragraph" style:parent-style-name="Text_20_body">
      <style:text-properties fo:color="#000000" style:font-name="Liberation Serif" fo:font-size="12pt" officeooo:rsid="008de974" officeooo:paragraph-rsid="00e2e131" style:font-size-asian="12pt" style:font-size-complex="12pt"/>
    </style:style>
    <style:style style:name="P321" style:family="paragraph" style:parent-style-name="Text_20_body">
      <style:text-properties fo:color="#000000" style:font-name="Liberation Serif" fo:font-size="12pt" officeooo:rsid="008de974" officeooo:paragraph-rsid="00ee50d2" style:font-size-asian="12pt" style:font-size-complex="12pt"/>
    </style:style>
    <style:style style:name="P322" style:family="paragraph" style:parent-style-name="Text_20_body">
      <style:text-properties fo:color="#000000" style:font-name="Liberation Serif" fo:font-size="12pt" officeooo:rsid="008de974" officeooo:paragraph-rsid="00f2be59" style:font-size-asian="12pt" style:font-size-complex="12pt"/>
    </style:style>
    <style:style style:name="P323" style:family="paragraph" style:parent-style-name="Text_20_body">
      <style:text-properties fo:color="#000000" style:font-name="Liberation Serif" fo:font-size="12pt" officeooo:rsid="008de974" officeooo:paragraph-rsid="021f9286" style:font-size-asian="12pt" style:font-size-complex="12pt"/>
    </style:style>
    <style:style style:name="P324" style:family="paragraph" style:parent-style-name="Text_20_body">
      <style:text-properties fo:color="#000000" style:font-name="Liberation Serif" fo:font-size="12pt" officeooo:rsid="009361d7" officeooo:paragraph-rsid="009361d7" style:font-size-asian="12pt" style:font-size-complex="12pt"/>
    </style:style>
    <style:style style:name="P325" style:family="paragraph" style:parent-style-name="Text_20_body">
      <style:text-properties fo:color="#000000" style:font-name="Liberation Serif" fo:font-size="12pt" officeooo:rsid="009361d7" officeooo:paragraph-rsid="00e6abd1" style:font-size-asian="12pt" style:font-size-complex="12pt"/>
    </style:style>
    <style:style style:name="P326" style:family="paragraph" style:parent-style-name="Text_20_body">
      <style:text-properties fo:color="#000000" style:font-name="Liberation Serif" fo:font-size="12pt" officeooo:paragraph-rsid="009c035a" style:font-size-asian="12pt" style:font-size-complex="12pt"/>
    </style:style>
    <style:style style:name="P327" style:family="paragraph" style:parent-style-name="Text_20_body">
      <style:text-properties fo:color="#000000" style:font-name="Liberation Serif" fo:font-size="12pt" officeooo:rsid="009c035a" officeooo:paragraph-rsid="009c035a" style:font-size-asian="12pt" style:font-size-complex="12pt"/>
    </style:style>
    <style:style style:name="P328" style:family="paragraph" style:parent-style-name="Text_20_body">
      <style:text-properties fo:color="#000000" style:font-name="Liberation Serif" fo:font-size="12pt" officeooo:rsid="009c035a" officeooo:paragraph-rsid="00ddf54a" style:font-size-asian="12pt" style:font-size-complex="12pt"/>
    </style:style>
    <style:style style:name="P329" style:family="paragraph" style:parent-style-name="Text_20_body">
      <style:text-properties fo:color="#000000" style:font-name="Liberation Serif" fo:font-size="12pt" officeooo:rsid="009c035a" officeooo:paragraph-rsid="00dea1e4" style:font-size-asian="12pt" style:font-size-complex="12pt"/>
    </style:style>
    <style:style style:name="P330" style:family="paragraph" style:parent-style-name="Text_20_body">
      <style:text-properties fo:color="#000000" style:font-name="Liberation Serif" fo:font-size="12pt" officeooo:rsid="009c035a" officeooo:paragraph-rsid="00e7d366" style:font-size-asian="12pt" style:font-size-complex="12pt"/>
    </style:style>
    <style:style style:name="P331" style:family="paragraph" style:parent-style-name="Text_20_body">
      <style:text-properties fo:color="#000000" style:font-name="Liberation Serif" fo:font-size="12pt" officeooo:rsid="009c035a" officeooo:paragraph-rsid="00ee50d2" style:font-size-asian="12pt" style:font-size-complex="12pt"/>
    </style:style>
    <style:style style:name="P332" style:family="paragraph" style:parent-style-name="Text_20_body">
      <style:text-properties fo:color="#000000" style:font-name="Liberation Serif" fo:font-size="12pt" officeooo:rsid="009c035a" officeooo:paragraph-rsid="00f89f01" style:font-size-asian="12pt" style:font-size-complex="12pt"/>
    </style:style>
    <style:style style:name="P333" style:family="paragraph" style:parent-style-name="Text_20_body">
      <style:text-properties fo:color="#000000" style:font-name="Liberation Serif" fo:font-size="12pt" officeooo:rsid="009c035a" officeooo:paragraph-rsid="0236fb72" style:font-size-asian="12pt" style:font-size-complex="12pt"/>
    </style:style>
    <style:style style:name="P334" style:family="paragraph" style:parent-style-name="Text_20_body">
      <style:text-properties fo:color="#000000" style:font-name="Liberation Serif" fo:font-size="12pt" officeooo:rsid="009c4def" officeooo:paragraph-rsid="00dea1e4" style:font-size-asian="12pt" style:font-size-complex="12pt"/>
    </style:style>
    <style:style style:name="P335" style:family="paragraph" style:parent-style-name="Text_20_body">
      <style:text-properties fo:color="#000000" style:font-name="Liberation Serif" fo:font-size="12pt" officeooo:rsid="009c4def" officeooo:paragraph-rsid="00e7d366" style:font-size-asian="12pt" style:font-size-complex="12pt"/>
    </style:style>
    <style:style style:name="P336" style:family="paragraph" style:parent-style-name="Text_20_body">
      <style:text-properties fo:color="#000000" style:font-name="Liberation Serif" fo:font-size="12pt" officeooo:rsid="009c4def" officeooo:paragraph-rsid="00ee50d2" style:font-size-asian="12pt" style:font-size-complex="12pt"/>
    </style:style>
    <style:style style:name="P337" style:family="paragraph" style:parent-style-name="Text_20_body">
      <style:text-properties fo:color="#000000" style:font-name="Liberation Serif" fo:font-size="12pt" officeooo:rsid="009c4def" officeooo:paragraph-rsid="00f89f01" style:font-size-asian="12pt" style:font-size-complex="12pt"/>
    </style:style>
    <style:style style:name="P338" style:family="paragraph" style:parent-style-name="Text_20_body">
      <style:text-properties fo:color="#000000" style:font-name="Liberation Serif" fo:font-size="12pt" officeooo:rsid="009cfba8" officeooo:paragraph-rsid="009cfba8" style:font-size-asian="12pt" style:font-size-complex="12pt"/>
    </style:style>
    <style:style style:name="P339" style:family="paragraph" style:parent-style-name="Text_20_body">
      <style:text-properties fo:color="#000000" style:font-name="Liberation Serif" fo:font-size="12pt" officeooo:rsid="009cfba8" officeooo:paragraph-rsid="00e92f73" style:font-size-asian="12pt" style:font-size-complex="12pt"/>
    </style:style>
    <style:style style:name="P340" style:family="paragraph" style:parent-style-name="Text_20_body">
      <style:text-properties fo:color="#000000" style:font-name="Liberation Serif" fo:font-size="12pt" officeooo:rsid="009ea286" officeooo:paragraph-rsid="009ea286" style:font-size-asian="12pt" style:font-size-complex="12pt"/>
    </style:style>
    <style:style style:name="P341" style:family="paragraph" style:parent-style-name="Text_20_body">
      <style:text-properties fo:color="#000000" style:font-name="Liberation Serif" fo:font-size="12pt" officeooo:rsid="009ea286" officeooo:paragraph-rsid="00e92f73" style:font-size-asian="12pt" style:font-size-complex="12pt"/>
    </style:style>
    <style:style style:name="P342" style:family="paragraph" style:parent-style-name="Text_20_body">
      <style:text-properties fo:color="#000000" style:font-name="Liberation Serif" fo:font-size="12pt" officeooo:paragraph-rsid="00a1c73b" style:font-size-asian="12pt" style:font-size-complex="12pt"/>
    </style:style>
    <style:style style:name="P343" style:family="paragraph" style:parent-style-name="Text_20_body">
      <style:text-properties fo:color="#000000" style:font-name="Liberation Serif" fo:font-size="12pt" officeooo:rsid="00a1c73b" officeooo:paragraph-rsid="00a1c73b" style:font-size-asian="12pt" style:font-size-complex="12pt"/>
    </style:style>
    <style:style style:name="P344" style:family="paragraph" style:parent-style-name="Text_20_body">
      <style:text-properties fo:color="#000000" style:font-name="Liberation Serif" fo:font-size="12pt" officeooo:rsid="00a1c73b" officeooo:paragraph-rsid="00c7f7f2" style:font-size-asian="12pt" style:font-size-complex="12pt"/>
    </style:style>
    <style:style style:name="P345" style:family="paragraph" style:parent-style-name="Text_20_body">
      <style:text-properties fo:color="#000000" style:font-name="Liberation Serif" fo:font-size="12pt" officeooo:rsid="00a1c73b" officeooo:paragraph-rsid="00dc5d08" style:font-size-asian="12pt" style:font-size-complex="12pt"/>
    </style:style>
    <style:style style:name="P346" style:family="paragraph" style:parent-style-name="Text_20_body">
      <style:text-properties fo:color="#000000" style:font-name="Liberation Serif" fo:font-size="12pt" officeooo:rsid="00a1c73b" officeooo:paragraph-rsid="00dea1e4" style:font-size-asian="12pt" style:font-size-complex="12pt"/>
    </style:style>
    <style:style style:name="P347" style:family="paragraph" style:parent-style-name="Text_20_body">
      <style:text-properties fo:color="#000000" style:font-name="Liberation Serif" fo:font-size="12pt" officeooo:rsid="00a1c73b" officeooo:paragraph-rsid="00eab174" style:font-size-asian="12pt" style:font-size-complex="12pt"/>
    </style:style>
    <style:style style:name="P348" style:family="paragraph" style:parent-style-name="Text_20_body">
      <style:text-properties fo:color="#000000" style:font-name="Liberation Serif" fo:font-size="12pt" officeooo:rsid="00a1c73b" officeooo:paragraph-rsid="00ee50d2" style:font-size-asian="12pt" style:font-size-complex="12pt"/>
    </style:style>
    <style:style style:name="P349" style:family="paragraph" style:parent-style-name="Text_20_body">
      <style:text-properties fo:color="#000000" style:font-name="Liberation Serif" fo:font-size="12pt" officeooo:rsid="00a1c73b" officeooo:paragraph-rsid="022e74d1" style:font-size-asian="12pt" style:font-size-complex="12pt"/>
    </style:style>
    <style:style style:name="P350" style:family="paragraph" style:parent-style-name="Text_20_body">
      <style:text-properties fo:color="#000000" style:font-name="Liberation Serif" fo:font-size="12pt" officeooo:rsid="00a2abea" officeooo:paragraph-rsid="00a2abea" style:font-size-asian="12pt" style:font-size-complex="12pt"/>
    </style:style>
    <style:style style:name="P351" style:family="paragraph" style:parent-style-name="Text_20_body">
      <style:text-properties fo:color="#000000" style:font-name="Liberation Serif" fo:font-size="12pt" officeooo:rsid="00a2abea" officeooo:paragraph-rsid="00c8c1d8" style:font-size-asian="12pt" style:font-size-complex="12pt"/>
    </style:style>
    <style:style style:name="P352" style:family="paragraph" style:parent-style-name="Text_20_body">
      <style:text-properties fo:color="#000000" style:font-name="Liberation Serif" fo:font-size="12pt" officeooo:rsid="00a2abea" officeooo:paragraph-rsid="00dc5d08" style:font-size-asian="12pt" style:font-size-complex="12pt"/>
    </style:style>
    <style:style style:name="P353" style:family="paragraph" style:parent-style-name="Text_20_body">
      <style:text-properties fo:color="#000000" style:font-name="Liberation Serif" fo:font-size="12pt" officeooo:rsid="00a2abea" officeooo:paragraph-rsid="00dea1e4" style:font-size-asian="12pt" style:font-size-complex="12pt"/>
    </style:style>
    <style:style style:name="P354" style:family="paragraph" style:parent-style-name="Text_20_body">
      <style:text-properties fo:color="#000000" style:font-name="Liberation Serif" fo:font-size="12pt" officeooo:rsid="00a2abea" officeooo:paragraph-rsid="00eab174" style:font-size-asian="12pt" style:font-size-complex="12pt"/>
    </style:style>
    <style:style style:name="P355" style:family="paragraph" style:parent-style-name="Text_20_body">
      <style:text-properties fo:color="#000000" style:font-name="Liberation Serif" fo:font-size="12pt" officeooo:rsid="00a2abea" officeooo:paragraph-rsid="00ec58a9" style:font-size-asian="12pt" style:font-size-complex="12pt"/>
    </style:style>
    <style:style style:name="P356" style:family="paragraph" style:parent-style-name="Text_20_body">
      <style:text-properties fo:color="#000000" style:font-name="Liberation Serif" fo:font-size="12pt" officeooo:rsid="00a2abea" officeooo:paragraph-rsid="00ee50d2" style:font-size-asian="12pt" style:font-size-complex="12pt"/>
    </style:style>
    <style:style style:name="P357" style:family="paragraph" style:parent-style-name="Text_20_body">
      <style:text-properties fo:color="#000000" style:font-name="Liberation Serif" fo:font-size="12pt" officeooo:rsid="00a2abea" officeooo:paragraph-rsid="022e74d1" style:font-size-asian="12pt" style:font-size-complex="12pt"/>
    </style:style>
    <style:style style:name="P358" style:family="paragraph" style:parent-style-name="Text_20_body">
      <style:text-properties fo:color="#000000" style:font-name="Liberation Serif" fo:font-size="12pt" officeooo:rsid="00a38a22" officeooo:paragraph-rsid="00a38a22" style:font-size-asian="12pt" style:font-size-complex="12pt"/>
    </style:style>
    <style:style style:name="P359" style:family="paragraph" style:parent-style-name="Text_20_body">
      <style:text-properties fo:color="#000000" style:font-name="Liberation Serif" fo:font-size="12pt" officeooo:rsid="00a38a22" officeooo:paragraph-rsid="00ec58a9" style:font-size-asian="12pt" style:font-size-complex="12pt"/>
    </style:style>
    <style:style style:name="P360" style:family="paragraph" style:parent-style-name="Text_20_body">
      <style:text-properties fo:color="#000000" style:font-name="Liberation Serif" fo:font-size="12pt" officeooo:rsid="00a43344" officeooo:paragraph-rsid="00a43344" style:font-size-asian="12pt" style:font-size-complex="12pt"/>
    </style:style>
    <style:style style:name="P361" style:family="paragraph" style:parent-style-name="Text_20_body">
      <style:text-properties fo:color="#000000" style:font-name="Liberation Serif" fo:font-size="12pt" officeooo:rsid="00a624aa" officeooo:paragraph-rsid="00a624aa" style:font-size-asian="12pt" style:font-size-complex="12pt"/>
    </style:style>
    <style:style style:name="P362" style:family="paragraph" style:parent-style-name="Text_20_body">
      <style:text-properties fo:color="#000000" style:font-name="Liberation Serif" fo:font-size="12pt" officeooo:rsid="00a6cb5f" officeooo:paragraph-rsid="00a6cb5f" style:font-size-asian="12pt" style:font-size-complex="12pt"/>
    </style:style>
    <style:style style:name="P363" style:family="paragraph" style:parent-style-name="Text_20_body">
      <style:text-properties fo:color="#000000" style:font-name="Liberation Serif" fo:font-size="12pt" officeooo:rsid="00a84908" officeooo:paragraph-rsid="00a84908" style:font-size-asian="12pt" style:font-size-complex="12pt"/>
    </style:style>
    <style:style style:name="P364" style:family="paragraph" style:parent-style-name="Text_20_body">
      <style:text-properties fo:color="#000000" style:font-name="Liberation Serif" fo:font-size="12pt" officeooo:rsid="00a84908" officeooo:paragraph-rsid="021acce6" style:font-size-asian="12pt" style:font-size-complex="12pt"/>
    </style:style>
    <style:style style:name="P365" style:family="paragraph" style:parent-style-name="Text_20_body">
      <style:text-properties fo:color="#000000" style:font-name="Liberation Serif" fo:font-size="12pt" officeooo:rsid="00a84908" officeooo:paragraph-rsid="021be405" style:font-size-asian="12pt" style:font-size-complex="12pt"/>
    </style:style>
    <style:style style:name="P366" style:family="paragraph" style:parent-style-name="Text_20_body">
      <style:text-properties fo:color="#000000" style:font-name="Liberation Serif" fo:font-size="12pt" officeooo:rsid="00a88fd2" officeooo:paragraph-rsid="00a88fd2" style:font-size-asian="12pt" style:font-size-complex="12pt"/>
    </style:style>
    <style:style style:name="P367" style:family="paragraph" style:parent-style-name="Text_20_body">
      <style:text-properties fo:color="#000000" style:font-name="Liberation Serif" fo:font-size="12pt" officeooo:rsid="00a88fd2" officeooo:paragraph-rsid="00b6e7c1" style:font-size-asian="12pt" style:font-size-complex="12pt"/>
    </style:style>
    <style:style style:name="P368" style:family="paragraph" style:parent-style-name="Text_20_body">
      <style:text-properties fo:color="#000000" style:font-name="Liberation Serif" fo:font-size="12pt" officeooo:rsid="00ad9de0" officeooo:paragraph-rsid="00ad9de0" style:font-size-asian="12pt" style:font-size-complex="12pt"/>
    </style:style>
    <style:style style:name="P369" style:family="paragraph" style:parent-style-name="Text_20_body">
      <style:text-properties fo:color="#000000" style:font-name="Liberation Serif" fo:font-size="12pt" officeooo:rsid="00b9be98" officeooo:paragraph-rsid="00b9be98" style:font-size-asian="12pt" style:font-size-complex="12pt"/>
    </style:style>
    <style:style style:name="P370" style:family="paragraph" style:parent-style-name="Text_20_body">
      <style:text-properties fo:color="#000000" style:font-name="Liberation Serif" fo:font-size="12pt" officeooo:rsid="0091661d" officeooo:paragraph-rsid="0091661d" style:font-size-asian="12pt" style:font-size-complex="12pt"/>
    </style:style>
    <style:style style:name="P371" style:family="paragraph" style:parent-style-name="Text_20_body">
      <style:text-properties fo:color="#000000" style:font-name="Liberation Serif" fo:font-size="12pt" officeooo:rsid="00c00cd2" officeooo:paragraph-rsid="00c00cd2" style:font-size-asian="12pt" style:font-size-complex="12pt"/>
    </style:style>
    <style:style style:name="P372" style:family="paragraph" style:parent-style-name="Text_20_body">
      <style:text-properties fo:color="#000000" style:font-name="Liberation Serif" fo:font-size="12pt" officeooo:rsid="00c00cd2" officeooo:paragraph-rsid="021be405" style:font-size-asian="12pt" style:font-size-complex="12pt"/>
    </style:style>
    <style:style style:name="P373" style:family="paragraph" style:parent-style-name="Text_20_body">
      <style:text-properties fo:color="#000000" style:font-name="Liberation Serif" fo:font-size="12pt" officeooo:rsid="00c72a4d" officeooo:paragraph-rsid="00c72a4d" style:font-size-asian="12pt" style:font-size-complex="12pt"/>
    </style:style>
    <style:style style:name="P374" style:family="paragraph" style:parent-style-name="Text_20_body">
      <style:text-properties fo:color="#000000" style:font-name="Liberation Serif" fo:font-size="12pt" officeooo:rsid="00c7f7f2" officeooo:paragraph-rsid="00c7f7f2" style:font-size-asian="12pt" style:font-size-complex="12pt"/>
    </style:style>
    <style:style style:name="P375" style:family="paragraph" style:parent-style-name="Text_20_body">
      <style:text-properties fo:color="#000000" style:font-name="Liberation Serif" fo:font-size="12pt" officeooo:rsid="00c7f7f2" officeooo:paragraph-rsid="00dea1e4" style:font-size-asian="12pt" style:font-size-complex="12pt"/>
    </style:style>
    <style:style style:name="P376" style:family="paragraph" style:parent-style-name="Text_20_body">
      <style:text-properties fo:color="#000000" style:font-name="Liberation Serif" fo:font-size="12pt" officeooo:rsid="00c7f7f2" officeooo:paragraph-rsid="00ee50d2" style:font-size-asian="12pt" style:font-size-complex="12pt"/>
    </style:style>
    <style:style style:name="P377" style:family="paragraph" style:parent-style-name="Text_20_body">
      <style:text-properties fo:color="#000000" style:font-name="Liberation Serif" fo:font-size="12pt" officeooo:rsid="00c7f7f2" officeooo:paragraph-rsid="022e74d1" style:font-size-asian="12pt" style:font-size-complex="12pt"/>
    </style:style>
    <style:style style:name="P378" style:family="paragraph" style:parent-style-name="Text_20_body">
      <style:text-properties fo:color="#000000" style:font-name="Liberation Serif" fo:font-size="12pt" officeooo:rsid="00c8c1d8" officeooo:paragraph-rsid="00c8c1d8" style:font-size-asian="12pt" style:font-size-complex="12pt"/>
    </style:style>
    <style:style style:name="P379" style:family="paragraph" style:parent-style-name="Text_20_body">
      <style:text-properties fo:color="#000000" style:font-name="Liberation Serif" fo:font-size="12pt" officeooo:rsid="00c8c1d8" officeooo:paragraph-rsid="00dea1e4" style:font-size-asian="12pt" style:font-size-complex="12pt"/>
    </style:style>
    <style:style style:name="P380" style:family="paragraph" style:parent-style-name="Text_20_body">
      <style:text-properties fo:color="#000000" style:font-name="Liberation Serif" fo:font-size="12pt" officeooo:rsid="00c8c1d8" officeooo:paragraph-rsid="00ee50d2" style:font-size-asian="12pt" style:font-size-complex="12pt"/>
    </style:style>
    <style:style style:name="P381" style:family="paragraph" style:parent-style-name="Text_20_body">
      <style:text-properties fo:color="#000000" style:font-name="Liberation Serif" fo:font-size="12pt" officeooo:rsid="00c8c1d8" officeooo:paragraph-rsid="022e74d1" style:font-size-asian="12pt" style:font-size-complex="12pt"/>
    </style:style>
    <style:style style:name="P382" style:family="paragraph" style:parent-style-name="Text_20_body">
      <style:text-properties fo:color="#000000" style:font-name="Liberation Serif" fo:font-size="12pt" officeooo:rsid="00ca212a" officeooo:paragraph-rsid="00ca212a" style:font-size-asian="12pt" style:font-size-complex="12pt"/>
    </style:style>
    <style:style style:name="P383" style:family="paragraph" style:parent-style-name="Text_20_body">
      <style:text-properties fo:color="#000000" style:font-name="Liberation Serif" fo:font-size="12pt" officeooo:rsid="00ca9147" officeooo:paragraph-rsid="00ca9147" style:font-size-asian="12pt" style:font-size-complex="12pt"/>
    </style:style>
    <style:style style:name="P384" style:family="paragraph" style:parent-style-name="Text_20_body">
      <style:text-properties fo:color="#000000" style:font-name="Liberation Serif" fo:font-size="12pt" officeooo:rsid="00cb9e1c" officeooo:paragraph-rsid="00cb9e1c" style:font-size-asian="12pt" style:font-size-complex="12pt"/>
    </style:style>
    <style:style style:name="P385" style:family="paragraph" style:parent-style-name="Text_20_body">
      <style:text-properties fo:color="#000000" style:font-name="Liberation Serif" fo:font-size="12pt" officeooo:rsid="00cb9e1c" officeooo:paragraph-rsid="00cfdace" style:font-size-asian="12pt" style:font-size-complex="12pt"/>
    </style:style>
    <style:style style:name="P386" style:family="paragraph" style:parent-style-name="Text_20_body">
      <style:text-properties fo:color="#000000" style:font-name="Liberation Serif" fo:font-size="12pt" officeooo:rsid="00ccd243" officeooo:paragraph-rsid="00ccd243" style:font-size-asian="12pt" style:font-size-complex="12pt"/>
    </style:style>
    <style:style style:name="P387" style:family="paragraph" style:parent-style-name="Text_20_body">
      <style:text-properties fo:color="#000000" style:font-name="Liberation Serif" fo:font-size="12pt" officeooo:rsid="00ceb093" officeooo:paragraph-rsid="00ceb093" style:font-size-asian="12pt" style:font-size-complex="12pt"/>
    </style:style>
    <style:style style:name="P388" style:family="paragraph" style:parent-style-name="Text_20_body">
      <style:text-properties fo:color="#000000" style:font-name="Liberation Serif" fo:font-size="12pt" officeooo:rsid="00cfdace" officeooo:paragraph-rsid="00cfdace" style:font-size-asian="12pt" style:font-size-complex="12pt"/>
    </style:style>
    <style:style style:name="P389" style:family="paragraph" style:parent-style-name="Text_20_body">
      <style:text-properties fo:color="#000000" style:font-name="Liberation Serif" fo:font-size="12pt" officeooo:rsid="00cfdace" officeooo:paragraph-rsid="00d085f0" style:font-size-asian="12pt" style:font-size-complex="12pt"/>
    </style:style>
    <style:style style:name="P390" style:family="paragraph" style:parent-style-name="Text_20_body">
      <style:text-properties fo:color="#000000" style:font-name="Liberation Serif" fo:font-size="12pt" officeooo:rsid="00cfdace" officeooo:paragraph-rsid="021e2d15" style:font-size-asian="12pt" style:font-size-complex="12pt"/>
    </style:style>
    <style:style style:name="P391" style:family="paragraph" style:parent-style-name="Text_20_body">
      <style:text-properties fo:color="#000000" style:font-name="Liberation Serif" fo:font-size="12pt" officeooo:paragraph-rsid="00d085f0" style:font-size-asian="12pt" style:font-size-complex="12pt"/>
    </style:style>
    <style:style style:name="P392" style:family="paragraph" style:parent-style-name="Text_20_body">
      <style:text-properties fo:color="#000000" style:font-name="Liberation Serif" fo:font-size="12pt" officeooo:rsid="00d0b0e7" officeooo:paragraph-rsid="00d0b0e7" style:font-size-asian="12pt" style:font-size-complex="12pt"/>
    </style:style>
    <style:style style:name="P393" style:family="paragraph" style:parent-style-name="Text_20_body">
      <style:text-properties fo:color="#000000" style:font-name="Liberation Serif" fo:font-size="12pt" officeooo:rsid="00d359ac" officeooo:paragraph-rsid="00d359ac" style:font-size-asian="12pt" style:font-size-complex="12pt"/>
    </style:style>
    <style:style style:name="P394" style:family="paragraph" style:parent-style-name="Text_20_body">
      <style:text-properties fo:color="#000000" style:font-name="Liberation Serif" fo:font-size="12pt" officeooo:rsid="00d359ac" officeooo:paragraph-rsid="00e0ec70" style:font-size-asian="12pt" style:font-size-complex="12pt"/>
    </style:style>
    <style:style style:name="P395" style:family="paragraph" style:parent-style-name="Text_20_body">
      <style:text-properties fo:color="#000000" style:font-name="Liberation Serif" fo:font-size="12pt" officeooo:rsid="00d4734b" officeooo:paragraph-rsid="00e0ec70" style:font-size-asian="12pt" style:font-size-complex="12pt"/>
    </style:style>
    <style:style style:name="P396" style:family="paragraph" style:parent-style-name="Text_20_body">
      <style:text-properties fo:color="#000000" style:font-name="Liberation Serif" fo:font-size="12pt" officeooo:rsid="00d4734b" officeooo:paragraph-rsid="022759b1" style:font-size-asian="12pt" style:font-size-complex="12pt"/>
    </style:style>
    <style:style style:name="P397" style:family="paragraph" style:parent-style-name="Text_20_body">
      <style:text-properties fo:color="#000000" style:font-name="Liberation Serif" fo:font-size="12pt" officeooo:rsid="00d7dafa" officeooo:paragraph-rsid="00d7dafa" style:font-size-asian="12pt" style:font-size-complex="12pt"/>
    </style:style>
    <style:style style:name="P398" style:family="paragraph" style:parent-style-name="Text_20_body">
      <style:text-properties fo:color="#000000" style:font-name="Liberation Serif" fo:font-size="12pt" officeooo:paragraph-rsid="00dc5d08" style:font-size-asian="12pt" style:font-size-complex="12pt"/>
    </style:style>
    <style:style style:name="P399" style:family="paragraph" style:parent-style-name="Text_20_body">
      <style:text-properties fo:color="#000000" style:font-name="Liberation Serif" fo:font-size="12pt" officeooo:rsid="00dea1e4" officeooo:paragraph-rsid="00dea1e4" style:font-size-asian="12pt" style:font-size-complex="12pt"/>
    </style:style>
    <style:style style:name="P400" style:family="paragraph" style:parent-style-name="Text_20_body">
      <style:text-properties fo:color="#000000" style:font-name="Liberation Serif" fo:font-size="12pt" officeooo:rsid="00dea1e4" officeooo:paragraph-rsid="00ee50d2" style:font-size-asian="12pt" style:font-size-complex="12pt"/>
    </style:style>
    <style:style style:name="P401" style:family="paragraph" style:parent-style-name="Text_20_body">
      <style:text-properties fo:color="#000000" style:font-name="Liberation Serif" fo:font-size="12pt" officeooo:rsid="00dea1e4" officeooo:paragraph-rsid="00f89f01" style:font-size-asian="12pt" style:font-size-complex="12pt"/>
    </style:style>
    <style:style style:name="P402" style:family="paragraph" style:parent-style-name="Text_20_body">
      <style:text-properties fo:color="#000000" style:font-name="Liberation Serif" fo:font-size="12pt" officeooo:paragraph-rsid="00dea1e4" style:font-size-asian="12pt" style:font-size-complex="12pt"/>
    </style:style>
    <style:style style:name="P403" style:family="paragraph" style:parent-style-name="Text_20_body">
      <style:text-properties fo:color="#000000" style:font-name="Liberation Serif" fo:font-size="12pt" officeooo:paragraph-rsid="00e0ec70" style:font-size-asian="12pt" style:font-size-complex="12pt"/>
    </style:style>
    <style:style style:name="P404" style:family="paragraph" style:parent-style-name="Text_20_body">
      <style:text-properties fo:color="#000000" style:font-name="Liberation Serif" fo:font-size="12pt" officeooo:paragraph-rsid="00e6abd1" style:font-size-asian="12pt" style:font-size-complex="12pt"/>
    </style:style>
    <style:style style:name="P405" style:family="paragraph" style:parent-style-name="Text_20_body">
      <style:text-properties fo:color="#000000" style:font-name="Liberation Serif" fo:font-size="12pt" officeooo:paragraph-rsid="00e7d366" style:font-size-asian="12pt" style:font-size-complex="12pt"/>
    </style:style>
    <style:style style:name="P406" style:family="paragraph" style:parent-style-name="Text_20_body">
      <style:text-properties fo:color="#000000" style:font-name="Liberation Serif" fo:font-size="12pt" officeooo:paragraph-rsid="00e92f73" style:font-size-asian="12pt" style:font-size-complex="12pt"/>
    </style:style>
    <style:style style:name="P407" style:family="paragraph" style:parent-style-name="Text_20_body">
      <style:text-properties fo:color="#000000" style:font-name="Liberation Serif" fo:font-size="12pt" officeooo:paragraph-rsid="00eab174" style:font-size-asian="12pt" style:font-size-complex="12pt"/>
    </style:style>
    <style:style style:name="P408" style:family="paragraph" style:parent-style-name="Text_20_body">
      <style:text-properties fo:color="#000000" style:font-name="Liberation Serif" fo:font-size="12pt" officeooo:paragraph-rsid="00ec58a9" style:font-size-asian="12pt" style:font-size-complex="12pt"/>
    </style:style>
    <style:style style:name="P409" style:family="paragraph" style:parent-style-name="Text_20_body">
      <style:text-properties fo:color="#000000" style:font-name="Liberation Serif" fo:font-size="12pt" officeooo:paragraph-rsid="00ee50d2" style:font-size-asian="12pt" style:font-size-complex="12pt"/>
    </style:style>
    <style:style style:name="P410" style:family="paragraph" style:parent-style-name="Text_20_body">
      <style:text-properties fo:color="#000000" style:font-name="Liberation Serif" fo:font-size="12pt" officeooo:rsid="008e671c" officeooo:paragraph-rsid="00e3a6bd" style:font-size-asian="12pt" style:font-size-complex="12pt"/>
    </style:style>
    <style:style style:name="P411" style:family="paragraph" style:parent-style-name="Text_20_body">
      <style:text-properties fo:color="#000000" style:font-name="Liberation Serif" fo:font-size="12pt" officeooo:rsid="008e671c" officeooo:paragraph-rsid="00ee50d2" style:font-size-asian="12pt" style:font-size-complex="12pt"/>
    </style:style>
    <style:style style:name="P412" style:family="paragraph" style:parent-style-name="Text_20_body">
      <style:text-properties fo:color="#000000" style:font-name="Liberation Serif" fo:font-size="12pt" officeooo:rsid="008e671c" officeooo:paragraph-rsid="00f2be59" style:font-size-asian="12pt" style:font-size-complex="12pt"/>
    </style:style>
    <style:style style:name="P413" style:family="paragraph" style:parent-style-name="Text_20_body">
      <style:text-properties fo:color="#000000" style:font-name="Liberation Serif" fo:font-size="12pt" officeooo:rsid="00f7ad23" officeooo:paragraph-rsid="00f7ad23" style:font-size-asian="12pt" style:font-size-complex="12pt"/>
    </style:style>
    <style:style style:name="P414" style:family="paragraph" style:parent-style-name="Text_20_body">
      <style:text-properties fo:color="#000000" style:font-name="Liberation Serif" fo:font-size="12pt" officeooo:paragraph-rsid="011d4b35" style:font-size-asian="12pt" style:font-size-complex="12pt"/>
    </style:style>
    <style:style style:name="P415" style:family="paragraph" style:parent-style-name="Text_20_body">
      <style:text-properties fo:color="#000000" style:font-name="Liberation Serif" fo:font-size="12pt" officeooo:rsid="011d4b35" officeooo:paragraph-rsid="011d4b35" style:font-size-asian="12pt" style:font-size-complex="12pt"/>
    </style:style>
    <style:style style:name="P416" style:family="paragraph" style:parent-style-name="Text_20_body">
      <style:text-properties fo:color="#000000" style:font-name="Liberation Serif" fo:font-size="12pt" officeooo:rsid="011d4b35" officeooo:paragraph-rsid="0122596d" style:font-size-asian="12pt" style:font-size-complex="12pt"/>
    </style:style>
    <style:style style:name="P417" style:family="paragraph" style:parent-style-name="Text_20_body">
      <style:text-properties fo:color="#000000" style:font-name="Liberation Serif" fo:font-size="12pt" officeooo:rsid="011d4b35" officeooo:paragraph-rsid="012312e6" style:font-size-asian="12pt" style:font-size-complex="12pt"/>
    </style:style>
    <style:style style:name="P418" style:family="paragraph" style:parent-style-name="Text_20_body">
      <style:text-properties fo:color="#000000" style:font-name="Liberation Serif" fo:font-size="12pt" officeooo:rsid="011d4b35" officeooo:paragraph-rsid="0124bdb2" style:font-size-asian="12pt" style:font-size-complex="12pt"/>
    </style:style>
    <style:style style:name="P419" style:family="paragraph" style:parent-style-name="Text_20_body">
      <style:text-properties fo:color="#000000" style:font-name="Liberation Serif" fo:font-size="12pt" officeooo:rsid="011d4b35" officeooo:paragraph-rsid="012f1f11" style:font-size-asian="12pt" style:font-size-complex="12pt"/>
    </style:style>
    <style:style style:name="P420" style:family="paragraph" style:parent-style-name="Text_20_body">
      <style:text-properties fo:color="#000000" style:font-name="Liberation Serif" fo:font-size="12pt" officeooo:rsid="011d4b35" officeooo:paragraph-rsid="012f3f1f" style:font-size-asian="12pt" style:font-size-complex="12pt"/>
    </style:style>
    <style:style style:name="P421" style:family="paragraph" style:parent-style-name="Text_20_body">
      <style:text-properties fo:color="#000000" style:font-name="Liberation Serif" fo:font-size="12pt" officeooo:rsid="011d4b35" officeooo:paragraph-rsid="0204715d" style:font-size-asian="12pt" style:font-size-complex="12pt"/>
    </style:style>
    <style:style style:name="P422" style:family="paragraph" style:parent-style-name="Text_20_body">
      <style:text-properties fo:color="#000000" style:font-name="Liberation Serif" fo:font-size="12pt" officeooo:paragraph-rsid="011de8ea" style:font-size-asian="12pt" style:font-size-complex="12pt"/>
    </style:style>
    <style:style style:name="P423" style:family="paragraph" style:parent-style-name="Text_20_body">
      <style:text-properties fo:color="#000000" style:font-name="Liberation Serif" fo:font-size="12pt" officeooo:paragraph-rsid="01216f08" style:font-size-asian="12pt" style:font-size-complex="12pt"/>
    </style:style>
    <style:style style:name="P424" style:family="paragraph" style:parent-style-name="Text_20_body">
      <style:text-properties fo:color="#000000" style:font-name="Liberation Serif" fo:font-size="12pt" officeooo:paragraph-rsid="012312e6" style:font-size-asian="12pt" style:font-size-complex="12pt"/>
    </style:style>
    <style:style style:name="P425" style:family="paragraph" style:parent-style-name="Text_20_body">
      <style:text-properties fo:color="#000000" style:font-name="Liberation Serif" fo:font-size="12pt" officeooo:paragraph-rsid="012f1f11" style:font-size-asian="12pt" style:font-size-complex="12pt"/>
    </style:style>
    <style:style style:name="P426" style:family="paragraph" style:parent-style-name="Text_20_body">
      <style:text-properties fo:color="#000000" style:font-name="Liberation Serif" fo:font-size="12pt" officeooo:paragraph-rsid="012f3f1f" style:font-size-asian="12pt" style:font-size-complex="12pt"/>
    </style:style>
    <style:style style:name="P427" style:family="paragraph" style:parent-style-name="Text_20_body">
      <style:text-properties fo:color="#000000" style:font-name="Liberation Serif" fo:font-size="12pt" officeooo:rsid="01d779c2" officeooo:paragraph-rsid="01d779c2" style:font-size-asian="12pt" style:font-size-complex="12pt"/>
    </style:style>
    <style:style style:name="P428" style:family="paragraph" style:parent-style-name="Text_20_body">
      <style:text-properties fo:color="#000000" style:font-name="Liberation Serif" fo:font-size="12pt" officeooo:rsid="00a3f5c8" officeooo:paragraph-rsid="01d8a204" style:font-size-asian="12pt" style:font-size-complex="12pt"/>
    </style:style>
    <style:style style:name="P429" style:family="paragraph" style:parent-style-name="Text_20_body">
      <style:text-properties fo:color="#000000" style:font-name="Liberation Serif" fo:font-size="12pt" officeooo:paragraph-rsid="01da44bc" style:font-size-asian="12pt" style:font-size-complex="12pt"/>
    </style:style>
    <style:style style:name="P430" style:family="paragraph" style:parent-style-name="Text_20_body">
      <style:text-properties fo:color="#000000" style:font-name="Liberation Serif" fo:font-size="12pt" officeooo:rsid="01f4bcbc" officeooo:paragraph-rsid="01f4bcbc" style:font-size-asian="12pt" style:font-size-complex="12pt"/>
    </style:style>
    <style:style style:name="P431" style:family="paragraph" style:parent-style-name="Text_20_body">
      <style:text-properties fo:color="#000000" style:font-name="Liberation Serif" fo:font-size="12pt" officeooo:rsid="026e05c7" officeooo:paragraph-rsid="0001ebe6" style:font-size-asian="12pt" style:font-size-complex="12pt"/>
    </style:style>
    <style:style style:name="P432" style:family="paragraph" style:parent-style-name="Text_20_body">
      <style:text-properties fo:color="#000000" style:font-name="Liberation Serif" fo:font-size="12pt" officeooo:rsid="026e05c7" officeooo:paragraph-rsid="01fbbf86" style:font-size-asian="12pt" style:font-size-complex="12pt"/>
    </style:style>
    <style:style style:name="P433" style:family="paragraph" style:parent-style-name="Text_20_body">
      <style:text-properties fo:color="#000000" style:font-name="Liberation Serif" fo:font-size="12pt" officeooo:rsid="026e05c7" officeooo:paragraph-rsid="01ff856e" style:font-size-asian="12pt" style:font-size-complex="12pt"/>
    </style:style>
    <style:style style:name="P434" style:family="paragraph" style:parent-style-name="Text_20_body">
      <style:text-properties fo:color="#000000" style:font-name="Liberation Serif" fo:font-size="12pt" officeooo:rsid="026e05c7" officeooo:paragraph-rsid="02011dcd" style:font-size-asian="12pt" style:font-size-complex="12pt"/>
    </style:style>
    <style:style style:name="P435" style:family="paragraph" style:parent-style-name="Text_20_body">
      <style:text-properties fo:color="#000000" style:font-name="Liberation Serif" fo:font-size="12pt" officeooo:rsid="01ff856e" officeooo:paragraph-rsid="01ff856e" style:font-size-asian="12pt" style:font-size-complex="12pt"/>
    </style:style>
    <style:style style:name="P436" style:family="paragraph" style:parent-style-name="Text_20_body">
      <style:text-properties fo:color="#000000" style:font-name="Liberation Serif" fo:font-size="12pt" officeooo:rsid="0204715d" officeooo:paragraph-rsid="0204715d" style:font-size-asian="12pt" style:font-size-complex="12pt"/>
    </style:style>
    <style:style style:name="P437" style:family="paragraph" style:parent-style-name="Text_20_body">
      <style:text-properties fo:color="#000000" style:font-name="Liberation Serif" fo:font-size="12pt" officeooo:paragraph-rsid="022e74d1" style:font-size-asian="12pt" style:font-size-complex="12pt"/>
    </style:style>
    <style:style style:name="P438" style:family="paragraph" style:parent-style-name="Text_20_body">
      <style:text-properties fo:color="#000000" style:font-name="Liberation Serif" fo:font-size="12pt" officeooo:rsid="02e5abdf" officeooo:paragraph-rsid="02f52730" style:font-size-asian="12pt" style:font-size-complex="12pt"/>
    </style:style>
    <style:style style:name="P439" style:family="paragraph" style:parent-style-name="Text_20_body">
      <style:text-properties fo:color="#000000" style:font-name="Liberation Serif" fo:font-size="12pt" officeooo:rsid="02e5246a" officeooo:paragraph-rsid="02f52730" style:font-size-asian="12pt" style:font-size-complex="12pt"/>
    </style:style>
    <style:style style:name="P440" style:family="paragraph" style:parent-style-name="Text_20_body">
      <style:text-properties fo:color="#000000" style:font-name="Liberation Serif" fo:font-size="12pt" officeooo:rsid="02e83db0" officeooo:paragraph-rsid="02f52730" style:font-size-asian="12pt" style:font-size-complex="12pt"/>
    </style:style>
    <style:style style:name="P441" style:family="paragraph" style:parent-style-name="Text_20_body">
      <style:text-properties fo:color="#000000" style:font-name="Liberation Serif" fo:font-size="12pt" officeooo:rsid="02eac654" officeooo:paragraph-rsid="02f52730" style:font-size-asian="12pt" style:font-size-complex="12pt"/>
    </style:style>
    <style:style style:name="P442" style:family="paragraph" style:parent-style-name="Text_20_body">
      <style:text-properties fo:color="#000000" style:font-name="Liberation Serif" fo:font-size="12pt" officeooo:rsid="02ed1cb1" officeooo:paragraph-rsid="02f52730" style:font-size-asian="12pt" style:font-size-complex="12pt"/>
    </style:style>
    <style:style style:name="P443" style:family="paragraph" style:parent-style-name="Text_20_body">
      <style:text-properties fo:color="#000000" style:font-name="Liberation Serif" fo:font-size="12pt" officeooo:rsid="02f1dbbb" officeooo:paragraph-rsid="02f52730" style:font-size-asian="12pt" style:font-size-complex="12pt"/>
    </style:style>
    <style:style style:name="P444" style:family="paragraph" style:parent-style-name="Text_20_body">
      <style:text-properties fo:color="#000000" style:font-name="Liberation Serif" fo:font-size="12pt" officeooo:rsid="02f1dbbb" officeooo:paragraph-rsid="02f65567" style:font-size-asian="12pt" style:font-size-complex="12pt"/>
    </style:style>
    <style:style style:name="P445" style:family="paragraph" style:parent-style-name="Text_20_body">
      <style:text-properties fo:color="#000000" style:font-name="Liberation Serif" fo:font-size="12pt" officeooo:rsid="02c87fbd" officeooo:paragraph-rsid="02f52730" style:font-size-asian="12pt" style:font-size-complex="12pt"/>
    </style:style>
    <style:style style:name="P446" style:family="paragraph" style:parent-style-name="Text_20_body">
      <style:text-properties fo:color="#000000" style:font-name="Liberation Serif" fo:font-size="12pt" officeooo:rsid="02c87fbd" officeooo:paragraph-rsid="02f65567" style:font-size-asian="12pt" style:font-size-complex="12pt"/>
    </style:style>
    <style:style style:name="P447" style:family="paragraph" style:parent-style-name="Text_20_body">
      <style:text-properties fo:color="#000000" style:font-name="Liberation Serif" fo:font-size="12pt" officeooo:rsid="02c87fbd" officeooo:paragraph-rsid="02f8cda1" style:font-size-asian="12pt" style:font-size-complex="12pt"/>
    </style:style>
    <style:style style:name="P448" style:family="paragraph" style:parent-style-name="Text_20_body">
      <style:text-properties fo:color="#000000" style:font-name="Liberation Serif" fo:font-size="12pt" officeooo:rsid="02c87fbd" officeooo:paragraph-rsid="02fe1ccb" style:font-size-asian="12pt" style:font-size-complex="12pt"/>
    </style:style>
    <style:style style:name="P449" style:family="paragraph" style:parent-style-name="Text_20_body">
      <style:text-properties fo:color="#000000" style:font-name="Liberation Serif" fo:font-size="12pt" officeooo:rsid="02f3761b" officeooo:paragraph-rsid="02f52730" style:font-size-asian="12pt" style:font-size-complex="12pt"/>
    </style:style>
    <style:style style:name="P450" style:family="paragraph" style:parent-style-name="Text_20_body">
      <style:text-properties fo:color="#000000" style:font-name="Liberation Serif" fo:font-size="12pt" officeooo:rsid="02de840f" officeooo:paragraph-rsid="02f52730" style:font-size-asian="12pt" style:font-size-complex="12pt"/>
    </style:style>
    <style:style style:name="P451" style:family="paragraph" style:parent-style-name="Text_20_body">
      <style:text-properties fo:color="#000000" style:font-name="Liberation Serif" fo:font-size="12pt" officeooo:rsid="02de840f" officeooo:paragraph-rsid="02fe1ccb" style:font-size-asian="12pt" style:font-size-complex="12pt"/>
    </style:style>
    <style:style style:name="P452" style:family="paragraph" style:parent-style-name="Text_20_body">
      <style:text-properties fo:color="#000000" style:font-name="Liberation Serif" fo:font-size="12pt" officeooo:rsid="02ac9f4a" officeooo:paragraph-rsid="02f52730" style:font-size-asian="12pt" style:font-size-complex="12pt"/>
    </style:style>
    <style:style style:name="P453" style:family="paragraph" style:parent-style-name="Text_20_body">
      <style:text-properties fo:color="#000000" style:font-name="Liberation Serif" fo:font-size="12pt" officeooo:rsid="01c85e61" officeooo:paragraph-rsid="02f52730" style:font-size-asian="12pt" style:font-size-complex="12pt"/>
    </style:style>
    <style:style style:name="P454" style:family="paragraph" style:parent-style-name="Text_20_body">
      <style:text-properties fo:color="#000000" style:font-name="Liberation Serif" fo:font-size="12pt" officeooo:rsid="02bf85a3" officeooo:paragraph-rsid="02f52730" style:font-size-asian="12pt" style:font-size-complex="12pt"/>
    </style:style>
    <style:style style:name="P455" style:family="paragraph" style:parent-style-name="Text_20_body">
      <style:text-properties fo:color="#000000" style:font-name="Liberation Serif" fo:font-size="12pt" officeooo:rsid="02bf85a3" officeooo:paragraph-rsid="02fe1ccb" style:font-size-asian="12pt" style:font-size-complex="12pt"/>
    </style:style>
    <style:style style:name="P456" style:family="paragraph" style:parent-style-name="Text_20_body">
      <style:text-properties fo:color="#000000" style:font-name="Liberation Serif" fo:font-size="12pt" officeooo:rsid="02dfff36" officeooo:paragraph-rsid="02f52730" style:font-size-asian="12pt" style:font-size-complex="12pt"/>
    </style:style>
    <style:style style:name="P457" style:family="paragraph" style:parent-style-name="Text_20_body">
      <style:text-properties fo:color="#000000" style:font-name="Liberation Serif" fo:font-size="12pt" officeooo:rsid="02dfff36" officeooo:paragraph-rsid="02fe1ccb" style:font-size-asian="12pt" style:font-size-complex="12pt"/>
    </style:style>
    <style:style style:name="P458" style:family="paragraph" style:parent-style-name="Text_20_body">
      <style:text-properties fo:color="#000000" style:font-name="Liberation Serif" fo:font-size="12pt" officeooo:rsid="02e2480a" officeooo:paragraph-rsid="02f52730" style:font-size-asian="12pt" style:font-size-complex="12pt"/>
    </style:style>
    <style:style style:name="P459" style:family="paragraph" style:parent-style-name="Text_20_body">
      <style:text-properties fo:color="#000000" style:font-name="Liberation Serif" fo:font-size="12pt" officeooo:rsid="02e2480a" officeooo:paragraph-rsid="02f65567" style:font-size-asian="12pt" style:font-size-complex="12pt"/>
    </style:style>
    <style:style style:name="P460" style:family="paragraph" style:parent-style-name="Text_20_body">
      <style:text-properties fo:color="#000000" style:font-name="Liberation Serif" fo:font-size="12pt" officeooo:rsid="02edfb67" officeooo:paragraph-rsid="02f52730" style:font-size-asian="12pt" style:font-size-complex="12pt"/>
    </style:style>
    <style:style style:name="P461" style:family="paragraph" style:parent-style-name="Text_20_body">
      <style:text-properties fo:color="#000000" style:font-name="Liberation Serif" fo:font-size="12pt" officeooo:rsid="02ef4963" officeooo:paragraph-rsid="02f52730" style:font-size-asian="12pt" style:font-size-complex="12pt"/>
    </style:style>
    <style:style style:name="P462" style:family="paragraph" style:parent-style-name="Text_20_body">
      <style:text-properties fo:color="#000000" style:font-name="Liberation Serif" fo:font-size="12pt" officeooo:rsid="02ee46bf" officeooo:paragraph-rsid="02f52730" style:font-size-asian="12pt" style:font-size-complex="12pt"/>
    </style:style>
    <style:style style:name="P463" style:family="paragraph" style:parent-style-name="Text_20_body">
      <style:text-properties fo:color="#000000" style:font-name="Liberation Serif" fo:font-size="12pt" officeooo:rsid="02f0afbb" officeooo:paragraph-rsid="02f52730" style:font-size-asian="12pt" style:font-size-complex="12pt"/>
    </style:style>
    <style:style style:name="P464" style:family="paragraph" style:parent-style-name="Text_20_body">
      <style:text-properties fo:color="#000000" style:font-name="Liberation Serif" fo:font-size="12pt" officeooo:rsid="02f2ce6b" officeooo:paragraph-rsid="02f65567" style:font-size-asian="12pt" style:font-size-complex="12pt"/>
    </style:style>
    <style:style style:name="P465" style:family="paragraph" style:parent-style-name="Text_20_body">
      <style:text-properties fo:color="#000000" style:font-name="Liberation Serif" fo:font-size="12pt" officeooo:rsid="02f45c23" officeooo:paragraph-rsid="02f65567" style:font-size-asian="12pt" style:font-size-complex="12pt"/>
    </style:style>
    <style:style style:name="P466" style:family="paragraph" style:parent-style-name="Text_20_body">
      <style:text-properties fo:color="#000000" style:font-name="Liberation Serif" fo:font-size="12pt" officeooo:rsid="02f8df80" officeooo:paragraph-rsid="02f52730" style:font-size-asian="12pt" style:font-size-complex="12pt"/>
    </style:style>
    <style:style style:name="P467" style:family="paragraph" style:parent-style-name="Text_20_body">
      <style:text-properties fo:color="#000000" style:font-name="Liberation Serif" fo:font-size="12pt" officeooo:paragraph-rsid="02f52730" style:font-size-asian="12pt" style:font-size-complex="12pt"/>
    </style:style>
    <style:style style:name="P468" style:family="paragraph" style:parent-style-name="Text_20_body">
      <style:text-properties fo:color="#000000" style:font-name="Liberation Serif" fo:font-size="12pt" officeooo:paragraph-rsid="02f65567" style:font-size-asian="12pt" style:font-size-complex="12pt"/>
    </style:style>
    <style:style style:name="P469" style:family="paragraph" style:parent-style-name="Text_20_body">
      <style:text-properties fo:color="#000000" style:font-name="Liberation Serif" fo:font-size="12pt" officeooo:rsid="00833035" officeooo:paragraph-rsid="02f65567" style:font-size-asian="12pt" style:font-size-complex="12pt"/>
    </style:style>
    <style:style style:name="P470" style:family="paragraph" style:parent-style-name="Text_20_body">
      <style:text-properties fo:color="#000000" style:font-name="Liberation Serif" fo:font-size="12pt" officeooo:rsid="00833035" officeooo:paragraph-rsid="02f6ee5c" style:font-size-asian="12pt" style:font-size-complex="12pt"/>
    </style:style>
    <style:style style:name="P471" style:family="paragraph" style:parent-style-name="Text_20_body">
      <style:text-properties fo:color="#000000" style:font-name="Liberation Serif" fo:font-size="12pt" officeooo:rsid="02d79076" officeooo:paragraph-rsid="02f8cda1" style:font-size-asian="12pt" style:font-size-complex="12pt"/>
    </style:style>
    <style:style style:name="P472" style:family="paragraph" style:parent-style-name="Text_20_body">
      <style:text-properties fo:color="#000000" style:font-name="Liberation Serif" fo:font-size="12pt" officeooo:rsid="02d95e8f" officeooo:paragraph-rsid="02f8cda1" style:font-size-asian="12pt" style:font-size-complex="12pt"/>
    </style:style>
    <style:style style:name="P473" style:family="paragraph" style:parent-style-name="Text_20_body">
      <style:text-properties fo:color="#000000" style:font-name="Liberation Serif" fo:font-size="12pt" officeooo:rsid="02db3d46" officeooo:paragraph-rsid="02f8cda1" style:font-size-asian="12pt" style:font-size-complex="12pt"/>
    </style:style>
    <style:style style:name="P474" style:family="paragraph" style:parent-style-name="Text_20_body">
      <style:text-properties fo:color="#000000" style:font-name="Liberation Serif" fo:font-size="12pt" officeooo:rsid="02dcff0c" officeooo:paragraph-rsid="02f8cda1" style:font-size-asian="12pt" style:font-size-complex="12pt"/>
    </style:style>
    <style:style style:name="P475" style:family="paragraph" style:parent-style-name="Text_20_body">
      <style:text-properties fo:color="#000000" style:font-name="Liberation Serif" fo:font-size="12pt" officeooo:paragraph-rsid="02f8cda1" style:font-size-asian="12pt" style:font-size-complex="12pt"/>
    </style:style>
    <style:style style:name="P476" style:family="paragraph" style:parent-style-name="Text_20_body">
      <style:text-properties fo:color="#000000" style:font-name="Liberation Serif" fo:font-size="12pt" officeooo:rsid="02f8cda1" officeooo:paragraph-rsid="02f8cda1" style:font-size-asian="12pt" style:font-size-complex="12pt"/>
    </style:style>
    <style:style style:name="P477" style:family="paragraph" style:parent-style-name="Text_20_body">
      <style:text-properties fo:color="#000000" style:font-name="Liberation Serif" fo:font-size="12pt" officeooo:rsid="02f8cda1" officeooo:paragraph-rsid="02ff2bbe" style:font-size-asian="12pt" style:font-size-complex="12pt"/>
    </style:style>
    <style:style style:name="P478" style:family="paragraph" style:parent-style-name="Text_20_body">
      <style:text-properties fo:color="#000000" style:font-name="Liberation Serif" fo:font-size="12pt" officeooo:rsid="02f8cda1" officeooo:paragraph-rsid="0300abd1" style:font-size-asian="12pt" style:font-size-complex="12pt"/>
    </style:style>
    <style:style style:name="P479" style:family="paragraph" style:parent-style-name="Text_20_body">
      <style:text-properties fo:color="#000000" style:font-name="Liberation Serif" fo:font-size="12pt" officeooo:paragraph-rsid="02fe1ccb" style:font-size-asian="12pt" style:font-size-complex="12pt"/>
    </style:style>
    <style:style style:name="P480" style:family="paragraph" style:parent-style-name="Text_20_body">
      <style:text-properties fo:color="#000000" style:font-name="Liberation Serif" fo:font-size="12pt" officeooo:rsid="02fe1ccb" officeooo:paragraph-rsid="02fe1ccb" style:font-size-asian="12pt" style:font-size-complex="12pt"/>
    </style:style>
    <style:style style:name="P481" style:family="paragraph" style:parent-style-name="Text_20_body">
      <style:text-properties fo:color="#000000" style:font-name="Liberation Serif" fo:font-size="12pt" officeooo:rsid="02ff2bbe" officeooo:paragraph-rsid="02ff2bbe" style:font-size-asian="12pt" style:font-size-complex="12pt"/>
    </style:style>
    <style:style style:name="P482" style:family="paragraph" style:parent-style-name="Text_20_body">
      <style:text-properties fo:color="#000000" style:font-name="Liberation Serif" fo:font-size="12pt" officeooo:rsid="02ff2bbe" officeooo:paragraph-rsid="0300abd1" style:font-size-asian="12pt" style:font-size-complex="12pt"/>
    </style:style>
    <style:style style:name="P483" style:family="paragraph" style:parent-style-name="Text_20_body">
      <style:text-properties fo:color="#000000" style:font-name="Liberation Serif" fo:font-size="12pt" officeooo:rsid="0300c661" style:font-size-asian="12pt" style:font-size-complex="12pt"/>
    </style:style>
    <style:style style:name="P484" style:family="paragraph" style:parent-style-name="Text_20_body">
      <style:text-properties fo:color="#000000" style:font-name="Liberation Serif" fo:font-size="12pt" officeooo:rsid="0300c661" officeooo:paragraph-rsid="0300c661" style:font-size-asian="12pt" style:font-size-complex="12pt"/>
    </style:style>
    <style:style style:name="P485" style:family="paragraph" style:parent-style-name="Text_20_body">
      <style:text-properties fo:color="#000000" style:font-name="Liberation Serif" fo:font-size="12pt" officeooo:rsid="0300c661" officeooo:paragraph-rsid="0302bbdf" style:font-size-asian="12pt" style:font-size-complex="12pt"/>
    </style:style>
    <style:style style:name="P486" style:family="paragraph" style:parent-style-name="Text_20_body">
      <style:text-properties fo:color="#000000" style:font-name="Liberation Serif" fo:font-size="12pt" officeooo:rsid="0300c661" officeooo:paragraph-rsid="0308619b" style:font-size-asian="12pt" style:font-size-complex="12pt"/>
    </style:style>
    <style:style style:name="P487" style:family="paragraph" style:parent-style-name="Text_20_body">
      <style:text-properties fo:color="#000000" style:font-name="Liberation Serif" fo:font-size="12pt" officeooo:rsid="0300c661" officeooo:paragraph-rsid="03194044" style:font-size-asian="12pt" style:font-size-complex="12pt"/>
    </style:style>
    <style:style style:name="P488" style:family="paragraph" style:parent-style-name="Text_20_body">
      <style:text-properties fo:color="#000000" style:font-name="Liberation Serif" fo:font-size="12pt" officeooo:rsid="0300c661" officeooo:paragraph-rsid="031b15cf" style:font-size-asian="12pt" style:font-size-complex="12pt"/>
    </style:style>
    <style:style style:name="P489" style:family="paragraph" style:parent-style-name="Text_20_body">
      <style:text-properties fo:color="#000000" style:font-name="Liberation Serif" fo:font-size="12pt" officeooo:rsid="0302b18b" officeooo:paragraph-rsid="0302b18b" style:font-size-asian="12pt" style:font-size-complex="12pt"/>
    </style:style>
    <style:style style:name="P490" style:family="paragraph" style:parent-style-name="Text_20_body">
      <style:text-properties fo:color="#000000" style:font-name="Liberation Serif" fo:font-size="12pt" officeooo:rsid="0302b18b" officeooo:paragraph-rsid="0302bbdf" style:font-size-asian="12pt" style:font-size-complex="12pt"/>
    </style:style>
    <style:style style:name="P491" style:family="paragraph" style:parent-style-name="Text_20_body">
      <style:text-properties fo:color="#000000" style:font-name="Liberation Serif" fo:font-size="12pt" officeooo:rsid="0302b18b" officeooo:paragraph-rsid="03069116" style:font-size-asian="12pt" style:font-size-complex="12pt"/>
    </style:style>
    <style:style style:name="P492" style:family="paragraph" style:parent-style-name="Text_20_body">
      <style:text-properties fo:color="#000000" style:font-name="Liberation Serif" fo:font-size="12pt" officeooo:rsid="03060d53" officeooo:paragraph-rsid="03060d53" style:font-size-asian="12pt" style:font-size-complex="12pt"/>
    </style:style>
    <style:style style:name="P493" style:family="paragraph" style:parent-style-name="Text_20_body">
      <style:text-properties fo:color="#000000" style:font-name="Liberation Serif" fo:font-size="12pt" officeooo:rsid="03074964" officeooo:paragraph-rsid="03074964" style:font-size-asian="12pt" style:font-size-complex="12pt"/>
    </style:style>
    <style:style style:name="P494" style:family="paragraph" style:parent-style-name="Text_20_body">
      <style:text-properties fo:color="#000000" style:font-name="Liberation Serif" fo:font-size="12pt" officeooo:rsid="03074964" officeooo:paragraph-rsid="0308619b" style:font-size-asian="12pt" style:font-size-complex="12pt"/>
    </style:style>
    <style:style style:name="P495" style:family="paragraph" style:parent-style-name="Text_20_body">
      <style:text-properties fo:color="#000000" style:font-name="Liberation Serif" fo:font-size="12pt" officeooo:rsid="030795b3" officeooo:paragraph-rsid="030795b3" style:font-size-asian="12pt" style:font-size-complex="12pt"/>
    </style:style>
    <style:style style:name="P496" style:family="paragraph" style:parent-style-name="Text_20_body">
      <style:text-properties fo:color="#000000" style:font-name="Liberation Serif" fo:font-size="12pt" officeooo:rsid="030795b3" officeooo:paragraph-rsid="030a6140" style:font-size-asian="12pt" style:font-size-complex="12pt"/>
    </style:style>
    <style:style style:name="P497" style:family="paragraph" style:parent-style-name="Text_20_body">
      <style:text-properties fo:color="#000000" style:font-name="Liberation Serif" fo:font-size="12pt" officeooo:rsid="0308619b" officeooo:paragraph-rsid="0308619b" style:font-size-asian="12pt" style:font-size-complex="12pt"/>
    </style:style>
    <style:style style:name="P498" style:family="paragraph" style:parent-style-name="Text_20_body">
      <style:text-properties fo:color="#000000" style:font-name="Liberation Serif" fo:font-size="12pt" officeooo:rsid="030a6140" officeooo:paragraph-rsid="030a6140" style:font-size-asian="12pt" style:font-size-complex="12pt"/>
    </style:style>
    <style:style style:name="P499" style:family="paragraph" style:parent-style-name="Text_20_body">
      <style:text-properties fo:color="#000000" style:font-name="Liberation Serif" fo:font-size="12pt" officeooo:rsid="030ca1e9" officeooo:paragraph-rsid="030ca1e9" style:font-size-asian="12pt" style:font-size-complex="12pt"/>
    </style:style>
    <style:style style:name="P500" style:family="paragraph" style:parent-style-name="Text_20_body">
      <style:text-properties fo:color="#000000" style:font-name="Liberation Serif" fo:font-size="12pt" officeooo:rsid="030d5947" officeooo:paragraph-rsid="030d5947" style:font-size-asian="12pt" style:font-size-complex="12pt"/>
    </style:style>
    <style:style style:name="P501" style:family="paragraph" style:parent-style-name="Text_20_body">
      <style:text-properties fo:color="#000000" style:font-name="Liberation Serif" fo:font-size="12pt" officeooo:rsid="030da5af" officeooo:paragraph-rsid="030f45e0" style:font-size-asian="12pt" style:font-size-complex="12pt"/>
    </style:style>
    <style:style style:name="P502" style:family="paragraph" style:parent-style-name="Text_20_body">
      <style:text-properties fo:color="#000000" style:font-name="Liberation Serif" fo:font-size="12pt" officeooo:rsid="0310cc25" officeooo:paragraph-rsid="0310cc25" style:font-size-asian="12pt" style:font-size-complex="12pt"/>
    </style:style>
    <style:style style:name="P503" style:family="paragraph" style:parent-style-name="Text_20_body">
      <style:text-properties fo:color="#000000" style:font-name="Liberation Serif" fo:font-size="12pt" officeooo:rsid="0310cc25" officeooo:paragraph-rsid="03194044" style:font-size-asian="12pt" style:font-size-complex="12pt"/>
    </style:style>
    <style:style style:name="P504" style:family="paragraph" style:parent-style-name="Text_20_body">
      <style:text-properties fo:color="#000000" style:font-name="Liberation Serif" fo:font-size="12pt" officeooo:rsid="0310cc25" officeooo:paragraph-rsid="031b15cf" style:font-size-asian="12pt" style:font-size-complex="12pt"/>
    </style:style>
    <style:style style:name="P505" style:family="paragraph" style:parent-style-name="Text_20_body">
      <style:text-properties fo:color="#000000" style:font-name="Liberation Serif" fo:font-size="12pt" officeooo:rsid="0312e5f9" officeooo:paragraph-rsid="0312e5f9" style:font-size-asian="12pt" style:font-size-complex="12pt"/>
    </style:style>
    <style:style style:name="P506" style:family="paragraph" style:parent-style-name="Text_20_body">
      <style:text-properties fo:color="#000000" style:font-name="Liberation Serif" fo:font-size="12pt" officeooo:rsid="0316c3bb" officeooo:paragraph-rsid="0316c3bb" style:font-size-asian="12pt" style:font-size-complex="12pt"/>
    </style:style>
    <style:style style:name="P507" style:family="paragraph" style:parent-style-name="Text_20_body">
      <style:text-properties fo:color="#000000" style:font-name="Liberation Serif" fo:font-size="12pt" officeooo:rsid="0316c3bb" officeooo:paragraph-rsid="031736c0" style:font-size-asian="12pt" style:font-size-complex="12pt"/>
    </style:style>
    <style:style style:name="P508" style:family="paragraph" style:parent-style-name="Text_20_body">
      <style:text-properties fo:color="#000000" style:font-name="Liberation Serif" fo:font-size="12pt" officeooo:rsid="03194044" officeooo:paragraph-rsid="03194044" style:font-size-asian="12pt" style:font-size-complex="12pt"/>
    </style:style>
    <style:style style:name="P509" style:family="paragraph" style:parent-style-name="Text_20_body">
      <style:text-properties fo:color="#000000" style:font-name="Liberation Serif" fo:font-size="12pt" officeooo:rsid="0319f6f3" officeooo:paragraph-rsid="0319f6f3" style:font-size-asian="12pt" style:font-size-complex="12pt"/>
    </style:style>
    <style:style style:name="P510" style:family="paragraph" style:parent-style-name="Text_20_body">
      <style:text-properties fo:color="#000000" style:font-name="Liberation Serif" fo:font-size="12pt" officeooo:rsid="031a30bc" officeooo:paragraph-rsid="031a30bc" style:font-size-asian="12pt" style:font-size-complex="12pt"/>
    </style:style>
    <style:style style:name="P511" style:family="paragraph" style:parent-style-name="Text_20_body">
      <style:text-properties fo:color="#000000" style:font-name="Liberation Serif" fo:font-size="12pt" officeooo:rsid="031a30bc" officeooo:paragraph-rsid="031b15cf" style:font-size-asian="12pt" style:font-size-complex="12pt"/>
    </style:style>
    <style:style style:name="P512" style:family="paragraph" style:parent-style-name="Text_20_body">
      <style:text-properties fo:color="#000000" style:font-name="Liberation Serif" fo:font-size="12pt" officeooo:rsid="031b15cf" officeooo:paragraph-rsid="031b15cf" style:font-size-asian="12pt" style:font-size-complex="12pt"/>
    </style:style>
    <style:style style:name="P513" style:family="paragraph" style:parent-style-name="Text_20_body">
      <style:text-properties fo:color="#000000" style:font-name="Liberation Serif" fo:font-size="12pt" officeooo:rsid="031cbd0d" officeooo:paragraph-rsid="031cbd0d" style:font-size-asian="12pt" style:font-size-complex="12pt"/>
    </style:style>
    <style:style style:name="P514" style:family="paragraph" style:parent-style-name="Text_20_body">
      <style:text-properties fo:color="#000000" style:font-name="Liberation Serif" fo:font-size="12pt" officeooo:rsid="031d0da3" officeooo:paragraph-rsid="031d0da3" style:font-size-asian="12pt" style:font-size-complex="12pt"/>
    </style:style>
    <style:style style:name="P515" style:family="paragraph" style:parent-style-name="Text_20_body">
      <style:text-properties fo:color="#000000" style:font-name="Liberation Serif" fo:font-size="12pt" officeooo:paragraph-rsid="03244e76" style:font-size-asian="12pt" style:font-size-complex="12pt"/>
    </style:style>
    <style:style style:name="P516" style:family="paragraph" style:parent-style-name="Text_20_body">
      <style:text-properties fo:color="#000000" style:font-name="Liberation Serif" fo:font-size="12pt" officeooo:rsid="0251b42d" officeooo:paragraph-rsid="00365225" fo:background-color="#ff3333" style:font-size-asian="12pt" style:font-size-complex="12pt"/>
    </style:style>
    <style:style style:name="P517" style:family="paragraph" style:parent-style-name="Text_20_body">
      <style:text-properties fo:color="#000000" style:font-name="Liberation Serif" fo:font-size="12pt" officeooo:rsid="0251b42d" officeooo:paragraph-rsid="00365225" fo:background-color="transparent" style:font-size-asian="12pt" style:font-size-complex="12pt"/>
    </style:style>
    <style:style style:name="P518" style:family="paragraph" style:parent-style-name="Text_20_body">
      <style:text-properties fo:color="#000000" officeooo:paragraph-rsid="0001ebe6"/>
    </style:style>
    <style:style style:name="P519" style:family="paragraph" style:parent-style-name="Text_20_body">
      <style:text-properties fo:color="#000000" style:font-name="Consolas1" fo:font-size="9.5pt" officeooo:paragraph-rsid="0001ebe6" style:font-size-asian="9.5pt"/>
    </style:style>
    <style:style style:name="P520" style:family="paragraph" style:parent-style-name="Text_20_body">
      <style:text-properties officeooo:rsid="01af1d2a" officeooo:paragraph-rsid="0001ebe6"/>
    </style:style>
    <style:style style:name="P521" style:family="paragraph" style:parent-style-name="Text_20_body">
      <style:paragraph-properties>
        <style:tab-stops>
          <style:tab-stop style:position="15.822cm"/>
        </style:tab-stops>
      </style:paragraph-properties>
      <style:text-properties officeooo:rsid="00118d52" officeooo:paragraph-rsid="0001ebe6"/>
    </style:style>
    <style:style style:name="P522" style:family="paragraph" style:parent-style-name="Text_20_body">
      <style:text-properties officeooo:rsid="00118d52" officeooo:paragraph-rsid="0001ebe6"/>
    </style:style>
    <style:style style:name="P523" style:family="paragraph" style:parent-style-name="Text_20_body">
      <style:text-properties officeooo:rsid="021c2df5" officeooo:paragraph-rsid="0001ebe6"/>
    </style:style>
    <style:style style:name="P524" style:family="paragraph" style:parent-style-name="Text_20_body">
      <style:text-properties style:font-name="Liberation Serif" fo:font-size="12pt" officeooo:rsid="021cdee2" officeooo:paragraph-rsid="0001ebe6" style:font-size-asian="12pt" style:font-size-complex="12pt"/>
    </style:style>
    <style:style style:name="P525" style:family="paragraph" style:parent-style-name="Text_20_body">
      <style:text-properties style:font-name="Liberation Serif" fo:font-size="12pt" officeooo:rsid="021cdee2" officeooo:paragraph-rsid="01d560a4" style:font-size-asian="12pt" style:font-size-complex="12pt"/>
    </style:style>
    <style:style style:name="P526" style:family="paragraph" style:parent-style-name="Text_20_body">
      <style:text-properties style:font-name="Liberation Serif" fo:font-size="12pt" officeooo:rsid="023fabab" officeooo:paragraph-rsid="0001ebe6" style:font-size-asian="12pt" style:font-size-complex="12pt"/>
    </style:style>
    <style:style style:name="P527" style:family="paragraph" style:parent-style-name="Text_20_body">
      <style:text-properties style:font-name="Liberation Serif" fo:font-size="12pt" officeooo:rsid="0248498f" officeooo:paragraph-rsid="0001ebe6" style:font-size-asian="12pt" style:font-size-complex="12pt"/>
    </style:style>
    <style:style style:name="P528" style:family="paragraph" style:parent-style-name="Text_20_body">
      <style:text-properties style:font-name="Liberation Serif" fo:font-size="12pt" officeooo:rsid="00c1dff0" officeooo:paragraph-rsid="0001ebe6" style:font-size-asian="12pt" style:font-size-complex="12pt"/>
    </style:style>
    <style:style style:name="P529" style:family="paragraph" style:parent-style-name="Text_20_body">
      <style:text-properties style:font-name="Liberation Serif" fo:font-size="12pt" officeooo:rsid="00c1dff0" officeooo:paragraph-rsid="00365225" style:font-size-asian="12pt" style:font-size-complex="12pt"/>
    </style:style>
    <style:style style:name="P530" style:family="paragraph" style:parent-style-name="Text_20_body">
      <style:text-properties style:font-name="Liberation Serif" fo:font-size="12pt" officeooo:rsid="00c1dff0" officeooo:paragraph-rsid="008de974" style:font-size-asian="12pt" style:font-size-complex="12pt"/>
    </style:style>
    <style:style style:name="P531" style:family="paragraph" style:parent-style-name="Text_20_body">
      <style:text-properties style:font-name="Liberation Serif" fo:font-size="12pt" officeooo:rsid="00c1dff0" officeooo:paragraph-rsid="009c035a" style:font-size-asian="12pt" style:font-size-complex="12pt"/>
    </style:style>
    <style:style style:name="P532" style:family="paragraph" style:parent-style-name="Text_20_body">
      <style:text-properties style:font-name="Liberation Serif" fo:font-size="12pt" officeooo:rsid="00c1dff0" officeooo:paragraph-rsid="00a1c73b" style:font-size-asian="12pt" style:font-size-complex="12pt"/>
    </style:style>
    <style:style style:name="P533" style:family="paragraph" style:parent-style-name="Text_20_body">
      <style:text-properties style:font-name="Liberation Serif" fo:font-size="12pt" officeooo:rsid="00c1dff0" officeooo:paragraph-rsid="00b8c3d1" style:font-size-asian="12pt" style:font-size-complex="12pt"/>
    </style:style>
    <style:style style:name="P534" style:family="paragraph" style:parent-style-name="Text_20_body">
      <style:text-properties style:font-name="Liberation Serif" fo:font-size="12pt" officeooo:rsid="00c1dff0" officeooo:paragraph-rsid="00c8c1d8" style:font-size-asian="12pt" style:font-size-complex="12pt"/>
    </style:style>
    <style:style style:name="P535" style:family="paragraph" style:parent-style-name="Text_20_body">
      <style:text-properties style:font-name="Liberation Serif" fo:font-size="12pt" officeooo:rsid="00c1dff0" officeooo:paragraph-rsid="00d085f0" style:font-size-asian="12pt" style:font-size-complex="12pt"/>
    </style:style>
    <style:style style:name="P536" style:family="paragraph" style:parent-style-name="Text_20_body">
      <style:text-properties style:font-name="Liberation Serif" fo:font-size="12pt" officeooo:rsid="00c1dff0" officeooo:paragraph-rsid="00dc5d08" style:font-size-asian="12pt" style:font-size-complex="12pt"/>
    </style:style>
    <style:style style:name="P537" style:family="paragraph" style:parent-style-name="Text_20_body">
      <style:text-properties style:font-name="Liberation Serif" fo:font-size="12pt" officeooo:rsid="00c1dff0" officeooo:paragraph-rsid="00dea1e4" style:font-size-asian="12pt" style:font-size-complex="12pt"/>
    </style:style>
    <style:style style:name="P538" style:family="paragraph" style:parent-style-name="Text_20_body">
      <style:text-properties style:font-name="Liberation Serif" fo:font-size="12pt" officeooo:rsid="00c1dff0" officeooo:paragraph-rsid="00e0ec70" style:font-size-asian="12pt" style:font-size-complex="12pt"/>
    </style:style>
    <style:style style:name="P539" style:family="paragraph" style:parent-style-name="Text_20_body">
      <style:text-properties style:font-name="Liberation Serif" fo:font-size="12pt" officeooo:rsid="00c1dff0" officeooo:paragraph-rsid="00e6abd1" style:font-size-asian="12pt" style:font-size-complex="12pt"/>
    </style:style>
    <style:style style:name="P540" style:family="paragraph" style:parent-style-name="Text_20_body">
      <style:text-properties style:font-name="Liberation Serif" fo:font-size="12pt" officeooo:rsid="00c1dff0" officeooo:paragraph-rsid="00e7d366" style:font-size-asian="12pt" style:font-size-complex="12pt"/>
    </style:style>
    <style:style style:name="P541" style:family="paragraph" style:parent-style-name="Text_20_body">
      <style:text-properties style:font-name="Liberation Serif" fo:font-size="12pt" officeooo:rsid="00c1dff0" officeooo:paragraph-rsid="00e92f73" style:font-size-asian="12pt" style:font-size-complex="12pt"/>
    </style:style>
    <style:style style:name="P542" style:family="paragraph" style:parent-style-name="Text_20_body">
      <style:text-properties style:font-name="Liberation Serif" fo:font-size="12pt" officeooo:rsid="00c1dff0" officeooo:paragraph-rsid="00ee50d2" style:font-size-asian="12pt" style:font-size-complex="12pt"/>
    </style:style>
    <style:style style:name="P543" style:family="paragraph" style:parent-style-name="Text_20_body">
      <style:text-properties style:font-name="Liberation Serif" fo:font-size="12pt" officeooo:rsid="00c1dff0" officeooo:paragraph-rsid="00f89f01" style:font-size-asian="12pt" style:font-size-complex="12pt"/>
    </style:style>
    <style:style style:name="P544" style:family="paragraph" style:parent-style-name="Text_20_body">
      <style:text-properties style:font-name="Liberation Serif" fo:font-size="12pt" officeooo:rsid="00c1dff0" officeooo:paragraph-rsid="02031eff" style:font-size-asian="12pt" style:font-size-complex="12pt"/>
    </style:style>
    <style:style style:name="P545" style:family="paragraph" style:parent-style-name="Text_20_body">
      <style:text-properties style:font-name="Liberation Serif" fo:font-size="12pt" officeooo:rsid="00c1dff0" officeooo:paragraph-rsid="022e74d1" style:font-size-asian="12pt" style:font-size-complex="12pt"/>
    </style:style>
    <style:style style:name="P546" style:family="paragraph" style:parent-style-name="Text_20_body">
      <style:text-properties style:font-name="Liberation Serif" fo:font-size="12pt" officeooo:rsid="02521c43" officeooo:paragraph-rsid="0001ebe6" style:font-size-asian="12pt" style:font-size-complex="12pt"/>
    </style:style>
    <style:style style:name="P547" style:family="paragraph" style:parent-style-name="Text_20_body">
      <style:text-properties style:font-name="Liberation Serif" fo:font-size="12pt" officeooo:rsid="02521c43" officeooo:paragraph-rsid="00365225" style:font-size-asian="12pt" style:font-size-complex="12pt"/>
    </style:style>
    <style:style style:name="P548" style:family="paragraph" style:parent-style-name="Text_20_body">
      <style:text-properties style:font-name="Liberation Serif" fo:font-size="12pt" officeooo:rsid="02521c43" officeooo:paragraph-rsid="02031eff" style:font-size-asian="12pt" style:font-size-complex="12pt"/>
    </style:style>
    <style:style style:name="P549" style:family="paragraph" style:parent-style-name="Text_20_body">
      <style:text-properties style:font-name="Liberation Serif" fo:font-size="12pt" officeooo:rsid="0254d1d0" officeooo:paragraph-rsid="0001ebe6" style:font-size-asian="12pt" style:font-size-complex="12pt"/>
    </style:style>
    <style:style style:name="P550" style:family="paragraph" style:parent-style-name="Text_20_body">
      <style:text-properties style:font-name="Liberation Serif" fo:font-size="12pt" officeooo:rsid="0254d1d0" officeooo:paragraph-rsid="02031eff" style:font-size-asian="12pt" style:font-size-complex="12pt"/>
    </style:style>
    <style:style style:name="P551" style:family="paragraph" style:parent-style-name="Text_20_body">
      <style:text-properties style:font-name="Liberation Serif" fo:font-size="12pt" officeooo:rsid="02726428" officeooo:paragraph-rsid="0001ebe6" style:font-size-asian="12pt" style:font-size-complex="12pt"/>
    </style:style>
    <style:style style:name="P552" style:family="paragraph" style:parent-style-name="Text_20_body">
      <style:text-properties style:font-name="Liberation Serif" fo:font-size="12pt" officeooo:rsid="0275f1a4" officeooo:paragraph-rsid="0001ebe6" style:font-size-asian="12pt" style:font-size-complex="12pt"/>
    </style:style>
    <style:style style:name="P553" style:family="paragraph" style:parent-style-name="Text_20_body">
      <style:text-properties style:font-name="Liberation Serif" fo:font-size="12pt" officeooo:paragraph-rsid="0001ebe6" style:font-size-asian="12pt" style:font-size-complex="12pt"/>
    </style:style>
    <style:style style:name="P554" style:family="paragraph" style:parent-style-name="Text_20_body">
      <style:text-properties style:font-name="Liberation Serif" fo:font-size="12pt" officeooo:rsid="0090fee5" officeooo:paragraph-rsid="0090fee5" style:font-size-asian="12pt" style:font-size-complex="12pt"/>
    </style:style>
    <style:style style:name="P555" style:family="paragraph" style:parent-style-name="Text_20_body">
      <style:text-properties style:font-name="Liberation Serif" fo:font-size="12pt" officeooo:rsid="0090fee5" officeooo:paragraph-rsid="00d9f51c" style:font-size-asian="12pt" style:font-size-complex="12pt"/>
    </style:style>
    <style:style style:name="P556" style:family="paragraph" style:parent-style-name="Text_20_body">
      <style:text-properties style:font-name="Liberation Serif" fo:font-size="12pt" officeooo:rsid="0090fee5" officeooo:paragraph-rsid="00e3a6bd" style:font-size-asian="12pt" style:font-size-complex="12pt"/>
    </style:style>
    <style:style style:name="P557" style:family="paragraph" style:parent-style-name="Text_20_body">
      <style:text-properties style:font-name="Liberation Serif" fo:font-size="12pt" officeooo:rsid="0090fee5" officeooo:paragraph-rsid="00ee50d2" style:font-size-asian="12pt" style:font-size-complex="12pt"/>
    </style:style>
    <style:style style:name="P558" style:family="paragraph" style:parent-style-name="Text_20_body">
      <style:text-properties style:font-name="Liberation Serif" fo:font-size="12pt" officeooo:rsid="0091661d" officeooo:paragraph-rsid="009476a1" style:font-size-asian="12pt" style:font-size-complex="12pt"/>
    </style:style>
    <style:style style:name="P559" style:family="paragraph" style:parent-style-name="Text_20_body">
      <style:text-properties style:font-name="Liberation Serif" fo:font-size="12pt" officeooo:rsid="00940915" officeooo:paragraph-rsid="00940915" style:font-size-asian="12pt" style:font-size-complex="12pt"/>
    </style:style>
    <style:style style:name="P560" style:family="paragraph" style:parent-style-name="Text_20_body">
      <style:text-properties style:font-name="Liberation Serif" fo:font-size="12pt" officeooo:rsid="00940915" officeooo:paragraph-rsid="00e6abd1" style:font-size-asian="12pt" style:font-size-complex="12pt"/>
    </style:style>
    <style:style style:name="P561" style:family="paragraph" style:parent-style-name="Text_20_body">
      <style:text-properties style:font-name="Liberation Serif" fo:font-size="12pt" officeooo:rsid="009c035a" officeooo:paragraph-rsid="00e7d366" style:font-size-asian="12pt" style:font-size-complex="12pt"/>
    </style:style>
    <style:style style:name="P562" style:family="paragraph" style:parent-style-name="Text_20_body">
      <style:text-properties style:font-name="Liberation Serif" fo:font-size="12pt" officeooo:rsid="009c035a" officeooo:paragraph-rsid="02254403" style:font-size-asian="12pt" style:font-size-complex="12pt"/>
    </style:style>
    <style:style style:name="P563" style:family="paragraph" style:parent-style-name="Text_20_body">
      <style:text-properties style:font-name="Liberation Serif" fo:font-size="12pt" officeooo:rsid="009c035a" officeooo:paragraph-rsid="0234b8f3" style:font-size-asian="12pt" style:font-size-complex="12pt"/>
    </style:style>
    <style:style style:name="P564" style:family="paragraph" style:parent-style-name="Text_20_body">
      <style:text-properties style:font-name="Liberation Serif" fo:font-size="12pt" officeooo:rsid="00a2abea" officeooo:paragraph-rsid="00dea1e4" style:font-size-asian="12pt" style:font-size-complex="12pt"/>
    </style:style>
    <style:style style:name="P565" style:family="paragraph" style:parent-style-name="Text_20_body">
      <style:text-properties style:font-name="Liberation Serif" fo:font-size="12pt" officeooo:rsid="00a2abea" officeooo:paragraph-rsid="00ee50d2" style:font-size-asian="12pt" style:font-size-complex="12pt"/>
    </style:style>
    <style:style style:name="P566" style:family="paragraph" style:parent-style-name="Text_20_body">
      <style:text-properties style:font-name="Liberation Serif" fo:font-size="12pt" officeooo:rsid="00a2abea" officeooo:paragraph-rsid="021a4356" style:font-size-asian="12pt" style:font-size-complex="12pt"/>
    </style:style>
    <style:style style:name="P567" style:family="paragraph" style:parent-style-name="Text_20_body">
      <style:text-properties style:font-name="Liberation Serif" fo:font-size="12pt" officeooo:rsid="00a2abea" officeooo:paragraph-rsid="021d2dbf" style:font-size-asian="12pt" style:font-size-complex="12pt"/>
    </style:style>
    <style:style style:name="P568" style:family="paragraph" style:parent-style-name="Text_20_body">
      <style:text-properties style:font-name="Liberation Serif" fo:font-size="12pt" officeooo:rsid="00a2abea" officeooo:paragraph-rsid="00c8c1d8" style:font-size-asian="12pt" style:font-size-complex="12pt"/>
    </style:style>
    <style:style style:name="P569" style:family="paragraph" style:parent-style-name="Text_20_body">
      <style:text-properties style:font-name="Liberation Serif" fo:font-size="12pt" officeooo:rsid="00a2abea" officeooo:paragraph-rsid="022e74d1" style:font-size-asian="12pt" style:font-size-complex="12pt"/>
    </style:style>
    <style:style style:name="P570" style:family="paragraph" style:parent-style-name="Text_20_body">
      <style:text-properties style:font-name="Liberation Serif" fo:font-size="12pt" officeooo:rsid="00a2abea" officeooo:paragraph-rsid="00dc5d08" style:font-size-asian="12pt" style:font-size-complex="12pt"/>
    </style:style>
    <style:style style:name="P571" style:family="paragraph" style:parent-style-name="Text_20_body">
      <style:text-properties style:font-name="Liberation Serif" fo:font-size="12pt" officeooo:rsid="00a624aa" officeooo:paragraph-rsid="00a624aa" style:font-size-asian="12pt" style:font-size-complex="12pt"/>
    </style:style>
    <style:style style:name="P572" style:family="paragraph" style:parent-style-name="Text_20_body">
      <style:paragraph-properties>
        <style:tab-stops>
          <style:tab-stop style:position="1.402cm"/>
        </style:tab-stops>
      </style:paragraph-properties>
      <style:text-properties style:font-name="Liberation Serif" fo:font-size="12pt" officeooo:rsid="00a88fd2" officeooo:paragraph-rsid="00c54d49" style:font-size-asian="12pt" style:font-size-complex="12pt"/>
    </style:style>
    <style:style style:name="P573" style:family="paragraph" style:parent-style-name="Text_20_body">
      <style:paragraph-properties>
        <style:tab-stops>
          <style:tab-stop style:position="1.402cm"/>
        </style:tab-stops>
      </style:paragraph-properties>
      <style:text-properties style:font-name="Liberation Serif" fo:font-size="12pt" officeooo:rsid="00a88fd2" officeooo:paragraph-rsid="00e0ec70" style:font-size-asian="12pt" style:font-size-complex="12pt"/>
    </style:style>
    <style:style style:name="P574" style:family="paragraph" style:parent-style-name="Text_20_body">
      <style:paragraph-properties>
        <style:tab-stops>
          <style:tab-stop style:position="1.402cm"/>
        </style:tab-stops>
      </style:paragraph-properties>
      <style:text-properties style:font-name="Liberation Serif" fo:font-size="12pt" officeooo:rsid="00a88fd2" officeooo:paragraph-rsid="021be405" style:font-size-asian="12pt" style:font-size-complex="12pt"/>
    </style:style>
    <style:style style:name="P575" style:family="paragraph" style:parent-style-name="Text_20_body">
      <style:paragraph-properties>
        <style:tab-stops>
          <style:tab-stop style:position="1.402cm"/>
        </style:tab-stops>
      </style:paragraph-properties>
      <style:text-properties style:font-name="Liberation Serif" fo:font-size="12pt" officeooo:rsid="00a88fd2" officeooo:paragraph-rsid="02265610" style:font-size-asian="12pt" style:font-size-complex="12pt"/>
    </style:style>
    <style:style style:name="P576" style:family="paragraph" style:parent-style-name="Text_20_body">
      <style:text-properties style:font-name="Liberation Serif" fo:font-size="12pt" officeooo:rsid="00c3d325" officeooo:paragraph-rsid="00c54d49" style:font-size-asian="12pt" style:font-size-complex="12pt"/>
    </style:style>
    <style:style style:name="P577" style:family="paragraph" style:parent-style-name="Text_20_body">
      <style:text-properties style:font-name="Liberation Serif" fo:font-size="12pt" officeooo:rsid="00c8c1d8" officeooo:paragraph-rsid="00c8c1d8" style:font-size-asian="12pt" style:font-size-complex="12pt"/>
    </style:style>
    <style:style style:name="P578" style:family="paragraph" style:parent-style-name="Text_20_body">
      <style:text-properties style:font-name="Liberation Serif" fo:font-size="12pt" officeooo:rsid="00c8c1d8" officeooo:paragraph-rsid="02254403" style:font-size-asian="12pt" style:font-size-complex="12pt"/>
    </style:style>
    <style:style style:name="P579" style:family="paragraph" style:parent-style-name="Text_20_body">
      <style:text-properties style:font-name="Liberation Serif" fo:font-size="12pt" officeooo:rsid="00c8c1d8" officeooo:paragraph-rsid="022e74d1" style:font-size-asian="12pt" style:font-size-complex="12pt"/>
    </style:style>
    <style:style style:name="P580" style:family="paragraph" style:parent-style-name="Text_20_body">
      <style:text-properties style:font-name="Liberation Serif" fo:font-size="12pt" officeooo:rsid="00c8c1d8" officeooo:paragraph-rsid="0234b8f3" style:font-size-asian="12pt" style:font-size-complex="12pt"/>
    </style:style>
    <style:style style:name="P581" style:family="paragraph" style:parent-style-name="Text_20_body">
      <style:text-properties style:font-name="Liberation Serif" fo:font-size="12pt" officeooo:rsid="00ca212a" officeooo:paragraph-rsid="00ca212a" style:font-size-asian="12pt" style:font-size-complex="12pt"/>
    </style:style>
    <style:style style:name="P582" style:family="paragraph" style:parent-style-name="Text_20_body">
      <style:text-properties style:font-name="Liberation Serif" fo:font-size="12pt" officeooo:rsid="00ca9147" officeooo:paragraph-rsid="00ca9147" style:font-size-asian="12pt" style:font-size-complex="12pt"/>
    </style:style>
    <style:style style:name="P583" style:family="paragraph" style:parent-style-name="Text_20_body">
      <style:text-properties style:font-name="Liberation Serif" fo:font-size="12pt" officeooo:rsid="00cb9e1c" officeooo:paragraph-rsid="00cb9e1c" style:font-size-asian="12pt" style:font-size-complex="12pt"/>
    </style:style>
    <style:style style:name="P584" style:family="paragraph" style:parent-style-name="Text_20_body">
      <style:text-properties style:font-name="Liberation Serif" fo:font-size="12pt" officeooo:rsid="00ce528b" officeooo:paragraph-rsid="00ce528b" style:font-size-asian="12pt" style:font-size-complex="12pt"/>
    </style:style>
    <style:style style:name="P585" style:family="paragraph" style:parent-style-name="Text_20_body">
      <style:text-properties style:font-name="Liberation Serif" fo:font-size="12pt" officeooo:rsid="00ceb093" officeooo:paragraph-rsid="00ceb093" style:font-size-asian="12pt" style:font-size-complex="12pt"/>
    </style:style>
    <style:style style:name="P586" style:family="paragraph" style:parent-style-name="Text_20_body">
      <style:text-properties style:font-name="Liberation Serif" fo:font-size="12pt" officeooo:rsid="00d0b0e7" officeooo:paragraph-rsid="00d0b0e7" style:font-size-asian="12pt" style:font-size-complex="12pt"/>
    </style:style>
    <style:style style:name="P587" style:family="paragraph" style:parent-style-name="Text_20_body">
      <style:paragraph-properties>
        <style:tab-stops>
          <style:tab-stop style:position="1.402cm"/>
        </style:tab-stops>
      </style:paragraph-properties>
      <style:text-properties style:font-name="Liberation Serif" fo:font-size="12pt" officeooo:rsid="00b138bc" officeooo:paragraph-rsid="00b7969d" style:font-size-asian="12pt" style:font-size-complex="12pt"/>
    </style:style>
    <style:style style:name="P588" style:family="paragraph" style:parent-style-name="Text_20_body">
      <style:paragraph-properties>
        <style:tab-stops>
          <style:tab-stop style:position="1.402cm"/>
        </style:tab-stops>
      </style:paragraph-properties>
      <style:text-properties style:font-name="Liberation Serif" fo:font-size="12pt" officeooo:rsid="00b138bc" officeooo:paragraph-rsid="00b8c3d1" style:font-size-asian="12pt" style:font-size-complex="12pt"/>
    </style:style>
    <style:style style:name="P589" style:family="paragraph" style:parent-style-name="Text_20_body">
      <style:text-properties style:font-name="Liberation Serif" fo:font-size="12pt" officeooo:rsid="00d359ac" officeooo:paragraph-rsid="00d359ac" style:font-size-asian="12pt" style:font-size-complex="12pt"/>
    </style:style>
    <style:style style:name="P590" style:family="paragraph" style:parent-style-name="Text_20_body">
      <style:text-properties style:font-name="Liberation Serif" fo:font-size="12pt" officeooo:rsid="00d359ac" officeooo:paragraph-rsid="00e0ec70" style:font-size-asian="12pt" style:font-size-complex="12pt"/>
    </style:style>
    <style:style style:name="P591" style:family="paragraph" style:parent-style-name="Text_20_body">
      <style:text-properties style:font-name="Liberation Serif" fo:font-size="12pt" officeooo:rsid="00db0c82" officeooo:paragraph-rsid="00db0c82" style:font-size-asian="12pt" style:font-size-complex="12pt"/>
    </style:style>
    <style:style style:name="P592" style:family="paragraph" style:parent-style-name="Text_20_body">
      <style:text-properties style:font-name="Liberation Serif" fo:font-size="12pt" officeooo:rsid="00f89f01" officeooo:paragraph-rsid="00f89f01" style:font-size-asian="12pt" style:font-size-complex="12pt"/>
    </style:style>
    <style:style style:name="P593" style:family="paragraph" style:parent-style-name="Text_20_body">
      <style:text-properties style:font-name="Liberation Serif" fo:font-size="12pt" officeooo:rsid="00f89f01" officeooo:paragraph-rsid="0236fb72" style:font-size-asian="12pt" style:font-size-complex="12pt"/>
    </style:style>
    <style:style style:name="P594" style:family="paragraph" style:parent-style-name="Text_20_body">
      <style:text-properties style:font-name="Liberation Serif" fo:font-size="12pt" officeooo:rsid="0252d3df" officeooo:paragraph-rsid="00365225" style:font-size-asian="12pt" style:font-size-complex="12pt"/>
    </style:style>
    <style:style style:name="P595" style:family="paragraph" style:parent-style-name="Text_20_body">
      <style:text-properties style:font-name="Liberation Serif" fo:font-size="12pt" officeooo:rsid="02569847" officeooo:paragraph-rsid="0001ebe6" style:font-size-asian="12pt" style:font-size-complex="12pt"/>
    </style:style>
    <style:style style:name="P596" style:family="paragraph" style:parent-style-name="Text_20_body">
      <style:text-properties style:font-name="Liberation Serif" fo:font-size="12pt" officeooo:rsid="02569847" officeooo:paragraph-rsid="02031eff" style:font-size-asian="12pt" style:font-size-complex="12pt"/>
    </style:style>
    <style:style style:name="P597" style:family="paragraph" style:parent-style-name="Text_20_body">
      <style:text-properties style:font-name="Liberation Serif" fo:font-size="12pt" officeooo:rsid="021558b5" officeooo:paragraph-rsid="021558b5" style:font-size-asian="12pt" style:font-size-complex="12pt"/>
    </style:style>
    <style:style style:name="P598" style:family="paragraph" style:parent-style-name="Text_20_body">
      <style:text-properties style:font-name="Liberation Serif" fo:font-size="12pt" officeooo:rsid="021558b5" officeooo:paragraph-rsid="021f9286" style:font-size-asian="12pt" style:font-size-complex="12pt"/>
    </style:style>
    <style:style style:name="P599" style:family="paragraph" style:parent-style-name="Text_20_body">
      <style:text-properties style:font-name="Liberation Serif" fo:font-size="12pt" officeooo:rsid="021648c3" officeooo:paragraph-rsid="02244251" style:font-size-asian="12pt" style:font-size-complex="12pt"/>
    </style:style>
    <style:style style:name="P600" style:family="paragraph" style:parent-style-name="Text_20_body">
      <style:text-properties style:font-name="Liberation Serif" fo:font-size="12pt" officeooo:rsid="008e671c" officeooo:paragraph-rsid="022ae482" style:font-size-asian="12pt" style:font-size-complex="12pt"/>
    </style:style>
    <style:style style:name="P601" style:family="paragraph" style:parent-style-name="Text_20_body">
      <style:text-properties style:font-name="Liberation Serif" fo:font-size="12pt" officeooo:rsid="009ea286" officeooo:paragraph-rsid="022be53f" style:font-size-asian="12pt" style:font-size-complex="12pt"/>
    </style:style>
    <style:style style:name="P602" style:family="paragraph" style:parent-style-name="Text_20_body">
      <style:text-properties style:font-name="Liberation Serif" fo:font-size="12pt" officeooo:rsid="009ea286" officeooo:paragraph-rsid="022da7b1" style:font-size-asian="12pt" style:font-size-complex="12pt"/>
    </style:style>
    <style:style style:name="P603" style:family="paragraph" style:parent-style-name="Text_20_body">
      <style:text-properties style:font-name="Liberation Serif" fo:font-size="12pt" officeooo:rsid="0234b8f3" officeooo:paragraph-rsid="0234b8f3" style:font-size-asian="12pt" style:font-size-complex="12pt"/>
    </style:style>
    <style:style style:name="P604" style:family="paragraph" style:parent-style-name="Text_20_body">
      <style:text-properties officeooo:rsid="0222c3b8" officeooo:paragraph-rsid="0001ebe6"/>
    </style:style>
    <style:style style:name="P605" style:family="paragraph" style:parent-style-name="Text_20_body">
      <style:text-properties officeooo:rsid="0228248f" officeooo:paragraph-rsid="0001ebe6"/>
    </style:style>
    <style:style style:name="P606" style:family="paragraph" style:parent-style-name="Text_20_body">
      <style:text-properties officeooo:rsid="02318d2f" officeooo:paragraph-rsid="0001ebe6"/>
    </style:style>
    <style:style style:name="P607" style:family="paragraph" style:parent-style-name="Text_20_body">
      <style:text-properties officeooo:rsid="02338cc3" officeooo:paragraph-rsid="0001ebe6"/>
    </style:style>
    <style:style style:name="P608" style:family="paragraph" style:parent-style-name="Text_20_body">
      <style:text-properties officeooo:rsid="0235782b" officeooo:paragraph-rsid="0001ebe6"/>
    </style:style>
    <style:style style:name="P609" style:family="paragraph" style:parent-style-name="Text_20_body">
      <style:text-properties officeooo:rsid="00a3f5c8" officeooo:paragraph-rsid="0001ebe6"/>
    </style:style>
    <style:style style:name="P610" style:family="paragraph" style:parent-style-name="Text_20_body">
      <style:text-properties officeooo:rsid="00a3f5c8" officeooo:paragraph-rsid="011d4b35"/>
    </style:style>
    <style:style style:name="P611" style:family="paragraph" style:parent-style-name="Text_20_body">
      <style:text-properties officeooo:rsid="00a3f5c8" officeooo:paragraph-rsid="011de8ea"/>
    </style:style>
    <style:style style:name="P612" style:family="paragraph" style:parent-style-name="Text_20_body">
      <style:text-properties officeooo:rsid="00a3f5c8" officeooo:paragraph-rsid="01216f08"/>
    </style:style>
    <style:style style:name="P613" style:family="paragraph" style:parent-style-name="Text_20_body">
      <style:text-properties officeooo:rsid="00a3f5c8" officeooo:paragraph-rsid="012312e6"/>
    </style:style>
    <style:style style:name="P614" style:family="paragraph" style:parent-style-name="Text_20_body">
      <style:text-properties officeooo:rsid="00a3f5c8" officeooo:paragraph-rsid="012f1f11"/>
    </style:style>
    <style:style style:name="P615" style:family="paragraph" style:parent-style-name="Text_20_body">
      <style:text-properties officeooo:rsid="00a3f5c8" officeooo:paragraph-rsid="012f3f1f"/>
    </style:style>
    <style:style style:name="P616" style:family="paragraph" style:parent-style-name="Text_20_body">
      <style:text-properties officeooo:rsid="023cb673" officeooo:paragraph-rsid="0001ebe6"/>
    </style:style>
    <style:style style:name="P617" style:family="paragraph" style:parent-style-name="Text_20_body">
      <style:text-properties officeooo:rsid="00b0850c" officeooo:paragraph-rsid="0001ebe6"/>
    </style:style>
    <style:style style:name="P618" style:family="paragraph" style:parent-style-name="Text_20_body">
      <style:text-properties officeooo:rsid="025beb60" officeooo:paragraph-rsid="0001ebe6"/>
    </style:style>
    <style:style style:name="P619" style:family="paragraph" style:parent-style-name="Text_20_body">
      <style:text-properties officeooo:rsid="025cf457" officeooo:paragraph-rsid="0001ebe6"/>
    </style:style>
    <style:style style:name="P620" style:family="paragraph" style:parent-style-name="Text_20_body">
      <style:text-properties officeooo:rsid="027322df" officeooo:paragraph-rsid="0001ebe6"/>
    </style:style>
    <style:style style:name="P621" style:family="paragraph" style:parent-style-name="Text_20_body">
      <style:text-properties officeooo:rsid="006f4bce" officeooo:paragraph-rsid="0001ebe6"/>
    </style:style>
    <style:style style:name="P622" style:family="paragraph" style:parent-style-name="Text_20_body">
      <style:paragraph-properties>
        <style:tab-stops>
          <style:tab-stop style:position="0cm"/>
        </style:tab-stops>
      </style:paragraph-properties>
      <style:text-properties officeooo:rsid="01b8125e" officeooo:paragraph-rsid="0001ebe6"/>
    </style:style>
    <style:style style:name="P623" style:family="paragraph" style:parent-style-name="Text_20_body">
      <style:paragraph-properties>
        <style:tab-stops/>
      </style:paragraph-properties>
      <style:text-properties officeooo:rsid="01b9a5a1" officeooo:paragraph-rsid="0001ebe6"/>
    </style:style>
    <style:style style:name="P624" style:family="paragraph" style:parent-style-name="Text_20_body">
      <style:paragraph-properties>
        <style:tab-stops/>
      </style:paragraph-properties>
      <style:text-properties officeooo:rsid="01bb57f3" officeooo:paragraph-rsid="0001ebe6"/>
    </style:style>
    <style:style style:name="P625" style:family="paragraph" style:parent-style-name="Text_20_body">
      <style:text-properties officeooo:rsid="0285d022" officeooo:paragraph-rsid="0001ebe6"/>
    </style:style>
    <style:style style:name="P626" style:family="paragraph" style:parent-style-name="Text_20_body">
      <style:text-properties fo:font-weight="bold" style:font-weight-asian="bold" style:font-weight-complex="bold"/>
    </style:style>
    <style:style style:name="P627" style:family="paragraph" style:parent-style-name="Text_20_body">
      <style:text-properties fo:font-weight="bold" officeooo:rsid="00739b06" officeooo:paragraph-rsid="00739b06" style:font-weight-asian="bold" style:font-weight-complex="bold"/>
    </style:style>
    <style:style style:name="P628" style:family="paragraph" style:parent-style-name="Text_20_body">
      <style:text-properties fo:font-weight="bold" officeooo:rsid="00739b06" officeooo:paragraph-rsid="01658d3c" style:font-weight-asian="bold" style:font-weight-complex="bold"/>
    </style:style>
    <style:style style:name="P629" style:family="paragraph" style:parent-style-name="Text_20_body">
      <style:text-properties fo:font-weight="bold" officeooo:rsid="00739b06" officeooo:paragraph-rsid="016e4cd2" style:font-weight-asian="bold" style:font-weight-complex="bold"/>
    </style:style>
    <style:style style:name="P630" style:family="paragraph" style:parent-style-name="Text_20_body">
      <style:text-properties fo:font-weight="bold" officeooo:rsid="00739b06" officeooo:paragraph-rsid="01738872" style:font-weight-asian="bold" style:font-weight-complex="bold"/>
    </style:style>
    <style:style style:name="P631" style:family="paragraph" style:parent-style-name="Text_20_body">
      <style:text-properties fo:font-weight="bold" officeooo:rsid="00739b06" officeooo:paragraph-rsid="01764882" style:font-weight-asian="bold" style:font-weight-complex="bold"/>
    </style:style>
    <style:style style:name="P632" style:family="paragraph" style:parent-style-name="Text_20_body">
      <style:text-properties fo:font-weight="bold" officeooo:rsid="015dae12" officeooo:paragraph-rsid="015dae12" style:font-weight-asian="bold" style:font-weight-complex="bold"/>
    </style:style>
    <style:style style:name="P633" style:family="paragraph" style:parent-style-name="Text_20_body">
      <style:text-properties fo:font-weight="bold" officeooo:rsid="015dae12" officeooo:paragraph-rsid="016e4cd2" style:font-weight-asian="bold" style:font-weight-complex="bold"/>
    </style:style>
    <style:style style:name="P634" style:family="paragraph" style:parent-style-name="Text_20_body">
      <style:text-properties fo:font-weight="bold" officeooo:rsid="015dae12" officeooo:paragraph-rsid="01738872" style:font-weight-asian="bold" style:font-weight-complex="bold"/>
    </style:style>
    <style:style style:name="P635" style:family="paragraph" style:parent-style-name="Text_20_body">
      <style:text-properties fo:font-weight="bold" officeooo:rsid="015dae12" officeooo:paragraph-rsid="01764882" style:font-weight-asian="bold" style:font-weight-complex="bold"/>
    </style:style>
    <style:style style:name="P636" style:family="paragraph" style:parent-style-name="Text_20_body">
      <style:text-properties fo:font-weight="bold" officeooo:rsid="0170adce" officeooo:paragraph-rsid="0170adce" style:font-weight-asian="bold" style:font-weight-complex="bold"/>
    </style:style>
    <style:style style:name="P637" style:family="paragraph" style:parent-style-name="Text_20_body">
      <style:text-properties fo:font-weight="bold" officeooo:rsid="0170adce" officeooo:paragraph-rsid="01738872" style:font-weight-asian="bold" style:font-weight-complex="bold"/>
    </style:style>
    <style:style style:name="P638" style:family="paragraph" style:parent-style-name="Text_20_body">
      <style:text-properties fo:font-weight="bold" officeooo:rsid="0170adce" officeooo:paragraph-rsid="01764882" style:font-weight-asian="bold" style:font-weight-complex="bold"/>
    </style:style>
    <style:style style:name="P639" style:family="paragraph" style:parent-style-name="Text_20_body">
      <style:text-properties fo:font-weight="bold" officeooo:paragraph-rsid="02ce2d52" style:font-weight-asian="bold" style:font-weight-complex="bold"/>
    </style:style>
    <style:style style:name="P640" style:family="paragraph" style:parent-style-name="Text_20_body">
      <style:text-properties fo:font-weight="bold" officeooo:paragraph-rsid="02d0e07d" style:font-weight-asian="bold" style:font-weight-complex="bold"/>
    </style:style>
    <style:style style:name="P641" style:family="paragraph" style:parent-style-name="Text_20_body">
      <style:text-properties fo:font-weight="bold" officeooo:paragraph-rsid="02d2a94d" style:font-weight-asian="bold" style:font-weight-complex="bold"/>
    </style:style>
    <style:style style:name="P642" style:family="paragraph" style:parent-style-name="Text_20_body">
      <style:text-properties officeooo:paragraph-rsid="0001ebe6"/>
    </style:style>
    <style:style style:name="P643" style:family="paragraph" style:parent-style-name="Text_20_body">
      <style:text-properties officeooo:paragraph-rsid="0030e343"/>
    </style:style>
    <style:style style:name="P644" style:family="paragraph" style:parent-style-name="Text_20_body">
      <style:text-properties officeooo:paragraph-rsid="0035160f"/>
    </style:style>
    <style:style style:name="P645" style:family="paragraph" style:parent-style-name="Text_20_body">
      <style:text-properties officeooo:rsid="00365225" officeooo:paragraph-rsid="00365225"/>
    </style:style>
    <style:style style:name="P646" style:family="paragraph" style:parent-style-name="Text_20_body">
      <style:text-properties officeooo:rsid="00365225" officeooo:paragraph-rsid="0038dea2"/>
    </style:style>
    <style:style style:name="P647" style:family="paragraph" style:parent-style-name="Text_20_body">
      <style:text-properties officeooo:rsid="00365225" officeooo:paragraph-rsid="0037741a"/>
    </style:style>
    <style:style style:name="P648" style:family="paragraph" style:parent-style-name="Text_20_body">
      <style:text-properties officeooo:paragraph-rsid="00365225"/>
    </style:style>
    <style:style style:name="P649" style:family="paragraph" style:parent-style-name="Text_20_body">
      <style:text-properties officeooo:rsid="0037741a" officeooo:paragraph-rsid="0037741a"/>
    </style:style>
    <style:style style:name="P650" style:family="paragraph" style:parent-style-name="Text_20_body">
      <style:text-properties officeooo:rsid="0037741a" officeooo:paragraph-rsid="0038dea2"/>
    </style:style>
    <style:style style:name="P651" style:family="paragraph" style:parent-style-name="Text_20_body">
      <style:text-properties officeooo:rsid="0037741a" officeooo:paragraph-rsid="003c9716"/>
    </style:style>
    <style:style style:name="P652" style:family="paragraph" style:parent-style-name="Text_20_body">
      <style:text-properties officeooo:rsid="0037741a" officeooo:paragraph-rsid="003d27a0"/>
    </style:style>
    <style:style style:name="P653" style:family="paragraph" style:parent-style-name="Text_20_body">
      <style:text-properties officeooo:rsid="0037741a" officeooo:paragraph-rsid="004dd6dd"/>
    </style:style>
    <style:style style:name="P654" style:family="paragraph" style:parent-style-name="Text_20_body">
      <style:text-properties officeooo:rsid="0037741a" officeooo:paragraph-rsid="0063e0c4"/>
    </style:style>
    <style:style style:name="P655" style:family="paragraph" style:parent-style-name="Text_20_body">
      <style:text-properties officeooo:rsid="003ab585" officeooo:paragraph-rsid="003ab585"/>
    </style:style>
    <style:style style:name="P656" style:family="paragraph" style:parent-style-name="Text_20_body">
      <style:text-properties officeooo:rsid="003ab585" officeooo:paragraph-rsid="003d27a0"/>
    </style:style>
    <style:style style:name="P657" style:family="paragraph" style:parent-style-name="Text_20_body">
      <style:text-properties officeooo:rsid="003c9716" officeooo:paragraph-rsid="003c9716"/>
    </style:style>
    <style:style style:name="P658" style:family="paragraph" style:parent-style-name="Text_20_body">
      <style:text-properties officeooo:rsid="003c9716" officeooo:paragraph-rsid="003d27a0"/>
    </style:style>
    <style:style style:name="P659" style:family="paragraph" style:parent-style-name="Text_20_body">
      <style:text-properties officeooo:rsid="003e9369" officeooo:paragraph-rsid="003e9369"/>
    </style:style>
    <style:style style:name="P660" style:family="paragraph" style:parent-style-name="Text_20_body">
      <style:text-properties officeooo:rsid="003e9369" officeooo:paragraph-rsid="003fa6cc"/>
    </style:style>
    <style:style style:name="P661" style:family="paragraph" style:parent-style-name="Text_20_body">
      <style:text-properties officeooo:rsid="003e9369" officeooo:paragraph-rsid="0049d210"/>
    </style:style>
    <style:style style:name="P662" style:family="paragraph" style:parent-style-name="Text_20_body">
      <style:text-properties officeooo:rsid="003e9369" officeooo:paragraph-rsid="005f7717"/>
    </style:style>
    <style:style style:name="P663" style:family="paragraph" style:parent-style-name="Text_20_body">
      <style:text-properties officeooo:rsid="003e9369" officeooo:paragraph-rsid="016d4486"/>
    </style:style>
    <style:style style:name="P664" style:family="paragraph" style:parent-style-name="Text_20_body">
      <style:text-properties officeooo:rsid="003e9369" officeooo:paragraph-rsid="0172a4b9"/>
    </style:style>
    <style:style style:name="P665" style:family="paragraph" style:parent-style-name="Text_20_body">
      <style:text-properties officeooo:rsid="003e9369" officeooo:paragraph-rsid="01764882"/>
    </style:style>
    <style:style style:name="P666" style:family="paragraph" style:parent-style-name="Text_20_body">
      <style:text-properties officeooo:rsid="003fa6cc" officeooo:paragraph-rsid="0044ce77"/>
    </style:style>
    <style:style style:name="P667" style:family="paragraph" style:parent-style-name="Text_20_body">
      <style:text-properties officeooo:rsid="003fa6cc" officeooo:paragraph-rsid="004d37c4"/>
    </style:style>
    <style:style style:name="P668" style:family="paragraph" style:parent-style-name="Text_20_body">
      <style:text-properties officeooo:rsid="003fa6cc" officeooo:paragraph-rsid="00602e45"/>
    </style:style>
    <style:style style:name="P669" style:family="paragraph" style:parent-style-name="Text_20_body">
      <style:text-properties officeooo:rsid="003fa6cc" officeooo:paragraph-rsid="016d4486"/>
    </style:style>
    <style:style style:name="P670" style:family="paragraph" style:parent-style-name="Text_20_body">
      <style:text-properties officeooo:rsid="003fa6cc" officeooo:paragraph-rsid="016e4cd2"/>
    </style:style>
    <style:style style:name="P671" style:family="paragraph" style:parent-style-name="Text_20_body">
      <style:text-properties officeooo:rsid="003fa6cc" officeooo:paragraph-rsid="0172a4b9"/>
    </style:style>
    <style:style style:name="P672" style:family="paragraph" style:parent-style-name="Text_20_body">
      <style:text-properties officeooo:rsid="003fa6cc" officeooo:paragraph-rsid="01764882"/>
    </style:style>
    <style:style style:name="P673" style:family="paragraph" style:parent-style-name="Text_20_body">
      <style:text-properties officeooo:rsid="0042fec2" officeooo:paragraph-rsid="0042fec2"/>
    </style:style>
    <style:style style:name="P674" style:family="paragraph" style:parent-style-name="Text_20_body">
      <style:text-properties officeooo:rsid="0044ce77" officeooo:paragraph-rsid="0044ce77"/>
    </style:style>
    <style:style style:name="P675" style:family="paragraph" style:parent-style-name="Text_20_body">
      <style:text-properties officeooo:rsid="0044ce77" officeooo:paragraph-rsid="004dd6dd"/>
    </style:style>
    <style:style style:name="P676" style:family="paragraph" style:parent-style-name="Text_20_body">
      <style:text-properties officeooo:rsid="0044ce77" officeooo:paragraph-rsid="00602e45"/>
    </style:style>
    <style:style style:name="P677" style:family="paragraph" style:parent-style-name="Text_20_body">
      <style:text-properties officeooo:rsid="0044ce77" officeooo:paragraph-rsid="016d4486"/>
    </style:style>
    <style:style style:name="P678" style:family="paragraph" style:parent-style-name="Text_20_body">
      <style:text-properties officeooo:rsid="0044ce77" officeooo:paragraph-rsid="0172a4b9"/>
    </style:style>
    <style:style style:name="P679" style:family="paragraph" style:parent-style-name="Text_20_body">
      <style:text-properties officeooo:rsid="0044ce77" officeooo:paragraph-rsid="01764882"/>
    </style:style>
    <style:style style:name="P680" style:family="paragraph" style:parent-style-name="Text_20_body">
      <style:text-properties officeooo:rsid="0044ce77" officeooo:paragraph-rsid="01e87c15"/>
    </style:style>
    <style:style style:name="P681" style:family="paragraph" style:parent-style-name="Text_20_body">
      <style:text-properties officeooo:rsid="0046e3a5" officeooo:paragraph-rsid="0046e3a5"/>
    </style:style>
    <style:style style:name="P682" style:family="paragraph" style:parent-style-name="Text_20_body">
      <style:text-properties officeooo:rsid="0046e3a5" officeooo:paragraph-rsid="0049d210"/>
    </style:style>
    <style:style style:name="P683" style:family="paragraph" style:parent-style-name="Text_20_body">
      <style:text-properties officeooo:rsid="0046e3a5" officeooo:paragraph-rsid="005f7717"/>
    </style:style>
    <style:style style:name="P684" style:family="paragraph" style:parent-style-name="Text_20_body">
      <style:text-properties officeooo:rsid="0046e3a5" officeooo:paragraph-rsid="016d4486"/>
    </style:style>
    <style:style style:name="P685" style:family="paragraph" style:parent-style-name="Text_20_body">
      <style:text-properties officeooo:rsid="0046e3a5" officeooo:paragraph-rsid="0172a4b9"/>
    </style:style>
    <style:style style:name="P686" style:family="paragraph" style:parent-style-name="Text_20_body">
      <style:text-properties officeooo:rsid="0046e3a5" officeooo:paragraph-rsid="01764882"/>
    </style:style>
    <style:style style:name="P687" style:family="paragraph" style:parent-style-name="Text_20_body">
      <style:text-properties officeooo:rsid="0049f74a" officeooo:paragraph-rsid="0049f74a"/>
    </style:style>
    <style:style style:name="P688" style:family="paragraph" style:parent-style-name="Text_20_body">
      <style:text-properties officeooo:rsid="004c8a65" officeooo:paragraph-rsid="00602e45"/>
    </style:style>
    <style:style style:name="P689" style:family="paragraph" style:parent-style-name="Text_20_body">
      <style:text-properties officeooo:rsid="004c8a65" officeooo:paragraph-rsid="016d4486"/>
    </style:style>
    <style:style style:name="P690" style:family="paragraph" style:parent-style-name="Text_20_body">
      <style:text-properties officeooo:rsid="004c8a65" officeooo:paragraph-rsid="0172a4b9"/>
    </style:style>
    <style:style style:name="P691" style:family="paragraph" style:parent-style-name="Text_20_body">
      <style:text-properties officeooo:rsid="004c8a65" officeooo:paragraph-rsid="01764882"/>
    </style:style>
    <style:style style:name="P692" style:family="paragraph" style:parent-style-name="Text_20_body">
      <style:text-properties officeooo:rsid="004c8a65" officeooo:paragraph-rsid="01e87c15"/>
    </style:style>
    <style:style style:name="P693" style:family="paragraph" style:parent-style-name="Text_20_body">
      <style:text-properties officeooo:rsid="004dd6dd" officeooo:paragraph-rsid="004dd6dd"/>
    </style:style>
    <style:style style:name="P694" style:family="paragraph" style:parent-style-name="Text_20_body">
      <style:text-properties officeooo:rsid="00501f44" officeooo:paragraph-rsid="00501f44"/>
    </style:style>
    <style:style style:name="P695" style:family="paragraph" style:parent-style-name="Text_20_body">
      <style:text-properties officeooo:rsid="00501f44" officeooo:paragraph-rsid="0063e0c4"/>
    </style:style>
    <style:style style:name="P696" style:family="paragraph" style:parent-style-name="Text_20_body">
      <style:text-properties officeooo:rsid="00501f44" officeooo:paragraph-rsid="014017e6"/>
    </style:style>
    <style:style style:name="P697" style:family="paragraph" style:parent-style-name="Text_20_body">
      <style:text-properties officeooo:rsid="00525541" officeooo:paragraph-rsid="00525541"/>
    </style:style>
    <style:style style:name="P698" style:family="paragraph" style:parent-style-name="Text_20_body">
      <style:text-properties officeooo:rsid="005461d6" officeooo:paragraph-rsid="005461d6"/>
    </style:style>
    <style:style style:name="P699" style:family="paragraph" style:parent-style-name="Text_20_body">
      <style:text-properties officeooo:rsid="005461d6" officeooo:paragraph-rsid="0065b4bc"/>
    </style:style>
    <style:style style:name="P700" style:family="paragraph" style:parent-style-name="Text_20_body">
      <style:text-properties officeooo:rsid="005952f9" officeooo:paragraph-rsid="005b1b72"/>
    </style:style>
    <style:style style:name="P701" style:family="paragraph" style:parent-style-name="Text_20_body">
      <style:text-properties officeooo:rsid="005b1b72" officeooo:paragraph-rsid="005b1b72"/>
    </style:style>
    <style:style style:name="P702" style:family="paragraph" style:parent-style-name="Text_20_body">
      <style:text-properties officeooo:rsid="005b1b72" officeooo:paragraph-rsid="005f7717"/>
    </style:style>
    <style:style style:name="P703" style:family="paragraph" style:parent-style-name="Text_20_body">
      <style:text-properties officeooo:rsid="005b1b72" officeooo:paragraph-rsid="006d6b1f"/>
    </style:style>
    <style:style style:name="P704" style:family="paragraph" style:parent-style-name="Text_20_body">
      <style:text-properties officeooo:rsid="005b1b72" officeooo:paragraph-rsid="006f97ab"/>
    </style:style>
    <style:style style:name="P705" style:family="paragraph" style:parent-style-name="Text_20_body">
      <style:text-properties officeooo:rsid="005b1b72" officeooo:paragraph-rsid="0138a8a7"/>
    </style:style>
    <style:style style:name="P706" style:family="paragraph" style:parent-style-name="Text_20_body">
      <style:text-properties officeooo:rsid="005b1b72" officeooo:paragraph-rsid="013a7033"/>
    </style:style>
    <style:style style:name="P707" style:family="paragraph" style:parent-style-name="Text_20_body">
      <style:text-properties officeooo:rsid="005b1b72" officeooo:paragraph-rsid="016d4486"/>
    </style:style>
    <style:style style:name="P708" style:family="paragraph" style:parent-style-name="Text_20_body">
      <style:text-properties officeooo:rsid="005b1b72" officeooo:paragraph-rsid="0172a4b9"/>
    </style:style>
    <style:style style:name="P709" style:family="paragraph" style:parent-style-name="Text_20_body">
      <style:text-properties officeooo:rsid="005b1b72" officeooo:paragraph-rsid="01764882"/>
    </style:style>
    <style:style style:name="P710" style:family="paragraph" style:parent-style-name="Text_20_body">
      <style:text-properties officeooo:paragraph-rsid="005b1b72"/>
    </style:style>
    <style:style style:name="P711" style:family="paragraph" style:parent-style-name="Text_20_body">
      <style:text-properties officeooo:rsid="0060ebf6" officeooo:paragraph-rsid="0060ebf6"/>
    </style:style>
    <style:style style:name="P712" style:family="paragraph" style:parent-style-name="Text_20_body">
      <style:text-properties officeooo:rsid="0062cba5" officeooo:paragraph-rsid="0062cba5"/>
    </style:style>
    <style:style style:name="P713" style:family="paragraph" style:parent-style-name="Text_20_body">
      <style:text-properties officeooo:rsid="0062cba5" officeooo:paragraph-rsid="00632b47"/>
    </style:style>
    <style:style style:name="P714" style:family="paragraph" style:parent-style-name="Text_20_body">
      <style:text-properties officeooo:paragraph-rsid="0063e0c4"/>
    </style:style>
    <style:style style:name="P715" style:family="paragraph" style:parent-style-name="Text_20_body">
      <style:text-properties officeooo:rsid="0063e0c4" officeooo:paragraph-rsid="0063e0c4"/>
    </style:style>
    <style:style style:name="P716" style:family="paragraph" style:parent-style-name="Text_20_body">
      <style:text-properties officeooo:rsid="0063e0c4" officeooo:paragraph-rsid="014017e6"/>
    </style:style>
    <style:style style:name="P717" style:family="paragraph" style:parent-style-name="Text_20_body">
      <style:text-properties officeooo:rsid="0065b4bc" officeooo:paragraph-rsid="0065b4bc"/>
    </style:style>
    <style:style style:name="P718" style:family="paragraph" style:parent-style-name="Text_20_body">
      <style:text-properties officeooo:paragraph-rsid="0065b4bc"/>
    </style:style>
    <style:style style:name="P719" style:family="paragraph" style:parent-style-name="Text_20_body">
      <style:text-properties officeooo:rsid="0065eb19" officeooo:paragraph-rsid="0065eb19"/>
    </style:style>
    <style:style style:name="P720" style:family="paragraph" style:parent-style-name="Text_20_body">
      <style:text-properties officeooo:rsid="0065eb19" officeooo:paragraph-rsid="0138a8a7"/>
    </style:style>
    <style:style style:name="P721" style:family="paragraph" style:parent-style-name="Text_20_body">
      <style:text-properties officeooo:rsid="0065eb19" officeooo:paragraph-rsid="013955e6"/>
    </style:style>
    <style:style style:name="P722" style:family="paragraph" style:parent-style-name="Text_20_body">
      <style:text-properties officeooo:rsid="0068f397" officeooo:paragraph-rsid="0068f397"/>
    </style:style>
    <style:style style:name="P723" style:family="paragraph" style:parent-style-name="Text_20_body">
      <style:text-properties officeooo:rsid="0068f397" officeooo:paragraph-rsid="006ad8ec"/>
    </style:style>
    <style:style style:name="P724" style:family="paragraph" style:parent-style-name="Text_20_body">
      <style:text-properties officeooo:rsid="0068f397" officeooo:paragraph-rsid="0138a8a7"/>
    </style:style>
    <style:style style:name="P725" style:family="paragraph" style:parent-style-name="Text_20_body">
      <style:text-properties officeooo:rsid="0068f397" officeooo:paragraph-rsid="013a7033"/>
    </style:style>
    <style:style style:name="P726" style:family="paragraph" style:parent-style-name="Text_20_body">
      <style:text-properties officeooo:rsid="006ad8ec" officeooo:paragraph-rsid="006ad8ec"/>
    </style:style>
    <style:style style:name="P727" style:family="paragraph" style:parent-style-name="Text_20_body">
      <style:text-properties officeooo:rsid="006ad8ec" officeooo:paragraph-rsid="0138a8a7"/>
    </style:style>
    <style:style style:name="P728" style:family="paragraph" style:parent-style-name="Text_20_body">
      <style:text-properties officeooo:rsid="006ad8ec" officeooo:paragraph-rsid="013a7033"/>
    </style:style>
    <style:style style:name="P729" style:family="paragraph" style:parent-style-name="Text_20_body">
      <style:text-properties officeooo:rsid="006d6b1f" officeooo:paragraph-rsid="006d6b1f"/>
    </style:style>
    <style:style style:name="P730" style:family="paragraph" style:parent-style-name="Text_20_body">
      <style:text-properties officeooo:rsid="006d6b1f" officeooo:paragraph-rsid="006f97ab"/>
    </style:style>
    <style:style style:name="P731" style:family="paragraph" style:parent-style-name="Text_20_body">
      <style:text-properties officeooo:rsid="0072bc42" officeooo:paragraph-rsid="0072bc42"/>
    </style:style>
    <style:style style:name="P732" style:family="paragraph" style:parent-style-name="Text_20_body">
      <style:text-properties officeooo:rsid="0072bc42" officeooo:paragraph-rsid="015b0194"/>
    </style:style>
    <style:style style:name="P733" style:family="paragraph" style:parent-style-name="Text_20_body">
      <style:text-properties officeooo:rsid="0072bc42" officeooo:paragraph-rsid="016e4cd2"/>
    </style:style>
    <style:style style:name="P734" style:family="paragraph" style:parent-style-name="Text_20_body">
      <style:text-properties officeooo:rsid="0072bc42" officeooo:paragraph-rsid="01738872"/>
    </style:style>
    <style:style style:name="P735" style:family="paragraph" style:parent-style-name="Text_20_body">
      <style:text-properties officeooo:rsid="0072bc42" officeooo:paragraph-rsid="01764882"/>
    </style:style>
    <style:style style:name="P736" style:family="paragraph" style:parent-style-name="Text_20_body">
      <style:text-properties officeooo:rsid="00739b06" officeooo:paragraph-rsid="00739b06"/>
    </style:style>
    <style:style style:name="P737" style:family="paragraph" style:parent-style-name="Text_20_body">
      <style:text-properties officeooo:rsid="00739b06" officeooo:paragraph-rsid="0163cf35"/>
    </style:style>
    <style:style style:name="P738" style:family="paragraph" style:parent-style-name="Text_20_body">
      <style:text-properties officeooo:rsid="00739b06" officeooo:paragraph-rsid="01658d3c"/>
    </style:style>
    <style:style style:name="P739" style:family="paragraph" style:parent-style-name="Text_20_body">
      <style:text-properties officeooo:rsid="00739b06" officeooo:paragraph-rsid="016e4cd2"/>
    </style:style>
    <style:style style:name="P740" style:family="paragraph" style:parent-style-name="Text_20_body">
      <style:text-properties officeooo:rsid="00739b06" officeooo:paragraph-rsid="01738872"/>
    </style:style>
    <style:style style:name="P741" style:family="paragraph" style:parent-style-name="Text_20_body">
      <style:text-properties officeooo:rsid="00739b06" officeooo:paragraph-rsid="01764882"/>
    </style:style>
    <style:style style:name="P742" style:family="paragraph" style:parent-style-name="Text_20_body">
      <style:text-properties officeooo:rsid="00747ff3" officeooo:paragraph-rsid="0077da84"/>
    </style:style>
    <style:style style:name="P743" style:family="paragraph" style:parent-style-name="Text_20_body">
      <style:text-properties officeooo:rsid="00747ff3" officeooo:paragraph-rsid="0083134b"/>
    </style:style>
    <style:style style:name="P744" style:family="paragraph" style:parent-style-name="Text_20_body">
      <style:text-properties officeooo:rsid="00747ff3" officeooo:paragraph-rsid="0085a8a0"/>
    </style:style>
    <style:style style:name="P745" style:family="paragraph" style:parent-style-name="Text_20_body">
      <style:text-properties officeooo:rsid="00747ff3" officeooo:paragraph-rsid="02302970"/>
    </style:style>
    <style:style style:name="P746" style:family="paragraph" style:parent-style-name="Text_20_body">
      <style:text-properties officeooo:rsid="0077da84" officeooo:paragraph-rsid="0077da84"/>
    </style:style>
    <style:style style:name="P747" style:family="paragraph" style:parent-style-name="Text_20_body">
      <style:text-properties officeooo:rsid="0077da84" officeooo:paragraph-rsid="008386c0"/>
    </style:style>
    <style:style style:name="P748" style:family="paragraph" style:parent-style-name="Text_20_body">
      <style:text-properties officeooo:rsid="0077da84" officeooo:paragraph-rsid="00859f33"/>
    </style:style>
    <style:style style:name="P749" style:family="paragraph" style:parent-style-name="Text_20_body">
      <style:text-properties officeooo:rsid="007954d6" officeooo:paragraph-rsid="007954d6"/>
    </style:style>
    <style:style style:name="P750" style:family="paragraph" style:parent-style-name="Text_20_body">
      <style:text-properties officeooo:rsid="007954d6" officeooo:paragraph-rsid="02109643"/>
    </style:style>
    <style:style style:name="P751" style:family="paragraph" style:parent-style-name="Text_20_body">
      <style:text-properties officeooo:rsid="008837eb" officeooo:paragraph-rsid="008837eb"/>
    </style:style>
    <style:style style:name="P752" style:family="paragraph" style:parent-style-name="Text_20_body">
      <style:text-properties officeooo:rsid="008837eb" officeooo:paragraph-rsid="01630939"/>
    </style:style>
    <style:style style:name="P753" style:family="paragraph" style:parent-style-name="Text_20_body">
      <style:text-properties officeooo:rsid="008837eb" officeooo:paragraph-rsid="016e4cd2"/>
    </style:style>
    <style:style style:name="P754" style:family="paragraph" style:parent-style-name="Text_20_body">
      <style:text-properties officeooo:rsid="008837eb" officeooo:paragraph-rsid="01738872"/>
    </style:style>
    <style:style style:name="P755" style:family="paragraph" style:parent-style-name="Text_20_body">
      <style:text-properties officeooo:rsid="008837eb" officeooo:paragraph-rsid="0173c703"/>
    </style:style>
    <style:style style:name="P756" style:family="paragraph" style:parent-style-name="Text_20_body">
      <style:text-properties officeooo:rsid="008837eb" officeooo:paragraph-rsid="01764882"/>
    </style:style>
    <style:style style:name="P757" style:family="paragraph" style:parent-style-name="Text_20_body">
      <style:text-properties officeooo:rsid="008837eb" officeooo:paragraph-rsid="020e0bf0"/>
    </style:style>
    <style:style style:name="P758" style:family="paragraph" style:parent-style-name="Text_20_body">
      <style:text-properties officeooo:rsid="00894761" officeooo:paragraph-rsid="00894761"/>
    </style:style>
    <style:style style:name="P759" style:family="paragraph" style:parent-style-name="Text_20_body">
      <style:text-properties officeooo:rsid="00894761" officeooo:paragraph-rsid="01658d3c"/>
    </style:style>
    <style:style style:name="P760" style:family="paragraph" style:parent-style-name="Text_20_body">
      <style:text-properties officeooo:rsid="00894761" officeooo:paragraph-rsid="016e4cd2"/>
    </style:style>
    <style:style style:name="P761" style:family="paragraph" style:parent-style-name="Text_20_body">
      <style:text-properties officeooo:rsid="00894761" officeooo:paragraph-rsid="01738872"/>
    </style:style>
    <style:style style:name="P762" style:family="paragraph" style:parent-style-name="Text_20_body">
      <style:text-properties officeooo:rsid="00894761" officeooo:paragraph-rsid="01764882"/>
    </style:style>
    <style:style style:name="P763" style:family="paragraph" style:parent-style-name="Text_20_body">
      <style:text-properties officeooo:paragraph-rsid="008de974"/>
    </style:style>
    <style:style style:name="P764" style:family="paragraph" style:parent-style-name="Text_20_body">
      <style:text-properties officeooo:rsid="00963067" officeooo:paragraph-rsid="00963067"/>
    </style:style>
    <style:style style:name="P765" style:family="paragraph" style:parent-style-name="Text_20_body">
      <style:text-properties officeooo:rsid="00963067" officeooo:paragraph-rsid="021e2d15"/>
    </style:style>
    <style:style style:name="P766" style:family="paragraph" style:parent-style-name="Text_20_body">
      <style:text-properties officeooo:paragraph-rsid="009c035a"/>
    </style:style>
    <style:style style:name="P767" style:family="paragraph" style:parent-style-name="Text_20_body">
      <style:text-properties officeooo:paragraph-rsid="00a1c73b"/>
    </style:style>
    <style:style style:name="P768" style:family="paragraph" style:parent-style-name="Text_20_body">
      <style:text-properties officeooo:rsid="00b532ad" officeooo:paragraph-rsid="00b532ad"/>
    </style:style>
    <style:style style:name="P769" style:family="paragraph" style:parent-style-name="Text_20_body">
      <style:text-properties officeooo:paragraph-rsid="00c8c1d8"/>
    </style:style>
    <style:style style:name="P770" style:family="paragraph" style:parent-style-name="Text_20_body">
      <style:text-properties officeooo:paragraph-rsid="00ca9147"/>
    </style:style>
    <style:style style:name="P771" style:family="paragraph" style:parent-style-name="Text_20_body">
      <style:text-properties officeooo:rsid="00e177e6" officeooo:paragraph-rsid="00e177e6"/>
    </style:style>
    <style:style style:name="P772" style:family="paragraph" style:parent-style-name="Text_20_body">
      <style:text-properties officeooo:rsid="00e177e6" officeooo:paragraph-rsid="00e2e131"/>
    </style:style>
    <style:style style:name="P773" style:family="paragraph" style:parent-style-name="Text_20_body">
      <style:text-properties officeooo:rsid="00e177e6" officeooo:paragraph-rsid="00ee50d2"/>
    </style:style>
    <style:style style:name="P774" style:family="paragraph" style:parent-style-name="Text_20_body">
      <style:text-properties officeooo:rsid="00e177e6" officeooo:paragraph-rsid="00f2be59"/>
    </style:style>
    <style:style style:name="P775" style:family="paragraph" style:parent-style-name="Text_20_body">
      <style:text-properties officeooo:paragraph-rsid="00e177e6"/>
    </style:style>
    <style:style style:name="P776" style:family="paragraph" style:parent-style-name="Text_20_body">
      <style:text-properties officeooo:rsid="00e2e131" officeooo:paragraph-rsid="00e2e131"/>
    </style:style>
    <style:style style:name="P777" style:family="paragraph" style:parent-style-name="Text_20_body">
      <style:text-properties officeooo:paragraph-rsid="00e2e131"/>
    </style:style>
    <style:style style:name="P778" style:family="paragraph" style:parent-style-name="Text_20_body">
      <style:text-properties officeooo:paragraph-rsid="00eab174"/>
    </style:style>
    <style:style style:name="P779" style:family="paragraph" style:parent-style-name="Text_20_body">
      <style:text-properties officeooo:paragraph-rsid="00ee50d2"/>
    </style:style>
    <style:style style:name="P780" style:family="paragraph" style:parent-style-name="Text_20_body">
      <style:text-properties officeooo:rsid="00f4052b" officeooo:paragraph-rsid="00f7ad23"/>
    </style:style>
    <style:style style:name="P781" style:family="paragraph" style:parent-style-name="Text_20_body">
      <style:text-properties officeooo:rsid="00f89f01" officeooo:paragraph-rsid="00f89f01"/>
    </style:style>
    <style:style style:name="P782" style:family="paragraph" style:parent-style-name="Text_20_body">
      <style:text-properties officeooo:paragraph-rsid="00f89f01"/>
    </style:style>
    <style:style style:name="P783" style:family="paragraph" style:parent-style-name="Text_20_body">
      <style:text-properties officeooo:rsid="01068220" officeooo:paragraph-rsid="01068220"/>
    </style:style>
    <style:style style:name="P784" style:family="paragraph" style:parent-style-name="Text_20_body">
      <style:text-properties officeooo:rsid="01140c68" officeooo:paragraph-rsid="01140c68"/>
    </style:style>
    <style:style style:name="P785" style:family="paragraph" style:parent-style-name="Text_20_body">
      <style:text-properties officeooo:rsid="01140c68" officeooo:paragraph-rsid="01157368"/>
    </style:style>
    <style:style style:name="P786" style:family="paragraph" style:parent-style-name="Text_20_body">
      <style:text-properties officeooo:rsid="01140c68" officeooo:paragraph-rsid="0116986c"/>
    </style:style>
    <style:style style:name="P787" style:family="paragraph" style:parent-style-name="Text_20_body">
      <style:text-properties officeooo:rsid="01140c68" officeooo:paragraph-rsid="012d7e18"/>
    </style:style>
    <style:style style:name="P788" style:family="paragraph" style:parent-style-name="Text_20_body">
      <style:text-properties officeooo:rsid="01140c68" officeooo:paragraph-rsid="012f1f11"/>
    </style:style>
    <style:style style:name="P789" style:family="paragraph" style:parent-style-name="Text_20_body">
      <style:text-properties officeooo:paragraph-rsid="01157368"/>
    </style:style>
    <style:style style:name="P790" style:family="paragraph" style:parent-style-name="Text_20_body">
      <style:text-properties officeooo:paragraph-rsid="0116986c"/>
    </style:style>
    <style:style style:name="P791" style:family="paragraph" style:parent-style-name="Text_20_body">
      <style:text-properties officeooo:rsid="011957e6" officeooo:paragraph-rsid="011b6f61"/>
    </style:style>
    <style:style style:name="P792" style:family="paragraph" style:parent-style-name="Text_20_body">
      <style:text-properties officeooo:rsid="011957e6" officeooo:paragraph-rsid="012938aa"/>
    </style:style>
    <style:style style:name="P793" style:family="paragraph" style:parent-style-name="Text_20_body">
      <style:text-properties officeooo:rsid="011b6f61" officeooo:paragraph-rsid="011b6f61"/>
    </style:style>
    <style:style style:name="P794" style:family="paragraph" style:parent-style-name="Text_20_body">
      <style:text-properties officeooo:rsid="011d4b35" officeooo:paragraph-rsid="011d4b35"/>
    </style:style>
    <style:style style:name="P795" style:family="paragraph" style:parent-style-name="Text_20_body">
      <style:text-properties officeooo:rsid="011d4b35" officeooo:paragraph-rsid="011de8ea"/>
    </style:style>
    <style:style style:name="P796" style:family="paragraph" style:parent-style-name="Text_20_body">
      <style:text-properties officeooo:rsid="011d4b35" officeooo:paragraph-rsid="01216f08"/>
    </style:style>
    <style:style style:name="P797" style:family="paragraph" style:parent-style-name="Text_20_body">
      <style:text-properties officeooo:rsid="011d4b35" officeooo:paragraph-rsid="012312e6"/>
    </style:style>
    <style:style style:name="P798" style:family="paragraph" style:parent-style-name="Text_20_body">
      <style:text-properties officeooo:rsid="011d4b35" officeooo:paragraph-rsid="012f1f11"/>
    </style:style>
    <style:style style:name="P799" style:family="paragraph" style:parent-style-name="Text_20_body">
      <style:text-properties officeooo:rsid="011d4b35" officeooo:paragraph-rsid="012f3f1f"/>
    </style:style>
    <style:style style:name="P800" style:family="paragraph" style:parent-style-name="Text_20_body">
      <style:text-properties officeooo:paragraph-rsid="011d4b35"/>
    </style:style>
    <style:style style:name="P801" style:family="paragraph" style:parent-style-name="Text_20_body">
      <style:text-properties officeooo:paragraph-rsid="011de8ea"/>
    </style:style>
    <style:style style:name="P802" style:family="paragraph" style:parent-style-name="Text_20_body">
      <style:text-properties officeooo:paragraph-rsid="01216f08"/>
    </style:style>
    <style:style style:name="P803" style:family="paragraph" style:parent-style-name="Text_20_body">
      <style:text-properties officeooo:paragraph-rsid="012312e6"/>
    </style:style>
    <style:style style:name="P804" style:family="paragraph" style:parent-style-name="Text_20_body">
      <style:text-properties officeooo:rsid="012938aa" officeooo:paragraph-rsid="012938aa"/>
    </style:style>
    <style:style style:name="P805" style:family="paragraph" style:parent-style-name="Text_20_body">
      <style:text-properties officeooo:paragraph-rsid="012d7e18"/>
    </style:style>
    <style:style style:name="P806" style:family="paragraph" style:parent-style-name="Text_20_body">
      <style:text-properties officeooo:rsid="01156277" officeooo:paragraph-rsid="012d7e18"/>
    </style:style>
    <style:style style:name="P807" style:family="paragraph" style:parent-style-name="Text_20_body">
      <style:text-properties officeooo:rsid="01156277" officeooo:paragraph-rsid="0138a8a7"/>
    </style:style>
    <style:style style:name="P808" style:family="paragraph" style:parent-style-name="Text_20_body">
      <style:text-properties officeooo:rsid="01156277" officeooo:paragraph-rsid="013a7033"/>
    </style:style>
    <style:style style:name="P809" style:family="paragraph" style:parent-style-name="Text_20_body">
      <style:text-properties officeooo:rsid="01156277" officeooo:paragraph-rsid="013bfdd4"/>
    </style:style>
    <style:style style:name="P810" style:family="paragraph" style:parent-style-name="Text_20_body">
      <style:text-properties officeooo:rsid="01156277" officeooo:paragraph-rsid="014c746b"/>
    </style:style>
    <style:style style:name="P811" style:family="paragraph" style:parent-style-name="Text_20_body">
      <style:text-properties officeooo:paragraph-rsid="012f1f11"/>
    </style:style>
    <style:style style:name="P812" style:family="paragraph" style:parent-style-name="Text_20_body">
      <style:text-properties officeooo:paragraph-rsid="012f3f1f"/>
    </style:style>
    <style:style style:name="P813" style:family="paragraph" style:parent-style-name="Text_20_body">
      <style:text-properties officeooo:rsid="012faab6" officeooo:paragraph-rsid="012faab6"/>
    </style:style>
    <style:style style:name="P814" style:family="paragraph" style:parent-style-name="Text_20_body">
      <style:text-properties officeooo:rsid="0132df2a" officeooo:paragraph-rsid="0132df2a"/>
    </style:style>
    <style:style style:name="P815" style:family="paragraph" style:parent-style-name="Text_20_body">
      <style:text-properties officeooo:rsid="0136c158" officeooo:paragraph-rsid="0136c158"/>
    </style:style>
    <style:style style:name="P816" style:family="paragraph" style:parent-style-name="Text_20_body">
      <style:text-properties officeooo:paragraph-rsid="01140c68"/>
    </style:style>
    <style:style style:name="P817" style:family="paragraph" style:parent-style-name="Text_20_body">
      <style:text-properties officeooo:paragraph-rsid="013a73e5"/>
    </style:style>
    <style:style style:name="P818" style:family="paragraph" style:parent-style-name="Text_20_body">
      <style:text-properties officeooo:paragraph-rsid="013bfdd4"/>
    </style:style>
    <style:style style:name="P819" style:family="paragraph" style:parent-style-name="Text_20_body">
      <style:text-properties officeooo:rsid="013bfdd4" officeooo:paragraph-rsid="013bfdd4"/>
    </style:style>
    <style:style style:name="P820" style:family="paragraph" style:parent-style-name="Text_20_body">
      <style:text-properties officeooo:rsid="013bfdd4" officeooo:paragraph-rsid="013c9418"/>
    </style:style>
    <style:style style:name="P821" style:family="paragraph" style:parent-style-name="Text_20_body">
      <style:text-properties officeooo:rsid="013bfdd4" officeooo:paragraph-rsid="014017e6"/>
    </style:style>
    <style:style style:name="P822" style:family="paragraph" style:parent-style-name="Text_20_body">
      <style:text-properties officeooo:rsid="01406c79" officeooo:paragraph-rsid="01406c79"/>
    </style:style>
    <style:style style:name="P823" style:family="paragraph" style:parent-style-name="Text_20_body">
      <style:text-properties officeooo:rsid="01406c79" officeooo:paragraph-rsid="014c746b"/>
    </style:style>
    <style:style style:name="P824" style:family="paragraph" style:parent-style-name="Text_20_body">
      <style:text-properties officeooo:rsid="01421541" officeooo:paragraph-rsid="01421541"/>
    </style:style>
    <style:style style:name="P825" style:family="paragraph" style:parent-style-name="Text_20_body">
      <style:text-properties officeooo:rsid="01421541" officeooo:paragraph-rsid="014c746b"/>
    </style:style>
    <style:style style:name="P826" style:family="paragraph" style:parent-style-name="Text_20_body">
      <style:text-properties officeooo:rsid="0143f29f" officeooo:paragraph-rsid="014a8076"/>
    </style:style>
    <style:style style:name="P827" style:family="paragraph" style:parent-style-name="Text_20_body">
      <style:text-properties officeooo:rsid="0143f29f" officeooo:paragraph-rsid="014c746b"/>
    </style:style>
    <style:style style:name="P828" style:family="paragraph" style:parent-style-name="Text_20_body">
      <style:text-properties officeooo:rsid="01476564" officeooo:paragraph-rsid="01476564"/>
    </style:style>
    <style:style style:name="P829" style:family="paragraph" style:parent-style-name="Text_20_body">
      <style:text-properties officeooo:rsid="01476564" officeooo:paragraph-rsid="014c746b"/>
    </style:style>
    <style:style style:name="P830" style:family="paragraph" style:parent-style-name="Text_20_body">
      <style:text-properties officeooo:rsid="01476564" officeooo:paragraph-rsid="014d117e"/>
    </style:style>
    <style:style style:name="P831" style:family="paragraph" style:parent-style-name="Text_20_body">
      <style:text-properties officeooo:rsid="014f6577" officeooo:paragraph-rsid="014f6577"/>
    </style:style>
    <style:style style:name="P832" style:family="paragraph" style:parent-style-name="Text_20_body">
      <style:text-properties officeooo:rsid="0150494b" officeooo:paragraph-rsid="0150494b"/>
    </style:style>
    <style:style style:name="P833" style:family="paragraph" style:parent-style-name="Text_20_body">
      <style:text-properties officeooo:rsid="015214cf" officeooo:paragraph-rsid="015214cf"/>
    </style:style>
    <style:style style:name="P834" style:family="paragraph" style:parent-style-name="Text_20_body">
      <style:text-properties officeooo:rsid="0155c024" officeooo:paragraph-rsid="0155c024"/>
    </style:style>
    <style:style style:name="P835" style:family="paragraph" style:parent-style-name="Text_20_body">
      <style:text-properties officeooo:rsid="0155c024" officeooo:paragraph-rsid="016e4cd2"/>
    </style:style>
    <style:style style:name="P836" style:family="paragraph" style:parent-style-name="Text_20_body">
      <style:text-properties officeooo:rsid="0155c024" officeooo:paragraph-rsid="01738872"/>
    </style:style>
    <style:style style:name="P837" style:family="paragraph" style:parent-style-name="Text_20_body">
      <style:text-properties officeooo:rsid="0155c024" officeooo:paragraph-rsid="01764882"/>
    </style:style>
    <style:style style:name="P838" style:family="paragraph" style:parent-style-name="Text_20_body">
      <style:text-properties officeooo:rsid="015b0194" officeooo:paragraph-rsid="015b0194"/>
    </style:style>
    <style:style style:name="P839" style:family="paragraph" style:parent-style-name="Text_20_body">
      <style:text-properties officeooo:rsid="015b0194" officeooo:paragraph-rsid="016e4cd2"/>
    </style:style>
    <style:style style:name="P840" style:family="paragraph" style:parent-style-name="Text_20_body">
      <style:text-properties officeooo:rsid="015b0194" officeooo:paragraph-rsid="01738872"/>
    </style:style>
    <style:style style:name="P841" style:family="paragraph" style:parent-style-name="Text_20_body">
      <style:text-properties officeooo:rsid="015b0194" officeooo:paragraph-rsid="01764882"/>
    </style:style>
    <style:style style:name="P842" style:family="paragraph" style:parent-style-name="Text_20_body">
      <style:text-properties officeooo:paragraph-rsid="015b0194"/>
    </style:style>
    <style:style style:name="P843" style:family="paragraph" style:parent-style-name="Text_20_body">
      <style:text-properties officeooo:rsid="015dae12" officeooo:paragraph-rsid="015dae12"/>
    </style:style>
    <style:style style:name="P844" style:family="paragraph" style:parent-style-name="Text_20_body">
      <style:text-properties officeooo:rsid="015dae12" officeooo:paragraph-rsid="016e4cd2"/>
    </style:style>
    <style:style style:name="P845" style:family="paragraph" style:parent-style-name="Text_20_body">
      <style:text-properties officeooo:rsid="015dae12" officeooo:paragraph-rsid="0170adce"/>
    </style:style>
    <style:style style:name="P846" style:family="paragraph" style:parent-style-name="Text_20_body">
      <style:text-properties officeooo:rsid="015dae12" officeooo:paragraph-rsid="01738872"/>
    </style:style>
    <style:style style:name="P847" style:family="paragraph" style:parent-style-name="Text_20_body">
      <style:text-properties officeooo:rsid="015dae12" officeooo:paragraph-rsid="01764882"/>
    </style:style>
    <style:style style:name="P848" style:family="paragraph" style:parent-style-name="Text_20_body">
      <style:text-properties officeooo:rsid="015ed2da" officeooo:paragraph-rsid="0170adce"/>
    </style:style>
    <style:style style:name="P849" style:family="paragraph" style:parent-style-name="Text_20_body">
      <style:text-properties officeooo:rsid="015ed2da" officeooo:paragraph-rsid="01738872"/>
    </style:style>
    <style:style style:name="P850" style:family="paragraph" style:parent-style-name="Text_20_body">
      <style:text-properties officeooo:rsid="015ed2da" officeooo:paragraph-rsid="01764882"/>
    </style:style>
    <style:style style:name="P851" style:family="paragraph" style:parent-style-name="Text_20_body">
      <style:text-properties officeooo:rsid="01615efb" officeooo:paragraph-rsid="01615efb"/>
    </style:style>
    <style:style style:name="P852" style:family="paragraph" style:parent-style-name="Text_20_body">
      <style:text-properties officeooo:rsid="01615efb" officeooo:paragraph-rsid="016e4cd2"/>
    </style:style>
    <style:style style:name="P853" style:family="paragraph" style:parent-style-name="Text_20_body">
      <style:text-properties officeooo:rsid="01615efb" officeooo:paragraph-rsid="01738872"/>
    </style:style>
    <style:style style:name="P854" style:family="paragraph" style:parent-style-name="Text_20_body">
      <style:text-properties officeooo:rsid="01615efb" officeooo:paragraph-rsid="01764882"/>
    </style:style>
    <style:style style:name="P855" style:family="paragraph" style:parent-style-name="Text_20_body">
      <style:text-properties officeooo:rsid="01626568" officeooo:paragraph-rsid="01626568"/>
    </style:style>
    <style:style style:name="P856" style:family="paragraph" style:parent-style-name="Text_20_body">
      <style:text-properties officeooo:rsid="01626568" officeooo:paragraph-rsid="0162f1f9"/>
    </style:style>
    <style:style style:name="P857" style:family="paragraph" style:parent-style-name="Text_20_body">
      <style:text-properties officeooo:rsid="01626568" officeooo:paragraph-rsid="016e4cd2"/>
    </style:style>
    <style:style style:name="P858" style:family="paragraph" style:parent-style-name="Text_20_body">
      <style:text-properties officeooo:rsid="01626568" officeooo:paragraph-rsid="01738872"/>
    </style:style>
    <style:style style:name="P859" style:family="paragraph" style:parent-style-name="Text_20_body">
      <style:text-properties officeooo:rsid="01626568" officeooo:paragraph-rsid="01764882"/>
    </style:style>
    <style:style style:name="P860" style:family="paragraph" style:parent-style-name="Text_20_body">
      <style:text-properties fo:font-weight="normal" officeooo:rsid="00894761" officeooo:paragraph-rsid="01658d3c" style:font-weight-asian="normal" style:font-weight-complex="normal"/>
    </style:style>
    <style:style style:name="P861" style:family="paragraph" style:parent-style-name="Text_20_body">
      <style:text-properties fo:font-weight="normal" officeooo:rsid="00894761" officeooo:paragraph-rsid="016e4cd2" style:font-weight-asian="normal" style:font-weight-complex="normal"/>
    </style:style>
    <style:style style:name="P862" style:family="paragraph" style:parent-style-name="Text_20_body">
      <style:text-properties fo:font-weight="normal" officeooo:rsid="00894761" officeooo:paragraph-rsid="01738872" style:font-weight-asian="normal" style:font-weight-complex="normal"/>
    </style:style>
    <style:style style:name="P863" style:family="paragraph" style:parent-style-name="Text_20_body">
      <style:text-properties fo:font-weight="normal" officeooo:rsid="00894761" officeooo:paragraph-rsid="01764882" style:font-weight-asian="normal" style:font-weight-complex="normal"/>
    </style:style>
    <style:style style:name="P864" style:family="paragraph" style:parent-style-name="Text_20_body">
      <style:text-properties officeooo:rsid="0165a1a9" officeooo:paragraph-rsid="0165a1a9"/>
    </style:style>
    <style:style style:name="P865" style:family="paragraph" style:parent-style-name="Text_20_body">
      <style:text-properties officeooo:rsid="0165a1a9" officeooo:paragraph-rsid="016e4cd2"/>
    </style:style>
    <style:style style:name="P866" style:family="paragraph" style:parent-style-name="Text_20_body">
      <style:text-properties officeooo:rsid="0165a1a9" officeooo:paragraph-rsid="01738872"/>
    </style:style>
    <style:style style:name="P867" style:family="paragraph" style:parent-style-name="Text_20_body">
      <style:text-properties officeooo:rsid="0165a1a9" officeooo:paragraph-rsid="01764882"/>
    </style:style>
    <style:style style:name="P868" style:family="paragraph" style:parent-style-name="Text_20_body">
      <style:text-properties officeooo:rsid="01668be8" officeooo:paragraph-rsid="01668be8"/>
    </style:style>
    <style:style style:name="P869" style:family="paragraph" style:parent-style-name="Text_20_body">
      <style:text-properties officeooo:rsid="01668be8" officeooo:paragraph-rsid="016e4cd2"/>
    </style:style>
    <style:style style:name="P870" style:family="paragraph" style:parent-style-name="Text_20_body">
      <style:text-properties officeooo:rsid="01668be8" officeooo:paragraph-rsid="01738872"/>
    </style:style>
    <style:style style:name="P871" style:family="paragraph" style:parent-style-name="Text_20_body">
      <style:text-properties officeooo:rsid="01668be8" officeooo:paragraph-rsid="01764882"/>
    </style:style>
    <style:style style:name="P872" style:family="paragraph" style:parent-style-name="Text_20_body">
      <style:text-properties officeooo:rsid="01681b31" officeooo:paragraph-rsid="01681b31"/>
    </style:style>
    <style:style style:name="P873" style:family="paragraph" style:parent-style-name="Text_20_body">
      <style:text-properties officeooo:rsid="01681b31" officeooo:paragraph-rsid="016e4cd2"/>
    </style:style>
    <style:style style:name="P874" style:family="paragraph" style:parent-style-name="Text_20_body">
      <style:text-properties officeooo:rsid="01681b31" officeooo:paragraph-rsid="01738872"/>
    </style:style>
    <style:style style:name="P875" style:family="paragraph" style:parent-style-name="Text_20_body">
      <style:text-properties officeooo:rsid="01681b31" officeooo:paragraph-rsid="01764882"/>
    </style:style>
    <style:style style:name="P876" style:family="paragraph" style:parent-style-name="Text_20_body">
      <style:text-properties officeooo:rsid="016b265b" officeooo:paragraph-rsid="0170adce"/>
    </style:style>
    <style:style style:name="P877" style:family="paragraph" style:parent-style-name="Text_20_body">
      <style:text-properties officeooo:rsid="016b265b" officeooo:paragraph-rsid="0175c3b1"/>
    </style:style>
    <style:style style:name="P878" style:family="paragraph" style:parent-style-name="Text_20_body">
      <style:text-properties officeooo:rsid="016b265b" officeooo:paragraph-rsid="01764882"/>
    </style:style>
    <style:style style:name="P879" style:family="paragraph" style:parent-style-name="Text_20_body">
      <style:text-properties officeooo:rsid="016b265b" officeooo:paragraph-rsid="0205f28c"/>
    </style:style>
    <style:style style:name="P880" style:family="paragraph" style:parent-style-name="Text_20_body">
      <style:text-properties officeooo:rsid="016b6cb1" officeooo:paragraph-rsid="016b6cb1"/>
    </style:style>
    <style:style style:name="P881" style:family="paragraph" style:parent-style-name="Text_20_body">
      <style:text-properties officeooo:rsid="016b6cb1" officeooo:paragraph-rsid="0170adce"/>
    </style:style>
    <style:style style:name="P882" style:family="paragraph" style:parent-style-name="Text_20_body">
      <style:text-properties officeooo:rsid="016b6cb1" officeooo:paragraph-rsid="0172a4b9"/>
    </style:style>
    <style:style style:name="P883" style:family="paragraph" style:parent-style-name="Text_20_body">
      <style:text-properties officeooo:rsid="016b6cb1" officeooo:paragraph-rsid="01764882"/>
    </style:style>
    <style:style style:name="P884" style:family="paragraph" style:parent-style-name="Text_20_body">
      <style:text-properties officeooo:rsid="016e4cd2" officeooo:paragraph-rsid="016e4cd2"/>
    </style:style>
    <style:style style:name="P885" style:family="paragraph" style:parent-style-name="Text_20_body">
      <style:text-properties officeooo:rsid="016e4cd2" officeooo:paragraph-rsid="0172a4b9"/>
    </style:style>
    <style:style style:name="P886" style:family="paragraph" style:parent-style-name="Text_20_body">
      <style:text-properties officeooo:rsid="016e4cd2" officeooo:paragraph-rsid="01764882"/>
    </style:style>
    <style:style style:name="P887" style:family="paragraph" style:parent-style-name="Text_20_body">
      <style:text-properties officeooo:paragraph-rsid="016e4cd2"/>
    </style:style>
    <style:style style:name="P888" style:family="paragraph" style:parent-style-name="Text_20_body">
      <style:text-properties officeooo:rsid="0170adce" officeooo:paragraph-rsid="0170adce"/>
    </style:style>
    <style:style style:name="P889" style:family="paragraph" style:parent-style-name="Text_20_body">
      <style:text-properties officeooo:rsid="0170adce" officeooo:paragraph-rsid="01738872"/>
    </style:style>
    <style:style style:name="P890" style:family="paragraph" style:parent-style-name="Text_20_body">
      <style:text-properties officeooo:rsid="0170adce" officeooo:paragraph-rsid="01764882"/>
    </style:style>
    <style:style style:name="P891" style:family="paragraph" style:parent-style-name="Text_20_body">
      <style:text-properties officeooo:paragraph-rsid="0172a4b9"/>
    </style:style>
    <style:style style:name="P892" style:family="paragraph" style:parent-style-name="Text_20_body">
      <style:text-properties officeooo:rsid="0172a4b9" officeooo:paragraph-rsid="0172a4b9"/>
    </style:style>
    <style:style style:name="P893" style:family="paragraph" style:parent-style-name="Text_20_body">
      <style:text-properties officeooo:rsid="0172a4b9" officeooo:paragraph-rsid="01764882"/>
    </style:style>
    <style:style style:name="P894" style:family="paragraph" style:parent-style-name="Text_20_body">
      <style:text-properties officeooo:paragraph-rsid="01738872"/>
    </style:style>
    <style:style style:name="P895" style:family="paragraph" style:parent-style-name="Text_20_body">
      <style:text-properties officeooo:paragraph-rsid="01764882"/>
    </style:style>
    <style:style style:name="P896" style:family="paragraph" style:parent-style-name="Text_20_body">
      <style:text-properties officeooo:rsid="00e90042" officeooo:paragraph-rsid="01920bd2"/>
    </style:style>
    <style:style style:name="P897" style:family="paragraph" style:parent-style-name="Text_20_body">
      <style:text-properties officeooo:rsid="00d778dc" officeooo:paragraph-rsid="0001ebe6"/>
    </style:style>
    <style:style style:name="P898" style:family="paragraph" style:parent-style-name="Text_20_body">
      <style:text-properties officeooo:rsid="00fb8244" officeooo:paragraph-rsid="0001ebe6"/>
    </style:style>
    <style:style style:name="P899" style:family="paragraph" style:parent-style-name="Text_20_body">
      <style:text-properties officeooo:rsid="0195298c" officeooo:paragraph-rsid="0195298c"/>
    </style:style>
    <style:style style:name="P900" style:family="paragraph" style:parent-style-name="Text_20_body">
      <style:text-properties officeooo:rsid="0195dc8a" officeooo:paragraph-rsid="0195dc8a"/>
    </style:style>
    <style:style style:name="P901" style:family="paragraph" style:parent-style-name="Text_20_body">
      <style:text-properties officeooo:rsid="0197fe1b" officeooo:paragraph-rsid="0198510e"/>
    </style:style>
    <style:style style:name="P902" style:family="paragraph" style:parent-style-name="Text_20_body">
      <style:text-properties officeooo:rsid="0198510e" officeooo:paragraph-rsid="0198510e"/>
    </style:style>
    <style:style style:name="P903" style:family="paragraph" style:parent-style-name="Text_20_body">
      <style:text-properties officeooo:rsid="012c919d" officeooo:paragraph-rsid="0199eeb7"/>
    </style:style>
    <style:style style:name="P904" style:family="paragraph" style:parent-style-name="Text_20_body">
      <style:text-properties officeooo:rsid="019cb796" officeooo:paragraph-rsid="019e0782"/>
    </style:style>
    <style:style style:name="P905" style:family="paragraph" style:parent-style-name="Text_20_body">
      <style:text-properties officeooo:rsid="01a01fad" officeooo:paragraph-rsid="01a01fad"/>
    </style:style>
    <style:style style:name="P906" style:family="paragraph" style:parent-style-name="Text_20_body">
      <style:text-properties officeooo:paragraph-rsid="01a87da5"/>
    </style:style>
    <style:style style:name="P907" style:family="paragraph" style:parent-style-name="Text_20_body">
      <style:text-properties officeooo:rsid="005c8f30" officeooo:paragraph-rsid="0001ebe6"/>
    </style:style>
    <style:style style:name="P908" style:family="paragraph" style:parent-style-name="Text_20_body">
      <style:text-properties officeooo:rsid="0193d082" officeooo:paragraph-rsid="01af1851"/>
    </style:style>
    <style:style style:name="P909" style:family="paragraph" style:parent-style-name="Text_20_body">
      <style:text-properties officeooo:rsid="01993453" officeooo:paragraph-rsid="01af1851"/>
    </style:style>
    <style:style style:name="P910" style:family="paragraph" style:parent-style-name="Text_20_body">
      <style:text-properties officeooo:rsid="01afb62c" officeooo:paragraph-rsid="01afb62c"/>
    </style:style>
    <style:style style:name="P911" style:family="paragraph" style:parent-style-name="Text_20_body">
      <style:text-properties officeooo:rsid="01b24672" officeooo:paragraph-rsid="01b24672"/>
    </style:style>
    <style:style style:name="P912" style:family="paragraph" style:parent-style-name="Text_20_body">
      <style:text-properties officeooo:rsid="01b4ab16" officeooo:paragraph-rsid="01b4ab16"/>
    </style:style>
    <style:style style:name="P913" style:family="paragraph" style:parent-style-name="Text_20_body">
      <style:text-properties officeooo:rsid="01b8e932" officeooo:paragraph-rsid="01b8e932"/>
    </style:style>
    <style:style style:name="P914" style:family="paragraph" style:parent-style-name="Text_20_body">
      <style:text-properties officeooo:rsid="01bf35bc" officeooo:paragraph-rsid="01c1f16d"/>
    </style:style>
    <style:style style:name="P915" style:family="paragraph" style:parent-style-name="Text_20_body">
      <style:text-properties officeooo:rsid="01d4d12f" officeooo:paragraph-rsid="01d4d12f"/>
    </style:style>
    <style:style style:name="P916" style:family="paragraph" style:parent-style-name="Text_20_body">
      <style:text-properties officeooo:rsid="01df5f2f" officeooo:paragraph-rsid="01e213de"/>
    </style:style>
    <style:style style:name="P917" style:family="paragraph" style:parent-style-name="Text_20_body">
      <style:text-properties officeooo:rsid="02681c5d" officeooo:paragraph-rsid="01e213de"/>
    </style:style>
    <style:style style:name="P918" style:family="paragraph" style:parent-style-name="Text_20_body">
      <style:text-properties officeooo:rsid="0265c41c" officeooo:paragraph-rsid="01e213de"/>
    </style:style>
    <style:style style:name="P919" style:family="paragraph" style:parent-style-name="Text_20_body">
      <style:text-properties officeooo:paragraph-rsid="01e213de"/>
    </style:style>
    <style:style style:name="P920" style:family="paragraph" style:parent-style-name="Text_20_body">
      <style:text-properties officeooo:rsid="01e87c15" officeooo:paragraph-rsid="01e87c15"/>
    </style:style>
    <style:style style:name="P921" style:family="paragraph" style:parent-style-name="Text_20_body">
      <style:text-properties officeooo:paragraph-rsid="01f12684"/>
    </style:style>
    <style:style style:name="P922" style:family="paragraph" style:parent-style-name="Text_20_body">
      <style:text-properties officeooo:rsid="025ebdc9" officeooo:paragraph-rsid="01f4bcbc"/>
    </style:style>
    <style:style style:name="P923" style:family="paragraph" style:parent-style-name="Text_20_body">
      <style:text-properties officeooo:rsid="02611f31" officeooo:paragraph-rsid="01f55dd5"/>
    </style:style>
    <style:style style:name="P924" style:family="paragraph" style:parent-style-name="Text_20_body">
      <style:text-properties officeooo:rsid="006dbda3" officeooo:paragraph-rsid="01fba97b"/>
    </style:style>
    <style:style style:name="P925" style:family="paragraph" style:parent-style-name="Text_20_body">
      <style:text-properties officeooo:paragraph-rsid="02031eff"/>
    </style:style>
    <style:style style:name="P926" style:family="paragraph" style:parent-style-name="Text_20_body">
      <style:text-properties officeooo:paragraph-rsid="02035d1a"/>
    </style:style>
    <style:style style:name="P927" style:family="paragraph" style:parent-style-name="Text_20_body">
      <style:text-properties officeooo:rsid="0205f28c" officeooo:paragraph-rsid="020a1add"/>
    </style:style>
    <style:style style:name="P928" style:family="paragraph" style:parent-style-name="Text_20_body">
      <style:text-properties officeooo:rsid="0205f28c" officeooo:paragraph-rsid="020b3d50"/>
    </style:style>
    <style:style style:name="P929" style:family="paragraph" style:parent-style-name="Text_20_body">
      <style:text-properties officeooo:rsid="0205f28c" officeooo:paragraph-rsid="020bc4cf"/>
    </style:style>
    <style:style style:name="P930" style:family="paragraph" style:parent-style-name="Text_20_body">
      <style:text-properties officeooo:paragraph-rsid="0208bb76"/>
    </style:style>
    <style:style style:name="P931" style:family="paragraph" style:parent-style-name="Text_20_body">
      <style:text-properties style:font-size-asian="10.5pt"/>
    </style:style>
    <style:style style:name="P932" style:family="paragraph" style:parent-style-name="Text_20_body">
      <style:text-properties officeooo:rsid="01fba97b" officeooo:paragraph-rsid="01fba97b"/>
    </style:style>
    <style:style style:name="P933" style:family="paragraph" style:parent-style-name="Text_20_body">
      <style:text-properties officeooo:rsid="0212313d" officeooo:paragraph-rsid="0212313d"/>
    </style:style>
    <style:style style:name="P934" style:family="paragraph" style:parent-style-name="Text_20_body">
      <style:text-properties officeooo:rsid="00770502" officeooo:paragraph-rsid="021f9286"/>
    </style:style>
    <style:style style:name="P935" style:family="paragraph" style:parent-style-name="Text_20_body">
      <style:text-properties officeooo:rsid="008386c0" officeooo:paragraph-rsid="0228bbd3"/>
    </style:style>
    <style:style style:name="P936" style:family="paragraph" style:parent-style-name="Text_20_body">
      <style:text-properties officeooo:paragraph-rsid="023f33eb"/>
    </style:style>
    <style:style style:name="P937" style:family="paragraph" style:parent-style-name="Text_20_body">
      <style:text-properties officeooo:paragraph-rsid="024097a2"/>
    </style:style>
    <style:style style:name="P938" style:family="paragraph" style:parent-style-name="Text_20_body">
      <style:text-properties officeooo:paragraph-rsid="02428732"/>
    </style:style>
    <style:style style:name="P939" style:family="paragraph" style:parent-style-name="Text_20_body">
      <style:text-properties officeooo:paragraph-rsid="0243418c"/>
    </style:style>
    <style:style style:name="P940" style:family="paragraph" style:parent-style-name="Text_20_body">
      <style:text-properties officeooo:paragraph-rsid="02438e04"/>
    </style:style>
    <style:style style:name="P941" style:family="paragraph" style:parent-style-name="Text_20_body">
      <style:text-properties officeooo:paragraph-rsid="024bcf81"/>
    </style:style>
    <style:style style:name="P942" style:family="paragraph" style:parent-style-name="Text_20_body">
      <style:text-properties officeooo:paragraph-rsid="0253b7fd"/>
    </style:style>
    <style:style style:name="P943" style:family="paragraph" style:parent-style-name="Text_20_body">
      <style:text-properties officeooo:paragraph-rsid="0258183b"/>
    </style:style>
    <style:style style:name="P944" style:family="paragraph" style:parent-style-name="Text_20_body">
      <style:text-properties officeooo:paragraph-rsid="026008ad"/>
    </style:style>
    <style:style style:name="P945" style:family="paragraph" style:parent-style-name="Text_20_body">
      <style:text-properties officeooo:paragraph-rsid="026e422c"/>
    </style:style>
    <style:style style:name="P946" style:family="paragraph" style:parent-style-name="Text_20_body">
      <style:text-properties officeooo:paragraph-rsid="027360ea"/>
    </style:style>
    <style:style style:name="P947" style:family="paragraph" style:parent-style-name="Text_20_body">
      <style:text-properties officeooo:paragraph-rsid="0277b17b"/>
    </style:style>
    <style:style style:name="P948" style:family="paragraph" style:parent-style-name="Text_20_body">
      <style:text-properties officeooo:paragraph-rsid="028312fd"/>
    </style:style>
    <style:style style:name="P949" style:family="paragraph" style:parent-style-name="Text_20_body">
      <style:text-properties officeooo:paragraph-rsid="028c676b"/>
    </style:style>
    <style:style style:name="P950" style:family="paragraph" style:parent-style-name="Text_20_body">
      <style:text-properties officeooo:paragraph-rsid="027c769a"/>
    </style:style>
    <style:style style:name="P951" style:family="paragraph" style:parent-style-name="Text_20_body">
      <style:text-properties officeooo:paragraph-rsid="028e511f"/>
    </style:style>
    <style:style style:name="P952" style:family="paragraph" style:parent-style-name="Text_20_body">
      <style:text-properties officeooo:paragraph-rsid="028fed47"/>
    </style:style>
    <style:style style:name="P953" style:family="paragraph" style:parent-style-name="Text_20_body">
      <style:text-properties officeooo:rsid="021693a8" officeooo:paragraph-rsid="028fed47"/>
    </style:style>
    <style:style style:name="P954" style:family="paragraph" style:parent-style-name="Text_20_body">
      <style:text-properties officeooo:rsid="00e4a82d" officeooo:paragraph-rsid="0296a227"/>
    </style:style>
    <style:style style:name="P955" style:family="paragraph" style:parent-style-name="Text_20_body">
      <style:text-properties officeooo:rsid="029976c6" officeooo:paragraph-rsid="029976c6"/>
    </style:style>
    <style:style style:name="P956" style:family="paragraph" style:parent-style-name="Text_20_body">
      <style:text-properties officeooo:rsid="01b1792f" officeooo:paragraph-rsid="02a476dd"/>
    </style:style>
    <style:style style:name="P957" style:family="paragraph" style:parent-style-name="Text_20_body">
      <style:text-properties officeooo:rsid="00f160b5" officeooo:paragraph-rsid="0001ebe6"/>
    </style:style>
    <style:style style:name="P958" style:family="paragraph" style:parent-style-name="Text_20_body">
      <style:text-properties officeooo:rsid="010aa9af" officeooo:paragraph-rsid="0297fbbc"/>
    </style:style>
    <style:style style:name="P959" style:family="paragraph" style:parent-style-name="Text_20_body">
      <style:text-properties officeooo:rsid="012e761b" officeooo:paragraph-rsid="029b7fce"/>
    </style:style>
    <style:style style:name="P960" style:family="paragraph" style:parent-style-name="Text_20_body">
      <style:text-properties officeooo:rsid="01adbe0b" officeooo:paragraph-rsid="029f827c"/>
    </style:style>
    <style:style style:name="P961" style:family="paragraph" style:parent-style-name="Text_20_body">
      <style:text-properties officeooo:rsid="0030e343" officeooo:paragraph-rsid="0030e343" fo:background-color="#ff3333"/>
    </style:style>
    <style:style style:name="P962" style:family="paragraph" style:parent-style-name="Text_20_body">
      <style:text-properties officeooo:rsid="01b1dd87" officeooo:paragraph-rsid="02a476dd"/>
    </style:style>
    <style:style style:name="P963" style:family="paragraph" style:parent-style-name="Text_20_body">
      <style:text-properties officeooo:rsid="02aeb69c" officeooo:paragraph-rsid="02aeb69c"/>
    </style:style>
    <style:style style:name="P964" style:family="paragraph" style:parent-style-name="Text_20_body">
      <style:text-properties officeooo:rsid="02aeb69c" officeooo:paragraph-rsid="02c92f36"/>
    </style:style>
    <style:style style:name="P965" style:family="paragraph" style:parent-style-name="Text_20_body">
      <style:text-properties officeooo:rsid="02aeb69c" officeooo:paragraph-rsid="02d5fc61"/>
    </style:style>
    <style:style style:name="P966" style:family="paragraph" style:parent-style-name="Text_20_body">
      <style:text-properties officeooo:rsid="02aeb69c" officeooo:paragraph-rsid="02e5e5a5"/>
    </style:style>
    <style:style style:name="P967" style:family="paragraph" style:parent-style-name="Text_20_body">
      <style:text-properties officeooo:rsid="02b94e06" officeooo:paragraph-rsid="02f6ee5c"/>
    </style:style>
    <style:style style:name="P968" style:family="paragraph" style:parent-style-name="Text_20_body">
      <style:text-properties officeooo:rsid="02ce2d52" officeooo:paragraph-rsid="02ce2d52"/>
    </style:style>
    <style:style style:name="P969" style:family="paragraph" style:parent-style-name="Text_20_body">
      <style:text-properties officeooo:paragraph-rsid="02ce2d52"/>
    </style:style>
    <style:style style:name="P970" style:family="paragraph" style:parent-style-name="Text_20_body">
      <style:text-properties officeooo:rsid="02ce35a3" officeooo:paragraph-rsid="02d0e07d"/>
    </style:style>
    <style:style style:name="P971" style:family="paragraph" style:parent-style-name="Text_20_body">
      <style:text-properties officeooo:rsid="02d02c54" officeooo:paragraph-rsid="02d02c54"/>
    </style:style>
    <style:style style:name="P972" style:family="paragraph" style:parent-style-name="Text_20_body">
      <style:text-properties officeooo:paragraph-rsid="02d0e07d"/>
    </style:style>
    <style:style style:name="P973" style:family="paragraph" style:parent-style-name="Text_20_body">
      <style:text-properties officeooo:rsid="02d0e07d" officeooo:paragraph-rsid="02d2a94d"/>
    </style:style>
    <style:style style:name="P974" style:family="paragraph" style:parent-style-name="Text_20_body">
      <style:text-properties officeooo:rsid="02d48526" officeooo:paragraph-rsid="02d48526"/>
    </style:style>
    <style:style style:name="P975" style:family="paragraph" style:parent-style-name="Text_20_body">
      <style:text-properties officeooo:rsid="02d5fc61" officeooo:paragraph-rsid="02d5fc61"/>
    </style:style>
    <style:style style:name="P976" style:family="paragraph" style:parent-style-name="Text_20_body">
      <style:text-properties officeooo:rsid="01e8e21c" officeooo:paragraph-rsid="02da3ccd"/>
    </style:style>
    <style:style style:name="P977" style:family="paragraph" style:parent-style-name="Text_20_body">
      <style:text-properties officeooo:rsid="01f22633" officeooo:paragraph-rsid="02db0828"/>
    </style:style>
    <style:style style:name="P978" style:family="paragraph" style:parent-style-name="Text_20_body">
      <style:text-properties officeooo:paragraph-rsid="02dbc56a"/>
    </style:style>
    <style:style style:name="P979" style:family="paragraph" style:parent-style-name="Text_20_body">
      <style:text-properties officeooo:rsid="02f1dbbb" officeooo:paragraph-rsid="02f52730"/>
    </style:style>
    <style:style style:name="P980" style:family="paragraph" style:parent-style-name="Text_20_body">
      <style:text-properties officeooo:rsid="01c682c6" officeooo:paragraph-rsid="02f52730"/>
    </style:style>
    <style:style style:name="P981" style:family="paragraph" style:parent-style-name="Text_20_body">
      <style:text-properties officeooo:rsid="01c94718" officeooo:paragraph-rsid="02f52730"/>
    </style:style>
    <style:style style:name="P982" style:family="paragraph" style:parent-style-name="Text_20_body">
      <style:text-properties officeooo:paragraph-rsid="02f52730"/>
    </style:style>
    <style:style style:name="P983" style:family="paragraph" style:parent-style-name="Text_20_body">
      <style:text-properties officeooo:paragraph-rsid="02f65567"/>
    </style:style>
    <style:style style:name="P984" style:family="paragraph" style:parent-style-name="Text_20_body">
      <style:text-properties officeooo:rsid="02bd3124" officeooo:paragraph-rsid="02f6ee5c"/>
    </style:style>
    <style:style style:name="P985" style:family="paragraph" style:parent-style-name="Text_20_body">
      <style:text-properties officeooo:rsid="02f8cda1" officeooo:paragraph-rsid="02f8cda1"/>
    </style:style>
    <style:style style:name="P986" style:family="paragraph" style:parent-style-name="Text_20_body">
      <style:text-properties officeooo:rsid="02f8cda1" officeooo:paragraph-rsid="02fe1ccb"/>
    </style:style>
    <style:style style:name="P987" style:family="paragraph" style:parent-style-name="Text_20_body">
      <style:text-properties officeooo:rsid="02f8cda1" officeooo:paragraph-rsid="02ff2bbe"/>
    </style:style>
    <style:style style:name="P988" style:family="paragraph" style:parent-style-name="Text_20_body">
      <style:text-properties officeooo:rsid="02f8cda1" officeooo:paragraph-rsid="0300abd1"/>
    </style:style>
    <style:style style:name="P989" style:family="paragraph" style:parent-style-name="Text_20_body">
      <style:text-properties officeooo:rsid="02f8cda1" officeooo:paragraph-rsid="0302b18b"/>
    </style:style>
    <style:style style:name="P990" style:family="paragraph" style:parent-style-name="Text_20_body">
      <style:text-properties officeooo:rsid="02f8cda1" officeooo:paragraph-rsid="0314ff7a"/>
    </style:style>
    <style:style style:name="P991" style:family="paragraph" style:parent-style-name="Text_20_body">
      <style:text-properties officeooo:rsid="02f8cda1" officeooo:paragraph-rsid="0316c3bb"/>
    </style:style>
    <style:style style:name="P992" style:family="paragraph" style:parent-style-name="Text_20_body">
      <style:text-properties officeooo:rsid="02f8cda1" officeooo:paragraph-rsid="031736c0"/>
    </style:style>
    <style:style style:name="P993" style:family="paragraph" style:parent-style-name="Text_20_body">
      <style:text-properties officeooo:rsid="02f8cda1" officeooo:paragraph-rsid="03194044"/>
    </style:style>
    <style:style style:name="P994" style:family="paragraph" style:parent-style-name="Text_20_body">
      <style:text-properties officeooo:rsid="02f8cda1" officeooo:paragraph-rsid="031b15cf"/>
    </style:style>
    <style:style style:name="P995" style:family="paragraph" style:parent-style-name="Text_20_body">
      <style:text-properties officeooo:paragraph-rsid="02f8cda1"/>
    </style:style>
    <style:style style:name="P996" style:family="paragraph" style:parent-style-name="Text_20_body">
      <style:text-properties officeooo:rsid="02cee6e3" officeooo:paragraph-rsid="0001ebe6"/>
    </style:style>
    <style:style style:name="P997" style:family="paragraph" style:parent-style-name="Text_20_body">
      <style:text-properties officeooo:rsid="02f9f3fd" officeooo:paragraph-rsid="02f9f3fd"/>
    </style:style>
    <style:style style:name="P998" style:family="paragraph" style:parent-style-name="Text_20_body">
      <style:text-properties officeooo:rsid="02fb438f" officeooo:paragraph-rsid="02fb438f"/>
    </style:style>
    <style:style style:name="P999" style:family="paragraph" style:parent-style-name="Text_20_body">
      <style:text-properties officeooo:rsid="02fb438f" officeooo:paragraph-rsid="0300abd1"/>
    </style:style>
    <style:style style:name="P1000" style:family="paragraph" style:parent-style-name="Text_20_body">
      <style:text-properties officeooo:rsid="02fb438f" officeooo:paragraph-rsid="0302b18b"/>
    </style:style>
    <style:style style:name="P1001" style:family="paragraph" style:parent-style-name="Text_20_body">
      <style:text-properties officeooo:rsid="02fb438f" officeooo:paragraph-rsid="0314ff7a"/>
    </style:style>
    <style:style style:name="P1002" style:family="paragraph" style:parent-style-name="Text_20_body">
      <style:text-properties officeooo:rsid="02fb438f" officeooo:paragraph-rsid="031736c0"/>
    </style:style>
    <style:style style:name="P1003" style:family="paragraph" style:parent-style-name="Text_20_body">
      <style:text-properties officeooo:rsid="02fd07d6" officeooo:paragraph-rsid="02fd07d6"/>
    </style:style>
    <style:style style:name="P1004" style:family="paragraph" style:parent-style-name="Text_20_body">
      <style:text-properties officeooo:paragraph-rsid="02ff2bbe"/>
    </style:style>
    <style:style style:name="P1005" style:family="paragraph" style:parent-style-name="Text_20_body">
      <style:text-properties officeooo:paragraph-rsid="0300abd1"/>
    </style:style>
    <style:style style:name="P1006" style:family="paragraph" style:parent-style-name="Text_20_body">
      <style:text-properties officeooo:paragraph-rsid="0314ff7a"/>
    </style:style>
    <style:style style:name="P1007" style:family="paragraph" style:parent-style-name="Text_20_body">
      <style:text-properties officeooo:rsid="0314ff7a" officeooo:paragraph-rsid="0314ff7a"/>
    </style:style>
    <style:style style:name="P1008" style:family="paragraph" style:parent-style-name="Text_20_body">
      <style:text-properties officeooo:rsid="0314ff7a" officeooo:paragraph-rsid="031736c0"/>
    </style:style>
    <style:style style:name="P1009" style:family="paragraph" style:parent-style-name="Text_20_body">
      <style:text-properties officeooo:paragraph-rsid="031736c0"/>
    </style:style>
    <style:style style:name="P1010" style:family="paragraph" style:parent-style-name="Text_20_body">
      <style:text-properties officeooo:rsid="02035d1a" officeooo:paragraph-rsid="03224830"/>
    </style:style>
    <style:style style:name="P1011" style:family="paragraph" style:parent-style-name="Text_20_body">
      <style:text-properties officeooo:paragraph-rsid="03244e76"/>
    </style:style>
    <style:style style:name="P1012" style:family="paragraph" style:parent-style-name="Text_20_body" style:master-page-name="">
      <style:paragraph-properties fo:margin-left="0.7cm" fo:margin-right="0cm" fo:margin-top="0cm" fo:margin-bottom="0.247cm" loext:contextual-spacing="false" fo:line-height="120%" fo:text-indent="0cm" style:auto-text-indent="false" style:page-number="auto"/>
      <style:text-properties officeooo:rsid="014b2ea7" officeooo:paragraph-rsid="0001ebe6"/>
    </style:style>
    <style:style style:name="P1013" style:family="paragraph" style:parent-style-name="Text_20_body" style:master-page-name="">
      <style:paragraph-properties style:page-number="auto"/>
      <style:text-properties officeooo:rsid="00118d52" officeooo:paragraph-rsid="0001ebe6"/>
    </style:style>
    <style:style style:name="P1014" style:family="paragraph" style:parent-style-name="Standard">
      <style:paragraph-properties fo:text-align="center" style:justify-single-word="false" fo:break-before="page"/>
      <style:text-properties fo:font-size="18pt" fo:font-weight="bold" officeooo:rsid="0003fe88" officeooo:paragraph-rsid="0001ebe6" style:font-size-asian="15.75pt" style:font-weight-asian="bold" style:font-size-complex="18pt" style:font-weight-complex="bold"/>
    </style:style>
    <style:style style:name="P1015" style:family="paragraph" style:parent-style-name="Standard">
      <style:paragraph-properties fo:text-align="center" style:justify-single-word="false" fo:break-before="page"/>
      <style:text-properties fo:font-size="12pt" fo:font-weight="normal" officeooo:rsid="0005f874" officeooo:paragraph-rsid="0001ebe6" style:font-size-asian="10.5pt" style:font-weight-asian="normal" style:font-size-complex="12pt" style:font-weight-complex="normal"/>
    </style:style>
    <style:style style:name="P1016" style:family="paragraph" style:parent-style-name="Text_20_body">
      <style:paragraph-properties fo:break-before="page"/>
      <style:text-properties officeooo:rsid="0265c41c" officeooo:paragraph-rsid="01e213de"/>
    </style:style>
    <style:style style:name="P1017" style:family="paragraph" style:parent-style-name="Text_20_body">
      <style:paragraph-properties fo:break-before="page"/>
      <style:text-properties officeooo:rsid="0050fca5" officeooo:paragraph-rsid="0001ebe6"/>
    </style:style>
    <style:style style:name="P1018" style:family="paragraph" style:parent-style-name="Text_20_body">
      <style:paragraph-properties fo:break-before="page"/>
      <style:text-properties fo:color="#000000" style:font-name="Liberation Serif" fo:font-size="12pt" officeooo:rsid="00a5c257" officeooo:paragraph-rsid="008de974" style:font-size-asian="12pt" style:font-size-complex="12pt"/>
    </style:style>
    <style:style style:name="P1019" style:family="paragraph" style:parent-style-name="Text_20_body">
      <style:paragraph-properties fo:break-before="page"/>
      <style:text-properties fo:color="#000000" style:font-name="Liberation Serif" fo:font-size="12pt" officeooo:rsid="00a5c257" officeooo:paragraph-rsid="00c8c1d8" style:font-size-asian="12pt" style:font-size-complex="12pt"/>
    </style:style>
    <style:style style:name="P1020" style:family="paragraph" style:parent-style-name="Text_20_body">
      <style:paragraph-properties fo:break-before="page"/>
      <style:text-properties fo:color="#000000" style:font-name="Liberation Serif" fo:font-size="12pt" officeooo:rsid="009f75f1" officeooo:paragraph-rsid="008de974" style:font-size-asian="12pt" style:font-size-complex="12pt"/>
    </style:style>
    <style:style style:name="P1021" style:family="paragraph" style:parent-style-name="Text_20_body">
      <style:paragraph-properties fo:break-before="page"/>
      <style:text-properties fo:font-weight="bold" officeooo:rsid="0170adce" officeooo:paragraph-rsid="0170adce" style:font-weight-asian="bold" style:font-weight-complex="bold"/>
    </style:style>
    <style:style style:name="P1022" style:family="paragraph" style:parent-style-name="Text_20_body">
      <style:paragraph-properties fo:break-before="page"/>
      <style:text-properties fo:font-weight="bold" officeooo:rsid="015dae12" officeooo:paragraph-rsid="01764882" style:font-weight-asian="bold" style:font-weight-complex="bold"/>
    </style:style>
    <style:style style:name="P1023" style:family="paragraph" style:parent-style-name="Standard">
      <style:paragraph-properties fo:text-align="center" style:justify-single-word="false"/>
      <style:text-properties fo:font-size="28pt" officeooo:paragraph-rsid="0001ebe6" style:font-size-asian="24.5pt" style:font-size-complex="28pt"/>
    </style:style>
    <style:style style:name="P1024" style:family="paragraph" style:parent-style-name="Standard">
      <style:paragraph-properties fo:text-align="center" style:justify-single-word="false"/>
      <style:text-properties fo:font-size="28pt" fo:font-weight="bold" officeooo:rsid="0003fe88" officeooo:paragraph-rsid="0001ebe6" style:font-size-asian="24.5pt" style:font-weight-asian="bold" style:font-size-complex="28pt" style:font-weight-complex="bold"/>
    </style:style>
    <style:style style:name="P1025" style:family="paragraph" style:parent-style-name="Standard">
      <style:paragraph-properties fo:text-align="center" style:justify-single-word="false"/>
      <style:text-properties fo:font-size="12pt" fo:font-weight="bold" officeooo:rsid="0003fe88" officeooo:paragraph-rsid="0001ebe6" style:font-size-asian="10.5pt" style:font-weight-asian="bold" style:font-size-complex="12pt" style:font-weight-complex="bold"/>
    </style:style>
    <style:style style:name="P1026" style:family="paragraph" style:parent-style-name="Standard">
      <style:paragraph-properties fo:text-align="start" style:justify-single-word="false"/>
      <style:text-properties fo:font-size="12pt" fo:font-weight="normal" officeooo:rsid="0005f874" officeooo:paragraph-rsid="0001ebe6" style:font-size-asian="10.5pt" style:font-weight-asian="normal" style:font-size-complex="12pt" style:font-weight-complex="normal"/>
    </style:style>
    <style:style style:name="P1027" style:family="paragraph" style:parent-style-name="Standard">
      <style:paragraph-properties fo:text-align="center" style:justify-single-word="false"/>
      <style:text-properties fo:font-size="18pt" fo:font-weight="normal" officeooo:rsid="0003fe88" officeooo:paragraph-rsid="0001ebe6" style:font-size-asian="15.75pt" style:font-weight-asian="normal" style:font-size-complex="18pt" style:font-weight-complex="normal"/>
    </style:style>
    <style:style style:name="P1028" style:family="paragraph" style:parent-style-name="Standard">
      <style:paragraph-properties fo:text-align="start" style:justify-single-word="false"/>
      <style:text-properties fo:font-size="18pt" fo:font-weight="normal" officeooo:rsid="0003fe88" officeooo:paragraph-rsid="0001ebe6" style:font-size-asian="15.75pt" style:font-weight-asian="normal" style:font-size-complex="18pt" style:font-weight-complex="normal"/>
    </style:style>
    <style:style style:name="P1029" style:family="paragraph" style:parent-style-name="Standard">
      <style:text-properties officeooo:rsid="0310002f" officeooo:paragraph-rsid="0001ebe6"/>
    </style:style>
    <style:style style:name="P1030" style:family="paragraph" style:parent-style-name="Standard">
      <style:text-properties style:use-window-font-color="true" style:font-name="Consolas" fo:font-size="9.5pt" officeooo:rsid="02093b18" officeooo:paragraph-rsid="0001ebe6" style:font-size-asian="9.5pt"/>
    </style:style>
    <style:style style:name="P1031" style:family="paragraph" style:parent-style-name="Standard">
      <style:text-properties style:use-window-font-color="true" style:font-name="Consolas" fo:font-size="9.5pt" officeooo:rsid="01f40478" officeooo:paragraph-rsid="0001ebe6" style:font-size-asian="9.5pt"/>
    </style:style>
    <style:style style:name="P1032" style:family="paragraph" style:parent-style-name="Standard">
      <style:text-properties style:use-window-font-color="true" style:font-name="Consolas" fo:font-size="9.5pt" officeooo:rsid="00844930" officeooo:paragraph-rsid="0001ebe6" style:font-size-asian="9.5pt"/>
    </style:style>
    <style:style style:name="P1033" style:family="paragraph" style:parent-style-name="Standard">
      <style:text-properties style:use-window-font-color="true" style:font-name="Consolas" fo:font-size="9.5pt" officeooo:paragraph-rsid="0001ebe6" style:font-size-asian="9.5pt" style:font-size-complex="12pt"/>
    </style:style>
    <style:style style:name="P1034" style:family="paragraph" style:parent-style-name="Standard">
      <style:text-properties style:use-window-font-color="true" style:font-name="Consolas" fo:font-size="9.5pt" officeooo:paragraph-rsid="0001ebe6" style:font-size-asian="9.5pt"/>
    </style:style>
    <style:style style:name="P1035" style:family="paragraph" style:parent-style-name="Standard">
      <style:text-properties style:use-window-font-color="true" style:font-name="Consolas" fo:font-size="9.5pt" officeooo:paragraph-rsid="00556ea6" style:font-size-asian="9.5pt"/>
    </style:style>
    <style:style style:name="P1036" style:family="paragraph" style:parent-style-name="Standard">
      <style:text-properties style:use-window-font-color="true" style:font-name="Consolas" fo:font-size="9.5pt" officeooo:paragraph-rsid="02f52730" style:font-size-asian="9.5pt"/>
    </style:style>
    <style:style style:name="P1037" style:family="paragraph" style:parent-style-name="Standard">
      <style:text-properties style:use-window-font-color="true" style:font-name="Consolas" fo:font-size="9.5pt" officeooo:paragraph-rsid="02f65567" style:font-size-asian="9.5pt"/>
    </style:style>
    <style:style style:name="P1038" style:family="paragraph" style:parent-style-name="Standard">
      <style:text-properties style:use-window-font-color="true" style:font-name="Consolas" fo:font-size="9.5pt" officeooo:rsid="02bacb72" officeooo:paragraph-rsid="02f6ee5c" style:font-size-asian="9.5pt"/>
    </style:style>
    <style:style style:name="P1039" style:family="paragraph" style:parent-style-name="Standard">
      <style:text-properties style:use-window-font-color="true" style:font-name="Consolas" fo:font-size="9.5pt" officeooo:paragraph-rsid="02f8cda1" style:font-size-asian="9.5pt"/>
    </style:style>
    <style:style style:name="P1040" style:family="paragraph" style:parent-style-name="Standard">
      <style:text-properties style:use-window-font-color="true" style:font-name="Consolas" fo:font-size="9.5pt" fo:background-color="#ffffff" style:font-size-asian="9.5pt"/>
    </style:style>
    <style:style style:name="P1041" style:family="paragraph" style:parent-style-name="Standard">
      <style:text-properties style:use-window-font-color="true" style:font-name="Consolas" fo:font-size="9.5pt" officeooo:rsid="0037741a" officeooo:paragraph-rsid="0038dea2" fo:background-color="#ffffff" style:font-size-asian="9.5pt"/>
    </style:style>
    <style:style style:name="P1042" style:family="paragraph" style:parent-style-name="Standard">
      <style:paragraph-properties fo:line-height="150%"/>
      <style:text-properties style:use-window-font-color="true" style:font-name="Consolas" fo:font-size="9.5pt" officeooo:rsid="0037741a" officeooo:paragraph-rsid="0046e3a5" fo:background-color="#ffffff" style:font-size-asian="9.5pt"/>
    </style:style>
    <style:style style:name="P1043" style:family="paragraph" style:parent-style-name="Standard">
      <style:text-properties style:use-window-font-color="true" style:font-name="Consolas" fo:font-size="9.5pt" officeooo:rsid="0046e3a5" officeooo:paragraph-rsid="0046e3a5" fo:background-color="#ffffff" style:font-size-asian="9.5pt"/>
    </style:style>
    <style:style style:name="P1044" style:family="paragraph" style:parent-style-name="Standard">
      <style:text-properties style:use-window-font-color="true" style:font-name="Consolas" fo:font-size="9.5pt" officeooo:rsid="004dd6dd" officeooo:paragraph-rsid="004dd6dd" fo:background-color="#ffffff" style:font-size-asian="9.5pt"/>
    </style:style>
    <style:style style:name="P1045" style:family="paragraph" style:parent-style-name="Standard">
      <style:text-properties style:use-window-font-color="true" style:font-name="Consolas" fo:font-size="9.5pt" officeooo:paragraph-rsid="0046e3a5" fo:background-color="#ffffff" style:font-size-asian="9.5pt"/>
    </style:style>
    <style:style style:name="P1046" style:family="paragraph" style:parent-style-name="Standard">
      <style:paragraph-properties fo:line-height="150%"/>
      <style:text-properties style:use-window-font-color="true" style:font-name="Consolas" fo:font-size="9.5pt" fo:background-color="#ffffff" style:font-size-asian="9.5pt"/>
    </style:style>
    <style:style style:name="P1047" style:family="paragraph" style:parent-style-name="Standard">
      <style:paragraph-properties fo:line-height="150%"/>
      <style:text-properties style:use-window-font-color="true" style:font-name="Consolas" fo:font-size="9.5pt" officeooo:paragraph-rsid="0046e3a5" fo:background-color="#ffffff" style:font-size-asian="9.5pt"/>
    </style:style>
    <style:style style:name="P1048" style:family="paragraph" style:parent-style-name="Standard">
      <style:paragraph-properties fo:line-height="150%"/>
      <style:text-properties style:use-window-font-color="true" style:font-name="Consolas" fo:font-size="9.5pt" officeooo:paragraph-rsid="005dd2b2" fo:background-color="#ffffff" style:font-size-asian="9.5pt"/>
    </style:style>
    <style:style style:name="P1049" style:family="paragraph" style:parent-style-name="Standard">
      <style:paragraph-properties fo:line-height="150%"/>
      <style:text-properties style:use-window-font-color="true" style:font-name="Consolas" fo:font-size="9.5pt" officeooo:paragraph-rsid="008de974" fo:background-color="#ffffff" style:font-size-asian="9.5pt"/>
    </style:style>
    <style:style style:name="P1050" style:family="paragraph" style:parent-style-name="Standard">
      <style:paragraph-properties fo:line-height="150%"/>
      <style:text-properties style:use-window-font-color="true" style:font-name="Consolas" fo:font-size="9.5pt" officeooo:paragraph-rsid="00ad9de0" fo:background-color="#ffffff" style:font-size-asian="9.5pt"/>
    </style:style>
    <style:style style:name="P1051" style:family="paragraph" style:parent-style-name="Standard">
      <style:paragraph-properties fo:line-height="150%"/>
      <style:text-properties style:use-window-font-color="true" style:font-name="Consolas" fo:font-size="9.5pt" officeooo:paragraph-rsid="00ae1ec2" fo:background-color="#ffffff" style:font-size-asian="9.5pt"/>
    </style:style>
    <style:style style:name="P1052" style:family="paragraph" style:parent-style-name="Standard">
      <style:paragraph-properties fo:line-height="150%"/>
      <style:text-properties style:use-window-font-color="true" style:font-name="Consolas" fo:font-size="9.5pt" officeooo:paragraph-rsid="00d78e23" fo:background-color="#ffffff" style:font-size-asian="9.5pt"/>
    </style:style>
    <style:style style:name="P1053" style:family="paragraph" style:parent-style-name="Standard">
      <style:paragraph-properties fo:line-height="150%"/>
      <style:text-properties style:use-window-font-color="true" style:font-name="Consolas" fo:font-size="9.5pt" officeooo:paragraph-rsid="00d7dafa" fo:background-color="#ffffff" style:font-size-asian="9.5pt"/>
    </style:style>
    <style:style style:name="P1054" style:family="paragraph" style:parent-style-name="Standard">
      <style:paragraph-properties fo:line-height="150%"/>
      <style:text-properties style:use-window-font-color="true" style:font-name="Consolas" fo:font-size="9.5pt" officeooo:paragraph-rsid="00f23940" fo:background-color="#ffffff" style:font-size-asian="9.5pt"/>
    </style:style>
    <style:style style:name="P1055" style:family="paragraph" style:parent-style-name="Standard">
      <style:paragraph-properties fo:line-height="150%"/>
      <style:text-properties style:use-window-font-color="true" style:font-name="Consolas" fo:font-size="9.5pt" officeooo:paragraph-rsid="00e177e6" fo:background-color="#ffffff" style:font-size-asian="9.5pt"/>
    </style:style>
    <style:style style:name="P1056" style:family="paragraph" style:parent-style-name="Standard">
      <style:paragraph-properties fo:line-height="150%"/>
      <style:text-properties style:use-window-font-color="true" style:font-name="Consolas" fo:font-size="9.5pt" officeooo:paragraph-rsid="013bfdd4" fo:background-color="#ffffff" style:font-size-asian="9.5pt"/>
    </style:style>
    <style:style style:name="P1057" style:family="paragraph" style:parent-style-name="Standard">
      <style:paragraph-properties fo:line-height="150%"/>
      <style:text-properties style:use-window-font-color="true" style:font-name="Consolas" fo:font-size="9.5pt" officeooo:paragraph-rsid="01140c68" fo:background-color="#ffffff" style:font-size-asian="9.5pt"/>
    </style:style>
    <style:style style:name="P1058" style:family="paragraph" style:parent-style-name="Standard">
      <style:paragraph-properties fo:line-height="150%"/>
      <style:text-properties style:use-window-font-color="true" style:font-name="Consolas" fo:font-size="9.5pt" officeooo:paragraph-rsid="01157368" fo:background-color="#ffffff" style:font-size-asian="9.5pt"/>
    </style:style>
    <style:style style:name="P1059" style:family="paragraph" style:parent-style-name="Standard">
      <style:paragraph-properties fo:line-height="150%"/>
      <style:text-properties style:use-window-font-color="true" style:font-name="Consolas" fo:font-size="9.5pt" officeooo:paragraph-rsid="0116986c" fo:background-color="#ffffff" style:font-size-asian="9.5pt"/>
    </style:style>
    <style:style style:name="P1060" style:family="paragraph" style:parent-style-name="Standard">
      <style:paragraph-properties fo:line-height="150%"/>
      <style:text-properties style:use-window-font-color="true" style:font-name="Consolas" fo:font-size="9.5pt" officeooo:paragraph-rsid="02226184" fo:background-color="#ffffff" style:font-size-asian="9.5pt"/>
    </style:style>
    <style:style style:name="P1061" style:family="paragraph" style:parent-style-name="Standard">
      <style:paragraph-properties fo:line-height="150%"/>
      <style:text-properties style:use-window-font-color="true" style:font-name="Consolas" fo:font-size="9.5pt" officeooo:paragraph-rsid="022e74d1" fo:background-color="#ffffff" style:font-size-asian="9.5pt"/>
    </style:style>
    <style:style style:name="P1062" style:family="paragraph" style:parent-style-name="Standard">
      <style:paragraph-properties fo:line-height="150%"/>
      <style:text-properties style:use-window-font-color="true" style:font-name="Consolas" fo:font-size="9.5pt" officeooo:paragraph-rsid="0231b568" fo:background-color="#ffffff" style:font-size-asian="9.5pt"/>
    </style:style>
    <style:style style:name="P1063" style:family="paragraph" style:parent-style-name="Standard">
      <style:text-properties style:use-window-font-color="true" style:font-name="Consolas" fo:font-size="9.5pt" officeooo:paragraph-rsid="004dd6dd" fo:background-color="#ffffff" style:font-size-asian="9.5pt"/>
    </style:style>
    <style:style style:name="P1064" style:family="paragraph" style:parent-style-name="Standard">
      <style:text-properties style:use-window-font-color="true" style:font-name="Consolas" fo:font-size="9.5pt" officeooo:rsid="005c392e" officeooo:paragraph-rsid="005c392e" fo:background-color="#ffffff" style:font-size-asian="9.5pt"/>
    </style:style>
    <style:style style:name="P1065" style:family="paragraph" style:parent-style-name="Standard">
      <style:text-properties style:use-window-font-color="true" style:font-name="Consolas" fo:font-size="9.5pt" officeooo:rsid="005dd2b2" officeooo:paragraph-rsid="005dd2b2" fo:background-color="#ffffff" style:font-size-asian="9.5pt"/>
    </style:style>
    <style:style style:name="P1066" style:family="paragraph" style:parent-style-name="Standard">
      <style:text-properties style:use-window-font-color="true" style:font-name="Consolas" fo:font-size="9.5pt" officeooo:rsid="008de974" officeooo:paragraph-rsid="008de974" fo:background-color="#ffffff" style:font-size-asian="9.5pt"/>
    </style:style>
    <style:style style:name="P1067" style:family="paragraph" style:parent-style-name="Standard">
      <style:text-properties style:use-window-font-color="true" style:font-name="Consolas" fo:font-size="9.5pt" officeooo:rsid="009cfba8" officeooo:paragraph-rsid="009cfba8" fo:background-color="#ffffff" style:font-size-asian="9.5pt" style:font-size-complex="12pt"/>
    </style:style>
    <style:style style:name="P1068" style:family="paragraph" style:parent-style-name="Standard">
      <style:text-properties style:use-window-font-color="true" style:font-name="Consolas" fo:font-size="9.5pt" officeooo:rsid="00ad9de0" officeooo:paragraph-rsid="00ad9de0" fo:background-color="#ffffff" style:font-size-asian="9.5pt" style:font-size-complex="12pt"/>
    </style:style>
    <style:style style:name="P1069" style:family="paragraph" style:parent-style-name="Standard">
      <style:text-properties style:use-window-font-color="true" style:font-name="Consolas" fo:font-size="9.5pt" officeooo:rsid="00ae1ec2" officeooo:paragraph-rsid="00ae1ec2" fo:background-color="#ffffff" style:font-size-asian="9.5pt" style:font-size-complex="12pt"/>
    </style:style>
    <style:style style:name="P1070" style:family="paragraph" style:parent-style-name="Standard">
      <style:text-properties style:use-window-font-color="true" style:font-name="Consolas" fo:font-size="9.5pt" officeooo:rsid="00b4205d" officeooo:paragraph-rsid="00b4205d" fo:background-color="#ffffff" style:font-size-asian="9.5pt" style:font-size-complex="12pt"/>
    </style:style>
    <style:style style:name="P1071" style:family="paragraph" style:parent-style-name="Standard">
      <style:text-properties style:use-window-font-color="true" style:font-name="Consolas" fo:font-size="9.5pt" officeooo:rsid="00bab723" officeooo:paragraph-rsid="00bab723" fo:background-color="#ffffff" style:font-size-asian="9.5pt" style:font-size-complex="12pt"/>
    </style:style>
    <style:style style:name="P1072" style:family="paragraph" style:parent-style-name="Standard">
      <style:paragraph-properties fo:line-height="150%"/>
      <style:text-properties style:use-window-font-color="true" style:font-name="Consolas" fo:font-size="9.5pt" officeooo:rsid="009f75f1" officeooo:paragraph-rsid="008de974" fo:background-color="#ffffff" style:font-size-asian="9.5pt" style:font-size-complex="12pt"/>
    </style:style>
    <style:style style:name="P1073" style:family="paragraph" style:parent-style-name="Standard">
      <style:paragraph-properties fo:line-height="150%"/>
      <style:text-properties style:use-window-font-color="true" style:font-name="Consolas" fo:font-size="9.5pt" officeooo:rsid="009f75f1" officeooo:paragraph-rsid="00ad9de0" fo:background-color="#ffffff" style:font-size-asian="9.5pt" style:font-size-complex="12pt"/>
    </style:style>
    <style:style style:name="P1074" style:family="paragraph" style:parent-style-name="Standard">
      <style:paragraph-properties fo:line-height="150%"/>
      <style:text-properties style:use-window-font-color="true" style:font-name="Consolas" fo:font-size="9.5pt" officeooo:rsid="009f75f1" officeooo:paragraph-rsid="00ae1ec2" fo:background-color="#ffffff" style:font-size-asian="9.5pt" style:font-size-complex="12pt"/>
    </style:style>
    <style:style style:name="P1075" style:family="paragraph" style:parent-style-name="Standard">
      <style:paragraph-properties fo:line-height="150%"/>
      <style:text-properties style:use-window-font-color="true" style:font-name="Consolas" fo:font-size="9.5pt" officeooo:rsid="009f75f1" officeooo:paragraph-rsid="00c8c1d8" fo:background-color="#ffffff" style:font-size-asian="9.5pt" style:font-size-complex="12pt"/>
    </style:style>
    <style:style style:name="P1076" style:family="paragraph" style:parent-style-name="Standard">
      <style:paragraph-properties fo:line-height="150%"/>
      <style:text-properties style:use-window-font-color="true" style:font-name="Consolas" fo:font-size="9.5pt" officeooo:rsid="009f75f1" officeooo:paragraph-rsid="00f23940" fo:background-color="#ffffff" style:font-size-asian="9.5pt" style:font-size-complex="12pt"/>
    </style:style>
    <style:style style:name="P1077" style:family="paragraph" style:parent-style-name="Standard">
      <style:text-properties style:use-window-font-color="true" style:font-name="Consolas" fo:font-size="9.5pt" officeooo:rsid="009f75f1" officeooo:paragraph-rsid="009c035a" fo:background-color="#ffffff" style:font-size-asian="9.5pt" style:font-size-complex="12pt"/>
    </style:style>
    <style:style style:name="P1078" style:family="paragraph" style:parent-style-name="Standard">
      <style:text-properties style:use-window-font-color="true" style:font-name="Consolas" fo:font-size="9.5pt" officeooo:rsid="009f75f1" officeooo:paragraph-rsid="00a1c73b" fo:background-color="#ffffff" style:font-size-asian="9.5pt" style:font-size-complex="12pt"/>
    </style:style>
    <style:style style:name="P1079" style:family="paragraph" style:parent-style-name="Standard">
      <style:text-properties style:use-window-font-color="true" style:font-name="Consolas" fo:font-size="9.5pt" officeooo:rsid="009f75f1" officeooo:paragraph-rsid="008de974" fo:background-color="#ffffff" style:font-size-asian="9.5pt" style:font-size-complex="12pt"/>
    </style:style>
    <style:style style:name="P1080" style:family="paragraph" style:parent-style-name="Standard">
      <style:text-properties style:use-window-font-color="true" style:font-name="Consolas" fo:font-size="9.5pt" officeooo:rsid="009f75f1" officeooo:paragraph-rsid="00d21d80" fo:background-color="#ffffff" style:font-size-asian="9.5pt" style:font-size-complex="12pt"/>
    </style:style>
    <style:style style:name="P1081" style:family="paragraph" style:parent-style-name="Standard">
      <style:text-properties style:use-window-font-color="true" style:font-name="Consolas" fo:font-size="9.5pt" officeooo:rsid="009f75f1" officeooo:paragraph-rsid="00e0ec70" fo:background-color="#ffffff" style:font-size-asian="9.5pt" style:font-size-complex="12pt"/>
    </style:style>
    <style:style style:name="P1082" style:family="paragraph" style:parent-style-name="Standard">
      <style:text-properties style:use-window-font-color="true" style:font-name="Consolas" fo:font-size="9.5pt" officeooo:rsid="00c8c1d8" officeooo:paragraph-rsid="00c8c1d8" fo:background-color="#ffffff" style:font-size-asian="9.5pt" style:font-size-complex="12pt"/>
    </style:style>
    <style:style style:name="P1083" style:family="paragraph" style:parent-style-name="Standard">
      <style:text-properties style:use-window-font-color="true" style:font-name="Consolas" fo:font-size="9.5pt" officeooo:rsid="00d21d80" officeooo:paragraph-rsid="00d21d80" fo:background-color="#ffffff" style:font-size-asian="9.5pt" style:font-size-complex="12pt"/>
    </style:style>
    <style:style style:name="P1084" style:family="paragraph" style:parent-style-name="Standard">
      <style:text-properties style:use-window-font-color="true" style:font-name="Consolas" fo:font-size="9.5pt" officeooo:rsid="00d21d80" officeooo:paragraph-rsid="00e0ec70" fo:background-color="#ffffff" style:font-size-asian="9.5pt" style:font-size-complex="12pt"/>
    </style:style>
    <style:style style:name="P1085" style:family="paragraph" style:parent-style-name="Standard">
      <style:text-properties style:use-window-font-color="true" style:font-name="Consolas" fo:font-size="9.5pt" officeooo:rsid="02f8cda1" officeooo:paragraph-rsid="02f8cda1" fo:background-color="#ffffff" style:font-size-asian="9.5pt" style:font-size-complex="12pt"/>
    </style:style>
    <style:style style:name="P1086" style:family="paragraph" style:parent-style-name="Standard">
      <style:text-properties style:use-window-font-color="true" style:font-name="Consolas" fo:font-size="9.5pt" officeooo:rsid="009cfba8" officeooo:paragraph-rsid="009cfba8" fo:background-color="#ffffff" style:font-size-asian="9.5pt"/>
    </style:style>
    <style:style style:name="P1087" style:family="paragraph" style:parent-style-name="Standard">
      <style:text-properties style:use-window-font-color="true" style:font-name="Consolas" fo:font-size="9.5pt" officeooo:rsid="00ad9de0" officeooo:paragraph-rsid="00ad9de0" fo:background-color="#ffffff" style:font-size-asian="9.5pt"/>
    </style:style>
    <style:style style:name="P1088" style:family="paragraph" style:parent-style-name="Standard">
      <style:text-properties style:use-window-font-color="true" style:font-name="Consolas" fo:font-size="9.5pt" officeooo:rsid="00ae1ec2" officeooo:paragraph-rsid="00ae1ec2" fo:background-color="#ffffff" style:font-size-asian="9.5pt"/>
    </style:style>
    <style:style style:name="P1089" style:family="paragraph" style:parent-style-name="Standard">
      <style:text-properties style:use-window-font-color="true" style:font-name="Consolas" fo:font-size="9.5pt" officeooo:rsid="00b4205d" officeooo:paragraph-rsid="00b4205d" fo:background-color="#ffffff" style:font-size-asian="9.5pt"/>
    </style:style>
    <style:style style:name="P1090" style:family="paragraph" style:parent-style-name="Standard">
      <style:text-properties style:use-window-font-color="true" style:font-name="Consolas" fo:font-size="9.5pt" officeooo:rsid="00bab723" officeooo:paragraph-rsid="00bab723" fo:background-color="#ffffff" style:font-size-asian="9.5pt"/>
    </style:style>
    <style:style style:name="P1091" style:family="paragraph" style:parent-style-name="Standard">
      <style:text-properties style:use-window-font-color="true" style:font-name="Consolas" fo:font-size="9.5pt" officeooo:paragraph-rsid="005c392e" fo:background-color="#ffffff" style:font-size-asian="9.5pt"/>
    </style:style>
    <style:style style:name="P1092" style:family="paragraph" style:parent-style-name="Standard">
      <style:text-properties style:use-window-font-color="true" style:font-name="Consolas" fo:font-size="9.5pt" officeooo:paragraph-rsid="005dd2b2" fo:background-color="#ffffff" style:font-size-asian="9.5pt"/>
    </style:style>
    <style:style style:name="P1093" style:family="paragraph" style:parent-style-name="Standard">
      <style:text-properties style:use-window-font-color="true" style:font-name="Consolas" fo:font-size="9.5pt" officeooo:paragraph-rsid="005b1b72" fo:background-color="#ffffff" style:font-size-asian="9.5pt"/>
    </style:style>
    <style:style style:name="P1094" style:family="paragraph" style:parent-style-name="Standard">
      <style:text-properties style:use-window-font-color="true" style:font-name="Consolas" fo:font-size="9.5pt" officeooo:paragraph-rsid="008de974" fo:background-color="#ffffff" style:font-size-asian="9.5pt"/>
    </style:style>
    <style:style style:name="P1095" style:family="paragraph" style:parent-style-name="Standard">
      <style:text-properties style:use-window-font-color="true" style:font-name="Consolas" fo:font-size="9.5pt" officeooo:paragraph-rsid="009cfba8" fo:background-color="#ffffff" style:font-size-asian="9.5pt"/>
    </style:style>
    <style:style style:name="P1096" style:family="paragraph" style:parent-style-name="Standard">
      <style:text-properties style:use-window-font-color="true" style:font-name="Consolas" fo:font-size="9.5pt" officeooo:paragraph-rsid="00ad9de0" fo:background-color="#ffffff" style:font-size-asian="9.5pt"/>
    </style:style>
    <style:style style:name="P1097" style:family="paragraph" style:parent-style-name="Standard">
      <style:text-properties style:use-window-font-color="true" style:font-name="Consolas" fo:font-size="9.5pt" officeooo:rsid="00c8c1d8" officeooo:paragraph-rsid="00c8c1d8" fo:background-color="#ffffff" style:font-size-asian="9.5pt"/>
    </style:style>
    <style:style style:name="P1098" style:family="paragraph" style:parent-style-name="Standard">
      <style:text-properties style:use-window-font-color="true" style:font-name="Consolas" fo:font-size="9.5pt" officeooo:rsid="00d21d80" officeooo:paragraph-rsid="00d21d80" fo:background-color="#ffffff" style:font-size-asian="9.5pt"/>
    </style:style>
    <style:style style:name="P1099" style:family="paragraph" style:parent-style-name="Standard">
      <style:text-properties style:use-window-font-color="true" style:font-name="Consolas" fo:font-size="9.5pt" officeooo:rsid="00d21d80" officeooo:paragraph-rsid="00e0ec70" fo:background-color="#ffffff" style:font-size-asian="9.5pt"/>
    </style:style>
    <style:style style:name="P1100" style:family="paragraph" style:parent-style-name="Standard">
      <style:text-properties style:use-window-font-color="true" style:font-name="Consolas" fo:font-size="9.5pt" officeooo:rsid="00dea1e4" officeooo:paragraph-rsid="00dea1e4" fo:background-color="#ffffff" style:font-size-asian="9.5pt"/>
    </style:style>
    <style:style style:name="P1101" style:family="paragraph" style:parent-style-name="Standard">
      <style:text-properties style:use-window-font-color="true" style:font-name="Consolas" fo:font-size="9.5pt" officeooo:rsid="00dea1e4" officeooo:paragraph-rsid="00ee50d2" fo:background-color="#ffffff" style:font-size-asian="9.5pt"/>
    </style:style>
    <style:style style:name="P1102" style:family="paragraph" style:parent-style-name="Standard">
      <style:text-properties style:use-window-font-color="true" style:font-name="Consolas" fo:font-size="9.5pt" officeooo:paragraph-rsid="00c8c1d8" fo:background-color="#ffffff" style:font-size-asian="9.5pt"/>
    </style:style>
    <style:style style:name="P1103" style:family="paragraph" style:parent-style-name="Standard">
      <style:text-properties style:use-window-font-color="true" style:font-name="Consolas" fo:font-size="9.5pt" officeooo:paragraph-rsid="00d21d80" fo:background-color="#ffffff" style:font-size-asian="9.5pt"/>
    </style:style>
    <style:style style:name="P1104" style:family="paragraph" style:parent-style-name="Standard">
      <style:text-properties style:use-window-font-color="true" style:font-name="Consolas" fo:font-size="9.5pt" officeooo:rsid="00d78e23" officeooo:paragraph-rsid="00d78e23" fo:background-color="#ffffff" style:font-size-asian="9.5pt"/>
    </style:style>
    <style:style style:name="P1105" style:family="paragraph" style:parent-style-name="Standard">
      <style:paragraph-properties fo:line-height="100%"/>
      <style:text-properties style:use-window-font-color="true" style:font-name="Consolas" fo:font-size="9.5pt" officeooo:rsid="00d78e23" officeooo:paragraph-rsid="00ddf54a" fo:background-color="#ffffff" style:font-size-asian="9.5pt"/>
    </style:style>
    <style:style style:name="P1106" style:family="paragraph" style:parent-style-name="Standard">
      <style:text-properties style:use-window-font-color="true" style:font-name="Consolas" fo:font-size="9.5pt" officeooo:rsid="00db0c82" officeooo:paragraph-rsid="00db0c82" fo:background-color="#ffffff" style:font-size-asian="9.5pt"/>
    </style:style>
    <style:style style:name="P1107" style:family="paragraph" style:parent-style-name="Standard">
      <style:text-properties style:use-window-font-color="true" style:font-name="Consolas" fo:font-size="9.5pt" officeooo:rsid="00db0c82" officeooo:paragraph-rsid="00ee50d2" fo:background-color="#ffffff" style:font-size-asian="9.5pt"/>
    </style:style>
    <style:style style:name="P1108" style:family="paragraph" style:parent-style-name="Standard">
      <style:text-properties style:use-window-font-color="true" style:font-name="Consolas" fo:font-size="9.5pt" officeooo:paragraph-rsid="00e0ec70" fo:background-color="#ffffff" style:font-size-asian="9.5pt"/>
    </style:style>
    <style:style style:name="P1109" style:family="paragraph" style:parent-style-name="Standard">
      <style:text-properties style:use-window-font-color="true" style:font-name="Consolas" fo:font-size="9.5pt" officeooo:paragraph-rsid="00d7dafa" fo:background-color="#ffffff" style:font-size-asian="9.5pt"/>
    </style:style>
    <style:style style:name="P1110" style:family="paragraph" style:parent-style-name="Standard">
      <style:text-properties style:use-window-font-color="true" style:font-name="Consolas" fo:font-size="9.5pt" officeooo:paragraph-rsid="00d78e23" fo:background-color="#ffffff" style:font-size-asian="9.5pt"/>
    </style:style>
    <style:style style:name="P1111" style:family="paragraph" style:parent-style-name="Standard">
      <style:paragraph-properties fo:line-height="150%"/>
      <style:text-properties style:use-window-font-color="true" style:font-name="Consolas" fo:font-size="9.5pt" officeooo:rsid="00d64d58" officeooo:paragraph-rsid="00db0c82" fo:background-color="#ffffff" style:font-size-asian="9.5pt"/>
    </style:style>
    <style:style style:name="P1112" style:family="paragraph" style:parent-style-name="Standard">
      <style:paragraph-properties fo:line-height="150%"/>
      <style:text-properties style:use-window-font-color="true" style:font-name="Consolas" fo:font-size="9.5pt" officeooo:rsid="00d64d58" officeooo:paragraph-rsid="00ee50d2" fo:background-color="#ffffff" style:font-size-asian="9.5pt"/>
    </style:style>
    <style:style style:name="P1113" style:family="paragraph" style:parent-style-name="Standard">
      <style:text-properties style:use-window-font-color="true" style:font-name="Consolas" fo:font-size="9.5pt" officeooo:rsid="00e177e6" officeooo:paragraph-rsid="00e177e6" fo:background-color="#ffffff" style:font-size-asian="9.5pt"/>
    </style:style>
    <style:style style:name="P1114" style:family="paragraph" style:parent-style-name="Standard">
      <style:text-properties style:use-window-font-color="true" style:font-name="Consolas" fo:font-size="9.5pt" officeooo:rsid="00e92f73" officeooo:paragraph-rsid="00e92f73" fo:background-color="#ffffff" style:font-size-asian="9.5pt"/>
    </style:style>
    <style:style style:name="P1115" style:family="paragraph" style:parent-style-name="Standard">
      <style:text-properties style:use-window-font-color="true" style:font-name="Consolas" fo:font-size="9.5pt" officeooo:paragraph-rsid="00ee50d2" fo:background-color="#ffffff" style:font-size-asian="9.5pt"/>
    </style:style>
    <style:style style:name="P1116" style:family="paragraph" style:parent-style-name="Standard">
      <style:text-properties style:use-window-font-color="true" style:font-name="Consolas" fo:font-size="9.5pt" officeooo:paragraph-rsid="00e177e6" fo:background-color="#ffffff" style:font-size-asian="9.5pt"/>
    </style:style>
    <style:style style:name="P1117" style:family="paragraph" style:parent-style-name="Standard">
      <style:text-properties style:use-window-font-color="true" style:font-name="Consolas" fo:font-size="9.5pt" officeooo:paragraph-rsid="00e2e131" fo:background-color="#ffffff" style:font-size-asian="9.5pt"/>
    </style:style>
    <style:style style:name="P1118" style:family="paragraph" style:parent-style-name="Standard">
      <style:text-properties style:use-window-font-color="true" style:font-name="Consolas" fo:font-size="9.5pt" officeooo:paragraph-rsid="00e92f73" fo:background-color="#ffffff" style:font-size-asian="9.5pt"/>
    </style:style>
    <style:style style:name="P1119" style:family="paragraph" style:parent-style-name="Standard">
      <style:text-properties style:use-window-font-color="true" style:font-name="Consolas" fo:font-size="9.5pt" officeooo:paragraph-rsid="0001ebe6" fo:background-color="#ffffff" style:font-size-asian="9.5pt"/>
    </style:style>
    <style:style style:name="P1120" style:family="paragraph" style:parent-style-name="Standard">
      <style:text-properties style:use-window-font-color="true" style:font-name="Consolas" fo:font-size="9.5pt" officeooo:rsid="01140c68" officeooo:paragraph-rsid="01140c68" fo:background-color="#ffffff" style:font-size-asian="9.5pt"/>
    </style:style>
    <style:style style:name="P1121" style:family="paragraph" style:parent-style-name="Standard">
      <style:text-properties style:use-window-font-color="true" style:font-name="Consolas" fo:font-size="9.5pt" officeooo:rsid="01140c68" officeooo:paragraph-rsid="01157368" fo:background-color="#ffffff" style:font-size-asian="9.5pt"/>
    </style:style>
    <style:style style:name="P1122" style:family="paragraph" style:parent-style-name="Standard">
      <style:text-properties style:use-window-font-color="true" style:font-name="Consolas" fo:font-size="9.5pt" officeooo:rsid="01140c68" officeooo:paragraph-rsid="0116986c" fo:background-color="#ffffff" style:font-size-asian="9.5pt"/>
    </style:style>
    <style:style style:name="P1123" style:family="paragraph" style:parent-style-name="Standard">
      <style:text-properties style:use-window-font-color="true" style:font-name="Consolas" fo:font-size="9.5pt" officeooo:rsid="01140c68" officeooo:paragraph-rsid="012d7e18" fo:background-color="#ffffff" style:font-size-asian="9.5pt"/>
    </style:style>
    <style:style style:name="P1124" style:family="paragraph" style:parent-style-name="Standard">
      <style:text-properties style:use-window-font-color="true" style:font-name="Consolas" fo:font-size="9.5pt" officeooo:rsid="01156277" officeooo:paragraph-rsid="01156277" fo:background-color="#ffffff" style:font-size-asian="9.5pt"/>
    </style:style>
    <style:style style:name="P1125" style:family="paragraph" style:parent-style-name="Standard">
      <style:text-properties style:use-window-font-color="true" style:font-name="Consolas" fo:font-size="9.5pt" officeooo:rsid="01156277" officeooo:paragraph-rsid="01157368" fo:background-color="#ffffff" style:font-size-asian="9.5pt"/>
    </style:style>
    <style:style style:name="P1126" style:family="paragraph" style:parent-style-name="Standard">
      <style:text-properties style:use-window-font-color="true" style:font-name="Consolas" fo:font-size="9.5pt" officeooo:rsid="01156277" officeooo:paragraph-rsid="0116986c" fo:background-color="#ffffff" style:font-size-asian="9.5pt"/>
    </style:style>
    <style:style style:name="P1127" style:family="paragraph" style:parent-style-name="Standard">
      <style:text-properties style:use-window-font-color="true" style:font-name="Consolas" fo:font-size="9.5pt" officeooo:rsid="01156277" officeooo:paragraph-rsid="013bfdd4" fo:background-color="#ffffff" style:font-size-asian="9.5pt"/>
    </style:style>
    <style:style style:name="P1128" style:family="paragraph" style:parent-style-name="Standard">
      <style:text-properties style:use-window-font-color="true" style:font-name="Consolas" fo:font-size="9.5pt" officeooo:rsid="01156277" officeooo:paragraph-rsid="012d7e18" fo:background-color="#ffffff" style:font-size-asian="9.5pt"/>
    </style:style>
    <style:style style:name="P1129" style:family="paragraph" style:parent-style-name="Standard">
      <style:text-properties style:use-window-font-color="true" style:font-name="Consolas" fo:font-size="9.5pt" officeooo:rsid="01157368" officeooo:paragraph-rsid="01157368" fo:background-color="#ffffff" style:font-size-asian="9.5pt"/>
    </style:style>
    <style:style style:name="P1130" style:family="paragraph" style:parent-style-name="Standard">
      <style:text-properties style:use-window-font-color="true" style:font-name="Consolas" fo:font-size="9.5pt" officeooo:paragraph-rsid="01157368" fo:background-color="#ffffff" style:font-size-asian="9.5pt"/>
    </style:style>
    <style:style style:name="P1131" style:family="paragraph" style:parent-style-name="Standard">
      <style:text-properties style:use-window-font-color="true" style:font-name="Consolas" fo:font-size="9.5pt" officeooo:rsid="0116986c" officeooo:paragraph-rsid="0116986c" fo:background-color="#ffffff" style:font-size-asian="9.5pt"/>
    </style:style>
    <style:style style:name="P1132" style:family="paragraph" style:parent-style-name="Standard">
      <style:text-properties style:use-window-font-color="true" style:font-name="Consolas" fo:font-size="9.5pt" officeooo:paragraph-rsid="012d7e18" fo:background-color="#ffffff" style:font-size-asian="9.5pt"/>
    </style:style>
    <style:style style:name="P1133" style:family="paragraph" style:parent-style-name="Standard">
      <style:text-properties style:use-window-font-color="true" style:font-name="Consolas" fo:font-size="9.5pt" officeooo:paragraph-rsid="013bfdd4" fo:background-color="#ffffff" style:font-size-asian="9.5pt"/>
    </style:style>
    <style:style style:name="P1134" style:family="paragraph" style:parent-style-name="Standard">
      <style:text-properties style:use-window-font-color="true" style:font-name="Consolas" fo:font-size="9.5pt" officeooo:paragraph-rsid="013a73e5" fo:background-color="#ffffff" style:font-size-asian="9.5pt"/>
    </style:style>
    <style:style style:name="P1135" style:family="paragraph" style:parent-style-name="Standard">
      <style:text-properties style:use-window-font-color="true" style:font-name="Consolas" fo:font-size="9.5pt" officeooo:paragraph-rsid="01140c68" fo:background-color="#ffffff" style:font-size-asian="9.5pt"/>
    </style:style>
    <style:style style:name="P1136" style:family="paragraph" style:parent-style-name="Standard">
      <style:text-properties style:use-window-font-color="true" style:font-name="Consolas" fo:font-size="9.5pt" officeooo:paragraph-rsid="01156277" fo:background-color="#ffffff" style:font-size-asian="9.5pt"/>
    </style:style>
    <style:style style:name="P1137" style:family="paragraph" style:parent-style-name="Standard">
      <style:text-properties style:use-window-font-color="true" style:font-name="Consolas" fo:font-size="9.5pt" officeooo:paragraph-rsid="0116986c" fo:background-color="#ffffff" style:font-size-asian="9.5pt"/>
    </style:style>
    <style:style style:name="P1138" style:family="paragraph" style:parent-style-name="Standard">
      <style:text-properties style:use-window-font-color="true" style:font-name="Consolas" fo:font-size="9.5pt" officeooo:paragraph-rsid="0215f34a" fo:background-color="#ffffff" style:font-size-asian="9.5pt"/>
    </style:style>
    <style:style style:name="P1139" style:family="paragraph" style:parent-style-name="Standard">
      <style:text-properties style:use-window-font-color="true" style:font-name="Consolas" fo:font-size="9.5pt" officeooo:paragraph-rsid="02226184" fo:background-color="#ffffff" style:font-size-asian="9.5pt"/>
    </style:style>
    <style:style style:name="P1140" style:family="paragraph" style:parent-style-name="Standard">
      <style:text-properties style:use-window-font-color="true" style:font-name="Consolas" fo:font-size="9.5pt" officeooo:paragraph-rsid="022e74d1" fo:background-color="#ffffff" style:font-size-asian="9.5pt"/>
    </style:style>
    <style:style style:name="P1141" style:family="paragraph" style:parent-style-name="Standard">
      <style:text-properties style:use-window-font-color="true" style:font-name="Consolas" fo:font-size="9.5pt" officeooo:paragraph-rsid="0231b568" fo:background-color="#ffffff" style:font-size-asian="9.5pt"/>
    </style:style>
    <style:style style:name="P1142" style:family="paragraph" style:parent-style-name="Standard">
      <style:text-properties style:use-window-font-color="true" style:font-name="Consolas" fo:font-size="9.5pt" officeooo:rsid="022e74d1" officeooo:paragraph-rsid="022e74d1" fo:background-color="#ffffff" style:font-size-asian="9.5pt"/>
    </style:style>
    <style:style style:name="P1143" style:family="paragraph" style:parent-style-name="Standard">
      <style:text-properties style:use-window-font-color="true" style:font-name="Consolas" fo:font-size="9.5pt" officeooo:rsid="0231b568" officeooo:paragraph-rsid="0231b568" fo:background-color="#ffffff" style:font-size-asian="9.5pt"/>
    </style:style>
    <style:style style:name="P1144" style:family="paragraph" style:parent-style-name="Standard">
      <style:text-properties style:use-window-font-color="true" style:font-name="Consolas" fo:font-size="9.5pt" officeooo:rsid="02fd07d6" officeooo:paragraph-rsid="02fd07d6" fo:background-color="#ffffff" style:font-size-asian="9.5pt"/>
    </style:style>
    <style:style style:name="P1145" style:family="paragraph" style:parent-style-name="Standard">
      <style:text-properties style:use-window-font-color="true" officeooo:rsid="01c45eb0" officeooo:paragraph-rsid="0001ebe6"/>
    </style:style>
    <style:style style:name="P1146" style:family="paragraph" style:parent-style-name="Standard">
      <style:text-properties style:use-window-font-color="true" officeooo:rsid="00b0850c" officeooo:paragraph-rsid="0001ebe6"/>
    </style:style>
    <style:style style:name="P1147" style:family="paragraph" style:parent-style-name="Standard">
      <style:text-properties style:use-window-font-color="true" officeooo:paragraph-rsid="0001ebe6"/>
    </style:style>
    <style:style style:name="P1148" style:family="paragraph" style:parent-style-name="Standard">
      <style:text-properties style:use-window-font-color="true" officeooo:rsid="0037741a" officeooo:paragraph-rsid="0038dea2"/>
    </style:style>
    <style:style style:name="P1149" style:family="paragraph" style:parent-style-name="Standard">
      <style:paragraph-properties fo:line-height="150%"/>
      <style:text-properties style:use-window-font-color="true" officeooo:rsid="0037741a" officeooo:paragraph-rsid="004dd6dd"/>
    </style:style>
    <style:style style:name="P1150" style:family="paragraph" style:parent-style-name="Standard">
      <style:paragraph-properties fo:line-height="150%"/>
      <style:text-properties style:use-window-font-color="true" officeooo:paragraph-rsid="00ae1ec2"/>
    </style:style>
    <style:style style:name="P1151" style:family="paragraph" style:parent-style-name="Standard">
      <style:paragraph-properties fo:line-height="150%"/>
      <style:text-properties style:use-window-font-color="true" officeooo:paragraph-rsid="00c371e9"/>
    </style:style>
    <style:style style:name="P1152" style:family="paragraph" style:parent-style-name="Standard">
      <style:paragraph-properties fo:line-height="150%"/>
      <style:text-properties style:use-window-font-color="true" officeooo:paragraph-rsid="00dea1e4"/>
    </style:style>
    <style:style style:name="P1153" style:family="paragraph" style:parent-style-name="Standard">
      <style:paragraph-properties fo:line-height="150%"/>
      <style:text-properties style:use-window-font-color="true" officeooo:paragraph-rsid="00e92f73"/>
    </style:style>
    <style:style style:name="P1154" style:family="paragraph" style:parent-style-name="Standard">
      <style:paragraph-properties fo:line-height="150%"/>
      <style:text-properties style:use-window-font-color="true" officeooo:paragraph-rsid="00ee50d2"/>
    </style:style>
    <style:style style:name="P1155" style:family="paragraph" style:parent-style-name="Standard">
      <style:paragraph-properties fo:line-height="150%"/>
      <style:text-properties style:use-window-font-color="true" officeooo:paragraph-rsid="00f23940"/>
    </style:style>
    <style:style style:name="P1156" style:family="paragraph" style:parent-style-name="Standard">
      <style:paragraph-properties fo:line-height="150%"/>
      <style:text-properties style:use-window-font-color="true" officeooo:paragraph-rsid="013bfdd4"/>
    </style:style>
    <style:style style:name="P1157" style:family="paragraph" style:parent-style-name="Standard">
      <style:text-properties style:use-window-font-color="true" officeooo:paragraph-rsid="004dd6dd"/>
    </style:style>
    <style:style style:name="P1158" style:family="paragraph" style:parent-style-name="Standard">
      <style:text-properties style:use-window-font-color="true" officeooo:paragraph-rsid="005b1b72"/>
    </style:style>
    <style:style style:name="P1159" style:family="paragraph" style:parent-style-name="Standard">
      <style:text-properties style:use-window-font-color="true" style:font-name="Liberation Serif" fo:font-size="12pt" officeooo:rsid="009f75f1" officeooo:paragraph-rsid="008de974" style:font-size-asian="12pt" style:font-size-complex="12pt"/>
    </style:style>
    <style:style style:name="P1160" style:family="paragraph" style:parent-style-name="Standard">
      <style:paragraph-properties fo:line-height="150%"/>
      <style:text-properties style:use-window-font-color="true" style:font-name="Liberation Serif" fo:font-size="12pt" officeooo:rsid="009f75f1" officeooo:paragraph-rsid="009cfba8" style:font-size-asian="12pt" style:font-size-complex="12pt"/>
    </style:style>
    <style:style style:name="P1161" style:family="paragraph" style:parent-style-name="Standard">
      <style:paragraph-properties fo:line-height="150%"/>
      <style:text-properties style:use-window-font-color="true" style:font-name="Liberation Serif" fo:font-size="12pt" officeooo:rsid="009f75f1" officeooo:paragraph-rsid="00bab723" style:font-size-asian="12pt" style:font-size-complex="12pt"/>
    </style:style>
    <style:style style:name="P1162" style:family="paragraph" style:parent-style-name="Standard">
      <style:text-properties style:use-window-font-color="true" style:font-name="Liberation Serif" fo:font-size="12pt" officeooo:rsid="02e5abdf" officeooo:paragraph-rsid="02f52730" style:font-size-asian="12pt" style:font-size-complex="12pt"/>
    </style:style>
    <style:style style:name="P1163" style:family="paragraph" style:parent-style-name="Standard">
      <style:text-properties style:use-window-font-color="true" style:font-name="Liberation Serif" fo:font-size="12pt" officeooo:rsid="02f8cda1" officeooo:paragraph-rsid="02f8cda1" style:font-size-asian="12pt" style:font-size-complex="12pt"/>
    </style:style>
    <style:style style:name="P1164" style:family="paragraph" style:parent-style-name="Standard">
      <style:text-properties style:use-window-font-color="true" officeooo:paragraph-rsid="00ae1ec2"/>
    </style:style>
    <style:style style:name="P1165" style:family="paragraph" style:parent-style-name="Standard">
      <style:text-properties style:use-window-font-color="true" officeooo:paragraph-rsid="00b4205d"/>
    </style:style>
    <style:style style:name="P1166" style:family="paragraph" style:parent-style-name="Standard">
      <style:text-properties style:use-window-font-color="true" officeooo:paragraph-rsid="00c371e9"/>
    </style:style>
    <style:style style:name="P1167" style:family="paragraph" style:parent-style-name="Standard">
      <style:text-properties style:use-window-font-color="true" officeooo:paragraph-rsid="00db0c82"/>
    </style:style>
    <style:style style:name="P1168" style:family="paragraph" style:parent-style-name="Standard">
      <style:paragraph-properties fo:line-height="100%"/>
      <style:text-properties style:use-window-font-color="true" officeooo:paragraph-rsid="00efd073"/>
    </style:style>
    <style:style style:name="P1169" style:family="paragraph" style:parent-style-name="Standard">
      <style:text-properties style:use-window-font-color="true" officeooo:paragraph-rsid="00e2e131"/>
    </style:style>
    <style:style style:name="P1170" style:family="paragraph" style:parent-style-name="Standard">
      <style:text-properties style:use-window-font-color="true" officeooo:paragraph-rsid="00ee50d2"/>
    </style:style>
    <style:style style:name="P1171" style:family="paragraph" style:parent-style-name="Standard">
      <style:text-properties style:use-window-font-color="true" officeooo:paragraph-rsid="01140c68"/>
    </style:style>
    <style:style style:name="P1172" style:family="paragraph" style:parent-style-name="Standard">
      <style:text-properties style:use-window-font-color="true" officeooo:paragraph-rsid="01157368"/>
    </style:style>
    <style:style style:name="P1173" style:family="paragraph" style:parent-style-name="Standard">
      <style:text-properties style:use-window-font-color="true" officeooo:paragraph-rsid="0116986c"/>
    </style:style>
    <style:style style:name="P1174" style:family="paragraph" style:parent-style-name="Standard">
      <style:text-properties style:use-window-font-color="true" officeooo:rsid="011b6f61" officeooo:paragraph-rsid="011b9680"/>
    </style:style>
    <style:style style:name="P1175" style:family="paragraph" style:parent-style-name="Standard">
      <style:text-properties style:use-window-font-color="true" officeooo:rsid="01140c68" officeooo:paragraph-rsid="012d7e18"/>
    </style:style>
    <style:style style:name="P1176" style:family="paragraph" style:parent-style-name="Standard">
      <style:text-properties style:use-window-font-color="true" style:font-name="Consolas1" fo:font-size="9.5pt" officeooo:rsid="0120e904" officeooo:paragraph-rsid="0001ebe6" style:font-size-asian="9.5pt"/>
    </style:style>
    <style:style style:name="P1177" style:family="paragraph" style:parent-style-name="Standard">
      <style:paragraph-properties fo:text-align="start" style:justify-single-word="false"/>
      <style:text-properties style:use-window-font-color="true" fo:font-size="18pt" fo:font-weight="normal" officeooo:rsid="0003fe88" officeooo:paragraph-rsid="0001ebe6" fo:background-color="transparent" style:font-size-asian="15.75pt" style:font-weight-asian="normal" style:font-size-complex="18pt" style:font-weight-complex="normal"/>
    </style:style>
    <style:style style:name="P1178" style:family="paragraph" style:parent-style-name="Standard">
      <style:text-properties style:use-window-font-color="true" officeooo:rsid="0120e904" officeooo:paragraph-rsid="029976c6"/>
    </style:style>
    <style:style style:name="P1179" style:family="paragraph" style:parent-style-name="Standard">
      <style:text-properties style:use-window-font-color="true" officeooo:rsid="02f8cda1" officeooo:paragraph-rsid="02f8cda1"/>
    </style:style>
    <style:style style:name="P1180" style:family="paragraph" style:parent-style-name="Standard">
      <style:text-properties style:use-window-font-color="true" officeooo:rsid="02f8cda1" officeooo:paragraph-rsid="03194044"/>
    </style:style>
    <style:style style:name="P1181" style:family="paragraph" style:parent-style-name="Standard">
      <style:text-properties style:use-window-font-color="true" officeooo:rsid="02f8cda1" officeooo:paragraph-rsid="031b15cf"/>
    </style:style>
    <style:style style:name="P1182" style:family="paragraph" style:parent-style-name="Standard">
      <style:text-properties style:use-window-font-color="true" style:font-name="Consolas2" fo:font-size="9.5pt" style:font-size-asian="9.5pt" style:font-size-complex="9.5pt"/>
    </style:style>
    <style:style style:name="P1183" style:family="paragraph" style:parent-style-name="Standard">
      <style:text-properties style:use-window-font-color="true" style:font-name="Consolas2" fo:font-size="9.5pt" officeooo:paragraph-rsid="031736c0" style:font-size-asian="9.5pt" style:font-size-complex="9.5pt"/>
    </style:style>
    <style:style style:name="P1184" style:family="paragraph" style:parent-style-name="Standard">
      <style:text-properties style:use-window-font-color="true" style:font-name="Consolas2" fo:font-size="9.5pt" fo:background-color="#ffffff" style:font-size-asian="9.5pt" style:font-size-complex="9.5pt"/>
    </style:style>
    <style:style style:name="P1185" style:family="paragraph" style:parent-style-name="Standard">
      <style:text-properties style:use-window-font-color="true" style:font-name="Consolas2" fo:font-size="9.5pt" officeooo:rsid="02f8cda1" fo:background-color="#ffffff" style:font-size-asian="9.5pt" style:font-size-complex="9.5pt"/>
    </style:style>
    <style:style style:name="P1186" style:family="paragraph" style:parent-style-name="Standard">
      <style:text-properties style:use-window-font-color="true" style:font-name="Consolas2" fo:font-size="9.5pt" officeooo:rsid="02f8cda1" officeooo:paragraph-rsid="031736c0" fo:background-color="#ffffff" style:font-size-asian="9.5pt" style:font-size-complex="9.5pt"/>
    </style:style>
    <style:style style:name="P1187" style:family="paragraph" style:parent-style-name="Standard">
      <style:text-properties style:use-window-font-color="true" style:font-name="Consolas2" fo:font-size="9.5pt" officeooo:paragraph-rsid="031736c0" fo:background-color="#ffffff" style:font-size-asian="9.5pt" style:font-size-complex="9.5pt"/>
    </style:style>
    <style:style style:name="P1188" style:family="paragraph" style:parent-style-name="Standard">
      <style:text-properties style:use-window-font-color="true" officeooo:rsid="00844930" officeooo:paragraph-rsid="0001ebe6"/>
    </style:style>
    <style:style style:name="P1189" style:family="paragraph" style:parent-style-name="Standard">
      <style:text-properties fo:color="#000000" style:font-name="Consolas" fo:font-size="9.5pt" officeooo:rsid="01c45eb0" officeooo:paragraph-rsid="0001ebe6" style:font-size-asian="9.5pt"/>
    </style:style>
    <style:style style:name="P1190" style:family="paragraph" style:parent-style-name="Standard">
      <style:text-properties fo:color="#000000" style:font-name="Consolas" fo:font-size="9.5pt" officeooo:rsid="01cde689" officeooo:paragraph-rsid="0001ebe6" style:font-size-asian="9.5pt"/>
    </style:style>
    <style:style style:name="P1191" style:family="paragraph" style:parent-style-name="Standard">
      <style:text-properties fo:color="#000000" style:font-name="Consolas" fo:font-size="9.5pt" officeooo:paragraph-rsid="0001ebe6" style:font-size-asian="9.5pt"/>
    </style:style>
    <style:style style:name="P1192" style:family="paragraph" style:parent-style-name="Standard">
      <style:text-properties fo:color="#000000" style:font-name="Consolas" fo:font-size="9.5pt" officeooo:rsid="008de974" officeooo:paragraph-rsid="008de974" fo:background-color="#ffffff" style:font-size-asian="9.5pt" style:font-size-complex="12pt"/>
    </style:style>
    <style:style style:name="P1193" style:family="paragraph" style:parent-style-name="Standard">
      <style:text-properties fo:color="#000000" style:font-name="Consolas1" fo:font-size="9.5pt" officeooo:rsid="01cd214f" officeooo:paragraph-rsid="0001ebe6" style:font-size-asian="9.5pt"/>
    </style:style>
    <style:style style:name="P1194" style:family="paragraph" style:parent-style-name="Standard">
      <style:text-properties fo:color="#000000" style:font-name="Consolas1" fo:font-size="9.5pt" officeooo:paragraph-rsid="0001ebe6" style:font-size-asian="9.5pt"/>
    </style:style>
    <style:style style:name="P1195" style:family="paragraph" style:parent-style-name="Standard">
      <style:text-properties fo:color="#000000" style:font-name="Consolas1" fo:font-size="9.5pt" officeooo:paragraph-rsid="00365225" style:font-size-asian="9.5pt"/>
    </style:style>
    <style:style style:name="P1196" style:family="paragraph" style:parent-style-name="Standard">
      <style:paragraph-properties fo:line-height="150%"/>
      <style:text-properties fo:color="#000000" style:font-name="Consolas1" fo:font-size="9.5pt" officeooo:paragraph-rsid="01fd2d9b" style:font-size-asian="9.5pt"/>
    </style:style>
    <style:style style:name="P1197" style:family="paragraph" style:parent-style-name="Standard">
      <style:paragraph-properties fo:line-height="100%"/>
      <style:text-properties fo:color="#000000" style:font-name="Consolas1" fo:font-size="9.5pt" officeooo:paragraph-rsid="01ec8c03" style:font-size-asian="9.5pt"/>
    </style:style>
    <style:style style:name="P1198" style:family="paragraph" style:parent-style-name="Standard">
      <style:text-properties fo:color="#000000" style:font-name="Consolas1" fo:font-size="9.5pt" officeooo:rsid="01fd2d9b" officeooo:paragraph-rsid="01fd2d9b" style:font-size-asian="9.5pt"/>
    </style:style>
    <style:style style:name="P1199" style:family="paragraph" style:parent-style-name="Standard">
      <style:text-properties fo:color="#000000" officeooo:rsid="01c45eb0" officeooo:paragraph-rsid="0001ebe6"/>
    </style:style>
    <style:style style:name="P1200" style:family="paragraph" style:parent-style-name="Standard">
      <style:text-properties fo:color="#000000" officeooo:rsid="01cd214f" officeooo:paragraph-rsid="0001ebe6"/>
    </style:style>
    <style:style style:name="P1201" style:family="paragraph" style:parent-style-name="Standard">
      <style:text-properties fo:color="#000000" style:font-name="Liberation Serif" fo:font-size="12pt" officeooo:paragraph-rsid="0001ebe6" style:font-size-asian="12pt" style:font-size-complex="12pt"/>
    </style:style>
    <style:style style:name="P1202" style:family="paragraph" style:parent-style-name="Standard">
      <style:text-properties fo:color="#000000" style:font-name="Consolas2" fo:font-size="9.5pt" officeooo:rsid="02f8cda1" fo:background-color="#ffffff" style:font-size-asian="9.5pt" style:font-size-complex="9.5pt"/>
    </style:style>
    <style:style style:name="P1203" style:family="paragraph" style:parent-style-name="Standard">
      <style:text-properties fo:color="#000000" style:font-name="Consolas2" fo:font-size="9.5pt" officeooo:rsid="02f8cda1" officeooo:paragraph-rsid="0300abd1" fo:background-color="#ffffff" style:font-size-asian="9.5pt" style:font-size-complex="9.5pt"/>
    </style:style>
    <style:style style:name="P1204" style:family="paragraph" style:parent-style-name="Standard">
      <style:text-properties style:font-name="Consolas" fo:font-size="9.5pt" officeooo:rsid="01f40478" officeooo:paragraph-rsid="0001ebe6" style:font-size-asian="9.5pt"/>
    </style:style>
    <style:style style:name="P1205" style:family="paragraph" style:parent-style-name="Standard">
      <style:text-properties style:font-name="Consolas" fo:font-size="9.5pt" officeooo:paragraph-rsid="0001ebe6" style:font-size-asian="9.5pt"/>
    </style:style>
    <style:style style:name="P1206" style:family="paragraph" style:parent-style-name="Standard">
      <style:text-properties style:font-name="Consolas" fo:font-size="9.5pt" officeooo:paragraph-rsid="005771b3" style:font-size-asian="9.5pt"/>
    </style:style>
    <style:style style:name="P1207" style:family="paragraph" style:parent-style-name="Standard">
      <style:text-properties style:font-name="Consolas" fo:font-size="9.5pt" officeooo:rsid="005771b3" officeooo:paragraph-rsid="005771b3" style:font-size-asian="9.5pt"/>
    </style:style>
    <style:style style:name="P1208" style:family="paragraph" style:parent-style-name="Standard">
      <style:text-properties style:font-name="Consolas" fo:font-size="9.5pt" officeooo:paragraph-rsid="01ff856e" style:font-size-asian="9.5pt"/>
    </style:style>
    <style:style style:name="P1209" style:family="paragraph" style:parent-style-name="Standard">
      <style:text-properties style:font-name="Consolas" fo:font-size="9.5pt" officeooo:paragraph-rsid="02f52730" style:font-size-asian="9.5pt"/>
    </style:style>
    <style:style style:name="P1210" style:family="paragraph" style:parent-style-name="Standard">
      <style:text-properties style:font-name="Consolas1" fo:font-size="9.5pt" officeooo:rsid="006197b5" officeooo:paragraph-rsid="0001ebe6" style:font-size-asian="9.5pt"/>
    </style:style>
    <style:style style:name="P1211" style:family="paragraph" style:parent-style-name="Standard">
      <style:text-properties style:font-name="Consolas1" fo:font-size="9.5pt" officeooo:paragraph-rsid="0001ebe6" style:font-size-asian="9.5pt"/>
    </style:style>
    <style:style style:name="P1212" style:family="paragraph" style:parent-style-name="Standard">
      <style:text-properties style:font-name="Consolas1" fo:font-size="9.5pt" officeooo:paragraph-rsid="002c6558" style:font-size-asian="9.5pt"/>
    </style:style>
    <style:style style:name="P1213" style:family="paragraph" style:parent-style-name="Standard">
      <style:text-properties style:font-name="Consolas1" fo:font-size="9.5pt" officeooo:paragraph-rsid="005771b3" style:font-size-asian="9.5pt"/>
    </style:style>
    <style:style style:name="P1214" style:family="paragraph" style:parent-style-name="Standard">
      <style:text-properties style:font-name="Consolas1" fo:font-size="9.5pt" officeooo:rsid="005771b3" officeooo:paragraph-rsid="005771b3" style:font-size-asian="9.5pt"/>
    </style:style>
    <style:style style:name="P1215" style:family="paragraph" style:parent-style-name="Standard">
      <style:text-properties style:font-name="Consolas1" fo:font-size="9.5pt" officeooo:paragraph-rsid="02ff2bbe" style:font-size-asian="9.5pt"/>
    </style:style>
    <style:style style:name="P1216" style:family="paragraph" style:parent-style-name="Standard">
      <style:text-properties officeooo:rsid="006197b5" officeooo:paragraph-rsid="0001ebe6"/>
    </style:style>
    <style:style style:name="P1217" style:family="paragraph" style:parent-style-name="Standard">
      <style:text-properties fo:color="#009900" officeooo:rsid="01c45eb0" officeooo:paragraph-rsid="0001ebe6"/>
    </style:style>
    <style:style style:name="P1218" style:family="paragraph" style:parent-style-name="Standard">
      <style:text-properties officeooo:rsid="02a9b37e" officeooo:paragraph-rsid="0001ebe6"/>
    </style:style>
    <style:style style:name="P1219" style:family="paragraph" style:parent-style-name="Standard">
      <style:text-properties fo:color="#b2b2b2" officeooo:paragraph-rsid="0001ebe6"/>
    </style:style>
    <style:style style:name="P1220" style:family="paragraph" style:parent-style-name="Standard">
      <style:text-properties officeooo:paragraph-rsid="0001ebe6"/>
    </style:style>
    <style:style style:name="P1221" style:family="paragraph" style:parent-style-name="Standard">
      <style:text-properties style:font-name="Consolas2" fo:font-size="9.5pt" style:font-size-asian="9.5pt" style:font-size-complex="9.5pt"/>
    </style:style>
    <style:style style:name="P1222" style:family="paragraph" style:parent-style-name="Standard">
      <style:paragraph-properties fo:line-height="150%"/>
      <style:text-properties style:font-name="Consolas2" fo:font-size="9.5pt" style:font-size-asian="9.5pt" style:font-size-complex="9.5pt"/>
    </style:style>
    <style:style style:name="P1223" style:family="paragraph" style:parent-style-name="Standard">
      <style:text-properties style:font-name="Consolas2" fo:font-size="9.5pt" officeooo:paragraph-rsid="00415f81" style:font-size-asian="9.5pt" style:font-size-complex="9.5pt"/>
    </style:style>
    <style:style style:name="P1224" style:family="paragraph" style:parent-style-name="Standard">
      <style:text-properties style:font-name="Consolas2" fo:font-size="9.5pt" officeooo:rsid="00415f81" style:font-size-asian="9.5pt" style:font-size-complex="9.5pt"/>
    </style:style>
    <style:style style:name="P1225" style:family="paragraph" style:parent-style-name="Standard">
      <style:text-properties style:font-name="Consolas2" fo:font-size="9.5pt" officeooo:rsid="00415f81" officeooo:paragraph-rsid="00415f81" style:font-size-asian="9.5pt" style:font-size-complex="9.5pt"/>
    </style:style>
    <style:style style:name="P1226" style:family="paragraph" style:parent-style-name="Standard">
      <style:text-properties style:font-name="Consolas2" fo:font-size="9.5pt" officeooo:paragraph-rsid="0300abd1" style:font-size-asian="9.5pt" style:font-size-complex="9.5pt"/>
    </style:style>
    <style:style style:name="P1227" style:family="paragraph" style:parent-style-name="Standard">
      <style:text-properties style:font-name="Consolas2" fo:font-size="9.5pt" officeooo:paragraph-rsid="0314ff7a" style:font-size-asian="9.5pt" style:font-size-complex="9.5pt"/>
    </style:style>
    <style:style style:name="P1228" style:family="paragraph" style:parent-style-name="Standard">
      <style:text-properties style:font-name="Consolas2" fo:font-size="9.5pt" officeooo:paragraph-rsid="031736c0" style:font-size-asian="9.5pt" style:font-size-complex="9.5pt"/>
    </style:style>
    <style:style style:name="P1229" style:family="paragraph" style:parent-style-name="Standard">
      <style:text-properties officeooo:paragraph-rsid="015dae12"/>
    </style:style>
    <style:style style:name="P1230" style:family="paragraph" style:parent-style-name="Standard">
      <style:text-properties officeooo:paragraph-rsid="016e4cd2"/>
    </style:style>
    <style:style style:name="P1231" style:family="paragraph" style:parent-style-name="Standard">
      <style:text-properties officeooo:paragraph-rsid="01738872"/>
    </style:style>
    <style:style style:name="P1232" style:family="paragraph" style:parent-style-name="Standard">
      <style:text-properties officeooo:paragraph-rsid="01764882"/>
    </style:style>
    <style:style style:name="P1233" style:family="paragraph" style:parent-style-name="Standard">
      <style:text-properties officeooo:paragraph-rsid="029976c6"/>
    </style:style>
    <style:style style:name="P1234" style:family="paragraph" style:parent-style-name="Standard">
      <style:paragraph-properties fo:text-align="center" style:justify-single-word="false"/>
      <style:text-properties officeooo:rsid="02aeb69c" officeooo:paragraph-rsid="02d7e30c"/>
    </style:style>
    <style:style style:name="P1235" style:family="paragraph" style:parent-style-name="Standard">
      <style:text-properties officeooo:paragraph-rsid="02f52730"/>
    </style:style>
    <style:style style:name="P1236" style:family="paragraph" style:parent-style-name="Table_20_Contents">
      <style:paragraph-properties fo:text-align="center" style:justify-single-word="false"/>
      <style:text-properties officeooo:rsid="000768d1" officeooo:paragraph-rsid="0001ebe6"/>
    </style:style>
    <style:style style:name="P1237" style:family="paragraph" style:parent-style-name="Table_20_Contents">
      <style:text-properties officeooo:rsid="000768d1" officeooo:paragraph-rsid="0001ebe6"/>
    </style:style>
    <style:style style:name="P1238" style:family="paragraph" style:parent-style-name="Table_20_Contents">
      <style:text-properties officeooo:rsid="01183984" officeooo:paragraph-rsid="0001ebe6"/>
    </style:style>
    <style:style style:name="P1239" style:family="paragraph" style:parent-style-name="Table_20_Contents">
      <style:text-properties fo:font-size="9pt" officeooo:rsid="0149b5a6" officeooo:paragraph-rsid="0001ebe6" style:font-size-asian="9pt" style:font-size-complex="9pt"/>
    </style:style>
    <style:style style:name="P1240" style:family="paragraph" style:parent-style-name="Table_20_Contents">
      <style:text-properties fo:font-size="9pt" officeooo:rsid="0149b5a6" officeooo:paragraph-rsid="023f33eb" style:font-size-asian="9pt" style:font-size-complex="9pt"/>
    </style:style>
    <style:style style:name="P1241" style:family="paragraph" style:parent-style-name="Table_20_Contents">
      <style:text-properties fo:font-size="9pt" officeooo:paragraph-rsid="0001ebe6" style:font-size-asian="9pt" style:font-size-complex="9pt"/>
    </style:style>
    <style:style style:name="P1242" style:family="paragraph" style:parent-style-name="Table_20_Contents">
      <style:text-properties fo:font-size="9pt" fo:font-weight="bold" officeooo:rsid="0149b5a6" officeooo:paragraph-rsid="0001ebe6" style:font-size-asian="9pt" style:font-weight-asian="bold" style:font-size-complex="9pt" style:font-weight-complex="bold"/>
    </style:style>
    <style:style style:name="P1243" style:family="paragraph" style:parent-style-name="Table_20_Contents">
      <style:text-properties officeooo:rsid="031d574f" officeooo:paragraph-rsid="0001ebe6"/>
    </style:style>
    <style:style style:name="P1244" style:family="paragraph" style:parent-style-name="Table_20_Contents">
      <style:text-properties officeooo:rsid="031f2a5d" officeooo:paragraph-rsid="0001ebe6"/>
    </style:style>
    <style:style style:name="P1245" style:family="paragraph" style:parent-style-name="Table_20_Contents">
      <style:text-properties officeooo:rsid="0320adf7" officeooo:paragraph-rsid="0001ebe6"/>
    </style:style>
    <style:style style:name="P1246" style:family="paragraph" style:parent-style-name="Table_20_Contents">
      <style:text-properties officeooo:rsid="032265a2" officeooo:paragraph-rsid="0001ebe6"/>
    </style:style>
    <style:style style:name="P1247" style:family="paragraph" style:parent-style-name="Table_20_Contents">
      <style:text-properties officeooo:paragraph-rsid="0001ebe6"/>
    </style:style>
    <style:style style:name="P1248" style:family="paragraph" style:parent-style-name="Table_20_Contents">
      <style:text-properties officeooo:rsid="0072bc42" officeooo:paragraph-rsid="0072bc42"/>
    </style:style>
    <style:style style:name="P1249" style:family="paragraph" style:parent-style-name="Table_20_Contents">
      <style:text-properties officeooo:paragraph-rsid="0072bc42"/>
    </style:style>
    <style:style style:name="P1250" style:family="paragraph" style:parent-style-name="Table_20_Contents">
      <style:text-properties officeooo:rsid="015b0194" officeooo:paragraph-rsid="015b0194"/>
    </style:style>
    <style:style style:name="P1251" style:family="paragraph" style:parent-style-name="Table_20_Contents">
      <style:text-properties officeooo:rsid="015b0194" officeooo:paragraph-rsid="016e4cd2"/>
    </style:style>
    <style:style style:name="P1252" style:family="paragraph" style:parent-style-name="Table_20_Contents">
      <style:text-properties officeooo:rsid="015b0194" officeooo:paragraph-rsid="01738872"/>
    </style:style>
    <style:style style:name="P1253" style:family="paragraph" style:parent-style-name="Table_20_Contents">
      <style:text-properties officeooo:rsid="015b0194" officeooo:paragraph-rsid="01764882"/>
    </style:style>
    <style:style style:name="P1254" style:family="paragraph" style:parent-style-name="Table_20_Contents">
      <style:text-properties officeooo:rsid="015cbeab" officeooo:paragraph-rsid="015cbeab"/>
    </style:style>
    <style:style style:name="P1255" style:family="paragraph" style:parent-style-name="Table_20_Contents">
      <style:text-properties officeooo:rsid="015cbeab" officeooo:paragraph-rsid="016e4cd2"/>
    </style:style>
    <style:style style:name="P1256" style:family="paragraph" style:parent-style-name="Table_20_Contents">
      <style:text-properties officeooo:rsid="015cbeab" officeooo:paragraph-rsid="01738872"/>
    </style:style>
    <style:style style:name="P1257" style:family="paragraph" style:parent-style-name="Table_20_Contents">
      <style:text-properties officeooo:rsid="015cbeab" officeooo:paragraph-rsid="01764882"/>
    </style:style>
    <style:style style:name="P1258" style:family="paragraph" style:parent-style-name="Table_20_Contents">
      <style:text-properties officeooo:rsid="015dae12" officeooo:paragraph-rsid="015dae12"/>
    </style:style>
    <style:style style:name="P1259" style:family="paragraph" style:parent-style-name="Table_20_Contents">
      <style:text-properties officeooo:rsid="015dae12" officeooo:paragraph-rsid="016e4cd2"/>
    </style:style>
    <style:style style:name="P1260" style:family="paragraph" style:parent-style-name="Table_20_Contents">
      <style:text-properties officeooo:rsid="015dae12" officeooo:paragraph-rsid="01738872"/>
    </style:style>
    <style:style style:name="P1261" style:family="paragraph" style:parent-style-name="Table_20_Contents">
      <style:text-properties officeooo:rsid="015dae12" officeooo:paragraph-rsid="01764882"/>
    </style:style>
    <style:style style:name="P1262" style:family="paragraph" style:parent-style-name="Table_20_Contents">
      <style:text-properties officeooo:rsid="0170adce" officeooo:paragraph-rsid="0170adce"/>
    </style:style>
    <style:style style:name="P1263" style:family="paragraph" style:parent-style-name="Table_20_Contents">
      <style:text-properties officeooo:rsid="0170adce" officeooo:paragraph-rsid="01738872"/>
    </style:style>
    <style:style style:name="P1264" style:family="paragraph" style:parent-style-name="Table_20_Contents">
      <style:text-properties officeooo:rsid="0170adce" officeooo:paragraph-rsid="01764882"/>
    </style:style>
    <style:style style:name="P1265" style:family="paragraph" style:parent-style-name="Table_20_Contents">
      <style:text-properties officeooo:paragraph-rsid="01e213de"/>
    </style:style>
    <style:style style:name="P1266" style:family="paragraph" style:parent-style-name="Table_20_Contents">
      <style:text-properties officeooo:paragraph-rsid="024097a2"/>
    </style:style>
    <style:style style:name="P1267" style:family="paragraph" style:parent-style-name="Table_20_Contents">
      <style:paragraph-properties fo:text-align="center" style:justify-single-word="false"/>
      <style:text-properties officeooo:rsid="02a94e76" officeooo:paragraph-rsid="02a94e76"/>
    </style:style>
    <style:style style:name="P1268" style:family="paragraph" style:parent-style-name="Table_20_Contents">
      <style:text-properties officeooo:rsid="02a94e76" officeooo:paragraph-rsid="02a94e76"/>
    </style:style>
    <style:style style:name="P1269" style:family="paragraph" style:parent-style-name="Table_20_Heading">
      <style:paragraph-properties fo:text-align="start" style:justify-single-word="false"/>
      <style:text-properties officeooo:rsid="000768d1" officeooo:paragraph-rsid="0001ebe6"/>
    </style:style>
    <style:style style:name="P1270" style:family="paragraph" style:parent-style-name="Table_20_Heading">
      <style:text-properties officeooo:rsid="000768d1" officeooo:paragraph-rsid="0001ebe6"/>
    </style:style>
    <style:style style:name="P1271" style:family="paragraph" style:parent-style-name="Table_20_Heading">
      <style:text-properties officeooo:rsid="0149b5a6" officeooo:paragraph-rsid="0001ebe6"/>
    </style:style>
    <style:style style:name="P1272" style:family="paragraph" style:parent-style-name="Table_20_Heading">
      <style:text-properties officeooo:rsid="031d574f" officeooo:paragraph-rsid="0001ebe6"/>
    </style:style>
    <style:style style:name="P1273" style:family="paragraph" style:parent-style-name="Table_20_Heading">
      <style:text-properties officeooo:rsid="0072bc42" officeooo:paragraph-rsid="0072bc42"/>
    </style:style>
    <style:style style:name="P1274" style:family="paragraph" style:parent-style-name="Table_20_Heading">
      <style:text-properties officeooo:rsid="0072bc42" officeooo:paragraph-rsid="015b0194"/>
    </style:style>
    <style:style style:name="P1275" style:family="paragraph" style:parent-style-name="Table_20_Heading">
      <style:text-properties officeooo:rsid="0072bc42" officeooo:paragraph-rsid="016e4cd2"/>
    </style:style>
    <style:style style:name="P1276" style:family="paragraph" style:parent-style-name="Table_20_Heading">
      <style:text-properties officeooo:rsid="0072bc42" officeooo:paragraph-rsid="01738872"/>
    </style:style>
    <style:style style:name="P1277" style:family="paragraph" style:parent-style-name="Table_20_Heading">
      <style:text-properties officeooo:rsid="0072bc42" officeooo:paragraph-rsid="01764882"/>
    </style:style>
    <style:style style:name="P1278" style:family="paragraph" style:parent-style-name="Heading_20_1" style:list-style-name="">
      <style:text-properties officeooo:rsid="000c5dd5" officeooo:paragraph-rsid="0001ebe6"/>
    </style:style>
    <style:style style:name="P1279" style:family="paragraph" style:parent-style-name="Heading_20_1">
      <style:text-properties officeooo:rsid="000c7203" officeooo:paragraph-rsid="0001ebe6"/>
    </style:style>
    <style:style style:name="P1280" style:family="paragraph" style:parent-style-name="Heading_20_1" style:list-style-name="">
      <style:text-properties officeooo:rsid="00100572" officeooo:paragraph-rsid="0001ebe6"/>
    </style:style>
    <style:style style:name="P1281" style:family="paragraph" style:parent-style-name="Heading_20_1">
      <style:paragraph-properties fo:break-before="page"/>
      <style:text-properties officeooo:rsid="000768d1" officeooo:paragraph-rsid="0001ebe6"/>
    </style:style>
    <style:style style:name="P1282" style:family="paragraph" style:parent-style-name="Heading_20_1">
      <style:paragraph-properties fo:break-before="page"/>
      <style:text-properties officeooo:rsid="034764a0" officeooo:paragraph-rsid="0001ebe6"/>
    </style:style>
    <style:style style:name="P1283" style:family="paragraph" style:parent-style-name="Heading_20_1">
      <style:paragraph-properties fo:break-before="page"/>
      <style:text-properties officeooo:rsid="000c5dd5" officeooo:paragraph-rsid="0001ebe6"/>
    </style:style>
    <style:style style:name="P1284" style:family="paragraph" style:parent-style-name="Heading_20_1">
      <style:paragraph-properties fo:break-before="page"/>
      <style:text-properties officeooo:rsid="00100572" officeooo:paragraph-rsid="0001ebe6"/>
    </style:style>
    <style:style style:name="P1285" style:family="paragraph" style:parent-style-name="Table_20_Contents">
      <style:paragraph-properties fo:text-align="center" style:justify-single-word="false"/>
      <style:text-properties officeooo:rsid="032bd08a" officeooo:paragraph-rsid="032bd08a"/>
    </style:style>
    <style:style style:name="P1286" style:family="paragraph" style:parent-style-name="Heading_20_2">
      <style:text-properties officeooo:rsid="024097a2" officeooo:paragraph-rsid="024097a2"/>
    </style:style>
    <style:style style:name="P1287" style:family="paragraph" style:parent-style-name="Heading_20_2">
      <style:text-properties officeooo:rsid="000768d1" officeooo:paragraph-rsid="0001ebe6"/>
    </style:style>
    <style:style style:name="P1288" style:family="paragraph" style:parent-style-name="Heading_20_2" style:list-style-name="">
      <style:text-properties officeooo:rsid="000768d1" officeooo:paragraph-rsid="0001ebe6"/>
    </style:style>
    <style:style style:name="P1289" style:family="paragraph" style:parent-style-name="Heading_20_2">
      <style:text-properties officeooo:rsid="00090d90" officeooo:paragraph-rsid="0001ebe6"/>
    </style:style>
    <style:style style:name="P1290" style:family="paragraph" style:parent-style-name="Heading_20_2" style:list-style-name="">
      <style:text-properties officeooo:rsid="00090d90" officeooo:paragraph-rsid="0001ebe6"/>
    </style:style>
    <style:style style:name="P1291" style:family="paragraph" style:parent-style-name="Heading_20_2">
      <style:text-properties officeooo:rsid="000c5dd5" officeooo:paragraph-rsid="0001ebe6"/>
    </style:style>
    <style:style style:name="P1292" style:family="paragraph" style:parent-style-name="Heading_20_2">
      <style:text-properties officeooo:rsid="011c9f84" officeooo:paragraph-rsid="0001ebe6"/>
    </style:style>
    <style:style style:name="P1293" style:family="paragraph" style:parent-style-name="Heading_20_2">
      <style:text-properties officeooo:rsid="000c7203" officeooo:paragraph-rsid="0001ebe6"/>
    </style:style>
    <style:style style:name="P1294" style:family="paragraph" style:parent-style-name="Heading_20_2">
      <style:text-properties officeooo:rsid="0197ad12" officeooo:paragraph-rsid="0001ebe6"/>
    </style:style>
    <style:style style:name="P1295" style:family="paragraph" style:parent-style-name="Heading_20_2" style:list-style-name="">
      <style:text-properties officeooo:rsid="00acfe26" officeooo:paragraph-rsid="0001ebe6"/>
    </style:style>
    <style:style style:name="P1296" style:family="paragraph" style:parent-style-name="Heading_20_2">
      <style:text-properties officeooo:rsid="000eaefd" officeooo:paragraph-rsid="0001ebe6"/>
    </style:style>
    <style:style style:name="P1297" style:family="paragraph" style:parent-style-name="Heading_20_2">
      <style:text-properties officeooo:rsid="01b9a5a1" officeooo:paragraph-rsid="0001ebe6"/>
    </style:style>
    <style:style style:name="P1298" style:family="paragraph" style:parent-style-name="Heading_20_2">
      <style:paragraph-properties fo:break-before="page"/>
      <style:text-properties officeooo:rsid="000768d1" officeooo:paragraph-rsid="0001ebe6"/>
    </style:style>
    <style:style style:name="P1299" style:family="paragraph" style:parent-style-name="Heading_20_2">
      <style:paragraph-properties fo:break-before="page"/>
      <style:text-properties officeooo:rsid="00090d90" officeooo:paragraph-rsid="0001ebe6"/>
    </style:style>
    <style:style style:name="P1300" style:family="paragraph" style:parent-style-name="Heading_20_2">
      <style:paragraph-properties fo:break-before="page"/>
      <style:text-properties officeooo:rsid="00acfe26" officeooo:paragraph-rsid="0001ebe6"/>
    </style:style>
    <style:style style:name="P1301" style:family="paragraph" style:parent-style-name="Heading_20_3">
      <style:text-properties officeooo:paragraph-rsid="0001ebe6"/>
    </style:style>
    <style:style style:name="P1302" style:family="paragraph" style:parent-style-name="Heading_20_3">
      <style:text-properties officeooo:rsid="000c5dd5" officeooo:paragraph-rsid="0001ebe6"/>
    </style:style>
    <style:style style:name="P1303" style:family="paragraph" style:parent-style-name="Heading_20_3" style:list-style-name="">
      <style:text-properties officeooo:rsid="00756c71" officeooo:paragraph-rsid="01e213de"/>
    </style:style>
    <style:style style:name="P1304" style:family="paragraph" style:parent-style-name="Heading_20_3">
      <style:text-properties officeooo:rsid="00d80ab5" officeooo:paragraph-rsid="0001ebe6"/>
    </style:style>
    <style:style style:name="P1305" style:family="paragraph" style:parent-style-name="Heading_20_3">
      <style:text-properties officeooo:rsid="009a09a0" officeooo:paragraph-rsid="0001ebe6"/>
    </style:style>
    <style:style style:name="P1306" style:family="paragraph" style:parent-style-name="Heading_20_3">
      <style:text-properties officeooo:rsid="01226e65" officeooo:paragraph-rsid="0197691f"/>
    </style:style>
    <style:style style:name="P1307" style:family="paragraph" style:parent-style-name="Heading_20_3">
      <style:text-properties officeooo:rsid="0134065f" officeooo:paragraph-rsid="0001ebe6"/>
    </style:style>
    <style:style style:name="P1308" style:family="paragraph" style:parent-style-name="Heading_20_3">
      <style:text-properties officeooo:rsid="008d92dc" officeooo:paragraph-rsid="0001ebe6"/>
    </style:style>
    <style:style style:name="P1309" style:family="paragraph" style:parent-style-name="Heading_20_3">
      <style:text-properties officeooo:rsid="001bee68" officeooo:paragraph-rsid="0001ebe6"/>
    </style:style>
    <style:style style:name="P1310" style:family="paragraph" style:parent-style-name="Heading_20_3">
      <style:text-properties officeooo:rsid="00118d52" officeooo:paragraph-rsid="0001ebe6"/>
    </style:style>
    <style:style style:name="P1311" style:family="paragraph" style:parent-style-name="Heading_20_3">
      <style:text-properties officeooo:rsid="0197ad12" officeooo:paragraph-rsid="0001ebe6"/>
    </style:style>
    <style:style style:name="P1312" style:family="paragraph" style:parent-style-name="Heading_20_3">
      <style:text-properties officeooo:rsid="02a9b37e" officeooo:paragraph-rsid="02dbc56a"/>
    </style:style>
    <style:style style:name="P1313" style:family="paragraph" style:parent-style-name="Heading_20_3">
      <style:text-properties officeooo:paragraph-rsid="02f52730"/>
    </style:style>
    <style:style style:name="P1314" style:family="paragraph" style:parent-style-name="Heading_20_3">
      <style:text-properties officeooo:rsid="015c1d4d" officeooo:paragraph-rsid="02f52730"/>
    </style:style>
    <style:style style:name="P1315" style:family="paragraph" style:parent-style-name="Heading_20_3">
      <style:text-properties officeooo:rsid="015c1d4d" officeooo:paragraph-rsid="0001ebe6"/>
    </style:style>
    <style:style style:name="P1316" style:family="paragraph" style:parent-style-name="Heading_20_3">
      <style:text-properties officeooo:rsid="006f4bce" officeooo:paragraph-rsid="0001ebe6"/>
    </style:style>
    <style:style style:name="P1317" style:family="paragraph" style:parent-style-name="Heading_20_3">
      <style:text-properties officeooo:rsid="007140a5" officeooo:paragraph-rsid="0001ebe6"/>
    </style:style>
    <style:style style:name="P1318" style:family="paragraph" style:parent-style-name="Heading_20_3">
      <style:text-properties officeooo:rsid="025beb60" officeooo:paragraph-rsid="0001ebe6"/>
    </style:style>
    <style:style style:name="P1319" style:family="paragraph" style:parent-style-name="Heading_20_3">
      <style:text-properties officeooo:rsid="005884ef"/>
    </style:style>
    <style:style style:name="P1320" style:family="paragraph" style:parent-style-name="Heading_20_3">
      <style:text-properties officeooo:rsid="0072fc21" officeooo:paragraph-rsid="0001ebe6"/>
    </style:style>
    <style:style style:name="P1321" style:family="paragraph" style:parent-style-name="Heading_20_3" style:list-style-name="">
      <style:text-properties officeooo:rsid="0072fc21" officeooo:paragraph-rsid="0001ebe6"/>
    </style:style>
    <style:style style:name="P1322" style:family="paragraph" style:parent-style-name="Heading_20_3">
      <style:text-properties officeooo:paragraph-rsid="011957e6"/>
    </style:style>
    <style:style style:name="P1323" style:family="paragraph" style:parent-style-name="Heading_20_3">
      <style:text-properties officeooo:rsid="01156277" officeooo:paragraph-rsid="013a73e5"/>
    </style:style>
    <style:style style:name="P1324" style:family="paragraph" style:parent-style-name="Heading_20_3">
      <style:text-properties officeooo:paragraph-rsid="012d7e18"/>
    </style:style>
    <style:style style:name="P1325" style:family="paragraph" style:parent-style-name="Heading_20_3">
      <style:text-properties officeooo:paragraph-rsid="00e0ec70"/>
    </style:style>
    <style:style style:name="P1326" style:family="paragraph" style:parent-style-name="Heading_20_3">
      <style:paragraph-properties fo:break-before="page"/>
      <style:text-properties officeooo:rsid="00756c71" officeooo:paragraph-rsid="01e213de"/>
    </style:style>
    <style:style style:name="P1327" style:family="paragraph" style:parent-style-name="Heading_20_3">
      <style:paragraph-properties fo:break-before="page"/>
      <style:text-properties officeooo:rsid="0072fc21" officeooo:paragraph-rsid="0001ebe6"/>
    </style:style>
    <style:style style:name="P1328" style:family="paragraph" style:parent-style-name="Heading_20_4" style:list-style-name=""/>
    <style:style style:name="P1329" style:family="paragraph" style:parent-style-name="Heading_20_4" style:list-style-name="">
      <style:text-properties officeooo:paragraph-rsid="0001ebe6"/>
    </style:style>
    <style:style style:name="P1330" style:family="paragraph" style:parent-style-name="Heading_20_4" style:list-style-name="">
      <style:text-properties officeooo:paragraph-rsid="01157368"/>
    </style:style>
    <style:style style:name="P1331" style:family="paragraph" style:parent-style-name="Heading_20_4" style:list-style-name="">
      <style:text-properties officeooo:paragraph-rsid="00a1c73b"/>
    </style:style>
    <style:style style:name="P1332" style:family="paragraph" style:parent-style-name="Heading_20_4">
      <style:text-properties officeooo:rsid="02093b18" officeooo:paragraph-rsid="0001ebe6"/>
    </style:style>
    <style:style style:name="P1333" style:family="paragraph" style:parent-style-name="Heading_20_4">
      <style:text-properties officeooo:paragraph-rsid="0001ebe6"/>
    </style:style>
    <style:style style:name="P1334" style:family="paragraph" style:parent-style-name="Heading_20_4">
      <style:text-properties officeooo:paragraph-rsid="01e213de"/>
    </style:style>
    <style:style style:name="P1335" style:family="paragraph" style:parent-style-name="Heading_20_4">
      <style:text-properties officeooo:rsid="01fdd950" officeooo:paragraph-rsid="0001ebe6"/>
    </style:style>
    <style:style style:name="P1336" style:family="paragraph" style:parent-style-name="Heading_20_4">
      <style:text-properties officeooo:rsid="000c5dd5" officeooo:paragraph-rsid="0001ebe6"/>
    </style:style>
    <style:style style:name="P1337" style:family="paragraph" style:parent-style-name="Heading_20_4">
      <style:text-properties officeooo:rsid="0091358e" officeooo:paragraph-rsid="0001ebe6"/>
    </style:style>
    <style:style style:name="P1338" style:family="paragraph" style:parent-style-name="Heading_20_4">
      <style:text-properties officeooo:rsid="01a3becc" officeooo:paragraph-rsid="0001ebe6"/>
    </style:style>
    <style:style style:name="P1339" style:family="paragraph" style:parent-style-name="Heading_20_4">
      <style:text-properties officeooo:paragraph-rsid="02f52730"/>
    </style:style>
    <style:style style:name="P1340" style:family="paragraph" style:parent-style-name="Heading_20_4">
      <style:text-properties officeooo:rsid="01e6128a" officeooo:paragraph-rsid="02f6ee5c"/>
    </style:style>
    <style:style style:name="P1341" style:family="paragraph" style:parent-style-name="Heading_20_4">
      <style:text-properties officeooo:paragraph-rsid="02f65567"/>
    </style:style>
    <style:style style:name="P1342" style:family="paragraph" style:parent-style-name="Heading_20_4">
      <style:text-properties officeooo:paragraph-rsid="02ff2bbe"/>
    </style:style>
    <style:style style:name="P1343" style:family="paragraph" style:parent-style-name="Heading_20_4">
      <style:text-properties officeooo:paragraph-rsid="02f8cda1"/>
    </style:style>
    <style:style style:name="P1344" style:family="paragraph" style:parent-style-name="Heading_20_4">
      <style:text-properties officeooo:paragraph-rsid="012d7e18"/>
    </style:style>
    <style:style style:name="P1345" style:family="paragraph" style:parent-style-name="Heading_20_4">
      <style:text-properties officeooo:paragraph-rsid="013bfdd4"/>
    </style:style>
    <style:style style:name="P1346" style:family="paragraph" style:parent-style-name="Heading_20_4">
      <style:text-properties officeooo:paragraph-rsid="013a73e5"/>
    </style:style>
    <style:style style:name="P1347" style:family="paragraph" style:parent-style-name="Heading_20_4">
      <style:text-properties officeooo:paragraph-rsid="016e4cd2"/>
    </style:style>
    <style:style style:name="P1348" style:family="paragraph" style:parent-style-name="Heading_20_4">
      <style:text-properties officeooo:paragraph-rsid="01157368"/>
    </style:style>
    <style:style style:name="P1349" style:family="paragraph" style:parent-style-name="Heading_20_4">
      <style:text-properties officeooo:paragraph-rsid="01738872"/>
    </style:style>
    <style:style style:name="P1350" style:family="paragraph" style:parent-style-name="Heading_20_4">
      <style:text-properties officeooo:paragraph-rsid="01764882"/>
    </style:style>
    <style:style style:name="P1351" style:family="paragraph" style:parent-style-name="Heading_20_4">
      <style:text-properties officeooo:paragraph-rsid="0116986c"/>
    </style:style>
    <style:style style:name="P1352" style:family="paragraph" style:parent-style-name="Heading_20_4">
      <style:text-properties officeooo:paragraph-rsid="009c035a"/>
    </style:style>
    <style:style style:name="P1353" style:family="paragraph" style:parent-style-name="Heading_20_4">
      <style:text-properties officeooo:paragraph-rsid="00a1c73b"/>
    </style:style>
    <style:style style:name="P1354" style:family="paragraph" style:parent-style-name="Heading_20_4">
      <style:text-properties officeooo:paragraph-rsid="00e0ec70"/>
    </style:style>
    <style:style style:name="P1355" style:family="paragraph" style:parent-style-name="Heading_20_4">
      <style:text-properties officeooo:paragraph-rsid="00ee50d2"/>
    </style:style>
    <style:style style:name="P1356" style:family="paragraph" style:parent-style-name="Heading_20_4">
      <style:paragraph-properties fo:break-before="page"/>
    </style:style>
    <style:style style:name="P1357" style:family="paragraph" style:parent-style-name="Heading_20_4">
      <style:paragraph-properties fo:break-before="page"/>
      <style:text-properties officeooo:paragraph-rsid="0001ebe6"/>
    </style:style>
    <style:style style:name="P1358" style:family="paragraph" style:parent-style-name="Heading_20_4">
      <style:paragraph-properties fo:break-before="page"/>
      <style:text-properties officeooo:paragraph-rsid="01157368"/>
    </style:style>
    <style:style style:name="P1359" style:family="paragraph" style:parent-style-name="Heading_20_4">
      <style:paragraph-properties fo:break-before="page"/>
      <style:text-properties officeooo:paragraph-rsid="00a1c73b"/>
    </style:style>
    <style:style style:name="P1360" style:family="paragraph" style:parent-style-name="Contents_20_1">
      <style:paragraph-properties>
        <style:tab-stops>
          <style:tab-stop style:position="17cm" style:type="right" style:leader-style="dotted" style:leader-text="."/>
        </style:tab-stops>
      </style:paragraph-properties>
    </style:style>
    <style:style style:name="P1361" style:family="paragraph" style:parent-style-name="Contents_20_2">
      <style:paragraph-properties>
        <style:tab-stops>
          <style:tab-stop style:position="17cm" style:type="right" style:leader-style="dotted" style:leader-text="."/>
        </style:tab-stops>
      </style:paragraph-properties>
    </style:style>
    <style:style style:name="P1362" style:family="paragraph" style:parent-style-name="Contents_20_3">
      <style:paragraph-properties>
        <style:tab-stops>
          <style:tab-stop style:position="17cm" style:type="right" style:leader-style="dotted" style:leader-text="."/>
        </style:tab-stops>
      </style:paragraph-properties>
    </style:style>
    <style:style style:name="P1363" style:family="paragraph" style:parent-style-name="Contents_20_4">
      <style:paragraph-properties>
        <style:tab-stops>
          <style:tab-stop style:position="17cm" style:type="right" style:leader-style="dotted" style:leader-text="."/>
        </style:tab-stops>
      </style:paragraph-properties>
    </style:style>
    <style:style style:name="P1364" style:family="paragraph" style:parent-style-name="Text_20_body" style:list-style-name="L397">
      <style:text-properties officeooo:rsid="0311e0b0" officeooo:paragraph-rsid="0001ebe6"/>
    </style:style>
    <style:style style:name="P1365" style:family="paragraph" style:parent-style-name="Text_20_body" style:list-style-name="L397">
      <style:text-properties officeooo:rsid="03133c38" officeooo:paragraph-rsid="0001ebe6"/>
    </style:style>
    <style:style style:name="P1366" style:family="paragraph" style:parent-style-name="Text_20_body" style:list-style-name="L398">
      <style:text-properties officeooo:rsid="0314e814" officeooo:paragraph-rsid="0001ebe6"/>
    </style:style>
    <style:style style:name="P1367" style:family="paragraph" style:parent-style-name="Text_20_body" style:list-style-name="L399">
      <style:text-properties style:use-window-font-color="true" style:text-underline-style="none" officeooo:rsid="0206628b" officeooo:paragraph-rsid="0001ebe6"/>
    </style:style>
    <style:style style:name="P1368" style:family="paragraph" style:parent-style-name="Text_20_body" style:list-style-name="L399">
      <style:text-properties style:use-window-font-color="true" style:text-underline-style="none" officeooo:rsid="0183d0bf" officeooo:paragraph-rsid="028efbeb" fo:background-color="transparent"/>
    </style:style>
    <style:style style:name="P1369" style:family="paragraph" style:parent-style-name="Text_20_body" style:list-style-name="L400">
      <style:text-properties officeooo:rsid="014d0fcf" officeooo:paragraph-rsid="0001ebe6"/>
    </style:style>
    <style:style style:name="P1370" style:family="paragraph" style:parent-style-name="Text_20_body" style:list-style-name="L401">
      <style:text-properties officeooo:rsid="02c0ea33" officeooo:paragraph-rsid="0001ebe6"/>
    </style:style>
    <style:style style:name="P1371" style:family="paragraph" style:parent-style-name="Text_20_body" style:list-style-name="L401">
      <style:text-properties officeooo:rsid="02c3b7b5" officeooo:paragraph-rsid="0001ebe6"/>
    </style:style>
    <style:style style:name="P1372" style:family="paragraph" style:parent-style-name="Text_20_body" style:list-style-name="L401">
      <style:text-properties officeooo:rsid="02c2b0dc" officeooo:paragraph-rsid="0001ebe6"/>
    </style:style>
    <style:style style:name="P1373" style:family="paragraph" style:parent-style-name="Text_20_body" style:list-style-name="L401">
      <style:text-properties officeooo:rsid="02c57034" officeooo:paragraph-rsid="0001ebe6"/>
    </style:style>
    <style:style style:name="P1374" style:family="paragraph" style:parent-style-name="Text_20_body" style:list-style-name="L401">
      <style:text-properties officeooo:rsid="01b8e932" officeooo:paragraph-rsid="01b8e932"/>
    </style:style>
    <style:style style:name="P1375" style:family="paragraph" style:parent-style-name="Text_20_body" style:list-style-name="L402">
      <style:text-properties officeooo:rsid="02b14659" officeooo:paragraph-rsid="02f52730"/>
    </style:style>
    <style:style style:name="P1376" style:family="paragraph" style:parent-style-name="Text_20_body" style:list-style-name="L402">
      <style:text-properties officeooo:rsid="02b14659" officeooo:paragraph-rsid="01c37f53"/>
    </style:style>
    <style:style style:name="P1377" style:family="paragraph" style:parent-style-name="Text_20_body" style:list-style-name="L402">
      <style:text-properties officeooo:rsid="02b14659" officeooo:paragraph-rsid="0001ebe6"/>
    </style:style>
    <style:style style:name="P1378" style:family="paragraph" style:parent-style-name="Text_20_body" style:list-style-name="L403">
      <style:text-properties officeooo:rsid="02cc92c8" officeooo:paragraph-rsid="0001ebe6"/>
    </style:style>
    <style:style style:name="P1379" style:family="paragraph" style:parent-style-name="Text_20_body" style:list-style-name="L403">
      <style:text-properties officeooo:rsid="02cfe803" officeooo:paragraph-rsid="0001ebe6"/>
    </style:style>
    <style:style style:name="P1380" style:family="paragraph" style:parent-style-name="Text_20_body" style:list-style-name="L404">
      <style:text-properties officeooo:rsid="01bf35bc" officeooo:paragraph-rsid="01c25c1c"/>
    </style:style>
    <style:style style:name="P1381" style:family="paragraph" style:parent-style-name="Text_20_body" style:list-style-name="L405">
      <style:text-properties officeooo:rsid="02d14c27" officeooo:paragraph-rsid="0001ebe6"/>
    </style:style>
    <style:style style:name="P1382" style:family="paragraph" style:parent-style-name="Text_20_body" style:list-style-name="L405">
      <style:text-properties officeooo:rsid="02d14c27" officeooo:paragraph-rsid="01c25c1c"/>
    </style:style>
    <style:style style:name="P1383" style:family="paragraph" style:parent-style-name="Text_20_body" style:list-style-name="L406">
      <style:text-properties officeooo:rsid="02d14c27" officeooo:paragraph-rsid="01c25c1c"/>
    </style:style>
    <style:style style:name="P1384" style:family="paragraph" style:parent-style-name="Text_20_body" style:list-style-name="L407">
      <style:text-properties officeooo:rsid="02b94e06" officeooo:paragraph-rsid="02f6ee5c"/>
    </style:style>
    <style:style style:name="P1385" style:family="paragraph" style:parent-style-name="Text_20_body" style:list-style-name="L407">
      <style:text-properties officeooo:rsid="02be7d9c" officeooo:paragraph-rsid="02f6ee5c"/>
    </style:style>
    <style:style style:name="P1386" style:family="paragraph" style:parent-style-name="Text_20_body" style:list-style-name="L407">
      <style:text-properties officeooo:rsid="02bf3be0" officeooo:paragraph-rsid="02f6ee5c"/>
    </style:style>
    <style:style style:name="P1387" style:family="paragraph" style:parent-style-name="Text_20_body" style:list-style-name="L407">
      <style:text-properties officeooo:rsid="02bf9193" officeooo:paragraph-rsid="02f6ee5c"/>
    </style:style>
    <style:style style:name="P1388" style:family="paragraph" style:parent-style-name="Text_20_body" style:list-style-name="L408">
      <style:text-properties fo:color="#000000" style:font-name="Liberation Serif" fo:font-size="12pt" officeooo:rsid="02d2d7a5" officeooo:paragraph-rsid="0001ebe6" style:font-size-asian="12pt" style:font-size-complex="12pt"/>
    </style:style>
    <style:style style:name="P1389" style:family="paragraph" style:parent-style-name="Text_20_body" style:list-style-name="L409">
      <style:text-properties style:font-name="Liberation Serif" fo:font-size="12pt" officeooo:rsid="0254d1d0" officeooo:paragraph-rsid="0001ebe6" style:font-size-asian="12pt" style:font-size-complex="12pt"/>
    </style:style>
    <style:style style:name="P1390" style:family="paragraph" style:parent-style-name="Text_20_body" style:list-style-name="L409">
      <style:text-properties style:font-name="Liberation Serif" fo:font-size="12pt" officeooo:rsid="0254d1d0" officeooo:paragraph-rsid="02031eff" style:font-size-asian="12pt" style:font-size-complex="12pt"/>
    </style:style>
    <style:style style:name="P1391" style:family="paragraph" style:parent-style-name="Contents_20_5">
      <style:paragraph-properties>
        <style:tab-stops>
          <style:tab-stop style:position="17cm" style:type="right" style:leader-style="dotted" style:leader-text="."/>
        </style:tab-stops>
      </style:paragraph-properties>
    </style:style>
    <style:style style:name="P1392" style:family="paragraph">
      <style:paragraph-properties fo:margin-left="0cm" fo:margin-right="0cm" fo:margin-top="0cm" fo:margin-bottom="0cm" fo:line-height="100%" fo:text-align="center" fo:text-indent="0cm"/>
    </style:style>
    <style:style style:name="P1393" style:family="paragraph">
      <loext:graphic-properties draw:fill="solid" draw:fill-color="#e6e6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94" style:family="paragraph">
      <loext:graphic-properties draw:fill="solid"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95" style:family="paragraph">
      <style:paragraph-properties fo:margin-left="0cm" fo:margin-right="0cm" fo:margin-top="0cm" fo:margin-bottom="0cm" fo:line-height="100%" fo:text-indent="0cm"/>
    </style:style>
    <style:style style:name="P139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97" style:family="paragraph">
      <loext:graphic-properties draw:fill="solid" draw:fill-color="#e6e6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139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39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00" style:family="paragraph">
      <loext:graphic-properties draw:fill="solid" draw:fill-color="#e6e6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1401"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0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140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140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1405"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406" style:family="paragraph">
      <loext:graphic-properties draw:fill="solid" draw:fill-color="#ffff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07" style:family="paragraph">
      <loext:graphic-properties draw:fill="solid" draw:fill-color="#ff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P1408" style:family="paragraph">
      <loext:graphic-properties draw:fill="solid" draw:fill-color="#cc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P1409" style:family="paragraph">
      <loext:graphic-properties draw:fill="solid" draw:fill-color="#ccff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P1410"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P1411"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412" style:family="paragraph">
      <loext:graphic-properties draw:fill="solid"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1413"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1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 style:family="text">
      <style:text-properties fo:font-size="12pt" style:font-size-asian="10.5pt" style:font-size-complex="12pt"/>
    </style:style>
    <style:style style:name="T2" style:family="text">
      <style:text-properties fo:font-size="12pt" officeooo:rsid="003ae355" style:font-size-asian="10.5pt" style:font-size-complex="12pt"/>
    </style:style>
    <style:style style:name="T3" style:family="text">
      <style:text-properties fo:font-size="12pt" officeooo:rsid="000c5dd5" style:font-size-asian="10.5pt" style:font-size-complex="12pt"/>
    </style:style>
    <style:style style:name="T4" style:family="text">
      <style:text-properties fo:font-size="12pt" officeooo:rsid="00280115" style:font-size-asian="10.5pt" style:font-size-complex="12pt"/>
    </style:style>
    <style:style style:name="T5" style:family="text">
      <style:text-properties fo:font-size="12pt" officeooo:rsid="0023b1ca" style:font-size-asian="10.5pt" style:font-size-complex="12pt"/>
    </style:style>
    <style:style style:name="T6" style:family="text">
      <style:text-properties fo:font-size="12pt" officeooo:rsid="0238357f" style:font-size-asian="10.5pt" style:font-size-complex="12pt"/>
    </style:style>
    <style:style style:name="T7" style:family="text">
      <style:text-properties fo:font-size="12pt" officeooo:rsid="023a1dbd" style:font-size-asian="10.5pt" style:font-size-complex="12pt"/>
    </style:style>
    <style:style style:name="T8" style:family="text">
      <style:text-properties fo:font-size="12pt" officeooo:rsid="023a8e8a" style:font-size-asian="10.5pt" style:font-size-complex="12pt"/>
    </style:style>
    <style:style style:name="T9" style:family="text">
      <style:text-properties officeooo:rsid="00114fb0"/>
    </style:style>
    <style:style style:name="T10" style:family="text">
      <style:text-properties officeooo:rsid="000768d1"/>
    </style:style>
    <style:style style:name="T11" style:family="text">
      <style:text-properties officeooo:rsid="0012562c"/>
    </style:style>
    <style:style style:name="T12" style:family="text">
      <style:text-properties officeooo:rsid="001bdb60"/>
    </style:style>
    <style:style style:name="T13" style:family="text">
      <style:text-properties officeooo:rsid="00216910"/>
    </style:style>
    <style:style style:name="T14" style:family="text">
      <style:text-properties officeooo:rsid="00280115"/>
    </style:style>
    <style:style style:name="T15" style:family="text">
      <style:text-properties officeooo:rsid="029b1c6f"/>
    </style:style>
    <style:style style:name="T16" style:family="text">
      <style:text-properties officeooo:rsid="0299794e"/>
    </style:style>
    <style:style style:name="T17" style:family="text">
      <style:text-properties officeooo:rsid="029de401"/>
    </style:style>
    <style:style style:name="T18" style:family="text">
      <style:text-properties officeooo:rsid="029f0a6a"/>
    </style:style>
    <style:style style:name="T19" style:family="text">
      <style:text-properties officeooo:rsid="02a0cb22"/>
    </style:style>
    <style:style style:name="T20" style:family="text">
      <style:text-properties officeooo:rsid="0149b5a6"/>
    </style:style>
    <style:style style:name="T21" style:family="text">
      <style:text-properties officeooo:rsid="014b0a7f"/>
    </style:style>
    <style:style style:name="T22" style:family="text">
      <style:text-properties officeooo:rsid="014c1222"/>
    </style:style>
    <style:style style:name="T23" style:family="text">
      <style:text-properties officeooo:rsid="002e2312"/>
    </style:style>
    <style:style style:name="T24" style:family="text">
      <style:text-properties officeooo:rsid="0050fca5"/>
    </style:style>
    <style:style style:name="T25" style:family="text">
      <style:text-properties officeooo:rsid="031125b0"/>
    </style:style>
    <style:style style:name="T26" style:family="text">
      <style:text-properties officeooo:rsid="0311e0b0"/>
    </style:style>
    <style:style style:name="T27" style:family="text">
      <style:text-properties officeooo:rsid="03133c38"/>
    </style:style>
    <style:style style:name="T28" style:family="text">
      <style:text-properties officeooo:rsid="031cb929"/>
    </style:style>
    <style:style style:name="T29" style:family="text">
      <style:text-properties officeooo:rsid="031f2a5d"/>
    </style:style>
    <style:style style:name="T30" style:family="text">
      <style:text-properties officeooo:rsid="032185a8"/>
    </style:style>
    <style:style style:name="T31" style:family="text">
      <style:text-properties officeooo:rsid="0320adf7"/>
    </style:style>
    <style:style style:name="T32" style:family="text">
      <style:text-properties officeooo:rsid="032265a2"/>
    </style:style>
    <style:style style:name="T33" style:family="text">
      <style:text-properties officeooo:rsid="03197162"/>
    </style:style>
    <style:style style:name="T34" style:family="text">
      <style:text-properties officeooo:rsid="005f1089"/>
    </style:style>
    <style:style style:name="T35" style:family="text">
      <style:text-properties officeooo:rsid="00d27b51"/>
    </style:style>
    <style:style style:name="T36" style:family="text">
      <style:text-properties officeooo:rsid="00968548"/>
    </style:style>
    <style:style style:name="T37" style:family="text">
      <style:text-properties officeooo:rsid="00db77bc"/>
    </style:style>
    <style:style style:name="T38" style:family="text">
      <style:text-properties officeooo:rsid="006b0349"/>
    </style:style>
    <style:style style:name="T39" style:family="text">
      <style:text-properties officeooo:rsid="006197b5"/>
    </style:style>
    <style:style style:name="T40" style:family="text">
      <style:text-properties officeooo:rsid="006c923c"/>
    </style:style>
    <style:style style:name="T41" style:family="text">
      <style:text-properties officeooo:rsid="00693e16"/>
    </style:style>
    <style:style style:name="T42" style:family="text">
      <style:text-properties officeooo:rsid="00d9c3cf"/>
    </style:style>
    <style:style style:name="T43" style:family="text">
      <style:text-properties officeooo:rsid="00673ef9"/>
    </style:style>
    <style:style style:name="T44" style:family="text">
      <style:text-properties officeooo:rsid="0077eb49"/>
    </style:style>
    <style:style style:name="T45" style:family="text">
      <style:text-properties officeooo:rsid="007b5da9"/>
    </style:style>
    <style:style style:name="T46" style:family="text">
      <style:text-properties officeooo:rsid="020abafd"/>
    </style:style>
    <style:style style:name="T47" style:family="text">
      <style:text-properties fo:color="#000000"/>
    </style:style>
    <style:style style:name="T48" style:family="text">
      <style:text-properties fo:color="#000000" style:font-name="Consolas" fo:font-size="9.5pt" style:font-size-asian="9.5pt"/>
    </style:style>
    <style:style style:name="T49" style:family="text">
      <style:text-properties fo:color="#000000" style:font-name="Consolas" fo:font-size="9.5pt" officeooo:rsid="020abafd" style:font-size-asian="9.5pt"/>
    </style:style>
    <style:style style:name="T50" style:family="text">
      <style:text-properties fo:color="#000000" style:font-name="Consolas" fo:font-size="9.5pt" officeooo:rsid="025beb60" style:font-size-asian="9.5pt"/>
    </style:style>
    <style:style style:name="T51" style:family="text">
      <style:text-properties fo:color="#000000" style:font-name="Consolas" fo:background-color="#ffffff" loext:char-shading-value="0"/>
    </style:style>
    <style:style style:name="T52" style:family="text">
      <style:text-properties fo:color="#000000" style:font-name="Consolas" officeooo:rsid="031736c0" fo:background-color="#ffffff" loext:char-shading-value="0"/>
    </style:style>
    <style:style style:name="T53" style:family="text">
      <style:text-properties fo:color="#000000" officeooo:rsid="00e21985"/>
    </style:style>
    <style:style style:name="T54" style:family="text">
      <style:text-properties fo:color="#000000" style:font-name="Consolas1"/>
    </style:style>
    <style:style style:name="T55" style:family="text">
      <style:text-properties fo:color="#000000" style:font-name="Consolas1" fo:font-size="9.5pt" style:font-size-asian="9.5pt"/>
    </style:style>
    <style:style style:name="T56" style:family="text">
      <style:text-properties fo:color="#000000" style:font-name="Consolas1" fo:font-size="9.5pt" officeooo:rsid="02a4099f" style:font-size-asian="9.5pt"/>
    </style:style>
    <style:style style:name="T57" style:family="text">
      <style:text-properties fo:color="#000000" style:font-name="Consolas1" fo:font-size="9.5pt" officeooo:rsid="01cc5852" style:font-size-asian="9.5pt"/>
    </style:style>
    <style:style style:name="T58" style:family="text">
      <style:text-properties fo:color="#000000" style:font-name="Consolas1" fo:font-size="9.5pt" officeooo:rsid="01cc6fd1" style:font-size-asian="9.5pt"/>
    </style:style>
    <style:style style:name="T59" style:family="text">
      <style:text-properties fo:color="#000000" style:font-name="Consolas1" fo:font-size="9.5pt" officeooo:rsid="00169776" style:font-size-asian="9.5pt"/>
    </style:style>
    <style:style style:name="T60" style:family="text">
      <style:text-properties fo:color="#000000" style:font-name="Consolas1" fo:font-size="9.5pt" officeooo:rsid="00264e29" style:font-size-asian="9.5pt"/>
    </style:style>
    <style:style style:name="T61" style:family="text">
      <style:text-properties fo:color="#000000" style:font-name="Consolas1" officeooo:rsid="01ff856e"/>
    </style:style>
    <style:style style:name="T62" style:family="text">
      <style:text-properties fo:color="#000000" style:font-name="Liberation Serif" fo:font-size="12pt" style:font-size-asian="12pt" style:font-size-complex="12pt"/>
    </style:style>
    <style:style style:name="T63" style:family="text">
      <style:text-properties fo:color="#000000" style:font-name="Liberation Serif" fo:font-size="12pt" officeooo:rsid="022f56c6" style:font-size-asian="12pt" style:font-size-complex="12pt"/>
    </style:style>
    <style:style style:name="T64" style:family="text">
      <style:text-properties fo:color="#000000" style:font-name="Liberation Serif" fo:font-size="12pt" officeooo:rsid="022fc325" style:font-size-asian="12pt" style:font-size-complex="12pt"/>
    </style:style>
    <style:style style:name="T65" style:family="text">
      <style:text-properties fo:color="#000000" style:font-name="Liberation Serif" fo:font-size="12pt" officeooo:rsid="00a7e28a" style:font-size-asian="12pt" style:font-size-complex="12pt"/>
    </style:style>
    <style:style style:name="T66" style:family="text">
      <style:text-properties fo:color="#000000" style:font-name="Liberation Serif" fo:font-size="12pt" officeooo:rsid="0270eac7" style:font-size-asian="12pt" style:font-size-complex="12pt"/>
    </style:style>
    <style:style style:name="T67" style:family="text">
      <style:text-properties fo:color="#000000" style:font-name="Liberation Serif" fo:font-size="12pt" officeooo:rsid="008de974" style:font-size-asian="12pt" style:font-size-complex="12pt"/>
    </style:style>
    <style:style style:name="T68" style:family="text">
      <style:text-properties fo:color="#000000" style:font-name="Liberation Serif" fo:font-size="12pt" officeooo:rsid="00bbcda6" style:font-size-asian="12pt" style:font-size-complex="12pt"/>
    </style:style>
    <style:style style:name="T69" style:family="text">
      <style:text-properties fo:color="#000000" style:font-name="Liberation Serif" fo:font-size="12pt" officeooo:rsid="008e671c" style:font-size-asian="12pt" style:font-size-complex="12pt"/>
    </style:style>
    <style:style style:name="T70" style:family="text">
      <style:text-properties fo:color="#000000" style:font-name="Liberation Serif" fo:font-size="12pt" officeooo:rsid="00f2be59" style:font-size-asian="12pt" style:font-size-complex="12pt"/>
    </style:style>
    <style:style style:name="T71" style:family="text">
      <style:text-properties fo:color="#000000" style:font-name="Liberation Serif" fo:font-size="12pt" officeooo:rsid="00f7ad23" style:font-size-asian="12pt" style:font-size-complex="12pt"/>
    </style:style>
    <style:style style:name="T72" style:family="text">
      <style:text-properties fo:color="#000000" style:font-name="Liberation Serif" fo:font-size="12pt" officeooo:rsid="011f9561" style:font-size-asian="12pt" style:font-size-complex="12pt"/>
    </style:style>
    <style:style style:name="T73" style:family="text">
      <style:text-properties fo:color="#000000" style:font-name="Liberation Serif" fo:font-size="12pt" officeooo:rsid="01216f08" style:font-size-asian="12pt" style:font-size-complex="12pt"/>
    </style:style>
    <style:style style:name="T74" style:family="text">
      <style:text-properties fo:color="#000000" style:font-name="Liberation Serif" fo:font-size="12pt" officeooo:rsid="0126449a" style:font-size-asian="12pt" style:font-size-complex="12pt"/>
    </style:style>
    <style:style style:name="T75" style:family="text">
      <style:text-properties fo:color="#000000" style:font-name="Liberation Serif" fo:font-size="12pt" officeooo:rsid="01273398" style:font-size-asian="12pt" style:font-size-complex="12pt"/>
    </style:style>
    <style:style style:name="T76" style:family="text">
      <style:text-properties fo:color="#000000" style:font-name="Liberation Serif" fo:font-size="12pt" officeooo:rsid="02ac9f4a" style:font-size-asian="12pt" style:font-size-complex="12pt"/>
    </style:style>
    <style:style style:name="T77" style:family="text">
      <style:text-properties fo:color="#000000" style:font-name="Liberation Serif" fo:font-size="12pt" officeooo:rsid="025cf457" style:font-size-asian="12pt" style:font-size-complex="12pt"/>
    </style:style>
    <style:style style:name="T78" style:family="text">
      <style:text-properties fo:color="#000000" style:font-name="Liberation Serif" fo:font-size="12pt" officeooo:rsid="01f4bcbc" style:font-size-asian="12pt" style:font-size-complex="12pt"/>
    </style:style>
    <style:style style:name="T79" style:family="text">
      <style:text-properties fo:color="#000000" style:font-name="Liberation Serif" fo:font-size="12pt" officeooo:rsid="01ff856e" style:font-size-asian="12pt" style:font-size-complex="12pt"/>
    </style:style>
    <style:style style:name="T80" style:family="text">
      <style:text-properties fo:color="#000000" style:font-name="Liberation Serif" fo:font-size="12pt" officeooo:rsid="02226184" style:font-size-asian="12pt" style:font-size-complex="12pt"/>
    </style:style>
    <style:style style:name="T81" style:family="text">
      <style:text-properties fo:color="#000000" style:font-name="Liberation Serif" fo:font-size="12pt" officeooo:rsid="02244251" style:font-size-asian="12pt" style:font-size-complex="12pt"/>
    </style:style>
    <style:style style:name="T82" style:family="text">
      <style:text-properties fo:color="#000000" style:font-name="Liberation Serif" fo:font-size="12pt" officeooo:rsid="0234b8f3" style:font-size-asian="12pt" style:font-size-complex="12pt"/>
    </style:style>
    <style:style style:name="T83" style:family="text">
      <style:text-properties fo:color="#000000" style:font-name="Liberation Serif" fo:font-size="12pt" officeooo:rsid="0236ad59" style:font-size-asian="12pt" style:font-size-complex="12pt"/>
    </style:style>
    <style:style style:name="T84" style:family="text">
      <style:text-properties fo:color="#000000" style:font-name="Liberation Serif" fo:font-size="12pt" officeooo:rsid="0312e5f9" style:font-size-asian="12pt" style:font-size-complex="12pt"/>
    </style:style>
    <style:style style:name="T85" style:family="text">
      <style:text-properties fo:color="#000000" officeooo:rsid="00ccd243"/>
    </style:style>
    <style:style style:name="T86" style:family="text">
      <style:text-properties fo:color="#000000" officeooo:rsid="00ce8a25"/>
    </style:style>
    <style:style style:name="T87" style:family="text">
      <style:text-properties fo:color="#000000" officeooo:rsid="01ece660"/>
    </style:style>
    <style:style style:name="T88" style:family="text">
      <style:text-properties fo:color="#000000" officeooo:rsid="02254403"/>
    </style:style>
    <style:style style:name="T89" style:family="text">
      <style:text-properties fo:color="#000000" officeooo:rsid="00ddf54a"/>
    </style:style>
    <style:style style:name="T90" style:family="text">
      <style:text-properties fo:color="#000000" officeooo:rsid="0234b8f3"/>
    </style:style>
    <style:style style:name="T91" style:family="text">
      <style:text-properties officeooo:rsid="020eed7d"/>
    </style:style>
    <style:style style:name="T92" style:family="text">
      <style:text-properties officeooo:rsid="020b02ed"/>
    </style:style>
    <style:style style:name="T93" style:family="text">
      <style:text-properties officeooo:rsid="020b38cc"/>
    </style:style>
    <style:style style:name="T94" style:family="text">
      <style:text-properties style:text-underline-style="none" officeooo:rsid="00d02889"/>
    </style:style>
    <style:style style:name="T95" style:family="text">
      <style:text-properties style:text-underline-style="none" officeooo:rsid="00d27b51"/>
    </style:style>
    <style:style style:name="T96" style:family="text">
      <style:text-properties style:text-underline-style="none" officeooo:rsid="0075edf5"/>
    </style:style>
    <style:style style:name="T97" style:family="text">
      <style:text-properties style:text-underline-style="none" officeooo:rsid="0072bc42"/>
    </style:style>
    <style:style style:name="T98" style:family="text">
      <style:text-properties style:text-underline-style="none" officeooo:rsid="029165b6"/>
    </style:style>
    <style:style style:name="T99" style:family="text">
      <style:text-properties style:text-underline-style="none" officeooo:rsid="02934ed9"/>
    </style:style>
    <style:style style:name="T100" style:family="text">
      <style:text-properties officeooo:rsid="01fc4104"/>
    </style:style>
    <style:style style:name="T101" style:family="text">
      <style:text-properties officeooo:rsid="020d3269"/>
    </style:style>
    <style:style style:name="T102" style:family="text">
      <style:text-properties fo:background-color="transparent" loext:char-shading-value="0"/>
    </style:style>
    <style:style style:name="T103" style:family="text">
      <style:text-properties officeooo:rsid="033e5a62" fo:background-color="transparent" loext:char-shading-value="0"/>
    </style:style>
    <style:style style:name="T104" style:family="text">
      <style:text-properties officeooo:rsid="0206628b" fo:background-color="transparent" loext:char-shading-value="0"/>
    </style:style>
    <style:style style:name="T105" style:family="text">
      <style:text-properties officeooo:rsid="0185785f" fo:background-color="transparent" loext:char-shading-value="0"/>
    </style:style>
    <style:style style:name="T106" style:family="text">
      <style:text-properties officeooo:rsid="0185ec1f" fo:background-color="transparent" loext:char-shading-value="0"/>
    </style:style>
    <style:style style:name="T107" style:family="text">
      <style:text-properties officeooo:rsid="0063e0c4" fo:background-color="transparent" loext:char-shading-value="0"/>
    </style:style>
    <style:style style:name="T108" style:family="text">
      <style:text-properties officeooo:rsid="00ce657c" fo:background-color="transparent" loext:char-shading-value="0"/>
    </style:style>
    <style:style style:name="T109" style:family="text">
      <style:text-properties officeooo:rsid="028e511f" fo:background-color="transparent" loext:char-shading-value="0"/>
    </style:style>
    <style:style style:name="T110" style:family="text">
      <style:text-properties officeooo:rsid="028efbeb" fo:background-color="transparent" loext:char-shading-value="0"/>
    </style:style>
    <style:style style:name="T111" style:family="text">
      <style:text-properties officeooo:rsid="0293adc2" fo:background-color="transparent" loext:char-shading-value="0"/>
    </style:style>
    <style:style style:name="T112" style:family="text">
      <style:text-properties officeooo:rsid="00ed6840" fo:background-color="transparent" loext:char-shading-value="0"/>
    </style:style>
    <style:style style:name="T113" style:family="text">
      <style:text-properties officeooo:rsid="0296a227" fo:background-color="transparent" loext:char-shading-value="0"/>
    </style:style>
    <style:style style:name="T114" style:family="text">
      <style:text-properties officeooo:rsid="0297ae61" fo:background-color="transparent" loext:char-shading-value="0"/>
    </style:style>
    <style:style style:name="T115" style:family="text">
      <style:text-properties officeooo:rsid="00968548" fo:background-color="transparent" loext:char-shading-value="0"/>
    </style:style>
    <style:style style:name="T116" style:family="text">
      <style:text-properties officeooo:rsid="02c205e2" fo:background-color="transparent" loext:char-shading-value="0"/>
    </style:style>
    <style:style style:name="T117" style:family="text">
      <style:text-properties officeooo:rsid="020621eb"/>
    </style:style>
    <style:style style:name="T118" style:family="text">
      <style:text-properties officeooo:rsid="01fdd950"/>
    </style:style>
    <style:style style:name="T119" style:family="text">
      <style:text-properties officeooo:rsid="021693a8"/>
    </style:style>
    <style:style style:name="T120" style:family="text">
      <style:text-properties officeooo:rsid="0200894f"/>
    </style:style>
    <style:style style:name="T121" style:family="text">
      <style:text-properties officeooo:rsid="02047395"/>
    </style:style>
    <style:style style:name="T122" style:family="text">
      <style:text-properties officeooo:rsid="02183c38"/>
    </style:style>
    <style:style style:name="T123" style:family="text">
      <style:text-properties officeooo:rsid="01f473a5"/>
    </style:style>
    <style:style style:name="T124" style:family="text">
      <style:text-properties officeooo:rsid="00d936fe"/>
    </style:style>
    <style:style style:name="T125" style:family="text">
      <style:text-properties officeooo:rsid="00c96736"/>
    </style:style>
    <style:style style:name="T126" style:family="text">
      <style:text-properties officeooo:rsid="00ce657c"/>
    </style:style>
    <style:style style:name="T127" style:family="text">
      <style:text-properties officeooo:rsid="01214646"/>
    </style:style>
    <style:style style:name="T128" style:family="text">
      <style:text-properties officeooo:rsid="022aa4ee"/>
    </style:style>
    <style:style style:name="T129" style:family="text">
      <style:text-properties officeooo:rsid="00ed6840"/>
    </style:style>
    <style:style style:name="T130" style:family="text">
      <style:text-properties officeooo:rsid="00e29233"/>
    </style:style>
    <style:style style:name="T131" style:family="text">
      <style:text-properties officeooo:rsid="00e2d512"/>
    </style:style>
    <style:style style:name="T132" style:family="text">
      <style:text-properties officeooo:rsid="00e4a82d"/>
    </style:style>
    <style:style style:name="T133" style:family="text">
      <style:text-properties officeooo:rsid="00e9ee6c"/>
    </style:style>
    <style:style style:name="T134" style:family="text">
      <style:text-properties officeooo:rsid="00e6b54c"/>
    </style:style>
    <style:style style:name="T135" style:family="text">
      <style:text-properties style:font-name="Consolas1" fo:font-size="9.5pt" style:font-size-asian="9.5pt"/>
    </style:style>
    <style:style style:name="T136" style:family="text">
      <style:text-properties style:font-name="Consolas1" fo:font-size="9.5pt" officeooo:rsid="00f5c69c" style:font-size-asian="9.5pt"/>
    </style:style>
    <style:style style:name="T137" style:family="text">
      <style:text-properties style:font-name="Consolas1" fo:font-size="9.5pt" officeooo:rsid="01cc5852" style:font-size-asian="9.5pt"/>
    </style:style>
    <style:style style:name="T138" style:family="text">
      <style:text-properties style:font-name="Consolas1" fo:font-size="9.5pt" officeooo:rsid="01cc6fd1" style:font-size-asian="9.5pt"/>
    </style:style>
    <style:style style:name="T139" style:family="text">
      <style:text-properties style:font-name="Consolas1" fo:font-size="9.5pt" officeooo:rsid="02d0a4da" style:font-size-asian="9.5pt"/>
    </style:style>
    <style:style style:name="T140" style:family="text">
      <style:text-properties style:font-name="Consolas1" fo:font-size="9.5pt" officeooo:rsid="006f4bce" style:font-size-asian="9.5pt"/>
    </style:style>
    <style:style style:name="T141" style:family="text">
      <style:text-properties style:font-name="Consolas1" fo:font-size="9.5pt" officeooo:rsid="029976c6" style:font-size-asian="9.5pt"/>
    </style:style>
    <style:style style:name="T142" style:family="text">
      <style:text-properties officeooo:rsid="00f99f69"/>
    </style:style>
    <style:style style:name="T143" style:family="text">
      <style:text-properties officeooo:rsid="00fc56b7"/>
    </style:style>
    <style:style style:name="T144" style:family="text">
      <style:text-properties officeooo:rsid="00fb8244"/>
    </style:style>
    <style:style style:name="T145" style:family="text">
      <style:text-properties officeooo:rsid="00ff7b52"/>
    </style:style>
    <style:style style:name="T146" style:family="text">
      <style:text-properties officeooo:rsid="01016360"/>
    </style:style>
    <style:style style:name="T147" style:family="text">
      <style:text-properties officeooo:rsid="022c977a"/>
    </style:style>
    <style:style style:name="T148" style:family="text">
      <style:text-properties style:use-window-font-color="true"/>
    </style:style>
    <style:style style:name="T149" style:family="text">
      <style:text-properties style:use-window-font-color="true" style:font-name="Consolas1" fo:font-size="9.5pt" style:font-size-asian="9.5pt"/>
    </style:style>
    <style:style style:name="T150" style:family="text">
      <style:text-properties style:use-window-font-color="true" style:font-name="Consolas1" fo:font-size="9.5pt" officeooo:rsid="0128a032" style:font-size-asian="9.5pt"/>
    </style:style>
    <style:style style:name="T151" style:family="text">
      <style:text-properties style:use-window-font-color="true" style:font-name="Consolas1" fo:font-size="9.5pt" officeooo:rsid="01a74264" style:font-size-asian="9.5pt"/>
    </style:style>
    <style:style style:name="T152" style:family="text">
      <style:text-properties style:use-window-font-color="true" style:font-name="Consolas1" fo:font-size="9.5pt" officeooo:rsid="0022346b" style:font-size-asian="9.5pt"/>
    </style:style>
    <style:style style:name="T153" style:family="text">
      <style:text-properties style:use-window-font-color="true" style:font-name="Consolas1" fo:font-size="9.5pt" officeooo:rsid="0120e904" style:font-size-asian="9.5pt"/>
    </style:style>
    <style:style style:name="T154" style:family="text">
      <style:text-properties style:use-window-font-color="true" style:font-name="Consolas1" fo:font-size="9.5pt" fo:background-color="#ffffff" loext:char-shading-value="0" style:font-size-asian="9.5pt"/>
    </style:style>
    <style:style style:name="T155" style:family="text">
      <style:text-properties style:use-window-font-color="true" officeooo:rsid="01a517f3"/>
    </style:style>
    <style:style style:name="T156" style:family="text">
      <style:text-properties style:use-window-font-color="true" officeooo:rsid="01a74264"/>
    </style:style>
    <style:style style:name="T157" style:family="text">
      <style:text-properties style:use-window-font-color="true" style:font-name="Consolas" fo:font-size="9.5pt" fo:background-color="#ffffff" loext:char-shading-value="0" style:font-size-asian="9.5pt"/>
    </style:style>
    <style:style style:name="T158" style:family="text">
      <style:text-properties style:use-window-font-color="true" style:font-name="Consolas2" fo:font-size="9.5pt" officeooo:rsid="002c6558" style:font-size-asian="9.5pt" style:font-size-complex="9.5pt"/>
    </style:style>
    <style:style style:name="T159" style:family="text">
      <style:text-properties style:use-window-font-color="true" officeooo:rsid="01b4c1a9"/>
    </style:style>
    <style:style style:name="T160" style:family="text">
      <style:text-properties style:use-window-font-color="true" fo:background-color="#ffffff" loext:char-shading-value="0"/>
    </style:style>
    <style:style style:name="T161" style:family="text">
      <style:text-properties style:use-window-font-color="true" officeooo:rsid="0044ce77" fo:background-color="#ffffff" loext:char-shading-value="0"/>
    </style:style>
    <style:style style:name="T162" style:family="text">
      <style:text-properties style:use-window-font-color="true" officeooo:rsid="020a1add"/>
    </style:style>
    <style:style style:name="T163" style:family="text">
      <style:text-properties style:use-window-font-color="true" officeooo:rsid="020b3d50"/>
    </style:style>
    <style:style style:name="T164" style:family="text">
      <style:text-properties style:use-window-font-color="true" style:text-underline-style="none" officeooo:rsid="01fc4104"/>
    </style:style>
    <style:style style:name="T165" style:family="text">
      <style:text-properties style:use-window-font-color="true" style:text-underline-style="none" officeooo:rsid="010dd904"/>
    </style:style>
    <style:style style:name="T166" style:family="text">
      <style:text-properties style:use-window-font-color="true" style:text-underline-style="none" officeooo:rsid="0211635d"/>
    </style:style>
    <style:style style:name="T167" style:family="text">
      <style:text-properties style:use-window-font-color="true" style:text-underline-style="none" officeooo:rsid="010f2275"/>
    </style:style>
    <style:style style:name="T168" style:family="text">
      <style:text-properties style:use-window-font-color="true" officeooo:rsid="01b9a5a1"/>
    </style:style>
    <style:style style:name="T169" style:family="text">
      <style:text-properties style:use-window-font-color="true" officeooo:rsid="01ca8f88"/>
    </style:style>
    <style:style style:name="T170" style:family="text">
      <style:text-properties officeooo:rsid="012d8e9b"/>
    </style:style>
    <style:style style:name="T171" style:family="text">
      <style:text-properties officeooo:rsid="012da1af"/>
    </style:style>
    <style:style style:name="T172" style:family="text">
      <style:text-properties officeooo:rsid="0134065f"/>
    </style:style>
    <style:style style:name="T173" style:family="text">
      <style:text-properties officeooo:rsid="013b4795"/>
    </style:style>
    <style:style style:name="T174" style:family="text">
      <style:text-properties officeooo:rsid="013d7011"/>
    </style:style>
    <style:style style:name="T175" style:family="text">
      <style:text-properties officeooo:rsid="0145c7b0"/>
    </style:style>
    <style:style style:name="T176" style:family="text">
      <style:text-properties officeooo:rsid="014533d1"/>
    </style:style>
    <style:style style:name="T177" style:family="text">
      <style:text-properties officeooo:rsid="02093b18"/>
    </style:style>
    <style:style style:name="T178" style:family="text">
      <style:text-properties officeooo:rsid="01525c30"/>
    </style:style>
    <style:style style:name="T179" style:family="text">
      <style:text-properties officeooo:rsid="0152a4e2"/>
    </style:style>
    <style:style style:name="T180" style:family="text">
      <style:text-properties officeooo:rsid="0156b47d"/>
    </style:style>
    <style:style style:name="T181" style:family="text">
      <style:text-properties officeooo:rsid="0154e37d"/>
    </style:style>
    <style:style style:name="T182" style:family="text">
      <style:text-properties officeooo:rsid="015ad728"/>
    </style:style>
    <style:style style:name="T183" style:family="text">
      <style:text-properties officeooo:rsid="015bfe86"/>
    </style:style>
    <style:style style:name="T184" style:family="text">
      <style:text-properties officeooo:rsid="00816659"/>
    </style:style>
    <style:style style:name="T185" style:family="text">
      <style:text-properties officeooo:rsid="0160f11e"/>
    </style:style>
    <style:style style:name="T186" style:family="text">
      <style:text-properties officeooo:rsid="0165d8df"/>
    </style:style>
    <style:style style:name="T187" style:family="text">
      <style:text-properties officeooo:rsid="016a0ca5"/>
    </style:style>
    <style:style style:name="T188" style:family="text">
      <style:text-properties officeooo:rsid="0176b579"/>
    </style:style>
    <style:style style:name="T189" style:family="text">
      <style:text-properties officeooo:rsid="017816b3"/>
    </style:style>
    <style:style style:name="T190" style:family="text">
      <style:text-properties officeooo:rsid="01799d74"/>
    </style:style>
    <style:style style:name="T191" style:family="text">
      <style:text-properties officeooo:rsid="018431a0"/>
    </style:style>
    <style:style style:name="T192" style:family="text">
      <style:text-properties officeooo:rsid="017aa798"/>
    </style:style>
    <style:style style:name="T193" style:family="text">
      <style:text-properties officeooo:rsid="0186147a"/>
    </style:style>
    <style:style style:name="T194" style:family="text">
      <style:text-properties officeooo:rsid="018c4895"/>
    </style:style>
    <style:style style:name="T195" style:family="text">
      <style:text-properties officeooo:rsid="01503189"/>
    </style:style>
    <style:style style:name="T196" style:family="text">
      <style:text-properties officeooo:rsid="01943701"/>
    </style:style>
    <style:style style:name="T197" style:family="text">
      <style:text-properties officeooo:rsid="01999ccc"/>
    </style:style>
    <style:style style:name="T198" style:family="text">
      <style:text-properties officeooo:rsid="01a00394"/>
    </style:style>
    <style:style style:name="T199" style:family="text">
      <style:text-properties officeooo:rsid="02a4251a"/>
    </style:style>
    <style:style style:name="T200" style:family="text">
      <style:text-properties officeooo:rsid="01a74264"/>
    </style:style>
    <style:style style:name="T201" style:family="text">
      <style:text-properties officeooo:rsid="02a589ca"/>
    </style:style>
    <style:style style:name="T202" style:family="text">
      <style:text-properties officeooo:rsid="01a9a01d"/>
    </style:style>
    <style:style style:name="T203" style:family="text">
      <style:text-properties officeooo:rsid="02a695ac"/>
    </style:style>
    <style:style style:name="T204" style:family="text">
      <style:text-properties officeooo:rsid="01c41039"/>
    </style:style>
    <style:style style:name="T205" style:family="text">
      <style:text-properties officeooo:rsid="01a57496"/>
    </style:style>
    <style:style style:name="T206" style:family="text">
      <style:text-properties officeooo:rsid="01a517f3"/>
    </style:style>
    <style:style style:name="T207" style:family="text">
      <style:text-properties officeooo:rsid="01a68bd9"/>
    </style:style>
    <style:style style:name="T208" style:family="text">
      <style:text-properties officeooo:rsid="01c0fd40"/>
    </style:style>
    <style:style style:name="T209" style:family="text">
      <style:text-properties officeooo:rsid="01cb683d"/>
    </style:style>
    <style:style style:name="T210" style:family="text">
      <style:text-properties officeooo:rsid="01c46170"/>
    </style:style>
    <style:style style:name="T211" style:family="text">
      <style:text-properties style:font-name="Consolas"/>
    </style:style>
    <style:style style:name="T212" style:family="text">
      <style:text-properties style:font-name="Consolas" fo:font-size="9.5pt" style:font-size-asian="9.5pt"/>
    </style:style>
    <style:style style:name="T213" style:family="text">
      <style:text-properties style:font-name="Consolas" fo:font-size="9.5pt" officeooo:rsid="01cde689" style:font-size-asian="9.5pt"/>
    </style:style>
    <style:style style:name="T214" style:family="text">
      <style:text-properties style:font-name="Consolas" fo:font-size="9.5pt" officeooo:rsid="01c45eb0" style:font-size-asian="9.5pt"/>
    </style:style>
    <style:style style:name="T215" style:family="text">
      <style:text-properties style:font-name="Consolas" fo:font-size="9.5pt" officeooo:rsid="02c7d13b" style:font-size-asian="9.5pt"/>
    </style:style>
    <style:style style:name="T216" style:family="text">
      <style:text-properties style:font-name="Consolas" fo:font-size="9.5pt" officeooo:rsid="0248498f" style:font-size-asian="9.5pt"/>
    </style:style>
    <style:style style:name="T217" style:family="text">
      <style:text-properties style:font-name="Consolas" fo:font-size="9.5pt" officeooo:rsid="025cf457" style:font-size-asian="9.5pt"/>
    </style:style>
    <style:style style:name="T218" style:family="text">
      <style:text-properties style:font-name="Consolas" fo:font-size="9.5pt" officeooo:rsid="02611f31" style:font-size-asian="9.5pt"/>
    </style:style>
    <style:style style:name="T219" style:family="text">
      <style:text-properties style:font-name="Consolas" fo:font-size="9.5pt" fo:background-color="#ffffff" loext:char-shading-value="0" style:font-size-asian="9.5pt"/>
    </style:style>
    <style:style style:name="T220" style:family="text">
      <style:text-properties style:font-name="Consolas" fo:font-size="9.5pt" officeooo:rsid="00463174" fo:background-color="#ffffff" loext:char-shading-value="0" style:font-size-asian="9.5pt"/>
    </style:style>
    <style:style style:name="T221" style:family="text">
      <style:text-properties style:font-name="Consolas" fo:font-size="9.5pt" officeooo:rsid="004dd6dd" fo:background-color="#ffffff" loext:char-shading-value="0" style:font-size-asian="9.5pt"/>
    </style:style>
    <style:style style:name="T222" style:family="text">
      <style:text-properties style:font-name="Consolas" fo:font-size="9.5pt" officeooo:rsid="00525541" fo:background-color="#ffffff" loext:char-shading-value="0" style:font-size-asian="9.5pt"/>
    </style:style>
    <style:style style:name="T223" style:family="text">
      <style:text-properties style:font-name="Consolas" fo:font-size="9.5pt" officeooo:rsid="005dd2b2" fo:background-color="#ffffff" loext:char-shading-value="0" style:font-size-asian="9.5pt"/>
    </style:style>
    <style:style style:name="T224" style:family="text">
      <style:text-properties style:font-name="Consolas" fo:font-size="9.5pt" officeooo:rsid="005e3f92" fo:background-color="#ffffff" loext:char-shading-value="0" style:font-size-asian="9.5pt"/>
    </style:style>
    <style:style style:name="T225" style:family="text">
      <style:text-properties style:font-name="Consolas" fo:font-size="9.5pt" officeooo:rsid="006d6b1f" fo:background-color="#ffffff" loext:char-shading-value="0" style:font-size-asian="9.5pt"/>
    </style:style>
    <style:style style:name="T226" style:family="text">
      <style:text-properties style:font-name="Consolas" fo:font-size="9.5pt" officeooo:rsid="00c371e9" fo:background-color="#ffffff" loext:char-shading-value="0" style:font-size-asian="9.5pt" style:font-size-complex="12pt"/>
    </style:style>
    <style:style style:name="T227" style:family="text">
      <style:text-properties style:font-name="Consolas" fo:font-size="9.5pt" officeooo:rsid="0091661d" fo:background-color="#ffffff" loext:char-shading-value="0" style:font-size-asian="9.5pt"/>
    </style:style>
    <style:style style:name="T228" style:family="text">
      <style:text-properties style:font-name="Consolas" fo:font-size="9.5pt" officeooo:rsid="009361d7" fo:background-color="#ffffff" loext:char-shading-value="0" style:font-size-asian="9.5pt"/>
    </style:style>
    <style:style style:name="T229" style:family="text">
      <style:text-properties style:font-name="Consolas" fo:font-size="9.5pt" officeooo:rsid="009c4def" fo:background-color="#ffffff" loext:char-shading-value="0" style:font-size-asian="9.5pt"/>
    </style:style>
    <style:style style:name="T230" style:family="text">
      <style:text-properties style:font-name="Consolas" fo:font-size="9.5pt" officeooo:rsid="00b9751b" fo:background-color="#ffffff" loext:char-shading-value="0" style:font-size-asian="9.5pt"/>
    </style:style>
    <style:style style:name="T231" style:family="text">
      <style:text-properties style:font-name="Consolas" fo:font-size="9.5pt" officeooo:rsid="00c00cd2" fo:background-color="#ffffff" loext:char-shading-value="0" style:font-size-asian="9.5pt"/>
    </style:style>
    <style:style style:name="T232" style:family="text">
      <style:text-properties style:font-name="Consolas" fo:font-size="9.5pt" officeooo:rsid="00c0a645" fo:background-color="#ffffff" loext:char-shading-value="0" style:font-size-asian="9.5pt"/>
    </style:style>
    <style:style style:name="T233" style:family="text">
      <style:text-properties style:font-name="Consolas" fo:font-size="9.5pt" officeooo:rsid="00c371e9" fo:background-color="#ffffff" loext:char-shading-value="0" style:font-size-asian="9.5pt"/>
    </style:style>
    <style:style style:name="T234" style:family="text">
      <style:text-properties style:font-name="Consolas" fo:font-size="9.5pt" officeooo:rsid="00ca212a" fo:background-color="#ffffff" loext:char-shading-value="0" style:font-size-asian="9.5pt"/>
    </style:style>
    <style:style style:name="T235" style:family="text">
      <style:text-properties style:font-name="Consolas" fo:font-size="9.5pt" officeooo:rsid="00ca9147" fo:background-color="#ffffff" loext:char-shading-value="0" style:font-size-asian="9.5pt"/>
    </style:style>
    <style:style style:name="T236" style:family="text">
      <style:text-properties style:font-name="Consolas" fo:font-size="9.5pt" officeooo:rsid="00cb9e1c" fo:background-color="#ffffff" loext:char-shading-value="0" style:font-size-asian="9.5pt"/>
    </style:style>
    <style:style style:name="T237" style:family="text">
      <style:text-properties style:font-name="Consolas" fo:font-size="9.5pt" officeooo:rsid="00ccd243" fo:background-color="#ffffff" loext:char-shading-value="0" style:font-size-asian="9.5pt"/>
    </style:style>
    <style:style style:name="T238" style:family="text">
      <style:text-properties style:font-name="Consolas" fo:font-size="9.5pt" officeooo:rsid="00d0b0e7" fo:background-color="#ffffff" loext:char-shading-value="0" style:font-size-asian="9.5pt"/>
    </style:style>
    <style:style style:name="T239" style:family="text">
      <style:text-properties style:font-name="Consolas" fo:font-size="9.5pt" officeooo:rsid="00d78e23" fo:background-color="#ffffff" loext:char-shading-value="0" style:font-size-asian="9.5pt"/>
    </style:style>
    <style:style style:name="T240" style:family="text">
      <style:text-properties style:font-name="Consolas" fo:font-size="9.5pt" officeooo:rsid="00d64d58" fo:background-color="#ffffff" loext:char-shading-value="0" style:font-size-asian="9.5pt"/>
    </style:style>
    <style:style style:name="T241" style:family="text">
      <style:text-properties style:font-name="Consolas" fo:font-size="9.5pt" officeooo:rsid="00e5b4ef" fo:background-color="#ffffff" loext:char-shading-value="0" style:font-size-asian="9.5pt"/>
    </style:style>
    <style:style style:name="T242" style:family="text">
      <style:text-properties style:font-name="Consolas" fo:font-size="9.5pt" officeooo:rsid="00e92f73" fo:background-color="#ffffff" loext:char-shading-value="0" style:font-size-asian="9.5pt"/>
    </style:style>
    <style:style style:name="T243" style:family="text">
      <style:text-properties style:font-name="Consolas" fo:font-size="9.5pt" officeooo:rsid="00efd073" fo:background-color="#ffffff" loext:char-shading-value="0" style:font-size-asian="9.5pt"/>
    </style:style>
    <style:style style:name="T244" style:family="text">
      <style:text-properties style:font-name="Consolas" fo:font-size="9.5pt" officeooo:rsid="00f23940" fo:background-color="#ffffff" loext:char-shading-value="0" style:font-size-asian="9.5pt"/>
    </style:style>
    <style:style style:name="T245" style:family="text">
      <style:text-properties style:font-name="Consolas" fo:font-size="9.5pt" officeooo:rsid="01140c68" fo:background-color="#ffffff" loext:char-shading-value="0" style:font-size-asian="9.5pt"/>
    </style:style>
    <style:style style:name="T246" style:family="text">
      <style:text-properties style:font-name="Consolas" fo:font-size="9.5pt" officeooo:rsid="0114cc01" fo:background-color="#ffffff" loext:char-shading-value="0" style:font-size-asian="9.5pt"/>
    </style:style>
    <style:style style:name="T247" style:family="text">
      <style:text-properties style:font-name="Consolas" fo:font-size="9.5pt" officeooo:rsid="01156277" fo:background-color="#ffffff" loext:char-shading-value="0" style:font-size-asian="9.5pt"/>
    </style:style>
    <style:style style:name="T248" style:family="text">
      <style:text-properties style:font-name="Consolas" fo:font-size="9.5pt" officeooo:rsid="01157368" fo:background-color="#ffffff" loext:char-shading-value="0" style:font-size-asian="9.5pt"/>
    </style:style>
    <style:style style:name="T249" style:family="text">
      <style:text-properties style:font-name="Consolas" fo:font-size="9.5pt" officeooo:rsid="0116986c" fo:background-color="#ffffff" loext:char-shading-value="0" style:font-size-asian="9.5pt"/>
    </style:style>
    <style:style style:name="T250" style:family="text">
      <style:text-properties style:font-name="Consolas" fo:font-size="9.5pt" officeooo:rsid="011b9680" fo:background-color="#ffffff" loext:char-shading-value="0" style:font-size-asian="9.5pt"/>
    </style:style>
    <style:style style:name="T251" style:family="text">
      <style:text-properties style:font-name="Consolas" fo:font-size="9.5pt" officeooo:rsid="01fba97b" fo:background-color="#ffffff" loext:char-shading-value="0" style:font-size-asian="9.5pt"/>
    </style:style>
    <style:style style:name="T252" style:family="text">
      <style:text-properties style:font-name="Consolas" fo:font-size="9.5pt" officeooo:rsid="02ef9871" fo:background-color="#ffffff" loext:char-shading-value="0" style:font-size-asian="9.5pt"/>
    </style:style>
    <style:style style:name="T253" style:family="text">
      <style:text-properties style:font-name="Consolas" fo:font-size="9.5pt" officeooo:rsid="02f3761b" fo:background-color="#ffffff" loext:char-shading-value="0" style:font-size-asian="9.5pt"/>
    </style:style>
    <style:style style:name="T254" style:family="text">
      <style:text-properties style:font-name="Consolas" fo:font-size="9.5pt" officeooo:rsid="0302b18b" fo:background-color="#ffffff" loext:char-shading-value="0" style:font-size-asian="9.5pt"/>
    </style:style>
    <style:style style:name="T255" style:family="text">
      <style:text-properties style:font-name="Consolas" fo:font-size="9.5pt" officeooo:rsid="0309460c" fo:background-color="#ffffff" loext:char-shading-value="0" style:font-size-asian="9.5pt"/>
    </style:style>
    <style:style style:name="T256" style:family="text">
      <style:text-properties style:font-name="Consolas" fo:font-size="9.5pt" officeooo:rsid="030d5947" fo:background-color="#ffffff" loext:char-shading-value="0" style:font-size-asian="9.5pt"/>
    </style:style>
    <style:style style:name="T257" style:family="text">
      <style:text-properties style:font-name="Consolas" fo:font-size="9.5pt" officeooo:rsid="0310cc25" fo:background-color="#ffffff" loext:char-shading-value="0" style:font-size-asian="9.5pt"/>
    </style:style>
    <style:style style:name="T258" style:family="text">
      <style:text-properties style:font-name="Consolas" fo:font-size="9.5pt" officeooo:rsid="0312e5f9" fo:background-color="#ffffff" loext:char-shading-value="0" style:font-size-asian="9.5pt"/>
    </style:style>
    <style:style style:name="T259" style:family="text">
      <style:text-properties style:font-name="Consolas" fo:font-size="9.5pt" officeooo:rsid="03194044" fo:background-color="#ffffff" loext:char-shading-value="0" style:font-size-asian="9.5pt"/>
    </style:style>
    <style:style style:name="T260" style:family="text">
      <style:text-properties style:font-name="Consolas" fo:font-size="9.5pt" officeooo:rsid="0319f6f3" fo:background-color="#ffffff" loext:char-shading-value="0" style:font-size-asian="9.5pt"/>
    </style:style>
    <style:style style:name="T261" style:family="text">
      <style:text-properties style:font-name="Consolas" fo:font-size="9.5pt" officeooo:rsid="031b15cf" fo:background-color="#ffffff" loext:char-shading-value="0" style:font-size-asian="9.5pt"/>
    </style:style>
    <style:style style:name="T262" style:family="text">
      <style:text-properties style:font-name="Consolas" fo:font-size="9.5pt" officeooo:rsid="031cbd0d" fo:background-color="#ffffff" loext:char-shading-value="0" style:font-size-asian="9.5pt"/>
    </style:style>
    <style:style style:name="T263" style:family="text">
      <style:text-properties officeooo:rsid="01cffde5"/>
    </style:style>
    <style:style style:name="T264" style:family="text">
      <style:text-properties officeooo:rsid="02c0ea33"/>
    </style:style>
    <style:style style:name="T265" style:family="text">
      <style:text-properties fo:font-weight="bold" style:font-weight-asian="bold" style:font-weight-complex="bold"/>
    </style:style>
    <style:style style:name="T266" style:family="text">
      <style:text-properties officeooo:rsid="03016ae0"/>
    </style:style>
    <style:style style:name="T267" style:family="text">
      <style:text-properties officeooo:rsid="02fe0c93"/>
    </style:style>
    <style:style style:name="T268" style:family="text">
      <style:text-properties officeooo:rsid="02ff27ad"/>
    </style:style>
    <style:style style:name="T269" style:family="text">
      <style:text-properties officeooo:rsid="0303a55c"/>
    </style:style>
    <style:style style:name="T270" style:family="text">
      <style:text-properties officeooo:rsid="02c74601"/>
    </style:style>
    <style:style style:name="T271" style:family="text">
      <style:text-properties officeooo:rsid="02c7d13b"/>
    </style:style>
    <style:style style:name="T272" style:family="text">
      <style:text-properties officeooo:rsid="02ae8793"/>
    </style:style>
    <style:style style:name="T273" style:family="text">
      <style:text-properties officeooo:rsid="02d0a4da"/>
    </style:style>
    <style:style style:name="T274" style:family="text">
      <style:text-properties officeooo:rsid="02d14c27"/>
    </style:style>
    <style:style style:name="T275" style:family="text">
      <style:text-properties officeooo:rsid="02cd1242"/>
    </style:style>
    <style:style style:name="T276" style:family="text">
      <style:text-properties officeooo:rsid="02be7d9c"/>
    </style:style>
    <style:style style:name="T277" style:family="text">
      <style:text-properties officeooo:rsid="02bf9193"/>
    </style:style>
    <style:style style:name="T278" style:family="text">
      <style:text-properties officeooo:rsid="02b94e06"/>
    </style:style>
    <style:style style:name="T279" style:family="text">
      <style:text-properties officeooo:rsid="02d2d7a5"/>
    </style:style>
    <style:style style:name="T280" style:family="text">
      <style:text-properties officeooo:rsid="02d7683f"/>
    </style:style>
    <style:style style:name="T281" style:family="text">
      <style:text-properties officeooo:rsid="02d41fd9"/>
    </style:style>
    <style:style style:name="T282" style:family="text">
      <style:text-properties officeooo:rsid="02db3d46"/>
    </style:style>
    <style:style style:name="T283" style:family="text">
      <style:text-properties officeooo:rsid="02af8d9f"/>
    </style:style>
    <style:style style:name="T284" style:family="text">
      <style:text-properties officeooo:rsid="02e5246a"/>
    </style:style>
    <style:style style:name="T285" style:family="text">
      <style:text-properties officeooo:rsid="02e33339"/>
    </style:style>
    <style:style style:name="T286" style:family="text">
      <style:text-properties officeooo:rsid="02e7ade0"/>
    </style:style>
    <style:style style:name="T287" style:family="text">
      <style:text-properties officeooo:rsid="02ecc11c"/>
    </style:style>
    <style:style style:name="T288" style:family="text">
      <style:text-properties officeooo:rsid="02ee46bf"/>
    </style:style>
    <style:style style:name="T289" style:family="text">
      <style:text-properties officeooo:rsid="01b05cab"/>
    </style:style>
    <style:style style:name="T290" style:family="text">
      <style:text-properties officeooo:rsid="01eb9f51"/>
    </style:style>
    <style:style style:name="T291" style:family="text">
      <style:text-properties officeooo:rsid="01122367"/>
    </style:style>
    <style:style style:name="T292" style:family="text">
      <style:text-properties officeooo:rsid="006c9943"/>
    </style:style>
    <style:style style:name="T293" style:family="text">
      <style:text-properties officeooo:rsid="024df515"/>
    </style:style>
    <style:style style:name="T294" style:family="text">
      <style:text-properties officeooo:rsid="0222c3b8"/>
    </style:style>
    <style:style style:name="T295" style:family="text">
      <style:text-properties officeooo:rsid="021daeed"/>
    </style:style>
    <style:style style:name="T296" style:family="text">
      <style:text-properties officeooo:rsid="021e29b0"/>
    </style:style>
    <style:style style:name="T297" style:family="text">
      <style:text-properties officeooo:rsid="021cdee2"/>
    </style:style>
    <style:style style:name="T298" style:family="text">
      <style:text-properties officeooo:rsid="021fb752"/>
    </style:style>
    <style:style style:name="T299" style:family="text">
      <style:text-properties officeooo:rsid="02221acf"/>
    </style:style>
    <style:style style:name="T300" style:family="text">
      <style:text-properties style:font-name="Liberation Serif" fo:font-size="12pt" style:font-size-asian="12pt" style:font-size-complex="12pt"/>
    </style:style>
    <style:style style:name="T301" style:family="text">
      <style:text-properties style:font-name="Liberation Serif" fo:font-size="12pt" officeooo:rsid="021cdee2" style:font-size-asian="12pt" style:font-size-complex="12pt"/>
    </style:style>
    <style:style style:name="T302" style:family="text">
      <style:text-properties style:font-name="Liberation Serif" fo:font-size="12pt" officeooo:rsid="022424b0" style:font-size-asian="12pt" style:font-size-complex="12pt"/>
    </style:style>
    <style:style style:name="T303" style:family="text">
      <style:text-properties style:font-name="Liberation Serif" fo:font-size="12pt" officeooo:rsid="0225eba4" style:font-size-asian="12pt" style:font-size-complex="12pt"/>
    </style:style>
    <style:style style:name="T304" style:family="text">
      <style:text-properties style:font-name="Liberation Serif" fo:font-size="12pt" officeooo:rsid="0227424e" style:font-size-asian="12pt" style:font-size-complex="12pt"/>
    </style:style>
    <style:style style:name="T305" style:family="text">
      <style:text-properties style:font-name="Liberation Serif" fo:font-size="12pt" officeooo:rsid="021daeed" style:font-size-asian="12pt" style:font-size-complex="12pt"/>
    </style:style>
    <style:style style:name="T306" style:family="text">
      <style:text-properties style:font-name="Liberation Serif" fo:font-size="12pt" officeooo:rsid="01d560a4" style:font-size-asian="12pt" style:font-size-complex="12pt"/>
    </style:style>
    <style:style style:name="T307" style:family="text">
      <style:text-properties officeooo:rsid="0227424e"/>
    </style:style>
    <style:style style:name="T308" style:family="text">
      <style:text-properties officeooo:rsid="022d5790"/>
    </style:style>
    <style:style style:name="T309" style:family="text">
      <style:text-properties officeooo:rsid="02318d2f"/>
    </style:style>
    <style:style style:name="T310" style:family="text">
      <style:text-properties officeooo:rsid="0235782b"/>
    </style:style>
    <style:style style:name="T311" style:family="text">
      <style:text-properties officeooo:rsid="00a15f31"/>
    </style:style>
    <style:style style:name="T312" style:family="text">
      <style:text-properties officeooo:rsid="00a206ab"/>
    </style:style>
    <style:style style:name="T313" style:family="text">
      <style:text-properties officeooo:rsid="00a5c257"/>
    </style:style>
    <style:style style:name="T314" style:family="text">
      <style:text-properties officeooo:rsid="00fee56f"/>
    </style:style>
    <style:style style:name="T315" style:family="text">
      <style:text-properties officeooo:rsid="02392bcd"/>
    </style:style>
    <style:style style:name="T316" style:family="text">
      <style:text-properties officeooo:rsid="023acd2a"/>
    </style:style>
    <style:style style:name="T317" style:family="text">
      <style:text-properties officeooo:rsid="0240c585"/>
    </style:style>
    <style:style style:name="T318" style:family="text">
      <style:text-properties officeooo:rsid="0242aab0"/>
    </style:style>
    <style:style style:name="T319" style:family="text">
      <style:text-properties officeooo:rsid="0242f4d4"/>
    </style:style>
    <style:style style:name="T320" style:family="text">
      <style:text-properties officeooo:rsid="0244c167"/>
    </style:style>
    <style:style style:name="T321" style:family="text">
      <style:text-properties officeooo:rsid="024541d1"/>
    </style:style>
    <style:style style:name="T322" style:family="text">
      <style:text-properties officeooo:rsid="0249c173"/>
    </style:style>
    <style:style style:name="T323" style:family="text">
      <style:text-properties officeooo:rsid="024f807e"/>
    </style:style>
    <style:style style:name="T324" style:family="text">
      <style:text-properties officeooo:rsid="024f27eb"/>
    </style:style>
    <style:style style:name="T325" style:family="text">
      <style:text-properties officeooo:rsid="0265ca2e"/>
    </style:style>
    <style:style style:name="T326" style:family="text">
      <style:text-properties officeooo:rsid="0269d4a4"/>
    </style:style>
    <style:style style:name="T327" style:family="text">
      <style:text-properties officeooo:rsid="02948507"/>
    </style:style>
    <style:style style:name="T328" style:family="text">
      <style:text-properties officeooo:rsid="00a7e28a"/>
    </style:style>
    <style:style style:name="T329" style:family="text">
      <style:text-properties officeooo:rsid="00a9dd31"/>
    </style:style>
    <style:style style:name="T330" style:family="text">
      <style:text-properties officeooo:rsid="0294d888"/>
    </style:style>
    <style:style style:name="T331" style:family="text">
      <style:text-properties officeooo:rsid="00b9bf8c"/>
    </style:style>
    <style:style style:name="T332" style:family="text">
      <style:text-properties style:font-name="Consolas2" fo:font-size="9.5pt" style:font-size-asian="9.5pt" style:font-size-complex="9.5pt"/>
    </style:style>
    <style:style style:name="T333" style:family="text">
      <style:text-properties style:font-name="Consolas2" fo:font-size="9.5pt" officeooo:rsid="0027b340" style:font-size-asian="9.5pt" style:font-size-complex="9.5pt"/>
    </style:style>
    <style:style style:name="T334" style:family="text">
      <style:text-properties style:font-name="Consolas2" fo:font-size="9.5pt" officeooo:rsid="002c6558" style:font-size-asian="9.5pt" style:font-size-complex="9.5pt"/>
    </style:style>
    <style:style style:name="T335" style:family="text">
      <style:text-properties style:font-name="Consolas2" fo:font-size="9.5pt" officeooo:rsid="002e26d0" style:font-size-asian="9.5pt" style:font-size-complex="9.5pt"/>
    </style:style>
    <style:style style:name="T336" style:family="text">
      <style:text-properties style:font-name="Consolas2" fo:font-size="9.5pt" officeooo:rsid="002f4d48" style:font-size-asian="9.5pt" style:font-size-complex="9.5pt"/>
    </style:style>
    <style:style style:name="T337" style:family="text">
      <style:text-properties style:font-name="Consolas2" fo:font-size="9.5pt" officeooo:rsid="0035160f" style:font-size-asian="9.5pt" style:font-size-complex="9.5pt"/>
    </style:style>
    <style:style style:name="T338" style:family="text">
      <style:text-properties style:font-name="Consolas2" fo:font-size="9.5pt" officeooo:rsid="0143f29f" style:font-size-asian="9.5pt" style:font-size-complex="9.5pt"/>
    </style:style>
    <style:style style:name="T339" style:family="text">
      <style:text-properties style:font-name="Consolas2" fo:font-size="9.5pt" officeooo:rsid="0145d61e" style:font-size-asian="9.5pt" style:font-size-complex="9.5pt"/>
    </style:style>
    <style:style style:name="T340" style:family="text">
      <style:text-properties style:font-name="Consolas2" fo:font-size="9.5pt" officeooo:rsid="014c746b" style:font-size-asian="9.5pt" style:font-size-complex="9.5pt"/>
    </style:style>
    <style:style style:name="T341" style:family="text">
      <style:text-properties style:font-name="Consolas2" fo:font-size="9pt" officeooo:rsid="002e26d0" style:font-size-asian="9pt" style:font-size-complex="9pt"/>
    </style:style>
    <style:style style:name="T342" style:family="text">
      <style:text-properties officeooo:rsid="00b63e80"/>
    </style:style>
    <style:style style:name="T343" style:family="text">
      <style:text-properties officeooo:rsid="00bfa058"/>
    </style:style>
    <style:style style:name="T344" style:family="text">
      <style:text-properties officeooo:rsid="00bd09b7"/>
    </style:style>
    <style:style style:name="T345" style:family="text">
      <style:text-properties officeooo:rsid="024c50fb"/>
    </style:style>
    <style:style style:name="T346" style:family="text">
      <style:text-properties officeooo:rsid="0252d3df"/>
    </style:style>
    <style:style style:name="T347" style:family="text">
      <style:text-properties officeooo:rsid="0072fdf1"/>
    </style:style>
    <style:style style:name="T348" style:family="text">
      <style:text-properties officeooo:rsid="0254d1d0"/>
    </style:style>
    <style:style style:name="T349" style:family="text">
      <style:text-properties officeooo:rsid="02569847"/>
    </style:style>
    <style:style style:name="T350" style:family="text">
      <style:text-properties officeooo:rsid="025474ab"/>
    </style:style>
    <style:style style:name="T351" style:family="text">
      <style:text-properties officeooo:rsid="02575228"/>
    </style:style>
    <style:style style:name="T352" style:family="text">
      <style:text-properties officeooo:rsid="025b091f"/>
    </style:style>
    <style:style style:name="T353" style:family="text">
      <style:text-properties officeooo:rsid="025beb60"/>
    </style:style>
    <style:style style:name="T354" style:family="text">
      <style:text-properties officeooo:rsid="025cd0ef"/>
    </style:style>
    <style:style style:name="T355" style:family="text">
      <style:text-properties officeooo:rsid="02611f31"/>
    </style:style>
    <style:style style:name="T356" style:family="text">
      <style:text-properties officeooo:rsid="0264cca8"/>
    </style:style>
    <style:style style:name="T357" style:family="text">
      <style:text-properties officeooo:rsid="02620c29"/>
    </style:style>
    <style:style style:name="T358" style:family="text">
      <style:text-properties officeooo:rsid="026264a4"/>
    </style:style>
    <style:style style:name="T359" style:family="text">
      <style:text-properties officeooo:rsid="0265c41c"/>
    </style:style>
    <style:style style:name="T360" style:family="text">
      <style:text-properties officeooo:rsid="026e05c7"/>
    </style:style>
    <style:style style:name="T361" style:family="text">
      <style:text-properties officeooo:rsid="0270eac7"/>
    </style:style>
    <style:style style:name="T362" style:family="text">
      <style:text-properties officeooo:rsid="026ef596"/>
    </style:style>
    <style:style style:name="T363" style:family="text">
      <style:text-properties officeooo:rsid="0277e07c"/>
    </style:style>
    <style:style style:name="T364" style:family="text">
      <style:text-properties officeooo:rsid="0279a2d4"/>
    </style:style>
    <style:style style:name="T365" style:family="text">
      <style:text-properties officeooo:rsid="0276b167"/>
    </style:style>
    <style:style style:name="T366" style:family="text">
      <style:text-properties officeooo:rsid="02726428"/>
    </style:style>
    <style:style style:name="T367" style:family="text">
      <style:text-properties officeooo:rsid="02741dc8"/>
    </style:style>
    <style:style style:name="T368" style:family="text">
      <style:text-properties officeooo:rsid="027cb075"/>
    </style:style>
    <style:style style:name="T369" style:family="text">
      <style:text-properties officeooo:rsid="027b0edd"/>
    </style:style>
    <style:style style:name="T370" style:family="text">
      <style:text-properties officeooo:rsid="027b9f3d"/>
    </style:style>
    <style:style style:name="T371" style:family="text">
      <style:text-properties officeooo:rsid="027cbaf2"/>
    </style:style>
    <style:style style:name="T372" style:family="text">
      <style:text-properties officeooo:rsid="027e7452"/>
    </style:style>
    <style:style style:name="T373" style:family="text">
      <style:text-properties officeooo:rsid="027f7f9a"/>
    </style:style>
    <style:style style:name="T374" style:family="text">
      <style:text-properties officeooo:rsid="01b9a5a1"/>
    </style:style>
    <style:style style:name="T375" style:family="text">
      <style:text-properties officeooo:rsid="0285d022"/>
    </style:style>
    <style:style style:name="T376" style:family="text">
      <style:text-properties officeooo:rsid="01cb4db8"/>
    </style:style>
    <style:style style:name="T377" style:family="text">
      <style:text-properties officeooo:rsid="02860746"/>
    </style:style>
    <style:style style:name="T378" style:family="text">
      <style:text-properties officeooo:rsid="000c1f82"/>
    </style:style>
    <style:style style:name="T379" style:family="text">
      <style:text-properties officeooo:rsid="0010098c"/>
    </style:style>
    <style:style style:name="T380" style:family="text">
      <style:text-properties officeooo:rsid="00101bb2"/>
    </style:style>
    <style:style style:name="T381" style:family="text">
      <style:text-properties officeooo:rsid="00169776"/>
    </style:style>
    <style:style style:name="T382" style:family="text">
      <style:text-properties officeooo:rsid="00182fcb"/>
    </style:style>
    <style:style style:name="T383" style:family="text">
      <style:text-properties officeooo:rsid="001a3bf5"/>
    </style:style>
    <style:style style:name="T384" style:family="text">
      <style:text-properties officeooo:rsid="001b1f84"/>
    </style:style>
    <style:style style:name="T385" style:family="text">
      <style:text-properties officeooo:rsid="00208597"/>
    </style:style>
    <style:style style:name="T386" style:family="text">
      <style:text-properties officeooo:rsid="0022346b"/>
    </style:style>
    <style:style style:name="T387" style:family="text">
      <style:text-properties officeooo:rsid="0027b340"/>
    </style:style>
    <style:style style:name="T388" style:family="text">
      <style:text-properties fo:color="#800000" style:font-name="Consolas2" fo:font-size="9.5pt" officeooo:rsid="0027b340" style:font-size-asian="9.5pt" style:font-size-complex="9.5pt"/>
    </style:style>
    <style:style style:name="T389" style:family="text">
      <style:text-properties fo:color="#800000" style:font-name="Consolas2" fo:font-size="9.5pt" officeooo:rsid="002c6558" style:font-size-asian="9.5pt" style:font-size-complex="9.5pt"/>
    </style:style>
    <style:style style:name="T390" style:family="text">
      <style:text-properties fo:color="#800000" style:font-name="Consolas2" fo:font-size="9.5pt" officeooo:rsid="002e26d0" style:font-size-asian="9.5pt" style:font-size-complex="9.5pt"/>
    </style:style>
    <style:style style:name="T391" style:family="text">
      <style:text-properties officeooo:rsid="002c425b"/>
    </style:style>
    <style:style style:name="T392" style:family="text">
      <style:text-properties officeooo:rsid="002c6558"/>
    </style:style>
    <style:style style:name="T393" style:family="text">
      <style:text-properties officeooo:rsid="002e26d0"/>
    </style:style>
    <style:style style:name="T394" style:family="text">
      <style:text-properties officeooo:rsid="002f4d48"/>
    </style:style>
    <style:style style:name="T395" style:family="text">
      <style:text-properties officeooo:rsid="002fe708"/>
    </style:style>
    <style:style style:name="T396" style:family="text">
      <style:text-properties officeooo:rsid="00365225"/>
    </style:style>
    <style:style style:name="T397" style:family="text">
      <style:text-properties officeooo:rsid="0037741a"/>
    </style:style>
    <style:style style:name="T398" style:family="text">
      <style:text-properties officeooo:rsid="003c9716"/>
    </style:style>
    <style:style style:name="T399" style:family="text">
      <style:text-properties officeooo:rsid="003d27a0"/>
    </style:style>
    <style:style style:name="T400" style:family="text">
      <style:text-properties officeooo:rsid="003fa6cc"/>
    </style:style>
    <style:style style:name="T401" style:family="text">
      <style:text-properties officeooo:rsid="0042fec2"/>
    </style:style>
    <style:style style:name="T402" style:family="text">
      <style:text-properties officeooo:rsid="0043ca04"/>
    </style:style>
    <style:style style:name="T403" style:family="text">
      <style:text-properties officeooo:rsid="0044ce77"/>
    </style:style>
    <style:style style:name="T404" style:family="text">
      <style:text-properties officeooo:rsid="00463174"/>
    </style:style>
    <style:style style:name="T405" style:family="text">
      <style:text-properties officeooo:rsid="004896e5"/>
    </style:style>
    <style:style style:name="T406" style:family="text">
      <style:text-properties officeooo:rsid="0049d210"/>
    </style:style>
    <style:style style:name="T407" style:family="text">
      <style:text-properties officeooo:rsid="004c8a65"/>
    </style:style>
    <style:style style:name="T408" style:family="text">
      <style:text-properties officeooo:rsid="004dd6dd"/>
    </style:style>
    <style:style style:name="T409" style:family="text">
      <style:text-properties officeooo:rsid="004fb170"/>
    </style:style>
    <style:style style:name="T410" style:family="text">
      <style:text-properties officeooo:rsid="00556d96"/>
    </style:style>
    <style:style style:name="T411" style:family="text">
      <style:text-properties officeooo:rsid="005771b3"/>
    </style:style>
    <style:style style:name="T412" style:family="text">
      <style:text-properties officeooo:rsid="005860d1"/>
    </style:style>
    <style:style style:name="T413" style:family="text">
      <style:text-properties officeooo:rsid="00602e45"/>
    </style:style>
    <style:style style:name="T414" style:family="text">
      <style:text-properties officeooo:rsid="00632b47"/>
    </style:style>
    <style:style style:name="T415" style:family="text">
      <style:text-properties officeooo:rsid="0063e0c4"/>
    </style:style>
    <style:style style:name="T416" style:family="text">
      <style:text-properties officeooo:rsid="0065b4bc"/>
    </style:style>
    <style:style style:name="T417" style:family="text">
      <style:text-properties officeooo:rsid="0065eb19"/>
    </style:style>
    <style:style style:name="T418" style:family="text">
      <style:text-properties officeooo:rsid="006ad8ec"/>
    </style:style>
    <style:style style:name="T419" style:family="text">
      <style:text-properties officeooo:rsid="006b8ffe"/>
    </style:style>
    <style:style style:name="T420" style:family="text">
      <style:text-properties officeooo:rsid="006dbda3"/>
    </style:style>
    <style:style style:name="T421" style:family="text">
      <style:text-properties officeooo:rsid="006f97ab"/>
    </style:style>
    <style:style style:name="T422" style:family="text">
      <style:text-properties officeooo:rsid="0071b681"/>
    </style:style>
    <style:style style:name="T423" style:family="text">
      <style:text-properties officeooo:rsid="0072bc42"/>
    </style:style>
    <style:style style:name="T424" style:family="text">
      <style:text-properties officeooo:rsid="00739b06"/>
    </style:style>
    <style:style style:name="T425" style:family="text">
      <style:text-properties officeooo:rsid="00747ff3"/>
    </style:style>
    <style:style style:name="T426" style:family="text">
      <style:text-properties fo:font-style="normal" style:text-underline-style="none" officeooo:rsid="0075edf5" style:font-style-asian="normal" style:font-style-complex="normal"/>
    </style:style>
    <style:style style:name="T427" style:family="text">
      <style:text-properties officeooo:rsid="00770502"/>
    </style:style>
    <style:style style:name="T428" style:family="text">
      <style:text-properties officeooo:rsid="007fc5ce"/>
    </style:style>
    <style:style style:name="T429" style:family="text">
      <style:text-properties officeooo:rsid="0083134b"/>
    </style:style>
    <style:style style:name="T430" style:family="text">
      <style:text-properties officeooo:rsid="008386c0"/>
    </style:style>
    <style:style style:name="T431" style:family="text">
      <style:text-properties officeooo:rsid="008553d7"/>
    </style:style>
    <style:style style:name="T432" style:family="text">
      <style:text-properties officeooo:rsid="008afc1e"/>
    </style:style>
    <style:style style:name="T433" style:family="text">
      <style:text-properties officeooo:rsid="008de974"/>
    </style:style>
    <style:style style:name="T434" style:family="text">
      <style:text-properties officeooo:rsid="008e671c"/>
    </style:style>
    <style:style style:name="T435" style:family="text">
      <style:text-properties officeooo:rsid="00905c39"/>
    </style:style>
    <style:style style:name="T436" style:family="text">
      <style:text-properties officeooo:rsid="009476a1"/>
    </style:style>
    <style:style style:name="T437" style:family="text">
      <style:text-properties officeooo:rsid="0096d40c"/>
    </style:style>
    <style:style style:name="T438" style:family="text">
      <style:text-properties officeooo:rsid="009c035a"/>
    </style:style>
    <style:style style:name="T439" style:family="text">
      <style:text-properties officeooo:rsid="009c4def"/>
    </style:style>
    <style:style style:name="T440" style:family="text">
      <style:text-properties officeooo:rsid="00a1c73b"/>
    </style:style>
    <style:style style:name="T441" style:family="text">
      <style:text-properties officeooo:rsid="00a2abea"/>
    </style:style>
    <style:style style:name="T442" style:family="text">
      <style:text-properties officeooo:rsid="00a38a22"/>
    </style:style>
    <style:style style:name="T443" style:family="text">
      <style:text-properties officeooo:rsid="00a84908"/>
    </style:style>
    <style:style style:name="T444" style:family="text">
      <style:text-properties officeooo:rsid="00ad9de0"/>
    </style:style>
    <style:style style:name="T445" style:family="text">
      <style:text-properties officeooo:rsid="00b138bc"/>
    </style:style>
    <style:style style:name="T446" style:family="text">
      <style:text-properties officeooo:rsid="00b532ad"/>
    </style:style>
    <style:style style:name="T447" style:family="text">
      <style:text-properties officeooo:rsid="00b68703"/>
    </style:style>
    <style:style style:name="T448" style:family="text">
      <style:text-properties officeooo:rsid="00b6e7c1"/>
    </style:style>
    <style:style style:name="T449" style:family="text">
      <style:text-properties officeooo:rsid="00bbcda6"/>
    </style:style>
    <style:style style:name="T450" style:family="text">
      <style:text-properties officeooo:rsid="00bbeab8"/>
    </style:style>
    <style:style style:name="T451" style:family="text">
      <style:text-properties officeooo:rsid="00be3c62"/>
    </style:style>
    <style:style style:name="T452" style:family="text">
      <style:text-properties officeooo:rsid="00bfe888"/>
    </style:style>
    <style:style style:name="T453" style:family="text">
      <style:text-properties officeooo:rsid="00c0a645"/>
    </style:style>
    <style:style style:name="T454" style:family="text">
      <style:text-properties officeooo:rsid="00c3d325"/>
    </style:style>
    <style:style style:name="T455" style:family="text">
      <style:text-properties officeooo:rsid="00c54d49"/>
    </style:style>
    <style:style style:name="T456" style:family="text">
      <style:text-properties officeooo:rsid="00c7f7f2"/>
    </style:style>
    <style:style style:name="T457" style:family="text">
      <style:text-properties officeooo:rsid="00c8c1d8"/>
    </style:style>
    <style:style style:name="T458" style:family="text">
      <style:text-properties officeooo:rsid="00cfdace"/>
    </style:style>
    <style:style style:name="T459" style:family="text">
      <style:text-properties officeooo:rsid="00d085f0"/>
    </style:style>
    <style:style style:name="T460" style:family="text">
      <style:text-properties officeooo:rsid="00d359ac"/>
    </style:style>
    <style:style style:name="T461" style:family="text">
      <style:text-properties officeooo:rsid="00d9f51c"/>
    </style:style>
    <style:style style:name="T462" style:family="text">
      <style:text-properties officeooo:rsid="00dc5d08"/>
    </style:style>
    <style:style style:name="T463" style:family="text">
      <style:text-properties officeooo:rsid="00ddf54a"/>
    </style:style>
    <style:style style:name="T464" style:family="text">
      <style:text-properties officeooo:rsid="00dea1e4"/>
    </style:style>
    <style:style style:name="T465" style:family="text">
      <style:text-properties officeooo:rsid="00e177e6"/>
    </style:style>
    <style:style style:name="T466" style:family="text">
      <style:text-properties officeooo:rsid="00e7d366"/>
    </style:style>
    <style:style style:name="T467" style:family="text">
      <style:text-properties officeooo:rsid="00e92f73"/>
    </style:style>
    <style:style style:name="T468" style:family="text">
      <style:text-properties officeooo:rsid="00e93532"/>
    </style:style>
    <style:style style:name="T469" style:family="text">
      <style:text-properties officeooo:rsid="00ec58a9"/>
    </style:style>
    <style:style style:name="T470" style:family="text">
      <style:text-properties officeooo:rsid="00f23940"/>
    </style:style>
    <style:style style:name="T471" style:family="text">
      <style:text-properties officeooo:rsid="00f5b8d0"/>
    </style:style>
    <style:style style:name="T472" style:family="text">
      <style:text-properties officeooo:rsid="00f7ad23"/>
    </style:style>
    <style:style style:name="T473" style:family="text">
      <style:text-properties officeooo:rsid="00f89f01"/>
    </style:style>
    <style:style style:name="T474" style:family="text">
      <style:text-properties officeooo:rsid="00f9702b"/>
    </style:style>
    <style:style style:name="T475" style:family="text">
      <style:text-properties officeooo:rsid="00faa4e9"/>
    </style:style>
    <style:style style:name="T476" style:family="text">
      <style:text-properties officeooo:rsid="00fe59a5"/>
    </style:style>
    <style:style style:name="T477" style:family="text">
      <style:text-properties officeooo:rsid="00ffedf7"/>
    </style:style>
    <style:style style:name="T478" style:family="text">
      <style:text-properties officeooo:rsid="01068220"/>
    </style:style>
    <style:style style:name="T479" style:family="text">
      <style:text-properties officeooo:rsid="0116986c"/>
    </style:style>
    <style:style style:name="T480" style:family="text">
      <style:text-properties officeooo:rsid="011957e6"/>
    </style:style>
    <style:style style:name="T481" style:family="text">
      <style:text-properties officeooo:rsid="011a73e1"/>
    </style:style>
    <style:style style:name="T482" style:family="text">
      <style:text-properties officeooo:rsid="011b6f61"/>
    </style:style>
    <style:style style:name="T483" style:family="text">
      <style:text-properties officeooo:rsid="011de8ea"/>
    </style:style>
    <style:style style:name="T484" style:family="text">
      <style:text-properties officeooo:rsid="011f9561"/>
    </style:style>
    <style:style style:name="T485" style:family="text">
      <style:text-properties officeooo:rsid="01216f08"/>
    </style:style>
    <style:style style:name="T486" style:family="text">
      <style:text-properties officeooo:rsid="0121a356"/>
    </style:style>
    <style:style style:name="T487" style:family="text">
      <style:text-properties officeooo:rsid="012312e6"/>
    </style:style>
    <style:style style:name="T488" style:family="text">
      <style:text-properties officeooo:rsid="0124bdb2"/>
    </style:style>
    <style:style style:name="T489" style:family="text">
      <style:text-properties officeooo:rsid="0126449a"/>
    </style:style>
    <style:style style:name="T490" style:family="text">
      <style:text-properties officeooo:rsid="01273398"/>
    </style:style>
    <style:style style:name="T491" style:family="text">
      <style:text-properties officeooo:rsid="012f1f11"/>
    </style:style>
    <style:style style:name="T492" style:family="text">
      <style:text-properties officeooo:rsid="012f3f1f"/>
    </style:style>
    <style:style style:name="T493" style:family="text">
      <style:text-properties officeooo:rsid="01302e3f"/>
    </style:style>
    <style:style style:name="T494" style:family="text">
      <style:text-properties officeooo:rsid="0138a8a7"/>
    </style:style>
    <style:style style:name="T495" style:family="text">
      <style:text-properties officeooo:rsid="013955e6"/>
    </style:style>
    <style:style style:name="T496" style:family="text">
      <style:text-properties officeooo:rsid="013a7033"/>
    </style:style>
    <style:style style:name="T497" style:family="text">
      <style:text-properties officeooo:rsid="013a73e5"/>
    </style:style>
    <style:style style:name="T498" style:family="text">
      <style:text-properties officeooo:rsid="013c9418"/>
    </style:style>
    <style:style style:name="T499" style:family="text">
      <style:text-properties officeooo:rsid="0145d61e"/>
    </style:style>
    <style:style style:name="T500" style:family="text">
      <style:text-properties officeooo:rsid="01488add"/>
    </style:style>
    <style:style style:name="T501" style:family="text">
      <style:text-properties officeooo:rsid="014a8076"/>
    </style:style>
    <style:style style:name="T502" style:family="text">
      <style:text-properties officeooo:rsid="014b9e41"/>
    </style:style>
    <style:style style:name="T503" style:family="text">
      <style:text-properties officeooo:rsid="014c746b"/>
    </style:style>
    <style:style style:name="T504" style:family="text">
      <style:text-properties officeooo:rsid="014d117e"/>
    </style:style>
    <style:style style:name="T505" style:family="text">
      <style:text-properties officeooo:rsid="0150494b"/>
    </style:style>
    <style:style style:name="T506" style:family="text">
      <style:text-properties officeooo:rsid="01532607"/>
    </style:style>
    <style:style style:name="T507" style:family="text">
      <style:text-properties officeooo:rsid="0154353c"/>
    </style:style>
    <style:style style:name="T508" style:family="text">
      <style:text-properties officeooo:rsid="01547ccc"/>
    </style:style>
    <style:style style:name="T509" style:family="text">
      <style:text-properties officeooo:rsid="0155fe3d"/>
    </style:style>
    <style:style style:name="T510" style:family="text">
      <style:text-properties officeooo:rsid="0159c05c"/>
    </style:style>
    <style:style style:name="T511" style:family="text">
      <style:text-properties officeooo:rsid="01608c0b"/>
    </style:style>
    <style:style style:name="T512" style:family="text">
      <style:text-properties officeooo:rsid="01615efb"/>
    </style:style>
    <style:style style:name="T513" style:family="text">
      <style:text-properties officeooo:rsid="0162f1f9"/>
    </style:style>
    <style:style style:name="T514" style:family="text">
      <style:text-properties officeooo:rsid="01630939"/>
    </style:style>
    <style:style style:name="T515" style:family="text">
      <style:text-properties officeooo:rsid="0163cf35"/>
    </style:style>
    <style:style style:name="T516" style:family="text">
      <style:text-properties officeooo:rsid="0167d603"/>
    </style:style>
    <style:style style:name="T517" style:family="text">
      <style:text-properties officeooo:rsid="016b5976"/>
    </style:style>
    <style:style style:name="T518" style:family="text">
      <style:text-properties officeooo:rsid="016b6cb1"/>
    </style:style>
    <style:style style:name="T519" style:family="text">
      <style:text-properties officeooo:rsid="016d4486"/>
    </style:style>
    <style:style style:name="T520" style:family="text">
      <style:text-properties officeooo:rsid="016d6fa0"/>
    </style:style>
    <style:style style:name="T521" style:family="text">
      <style:text-properties officeooo:rsid="016db382"/>
    </style:style>
    <style:style style:name="T522" style:family="text">
      <style:text-properties officeooo:rsid="0170adce"/>
    </style:style>
    <style:style style:name="T523" style:family="text">
      <style:text-properties officeooo:rsid="0171cee1"/>
    </style:style>
    <style:style style:name="T524" style:family="text">
      <style:text-properties officeooo:rsid="0172a4b9"/>
    </style:style>
    <style:style style:name="T525" style:family="text">
      <style:text-properties officeooo:rsid="01738872"/>
    </style:style>
    <style:style style:name="T526" style:family="text">
      <style:text-properties officeooo:rsid="0175c3b1"/>
    </style:style>
    <style:style style:name="T527" style:family="text">
      <style:text-properties officeooo:rsid="01764882"/>
    </style:style>
    <style:style style:name="T528" style:family="text">
      <style:text-properties officeooo:rsid="017b72b5"/>
    </style:style>
    <style:style style:name="T529" style:family="text">
      <style:text-properties officeooo:rsid="017deb9e"/>
    </style:style>
    <style:style style:name="T530" style:family="text">
      <style:text-properties officeooo:rsid="0183d0bf"/>
    </style:style>
    <style:style style:name="T531" style:family="text">
      <style:text-properties officeooo:rsid="0186d01a"/>
    </style:style>
    <style:style style:name="T532" style:family="text">
      <style:text-properties officeooo:rsid="01872c0b"/>
    </style:style>
    <style:style style:name="T533" style:family="text">
      <style:text-properties officeooo:rsid="018ac783"/>
    </style:style>
    <style:style style:name="T534" style:family="text">
      <style:text-properties officeooo:rsid="01928234"/>
    </style:style>
    <style:style style:name="T535" style:family="text">
      <style:text-properties officeooo:rsid="0193d5be"/>
    </style:style>
    <style:style style:name="T536" style:family="text">
      <style:text-properties officeooo:rsid="01059ed0"/>
    </style:style>
    <style:style style:name="T537" style:family="text">
      <style:text-properties officeooo:rsid="0195dc8a"/>
    </style:style>
    <style:style style:name="T538" style:family="text">
      <style:text-properties officeooo:rsid="0197691f"/>
    </style:style>
    <style:style style:name="T539" style:family="text">
      <style:text-properties officeooo:rsid="0198510e"/>
    </style:style>
    <style:style style:name="T540" style:family="text">
      <style:text-properties officeooo:rsid="0129dedd"/>
    </style:style>
    <style:style style:name="T541" style:family="text">
      <style:text-properties officeooo:rsid="0199eeb7"/>
    </style:style>
    <style:style style:name="T542" style:family="text">
      <style:text-properties officeooo:rsid="019b3efe"/>
    </style:style>
    <style:style style:name="T543" style:family="text">
      <style:text-properties officeooo:rsid="019cb796"/>
    </style:style>
    <style:style style:name="T544" style:family="text">
      <style:text-properties officeooo:rsid="019e0782"/>
    </style:style>
    <style:style style:name="T545" style:family="text">
      <style:text-properties officeooo:rsid="019f02ba"/>
    </style:style>
    <style:style style:name="T546" style:family="text">
      <style:text-properties officeooo:rsid="01a10a45"/>
    </style:style>
    <style:style style:name="T547" style:family="text">
      <style:text-properties officeooo:rsid="01a272b8"/>
    </style:style>
    <style:style style:name="T548" style:family="text">
      <style:text-properties officeooo:rsid="01a36c0f"/>
    </style:style>
    <style:style style:name="T549" style:family="text">
      <style:text-properties officeooo:rsid="01a4e42b"/>
    </style:style>
    <style:style style:name="T550" style:family="text">
      <style:text-properties officeooo:rsid="01a6cfe3"/>
    </style:style>
    <style:style style:name="T551" style:family="text">
      <style:text-properties officeooo:rsid="01a94eb5"/>
    </style:style>
    <style:style style:name="T552" style:family="text">
      <style:text-properties officeooo:rsid="01ab7516"/>
    </style:style>
    <style:style style:name="T553" style:family="text">
      <style:text-properties style:text-underline-style="solid" style:text-underline-width="auto" style:text-underline-color="font-color" officeooo:rsid="01ab7516"/>
    </style:style>
    <style:style style:name="T554" style:family="text">
      <style:text-properties officeooo:rsid="01af1851"/>
    </style:style>
    <style:style style:name="T555" style:family="text">
      <style:text-properties officeooo:rsid="00284de6"/>
    </style:style>
    <style:style style:name="T556" style:family="text">
      <style:text-properties officeooo:rsid="01b4039d"/>
    </style:style>
    <style:style style:name="T557" style:family="text">
      <style:text-properties officeooo:rsid="01b7a5d5"/>
    </style:style>
    <style:style style:name="T558" style:family="text">
      <style:text-properties officeooo:rsid="01b8e932"/>
    </style:style>
    <style:style style:name="T559" style:family="text">
      <style:text-properties officeooo:rsid="01b9d7b1"/>
    </style:style>
    <style:style style:name="T560" style:family="text">
      <style:text-properties officeooo:rsid="01bac95c"/>
    </style:style>
    <style:style style:name="T561" style:family="text">
      <style:text-properties officeooo:rsid="01bf35bc"/>
    </style:style>
    <style:style style:name="T562" style:family="text">
      <style:text-properties officeooo:rsid="01c04703"/>
    </style:style>
    <style:style style:name="T563" style:family="text">
      <style:text-properties officeooo:rsid="01c1889b"/>
    </style:style>
    <style:style style:name="T564" style:family="text">
      <style:text-properties officeooo:rsid="01c1f16d"/>
    </style:style>
    <style:style style:name="T565" style:family="text">
      <style:text-properties officeooo:rsid="01c25c1c"/>
    </style:style>
    <style:style style:name="T566" style:family="text">
      <style:text-properties officeooo:rsid="01c3eae8"/>
    </style:style>
    <style:style style:name="T567" style:family="text">
      <style:text-properties officeooo:rsid="01c4ae1f"/>
    </style:style>
    <style:style style:name="T568" style:family="text">
      <style:text-properties officeooo:rsid="02ac9f4a"/>
    </style:style>
    <style:style style:name="T569" style:family="text">
      <style:text-properties officeooo:rsid="01c94718"/>
    </style:style>
    <style:style style:name="T570" style:family="text">
      <style:text-properties officeooo:rsid="01cbc6e5"/>
    </style:style>
    <style:style style:name="T571" style:family="text">
      <style:text-properties officeooo:rsid="01cd2749"/>
    </style:style>
    <style:style style:name="T572" style:family="text">
      <style:text-properties officeooo:rsid="01d1f93e"/>
    </style:style>
    <style:style style:name="T573" style:family="text">
      <style:text-properties officeooo:rsid="01d560a4"/>
    </style:style>
    <style:style style:name="T574" style:family="text">
      <style:text-properties officeooo:rsid="01d63c7f"/>
    </style:style>
    <style:style style:name="T575" style:family="text">
      <style:text-properties officeooo:rsid="01d776d8"/>
    </style:style>
    <style:style style:name="T576" style:family="text">
      <style:text-properties officeooo:rsid="01d779c2"/>
    </style:style>
    <style:style style:name="T577" style:family="text">
      <style:text-properties officeooo:rsid="01d8a204"/>
    </style:style>
    <style:style style:name="T578" style:family="text">
      <style:text-properties officeooo:rsid="01da44bc"/>
    </style:style>
    <style:style style:name="T579" style:family="text">
      <style:text-properties officeooo:rsid="01db4532"/>
    </style:style>
    <style:style style:name="T580" style:family="text">
      <style:text-properties officeooo:rsid="01df5f2f"/>
    </style:style>
    <style:style style:name="T581" style:family="text">
      <style:text-properties officeooo:rsid="01e213de"/>
    </style:style>
    <style:style style:name="T582" style:family="text">
      <style:text-properties officeooo:rsid="01e3f4f3"/>
    </style:style>
    <style:style style:name="T583" style:family="text">
      <style:text-properties officeooo:rsid="01e50cf2"/>
    </style:style>
    <style:style style:name="T584" style:family="text">
      <style:text-properties officeooo:rsid="01e87c15"/>
    </style:style>
    <style:style style:name="T585" style:family="text">
      <style:text-properties officeooo:rsid="01e912fc"/>
    </style:style>
    <style:style style:name="T586" style:family="text">
      <style:text-properties officeooo:rsid="01ea9208"/>
    </style:style>
    <style:style style:name="T587" style:family="text">
      <style:text-properties officeooo:rsid="01ebe7d8"/>
    </style:style>
    <style:style style:name="T588" style:family="text">
      <style:text-properties officeooo:rsid="01ece660"/>
    </style:style>
    <style:style style:name="T589" style:family="text">
      <style:text-properties officeooo:rsid="01ed86e8"/>
    </style:style>
    <style:style style:name="T590" style:family="text">
      <style:text-properties officeooo:rsid="01ee73c8"/>
    </style:style>
    <style:style style:name="T591" style:family="text">
      <style:text-properties officeooo:rsid="01eed962"/>
    </style:style>
    <style:style style:name="T592" style:family="text">
      <style:text-properties officeooo:rsid="01eff211"/>
    </style:style>
    <style:style style:name="T593" style:family="text">
      <style:text-properties officeooo:rsid="01f12684"/>
    </style:style>
    <style:style style:name="T594" style:family="text">
      <style:text-properties officeooo:rsid="01f39a67"/>
    </style:style>
    <style:style style:name="T595" style:family="text">
      <style:text-properties officeooo:rsid="01f4bcbc"/>
    </style:style>
    <style:style style:name="T596" style:family="text">
      <style:text-properties officeooo:rsid="01f7a0a4"/>
    </style:style>
    <style:style style:name="T597" style:family="text">
      <style:text-properties officeooo:rsid="01f8e4fd"/>
    </style:style>
    <style:style style:name="T598" style:family="text">
      <style:text-properties officeooo:rsid="01faaeb0"/>
    </style:style>
    <style:style style:name="T599" style:family="text">
      <style:text-properties officeooo:rsid="01facf96"/>
    </style:style>
    <style:style style:name="T600" style:family="text">
      <style:text-properties officeooo:rsid="01fbbf86"/>
    </style:style>
    <style:style style:name="T601" style:family="text">
      <style:text-properties officeooo:rsid="01fe21cf"/>
    </style:style>
    <style:style style:name="T602" style:family="text">
      <style:text-properties officeooo:rsid="01ff856e"/>
    </style:style>
    <style:style style:name="T603" style:family="text">
      <style:text-properties officeooo:rsid="02009a65"/>
    </style:style>
    <style:style style:name="T604" style:family="text">
      <style:text-properties officeooo:rsid="02011dcd"/>
    </style:style>
    <style:style style:name="T605" style:family="text">
      <style:text-properties officeooo:rsid="020194f3"/>
    </style:style>
    <style:style style:name="T606" style:family="text">
      <style:text-properties officeooo:rsid="02031eff"/>
    </style:style>
    <style:style style:name="T607" style:family="text">
      <style:text-properties officeooo:rsid="0204715d"/>
    </style:style>
    <style:style style:name="T608" style:family="text">
      <style:text-properties officeooo:rsid="0204f39e"/>
    </style:style>
    <style:style style:name="T609" style:family="text">
      <style:text-properties officeooo:rsid="0205f28c"/>
    </style:style>
    <style:style style:name="T610" style:family="text">
      <style:text-properties officeooo:rsid="020695f2"/>
    </style:style>
    <style:style style:name="T611" style:family="text">
      <style:text-properties officeooo:rsid="02081d74"/>
    </style:style>
    <style:style style:name="T612" style:family="text">
      <style:text-properties officeooo:rsid="0208bb76"/>
    </style:style>
    <style:style style:name="T613" style:family="text">
      <style:text-properties officeooo:rsid="020a1add"/>
    </style:style>
    <style:style style:name="T614" style:family="text">
      <style:text-properties officeooo:rsid="020b3d50"/>
    </style:style>
    <style:style style:name="T615" style:family="text">
      <style:text-properties officeooo:rsid="020bc4cf"/>
    </style:style>
    <style:style style:name="T616" style:family="text">
      <style:text-properties officeooo:rsid="020cf62f"/>
    </style:style>
    <style:style style:name="T617" style:family="text">
      <style:text-properties officeooo:rsid="020e0bf0"/>
    </style:style>
    <style:style style:name="T618" style:family="text">
      <style:text-properties officeooo:rsid="020f5b08"/>
    </style:style>
    <style:style style:name="T619" style:family="text">
      <style:text-properties officeooo:rsid="020fb659"/>
    </style:style>
    <style:style style:name="T620" style:family="text">
      <style:text-properties officeooo:rsid="02109643"/>
    </style:style>
    <style:style style:name="T621" style:family="text">
      <style:text-properties officeooo:rsid="0213f929"/>
    </style:style>
    <style:style style:name="T622" style:family="text">
      <style:text-properties officeooo:rsid="021558b5"/>
    </style:style>
    <style:style style:name="T623" style:family="text">
      <style:text-properties officeooo:rsid="0215f34a"/>
    </style:style>
    <style:style style:name="T624" style:family="text">
      <style:text-properties officeooo:rsid="021648c3"/>
    </style:style>
    <style:style style:name="T625" style:family="text">
      <style:text-properties officeooo:rsid="0216b09c"/>
    </style:style>
    <style:style style:name="T626" style:family="text">
      <style:text-properties officeooo:rsid="02185b5e"/>
    </style:style>
    <style:style style:name="T627" style:family="text">
      <style:text-properties officeooo:rsid="021acce6"/>
    </style:style>
    <style:style style:name="T628" style:family="text">
      <style:text-properties officeooo:rsid="021be405"/>
    </style:style>
    <style:style style:name="T629" style:family="text">
      <style:text-properties officeooo:rsid="021d248c"/>
    </style:style>
    <style:style style:name="T630" style:family="text">
      <style:text-properties officeooo:rsid="021d2dbf"/>
    </style:style>
    <style:style style:name="T631" style:family="text">
      <style:text-properties officeooo:rsid="021e2d15"/>
    </style:style>
    <style:style style:name="T632" style:family="text">
      <style:text-properties officeooo:rsid="021f9286"/>
    </style:style>
    <style:style style:name="T633" style:family="text">
      <style:text-properties officeooo:rsid="02214528"/>
    </style:style>
    <style:style style:name="T634" style:family="text">
      <style:text-properties officeooo:rsid="02254403"/>
    </style:style>
    <style:style style:name="T635" style:family="text">
      <style:text-properties officeooo:rsid="022759b1"/>
    </style:style>
    <style:style style:name="T636" style:family="text">
      <style:text-properties officeooo:rsid="022a36a0"/>
    </style:style>
    <style:style style:name="T637" style:family="text">
      <style:text-properties officeooo:rsid="022ae482"/>
    </style:style>
    <style:style style:name="T638" style:family="text">
      <style:text-properties officeooo:rsid="022be53f"/>
    </style:style>
    <style:style style:name="T639" style:family="text">
      <style:text-properties officeooo:rsid="0233ae1e"/>
    </style:style>
    <style:style style:name="T640" style:family="text">
      <style:text-properties officeooo:rsid="0234b8f3"/>
    </style:style>
    <style:style style:name="T641" style:family="text">
      <style:text-properties officeooo:rsid="0236ad59"/>
    </style:style>
    <style:style style:name="T642" style:family="text">
      <style:text-properties officeooo:rsid="023820b1"/>
    </style:style>
    <style:style style:name="T643" style:family="text">
      <style:text-properties officeooo:rsid="023f33eb"/>
    </style:style>
    <style:style style:name="T644" style:family="text">
      <style:text-properties officeooo:rsid="023fd980"/>
    </style:style>
    <style:style style:name="T645" style:family="text">
      <style:text-properties officeooo:rsid="02428732"/>
    </style:style>
    <style:style style:name="T646" style:family="text">
      <style:text-properties officeooo:rsid="02431392"/>
    </style:style>
    <style:style style:name="T647" style:family="text">
      <style:text-properties officeooo:rsid="02438e04"/>
    </style:style>
    <style:style style:name="T648" style:family="text">
      <style:text-properties officeooo:rsid="024568f2"/>
    </style:style>
    <style:style style:name="T649" style:family="text">
      <style:text-properties officeooo:rsid="0248bb6f"/>
    </style:style>
    <style:style style:name="T650" style:family="text">
      <style:text-properties officeooo:rsid="024e65cc"/>
    </style:style>
    <style:style style:name="T651" style:family="text">
      <style:text-properties officeooo:rsid="025009de"/>
    </style:style>
    <style:style style:name="T652" style:family="text">
      <style:text-properties officeooo:rsid="0251c954"/>
    </style:style>
    <style:style style:name="T653" style:family="text">
      <style:text-properties officeooo:rsid="02668304"/>
    </style:style>
    <style:style style:name="T654" style:family="text">
      <style:text-properties officeooo:rsid="027360ea"/>
    </style:style>
    <style:style style:name="T655" style:family="text">
      <style:text-properties officeooo:rsid="027cb670"/>
    </style:style>
    <style:style style:name="T656" style:family="text">
      <style:text-properties officeooo:rsid="0289678b"/>
    </style:style>
    <style:style style:name="T657" style:family="text">
      <style:text-properties officeooo:rsid="028d8582"/>
    </style:style>
    <style:style style:name="T658" style:family="text">
      <style:text-properties officeooo:rsid="028e1734"/>
    </style:style>
    <style:style style:name="T659" style:family="text">
      <style:text-properties officeooo:rsid="028efbeb"/>
    </style:style>
    <style:style style:name="T660" style:family="text">
      <style:text-properties officeooo:rsid="00d02889"/>
    </style:style>
    <style:style style:name="T661" style:family="text">
      <style:text-properties officeooo:rsid="0292c492"/>
    </style:style>
    <style:style style:name="T662" style:family="text">
      <style:text-properties officeooo:rsid="0293efc3"/>
    </style:style>
    <style:style style:name="T663" style:family="text">
      <style:text-properties officeooo:rsid="006530de"/>
    </style:style>
    <style:style style:name="T664" style:family="text">
      <style:text-properties officeooo:rsid="0296a227"/>
    </style:style>
    <style:style style:name="T665" style:family="text">
      <style:text-properties officeooo:rsid="029d9b92"/>
    </style:style>
    <style:style style:name="T666" style:family="text">
      <style:text-properties officeooo:rsid="02a476dd"/>
    </style:style>
    <style:style style:name="T667" style:family="text">
      <style:text-properties officeooo:rsid="02a6b9ad"/>
    </style:style>
    <style:style style:name="T668" style:family="text">
      <style:text-properties officeooo:rsid="02b1fb78"/>
    </style:style>
    <style:style style:name="T669" style:family="text">
      <style:text-properties officeooo:rsid="02b42edf"/>
    </style:style>
    <style:style style:name="T670" style:family="text">
      <style:text-properties officeooo:rsid="02bae3cd"/>
    </style:style>
    <style:style style:name="T671" style:family="text">
      <style:text-properties officeooo:rsid="02bf85a3"/>
    </style:style>
    <style:style style:name="T672" style:family="text">
      <style:text-properties officeooo:rsid="02bfaee5"/>
    </style:style>
    <style:style style:name="T673" style:family="text">
      <style:text-properties officeooo:rsid="02c205e2"/>
    </style:style>
    <style:style style:name="T674" style:family="text">
      <style:text-properties officeooo:rsid="02c6d1a0"/>
    </style:style>
    <style:style style:name="T675" style:family="text">
      <style:text-properties officeooo:rsid="02ce2d52"/>
    </style:style>
    <style:style style:name="T676" style:family="text">
      <style:text-properties officeooo:rsid="02d2a94d"/>
    </style:style>
    <style:style style:name="T677" style:family="text">
      <style:text-properties officeooo:rsid="02d46db0"/>
    </style:style>
    <style:style style:name="T678" style:family="text">
      <style:text-properties officeooo:rsid="02d54599"/>
    </style:style>
    <style:style style:name="T679" style:family="text">
      <style:text-properties officeooo:rsid="02d685b0"/>
    </style:style>
    <style:style style:name="T680" style:family="text">
      <style:text-properties officeooo:rsid="02d94911"/>
    </style:style>
    <style:style style:name="T681" style:family="text">
      <style:text-properties officeooo:rsid="02da607e"/>
    </style:style>
    <style:style style:name="T682" style:family="text">
      <style:text-properties officeooo:rsid="02db0828"/>
    </style:style>
    <style:style style:name="T683" style:family="text">
      <style:text-properties officeooo:rsid="02e082b0"/>
    </style:style>
    <style:style style:name="T684" style:family="text">
      <style:text-properties officeooo:rsid="02e1ad58"/>
    </style:style>
    <style:style style:name="T685" style:family="text">
      <style:text-properties officeooo:rsid="02e2dc19"/>
    </style:style>
    <style:style style:name="T686" style:family="text">
      <style:text-properties officeooo:rsid="02e4cb8f"/>
    </style:style>
    <style:style style:name="T687" style:family="text">
      <style:text-properties officeooo:rsid="02e77685"/>
    </style:style>
    <style:style style:name="T688" style:family="text">
      <style:text-properties officeooo:rsid="02e8d9cb"/>
    </style:style>
    <style:style style:name="T689" style:family="text">
      <style:text-properties officeooo:rsid="02ef0ab6"/>
    </style:style>
    <style:style style:name="T690" style:family="text">
      <style:text-properties officeooo:rsid="02ef9871"/>
    </style:style>
    <style:style style:name="T691" style:family="text">
      <style:text-properties officeooo:rsid="02f3d337"/>
    </style:style>
    <style:style style:name="T692" style:family="text">
      <style:text-properties officeooo:rsid="02f8cda1"/>
    </style:style>
    <style:style style:name="T693" style:family="text">
      <style:text-properties officeooo:rsid="02f9f3fd"/>
    </style:style>
    <style:style style:name="T694" style:family="text">
      <style:text-properties officeooo:rsid="02fb438f"/>
    </style:style>
    <style:style style:name="T695" style:family="text">
      <style:text-properties officeooo:rsid="02fd07d6"/>
    </style:style>
    <style:style style:name="T696" style:family="text">
      <style:text-properties officeooo:rsid="02fe1dd7"/>
    </style:style>
    <style:style style:name="T697" style:family="text">
      <style:text-properties officeooo:rsid="02ff6419"/>
    </style:style>
    <style:style style:name="T698" style:family="text">
      <style:text-properties officeooo:rsid="0300abd1"/>
    </style:style>
    <style:style style:name="T699" style:family="text">
      <style:text-properties officeooo:rsid="0302bbdf"/>
    </style:style>
    <style:style style:name="T700" style:family="text">
      <style:text-properties officeooo:rsid="0303f412"/>
    </style:style>
    <style:style style:name="T701" style:family="text">
      <style:text-properties officeooo:rsid="0302b18b"/>
    </style:style>
    <style:style style:name="T702" style:family="text">
      <style:text-properties officeooo:rsid="03069116"/>
    </style:style>
    <style:style style:name="T703" style:family="text">
      <style:text-properties officeooo:rsid="0308619b"/>
    </style:style>
    <style:style style:name="T704" style:family="text">
      <style:text-properties officeooo:rsid="0308c96b"/>
    </style:style>
    <style:style style:name="T705" style:family="text">
      <style:text-properties officeooo:rsid="0309460c"/>
    </style:style>
    <style:style style:name="T706" style:family="text">
      <style:text-properties officeooo:rsid="030a6140"/>
    </style:style>
    <style:style style:name="T707" style:family="text">
      <style:text-properties officeooo:rsid="030adfee"/>
    </style:style>
    <style:style style:name="T708" style:family="text">
      <style:text-properties officeooo:rsid="030e060d"/>
    </style:style>
    <style:style style:name="T709" style:family="text">
      <style:text-properties officeooo:rsid="0312ca0e"/>
    </style:style>
    <style:style style:name="T710" style:family="text">
      <style:text-properties officeooo:rsid="0312e5f9"/>
    </style:style>
    <style:style style:name="T711" style:family="text">
      <style:text-properties officeooo:rsid="0314ff7a"/>
    </style:style>
    <style:style style:name="T712" style:family="text">
      <style:text-properties fo:background-color="#ffffff" loext:char-shading-value="0"/>
    </style:style>
    <style:style style:name="T713" style:family="text">
      <style:text-properties officeooo:rsid="02f8cda1" fo:background-color="#ffffff" loext:char-shading-value="0"/>
    </style:style>
    <style:style style:name="T714" style:family="text">
      <style:text-properties officeooo:rsid="031736c0" fo:background-color="#ffffff" loext:char-shading-value="0"/>
    </style:style>
    <style:style style:name="T715" style:family="text">
      <style:text-properties officeooo:rsid="0316c3bb"/>
    </style:style>
    <style:style style:name="T716" style:family="text">
      <style:text-properties officeooo:rsid="031736c0"/>
    </style:style>
    <style:style style:name="T717" style:family="text">
      <style:text-properties officeooo:rsid="0317c25a"/>
    </style:style>
    <style:style style:name="T718" style:family="text">
      <style:text-properties officeooo:rsid="031b15cf"/>
    </style:style>
    <style:style style:name="T719" style:family="text">
      <style:text-properties officeooo:rsid="0300c661"/>
    </style:style>
    <style:style style:name="T720" style:family="text">
      <style:text-properties officeooo:rsid="031cbd0d"/>
    </style:style>
    <style:style style:name="T721" style:family="text">
      <style:text-properties officeooo:rsid="031dae6a"/>
    </style:style>
    <style:style style:name="T722" style:family="text">
      <style:text-properties officeooo:rsid="02cfe803"/>
    </style:style>
    <style:style style:name="T723" style:family="text">
      <style:text-properties officeooo:rsid="03260603"/>
    </style:style>
    <style:style style:name="T724" style:family="text">
      <style:text-properties officeooo:rsid="032a4801"/>
    </style:style>
    <style:style style:name="T72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726"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727"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728"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729"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730"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T731" style:family="text">
      <style:text-properties fo:font-variant="normal" fo:text-transform="none" fo:color="#ff3333"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T732" style:family="text">
      <style:text-properties fo:font-variant="normal" fo:text-transform="none" fo:color="#6666ff"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T733" style:family="text">
      <style:text-properties fo:font-variant="normal" fo:text-transform="none" fo:color="#000000"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404">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4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75cm" fo:min-width="3.501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75cm" fo:min-width="3.501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0.991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1.24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75cm" fo:min-width="3.503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647cm" fo:min-width="2.18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647cm" fo:min-width="2.182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44cm" fo:min-width="4.688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644cm" fo:min-width="2.18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0.744cm" fo:min-width="0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644cm" fo:min-width="2.177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644cm" fo:min-width="2.182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dash" draw:stroke-dash="Dashed_20__28_var_29__20_4"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dash" draw:stroke-dash="Dashed_20__28_var_29__20_5"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dash" draw:stroke-dash="Dashed_20__28_var_29__20_6"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1.485cm" fo:min-width="0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646cm" fo:min-width="2.177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646cm" fo:min-width="2.182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691cm" fo:min-width="2.177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691cm" fo:min-width="2.173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69cm" fo:min-width="2.177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69cm" fo:min-width="2.171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69cm" fo:min-width="2.173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dash" draw:stroke-dash="Dashed_20__28_var_29__20_7"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dash" draw:stroke-dash="Dashed_20__28_var_29__20_8"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741cm" fo:min-width="2.221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739cm" fo:min-width="2.221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402cm" fo:min-width="1.314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402cm" fo:min-width="1.312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399cm" fo:min-width="1.312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4cm" fo:min-width="0.104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4cm" fo:min-width="0.102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draw:auto-grow-height="false" fo:min-height="1.699cm" fo:min-width="4.337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draw:auto-grow-height="false" fo:min-height="1.115cm" fo:min-width="4.334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draw:auto-grow-height="false" fo:min-height="1.115cm" fo:min-width="4.337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svg:stroke-width="0cm" svg:stroke-color="#000000"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44cm" fo:min-width="4.486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44cm" fo:min-width="7.391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328cm" fo:min-width="0.958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328cm" fo:min-width="1.222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328cm" fo:min-width="1.196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0.49cm" fo:min-width="0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9cm" fo:min-width="8.7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9cm" fo:min-width="7.327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9cm" fo:min-width="5.313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9cm" fo:min-width="6.985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9cm" fo:min-width="3.711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52cm" fo:min-width="3.972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54cm" fo:min-width="3.969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dash" draw:stroke-dash="Dashed_20__28_var_29__20_9" svg:stroke-width="0cm" svg:stroke-color="#000000" draw:marker-start-width="0.199cm" draw:marker-start-center="false"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dash" draw:stroke-dash="Dashed_20__28_var_29__20_10" svg:stroke-width="0cm" svg:stroke-color="#000000" draw:marker-start-width="0.199cm" draw:marker-start-center="false"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dash" draw:stroke-dash="Dashed_20__28_var_29__20_11" svg:stroke-width="0cm" svg:stroke-color="#000000" draw:marker-start-width="0.199cm" draw:marker-start-center="false"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dash" draw:stroke-dash="Dashed_20__28_var_29__20_12" svg:stroke-width="0cm" svg:stroke-color="#000000" draw:marker-start-width="0.199cm" draw:marker-start-center="false"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dash" draw:stroke-dash="Dashed_20__28_var_29__20_13" svg:stroke-width="0cm" svg:stroke-color="#000000" draw:marker-start-width="0.199cm" draw:marker-start-center="false"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053cm" fo:min-width="0.393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051cm" fo:min-width="0.395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055cm" fo:min-width="0.399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cm" svg:stroke-color="#000000" draw:marker-start-width="0.199cm" draw:marker-start-center="false" draw:marker-end-width="0.199cm" draw:marker-end-center="false" draw:fill="solid" draw:fill-color="#99ccff" draw:textarea-horizontal-align="justify" draw:textarea-vertical-align="middle" draw:auto-grow-height="false" fo:min-height="1.75cm" fo:min-width="2.193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cm" svg:stroke-color="#000000" draw:marker-start-width="0.199cm" draw:marker-start-center="false" draw:marker-end-width="0.199cm" draw:marker-end-center="false" draw:fill="solid" draw:fill-color="#ffffcc" draw:textarea-horizontal-align="justify" draw:textarea-vertical-align="middle" draw:auto-grow-height="false" fo:min-height="0.751cm" fo:min-width="0.847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svg:stroke-width="0cm" svg:stroke-color="#000000" draw:marker-start-width="0.199cm" draw:marker-start-center="false" draw:marker-end-width="0.199cm" draw:marker-end-center="false" draw:fill="solid" draw:fill-color="#99ccff" draw:textarea-horizontal-align="justify" draw:textarea-vertical-align="middle" draw:auto-grow-height="false" fo:min-height="1.75cm" fo:min-width="2.194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svg:stroke-width="0cm" svg:stroke-color="#000000" draw:marker-start-width="0.199cm" draw:marker-start-center="false" draw:marker-end-width="0.199cm" draw:marker-end-center="false" draw:fill="solid" draw:fill-color="#ffffcc" draw:textarea-horizontal-align="justify" draw:textarea-vertical-align="middle" draw:auto-grow-height="false" fo:min-height="0.751cm" fo:min-width="0.85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svg:stroke-width="0cm" svg:stroke-color="#000000" draw:marker-start-width="0.199cm" draw:marker-start-center="false" draw:marker-end-width="0.199cm" draw:marker-end-center="false" draw:fill="solid" draw:fill-color="#99ccff" draw:textarea-horizontal-align="justify" draw:textarea-vertical-align="middle" draw:auto-grow-height="false" fo:min-height="1.75cm" fo:min-width="2.196cm"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svg:stroke-width="0cm" svg:stroke-color="#000000" draw:marker-start-width="0.199cm" draw:marker-start-center="false" draw:marker-end-width="0.199cm" draw:marker-end-center="false" draw:fill="solid" draw:fill-color="#99ccff" draw:textarea-horizontal-align="justify" draw:textarea-vertical-align="middle" draw:auto-grow-height="false" fo:min-height="1.75cm" fo:min-width="2.198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svg:stroke-width="0cm" svg:stroke-color="#ff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svg:stroke-width="0cm" svg:stroke-color="#0000ff"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svg:stroke-width="0cm" svg:stroke-color="#00cc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svg:stroke-width="0cm" svg:stroke-color="#ff0000" draw:marker-start-width="0.199cm" draw:marker-start-center="false" draw:marker-end-width="0.199cm" draw:marker-end-center="false" draw:fill="solid" draw:fill-color="#ffcccc" draw:textarea-horizontal-align="justify" draw:textarea-vertical-align="middle" draw:auto-grow-height="false" fo:min-height="0.75cm" fo:min-width="3.537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svg:stroke-width="0cm" svg:stroke-color="#0000ff" draw:marker-start-width="0.199cm" draw:marker-start-center="false" draw:marker-end-width="0.199cm" draw:marker-end-center="false" draw:fill="solid" draw:fill-color="#ccccff" draw:textarea-horizontal-align="justify" draw:textarea-vertical-align="middle" draw:auto-grow-height="false" fo:min-height="0.75cm" fo:min-width="3.579cm"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svg:stroke-width="0cm" svg:stroke-color="#00cc00" draw:marker-start-width="0.199cm" draw:marker-start-center="false" draw:marker-end-width="0.199cm" draw:marker-end-center="false" draw:fill="solid" draw:fill-color="#ccffcc" draw:textarea-horizontal-align="justify" draw:textarea-vertical-align="middle" draw:auto-grow-height="false" fo:min-height="0.75cm" fo:min-width="3.522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svg:stroke-width="0cm" svg:stroke-color="#999999"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svg:stroke-width="0cm" svg:stroke-color="#999999" draw:marker-start-width="0.199cm" draw:marker-start-center="false" draw:marker-end-width="0.199cm" draw:marker-end-center="false" draw:fill="solid" draw:fill-color="#dddddd" draw:textarea-horizontal-align="justify" draw:textarea-vertical-align="middle" draw:auto-grow-height="false" fo:min-height="0.75cm" fo:min-width="2.193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46cm" fo:min-width="4.987cm"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46cm" fo:min-width="2.087cm"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66cm" fo:min-width="2.171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46cm" fo:min-width="4.69cm"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656cm" fo:min-width="2.171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0.746cm" fo:min-width="0cm"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656cm" fo:min-width="2.17cm"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dash" draw:stroke-dash="Fine_20_Dashe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656cm" fo:min-width="3.059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656cm" fo:min-width="3.062cm" fo:padding-top="0.125cm" fo:padding-bottom="0.125cm" fo:padding-left="0.25cm" fo:padding-right="0.25cm" draw:shadow="hidden" draw:shadow-offset-x="0.199cm" draw:shadow-offset-y="0.199cm" draw:shadow-color="#808080" style:run-through="foreground"/>
    </style:style>
    <style:style style:name="gr84"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8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46cm" fo:min-width="4.692cm"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656cm" fo:min-width="2.173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656cm" fo:min-width="3.064cm"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298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261cm"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013cm"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011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1.258cm"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svg:stroke-width="0cm" svg:stroke-color="#3465a4" draw:marker-start-width="0.199cm" draw:marker-start-center="false" draw:marker-end-width="0.199cm" draw:marker-end-center="false" draw:fill="solid" draw:fill-color="#dddddd" draw:textarea-horizontal-align="justify" draw:textarea-vertical-align="middle" draw:auto-grow-height="false" fo:min-height="0.75cm" fo:min-width="0.377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1.434cm"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svg:stroke-width="0cm" svg:stroke-color="#3465a4" draw:marker-start-width="0.199cm" draw:marker-start-center="false" draw:marker-end-width="0.199cm" draw:marker-end-center="false" draw:fill="solid" draw:fill-color="#dddddd" draw:textarea-horizontal-align="justify" draw:textarea-vertical-align="middle" draw:auto-grow-height="false" fo:min-height="0.75cm" fo:min-width="0.203cm"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svg:stroke-width="0cm" svg:stroke-color="#3465a4" draw:marker-start-width="0.199cm" draw:marker-start-center="false" draw:marker-end-width="0.199cm" draw:marker-end-center="false" draw:fill="solid" draw:fill-color="#dddddd" draw:textarea-horizontal-align="justify" draw:textarea-vertical-align="middle" draw:auto-grow-height="false" fo:min-height="0.75cm" fo:min-width="0.379cm"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1.258cm"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1.434cm"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297cm"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0.545cm"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svg:stroke-width="0cm" svg:stroke-color="#3465a4" draw:marker-start-width="0.199cm" draw:marker-start-center="false" draw:marker-end-width="0.199cm" draw:marker-end-center="false" draw:fill="solid" draw:fill-color="#dddddd" draw:textarea-horizontal-align="justify" draw:textarea-vertical-align="middle" draw:auto-grow-height="false" fo:min-height="0.75cm" fo:min-width="12.688cm"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svg:stroke-width="0cm" svg:stroke-color="#3465a4" draw:marker-start-width="0.199cm" draw:marker-start-center="false" draw:marker-end-width="0.199cm" draw:marker-end-center="false" draw:fill="solid" draw:fill-color="#dddddd" draw:textarea-horizontal-align="justify" draw:textarea-vertical-align="middle" draw:auto-grow-height="false" fo:min-height="0.748cm" fo:min-width="12.688cm"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2.302cm"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073cm"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2.302cm"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2.298cm"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2.304cm"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0.434cm"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0.432cm"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0.43cm"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0.434cm"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0.432cm"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1.367cm"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1.369cm"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1.367cm"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1.365cm"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0.43cm"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0.533cm"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07cm" fo:min-width="5.433cm"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07cm" fo:min-width="4.159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3"/>
      <text:p text:style-name="P1023"/>
      <text:p text:style-name="P1023"/>
      <text:p text:style-name="P1023"/>
      <text:p text:style-name="P1024">B-Tree Programmer Guide</text:p>
      <text:p text:style-name="P1025"/>
      <text:p text:style-name="P1027">by Andreas Steffens</text:p>
      <text:p text:style-name="P1027"/>
      <text:p text:style-name="P1027"/>
      <text:p text:style-name="P1027"/>
      <text:p text:style-name="P1027"/>
      <text:p text:style-name="P1027">Version: 0.01</text:p>
      <text:p text:style-name="P1027"/>
      <text:p text:style-name="P1014">Introduction</text:p>
      <text:p text:style-name="P1027"/>
      <text:p text:style-name="P1177"><text:tab/><text:span text:style-name="T1">This document is intended for programmers who want to </text:span><text:span text:style-name="T2">use </text:span><text:span text:style-name="T1">th</text:span><text:span text:style-name="T6">e</text:span><text:span text:style-name="T1"> b-tree </text:span><text:span text:style-name="T6">framework described in this documentation</text:span><text:span text:style-name="T1">. The reader will find information </text:span><text:span text:style-name="T6">on</text:span><text:span text:style-name="T1"> how to interface </text:span><text:span text:style-name="T6">with said framework or more specifically with the classes therein and how to extend those in terms of aiding an application to solve a problem</text:span><text:span text:style-name="T1">. </text:span><text:span text:style-name="T6">Furthermore, parts of this document are dedicated to depict </text:span><text:span text:style-name="T7">why certain design decisions have been made and what layers with which intended purpose exist. Also, sections and paragraphs with information what this framework is incapable of and what potential show stoppers a programmer want to look out for are present. Finally, a full API description of all data class' constructors, methods and operators is appended for the programmer's benefit.</text:span></text:p>
      <text:p text:style-name="P1177"/>
      <text:p text:style-name="P1028"><text:span text:style-name="T1"><text:tab/></text:span><text:span text:style-name="T3">The documentation assumes that the reader already has an understanding of what b-trees are and how they work in terms of data processing. </text:span><text:span text:style-name="T4">Also what b-tree's are useful for w</text:span><text:span text:style-name="T2">on't</text:span><text:span text:style-name="T4"> be addressed here. </text:span><text:span text:style-name="T5">This means that, </text:span><text:span text:style-name="T8">the</text:span><text:span text:style-name="T5"> examples, </text:span><text:span text:style-name="T8">which can be found in this document, </text:span><text:span text:style-name="T5">are used as a display what parts of this framework might </text:span><text:span text:style-name="T8">be </text:span><text:span text:style-name="T5">employ</text:span><text:span text:style-name="T8">ed by a programmer</text:span><text:span text:style-name="T5">.</text:span></text:p>
      <text:p text:style-name="P1028"/>
      <text:p text:style-name="P10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60"><text:a xlink:type="simple" xlink:href="#__RefHeading__106_1269792762" text:style-name="Index_20_Link" text:visited-style-name="Index_20_Link">History Revision<text:tab/>8</text:a></text:p>
          <text:p text:style-name="P1360"><text:a xlink:type="simple" xlink:href="#__RefHeading__11564_900517419" text:style-name="Index_20_Link" text:visited-style-name="Index_20_Link">Quick Start Guide<text:tab/>9</text:a></text:p>
          <text:p text:style-name="P1361"><text:a xlink:type="simple" xlink:href="#__RefHeading__61651_421610246" text:style-name="Index_20_Link" text:visited-style-name="Index_20_Link">Class Overview<text:tab/>9</text:a></text:p>
          <text:p text:style-name="P1361"><text:a xlink:type="simple" xlink:href="#__RefHeading__110_1269792762" text:style-name="Index_20_Link" text:visited-style-name="Index_20_Link">CBTreeArray Overview<text:tab/>10</text:a></text:p>
          <text:p text:style-name="P1361"><text:a xlink:type="simple" xlink:href="#__RefHeading__112_1269792762" text:style-name="Index_20_Link" text:visited-style-name="Index_20_Link">CBTreeKeySort Overview<text:tab/>11</text:a></text:p>
          <text:p text:style-name="P1361"><text:a xlink:type="simple" xlink:href="#__RefHeading__114_1269792762" text:style-name="Index_20_Link" text:visited-style-name="Index_20_Link">Template Parameter Overview<text:tab/>12</text:a></text:p>
          <text:p text:style-name="P1361"><text:a xlink:type="simple" xlink:href="#__RefHeading__116_1269792762" text:style-name="Index_20_Link" text:visited-style-name="Index_20_Link">Quick Programmer Guide<text:tab/>13</text:a></text:p>
          <text:p text:style-name="P1362"><text:a xlink:type="simple" xlink:href="#__RefHeading__8557_147306980" text:style-name="Index_20_Link" text:visited-style-name="Index_20_Link">Includes Overview<text:tab/>14</text:a></text:p>
          <text:p text:style-name="P1362"><text:a xlink:type="simple" xlink:href="#__RefHeading__12192_147306980" text:style-name="Index_20_Link" text:visited-style-name="Index_20_Link">Source File List<text:tab/>16</text:a></text:p>
          <text:p text:style-name="P1360"><text:a xlink:type="simple" xlink:href="#__RefHeading__118_1269792762" text:style-name="Index_20_Link" text:visited-style-name="Index_20_Link">Programmer Guide<text:tab/>18</text:a></text:p>
          <text:p text:style-name="P1361"><text:a xlink:type="simple" xlink:href="#__RefHeading__120_1269792762" text:style-name="Index_20_Link" text:visited-style-name="Index_20_Link">Class Hierarchy<text:tab/>18</text:a></text:p>
          <text:p text:style-name="P1362"><text:a xlink:type="simple" xlink:href="#__RefHeading__12600_147306980" text:style-name="Index_20_Link" text:visited-style-name="Index_20_Link">Data Classes (CBTreeArray and CBTreeKeySort)<text:tab/>18</text:a></text:p>
          <text:p text:style-name="P1363"><text:a xlink:type="simple" xlink:href="#__RefHeading__7938_1499495845" text:style-name="Index_20_Link" text:visited-style-name="Index_20_Link">CBTreeArray<text:tab/>19</text:a></text:p>
          <text:p text:style-name="P1363"><text:a xlink:type="simple" xlink:href="#__RefHeading__12194_147306980" text:style-name="Index_20_Link" text:visited-style-name="Index_20_Link">CBTreeKeySort<text:tab/>20</text:a></text:p>
          <text:p text:style-name="P1362"><text:a xlink:type="simple" xlink:href="#__RefHeading__122_1269792762" text:style-name="Index_20_Link" text:visited-style-name="Index_20_Link">Base Class (CBTreeBase)<text:tab/>20</text:a></text:p>
          <text:p text:style-name="P1363"><text:a xlink:type="simple" xlink:href="#__RefHeading__17351_1839654271" text:style-name="Index_20_Link" text:visited-style-name="Index_20_Link">Node Descriptor<text:tab/>21</text:a></text:p>
          <text:p text:style-name="P1363"><text:a xlink:type="simple" xlink:href="#__RefHeading__17353_1839654271" text:style-name="Index_20_Link" text:visited-style-name="Index_20_Link">Maintenance Vector<text:tab/>22</text:a></text:p>
          <text:p text:style-name="P1363"><text:a xlink:type="simple" xlink:href="#__RefHeading__25079_2106829580" text:style-name="Index_20_Link" text:visited-style-name="Index_20_Link">Serial Vector Pool<text:tab/>22</text:a></text:p>
          <text:p text:style-name="P1362"><text:a xlink:type="simple" xlink:href="#__RefHeading__1733_1480809614" text:style-name="Index_20_Link" text:visited-style-name="Index_20_Link">Super Class (CBTreeSuper)<text:tab/>24</text:a></text:p>
          <text:p text:style-name="P1363"><text:a xlink:type="simple" xlink:href="#__RefHeading__2750_2002835030" text:style-name="Index_20_Link" text:visited-style-name="Index_20_Link">Pools (Technical Reference)<text:tab/>24</text:a></text:p>
          <text:p text:style-name="P1363"><text:a xlink:type="simple" xlink:href="#__RefHeading__11997_1839654271" text:style-name="Index_20_Link" text:visited-style-name="Index_20_Link">create_dataPool ()<text:tab/>25</text:a></text:p>
          <text:p text:style-name="P1362"><text:a xlink:type="simple" xlink:href="#__RefHeading__4023_381094759" text:style-name="Index_20_Link" text:visited-style-name="Index_20_Link">Interface Classes<text:tab/>26</text:a></text:p>
          <text:p text:style-name="P1363"><text:a xlink:type="simple" xlink:href="#__RefHeading__126_1269792762" text:style-name="Index_20_Link" text:visited-style-name="Index_20_Link">Interface Class (CBTreeIf)<text:tab/>26</text:a></text:p>
          <text:p text:style-name="P1363"><text:a xlink:type="simple" xlink:href="#__RefHeading__128_1269792762" text:style-name="Index_20_Link" text:visited-style-name="Index_20_Link">Data Interface Classes (CBTree*DataIf)<text:tab/>27</text:a></text:p>
          <text:p text:style-name="P1361"><text:a xlink:type="simple" xlink:href="#__RefHeading__2855_1647716225" text:style-name="Index_20_Link" text:visited-style-name="Index_20_Link">Scalability Methods<text:tab/>27</text:a></text:p>
          <text:p text:style-name="P1362"><text:a xlink:type="simple" xlink:href="#__RefHeading__2719_1647716225" text:style-name="Index_20_Link" text:visited-style-name="Index_20_Link">Virtual Base Class Methods<text:tab/>27</text:a></text:p>
          <text:p text:style-name="P1363"><text:a xlink:type="simple" xlink:href="#__RefHeading__4017_381094759" text:style-name="Index_20_Link" text:visited-style-name="Index_20_Link">determine_position ()<text:tab/>27</text:a></text:p>
          <text:p text:style-name="P1363"><text:a xlink:type="simple" xlink:href="#__RefHeading__4019_381094759" text:style-name="Index_20_Link" text:visited-style-name="Index_20_Link">generate_prev_position () and generate_next_position ()<text:tab/>29</text:a></text:p>
          <text:p text:style-name="P1363"><text:a xlink:type="simple" xlink:href="#__RefHeading__4021_381094759" text:style-name="Index_20_Link" text:visited-style-name="Index_20_Link">find_next_sub_pos ()<text:tab/>29</text:a></text:p>
          <text:p text:style-name="P1362"><text:a xlink:type="simple" xlink:href="#__RefHeading__2785_1647716225" text:style-name="Index_20_Link" text:visited-style-name="Index_20_Link">Methods Utilising Pools<text:tab/>30</text:a></text:p>
          <text:p text:style-name="P1363"><text:a xlink:type="simple" xlink:href="#__RefHeading__2759_1891390713" text:style-name="Index_20_Link" text:visited-style-name="Index_20_Link">rebuild_node ()<text:tab/>31</text:a></text:p>
          <text:p text:style-name="P1362"><text:a xlink:type="simple" xlink:href="#__RefHeading__3142_1376309923" text:style-name="Index_20_Link" text:visited-style-name="Index_20_Link">Optional Pool Utilisation Methods<text:tab/>32</text:a></text:p>
          <text:p text:style-name="P1363"><text:a xlink:type="simple" xlink:href="#__RefHeading__2761_1891390713" text:style-name="Index_20_Link" text:visited-style-name="Index_20_Link">convert_pos_to_container_pos ()<text:tab/>32</text:a></text:p>
          <text:p text:style-name="P1361"><text:a xlink:type="simple" xlink:href="#__RefHeading__130_1269792762" text:style-name="Index_20_Link" text:visited-style-name="Index_20_Link">Template Parameters<text:tab/>33</text:a></text:p>
          <text:p text:style-name="P1362"><text:a xlink:type="simple" xlink:href="#__RefHeading__1941_1480809614" text:style-name="Index_20_Link" text:visited-style-name="Index_20_Link">Data Type (_t_data)<text:tab/>33</text:a></text:p>
          <text:p text:style-name="P1362"><text:a xlink:type="simple" xlink:href="#__RefHeading__132_1269792762" text:style-name="Index_20_Link" text:visited-style-name="Index_20_Link">Address Type (_t_sizetype)<text:tab/>33</text:a></text:p>
          <text:p text:style-name="P1362"><text:a xlink:type="simple" xlink:href="#__RefHeading__1943_1480809614" text:style-name="Index_20_Link" text:visited-style-name="Index_20_Link">Node Iterator Type (_t_nodeiter)<text:tab/>34</text:a></text:p>
          <text:p text:style-name="P1362"><text:a xlink:type="simple" xlink:href="#__RefHeading__1945_1480809614" text:style-name="Index_20_Link" text:visited-style-name="Index_20_Link">Sub-Node Iterator Type (_t_subnodeiter)<text:tab/>34</text:a></text:p>
          <text:p text:style-name="P1362"><text:a xlink:type="simple" xlink:href="#__RefHeading__134_1269792762" text:style-name="Index_20_Link" text:visited-style-name="Index_20_Link">Data Layer (_t_datalayer)<text:tab/>35</text:a></text:p>
          <text:p text:style-name="P1363"><text:a xlink:type="simple" xlink:href="#__RefHeading__138_1269792762" text:style-name="Index_20_Link" text:visited-style-name="Index_20_Link">Data Layer Properties (_t_datalayerproperties)<text:tab/>35</text:a></text:p>
          <text:p text:style-name="P1362"><text:a xlink:type="simple" xlink:href="#__RefHeading__652_2075259389" text:style-name="Index_20_Link" text:visited-style-name="Index_20_Link">Internal Position Template Parameter (_ti_pos)<text:tab/>36</text:a></text:p>
          <text:p text:style-name="P1362"><text:a xlink:type="simple" xlink:href="#__RefHeading__140_1269792762" text:style-name="Index_20_Link" text:visited-style-name="Index_20_Link">CBTreeArray Position Template Parameter (CBTreeArrayPos &lt;_t_sizetype&gt;)<text:tab/>36</text:a></text:p>
          <text:p text:style-name="P1362"><text:a xlink:type="simple" xlink:href="#__RefHeading__142_1269792762" text:style-name="Index_20_Link" text:visited-style-name="Index_20_Link">CBTreeKeySort Position Template Parameter (CBTreeKeySortPos &lt;_t_sizetype, _t_key&gt;)<text:tab/>36</text:a></text:p>
          <text:p text:style-name="P1363"><text:a xlink:type="simple" xlink:href="#__RefHeading__1983_1480809614" text:style-name="Index_20_Link" text:visited-style-name="Index_20_Link">Key Type (_t_key)<text:tab/>37</text:a></text:p>
          <text:p text:style-name="P1361"><text:a xlink:type="simple" xlink:href="#__RefHeading__144_1269792762" text:style-name="Index_20_Link" text:visited-style-name="Index_20_Link">Application Classes<text:tab/>37</text:a></text:p>
          <text:p text:style-name="P1362"><text:a xlink:type="simple" xlink:href="#__RefHeading__148_1269792762" text:style-name="Index_20_Link" text:visited-style-name="Index_20_Link">Application Specific Key Sort Classes<text:tab/>38</text:a></text:p>
          <text:p text:style-name="P1363"><text:a xlink:type="simple" xlink:href="#__RefHeading__3579_1442666128" text:style-name="Index_20_Link" text:visited-style-name="Index_20_Link">comp ()<text:tab/>38</text:a></text:p>
          <text:p text:style-name="P1391"><text:a xlink:type="simple" xlink:href="#__RefHeading__8656_2053073568" text:style-name="Index_20_Link" text:visited-style-name="Index_20_Link">Default comp () addendum<text:tab/>39</text:a></text:p>
          <text:p text:style-name="P1363"><text:a xlink:type="simple" xlink:href="#__RefHeading__3581_1442666128" text:style-name="Index_20_Link" text:visited-style-name="Index_20_Link">extract_key ()<text:tab/>39</text:a></text:p>
          <text:p text:style-name="P1391"><text:soft-page-break/><text:a xlink:type="simple" xlink:href="#__RefHeading__11949_635377009" text:style-name="Index_20_Link" text:visited-style-name="Index_20_Link">extract_key () addendum<text:tab/>40</text:a></text:p>
          <text:p text:style-name="P1361"><text:a xlink:type="simple" xlink:href="#__RefHeading__3825_1702045846" text:style-name="Index_20_Link" text:visited-style-name="Index_20_Link">What are b-tree classes incapable of?<text:tab/>41</text:a></text:p>
          <text:p text:style-name="P1362"><text:a xlink:type="simple" xlink:href="#__RefHeading__4337_897436202" text:style-name="Index_20_Link" text:visited-style-name="Index_20_Link">Concurrent Accesses<text:tab/>41</text:a></text:p>
          <text:p text:style-name="P1362"><text:a xlink:type="simple" xlink:href="#__RefHeading__4339_897436202" text:style-name="Index_20_Link" text:visited-style-name="Index_20_Link">Re-entrance<text:tab/>42</text:a></text:p>
          <text:p text:style-name="P1361"><text:a xlink:type="simple" xlink:href="#__RefHeading__2197_1893551101" text:style-name="Index_20_Link" text:visited-style-name="Index_20_Link">Data Layer<text:tab/>43</text:a></text:p>
          <text:p text:style-name="P1362"><text:a xlink:type="simple" xlink:href="#__RefHeading__29589_1179839720" text:style-name="Index_20_Link" text:visited-style-name="Index_20_Link">Linear Data Layer Model<text:tab/>43</text:a></text:p>
          <text:p text:style-name="P1362"><text:a xlink:type="simple" xlink:href="#__RefHeading__15792_2086056231" text:style-name="Index_20_Link" text:visited-style-name="Index_20_Link">Block Data Layer Model<text:tab/>44</text:a></text:p>
          <text:p text:style-name="P1363"><text:a xlink:type="simple" xlink:href="#__RefHeading__23984_1179839720" text:style-name="Index_20_Link" text:visited-style-name="Index_20_Link">List of Base Class Methods Potentially Causing a Re-Allocation<text:tab/>46</text:a></text:p>
          <text:p text:style-name="P1362"><text:a xlink:type="simple" xlink:href="#__RefHeading___Toc28800_465577555" text:style-name="Index_20_Link" text:visited-style-name="Index_20_Link">Pools<text:tab/>47</text:a></text:p>
          <text:p text:style-name="P1362"><text:a xlink:type="simple" xlink:href="#__RefHeading__7771_1708703198" text:style-name="Index_20_Link" text:visited-style-name="Index_20_Link">Data Layer Types List<text:tab/>47</text:a></text:p>
          <text:p text:style-name="P1362"><text:a xlink:type="simple" xlink:href="#__RefHeading__136_1269792762" text:style-name="Index_20_Link" text:visited-style-name="Index_20_Link">Data Layer IO Template Parameters<text:tab/>49</text:a></text:p>
          <text:p text:style-name="P1363"><text:a xlink:type="simple" xlink:href="#__RefHeading__12261_1708703198" text:style-name="Index_20_Link" text:visited-style-name="Index_20_Link">_t_nodeiter<text:tab/>49</text:a></text:p>
          <text:p text:style-name="P1363"><text:a xlink:type="simple" xlink:href="#__RefHeading__12263_1708703198" text:style-name="Index_20_Link" text:visited-style-name="Index_20_Link">_t_subnodeiter<text:tab/>49</text:a></text:p>
          <text:p text:style-name="P1363"><text:a xlink:type="simple" xlink:href="#__RefHeading__12265_1708703198" text:style-name="Index_20_Link" text:visited-style-name="Index_20_Link">_t_addresstype<text:tab/>49</text:a></text:p>
          <text:p text:style-name="P1363"><text:a xlink:type="simple" xlink:href="#__RefHeading__12267_1708703198" text:style-name="Index_20_Link" text:visited-style-name="Index_20_Link">_t_offsettype<text:tab/>50</text:a></text:p>
          <text:p text:style-name="P1362"><text:a xlink:type="simple" xlink:href="#__RefHeading___Toc46923_465577555" text:style-name="Index_20_Link" text:visited-style-name="Index_20_Link">Data Layer Interface Methods<text:tab/>50</text:a></text:p>
          <text:p text:style-name="P1363"><text:a xlink:type="simple" xlink:href="#__RefHeading__15166_1708703198" text:style-name="Index_20_Link" text:visited-style-name="Index_20_Link">CBTreeIO Data Layer Constructor<text:tab/>50</text:a></text:p>
          <text:p text:style-name="P1363"><text:a xlink:type="simple" xlink:href="#__RefHeading__13233_1708703198" text:style-name="Index_20_Link" text:visited-style-name="Index_20_Link">get_pooledData ()<text:tab/>51</text:a></text:p>
          <text:p text:style-name="P1363"><text:a xlink:type="simple" xlink:href="#__RefHeading__13241_1708703198" text:style-name="Index_20_Link" text:visited-style-name="Index_20_Link">insert_dataIntoPool ()<text:tab/>52</text:a></text:p>
          <text:p text:style-name="P1363"><text:a xlink:type="simple" xlink:href="#__RefHeading__13243_1708703198" text:style-name="Index_20_Link" text:visited-style-name="Index_20_Link">set_size ()<text:tab/>53</text:a></text:p>
          <text:p text:style-name="P1363"><text:a xlink:type="simple" xlink:href="#__RefHeading__13245_1708703198" text:style-name="Index_20_Link" text:visited-style-name="Index_20_Link">unload ()<text:tab/>54</text:a></text:p>
          <text:p text:style-name="P1363"><text:a xlink:type="simple" xlink:href="#__RefHeading___Toc46165_465577555" text:style-name="Index_20_Link" text:visited-style-name="Index_20_Link">set_root_node ()<text:tab/>54</text:a></text:p>
          <text:p text:style-name="P1363"><text:a xlink:type="simple" xlink:href="#__RefHeading___Toc35266_465577555" text:style-name="Index_20_Link" text:visited-style-name="Index_20_Link">terminate_access ()<text:tab/>55</text:a></text:p>
          <text:p text:style-name="P1363"><text:a xlink:type="simple" xlink:href="#__RefHeading__13255_1708703198" text:style-name="Index_20_Link" text:visited-style-name="Index_20_Link">showdump ()<text:tab/>55</text:a></text:p>
          <text:p text:style-name="P1362"><text:a xlink:type="simple" xlink:href="#__RefHeading__3144_1376309923" text:style-name="Index_20_Link" text:visited-style-name="Index_20_Link">Data Layer Base Class Methods<text:tab/>56</text:a></text:p>
          <text:p text:style-name="P1363"><text:a xlink:type="simple" xlink:href="#__RefHeading__13221_1708703198" text:style-name="Index_20_Link" text:visited-style-name="Index_20_Link">CBTreeIO Base Constructor<text:tab/>56</text:a></text:p>
          <text:p text:style-name="P1363"><text:a xlink:type="simple" xlink:href="#__RefHeading___Toc49119_465577555" text:style-name="Index_20_Link" text:visited-style-name="Index_20_Link">CBTreeIO::setup ()<text:tab/>57</text:a></text:p>
          <text:p text:style-name="P1363"><text:a xlink:type="simple" xlink:href="#__RefHeading___Toc47657_465577555" text:style-name="Index_20_Link" text:visited-style-name="Index_20_Link">unload_from_cache ()<text:tab/>58</text:a></text:p>
          <text:p text:style-name="P1363"><text:a xlink:type="simple" xlink:href="#__RefHeading___Toc47661_465577555" text:style-name="Index_20_Link" text:visited-style-name="Index_20_Link">set_cacheFreeze ()<text:tab/>59</text:a></text:p>
          <text:p text:style-name="P1363"><text:a xlink:type="simple" xlink:href="#__RefHeading__13251_1708703198" text:style-name="Index_20_Link" text:visited-style-name="Index_20_Link">is_dataCached ()<text:tab/>60</text:a></text:p>
          <text:p text:style-name="P1363"><text:a xlink:type="simple" xlink:href="#__RefHeading__13223_1708703198" text:style-name="Index_20_Link" text:visited-style-name="Index_20_Link">get_maxNodes ()<text:tab/>60</text:a></text:p>
          <text:p text:style-name="P1363"><text:a xlink:type="simple" xlink:href="#__RefHeading___Toc46927_465577555" text:style-name="Index_20_Link" text:visited-style-name="Index_20_Link">get_pool_entry_size ()<text:tab/>61</text:a></text:p>
          <text:p text:style-name="P1363"><text:a xlink:type="simple" xlink:href="#__RefHeading__28883_1179839720" text:style-name="Index_20_Link" text:visited-style-name="Index_20_Link">get_pool_total_size ()<text:tab/>61</text:a></text:p>
          <text:p text:style-name="P1362"><text:a xlink:type="simple" xlink:href="#__RefHeading___Toc49851_465577555" text:style-name="Index_20_Link" text:visited-style-name="Index_20_Link">Data Layer Linear Class Methods<text:tab/>62</text:a></text:p>
          <text:p text:style-name="P1363"><text:a xlink:type="simple" xlink:href="#__RefHeading___Toc49853_465577555" text:style-name="Index_20_Link" text:visited-style-name="Index_20_Link">Constructor<text:tab/>62</text:a></text:p>
          <text:p text:style-name="P1363"><text:a xlink:type="simple" xlink:href="#__RefHeading___Toc49855_465577555" text:style-name="Index_20_Link" text:visited-style-name="Index_20_Link">get_node_base ()<text:tab/>63</text:a></text:p>
          <text:p text:style-name="P1362"><text:a xlink:type="simple" xlink:href="#__RefHeading___Toc49857_465577555" text:style-name="Index_20_Link" text:visited-style-name="Index_20_Link">Data Layer Block Class Methods<text:tab/>63</text:a></text:p>
          <text:p text:style-name="P1363"><text:a xlink:type="simple" xlink:href="#__RefHeading___Toc49859_465577555" text:style-name="Index_20_Link" text:visited-style-name="Index_20_Link">Constructor<text:tab/>64</text:a></text:p>
          <text:p text:style-name="P1363"><text:a xlink:type="simple" xlink:href="#__RefHeading___Toc49861_465577555" text:style-name="Index_20_Link" text:visited-style-name="Index_20_Link">get_dataAlignment ()<text:tab/>64</text:a></text:p>
          <text:p text:style-name="P1363"><text:a xlink:type="simple" xlink:href="#__RefHeading__13227_1708703198" text:style-name="Index_20_Link" text:visited-style-name="Index_20_Link">get_alignedOffset ()<text:tab/>65</text:a></text:p>
          <text:p text:style-name="P1363"><text:a xlink:type="simple" xlink:href="#__RefHeading___Toc49863_465577555" text:style-name="Index_20_Link" text:visited-style-name="Index_20_Link">get_blockAddress ()<text:tab/>65</text:a></text:p>
          <text:p text:style-name="P1363"><text:a xlink:type="simple" xlink:href="#__RefHeading___Toc49865_465577555" text:style-name="Index_20_Link" text:visited-style-name="Index_20_Link">get_poolOffset ()<text:tab/>66</text:a></text:p>
          <text:p text:style-name="P1363"><text:a xlink:type="simple" xlink:href="#__RefHeading___Toc49867_465577555" text:style-name="Index_20_Link" text:visited-style-name="Index_20_Link">get_nodeAddress ()<text:tab/>67</text:a></text:p>
          <text:p text:style-name="P1363"><text:a xlink:type="simple" xlink:href="#__RefHeading___Toc49869_465577555" text:style-name="Index_20_Link" text:visited-style-name="Index_20_Link">get_per_node_pool_offset ()<text:tab/>67</text:a></text:p>
          <text:p text:style-name="P1363"><text:a xlink:type="simple" xlink:href="#__RefHeading___Toc49871_465577555" text:style-name="Index_20_Link" text:visited-style-name="Index_20_Link">get_pool_address ()<text:tab/>68</text:a></text:p>
          <text:p text:style-name="P1363"><text:a xlink:type="simple" xlink:href="#__RefHeading___Toc49873_465577555" text:style-name="Index_20_Link" text:visited-style-name="Index_20_Link">generate_pool_offsets ()<text:tab/>68</text:a></text:p>
          <text:p text:style-name="P1363"><text:a xlink:type="simple" xlink:href="#__RefHeading___Toc49875_465577555" text:style-name="Index_20_Link" text:visited-style-name="Index_20_Link">realloc_descriptor_vector ()<text:tab/>69</text:a></text:p>
          <text:p text:style-name="P1363"><text:a xlink:type="simple" xlink:href="#__RefHeading___Toc49877_465577555" text:style-name="Index_20_Link" text:visited-style-name="Index_20_Link">convert_node_to_descriptor ()<text:tab/>70</text:a></text:p>
          <text:p text:style-name="P1363"><text:a xlink:type="simple" xlink:href="#__RefHeading___Toc49879_465577555" text:style-name="Index_20_Link" text:visited-style-name="Index_20_Link">increment_access_counter ()<text:tab/>70</text:a></text:p>
          <text:p text:style-name="P1362"><text:a xlink:type="simple" xlink:href="#__RefHeading___Toc49881_465577555" text:style-name="Index_20_Link" text:visited-style-name="Index_20_Link">RAM Data Layer Methods<text:tab/>71</text:a></text:p>
          <text:p text:style-name="P1363"><text:a xlink:type="simple" xlink:href="#__RefHeading___Toc49883_465577555" text:style-name="Index_20_Link" text:visited-style-name="Index_20_Link">Constructor ()<text:tab/>71</text:a></text:p>
          <text:p text:style-name="P1362"><text:a xlink:type="simple" xlink:href="#__RefHeading___Toc49885_465577555" text:style-name="Index_20_Link" text:visited-style-name="Index_20_Link">File Data Layer Class Methods<text:tab/>72</text:a></text:p>
          <text:p text:style-name="P1363"><text:soft-page-break/><text:a xlink:type="simple" xlink:href="#__RefHeading___Toc49887_465577555" text:style-name="Index_20_Link" text:visited-style-name="Index_20_Link">Constructors<text:tab/>72</text:a></text:p>
          <text:p text:style-name="P1363"><text:a xlink:type="simple" xlink:href="#__RefHeading___Toc49889_465577555" text:style-name="Index_20_Link" text:visited-style-name="Index_20_Link">init_mapping ()<text:tab/>73</text:a></text:p>
          <text:p text:style-name="P1363"><text:a xlink:type="simple" xlink:href="#__RefHeading___Toc49891_465577555" text:style-name="Index_20_Link" text:visited-style-name="Index_20_Link">exit_mapping ()<text:tab/>73</text:a></text:p>
          <text:p text:style-name="P1363"><text:a xlink:type="simple" xlink:href="#__RefHeading___Toc49893_465577555" text:style-name="Index_20_Link" text:visited-style-name="Index_20_Link">map_descriptor ()<text:tab/>74</text:a></text:p>
          <text:p text:style-name="P1363"><text:a xlink:type="simple" xlink:href="#__RefHeading___Toc49895_465577555" text:style-name="Index_20_Link" text:visited-style-name="Index_20_Link">unmap_descriptor ()<text:tab/>74</text:a></text:p>
          <text:p text:style-name="P1363"><text:a xlink:type="simple" xlink:href="#__RefHeading___Toc49897_465577555" text:style-name="Index_20_Link" text:visited-style-name="Index_20_Link">unmap_all_descriptors ()<text:tab/>75</text:a></text:p>
          <text:p text:style-name="P1362"><text:a xlink:type="simple" xlink:href="#__RefHeading__3146_1376309923" text:style-name="Index_20_Link" text:visited-style-name="Index_20_Link">Data Layer Properties<text:tab/>76</text:a></text:p>
          <text:p text:style-name="P1360"><text:a xlink:type="simple" xlink:href="#__RefHeading__154_1269792762" text:style-name="Index_20_Link" text:visited-style-name="Index_20_Link">API Reference Guide<text:tab/>76</text:a></text:p>
          <text:p text:style-name="P1361"><text:a xlink:type="simple" xlink:href="#__RefHeading__1530_1677005904" text:style-name="Index_20_Link" text:visited-style-name="Index_20_Link">CBTree API<text:tab/>76</text:a></text:p>
          <text:p text:style-name="P1362"><text:a xlink:type="simple" xlink:href="#__RefHeading__17355_1839654271" text:style-name="Index_20_Link" text:visited-style-name="Index_20_Link">CBTreeBase Constructor<text:tab/>77</text:a></text:p>
          <text:p text:style-name="P1362"><text:a xlink:type="simple" xlink:href="#__RefHeading__1532_1677005904" text:style-name="Index_20_Link" text:visited-style-name="Index_20_Link">get_perfCtrs ()<text:tab/>78</text:a></text:p>
          <text:p text:style-name="P1362"><text:a xlink:type="simple" xlink:href="#__RefHeading__1534_1677005904" text:style-name="Index_20_Link" text:visited-style-name="Index_20_Link">empty ()<text:tab/>80</text:a></text:p>
          <text:p text:style-name="P1362"><text:a xlink:type="simple" xlink:href="#__RefHeading__1536_1677005904" text:style-name="Index_20_Link" text:visited-style-name="Index_20_Link">size ()<text:tab/>80</text:a></text:p>
          <text:p text:style-name="P1362"><text:a xlink:type="simple" xlink:href="#__RefHeading__1538_1677005904" text:style-name="Index_20_Link" text:visited-style-name="Index_20_Link">clear ()<text:tab/>81</text:a></text:p>
          <text:p text:style-name="P1362"><text:a xlink:type="simple" xlink:href="#__RefHeading__14598_1800758390" text:style-name="Index_20_Link" text:visited-style-name="Index_20_Link">cbegin ()<text:tab/>81</text:a></text:p>
          <text:p text:style-name="P1362"><text:a xlink:type="simple" xlink:href="#__RefHeading__14600_1800758390" text:style-name="Index_20_Link" text:visited-style-name="Index_20_Link">cend ()<text:tab/>82</text:a></text:p>
          <text:p text:style-name="P1362"><text:a xlink:type="simple" xlink:href="#__RefHeading__14602_1800758390" text:style-name="Index_20_Link" text:visited-style-name="Index_20_Link">crbegin ()<text:tab/>82</text:a></text:p>
          <text:p text:style-name="P1362"><text:a xlink:type="simple" xlink:href="#__RefHeading__14604_1800758390" text:style-name="Index_20_Link" text:visited-style-name="Index_20_Link">crend ()<text:tab/>83</text:a></text:p>
          <text:p text:style-name="P1362"><text:a xlink:type="simple" xlink:href="#__RefHeading__1540_1677005904" text:style-name="Index_20_Link" text:visited-style-name="Index_20_Link">unload ()<text:tab/>83</text:a></text:p>
          <text:p text:style-name="P1362"><text:a xlink:type="simple" xlink:href="#__RefHeading__1542_1677005904" text:style-name="Index_20_Link" text:visited-style-name="Index_20_Link">test_integrity ()<text:tab/>84</text:a></text:p>
          <text:p text:style-name="P1362"><text:a xlink:type="simple" xlink:href="#__RefHeading__1544_1677005904" text:style-name="Index_20_Link" text:visited-style-name="Index_20_Link">show_integrity ()<text:tab/>85</text:a></text:p>
          <text:p text:style-name="P1362"><text:a xlink:type="simple" xlink:href="#__RefHeading__5421_161159794" text:style-name="Index_20_Link" text:visited-style-name="Index_20_Link">showdata ()<text:tab/>86</text:a></text:p>
          <text:p text:style-name="P1361"><text:a xlink:type="simple" xlink:href="#__RefHeading__156_1269792762" text:style-name="Index_20_Link" text:visited-style-name="Index_20_Link">CBTreeArray API<text:tab/>87</text:a></text:p>
          <text:p text:style-name="P1362"><text:a xlink:type="simple" xlink:href="#__RefHeading__9841_161159794" text:style-name="Index_20_Link" text:visited-style-name="Index_20_Link">CBTreeArray Constructor<text:tab/>87</text:a></text:p>
          <text:p text:style-name="P1362"><text:a xlink:type="simple" xlink:href="#__RefHeading__11951_635377009" text:style-name="Index_20_Link" text:visited-style-name="Index_20_Link">at ()<text:tab/>88</text:a></text:p>
          <text:p text:style-name="P1362"><text:a xlink:type="simple" xlink:href="#__RefHeading__11953_635377009" text:style-name="Index_20_Link" text:visited-style-name="Index_20_Link">front ()<text:tab/>88</text:a></text:p>
          <text:p text:style-name="P1362"><text:a xlink:type="simple" xlink:href="#__RefHeading__11955_635377009" text:style-name="Index_20_Link" text:visited-style-name="Index_20_Link">back ()<text:tab/>89</text:a></text:p>
          <text:p text:style-name="P1362"><text:a xlink:type="simple" xlink:href="#__RefHeading__11957_635377009" text:style-name="Index_20_Link" text:visited-style-name="Index_20_Link">assign ()<text:tab/>89</text:a></text:p>
          <text:p text:style-name="P1362"><text:a xlink:type="simple" xlink:href="#__RefHeading__11959_635377009" text:style-name="Index_20_Link" text:visited-style-name="Index_20_Link">push_back ()<text:tab/>90</text:a></text:p>
          <text:p text:style-name="P1362"><text:a xlink:type="simple" xlink:href="#__RefHeading__11961_635377009" text:style-name="Index_20_Link" text:visited-style-name="Index_20_Link">pop_back ()<text:tab/>91</text:a></text:p>
          <text:p text:style-name="P1362"><text:a xlink:type="simple" xlink:href="#__RefHeading__11963_635377009" text:style-name="Index_20_Link" text:visited-style-name="Index_20_Link">insert ()<text:tab/>91</text:a></text:p>
          <text:p text:style-name="P1362"><text:a xlink:type="simple" xlink:href="#__RefHeading__11965_635377009" text:style-name="Index_20_Link" text:visited-style-name="Index_20_Link">erase ()<text:tab/>93</text:a></text:p>
          <text:p text:style-name="P1362"><text:a xlink:type="simple" xlink:href="#__RefHeading__11967_635377009" text:style-name="Index_20_Link" text:visited-style-name="Index_20_Link">swap ()<text:tab/>93</text:a></text:p>
          <text:p text:style-name="P1362"><text:a xlink:type="simple" xlink:href="#__RefHeading__1546_1677005904" text:style-name="Index_20_Link" text:visited-style-name="Index_20_Link">insert_at ()<text:tab/>94</text:a></text:p>
          <text:p text:style-name="P1362"><text:a xlink:type="simple" xlink:href="#__RefHeading__11969_635377009" text:style-name="Index_20_Link" text:visited-style-name="Index_20_Link">replace_at ()<text:tab/>95</text:a></text:p>
          <text:p text:style-name="P1362"><text:a xlink:type="simple" xlink:href="#__RefHeading__1548_1677005904" text:style-name="Index_20_Link" text:visited-style-name="Index_20_Link">remove_at ()<text:tab/>95</text:a></text:p>
          <text:p text:style-name="P1362"><text:a xlink:type="simple" xlink:href="#__RefHeading__1554_1677005904" text:style-name="Index_20_Link" text:visited-style-name="Index_20_Link">serialize ()<text:tab/>96</text:a></text:p>
          <text:p text:style-name="P1362"><text:a xlink:type="simple" xlink:href="#__RefHeading__1558_1677005904" text:style-name="Index_20_Link" text:visited-style-name="Index_20_Link">operator=<text:tab/>97</text:a></text:p>
          <text:p text:style-name="P1362"><text:a xlink:type="simple" xlink:href="#__RefHeading__1562_1677005904" text:style-name="Index_20_Link" text:visited-style-name="Index_20_Link">operator[]<text:tab/>98</text:a></text:p>
          <text:p text:style-name="P1362"><text:a xlink:type="simple" xlink:href="#__RefHeading__9843_161159794" text:style-name="Index_20_Link" text:visited-style-name="Index_20_Link">CBTreeArraySubscriptAccessWrapper<text:tab/>99</text:a></text:p>
          <text:p text:style-name="P1363"><text:a xlink:type="simple" xlink:href="#__RefHeading__9845_161159794" text:style-name="Index_20_Link" text:visited-style-name="Index_20_Link">CBTreeArraySubscriptAccessWrapper Constructor<text:tab/>99</text:a></text:p>
          <text:p text:style-name="P1363"><text:a xlink:type="simple" xlink:href="#__RefHeading__9847_161159794" text:style-name="Index_20_Link" text:visited-style-name="Index_20_Link">operator=<text:tab/>99</text:a></text:p>
          <text:p text:style-name="P1363"><text:a xlink:type="simple" xlink:href="#__RefHeading__9849_161159794" text:style-name="Index_20_Link" text:visited-style-name="Index_20_Link">operator const _t_data &amp;<text:tab/>100</text:a></text:p>
          <text:p text:style-name="P1361"><text:a xlink:type="simple" xlink:href="#__RefHeading__158_1269792762" text:style-name="Index_20_Link" text:visited-style-name="Index_20_Link">CBTreeKeySort API<text:tab/>101</text:a></text:p>
          <text:p text:style-name="P1362"><text:a xlink:type="simple" xlink:href="#__RefHeading__5237_184873616" text:style-name="Index_20_Link" text:visited-style-name="Index_20_Link">CBTreeKeySort Constructor<text:tab/>101</text:a></text:p>
          <text:p text:style-name="P1362"><text:a xlink:type="simple" xlink:href="#__RefHeading__9615_200604027" text:style-name="Index_20_Link" text:visited-style-name="Index_20_Link">insert ()<text:tab/>101</text:a></text:p>
          <text:p text:style-name="P1362"><text:a xlink:type="simple" xlink:href="#__RefHeading__9617_200604027" text:style-name="Index_20_Link" text:visited-style-name="Index_20_Link">erase ()<text:tab/>102</text:a></text:p>
          <text:p text:style-name="P1362"><text:a xlink:type="simple" xlink:href="#__RefHeading__9619_200604027" text:style-name="Index_20_Link" text:visited-style-name="Index_20_Link">swap ()<text:tab/>103</text:a></text:p>
          <text:p text:style-name="P1362"><text:a xlink:type="simple" xlink:href="#__RefHeading__9621_200604027" text:style-name="Index_20_Link" text:visited-style-name="Index_20_Link">find ()<text:tab/>104</text:a></text:p>
          <text:p text:style-name="P1362"><text:a xlink:type="simple" xlink:href="#__RefHeading__9625_200604027" text:style-name="Index_20_Link" text:visited-style-name="Index_20_Link">lower_bound ()<text:tab/>104</text:a></text:p>
          <text:p text:style-name="P1362"><text:a xlink:type="simple" xlink:href="#__RefHeading__9627_200604027" text:style-name="Index_20_Link" text:visited-style-name="Index_20_Link">upper_bound ()<text:tab/>105</text:a></text:p>
          <text:p text:style-name="P1362"><text:a xlink:type="simple" xlink:href="#__RefHeading__9629_200604027" text:style-name="Index_20_Link" text:visited-style-name="Index_20_Link">get_prev_key ()<text:tab/>105</text:a></text:p>
          <text:p text:style-name="P1362"><text:soft-page-break/><text:a xlink:type="simple" xlink:href="#__RefHeading__9631_200604027" text:style-name="Index_20_Link" text:visited-style-name="Index_20_Link">get_next_key ()<text:tab/>106</text:a></text:p>
          <text:p text:style-name="P1362"><text:a xlink:type="simple" xlink:href="#__RefHeading__1564_1677005904" text:style-name="Index_20_Link" text:visited-style-name="Index_20_Link">insert_tb ()<text:tab/>107</text:a></text:p>
          <text:p text:style-name="P1362"><text:a xlink:type="simple" xlink:href="#__RefHeading__1566_1677005904" text:style-name="Index_20_Link" text:visited-style-name="Index_20_Link">erase_tb ()<text:tab/>108</text:a></text:p>
          <text:p text:style-name="P1362"><text:a xlink:type="simple" xlink:href="#__RefHeading__1568_1677005904" text:style-name="Index_20_Link" text:visited-style-name="Index_20_Link">get () (key set)<text:tab/>109</text:a></text:p>
          <text:p text:style-name="P1362"><text:a xlink:type="simple" xlink:href="#__RefHeading__6249_53567052" text:style-name="Index_20_Link" text:visited-style-name="Index_20_Link">get () (instance)<text:tab/>110</text:a></text:p>
          <text:p text:style-name="P1362"><text:a xlink:type="simple" xlink:href="#__RefHeading__1570_1677005904" text:style-name="Index_20_Link" text:visited-style-name="Index_20_Link">get_init_pos_of_key ()<text:tab/>110</text:a></text:p>
          <text:p text:style-name="P1362"><text:a xlink:type="simple" xlink:href="#__RefHeading__1572_1677005904" text:style-name="Index_20_Link" text:visited-style-name="Index_20_Link">count ()<text:tab/>111</text:a></text:p>
          <text:p text:style-name="P1362"><text:a xlink:type="simple" xlink:href="#__RefHeading__1574_1677005904" text:style-name="Index_20_Link" text:visited-style-name="Index_20_Link">get_at ()<text:tab/>112</text:a></text:p>
          <text:p text:style-name="P1362"><text:a xlink:type="simple" xlink:href="#__RefHeading__1576_1677005904" text:style-name="Index_20_Link" text:visited-style-name="Index_20_Link">serialize ()<text:tab/>113</text:a></text:p>
          <text:p text:style-name="P1362"><text:a xlink:type="simple" xlink:href="#__RefHeading__1578_1677005904" text:style-name="Index_20_Link" text:visited-style-name="Index_20_Link">operator=<text:tab/>113</text:a></text:p>
          <text:p text:style-name="P1361"><text:a xlink:type="simple" xlink:href="#__RefHeading__26193_200604027" text:style-name="Index_20_Link" text:visited-style-name="Index_20_Link">STL Interchangeable Containers<text:tab/>114</text:a></text:p>
          <text:p text:style-name="P1362"><text:a xlink:type="simple" xlink:href="#__RefHeading__26195_200604027" text:style-name="Index_20_Link" text:visited-style-name="Index_20_Link">CBTreeMap, CBTreeMultiMap, CBTreeSet and CBTreeMultiSet API<text:tab/>115</text:a></text:p>
          <text:p text:style-name="P1363"><text:a xlink:type="simple" xlink:href="#__RefHeading__22314_1800758390" text:style-name="Index_20_Link" text:visited-style-name="Index_20_Link">begin ()<text:tab/>116</text:a></text:p>
          <text:p text:style-name="P1363"><text:a xlink:type="simple" xlink:href="#__RefHeading__14614_1800758390" text:style-name="Index_20_Link" text:visited-style-name="Index_20_Link">end ()<text:tab/>117</text:a></text:p>
          <text:p text:style-name="P1363"><text:a xlink:type="simple" xlink:href="#__RefHeading__14616_1800758390" text:style-name="Index_20_Link" text:visited-style-name="Index_20_Link">rbegin ()<text:tab/>117</text:a></text:p>
          <text:p text:style-name="P1363"><text:a xlink:type="simple" xlink:href="#__RefHeading__14618_1800758390" text:style-name="Index_20_Link" text:visited-style-name="Index_20_Link">rend ()<text:tab/>118</text:a></text:p>
          <text:p text:style-name="P1363"><text:a xlink:type="simple" xlink:href="#__RefHeading__14620_1800758390" text:style-name="Index_20_Link" text:visited-style-name="Index_20_Link">max_size ()<text:tab/>118</text:a></text:p>
          <text:p text:style-name="P1363"><text:a xlink:type="simple" xlink:href="#__RefHeading__32395_1800758390" text:style-name="Index_20_Link" text:visited-style-name="Index_20_Link">erase ()<text:tab/>119</text:a></text:p>
          <text:p text:style-name="P1363"><text:a xlink:type="simple" xlink:href="#__RefHeading__14626_1800758390" text:style-name="Index_20_Link" text:visited-style-name="Index_20_Link">key_comp ()<text:tab/>120</text:a></text:p>
          <text:p text:style-name="P1363"><text:a xlink:type="simple" xlink:href="#__RefHeading__14628_1800758390" text:style-name="Index_20_Link" text:visited-style-name="Index_20_Link">value_comp ()<text:tab/>121</text:a></text:p>
          <text:p text:style-name="P1363"><text:a xlink:type="simple" xlink:href="#__RefHeading__22316_1800758390" text:style-name="Index_20_Link" text:visited-style-name="Index_20_Link">find ()<text:tab/>121</text:a></text:p>
          <text:p text:style-name="P1363"><text:a xlink:type="simple" xlink:href="#__RefHeading__14632_1800758390" text:style-name="Index_20_Link" text:visited-style-name="Index_20_Link">lower_bound ()<text:tab/>122</text:a></text:p>
          <text:p text:style-name="P1363"><text:a xlink:type="simple" xlink:href="#__RefHeading__14634_1800758390" text:style-name="Index_20_Link" text:visited-style-name="Index_20_Link">upper_bound ()<text:tab/>123</text:a></text:p>
          <text:p text:style-name="P1362"><text:a xlink:type="simple" xlink:href="#__RefHeading__32397_1800758390" text:style-name="Index_20_Link" text:visited-style-name="Index_20_Link">CBTreeMap and CBTreeMultiMap<text:tab/>123</text:a></text:p>
          <text:p text:style-name="P1363"><text:a xlink:type="simple" xlink:href="#__RefHeading__32399_1800758390" text:style-name="Index_20_Link" text:visited-style-name="Index_20_Link">extract_key ()<text:tab/>123</text:a></text:p>
          <text:p text:style-name="P1362"><text:a xlink:type="simple" xlink:href="#__RefHeading__20412_1800758390" text:style-name="Index_20_Link" text:visited-style-name="Index_20_Link">CBTreeMap<text:tab/>124</text:a></text:p>
          <text:p text:style-name="P1363"><text:a xlink:type="simple" xlink:href="#__RefHeading__38020_981793909" text:style-name="Index_20_Link" text:visited-style-name="Index_20_Link">Type Definitions<text:tab/>124</text:a></text:p>
          <text:p text:style-name="P1363"><text:a xlink:type="simple" xlink:href="#__RefHeading__14606_1800758390" text:style-name="Index_20_Link" text:visited-style-name="Index_20_Link">Constructor<text:tab/>127</text:a></text:p>
          <text:p text:style-name="P1363"><text:a xlink:type="simple" xlink:href="#__RefHeading__14610_1800758390" text:style-name="Index_20_Link" text:visited-style-name="Index_20_Link">Assignment Operator<text:tab/>128</text:a></text:p>
          <text:p text:style-name="P1363"><text:a xlink:type="simple" xlink:href="#__RefHeading__14622_1800758390" text:style-name="Index_20_Link" text:visited-style-name="Index_20_Link">insert ()<text:tab/>128</text:a></text:p>
          <text:p text:style-name="P1362"><text:a xlink:type="simple" xlink:href="#__RefHeading__26197_200604027" text:style-name="Index_20_Link" text:visited-style-name="Index_20_Link">CBTreeMultiMap<text:tab/>129</text:a></text:p>
          <text:p text:style-name="P1363"><text:a xlink:type="simple" xlink:href="#__RefHeading__38022_981793909" text:style-name="Index_20_Link" text:visited-style-name="Index_20_Link">Type Definitions<text:tab/>130</text:a></text:p>
          <text:p text:style-name="P1363"><text:a xlink:type="simple" xlink:href="#__RefHeading__14636_1800758390" text:style-name="Index_20_Link" text:visited-style-name="Index_20_Link">Constructor<text:tab/>132</text:a></text:p>
          <text:p text:style-name="P1363"><text:a xlink:type="simple" xlink:href="#__RefHeading__14640_1800758390" text:style-name="Index_20_Link" text:visited-style-name="Index_20_Link">Assignment Operator<text:tab/>133</text:a></text:p>
          <text:p text:style-name="P1363"><text:a xlink:type="simple" xlink:href="#__RefHeading__14652_1800758390" text:style-name="Index_20_Link" text:visited-style-name="Index_20_Link">insert ()<text:tab/>134</text:a></text:p>
          <text:p text:style-name="P1362"><text:a xlink:type="simple" xlink:href="#__RefHeading__26199_200604027" text:style-name="Index_20_Link" text:visited-style-name="Index_20_Link">CBTreeSet<text:tab/>135</text:a></text:p>
          <text:p text:style-name="P1363"><text:a xlink:type="simple" xlink:href="#__RefHeading__38024_981793909" text:style-name="Index_20_Link" text:visited-style-name="Index_20_Link">Type Definitions<text:tab/>135</text:a></text:p>
          <text:p text:style-name="P1363"><text:a xlink:type="simple" xlink:href="#__RefHeading__14666_1800758390" text:style-name="Index_20_Link" text:visited-style-name="Index_20_Link">Constructor<text:tab/>138</text:a></text:p>
          <text:p text:style-name="P1363"><text:a xlink:type="simple" xlink:href="#__RefHeading__14668_1800758390" text:style-name="Index_20_Link" text:visited-style-name="Index_20_Link">Assignment Operator<text:tab/>138</text:a></text:p>
          <text:p text:style-name="P1363"><text:a xlink:type="simple" xlink:href="#__RefHeading__14680_1800758390" text:style-name="Index_20_Link" text:visited-style-name="Index_20_Link">insert ()<text:tab/>139</text:a></text:p>
          <text:p text:style-name="P1362"><text:a xlink:type="simple" xlink:href="#__RefHeading__26201_200604027" text:style-name="Index_20_Link" text:visited-style-name="Index_20_Link">CBTreeMultiSet<text:tab/>140</text:a></text:p>
          <text:p text:style-name="P1363"><text:a xlink:type="simple" xlink:href="#__RefHeading__38026_981793909" text:style-name="Index_20_Link" text:visited-style-name="Index_20_Link">Type Definitions<text:tab/>140</text:a></text:p>
          <text:p text:style-name="P1363"><text:a xlink:type="simple" xlink:href="#__RefHeading__14694_1800758390" text:style-name="Index_20_Link" text:visited-style-name="Index_20_Link">Constructor<text:tab/>143</text:a></text:p>
          <text:p text:style-name="P1363"><text:a xlink:type="simple" xlink:href="#__RefHeading__14696_1800758390" text:style-name="Index_20_Link" text:visited-style-name="Index_20_Link">Assignment Operator<text:tab/>144</text:a></text:p>
          <text:p text:style-name="P1363"><text:a xlink:type="simple" xlink:href="#__RefHeading__14708_1800758390" text:style-name="Index_20_Link" text:visited-style-name="Index_20_Link">insert ()<text:tab/>144</text:a></text:p>
          <text:p text:style-name="P1361"><text:a xlink:type="simple" xlink:href="#__RefHeading__26203_200604027" text:style-name="Index_20_Link" text:visited-style-name="Index_20_Link">Iterators<text:tab/>145</text:a></text:p>
          <text:p text:style-name="P1362"><text:a xlink:type="simple" xlink:href="#__RefHeading__16550_200604027" text:style-name="Index_20_Link" text:visited-style-name="Index_20_Link">Type Definitions<text:tab/>146</text:a></text:p>
          <text:p text:style-name="P1362"><text:a xlink:type="simple" xlink:href="#__RefHeading__16548_200604027" text:style-name="Index_20_Link" text:visited-style-name="Index_20_Link">CBTreeBaseConstIterator<text:tab/>147</text:a></text:p>
          <text:p text:style-name="P1363"><text:a xlink:type="simple" xlink:href="#__RefHeading__26205_200604027" text:style-name="Index_20_Link" text:visited-style-name="Index_20_Link">Constructor<text:tab/>148</text:a></text:p>
          <text:p text:style-name="P1363"><text:a xlink:type="simple" xlink:href="#__RefHeading__26207_200604027" text:style-name="Index_20_Link" text:visited-style-name="Index_20_Link">detach ()<text:tab/>149</text:a></text:p>
          <text:p text:style-name="P1363"><text:a xlink:type="simple" xlink:href="#__RefHeading__26209_200604027" text:style-name="Index_20_Link" text:visited-style-name="Index_20_Link">swap ()<text:tab/>150</text:a></text:p>
          <text:p text:style-name="P1363"><text:a xlink:type="simple" xlink:href="#__RefHeading__14213_679988836" text:style-name="Index_20_Link" text:visited-style-name="Index_20_Link">Assignment Operator<text:tab/>150</text:a></text:p>
          <text:p text:style-name="P1363"><text:soft-page-break/><text:a xlink:type="simple" xlink:href="#__RefHeading__26215_200604027" text:style-name="Index_20_Link" text:visited-style-name="Index_20_Link">Comparison Operators<text:tab/>151</text:a></text:p>
          <text:p text:style-name="P1363"><text:a xlink:type="simple" xlink:href="#__RefHeading__14215_679988836" text:style-name="Index_20_Link" text:visited-style-name="Index_20_Link">Indirection Operator<text:tab/>152</text:a></text:p>
          <text:p text:style-name="P1363"><text:a xlink:type="simple" xlink:href="#__RefHeading__26217_200604027" text:style-name="Index_20_Link" text:visited-style-name="Index_20_Link">De-reference Operator<text:tab/>152</text:a></text:p>
          <text:p text:style-name="P1363"><text:a xlink:type="simple" xlink:href="#__RefHeading__26219_200604027" text:style-name="Index_20_Link" text:visited-style-name="Index_20_Link">Unary Operators<text:tab/>153</text:a></text:p>
          <text:p text:style-name="P1363"><text:a xlink:type="simple" xlink:href="#__RefHeading__26221_200604027" text:style-name="Index_20_Link" text:visited-style-name="Index_20_Link">Compound Operators<text:tab/>154</text:a></text:p>
          <text:p text:style-name="P1363"><text:a xlink:type="simple" xlink:href="#__RefHeading__26223_200604027" text:style-name="Index_20_Link" text:visited-style-name="Index_20_Link">Binary Operators<text:tab/>155</text:a></text:p>
          <text:p text:style-name="P1363"><text:a xlink:type="simple" xlink:href="#__RefHeading__26225_200604027" text:style-name="Index_20_Link" text:visited-style-name="Index_20_Link">Equality Operators<text:tab/>156</text:a></text:p>
          <text:p text:style-name="P1363"><text:a xlink:type="simple" xlink:href="#__RefHeading__26227_200604027" text:style-name="Index_20_Link" text:visited-style-name="Index_20_Link">Sub-Script Operators<text:tab/>157</text:a></text:p>
          <text:p text:style-name="P1363"><text:a xlink:type="simple" xlink:href="#__RefHeading__26229_200604027" text:style-name="Index_20_Link" text:visited-style-name="Index_20_Link">get_container ()<text:tab/>158</text:a></text:p>
          <text:p text:style-name="P1363"><text:a xlink:type="simple" xlink:href="#__RefHeading__26231_200604027" text:style-name="Index_20_Link" text:visited-style-name="Index_20_Link">is_btree_valid ()<text:tab/>159</text:a></text:p>
          <text:p text:style-name="P1363"><text:a xlink:type="simple" xlink:href="#__RefHeading__26233_200604027" text:style-name="Index_20_Link" text:visited-style-name="Index_20_Link">is_evaluated ()<text:tab/>159</text:a></text:p>
          <text:p text:style-name="P1363"><text:a xlink:type="simple" xlink:href="#__RefHeading__26235_200604027" text:style-name="Index_20_Link" text:visited-style-name="Index_20_Link">sync ()<text:tab/>160</text:a></text:p>
          <text:p text:style-name="P1363"><text:a xlink:type="simple" xlink:href="#__RefHeading__26237_200604027" text:style-name="Index_20_Link" text:visited-style-name="Index_20_Link">get_pos ()<text:tab/>161</text:a></text:p>
          <text:p text:style-name="P1363"><text:a xlink:type="simple" xlink:href="#__RefHeading__26239_200604027" text:style-name="Index_20_Link" text:visited-style-name="Index_20_Link">get_node ()<text:tab/>161</text:a></text:p>
          <text:p text:style-name="P1363"><text:a xlink:type="simple" xlink:href="#__RefHeading__26241_200604027" text:style-name="Index_20_Link" text:visited-style-name="Index_20_Link">get_sub_pos ()<text:tab/>162</text:a></text:p>
          <text:p text:style-name="P1363"><text:a xlink:type="simple" xlink:href="#__RefHeading__26243_200604027" text:style-name="Index_20_Link" text:visited-style-name="Index_20_Link">set_time_stamp ()<text:tab/>163</text:a></text:p>
          <text:p text:style-name="P1363"><text:a xlink:type="simple" xlink:href="#__RefHeading__26245_200604027" text:style-name="Index_20_Link" text:visited-style-name="Index_20_Link">Friend Operators<text:tab/>163</text:a></text:p>
          <text:p text:style-name="P1362"><text:a xlink:type="simple" xlink:href="#__RefHeading__21465_200604027" text:style-name="Index_20_Link" text:visited-style-name="Index_20_Link">CBTreeBaseIterator<text:tab/>164</text:a></text:p>
          <text:p text:style-name="P1363"><text:a xlink:type="simple" xlink:href="#__RefHeading__14217_679988836" text:style-name="Index_20_Link" text:visited-style-name="Index_20_Link">Constructor<text:tab/>165</text:a></text:p>
          <text:p text:style-name="P1363"><text:a xlink:type="simple" xlink:href="#__RefHeading__14219_679988836" text:style-name="Index_20_Link" text:visited-style-name="Index_20_Link">Indirection Operators<text:tab/>166</text:a></text:p>
          <text:p text:style-name="P1363"><text:a xlink:type="simple" xlink:href="#__RefHeading__14221_679988836" text:style-name="Index_20_Link" text:visited-style-name="Index_20_Link">Assignment Operator<text:tab/>167</text:a></text:p>
          <text:p text:style-name="P1363"><text:a xlink:type="simple" xlink:href="#__RefHeading__14223_679988836" text:style-name="Index_20_Link" text:visited-style-name="Index_20_Link">Sub-Script Operators<text:tab/>167</text:a></text:p>
          <text:p text:style-name="P1363"><text:a xlink:type="simple" xlink:href="#__RefHeading__14225_679988836" text:style-name="Index_20_Link" text:visited-style-name="Index_20_Link">Friend Operators<text:tab/>168</text:a></text:p>
          <text:p text:style-name="P1362"><text:a xlink:type="simple" xlink:href="#__RefHeading__20931_200604027" text:style-name="Index_20_Link" text:visited-style-name="Index_20_Link">CBTreeBaseConstReverseIterator<text:tab/>169</text:a></text:p>
          <text:p text:style-name="P1363"><text:a xlink:type="simple" xlink:href="#__RefHeading__14227_679988836" text:style-name="Index_20_Link" text:visited-style-name="Index_20_Link">Constructor<text:tab/>169</text:a></text:p>
          <text:p text:style-name="P1363"><text:a xlink:type="simple" xlink:href="#__RefHeading__14229_679988836" text:style-name="Index_20_Link" text:visited-style-name="Index_20_Link">swap ()<text:tab/>170</text:a></text:p>
          <text:p text:style-name="P1363"><text:a xlink:type="simple" xlink:href="#__RefHeading__14231_679988836" text:style-name="Index_20_Link" text:visited-style-name="Index_20_Link">Assignment Operator<text:tab/>171</text:a></text:p>
          <text:p text:style-name="P1363"><text:a xlink:type="simple" xlink:href="#__RefHeading__14233_679988836" text:style-name="Index_20_Link" text:visited-style-name="Index_20_Link">Comparison Operators<text:tab/>171</text:a></text:p>
          <text:p text:style-name="P1363"><text:a xlink:type="simple" xlink:href="#__RefHeading__14235_679988836" text:style-name="Index_20_Link" text:visited-style-name="Index_20_Link">Indirection Operator<text:tab/>172</text:a></text:p>
          <text:p text:style-name="P1363"><text:a xlink:type="simple" xlink:href="#__RefHeading__14237_679988836" text:style-name="Index_20_Link" text:visited-style-name="Index_20_Link">De-reference Operator<text:tab/>173</text:a></text:p>
          <text:p text:style-name="P1363"><text:a xlink:type="simple" xlink:href="#__RefHeading__14239_679988836" text:style-name="Index_20_Link" text:visited-style-name="Index_20_Link">Sub-Script Operator<text:tab/>173</text:a></text:p>
          <text:p text:style-name="P1362"><text:a xlink:type="simple" xlink:href="#__RefHeading__26247_200604027" text:style-name="Index_20_Link" text:visited-style-name="Index_20_Link">CBTreeBaseReverseIterator<text:tab/>174</text:a></text:p>
          <text:p text:style-name="P1363"><text:a xlink:type="simple" xlink:href="#__RefHeading__15513_679988836" text:style-name="Index_20_Link" text:visited-style-name="Index_20_Link">Constructor<text:tab/>174</text:a></text:p>
          <text:p text:style-name="P1363"><text:a xlink:type="simple" xlink:href="#__RefHeading__14219_6799888361" text:style-name="Index_20_Link" text:visited-style-name="Index_20_Link">Indirection Operators<text:tab/>175</text:a></text:p>
          <text:p text:style-name="P1363"><text:a xlink:type="simple" xlink:href="#__RefHeading__14221_6799888361" text:style-name="Index_20_Link" text:visited-style-name="Index_20_Link">Assignment Operator<text:tab/>176</text:a></text:p>
          <text:p text:style-name="P1363"><text:a xlink:type="simple" xlink:href="#__RefHeading__14223_6799888361" text:style-name="Index_20_Link" text:visited-style-name="Index_20_Link">Sub-Script Operators<text:tab/>176</text:a></text:p>
          <text:p text:style-name="P1362"><text:a xlink:type="simple" xlink:href="#__RefHeading__16806_200604027" text:style-name="Index_20_Link" text:visited-style-name="Index_20_Link">CBTreeBaseIteratorSubScriptWrapper<text:tab/>177</text:a></text:p>
          <text:p text:style-name="P1363"><text:a xlink:type="simple" xlink:href="#__RefHeading__13294_1997614794" text:style-name="Index_20_Link" text:visited-style-name="Index_20_Link">Constructor<text:tab/>178</text:a></text:p>
          <text:p text:style-name="P1363"><text:a xlink:type="simple" xlink:href="#__RefHeading__13296_1997614794" text:style-name="Index_20_Link" text:visited-style-name="Index_20_Link">Assignment Operator<text:tab/>178</text:a></text:p>
          <text:p text:style-name="P1363"><text:a xlink:type="simple" xlink:href="#__RefHeading__13298_1997614794" text:style-name="Index_20_Link" text:visited-style-name="Index_20_Link">Cast Operator<text:tab/>179</text:a></text:p>
          <text:p text:style-name="P1360"><text:a xlink:type="simple" xlink:href="#__RefHeading__160_1269792762" text:style-name="Index_20_Link" text:visited-style-name="Index_20_Link">Appendix<text:tab/>180</text:a></text:p>
          <text:p text:style-name="P1361"><text:a xlink:type="simple" xlink:href="#__RefHeading__9496_1442666128" text:style-name="Index_20_Link" text:visited-style-name="Index_20_Link">Design Decisions<text:tab/>180</text:a></text:p>
          <text:p text:style-name="P1362"><text:a xlink:type="simple" xlink:href="#__RefHeading__5622_2006317614" text:style-name="Index_20_Link" text:visited-style-name="Index_20_Link">Data Layer And Data Layer Properties<text:tab/>180</text:a></text:p>
          <text:p text:style-name="P1362"><text:a xlink:type="simple" xlink:href="#__RefHeading__5624_2006317614" text:style-name="Index_20_Link" text:visited-style-name="Index_20_Link">Maintenance Vector Separated From Node Descriptor<text:tab/>180</text:a></text:p>
        </text:index-body>
      </text:table-of-content>
      <text:p text:style-name="P1026"/>
      <text:h text:style-name="P1281" text:outline-level="1"><text:bookmark-start text:name="__RefHeading__106_1269792762"/>History Revision<text:bookmark-end text:name="__RefHeading__106_1269792762"/></text:h>
      <text:p text:style-name="P642"/>
      <table:table table:name="HistoryRevision" table:style-name="HistoryRevision">
        <table:table-column table:style-name="HistoryRevision.A"/>
        <table:table-column table:style-name="HistoryRevision.B"/>
        <table:table-column table:style-name="HistoryRevision.C"/>
        <table:table-header-rows>
          <table:table-row>
            <table:table-cell table:style-name="HistoryRevision.A1" office:value-type="string">
              <text:p text:style-name="P1270">Version</text:p>
            </table:table-cell>
            <table:table-cell table:style-name="HistoryRevision.A1" office:value-type="string">
              <text:p text:style-name="P1269">Remark<text:span text:style-name="T9">s</text:span></text:p>
            </table:table-cell>
            <table:table-cell table:style-name="HistoryRevision.C1" office:value-type="string">
              <text:p text:style-name="P1270">Date</text:p>
            </table:table-cell>
          </table:table-row>
        </table:table-header-rows>
        <table:table-row>
          <table:table-cell table:style-name="HistoryRevision.A2" office:value-type="string">
            <text:p text:style-name="P1236">0.01</text:p>
          </table:table-cell>
          <table:table-cell table:style-name="HistoryRevision.A2" office:value-type="string">
            <text:p text:style-name="P1237">initial revision</text:p>
          </table:table-cell>
          <table:table-cell table:style-name="HistoryRevision.C2" office:value-type="string">
            <text:p text:style-name="P1236">2<text:span text:style-name="T667">4</text:span>/0<text:span text:style-name="T667">7</text:span>/201<text:span text:style-name="T667">5</text:span></text:p>
          </table:table-cell>
        </table:table-row>
        <table:table-row>
          <table:table-cell table:style-name="HistoryRevision.A2" office:value-type="string">
            <text:p text:style-name="P1267">0.02</text:p>
          </table:table-cell>
          <table:table-cell table:style-name="HistoryRevision.A2" office:value-type="string">
            <text:p text:style-name="P1268">data layer and data layer API sections updated after design change</text:p>
          </table:table-cell>
          <table:table-cell table:style-name="HistoryRevision.C2" office:value-type="string">
            <text:p text:style-name="P1285">24/08/2015</text:p>
          </table:table-cell>
        </table:table-row>
        <table:table-row>
          <table:table-cell table:style-name="HistoryRevision.A2" office:value-type="string">
            <text:p text:style-name="P1267"/>
          </table:table-cell>
          <table:table-cell table:style-name="HistoryRevision.A2" office:value-type="string">
            <text:p text:style-name="P1268"/>
          </table:table-cell>
          <table:table-cell table:style-name="HistoryRevision.C2" office:value-type="string">
            <text:p text:style-name="P1236"/>
          </table:table-cell>
        </table:table-row>
      </table:table>
      <text:p text:style-name="P642"/>
      <text:p text:style-name="P642"/>
      <text:h text:style-name="P1282" text:outline-level="1"><text:bookmark-start text:name="__RefHeading__11564_900517419"/>Quick Start Guide<text:bookmark-end text:name="__RefHeading__11564_900517419"/></text:h>
      <text:p text:style-name="P642"/>
      <text:p text:style-name="P642"><text:span text:style-name="T10"><text:tab/>The quick start section gives a brief overview of what the most basic data classes CBTreeArray and CBTreeKeySort are capable of and what they have been derived from. This will give a better understanding how these classes are connected from a very high point of view. If more thorough information is required, then see section </text:span><text:span text:style-name="T10"><text:bookmark-ref text:reference-format="text" text:ref-name="__RefHeading__118_1269792762">Programmer Guide</text:bookmark-ref></text:span><text:span text:style-name="T10"> please.</text:span></text:p>
      <text:p text:style-name="P642"/>
      <text:p text:style-name="P642"/>
      <text:h text:style-name="P1286" text:outline-level="2"><text:bookmark-start text:name="__RefHeading__61651_421610246"/>Class Overview<text:bookmark-end text:name="__RefHeading__61651_421610246"/></text:h>
      <text:p text:style-name="P937"/>
      <text:p text:style-name="P938"><text:tab/><text:span text:style-name="T645">The b-tree framework consist of a number of class layers, as the diagram shows below:</text:span></text:p>
      <table:table table:name="Table15" table:style-name="Table15">
        <table:table-column table:style-name="Table15.A"/>
        <table:table-row table:style-name="Table15.1">
          <table:table-cell office:value-type="string">
            <text:p text:style-name="Table_20_Contents"><draw:g text:anchor-type="as-char" draw:z-index="3" draw:style-name="gr1"><draw:custom-shape draw:style-name="gr21" draw:text-style-name="P1397" svg:width="2.678cm" svg:height="0.943cm" svg:x="7.135cm" svg:y="0.905cm"><text:p text:style-name="P1392"><text:span text:style-name="T726">CBTreeSuper</text:span></text:p><draw:enhanced-geometry svg:viewBox="0 0 21600 21600" draw:type="rectangle" draw:enhanced-path="M 0 0 L 21600 0 21600 21600 0 21600 0 0 Z N"/></draw:custom-shape><draw:custom-shape draw:style-name="gr22" draw:text-style-name="P1397" svg:width="2.675cm" svg:height="0.943cm" svg:x="10.703cm" svg:y="0.905cm"><text:p text:style-name="P1392"><text:span text:style-name="T726">CBTreeIf</text:span></text:p><draw:enhanced-geometry svg:viewBox="0 0 21600 21600" draw:type="rectangle" draw:enhanced-path="M 0 0 L 21600 0 21600 21600 0 21600 0 0 Z N"/></draw:custom-shape><draw:frame draw:style-name="gr9" draw:text-style-name="P1396" svg:width="5.19cm" svg:height="0.996cm" svg:x="0.131cm" svg:y="0cm"><draw:text-box><text:p text:style-name="P1395"><text:span text:style-name="T725">I. Super Classes</text:span></text:p></draw:text-box></draw:frame><draw:custom-shape draw:style-name="gr23" draw:text-style-name="P1397" svg:width="2.678cm" svg:height="0.941cm" svg:x="8.918cm" svg:y="3.727cm"><text:p text:style-name="P1392"><text:span text:style-name="T726">CBTreeBase</text:span></text:p><draw:enhanced-geometry svg:viewBox="0 0 21600 21600" draw:type="rectangle" draw:enhanced-path="M 0 0 L 21600 0 21600 21600 0 21600 0 0 Z N"/></draw:custom-shape><draw:frame draw:style-name="gr11" draw:text-style-name="P1396" svg:width="5.368cm" svg:height="0.996cm" svg:x="0.164cm" svg:y="2.822cm"><draw:text-box><text:p text:style-name="P1395"><text:span text:style-name="T725">II. Base Class</text:span></text:p></draw:text-box></draw:frame><draw:custom-shape draw:style-name="gr24" draw:text-style-name="P1397" svg:width="2.673cm" svg:height="0.941cm" svg:x="7.138cm" svg:y="6.549cm"><text:p text:style-name="P1392"><text:span text:style-name="T726">CBTreeArray</text:span></text:p><draw:enhanced-geometry svg:viewBox="0 0 21600 21600" draw:type="rectangle" draw:enhanced-path="M 0 0 L 21600 0 21600 21600 0 21600 0 0 Z N"/></draw:custom-shape><draw:custom-shape draw:style-name="gr25" draw:text-style-name="P1397" svg:width="2.675cm" svg:height="0.941cm" svg:x="10.703cm" svg:y="6.549cm"><text:p text:style-name="P1392"><text:span text:style-name="T726">CBTreeKeySort</text:span></text:p><draw:enhanced-geometry svg:viewBox="0 0 21600 21600" draw:type="rectangle" draw:enhanced-path="M 0 0 L 21600 0 21600 21600 0 21600 0 0 Z N"/></draw:custom-shape><draw:frame draw:style-name="gr11" draw:text-style-name="P1396" svg:width="6.16cm" svg:height="0.996cm" svg:x="0.175cm" svg:y="5.607cm"><draw:text-box><text:p text:style-name="P1395"><text:span text:style-name="T725">III. Data Classes</text:span></text:p></draw:text-box></draw:frame><draw:line draw:style-name="gr14" draw:text-style-name="P1398" svg:x1="8.473cm" svg:y1="6.545cm" svg:x2="10.167cm" svg:y2="4.664cm"><text:p/></draw:line><draw:line draw:style-name="gr14" draw:text-style-name="P1398" svg:x1="10.256cm" svg:y1="3.727cm" svg:x2="11.95cm" svg:y2="1.846cm"><text:p/></draw:line><draw:line draw:style-name="gr14" draw:text-style-name="P1398" svg:x1="12.039cm" svg:y1="6.545cm" svg:x2="10.256cm" svg:y2="4.664cm"><text:p/></draw:line><draw:line draw:style-name="gr14" draw:text-style-name="P1398" svg:x1="10.166cm" svg:y1="3.727cm" svg:x2="8.383cm" svg:y2="1.846cm"><text:p/></draw:line><draw:line draw:style-name="gr26" draw:text-style-name="P1399" svg:x1="0.001cm" svg:y1="2.316cm" svg:x2="16.944cm" svg:y2="2.316cm"><text:p/></draw:line><draw:line draw:style-name="gr27" draw:text-style-name="P1399" svg:x1="0.001cm" svg:y1="5.138cm" svg:x2="16.944cm" svg:y2="5.138cm"><text:p/></draw:line></draw:g></text:p>
          </table:table-cell>
        </table:table-row>
      </table:table>
      <text:p text:style-name="P938"/>
      <text:p text:style-name="P939"><text:tab/><text:span text:style-name="T646">The most basic layer contains the super classes, which allow for the highest level of abstraction possible within this framework. The </text:span><text:span text:style-name="T646"><text:bookmark-ref text:reference-format="text" text:ref-name="__RefHeading__1733_1480809614">Super Class (CBTreeSuper)</text:bookmark-ref></text:span><text:span text:style-name="T646"> type is a set of members that are not being influenced by any template parameter, since that class doesn't have any. The other class is the </text:span><text:span text:style-name="T646"><text:bookmark-ref text:reference-format="text" text:ref-name="__RefHeading__126_1269792762">Interface Class (CBTreeIf)</text:bookmark-ref></text:span><text:span text:style-name="T646"> type, which has the purpose to abstract any container class created from this b-tree framework and provide a purely virtual interface based on the </text:span><text:span text:style-name="T646"><text:bookmark-ref text:reference-format="text" text:ref-name="__RefHeading__132_1269792762">Address Type (_t_sizetype)</text:bookmark-ref></text:span><text:span text:style-name="T646"> in use.</text:span></text:p>
      <text:p text:style-name="P940"><text:tab/><text:span text:style-name="T647">The </text:span><text:span text:style-name="T647"><text:bookmark-ref text:reference-format="text" text:ref-name="__RefHeading__122_1269792762">Base Class (CBTreeBase)</text:bookmark-ref></text:span><text:span text:style-name="T647"> type is derived from both super classes and resides on the next layer. This type's purpose is to provide both data classes with any b-tree functionality they need, while staying abstract in terms of what governs where data, within a container instance's tree structure, is modified or processed.</text:span></text:p>
      <text:p text:style-name="P642"><text:tab/><text:span text:style-name="T648">The </text:span><text:span text:style-name="T648"><text:bookmark-ref text:reference-format="text" text:ref-name="__RefHeading__12600_147306980">Data Classes (CBTreeArray and CBTreeKeySort)</text:bookmark-ref></text:span><text:span text:style-name="T648"> are the types that </text:span><text:span text:style-name="T648"><text:bookmark-ref text:reference-format="text" text:ref-name="__RefHeading__144_1269792762">Application Classes</text:bookmark-ref></text:span><text:span text:style-name="T648"> have to inherit from in order to be a b-tree based data container type. Data classes provide an API (see: </text:span><text:span text:style-name="T648"><text:bookmark-ref text:reference-format="text" text:ref-name="__RefHeading__156_1269792762">CBTreeArray API</text:bookmark-ref></text:span><text:span text:style-name="T648"> and </text:span><text:span text:style-name="T648"><text:bookmark-ref text:reference-format="text" text:ref-name="__RefHeading__158_1269792762">CBTreeKeySort API</text:bookmark-ref></text:span><text:span text:style-name="T648">) to be wrapped by its inheriting application class </text:span><text:soft-page-break/><text:span text:style-name="T648">or to be used by the application directly. However, if an application class is derived from </text:span><text:span text:style-name="T648"><text:bookmark-ref text:reference-format="text" text:ref-name="__RefHeading__12194_147306980">CBTreeKeySort</text:bookmark-ref></text:span><text:span text:style-name="T648">, then it potentially has to provide its version of </text:span><text:span text:style-name="T648"><text:bookmark-ref text:reference-format="text" text:ref-name="__RefHeading__3579_1442666128">comp ()</text:bookmark-ref></text:span><text:span text:style-name="T648"> and </text:span><text:span text:style-name="T648"><text:bookmark-ref text:reference-format="text" text:ref-name="__RefHeading__3581_1442666128">extract_key ()</text:bookmark-ref></text:span><text:span text:style-name="T648"> in case the methods present in the data classes aren't sufficient. These two method declare how to order data sets and what part of a data set is to be deemed the key value respectively.</text:span></text:p>
      <text:p text:style-name="P642"/>
      <text:p text:style-name="P642"/>
      <text:h text:style-name="P1287" text:outline-level="2"><text:bookmark-start text:name="__RefHeading__110_1269792762"/>CBTreeArray Overview<text:bookmark-end text:name="__RefHeading__110_1269792762"/></text:h>
      <text:p text:style-name="P642"/>
      <text:p text:style-name="P642"><text:tab/><text:span text:style-name="T11">The CBTreeArray class is supposed to act like a dynamic array, such as std::vector or std::list. Both of those classes have their strengths and weaknesses. For instance: If a vector gets very large it takes a very long time to insert data at the beginning. It is the same with very long lists, when the application wants the seek for an entry in the middle. Large CBTreeArray class instances are coming without the drawback of long processing periods in the afore mentioned scenarios, since internally they are working like an actual b-tree, except that the application controls where data is inserted, removed or obtained from and not a key generated by or within the data entries.</text:span></text:p>
      <text:p text:style-name="P642"><text:tab/><text:span text:style-name="T12">The example below shows a very simple b-tree state to the right and how the b-tree's data is presented to the application on the left. As it can be seen, the b-tree contains the data by reading the nodes from left to right, while each node contains a fraction of the data, which is ordered from left to right as well. In addition to the data, the root node also contains the amount of data entries per sub-tree, so that a quick search for any array offset is possible. In this example if the application would want to access array position 2, then the b-tree could tell from the sub-node information in the root node that there is no need to access node 1 and the data to be returned is in the root node.</text:span></text:p>
      <table:table table:name="Table2" table:style-name="Table2">
        <table:table-column table:style-name="Table2.A"/>
        <table:table-row table:style-name="Table2.1">
          <table:table-cell office:value-type="string">
            <text:p text:style-name="P1238"><draw:g text:anchor-type="as-char" draw:z-index="4" draw:style-name="gr1"><draw:custom-shape draw:style-name="gr28" draw:text-style-name="P1393" svg:width="2.722cm" svg:height="0.992cm" svg:x="0.942cm" svg:y="1.476cm"><text:p text:style-name="P1392"><text:span text:style-name="T725">AAAAAA</text:span></text:p><draw:enhanced-geometry svg:viewBox="0 0 21600 21600" draw:type="rectangle" draw:enhanced-path="M 0 0 L 21600 0 21600 21600 0 21600 0 0 Z N"/></draw:custom-shape><draw:custom-shape draw:style-name="gr28" draw:text-style-name="P1393" svg:width="2.722cm" svg:height="0.992cm" svg:x="0.942cm" svg:y="5.838cm"><text:p text:style-name="P1392"><text:span text:style-name="T725">EEEEEE</text:span></text:p><draw:enhanced-geometry svg:viewBox="0 0 21600 21600" draw:type="rectangle" draw:enhanced-path="M 0 0 L 21600 0 21600 21600 0 21600 0 0 Z N"/></draw:custom-shape><draw:custom-shape draw:style-name="gr28" draw:text-style-name="P1393" svg:width="2.722cm" svg:height="0.992cm" svg:x="0.942cm" svg:y="4.748cm"><text:p text:style-name="P1392"><text:span text:style-name="T725">DDDDDD</text:span></text:p><draw:enhanced-geometry svg:viewBox="0 0 21600 21600" draw:type="rectangle" draw:enhanced-path="M 0 0 L 21600 0 21600 21600 0 21600 0 0 Z N"/></draw:custom-shape><draw:custom-shape draw:style-name="gr29" draw:text-style-name="P1393" svg:width="2.722cm" svg:height="0.99cm" svg:x="0.942cm" svg:y="3.658cm"><text:p text:style-name="P1392"><text:span text:style-name="T725">CCCCCC</text:span></text:p><draw:enhanced-geometry svg:viewBox="0 0 21600 21600" draw:type="rectangle" draw:enhanced-path="M 0 0 L 21600 0 21600 21600 0 21600 0 0 Z N"/></draw:custom-shape><draw:custom-shape draw:style-name="gr28" draw:text-style-name="P1393" svg:width="2.722cm" svg:height="0.992cm" svg:x="0.942cm" svg:y="2.568cm"><text:p text:style-name="P1392"><text:span text:style-name="T725">BBBBBB</text:span></text:p><draw:enhanced-geometry svg:viewBox="0 0 21600 21600" draw:type="rectangle" draw:enhanced-path="M 0 0 L 21600 0 21600 21600 0 21600 0 0 Z N"/></draw:custom-shape><draw:custom-shape draw:style-name="gr30" draw:text-style-name="P1400" svg:width="1.816cm" svg:height="0.653cm" svg:x="5.779cm" svg:y="4.401cm"><text:p text:style-name="P1392"><text:span text:style-name="T727">AAAAAA</text:span></text:p><draw:enhanced-geometry svg:viewBox="0 0 21600 21600" draw:mirror-horizontal="false" draw:mirror-vertical="false" draw:type="rectangle" draw:enhanced-path="M 0 0 L 21600 0 21600 21600 0 21600 0 0 Z N"/></draw:custom-shape><draw:custom-shape draw:style-name="gr31" draw:text-style-name="P1400" svg:width="1.814cm" svg:height="0.653cm" svg:x="14.243cm" svg:y="4.401cm"><text:p text:style-name="P1392"><text:span text:style-name="T727">EEEEEE</text:span></text:p><draw:enhanced-geometry svg:viewBox="0 0 21600 21600" draw:mirror-horizontal="false" draw:mirror-vertical="false" draw:type="rectangle" draw:enhanced-path="M 0 0 L 21600 0 21600 21600 0 21600 0 0 Z N"/></draw:custom-shape><draw:custom-shape draw:style-name="gr30" draw:text-style-name="P1400" svg:width="1.816cm" svg:height="0.653cm" svg:x="11.825cm" svg:y="4.401cm"><text:p text:style-name="P1392"><text:span text:style-name="T727">DDDDDD</text:span></text:p><draw:enhanced-geometry svg:viewBox="0 0 21600 21600" draw:mirror-horizontal="false" draw:mirror-vertical="false" draw:type="rectangle" draw:enhanced-path="M 0 0 L 21600 0 21600 21600 0 21600 0 0 Z N"/></draw:custom-shape><draw:custom-shape draw:style-name="gr32" draw:text-style-name="P1400" svg:width="1.814cm" svg:height="0.65cm" svg:x="10.01cm" svg:y="1.803cm"><text:p text:style-name="P1392"><text:span text:style-name="T727">CCCCCC</text:span></text:p><draw:enhanced-geometry svg:viewBox="0 0 21600 21600" draw:mirror-horizontal="false" draw:mirror-vertical="false" draw:type="rectangle" draw:enhanced-path="M 0 0 L 21600 0 21600 21600 0 21600 0 0 Z N"/></draw:custom-shape><draw:custom-shape draw:style-name="gr31" draw:text-style-name="P1400" svg:width="1.814cm" svg:height="0.653cm" svg:x="8.199cm" svg:y="4.401cm"><text:p text:style-name="P1392"><text:span text:style-name="T727">BBBBBB</text:span></text:p><draw:enhanced-geometry svg:viewBox="0 0 21600 21600" draw:mirror-horizontal="false" draw:mirror-vertical="false" draw:type="rectangle" draw:enhanced-path="M 0 0 L 21600 0 21600 21600 0 21600 0 0 Z N"/></draw:custom-shape><draw:custom-shape draw:style-name="gr33" draw:text-style-name="P1400" xml:id="id1" draw:id="id1" svg:width="0.606cm" svg:height="0.652cm" svg:x="8.802cm" svg:y="2.452cm"><text:p text:style-name="P1392"><text:span text:style-name="T727">2</text:span></text:p><draw:enhanced-geometry svg:viewBox="0 0 21600 21600" draw:mirror-horizontal="false" draw:mirror-vertical="false" draw:type="rectangle" draw:enhanced-path="M 0 0 L 21600 0 21600 21600 0 21600 0 0 Z N"/></draw:custom-shape><draw:custom-shape draw:style-name="gr34" draw:text-style-name="P1400" xml:id="id3" draw:id="id3" svg:width="0.604cm" svg:height="0.652cm" svg:x="12.43cm" svg:y="2.452cm"><text:p text:style-name="P1392"><text:span text:style-name="T727">2</text:span></text:p><draw:enhanced-geometry svg:viewBox="0 0 21600 21600" draw:mirror-horizontal="false" draw:mirror-vertical="false" draw:type="rectangle" draw:enhanced-path="M 0 0 L 21600 0 21600 21600 0 21600 0 0 Z N"/></draw:custom-shape><draw:custom-shape draw:style-name="gr35" draw:text-style-name="P1399" svg:width="4.839cm" svg:height="1.95cm" svg:x="8.5cm" svg:y="1.476cm"><text:p/><draw:enhanced-geometry svg:viewBox="0 0 21600 21600" draw:mirror-horizontal="false" draw:mirror-vertical="false" draw:type="rectangle" draw:enhanced-path="M 0 0 L 21600 0 21600 21600 0 21600 0 0 Z N"/></draw:custom-shape><draw:custom-shape draw:style-name="gr36" draw:text-style-name="P1399" xml:id="id4" draw:id="id4" svg:width="4.836cm" svg:height="1.366cm" svg:x="11.523cm" svg:y="4.076cm"><text:p/><draw:enhanced-geometry svg:viewBox="0 0 21600 21600" draw:mirror-horizontal="false" draw:mirror-vertical="false" draw:type="rectangle" draw:enhanced-path="M 0 0 L 21600 0 21600 21600 0 21600 0 0 Z N"/></draw:custom-shape><draw:custom-shape draw:style-name="gr37" draw:text-style-name="P1399" xml:id="id2" draw:id="id2" svg:width="4.839cm" svg:height="1.366cm" svg:x="5.473cm" svg:y="4.076cm"><text:p/><draw:enhanced-geometry svg:viewBox="0 0 21600 21600" draw:mirror-horizontal="false" draw:mirror-vertical="false" draw:type="rectangle" draw:enhanced-path="M 0 0 L 21600 0 21600 21600 0 21600 0 0 Z N"/></draw:custom-shape><draw:connector draw:style-name="gr38" draw:text-style-name="P1401" svg:x1="8.802cm" svg:y1="2.777cm" svg:x2="7.892cm" svg:y2="4.076cm" draw:start-shape="id1" draw:start-glue-point="3" draw:end-shape="id2" draw:end-glue-point="0" svg:d="M8802-639h-910v1300" svg:viewBox="0 0 912 1302"><text:p/></draw:connector><draw:connector draw:style-name="gr38" draw:text-style-name="P1401" svg:x1="13.033cm" svg:y1="2.777cm" svg:x2="13.94cm" svg:y2="4.076cm" draw:start-shape="id3" draw:start-glue-point="1" draw:end-shape="id4" draw:end-glue-point="0" svg:d="M13033-639h907v1300" svg:viewBox="0 0 908 1302"><text:p/></draw:connector><draw:frame draw:style-name="gr39" draw:text-style-name="P1396" svg:width="4.987cm" svg:height="0.996cm" svg:x="0cm" svg:y="0cm"><draw:text-box><text:p text:style-name="P1395"><text:span text:style-name="T725">application view</text:span></text:p></draw:text-box></draw:frame><draw:frame draw:style-name="gr40" draw:text-style-name="P1396" svg:width="7.892cm" svg:height="0.996cm" svg:x="7.341cm" svg:y="0.005cm"><draw:text-box><text:p text:style-name="P1395"><text:span text:style-name="T725">CBTreeArray internal view</text:span></text:p></draw:text-box></draw:frame><draw:frame draw:style-name="gr41" draw:text-style-name="P1402" svg:width="1.46cm" svg:height="0.579cm" svg:x="8.5cm" svg:y="0.914cm"><draw:text-box><text:p text:style-name="P1395"><text:span text:style-name="T728">node: 0</text:span></text:p></draw:text-box></draw:frame><draw:frame draw:style-name="gr41" draw:text-style-name="P1402" svg:width="1.46cm" svg:height="0.579cm" svg:x="5.473cm" svg:y="3.514cm"><draw:text-box><text:p text:style-name="P1395"><text:span text:style-name="T728">node: 1</text:span></text:p></draw:text-box></draw:frame><draw:frame draw:style-name="gr41" draw:text-style-name="P1402" svg:width="1.46cm" svg:height="0.579cm" svg:x="11.523cm" svg:y="3.514cm"><draw:text-box><text:p text:style-name="P1395"><text:span text:style-name="T728">node: 2</text:span></text:p></draw:text-box></draw:frame><draw:frame draw:style-name="gr42" draw:text-style-name="P1402" svg:width="1.724cm" svg:height="0.579cm" svg:x="11.799cm" svg:y="0.914cm"><draw:text-box><text:p text:style-name="P1395"><text:span text:style-name="T728">root node</text:span></text:p></draw:text-box></draw:frame><draw:frame draw:style-name="gr43" draw:text-style-name="P1402" svg:width="1.698cm" svg:height="0.579cm" svg:x="14.848cm" svg:y="3.514cm"><draw:text-box><text:p text:style-name="P1395"><text:span text:style-name="T728">leaf node</text:span></text:p></draw:text-box></draw:frame><draw:frame draw:style-name="gr43" draw:text-style-name="P1402" svg:width="1.698cm" svg:height="0.579cm" svg:x="8.802cm" svg:y="3.514cm"><draw:text-box><text:p text:style-name="P1395"><text:span text:style-name="T728">leaf node</text:span></text:p></draw:text-box></draw:frame></draw:g></text:p>
          </table:table-cell>
        </table:table-row>
      </table:table>
      <text:p text:style-name="P1"/>
      <text:p text:style-name="P1"/>
      <text:h text:style-name="P1288" text:outline-level="2"/>
      <text:h text:style-name="P1298" text:outline-level="2"><text:bookmark-start text:name="__RefHeading__112_1269792762"/>CBTreeKeySort Overview<text:bookmark-end text:name="__RefHeading__112_1269792762"/></text:h>
      <text:p text:style-name="P642"/>
      <text:p text:style-name="P642"><text:tab/><text:span text:style-name="T13">The CBTreeKeySort class behaves like an actual b-tree and as the name suggests already, sorts data entries by each of their keys. First and foremost is the question: What is meant by the word 'key'? Since it is a very loose term, it could mean anything. Keys have two aspects that need to be looked at. Firstly, the key data, which is either present in or can be derived from each data set. By default CBTreeKeySort treats each data entry also as its respective key value. Secondly, the key value comparison, which will tell in what order data items will be sorted. By default, the key sort class uses a binary comparison to determine which key value has a bigger magnitude.</text:span></text:p>
      <text:p text:style-name="P642"><text:tab/><text:span text:style-name="T14">It is unlikely that the default behaviour of key sort data class is satisfying. In most cases the key is part of the data set, and not the full data set. Please see the example below, which is displayed in application view:</text:span></text:p>
      <table:table table:name="Table3" table:style-name="Table3">
        <table:table-column table:style-name="Table3.A"/>
        <table:table-row table:style-name="Table3.1">
          <table:table-cell office:value-type="string">
            <text:p text:style-name="P1247"><text:s text:c="44"/><draw:g text:anchor-type="as-char" draw:z-index="0" draw:style-name="gr1"><draw:custom-shape draw:style-name="gr2" draw:text-style-name="P1393" svg:width="4.003cm" svg:height="1.001cm" svg:x="0cm" svg:y="0.961cm"><text:p text:style-name="P1392"><text:span text:style-name="T725">A</text:span></text:p><draw:enhanced-geometry svg:viewBox="0 0 21600 21600" draw:mirror-horizontal="false" draw:mirror-vertical="false" draw:type="rectangle" draw:enhanced-path="M 0 0 L 21600 0 21600 21600 0 21600 0 0 Z N"/></draw:custom-shape><draw:custom-shape draw:style-name="gr3" draw:text-style-name="P1394" svg:width="4.003cm" svg:height="1.001cm" svg:x="4.001cm" svg:y="0.961cm"><text:p text:style-name="P1392"><text:span text:style-name="T725">123456</text:span></text:p><draw:enhanced-geometry svg:viewBox="0 0 21600 21600" draw:mirror-horizontal="false" draw:mirror-vertical="false" draw:type="rectangle" draw:enhanced-path="M 0 0 L 21600 0 21600 21600 0 21600 0 0 Z N"/></draw:custom-shape><draw:frame draw:style-name="gr4" draw:text-style-name="P1396" svg:width="1.493cm" svg:height="0.983cm" svg:x="1.3cm" svg:y="0cm"><draw:text-box><text:p text:style-name="P1395"><text:span text:style-name="T725">key</text:span></text:p></draw:text-box></draw:frame><draw:frame draw:style-name="gr5" draw:text-style-name="P1396" svg:width="1.742cm" svg:height="0.983cm" svg:x="5.068cm" svg:y="0cm"><draw:text-box><text:p text:style-name="P1395"><text:span text:style-name="T725">data</text:span></text:p></draw:text-box></draw:frame><draw:custom-shape draw:style-name="gr2" draw:text-style-name="P1393" svg:width="4.003cm" svg:height="1.001cm" svg:x="0cm" svg:y="1.961cm"><text:p text:style-name="P1392"><text:span text:style-name="T725">B</text:span></text:p><draw:enhanced-geometry svg:viewBox="0 0 21600 21600" draw:mirror-horizontal="false" draw:mirror-vertical="false" draw:type="rectangle" draw:enhanced-path="M 0 0 L 21600 0 21600 21600 0 21600 0 0 Z N"/></draw:custom-shape><draw:custom-shape draw:style-name="gr3" draw:text-style-name="P1394" svg:width="4.003cm" svg:height="1.001cm" svg:x="4.001cm" svg:y="1.961cm"><text:p text:style-name="P1392"><text:span text:style-name="T725">987654</text:span></text:p><draw:enhanced-geometry svg:viewBox="0 0 21600 21600" draw:mirror-horizontal="false" draw:mirror-vertical="false" draw:type="rectangle" draw:enhanced-path="M 0 0 L 21600 0 21600 21600 0 21600 0 0 Z N"/></draw:custom-shape><draw:custom-shape draw:style-name="gr2" draw:text-style-name="P1393" svg:width="4.003cm" svg:height="1.001cm" svg:x="0cm" svg:y="2.962cm"><text:p text:style-name="P1392"><text:span text:style-name="T725">C</text:span></text:p><draw:enhanced-geometry svg:viewBox="0 0 21600 21600" draw:mirror-horizontal="false" draw:mirror-vertical="false" draw:type="rectangle" draw:enhanced-path="M 0 0 L 21600 0 21600 21600 0 21600 0 0 Z N"/></draw:custom-shape><draw:custom-shape draw:style-name="gr3" draw:text-style-name="P1394" svg:width="4.003cm" svg:height="1.001cm" svg:x="4.001cm" svg:y="2.962cm"><text:p text:style-name="P1392"><text:span text:style-name="T725">012345</text:span></text:p><draw:enhanced-geometry svg:viewBox="0 0 21600 21600" draw:mirror-horizontal="false" draw:mirror-vertical="false" draw:type="rectangle" draw:enhanced-path="M 0 0 L 21600 0 21600 21600 0 21600 0 0 Z N"/></draw:custom-shape><draw:custom-shape draw:style-name="gr2" draw:text-style-name="P1393" svg:width="4.003cm" svg:height="1.001cm" svg:x="0cm" svg:y="3.962cm"><text:p text:style-name="P1392"><text:span text:style-name="T725">D</text:span></text:p><draw:enhanced-geometry svg:viewBox="0 0 21600 21600" draw:mirror-horizontal="false" draw:mirror-vertical="false" draw:type="rectangle" draw:enhanced-path="M 0 0 L 21600 0 21600 21600 0 21600 0 0 Z N"/></draw:custom-shape><draw:custom-shape draw:style-name="gr3" draw:text-style-name="P1394" svg:width="4.003cm" svg:height="1.001cm" svg:x="4.001cm" svg:y="3.962cm"><text:p text:style-name="P1392"><text:span text:style-name="T725">387609</text:span></text:p><draw:enhanced-geometry svg:viewBox="0 0 21600 21600" draw:mirror-horizontal="false" draw:mirror-vertical="false" draw:type="rectangle" draw:enhanced-path="M 0 0 L 21600 0 21600 21600 0 21600 0 0 Z N"/></draw:custom-shape></draw:g></text:p>
          </table:table-cell>
        </table:table-row>
      </table:table>
      <text:p text:style-name="P642"/>
      <text:p text:style-name="P936"><text:tab/><text:span text:style-name="T15">If the key is something other than the full data set associated to it, then see the section: </text:span><text:span text:style-name="T15"><text:bookmark-ref text:reference-format="text" text:ref-name="__RefHeading__116_1269792762">Quick Programmer Guide</text:bookmark-ref></text:span><text:span text:style-name="T15">. It will be explained in more detail how to alter the key generation or key extraction from a data set as well as having sorting criteria other then a binary comparison.</text:span></text:p>
      <text:p text:style-name="P2"><text:tab/>Another detail that needs addressing is, that data sets can share the same key. See below:</text:p>
      <table:table table:name="Table4" table:style-name="Table4">
        <table:table-column table:style-name="Table4.A"/>
        <table:table-row table:style-name="Table4.1">
          <table:table-cell office:value-type="string">
            <text:p text:style-name="P1247"><text:s text:c="44"/><draw:g text:anchor-type="as-char" draw:z-index="1" draw:style-name="gr1"><draw:custom-shape draw:style-name="gr6" draw:text-style-name="P1393" svg:width="4.005cm" svg:height="1.001cm" svg:x="0cm" svg:y="0.961cm"><text:p text:style-name="P1392"><text:span text:style-name="T725">A</text:span></text:p><draw:enhanced-geometry svg:viewBox="0 0 21600 21600" draw:type="rectangle" draw:enhanced-path="M 0 0 L 21600 0 21600 21600 0 21600 0 0 Z N"/></draw:custom-shape><draw:custom-shape draw:style-name="gr3" draw:text-style-name="P1394" svg:width="4.003cm" svg:height="1.001cm" svg:x="4.002cm" svg:y="0.961cm"><text:p text:style-name="P1392"><text:span text:style-name="T725">123456</text:span></text:p><draw:enhanced-geometry svg:viewBox="0 0 21600 21600" draw:type="rectangle" draw:enhanced-path="M 0 0 L 21600 0 21600 21600 0 21600 0 0 Z N"/></draw:custom-shape><draw:frame draw:style-name="gr4" draw:text-style-name="P1396" svg:width="1.493cm" svg:height="0.983cm" svg:x="1.3cm" svg:y="0cm"><draw:text-box><text:p text:style-name="P1395"><text:span text:style-name="T725">key</text:span></text:p></draw:text-box></draw:frame><draw:frame draw:style-name="gr5" draw:text-style-name="P1396" svg:width="1.742cm" svg:height="0.983cm" svg:x="5.069cm" svg:y="0cm"><draw:text-box><text:p text:style-name="P1395"><text:span text:style-name="T725">data</text:span></text:p></draw:text-box></draw:frame><draw:custom-shape draw:style-name="gr6" draw:text-style-name="P1393" svg:width="4.005cm" svg:height="1.001cm" svg:x="0cm" svg:y="1.961cm"><text:p text:style-name="P1392"><text:span text:style-name="T725">B</text:span></text:p><draw:enhanced-geometry svg:viewBox="0 0 21600 21600" draw:type="rectangle" draw:enhanced-path="M 0 0 L 21600 0 21600 21600 0 21600 0 0 Z N"/></draw:custom-shape><draw:custom-shape draw:style-name="gr3" draw:text-style-name="P1394" svg:width="4.003cm" svg:height="1.001cm" svg:x="4.002cm" svg:y="1.961cm"><text:p text:style-name="P1392"><text:span text:style-name="T725">987654</text:span></text:p><draw:enhanced-geometry svg:viewBox="0 0 21600 21600" draw:type="rectangle" draw:enhanced-path="M 0 0 L 21600 0 21600 21600 0 21600 0 0 Z N"/></draw:custom-shape><draw:custom-shape draw:style-name="gr6" draw:text-style-name="P1393" svg:width="4.005cm" svg:height="1.001cm" svg:x="0cm" svg:y="2.962cm"><text:p text:style-name="P1392"><text:span text:style-name="T725">B</text:span></text:p><draw:enhanced-geometry svg:viewBox="0 0 21600 21600" draw:type="rectangle" draw:enhanced-path="M 0 0 L 21600 0 21600 21600 0 21600 0 0 Z N"/></draw:custom-shape><draw:custom-shape draw:style-name="gr3" draw:text-style-name="P1394" svg:width="4.003cm" svg:height="1.001cm" svg:x="4.002cm" svg:y="2.962cm"><text:p text:style-name="P1392"><text:span text:style-name="T725">444444</text:span></text:p><draw:enhanced-geometry svg:viewBox="0 0 21600 21600" draw:type="rectangle" draw:enhanced-path="M 0 0 L 21600 0 21600 21600 0 21600 0 0 Z N"/></draw:custom-shape><draw:custom-shape draw:style-name="gr6" draw:text-style-name="P1393" svg:width="4.005cm" svg:height="1.001cm" svg:x="0cm" svg:y="3.962cm"><text:p text:style-name="P1392"><text:span text:style-name="T725">C</text:span></text:p><draw:enhanced-geometry svg:viewBox="0 0 21600 21600" draw:type="rectangle" draw:enhanced-path="M 0 0 L 21600 0 21600 21600 0 21600 0 0 Z N"/></draw:custom-shape><draw:custom-shape draw:style-name="gr3" draw:text-style-name="P1394" svg:width="4.003cm" svg:height="1.001cm" svg:x="4.002cm" svg:y="3.962cm"><text:p text:style-name="P1392"><text:span text:style-name="T725">387609</text:span></text:p><draw:enhanced-geometry svg:viewBox="0 0 21600 21600" draw:type="rectangle" draw:enhanced-path="M 0 0 L 21600 0 21600 21600 0 21600 0 0 Z N"/></draw:custom-shape></draw:g></text:p>
          </table:table-cell>
        </table:table-row>
      </table:table>
      <text:p text:style-name="P642"/>
      <text:p text:style-name="P2"><text:tab/>However, by using data sets which share the same key (key sets), two problems will a<text:span text:style-name="T16">rise</text:span>. Firstly, it is not guaranteed in what order the data sets will be presented to the application, <text:span text:style-name="T17">once they have been </text:span>assigned from one instance to another <text:span text:style-name="T17">by using the assignment operator (</text:span><text:span text:style-name="T17"><text:bookmark-ref text:reference-format="text" text:ref-name="__RefHeading__1578_1677005904">operator=</text:bookmark-ref></text:span><text:span text:style-name="T17">)</text:span>. Secondly, if any key set gets to large (key set size &gt; node size), then <text:span text:style-name="T18">performance issues in terms of access time </text:span>are to be expected, <text:span text:style-name="T18">since the key sort data class is not designed to handle large key sets</text:span>.</text:p>
      <text:h text:style-name="P1289" text:outline-level="2"><text:bookmark-start text:name="__RefHeading__114_1269792762"/><text:soft-page-break/>Template Parameter Overview<text:bookmark-end text:name="__RefHeading__114_1269792762"/></text:h>
      <text:p text:style-name="P642"/>
      <text:p text:style-name="P3"><text:tab/><text:span text:style-name="T19">Both classes CBTreeArray and CBTreeKeySort have a very high number of template parameters, which can be intimidating at first. However, there is no need to be overwhelmed, since almost every parameter has a default value and thus doesn't need to be addressed when creating a new b-tree type. The table below will give an overview of which parameters have to be set or can be initially omitted as well as what they do.</text:span></text:p>
      <text:p text:style-name="P3"/>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271">Parameter</text:p>
            </table:table-cell>
            <table:table-cell table:style-name="Table7.A1" office:value-type="string">
              <text:p text:style-name="P1271">Default</text:p>
            </table:table-cell>
            <table:table-cell table:style-name="Table7.A1" office:value-type="string">
              <text:p text:style-name="P1271">Class</text:p>
            </table:table-cell>
            <table:table-cell table:style-name="Table7.D1" office:value-type="string">
              <text:p text:style-name="P1271">Description</text:p>
            </table:table-cell>
          </table:table-row>
        </table:table-header-rows>
        <table:table-row>
          <table:table-cell table:style-name="Table7.A2" office:value-type="string">
            <text:p text:style-name="P1241">_<text:span text:style-name="T20">t</text:span>_<text:span text:style-name="T20">data</text:span></text:p>
          </table:table-cell>
          <table:table-cell table:style-name="Table7.A2" office:value-type="string">
            <text:p text:style-name="P1242">has to be set!</text:p>
          </table:table-cell>
          <table:table-cell table:style-name="Table7.A2" office:value-type="string">
            <text:p text:style-name="P1239">CBTreeBase</text:p>
            <text:p text:style-name="P1240">CBTreeKeySort</text:p>
          </table:table-cell>
          <table:table-cell table:style-name="Table7.D2" office:value-type="string">
            <text:p text:style-name="P1239">application data type</text:p>
          </table:table-cell>
        </table:table-row>
        <table:table-row>
          <table:table-cell table:style-name="Table7.A2" office:value-type="string">
            <text:p text:style-name="P1241">_<text:span text:style-name="T20">t</text:span>_<text:span text:style-name="T20">key *</text:span></text:p>
          </table:table-cell>
          <table:table-cell table:style-name="Table7.A2" office:value-type="string">
            <text:p text:style-name="P1241">_<text:span text:style-name="T20">t</text:span>_<text:span text:style-name="T20">data</text:span></text:p>
          </table:table-cell>
          <table:table-cell table:style-name="Table7.A2" office:value-type="string">
            <text:p text:style-name="P1239">CBTreeKeySort <text:span text:style-name="T643">only</text:span></text:p>
          </table:table-cell>
          <table:table-cell table:style-name="Table7.D2" office:value-type="string">
            <text:p text:style-name="P1239">sort and search information <text:span text:style-name="T21">type</text:span></text:p>
          </table:table-cell>
        </table:table-row>
        <table:table-row>
          <table:table-cell table:style-name="Table7.A4" office:value-type="string">
            <text:p text:style-name="P1241">_t_sizetype</text:p>
          </table:table-cell>
          <table:table-cell table:style-name="Table7.A2" office:value-type="string">
            <text:p text:style-name="P1239">uint64_t</text:p>
          </table:table-cell>
          <table:table-cell table:style-name="Table7.A2" office:value-type="string">
            <text:p text:style-name="P1239">CBTreeBase</text:p>
            <text:p text:style-name="P1240">CBTreeKeySort</text:p>
          </table:table-cell>
          <table:table-cell table:style-name="Table7.D2" office:value-type="string">
            <text:p text:style-name="P1239">application address type</text:p>
          </table:table-cell>
        </table:table-row>
        <table:table-row>
          <table:table-cell table:style-name="Table7.A2" office:value-type="string">
            <text:p text:style-name="P1241">_<text:span text:style-name="T20">t</text:span>_<text:span text:style-name="T20">nodeiter</text:span></text:p>
          </table:table-cell>
          <table:table-cell table:style-name="Table7.A2" office:value-type="string">
            <text:p text:style-name="P1239">uint64_t</text:p>
          </table:table-cell>
          <table:table-cell table:style-name="Table7.A2" office:value-type="string">
            <text:p text:style-name="P1239">CBTreeBase</text:p>
            <text:p text:style-name="P1240">CBTreeKeySort</text:p>
          </table:table-cell>
          <table:table-cell table:style-name="Table7.D2" office:value-type="string">
            <text:p text:style-name="P1239">node address type</text:p>
          </table:table-cell>
        </table:table-row>
        <table:table-row>
          <table:table-cell table:style-name="Table7.A2" office:value-type="string">
            <text:p text:style-name="P1241">_<text:span text:style-name="T20">t</text:span>_<text:span text:style-name="T20">subnodeiter</text:span></text:p>
          </table:table-cell>
          <table:table-cell table:style-name="Table7.A2" office:value-type="string">
            <text:p text:style-name="P1239">uint32_t</text:p>
          </table:table-cell>
          <table:table-cell table:style-name="Table7.A2" office:value-type="string">
            <text:p text:style-name="P1239">CBTreeBase</text:p>
            <text:p text:style-name="P1240">CBTreeKeySort</text:p>
          </table:table-cell>
          <table:table-cell table:style-name="Table7.D2" office:value-type="string">
            <text:p text:style-name="P1239">sub-position address type</text:p>
          </table:table-cell>
        </table:table-row>
        <table:table-row>
          <table:table-cell table:style-name="Table7.A2" office:value-type="string">
            <text:p text:style-name="P1241">_<text:span text:style-name="T20">t</text:span>_<text:span text:style-name="T20">datalayerproperties</text:span></text:p>
          </table:table-cell>
          <table:table-cell table:style-name="Table7.A2" office:value-type="string">
            <text:p text:style-name="P1239">CBTreeIOpropertiesRAM</text:p>
          </table:table-cell>
          <table:table-cell table:style-name="Table7.A2" office:value-type="string">
            <text:p text:style-name="P1239">CBTreeBase</text:p>
            <text:p text:style-name="P1240">CBTreeKeySort</text:p>
          </table:table-cell>
          <table:table-cell table:style-name="Table7.D2" office:value-type="string">
            <text:p text:style-name="P1239">data layer <text:span text:style-name="T21">set up</text:span> type</text:p>
          </table:table-cell>
        </table:table-row>
        <table:table-row>
          <table:table-cell table:style-name="Table7.A2" office:value-type="string">
            <text:p text:style-name="P1241">_<text:span text:style-name="T20">t</text:span>_<text:span text:style-name="T20">datalayer</text:span></text:p>
          </table:table-cell>
          <table:table-cell table:style-name="Table7.A2" office:value-type="string">
            <text:p text:style-name="P1239">CBTreeRAMIO &lt;_t_nodeiter, _t_subnodeiter&gt;</text:p>
          </table:table-cell>
          <table:table-cell table:style-name="Table7.A2" office:value-type="string">
            <text:p text:style-name="P1239">CBTreeBase</text:p>
            <text:p text:style-name="P1240">CBTreeKeySort</text:p>
          </table:table-cell>
          <table:table-cell table:style-name="Table7.D2" office:value-type="string">
            <text:p text:style-name="P1239">data layer type</text:p>
          </table:table-cell>
        </table:table-row>
      </table:table>
      <text:p text:style-name="P3"/>
      <text:p text:style-name="P1012">* The class CBTreeKeySort has a parameter called _t_key, which by default is _t_data. Since this template parameter is used as the search and sort criteria in key sort class instances, it is likely that the default is insufficient. Please see section <text:bookmark-ref text:reference-format="text" text:ref-name="__RefHeading__1983_1480809614">Key Type (_t_key)</text:bookmark-ref> for more information.</text:p>
      <text:p text:style-name="P4"><text:tab/>As it can be seen all parameters, except for _t_data, have a default value and don't need to be set. However, if a template parameter further down the list, such as _t_datalayer needs to be changed, then all parameters before have to be set manually. In general, their respective default setting is good enough for most cases.</text:p>
      <text:p text:style-name="P4"><text:tab/>The iterator parameters (_t_sizetype, _t_nodeiter and _t_subnodeiter) rarely need to changed, since they are sufficient for most applications and <text:span text:style-name="T644">ought to </text:span>run without trouble on any platform. It is suggested to only change these parameters <text:span text:style-name="T22">down to a smaller type if code is compiled for an embedded platform that runs more efficiently with 32 or 16 bit types. A full description for all of the above template parameters can be found in section: </text:span><text:span text:style-name="T22"><text:bookmark-ref text:reference-format="text" text:ref-name="__RefHeading__130_1269792762">Template Parameters</text:bookmark-ref></text:span></text:p>
      <text:p text:style-name="P3"/>
      <text:p text:style-name="P3"/>
      <text:h text:style-name="P1290" text:outline-level="2"/>
      <text:h text:style-name="P1299" text:outline-level="2"><text:bookmark-start text:name="__RefHeading__116_1269792762"/>Quick Programmer Guide<text:bookmark-end text:name="__RefHeading__116_1269792762"/></text:h>
      <text:p text:style-name="P5"/>
      <text:p text:style-name="P15"><text:tab/>This section will discuss what is to be done in order to have a program involving b-tree to compile and run. The <text:span text:style-name="T649">initial</text:span> step is to create application classes by deriving from the data classes CBTreeArray and CBTreeKeySort as needed. <text:span text:style-name="T649">It is very likely that these classes will end up almost empty at first, but t</text:span>his is strongly recommended for two reasons. Firstly, it allows for quicker additions and modifications in the development process, since it is unlikely that any of the given data classes will be sufficient. Secondly, even if the given data classes are sufficient, the newly created application class must <text:span text:style-name="T649">be named</text:span>, which makes it more obvious what the class' use is intended for.</text:p>
      <text:p text:style-name="P937"/>
      <table:table table:name="Table5" table:style-name="Table5">
        <table:table-column table:style-name="Table5.A"/>
        <table:table-row table:style-name="Table5.1">
          <table:table-cell office:value-type="string">
            <text:p text:style-name="P1266"><draw:g text:anchor-type="as-char" draw:z-index="2" draw:style-name="gr1"><draw:custom-shape draw:style-name="gr7" draw:text-style-name="P1397" svg:width="2.682cm" svg:height="0.899cm" svg:x="7.146cm" svg:y="0.861cm"><text:p text:style-name="P1392"><text:span text:style-name="T726">CBTreeSuper</text:span></text:p><draw:enhanced-geometry svg:viewBox="0 0 21600 21600" draw:type="rectangle" draw:enhanced-path="M 0 0 L 21600 0 21600 21600 0 21600 0 0 Z N"/></draw:custom-shape><draw:custom-shape draw:style-name="gr8" draw:text-style-name="P1397" svg:width="2.684cm" svg:height="0.899cm" svg:x="10.719cm" svg:y="0.861cm"><text:p text:style-name="P1392"><text:span text:style-name="T726">CBTreeIf</text:span></text:p><draw:enhanced-geometry svg:viewBox="0 0 21600 21600" draw:type="rectangle" draw:enhanced-path="M 0 0 L 21600 0 21600 21600 0 21600 0 0 Z N"/></draw:custom-shape><draw:frame draw:style-name="gr9" draw:text-style-name="P1396" svg:width="5.19cm" svg:height="0.996cm" svg:x="0.129cm" svg:y="0cm"><draw:text-box><text:p text:style-name="P1395"><text:span text:style-name="T725">I. Super Classes</text:span></text:p></draw:text-box></draw:frame><draw:custom-shape draw:style-name="gr10" draw:text-style-name="P1397" svg:width="2.682cm" svg:height="0.895cm" svg:x="8.932cm" svg:y="3.547cm"><text:p text:style-name="P1392"><text:span text:style-name="T726">CBTreeBase</text:span></text:p><draw:enhanced-geometry svg:viewBox="0 0 21600 21600" draw:type="rectangle" draw:enhanced-path="M 0 0 L 21600 0 21600 21600 0 21600 0 0 Z N"/></draw:custom-shape><draw:frame draw:style-name="gr11" draw:text-style-name="P1396" svg:width="5.377cm" svg:height="0.996cm" svg:x="0.162cm" svg:y="2.686cm"><draw:text-box><text:p text:style-name="P1395"><text:span text:style-name="T725">II. Base Class</text:span></text:p></draw:text-box></draw:frame><draw:custom-shape draw:style-name="gr12" draw:text-style-name="P1397" svg:width="2.678cm" svg:height="0.895cm" svg:x="7.149cm" svg:y="6.234cm"><text:p text:style-name="P1392"><text:span text:style-name="T726">CBTreeArray</text:span></text:p><draw:enhanced-geometry svg:viewBox="0 0 21600 21600" draw:type="rectangle" draw:enhanced-path="M 0 0 L 21600 0 21600 21600 0 21600 0 0 Z N"/></draw:custom-shape><draw:custom-shape draw:style-name="gr13" draw:text-style-name="P1397" svg:width="2.684cm" svg:height="0.895cm" svg:x="10.719cm" svg:y="6.234cm"><text:p text:style-name="P1392"><text:span text:style-name="T726">CBTreeKeySort</text:span></text:p><draw:enhanced-geometry svg:viewBox="0 0 21600 21600" draw:type="rectangle" draw:enhanced-path="M 0 0 L 21600 0 21600 21600 0 21600 0 0 Z N"/></draw:custom-shape><draw:frame draw:style-name="gr11" draw:text-style-name="P1396" svg:width="6.173cm" svg:height="0.996cm" svg:x="0.173cm" svg:y="5.338cm"><draw:text-box><text:p text:style-name="P1395"><text:span text:style-name="T725">III. Data Classes</text:span></text:p></draw:text-box></draw:frame><draw:line draw:style-name="gr14" draw:text-style-name="P1398" svg:x1="8.485cm" svg:y1="6.233cm" svg:x2="10.182cm" svg:y2="4.442cm"><text:p/></draw:line><draw:line draw:style-name="gr14" draw:text-style-name="P1398" svg:x1="10.272cm" svg:y1="3.547cm" svg:x2="11.969cm" svg:y2="1.756cm"><text:p/></draw:line><draw:line draw:style-name="gr14" draw:text-style-name="P1398" svg:x1="12.059cm" svg:y1="6.233cm" svg:x2="10.272cm" svg:y2="4.442cm"><text:p/></draw:line><draw:line draw:style-name="gr14" draw:text-style-name="P1398" svg:x1="10.183cm" svg:y1="3.547cm" svg:x2="8.396cm" svg:y2="1.756cm"><text:p/></draw:line><draw:line draw:style-name="gr15" draw:text-style-name="P1399" svg:x1="-0.001cm" svg:y1="2.204cm" svg:x2="16.972cm" svg:y2="2.204cm"><text:p/></draw:line><draw:line draw:style-name="gr16" draw:text-style-name="P1399" svg:x1="-0.001cm" svg:y1="4.891cm" svg:x2="16.972cm" svg:y2="4.891cm"><text:p/></draw:line><draw:line draw:style-name="gr17" draw:text-style-name="P1399" svg:x1="0.023cm" svg:y1="7.575cm" svg:x2="16.996cm" svg:y2="7.575cm"><text:p/></draw:line><draw:frame draw:style-name="gr18" draw:text-style-name="P1396" svg:width="6.529cm" svg:height="1.736cm" svg:x="0.173cm" svg:y="8.024cm"><draw:text-box><text:p text:style-name="P1395"><text:span text:style-name="T725">IV. Application Classes</text:span></text:p></draw:text-box></draw:frame><draw:custom-shape draw:style-name="gr19" draw:text-style-name="P1397" svg:width="2.678cm" svg:height="0.897cm" svg:x="7.149cm" svg:y="8.918cm"><text:p text:style-name="P1392"><text:span text:style-name="T726">CAppArray</text:span></text:p><draw:enhanced-geometry svg:viewBox="0 0 21600 21600" draw:type="rectangle" draw:enhanced-path="M 0 0 L 21600 0 21600 21600 0 21600 0 0 Z N"/></draw:custom-shape><draw:custom-shape draw:style-name="gr20" draw:text-style-name="P1397" svg:width="2.684cm" svg:height="0.897cm" svg:x="10.719cm" svg:y="8.918cm"><text:p text:style-name="P1392"><text:span text:style-name="T726">CAppDataMap</text:span></text:p><draw:enhanced-geometry svg:viewBox="0 0 21600 21600" draw:type="rectangle" draw:enhanced-path="M 0 0 L 21600 0 21600 21600 0 21600 0 0 Z N"/></draw:custom-shape><draw:line draw:style-name="gr14" draw:text-style-name="P1398" svg:x1="8.485cm" svg:y1="8.919cm" svg:x2="8.485cm" svg:y2="7.128cm"><text:p/></draw:line><draw:line draw:style-name="gr14" draw:text-style-name="P1398" svg:x1="12.058cm" svg:y1="8.921cm" svg:x2="12.058cm" svg:y2="7.13cm"><text:p/></draw:line></draw:g></text:p>
          </table:table-cell>
        </table:table-row>
      </table:table>
      <text:p text:style-name="P6"/>
      <text:p text:style-name="P941"><text:span text:style-name="T24"><text:tab/>Once the application classes, displayed by the example classes CAppArray and CAppDataMap in the diagram above, have been defined, they may act as base classes for more specialised application container classes. Classes that have been derived from </text:span><text:span text:style-name="T24"><text:bookmark-ref text:reference-format="text" text:ref-name="__RefHeading__12194_147306980">CBTreeKeySort</text:bookmark-ref></text:span><text:span text:style-name="T24"> may want to provide their own version of the methods </text:span><text:span text:style-name="T24"><text:bookmark-ref text:reference-format="text" text:ref-name="__RefHeading__3579_1442666128">comp ()</text:bookmark-ref></text:span><text:span text:style-name="T24"> and </text:span><text:span text:style-name="T24"><text:bookmark-ref text:reference-format="text" text:ref-name="__RefHeading__3581_1442666128">extract_key ()</text:bookmark-ref></text:span><text:span text:style-name="T24">, in case the default methods are not sufficient. </text:span></text:p>
      <text:p text:style-name="P7"/>
      <text:p text:style-name="P1017"><text:tab/>This framework doesn't only consisting of class types that handle data, it also has interface and super classes. These enable programmers to abstract container classes, while using instances of those classes that may employ different template parameters.</text:p>
      <table:table table:name="Table16" table:style-name="Table16">
        <table:table-column table:style-name="Table16.A"/>
        <table:table-row table:style-name="Table16.1">
          <table:table-cell office:value-type="string">
            <text:p text:style-name="Table_20_Contents"><draw:g text:anchor-type="as-char" svg:y="-6.879cm" draw:z-index="8" draw:style-name="gr84"><draw:custom-shape draw:style-name="gr76" draw:text-style-name="P1397" svg:width="2.673cm" svg:height="0.911cm" svg:x="7.121cm" svg:y="0.871cm"><text:p text:style-name="P1392"><text:span text:style-name="T726">CBTreeSuper</text:span></text:p><draw:enhanced-geometry svg:viewBox="0 0 21600 21600" draw:type="rectangle" draw:enhanced-path="M 0 0 L 21600 0 21600 21600 0 21600 0 0 Z N"/></draw:custom-shape><draw:custom-shape draw:style-name="gr76" draw:text-style-name="P1397" xml:id="id26" draw:id="id26" svg:width="2.673cm" svg:height="0.911cm" svg:x="10.682cm" svg:y="0.871cm"><text:p text:style-name="P1392"><text:span text:style-name="T726">CBTreeIf</text:span></text:p><draw:enhanced-geometry svg:viewBox="0 0 21600 21600" draw:type="rectangle" draw:enhanced-path="M 0 0 L 21600 0 21600 21600 0 21600 0 0 Z N"/></draw:custom-shape><draw:frame draw:style-name="gr85" draw:text-style-name="P1396" svg:width="5.194cm" svg:height="0.997cm" svg:x="0.127cm" svg:y="0cm"><draw:text-box><text:p text:style-name="P1395"><text:span text:style-name="T725">I. Super Classes</text:span></text:p></draw:text-box></draw:frame><draw:custom-shape draw:style-name="gr86" draw:text-style-name="P1397" svg:width="2.675cm" svg:height="0.907cm" svg:x="8.899cm" svg:y="3.593cm"><text:p text:style-name="P1392"><text:span text:style-name="T726">CBTreeBase</text:span></text:p><draw:enhanced-geometry svg:viewBox="0 0 21600 21600" draw:type="rectangle" draw:enhanced-path="M 0 0 L 21600 0 21600 21600 0 21600 0 0 Z N"/></draw:custom-shape><draw:frame draw:style-name="gr79" draw:text-style-name="P1396" svg:width="5.365cm" svg:height="0.997cm" svg:x="0.157cm" svg:y="2.722cm"><draw:text-box><text:p text:style-name="P1395"><text:span text:style-name="T725">II. Base Class</text:span></text:p></draw:text-box></draw:frame><draw:custom-shape draw:style-name="gr78" draw:text-style-name="P1397" svg:width="2.673cm" svg:height="0.907cm" svg:x="7.121cm" svg:y="8.128cm"><text:p text:style-name="P1392"><text:span text:style-name="T726">CBTreeArray</text:span></text:p><draw:enhanced-geometry svg:viewBox="0 0 21600 21600" draw:type="rectangle" draw:enhanced-path="M 0 0 L 21600 0 21600 21600 0 21600 0 0 Z N"/></draw:custom-shape><draw:custom-shape draw:style-name="gr78" draw:text-style-name="P1397" svg:width="2.673cm" svg:height="0.907cm" svg:x="10.682cm" svg:y="8.128cm"><text:p text:style-name="P1392"><text:span text:style-name="T726">CBTreeKeySort</text:span></text:p><draw:enhanced-geometry svg:viewBox="0 0 21600 21600" draw:type="rectangle" draw:enhanced-path="M 0 0 L 21600 0 21600 21600 0 21600 0 0 Z N"/></draw:custom-shape><draw:frame draw:style-name="gr79" draw:text-style-name="P1396" svg:width="6.148cm" svg:height="0.997cm" svg:x="0.173cm" svg:y="8.128cm"><draw:text-box><text:p text:style-name="P1395"><text:span text:style-name="T725">III.b. Data Classes</text:span></text:p></draw:text-box></draw:frame><draw:line draw:style-name="gr14" draw:text-style-name="P1398" svg:x1="8.452cm" svg:y1="8.129cm" svg:x2="10.143cm" svg:y2="4.501cm"><text:p/></draw:line><draw:line draw:style-name="gr14" draw:text-style-name="P1398" svg:x1="10.237cm" svg:y1="3.593cm" svg:x2="11.928cm" svg:y2="1.779cm"><text:p/></draw:line><draw:line draw:style-name="gr14" draw:text-style-name="P1398" svg:x1="12.017cm" svg:y1="8.129cm" svg:x2="10.237cm" svg:y2="4.501cm"><text:p/></draw:line><draw:line draw:style-name="gr14" draw:text-style-name="P1398" svg:x1="10.147cm" svg:y1="3.593cm" svg:x2="8.367cm" svg:y2="1.779cm"><text:p/></draw:line><draw:line draw:style-name="gr81" draw:text-style-name="P1399" svg:x1="-0.001cm" svg:y1="2.233cm" svg:x2="16.914cm" svg:y2="2.233cm"><text:p/></draw:line><draw:line draw:style-name="gr81" draw:text-style-name="P1399" svg:x1="-0.001cm" svg:y1="4.953cm" svg:x2="16.914cm" svg:y2="4.953cm"><text:p/></draw:line><draw:line draw:style-name="gr81" draw:text-style-name="P1399" svg:x1="0.023cm" svg:y1="9.487cm" svg:x2="16.938cm" svg:y2="9.487cm"><text:p/></draw:line><draw:frame draw:style-name="gr18" draw:text-style-name="P1396" svg:width="6.504cm" svg:height="1.736cm" svg:x="0.173cm" svg:y="9.943cm"><draw:text-box><text:p text:style-name="P1395"><text:span text:style-name="T725">IV. Application Classes</text:span></text:p></draw:text-box></draw:frame><draw:custom-shape draw:style-name="gr78" draw:text-style-name="P1397" svg:width="2.673cm" svg:height="0.907cm" svg:x="7.121cm" svg:y="10.85cm"><text:p text:style-name="P1392"><text:span text:style-name="T726">CAppArray</text:span></text:p><draw:enhanced-geometry svg:viewBox="0 0 21600 21600" draw:type="rectangle" draw:enhanced-path="M 0 0 L 21600 0 21600 21600 0 21600 0 0 Z N"/></draw:custom-shape><draw:custom-shape draw:style-name="gr78" draw:text-style-name="P1397" svg:width="2.673cm" svg:height="0.907cm" svg:x="10.682cm" svg:y="10.85cm"><text:p text:style-name="P1392"><text:span text:style-name="T726">CAppDataMap</text:span></text:p><draw:enhanced-geometry svg:viewBox="0 0 21600 21600" draw:type="rectangle" draw:enhanced-path="M 0 0 L 21600 0 21600 21600 0 21600 0 0 Z N"/></draw:custom-shape><draw:line draw:style-name="gr14" draw:text-style-name="P1398" svg:x1="8.452cm" svg:y1="10.851cm" svg:x2="8.452cm" svg:y2="9.036cm"><text:p/></draw:line><draw:line draw:style-name="gr14" draw:text-style-name="P1398" svg:x1="12.015cm" svg:y1="10.851cm" svg:x2="12.015cm" svg:y2="9.036cm"><text:p/></draw:line><draw:custom-shape draw:style-name="gr82" draw:text-style-name="P1397" xml:id="id25" draw:id="id25" svg:width="3.56cm" svg:height="0.907cm" svg:x="4.004cm" svg:y="6.315cm"><text:p text:style-name="P1392"><text:span text:style-name="T726">CBTreeArrayDataIf</text:span></text:p><draw:enhanced-geometry svg:viewBox="0 0 21600 21600" draw:type="rectangle" draw:enhanced-path="M 0 0 L 21600 0 21600 21600 0 21600 0 0 Z N"/></draw:custom-shape><draw:custom-shape draw:style-name="gr87" draw:text-style-name="P1397" xml:id="id27" draw:id="id27" svg:width="3.566cm" svg:height="0.907cm" svg:x="12.905cm" svg:y="6.315cm"><text:p text:style-name="P1392"><text:span text:style-name="T726">CBTreeKeySortDataIf</text:span></text:p><draw:enhanced-geometry svg:viewBox="0 0 21600 21600" draw:type="rectangle" draw:enhanced-path="M 0 0 L 21600 0 21600 21600 0 21600 0 0 Z N"/></draw:custom-shape><draw:line draw:style-name="gr14" draw:text-style-name="P1398" svg:x1="8.456cm" svg:y1="8.129cm" svg:x2="5.785cm" svg:y2="7.221cm"><text:p/></draw:line><draw:line draw:style-name="gr14" draw:text-style-name="P1398" svg:x1="12.015cm" svg:y1="8.129cm" svg:x2="14.685cm" svg:y2="7.221cm"><text:p/></draw:line><draw:connector draw:style-name="gr14" draw:text-style-name="P1399" svg:x1="5.784cm" svg:y1="6.316cm" svg:x2="12.017cm" svg:y2="0.872cm" draw:start-shape="id25" draw:start-glue-point="0" draw:end-shape="id26" draw:end-glue-point="0" svg:d="M5784-564v-5945h6233v501" svg:viewBox="0 0 6235 5946"><text:p/></draw:connector><draw:connector draw:style-name="gr14" draw:text-style-name="P1399" svg:x1="14.686cm" svg:y1="6.316cm" svg:x2="12.017cm" svg:y2="0.872cm" draw:start-shape="id27" draw:start-glue-point="0" draw:end-shape="id26" draw:end-glue-point="0" svg:d="M14686-564v-5945h-2669v501" svg:viewBox="0 0 2671 5946"><text:p/></draw:connector><draw:frame draw:style-name="gr18" draw:text-style-name="P1396" svg:width="6.148cm" svg:height="1.736cm" svg:x="0.173cm" svg:y="5.408cm"><draw:text-box><text:p text:style-name="P1395"><text:span text:style-name="T725">III.a. Interface Classes</text:span></text:p></draw:text-box></draw:frame><draw:line draw:style-name="gr81" draw:text-style-name="P1399" svg:x1="-0.001cm" svg:y1="7.676cm" svg:x2="16.914cm" svg:y2="7.676cm"><text:p/></draw:line></draw:g> </text:p>
          </table:table-cell>
        </table:table-row>
      </table:table>
      <text:p text:style-name="P642"/>
      <text:p text:style-name="P642"><text:tab/>The diagram shows that CBTreeArray and CBTreeKeySort are inheriting from CBTreeBase as well as their data interface respective <text:bookmark-ref text:reference-format="text" text:ref-name="__RefHeading__128_1269792762">Data Interface Classes (CBTree*DataIf) </text:bookmark-ref>. All of the above are <text:span text:style-name="T650">directly or indirectly</text:span> inheriting from <text:span text:style-name="T650">the </text:span><text:bookmark-ref text:reference-format="text" text:ref-name="__RefHeading__126_1269792762">Interface Class (CBTreeIf)</text:bookmark-ref>, which means that CBTreeArray and CBTreeKeySort have a so called diamond inheritance of CBTreeIf. In terms of compiling, this is ambiguous <text:span text:style-name="T651">and eventually problematic if a programmer wants create a new data class, which is also accompanied by its respective interface class. In that case the interface class has to be virtually inherited, otherwise some compilers fail to compile the code.</text:span></text:p>
      <text:p text:style-name="P8"/>
      <text:p text:style-name="P8"/>
      <text:h text:style-name="P1301" text:outline-level="3"><text:bookmark-start text:name="__RefHeading__8557_147306980"/>Includes Overview<text:bookmark-end text:name="__RefHeading__8557_147306980"/></text:h>
      <text:p text:style-name="P642"/>
      <text:p text:style-name="P642"><text:tab/>The I. section <text:span text:style-name="T25">briefly </text:span>explains what files need to be included <text:span text:style-name="T25">in order to gain access to different parts of the b-tree framework. Since the header files, addressed in this section, contain declarations, which are template based, their respective source file is included at the very end, because most compilers cannot process said declarations externally. To avoid compiling unnecessary code only those header files ought to be included, that incorporate code actually being required.</text:span></text:p>
      <text:p text:style-name="P642"><text:soft-page-break/><text:tab/><text:span text:style-name="T26">Which data class header file needs to be included, depends on what the application classes need to be derived from. Please see the list below:</text:span></text:p>
      <text:list xml:id="list7534842234087790325" text:style-name="L397">
        <text:list-item>
          <text:p text:style-name="P1364">btreearray.h</text:p>
          <text:list>
            <text:list-item>
              <text:p text:style-name="P1364">data class: CBTreeArray</text:p>
            </text:list-item>
            <text:list-item>
              <text:p text:style-name="P1364">internal position class: CBTreeArrayPos</text:p>
            </text:list-item>
            <text:list-item>
              <text:p text:style-name="P1364">interface class: CBTreeArrayDataIf</text:p>
            </text:list-item>
            <text:list-item>
              <text:p text:style-name="P1365">also includes: <text:span text:style-name="T26">btreearray.</text:span>cpp</text:p>
            </text:list-item>
          </text:list>
        </text:list-item>
        <text:list-item>
          <text:p text:style-name="P1364">btreekeysort.h</text:p>
          <text:list>
            <text:list-item>
              <text:p text:style-name="P1364">data class: CBTreeKeySort</text:p>
            </text:list-item>
            <text:list-item>
              <text:p text:style-name="P1364">internal position class: CBTreeKeySortPos</text:p>
            </text:list-item>
            <text:list-item>
              <text:p text:style-name="P1364">interface class: CBTreeKeySortDataIf</text:p>
            </text:list-item>
            <text:list-item>
              <text:p text:style-name="P1365">also includes: <text:span text:style-name="T26">btree</text:span>keysort<text:span text:style-name="T26">.</text:span>cpp</text:p>
            </text:list-item>
          </text:list>
        </text:list-item>
      </text:list>
      <text:p text:style-name="P9"/>
      <text:p text:style-name="P642"><text:tab/>Each of those header files include btree.h, which will do all further inclusions. A tree of what it includes and what those includes are can be found below:</text:p>
      <text:p text:style-name="P642"/>
      <table:table table:name="Table6" table:style-name="Table6">
        <table:table-column table:style-name="Table6.A"/>
        <table:table-row table:style-name="Table6.1">
          <table:table-cell office:value-type="string">
            <text:p text:style-name="P1247"><draw:g text:anchor-type="as-char" draw:z-index="5" draw:style-name="gr1"><draw:frame draw:style-name="gr44" draw:text-style-name="P1403" svg:width="6.748cm" svg:height="0.742cm" svg:x="7.823cm" svg:y="0cm"><draw:text-box><text:p text:style-name="P1395"><text:span text:style-name="T727">contains base class definition</text:span></text:p></draw:text-box></draw:frame><draw:frame draw:style-name="gr45" draw:text-style-name="P1403" svg:width="9.201cm" svg:height="0.742cm" svg:x="7.823cm" svg:y="1.002cm"><draw:text-box><text:p text:style-name="P1395"><text:span text:style-name="T727">contains super class and super interface class</text:span></text:p></draw:text-box></draw:frame><draw:frame draw:style-name="gr46" draw:text-style-name="P1403" svg:width="7.829cm" svg:height="0.742cm" svg:x="7.823cm" svg:y="2.004cm"><draw:text-box><text:p text:style-name="P1395"><text:span text:style-name="T727">includes common symbols and macros</text:span></text:p></draw:text-box></draw:frame><draw:frame draw:style-name="gr47" draw:text-style-name="P1403" svg:width="5.815cm" svg:height="0.742cm" svg:x="7.823cm" svg:y="3.011cm"><draw:text-box><text:p text:style-name="P1395"><text:span text:style-name="T727">contains IO layer base class</text:span></text:p></draw:text-box></draw:frame><draw:frame draw:style-name="gr48" draw:text-style-name="P1403" svg:width="7.487cm" svg:height="0.742cm" svg:x="7.823cm" svg:y="4.016cm"><draw:text-box><text:p text:style-name="P1395"><text:span text:style-name="T727">contains IO layer property base class</text:span></text:p></draw:text-box></draw:frame><draw:frame draw:style-name="gr49" draw:text-style-name="P1403" svg:width="4.213cm" svg:height="0.742cm" svg:x="7.823cm" svg:y="5.034cm"><draw:text-box><text:p text:style-name="P1395"><text:span text:style-name="T727">contains base class</text:span></text:p></draw:text-box></draw:frame><draw:custom-shape draw:style-name="gr50" draw:text-style-name="P1400" xml:id="id7" draw:id="id7" svg:width="4.474cm" svg:height="0.503cm" svg:x="2.228cm" svg:y="2.159cm"><text:p text:style-name="P1392"><text:span text:style-name="T727">btreecommon.h</text:span></text:p><draw:enhanced-geometry svg:viewBox="0 0 21600 21600" draw:mirror-horizontal="false" draw:mirror-vertical="false" draw:type="rectangle" draw:enhanced-path="M 0 0 L 21600 0 21600 21600 0 21600 0 0 Z N"/></draw:custom-shape><draw:custom-shape draw:style-name="gr51" draw:text-style-name="P1400" xml:id="id5" draw:id="id5" svg:width="4.47cm" svg:height="0.505cm" svg:x="3.348cm" svg:y="4.166cm"><text:p text:style-name="P1392"><text:span text:style-name="T727">btreeioprop.h</text:span></text:p><draw:enhanced-geometry svg:viewBox="0 0 21600 21600" draw:mirror-horizontal="false" draw:mirror-vertical="false" draw:type="rectangle" draw:enhanced-path="M 0 0 L 21600 0 21600 21600 0 21600 0 0 Z N"/></draw:custom-shape><draw:connector draw:style-name="gr52" draw:text-style-name="P1404" svg:x1="3.348cm" svg:y1="4.419cm" svg:x2="2.792cm" svg:y2="3.567cm" draw:start-shape="id5" draw:start-glue-point="3" draw:end-shape="id6" draw:end-glue-point="2" svg:d="M3348 1532h-556v-852" svg:viewBox="0 0 557 854"><text:p/></draw:connector><draw:connector draw:style-name="gr53" draw:text-style-name="P1404" xml:id="id12" draw:id="id12" svg:x1="2.228cm" svg:y1="2.411cm" svg:x2="1.676cm" svg:y2="1.559cm" draw:start-shape="id7" draw:start-glue-point="3" draw:end-shape="id8" draw:end-glue-point="2" svg:d="M2228-477h-552v-852" svg:viewBox="0 0 554 854"><text:p/></draw:connector><draw:connector draw:style-name="gr54" draw:text-style-name="P1404" xml:id="id14" draw:id="id14" svg:x1="1.115cm" svg:y1="1.409cm" svg:x2="0.556cm" svg:y2="0.555cm" draw:start-shape="id9" draw:start-glue-point="3" draw:end-shape="id10" draw:end-glue-point="2" svg:d="M1115-1479h-559v-854" svg:viewBox="0 0 561 855"><text:p/></draw:connector><draw:connector draw:style-name="gr55" draw:text-style-name="P1404" svg:x1="2.228cm" svg:y1="3.413cm" svg:x2="1.676cm" svg:y2="2.41cm" draw:start-shape="id11" draw:start-glue-point="3" draw:end-shape="id12" draw:end-glue-point="0" svg:d="M2228 526h-552v-1004" svg:viewBox="0 0 554 1005"><text:p/></draw:connector><draw:connector draw:style-name="gr56" draw:text-style-name="P1404" svg:x1="1.115cm" svg:y1="5.44cm" svg:x2="0.556cm" svg:y2="1.409cm" draw:start-shape="id13" draw:start-glue-point="3" draw:end-shape="id14" draw:end-glue-point="0" svg:d="M1115 2553h-559v-4032" svg:viewBox="0 0 561 4034"><text:p/></draw:connector><draw:custom-shape draw:style-name="gr51" draw:text-style-name="P1400" xml:id="id13" draw:id="id13" svg:width="4.47cm" svg:height="0.505cm" svg:x="1.115cm" svg:y="5.188cm"><text:p text:style-name="P1392"><text:span text:style-name="T727">btree.cpp</text:span></text:p><draw:enhanced-geometry svg:viewBox="0 0 21600 21600" draw:mirror-horizontal="false" draw:mirror-vertical="false" draw:type="rectangle" draw:enhanced-path="M 0 0 L 21600 0 21600 21600 0 21600 0 0 Z N"/></draw:custom-shape><draw:custom-shape draw:style-name="gr57" draw:text-style-name="P1400" xml:id="id6" draw:id="id6" svg:width="0.895cm" svg:height="0.304cm" svg:x="2.346cm" svg:y="3.263cm"><text:p/><draw:enhanced-geometry svg:viewBox="0 0 21600 21600" draw:mirror-horizontal="false" draw:mirror-vertical="false" draw:type="rectangle" draw:enhanced-path="M 0 0 L 21600 0 21600 21600 0 21600 0 0 Z N"/></draw:custom-shape><draw:custom-shape draw:style-name="gr58" draw:text-style-name="P1400" xml:id="id8" draw:id="id8" svg:width="0.897cm" svg:height="0.302cm" svg:x="1.228cm" svg:y="1.256cm"><text:p/><draw:enhanced-geometry svg:viewBox="0 0 21600 21600" draw:mirror-horizontal="false" draw:mirror-vertical="false" draw:type="rectangle" draw:enhanced-path="M 0 0 L 21600 0 21600 21600 0 21600 0 0 Z N"/></draw:custom-shape><draw:custom-shape draw:style-name="gr59" draw:text-style-name="P1400" xml:id="id10" draw:id="id10" svg:width="0.9cm" svg:height="0.306cm" svg:x="0.106cm" svg:y="0.249cm"><text:p/><draw:enhanced-geometry svg:viewBox="0 0 21600 21600" draw:mirror-horizontal="false" draw:mirror-vertical="false" draw:type="rectangle" draw:enhanced-path="M 0 0 L 21600 0 21600 21600 0 21600 0 0 Z N"/></draw:custom-shape><draw:custom-shape draw:style-name="gr51" draw:text-style-name="P1400" svg:width="4.47cm" svg:height="0.505cm" svg:x="0cm" svg:y="0.15cm"><text:p text:style-name="P1392"><text:span text:style-name="T727">btree.h</text:span></text:p><draw:enhanced-geometry svg:viewBox="0 0 21600 21600" draw:mirror-horizontal="false" draw:mirror-vertical="false" draw:type="rectangle" draw:enhanced-path="M 0 0 L 21600 0 21600 21600 0 21600 0 0 Z N"/></draw:custom-shape><draw:custom-shape draw:style-name="gr51" draw:text-style-name="P1400" xml:id="id9" draw:id="id9" svg:width="4.47cm" svg:height="0.505cm" svg:x="1.115cm" svg:y="1.155cm"><text:p text:style-name="P1392"><text:span text:style-name="T727">btreeaux.h</text:span></text:p><draw:enhanced-geometry svg:viewBox="0 0 21600 21600" draw:mirror-horizontal="false" draw:mirror-vertical="false" draw:type="rectangle" draw:enhanced-path="M 0 0 L 21600 0 21600 21600 0 21600 0 0 Z N"/></draw:custom-shape><draw:custom-shape draw:style-name="gr50" draw:text-style-name="P1400" xml:id="id11" draw:id="id11" svg:width="4.474cm" svg:height="0.503cm" svg:x="2.228cm" svg:y="3.163cm"><text:p text:style-name="P1392"><text:span text:style-name="T727">btreeio.h</text:span></text:p><draw:enhanced-geometry svg:viewBox="0 0 21600 21600" draw:mirror-horizontal="false" draw:mirror-vertical="false" draw:type="rectangle" draw:enhanced-path="M 0 0 L 21600 0 21600 21600 0 21600 0 0 Z N"/></draw:custom-shape></draw:g></text:p>
          </table:table-cell>
        </table:table-row>
      </table:table>
      <text:p text:style-name="P1029"/>
      <text:p text:style-name="P10"/>
      <text:p text:style-name="P10"><text:tab/><text:span text:style-name="T27">Furthermore, one or more data layer classes need to be included. Please see the list below:</text:span></text:p>
      <text:list xml:id="list2507651760566063614" text:style-name="L398">
        <text:list-item>
          <text:p text:style-name="P1366">btreeioram.h</text:p>
          <text:list>
            <text:list-item>
              <text:p text:style-name="P1366">data layer type: RAM</text:p>
            </text:list-item>
            <text:list-item>
              <text:p text:style-name="P1366">includes: btreeramioprop.h containing RAM data layer property class</text:p>
            </text:list-item>
            <text:list-item>
              <text:p text:style-name="P1366">also includes: btreeioram.cpp</text:p>
            </text:list-item>
          </text:list>
        </text:list-item>
        <text:list-item>
          <text:p text:style-name="P1366">btreeiofile.h</text:p>
          <text:list>
            <text:list-item>
              <text:p text:style-name="P1366">data layer type: file</text:p>
            </text:list-item>
            <text:list-item>
              <text:p text:style-name="P1366"><text:soft-page-break/>includes: btreefileioprop.h containing file data layer property class</text:p>
            </text:list-item>
            <text:list-item>
              <text:p text:style-name="P1366">also includes: btreeiofile.cpp</text:p>
            </text:list-item>
          </text:list>
        </text:list-item>
      </text:list>
      <text:p text:style-name="P11"/>
      <text:p text:style-name="P11"><text:tab/>A more detailed list of all data layers can be found here: <text:bookmark-ref text:reference-format="text" text:ref-name="__RefHeading__7771_1708703198">Data Layer Types List</text:bookmark-ref></text:p>
      <text:p text:style-name="P10"/>
      <text:p text:style-name="P10"/>
      <text:h text:style-name="P1301" text:outline-level="3"><text:bookmark-start text:name="__RefHeading__12192_147306980"/>Source File List<text:bookmark-end text:name="__RefHeading__12192_147306980"/></text:h>
      <text:p text:style-name="P10"/>
      <text:p text:style-name="P12"><text:span text:style-name="T28"><text:tab/>The b-tree framework consists of a number of files listed b</text:span>elow. <text:span text:style-name="T28">That list also has brief explanations what each files contains.</text:span></text:p>
      <text:p text:style-name="P10"/>
      <table:table table:name="Table9" table:style-name="Table9">
        <table:table-column table:style-name="Table9.A"/>
        <table:table-column table:style-name="Table9.B"/>
        <table:table-header-rows>
          <table:table-row>
            <table:table-cell table:style-name="Table9.A1" office:value-type="string">
              <text:p text:style-name="P1272">file name</text:p>
            </table:table-cell>
            <table:table-cell table:style-name="Table9.B1" office:value-type="string">
              <text:p text:style-name="P1272">file content</text:p>
            </table:table-cell>
          </table:table-row>
        </table:table-header-rows>
        <table:table-row>
          <table:table-cell table:style-name="Table9.A2" office:value-type="string">
            <text:p text:style-name="P1243">btree.cpp</text:p>
            <text:p text:style-name="P1243">btree.h</text:p>
          </table:table-cell>
          <table:table-cell table:style-name="Table9.B2" office:value-type="string">
            <text:p text:style-name="P1243">CBTreeBase declaration</text:p>
            <text:p text:style-name="P1243">CBTreeBase definition</text:p>
            <text:p text:style-name="P1243"/>
            <text:p text:style-name="P1243">These files contain the b-tree base class <text:span text:style-name="T29">required by any b-tree data class.</text:span></text:p>
          </table:table-cell>
        </table:table-row>
        <table:table-row>
          <table:table-cell table:style-name="Table9.A2" office:value-type="string">
            <text:p text:style-name="P1244">btreearray.cpp</text:p>
            <text:p text:style-name="P1244">btreearray.h</text:p>
          </table:table-cell>
          <table:table-cell table:style-name="Table9.B2" office:value-type="string">
            <text:p text:style-name="P1244">CBTreeArray declaration</text:p>
            <text:p text:style-name="P1244">CBTreeArray definition</text:p>
            <text:p text:style-name="P1244"/>
            <text:p text:style-name="P1244">These files contain the array data class, which <text:span text:style-name="T652">also </text:span>is a data class. If an application <text:span text:style-name="T30">needs</text:span> to define an application specific array class, then btreearray.h <text:span text:style-name="T30">has</text:span> to be included and said class needs to inherit from CBTreeArray.</text:p>
          </table:table-cell>
        </table:table-row>
        <table:table-row>
          <table:table-cell table:style-name="Table9.A2" office:value-type="string">
            <text:p text:style-name="P1244">btreeaux.cpp</text:p>
            <text:p text:style-name="P1244">btreeaux.h</text:p>
          </table:table-cell>
          <table:table-cell table:style-name="Table9.B2" office:value-type="string">
            <text:p text:style-name="P1244">CBTreeSuper and CBTreeIf declaration</text:p>
            <text:p text:style-name="P1244">CBTreeSuper and CBTreeIf definition</text:p>
            <text:p text:style-name="P1244"/>
            <text:p text:style-name="P1243">These files contain the b-tree <text:span text:style-name="T29">super and interface </text:span>class<text:span text:style-name="T29">es</text:span> <text:span text:style-name="T29">required by the b-tree base data class.</text:span></text:p>
          </table:table-cell>
        </table:table-row>
        <table:table-row>
          <table:table-cell table:style-name="Table9.A2" office:value-type="string">
            <text:p text:style-name="P1244">btreecommon.h</text:p>
          </table:table-cell>
          <table:table-cell table:style-name="Table9.B2" office:value-type="string">
            <text:p text:style-name="P1244">This file contains any commonly used definition.</text:p>
          </table:table-cell>
        </table:table-row>
        <table:table-row>
          <table:table-cell table:style-name="Table9.A2" office:value-type="string">
            <text:p text:style-name="P1244">btreefileioprop.cpp</text:p>
            <text:p text:style-name="P1244">btreefileioprop.h</text:p>
          </table:table-cell>
          <table:table-cell table:style-name="Table9.B2" office:value-type="string">
            <text:p text:style-name="P1244">CBTreeIOpropertiesFile declaration</text:p>
            <text:p text:style-name="P1244">CBTreeIOpropertiesFile definition</text:p>
            <text:p text:style-name="P1244"/>
            <text:p text:style-name="P1244">These files contain the file data layer properties class, required by the file data layer.</text:p>
          </table:table-cell>
        </table:table-row>
        <table:table-row>
          <table:table-cell table:style-name="Table9.A2" office:value-type="string">
            <text:p text:style-name="P1244">btreeio.cpp</text:p>
            <text:p text:style-name="P1244">btreeio.h</text:p>
          </table:table-cell>
          <table:table-cell table:style-name="Table9.B2" office:value-type="string">
            <text:p text:style-name="P1244">CBTreeIO declaration</text:p>
            <text:p text:style-name="P1244">CBTreeIO definition</text:p>
            <text:p text:style-name="P1244"/>
            <text:p text:style-name="P1244">These files contain the base data layer class required by any data layer class.</text:p>
          </table:table-cell>
        </table:table-row>
        <text:soft-page-break/>
        <table:table-row>
          <table:table-cell table:style-name="Table9.A2" office:value-type="string">
            <text:p text:style-name="P1244">btreeiofile.cpp</text:p>
            <text:p text:style-name="P1244">btreeiofile.h</text:p>
          </table:table-cell>
          <table:table-cell table:style-name="Table9.B2" office:value-type="string">
            <text:p text:style-name="P1244">CBTreeFileIO declaration</text:p>
            <text:p text:style-name="P1244">CBTreeFileIO definition</text:p>
            <text:p text:style-name="P1244"/>
            <text:p text:style-name="P1245">These files contain the file data layer class, which is a data layer class. The file btreeiofile.h needs to included if an application wants a b-tree data class or a class derived from that, to make use of the file data layer.</text:p>
          </table:table-cell>
        </table:table-row>
        <table:table-row>
          <table:table-cell table:style-name="Table9.A2" office:value-type="string">
            <text:p text:style-name="P1245">btreeioprop.cpp</text:p>
            <text:p text:style-name="P1245">btreeioprop.h</text:p>
          </table:table-cell>
          <table:table-cell table:style-name="Table9.B2" office:value-type="string">
            <text:p text:style-name="P1245">CBTreeIOproperties declaration</text:p>
            <text:p text:style-name="P1245">CBTreeIOproperties definition</text:p>
            <text:p text:style-name="P1245"/>
            <text:p text:style-name="P1244">These files contain the <text:span text:style-name="T31">base </text:span>data layer properties class, required by <text:span text:style-name="T31">any </text:span>data layer <text:span text:style-name="T31">properties class</text:span>.</text:p>
          </table:table-cell>
        </table:table-row>
        <table:table-row>
          <table:table-cell table:style-name="Table9.A2" office:value-type="string">
            <text:p text:style-name="P1244">btreeio<text:span text:style-name="T31">ram</text:span>.cpp</text:p>
            <text:p text:style-name="P1244">btreeio<text:span text:style-name="T31">ram</text:span>.h</text:p>
          </table:table-cell>
          <table:table-cell table:style-name="Table9.B2" office:value-type="string">
            <text:p text:style-name="P1244">CBTree<text:span text:style-name="T31">RAM</text:span>IO declaration</text:p>
            <text:p text:style-name="P1244">CBTree<text:span text:style-name="T31">RAM</text:span>IO definition</text:p>
            <text:p text:style-name="P1244"/>
            <text:p text:style-name="P1245">These files contain the RAM data layer class, which is a data layer class. The file btreeioram.h needs to included if an application wants a b-tree data class or a class derived from that, to make use of the RAM data layer.</text:p>
          </table:table-cell>
        </table:table-row>
        <table:table-row>
          <table:table-cell table:style-name="Table9.A2" office:value-type="string">
            <text:p text:style-name="P1244">btree<text:span text:style-name="T31">ke</text:span>y<text:span text:style-name="T31">sort</text:span>.cpp</text:p>
            <text:p text:style-name="P1244">btree<text:span text:style-name="T31">ke</text:span>y<text:span text:style-name="T31">sort</text:span>.h</text:p>
          </table:table-cell>
          <table:table-cell table:style-name="Table9.B2" office:value-type="string">
            <text:p text:style-name="P1244">CBTree<text:span text:style-name="T31">KeySort</text:span> declaration</text:p>
            <text:p text:style-name="P1244">CBTree<text:span text:style-name="T31">KeySort</text:span> definition</text:p>
            <text:p text:style-name="P1244"/>
            <text:p text:style-name="P1244">These files contain the <text:span text:style-name="T30">key sort</text:span> class, which is a b-tree data class. If an application <text:span text:style-name="T30">needs</text:span> to define an application specific <text:span text:style-name="T30">key sort</text:span> class, then btree<text:span text:style-name="T30">ke</text:span>y<text:span text:style-name="T30">sort</text:span>.h <text:span text:style-name="T30">has</text:span> to be included and said class needs to inherit from CBTree<text:span text:style-name="T32">KeySort</text:span>.</text:p>
          </table:table-cell>
        </table:table-row>
        <table:table-row>
          <table:table-cell table:style-name="Table9.A2" office:value-type="string">
            <text:p text:style-name="P1246">btreeramioprop.cpp</text:p>
            <text:p text:style-name="P1246">btreeramioprop.h</text:p>
          </table:table-cell>
          <table:table-cell table:style-name="Table9.B2" office:value-type="string">
            <text:p text:style-name="P1244">CBTreeIOproperties<text:span text:style-name="T32">RAM</text:span> declaration</text:p>
            <text:p text:style-name="P1244">CBTreeIOproperties<text:span text:style-name="T32">RAM</text:span> definition</text:p>
            <text:p text:style-name="P1244"/>
            <text:p text:style-name="P1244">These files contain the <text:span text:style-name="T32">RAM</text:span> data layer properties class, required by the <text:span text:style-name="T32">RAM</text:span> data layer.</text:p>
          </table:table-cell>
        </table:table-row>
      </table:table>
      <text:p text:style-name="P10"/>
      <text:p text:style-name="P10"/>
      <text:h text:style-name="P1278" text:outline-level="1"/>
      <text:h text:style-name="P1283" text:outline-level="1"><text:bookmark-start text:name="__RefHeading__118_1269792762"/>Programmer Guide<text:bookmark-end text:name="__RefHeading__118_1269792762"/></text:h>
      <text:p text:style-name="P642"/>
      <text:p text:style-name="P13"><text:tab/><text:span text:style-name="T33">The P. section contains everything to know from simply using to fully exploiting the existing b-tree framework. This means, there will be a remark at the beginning of every sub-section, telling the reader whom this part is intended for.</text:span></text:p>
      <text:p text:style-name="P642"/>
      <text:p text:style-name="P1220"/>
      <text:h text:style-name="P1291" text:outline-level="2"><text:bookmark-start text:name="__RefHeading__120_1269792762"/>Class Hierarchy<text:bookmark-end text:name="__RefHeading__120_1269792762"/></text:h>
      <text:p text:style-name="P642"/>
      <text:p text:style-name="P942"><text:tab/><text:span text:style-name="T34">This section will explain the different b-tree class layers within b-tree class hierarchy in more detail than the </text:span><text:span text:style-name="T34"><text:bookmark-ref text:reference-format="text" text:ref-name="__RefHeading__116_1269792762">Quick Programmer Guide</text:bookmark-ref></text:span><text:span text:style-name="T34"> section. For programmers who want to derive an application class from one of the existing data classes only section </text:span><text:span text:style-name="T34"><text:bookmark-ref text:reference-format="text" text:ref-name="__RefHeading__12600_147306980">Data Classes (CBTreeArray and CBTreeKeySort)</text:bookmark-ref></text:span><text:span text:style-name="T34"> is relevant. If the creation of a new data class type is required, then this section must be read and understood in its entirety.</text:span></text:p>
      <text:p text:style-name="P642"/>
      <text:p text:style-name="P642"/>
      <text:h text:style-name="P1302" text:outline-level="3"><text:bookmark-start text:name="__RefHeading__12600_147306980"/>Data Classes <text:span text:style-name="T35">(CBTreeArray and CBTreeKeySort)</text:span><text:bookmark-end text:name="__RefHeading__12600_147306980"/></text:h>
      <text:p text:style-name="P642"/>
      <text:p text:style-name="P943"><text:span text:style-name="T36"><text:tab/>The D. are used by an application as the most basic layer to derive application classes from, which then form the actual container types. What the D. provide is an API (see: </text:span><text:span text:style-name="T36"><text:bookmark-ref text:reference-format="text" text:ref-name="__RefHeading__154_1269792762">API Reference Guide</text:bookmark-ref></text:span><text:span text:style-name="T36">) allowing the application to interact with the underlying container. If the existing data classes are enough for an application to implement a solution, then only the sub-sections </text:span><text:span text:style-name="T36"><text:bookmark-ref text:reference-format="text" text:ref-name="__RefHeading__7938_1499495845">CBTreeArray</text:bookmark-ref></text:span><text:span text:style-name="T36"> and </text:span><text:span text:style-name="T36"><text:bookmark-ref text:reference-format="text" text:ref-name="__RefHeading__12194_147306980">CBTreeKeySort</text:bookmark-ref></text:span><text:span text:style-name="T36"> are required to be understood. Furthermore, the sub-section </text:span><text:span text:style-name="T36"><text:bookmark-ref text:reference-format="text" text:ref-name="__RefHeading__128_1269792762">Data Interface Classes (CBTree*DataIf) </text:bookmark-ref></text:span><text:span text:style-name="T36"> is interesting for applications that have the intention to abstract data classes that have partly different template parameters, which in turn also allows for application classes to be abstracted. Every other sub-section within the </text:span><text:span text:style-name="T36"><text:bookmark-ref text:reference-format="text" text:ref-name="__RefHeading__120_1269792762">Class Hierarchy</text:bookmark-ref></text:span><text:span text:style-name="T36"> section is only informal, but a requirement be to understood if a new data class type has to be created.</text:span></text:p>
      <text:p text:style-name="P944"><text:span text:style-name="T37"><text:tab/>Data classes at least inherit from the base class (see: </text:span><text:span text:style-name="T37"><text:bookmark-ref text:reference-format="text" text:ref-name="__RefHeading__122_1269792762">Base Class (CBTreeBase)</text:bookmark-ref></text:span><text:span text:style-name="T37">) and are optionally derived from a compatible data interface class (see: </text:span><text:span text:style-name="T37"><text:bookmark-ref text:reference-format="text" text:ref-name="__RefHeading__128_1269792762">Data Interface Classes (CBTree*DataIf) </text:bookmark-ref></text:span><text:span text:style-name="T37">, which ought to be created in conjunction with its newly created data class. The derivation of the base class requires a number of template parameters, one of which is an internal relative position type that is not exposed to the application (</text:span><text:span text:style-name="T37"><text:bookmark-ref text:reference-format="text" text:ref-name="__RefHeading__652_2075259389">Internal Position Template Parameter (_ti_pos)</text:bookmark-ref></text:span><text:span text:style-name="T37">), that needs to developed. Furthermore, a new data class also has to provide its version of the </text:span><text:span text:style-name="T37"><text:bookmark-ref text:reference-format="text" text:ref-name="__RefHeading__2719_1647716225">Virtual Base Class Methods</text:bookmark-ref></text:span><text:span text:style-name="T37">. These methods are required to translate between the b-tree structure and the data class' linear addressing of data items. Also, D. may also register additional pools, which has to happen during the construction. Pools describe what data has to be stored in which quantities per node. To determine if additional pools are required and how to register those, </text:span><text:soft-page-break/><text:span text:style-name="T37">please see section </text:span><text:span text:style-name="T37"><text:bookmark-ref text:reference-format="text" text:ref-name="__RefHeading__2750_2002835030">Pools (Technical Reference)</text:bookmark-ref></text:span><text:span text:style-name="T37">. As for the data interface class, it defines a virtual interface, which potentially is a sub-set method definitions present in the data class. This allows for the afore mentioned abstraction of the data class in question.</text:span></text:p>
      <text:p text:style-name="P642"/>
      <text:p text:style-name="P642"/>
      <text:h text:style-name="Heading_20_4" text:outline-level="4"><text:bookmark-start text:name="__RefHeading__7938_1499495845"/>CBTreeArray<text:bookmark-end text:name="__RefHeading__7938_1499495845"/></text:h>
      <text:p text:style-name="P642"/>
      <text:p text:style-name="P947"><text:tab/><text:span text:style-name="T653">The C. class is a type that is presenting it self as an array to a calling application and has a largely equal interface like the STL class ::std::vector. Usually linear arrays and link lists have drawbacks in terms of performance, when it comes to container instances with an ample number of data sets. For instance, inserting data at the beginning of an array over and over again will get progressively slower. An application would face the same slow down, if a link list would be repeatedly and randomly accessed. The array container class discussed here doesn't have these disadvantages, since internally a b-tree is employed to executed the actual operations. As oppose to a regular b-tree, where the location of a data set is governed by a sorting criteria, here locations are determined by linear positions set by the calling application. For this to work with the </text:span><text:span text:style-name="T653"><text:bookmark-ref text:reference-format="text" text:ref-name="__RefHeading__122_1269792762">Base Class (CBTreeBase)</text:bookmark-ref></text:span><text:span text:style-name="T653">, which contains all abstract b-tree functionality, a number of base class properties needs to be addressed. Firstly, when the C. type inherits from the base class, the </text:span><text:span text:style-name="T653"><text:bookmark-ref text:reference-format="text" text:ref-name="__RefHeading__652_2075259389">Internal Position Template Parameter (_ti_pos)</text:bookmark-ref></text:span><text:span text:style-name="T653"> type is set to </text:span><text:span text:style-name="T653"><text:bookmark-ref text:reference-format="text" text:ref-name="__RefHeading__140_1269792762">CBTreeArray Position Template Parameter (CBTreeArrayPos &lt;_t_sizetype&gt;)</text:bookmark-ref></text:span><text:span text:style-name="T653">. This type is then used by the </text:span><text:span text:style-name="T653"><text:bookmark-ref text:reference-format="text" text:ref-name="__RefHeading__2855_1647716225">Scalability Methods</text:bookmark-ref></text:span><text:span text:style-name="T653"> as a parameter type. The C. class has to provide its own version of said methods, which then allow the base class to operate inside a b-tree structure base on linear addresses. Secondly, this means that, any linear address coming from the application needs to be converted to the array position type (CBTreeArrayPos).</text:span></text:p>
      <text:p text:style-name="P945"><text:tab/><text:span text:style-name="T654">As it was initially said, the C. class is aiming to be interface compatible with the STL ::std::vector class, as it supports iterators, which is reflected by its API (see: </text:span><text:span text:style-name="T654"><text:bookmark-ref text:reference-format="text" text:ref-name="__RefHeading__156_1269792762">CBTreeArray API</text:bookmark-ref></text:span><text:span text:style-name="T654">). However, some methods, such as reserve () and shrink_to_fit (), are missing, since the base class is doing allocations and deallocations automatically. The methods data () and get_allocator () are missing by design. The method get_allocator () needs an allocator type template parameter, which this b-tree framework doesn't support. The data back end works different as oppose to STL and is explained in the section </text:span><text:span text:style-name="T654"><text:bookmark-ref text:reference-format="text" text:ref-name="__RefHeading__2197_1893551101">Data Layer</text:bookmark-ref></text:span><text:span text:style-name="T654">. The method data () cannot be supported, because the data is not present as a linear array in memory. If an access like that is required, then one option is to use </text:span><text:span text:style-name="T654"><text:bookmark-ref text:reference-format="text" text:ref-name="__RefHeading__26203_200604027">Iterators</text:bookmark-ref></text:span><text:span text:style-name="T654"> and another option is to use the method </text:span><text:span text:style-name="T654"><text:bookmark-ref text:reference-format="text" text:ref-name="__RefHeading__1554_1677005904">serialize ()</text:bookmark-ref></text:span><text:span text:style-name="T654">. The latter allows the retrieve data in chunks and puts copies in a linear array. The methods emplace () and emplace_back () aren't supported yet, since their implementation is outstanding.</text:span></text:p>
      <text:p text:style-name="P945"/>
      <text:p text:style-name="P946"/>
      <text:h text:style-name="P1329" text:outline-level="4"/>
      <text:h text:style-name="P1357" text:outline-level="4"><text:bookmark-start text:name="__RefHeading__12194_147306980"/>CBTreeKeySort<text:bookmark-end text:name="__RefHeading__12194_147306980"/></text:h>
      <text:p text:style-name="P642"/>
      <text:p text:style-name="P948"><text:tab/><text:span text:style-name="T655">The C. class is an ordered data container type, allowing for a customisable sorting criteria. It has the capability to be associative or to be a set of keys without them having an associated map value. Whether an instance is associative or not, depends on the two template parameters </text:span><text:span text:style-name="T655"><text:bookmark-ref text:reference-format="text" text:ref-name="__RefHeading__1941_1480809614">Data Type (_t_data)</text:bookmark-ref></text:span><text:span text:style-name="T655"> and </text:span><text:span text:style-name="T655"><text:bookmark-ref text:reference-format="text" text:ref-name="__RefHeading__1983_1480809614">Key Type (_t_key)</text:bookmark-ref></text:span><text:span text:style-name="T655">. If both parameters are set to the same type, which is the default, then every data set is deemed to be its key value and thus not associative. Otherwise, it is assumed that the data type contains both the key value as well as the map value and as a result is associative. This also means, that a way to extract the key value from the data value must be available. The customisable sorting criteria and the potential data value to key value conversion is achieved by deriving from the C. class. Those new </text:span><text:span text:style-name="T655"><text:bookmark-ref text:reference-format="text" text:ref-name="__RefHeading__148_1269792762">Application Specific Key Sort Classes</text:bookmark-ref></text:span><text:span text:style-name="T655"> then provide their own versions of </text:span><text:span text:style-name="T655"><text:bookmark-ref text:reference-format="text" text:ref-name="__RefHeading__3579_1442666128">comp ()</text:bookmark-ref></text:span><text:span text:style-name="T655"> to define </text:span><text:span text:style-name="T655"><text:bookmark-ref text:reference-format="text" text:ref-name="__RefHeading__3581_1442666128">extract_key ()</text:bookmark-ref></text:span><text:span text:style-name="T655">, which define the sorting criteria and the key extraction respectively. Hence, creating a new application class for any purpose is a requirement. Other than that, the C. class acts as an interface to the underlying b-tree by setting the </text:span><text:span text:style-name="T655"><text:bookmark-ref text:reference-format="text" text:ref-name="__RefHeading__652_2075259389">Internal Position Template Parameter (_ti_pos)</text:bookmark-ref></text:span><text:span text:style-name="T655"> to the </text:span><text:span text:style-name="T655"><text:bookmark-ref text:reference-format="text" text:ref-name="__RefHeading__142_1269792762">CBTreeKeySort Position Template Parameter (CBTreeKeySortPos &lt;_t_sizetype, _t_key&gt;)</text:bookmark-ref></text:span><text:span text:style-name="T655"> type, when it is derived from the </text:span><text:span text:style-name="T655"><text:bookmark-ref text:reference-format="text" text:ref-name="__RefHeading__122_1269792762">Base Class (CBTreeBase)</text:bookmark-ref></text:span><text:span text:style-name="T655">. Also, does it provide its own version of </text:span><text:span text:style-name="T655"><text:bookmark-ref text:reference-format="text" text:ref-name="__RefHeading__2855_1647716225">Scalability Methods</text:bookmark-ref></text:span><text:span text:style-name="T655">, which are in turn ensuring that locations are determined by what is deemed a key value of a data set and its sorting criteria.</text:span></text:p>
      <text:p text:style-name="P949"><text:tab/><text:span text:style-name="T656">The C. class has an API similar to the STL ::std::multimap interface, but some restrictions apply and as result methods present in the STL version are missing here. The complete API description can be found in section </text:span><text:span text:style-name="T656"><text:bookmark-ref text:reference-format="text" text:ref-name="__RefHeading__158_1269792762">CBTreeKeySort API</text:bookmark-ref></text:span><text:span text:style-name="T656">. As it can be seen from that section, C. supports iterators, but lacks the methods begin (), end (), rbegin () and rend (). Only the methods </text:span><text:span text:style-name="T656"><text:bookmark-ref text:reference-format="text" text:ref-name="__RefHeading__14598_1800758390">cbegin ()</text:bookmark-ref></text:span><text:span text:style-name="T656">, </text:span><text:span text:style-name="T656"><text:bookmark-ref text:reference-format="text" text:ref-name="__RefHeading__14600_1800758390">cend ()</text:bookmark-ref></text:span><text:span text:style-name="T656">, </text:span><text:span text:style-name="T656"><text:bookmark-ref text:reference-format="text" text:ref-name="__RefHeading__14602_1800758390">crbegin ()</text:bookmark-ref></text:span><text:span text:style-name="T656"> and </text:span><text:span text:style-name="T656"><text:bookmark-ref text:reference-format="text" text:ref-name="__RefHeading__14604_1800758390">crend ()</text:bookmark-ref></text:span><text:span text:style-name="T656">, which return read-only iterators, are present. Since the iterators being returned allow full access to the data item they are pointing at, the potential would have existed that the key value could have been manipulated via a read-write iterator and thus would have created the chance corrupt the internal b-tree. The method get_allocator () is missing by design, since it needs an allocator type template parameter, which this b-tree framework doesn't support. The data back end works different as oppose to STL and is explained in the section </text:span><text:span text:style-name="T656"><text:bookmark-ref text:reference-format="text" text:ref-name="__RefHeading__2197_1893551101">Data Layer</text:bookmark-ref></text:span><text:span text:style-name="T656">. The methods emplace () and emplace_hint () aren't supported yet, since their implementation is outstanding.</text:span></text:p>
      <text:p text:style-name="P950"/>
      <text:p text:style-name="P642"/>
      <text:h text:style-name="P1302" text:outline-level="3"><text:bookmark-start text:name="__RefHeading__122_1269792762"/>Base Class <text:span text:style-name="T35">(CBTreeBase)</text:span><text:bookmark-end text:name="__RefHeading__122_1269792762"/></text:h>
      <text:p text:style-name="P642"/>
      <text:p text:style-name="P642"><text:tab/><text:span text:style-name="T657">This section is only relevant for readers, who intend to create a new data class (not a new application class by inheritance). Otherwise this section is only informative and may be omitted by continuing with section: </text:span><text:span text:style-name="T657"><text:bookmark-ref text:reference-format="text" text:ref-name="__RefHeading__128_1269792762">Data Interface Classes (CBTree*DataIf) </text:bookmark-ref></text:span></text:p>
      <text:p text:style-name="P642"><text:span text:style-name="T34"><text:tab/>The class CBTreeBase provides skeleton methods to function as a b-tree. This means that, the class is capable to create, destroy, merge and split nodes as well as the ability to insert or remove </text:span><text:soft-page-break/><text:span text:style-name="T34">data entries on a very basic level. However, this class has no concept of what a data set position is (see: </text:span><text:span text:style-name="T34"><text:bookmark-ref text:reference-format="text" text:ref-name="__RefHeading__652_2075259389">Internal Position Template Parameter (_ti_pos)</text:bookmark-ref></text:span><text:span text:style-name="T34"> ) and thus provides a virtual interface for a data class to define such functionality, allowing for tracing data sets as well as manoeuvring within the tree structure and eventually allowing to access data entries. What method list this interface currently consists of can be found in the </text:span><text:span text:style-name="T34"><text:bookmark-ref text:reference-format="text" text:ref-name="__RefHeading__2719_1647716225">Virtual Base Class Methods</text:bookmark-ref></text:span><text:span text:style-name="T34"> section.</text:span></text:p>
      <text:p text:style-name="P17"><text:tab/>The base class also provides a <text:span text:style-name="T38">virtual </text:span>method called <text:bookmark-ref text:reference-format="text" text:ref-name="__RefHeading__2759_1891390713">rebuild_node ()</text:bookmark-ref> to <text:span text:style-name="T39">rebuild </text:span>a<text:span text:style-name="T39"> node</text:span>'s<text:span text:style-name="T39"> integrity after data was inserted or removed. By default it updates the node's maximum index based on its sub-nodes maximum index's, while assuming that said index’s have been updated before hand or have not been altered. </text:span>This <text:span text:style-name="T40">method </text:span>is import<text:span text:style-name="T41">ant</text:span> for data classes that <text:span text:style-name="T378">employ</text:span> addition<text:span text:style-name="T42">al</text:span> pools<text:span text:style-name="T43"> that are in some way integral to the b-tree structure.</text:span></text:p>
      <text:p text:style-name="P18"><text:tab/>Also a <text:span text:style-name="T44">virtual </text:span>method called <text:bookmark-ref text:reference-format="text" text:ref-name="__RefHeading__2761_1891390713">convert_pos_to_container_pos ()</text:bookmark-ref> is provided, <text:span text:style-name="T44">which allows linear read / write accesses to any data entry by recursively tracing into the tree structure. Having a new data class providing is own version of this method is optional, but recommended if data pools that the recursive tracing can benefit from in terms of access speed.</text:span></text:p>
      <text:p text:style-name="P19"><text:tab/>The internal template parameter _ti_pos <text:span text:style-name="T45">is</text:span> <text:span text:style-name="T45">a type for</text:span> data classes <text:span text:style-name="T45">to display a </text:span>position within <text:span text:style-name="T658">the tree or a</text:span> <text:span text:style-name="T45">sub-tree. Hence, this means an instance of type _ti_pos must be capable to address any data item within the entire b-tree structure. As the base class is not capable to tell what dictates the location of a data entry and therefore is not aware of a concept what a location is, this inability must be resolved by an inheriting data class providing its own version of the </text:span><text:span text:style-name="T45"><text:bookmark-ref text:reference-format="text" text:ref-name="__RefHeading__2855_1647716225">Scalability Methods</text:bookmark-ref></text:span><text:span text:style-name="T45">. Hence, this class cannot be used by an application directly. For more information see: </text:span><text:span text:style-name="T45"><text:bookmark-ref text:reference-format="text" text:ref-name="__RefHeading__652_2075259389">Internal Position Template Parameter (_ti_pos)</text:bookmark-ref></text:span></text:p>
      <text:p text:style-name="P20"/>
      <text:p text:style-name="P20"/>
      <text:h text:style-name="P1332" text:outline-level="4"><text:bookmark-start text:name="__RefHeading__17351_1839654271"/>Node Descriptor<text:bookmark-end text:name="__RefHeading__17351_1839654271"/></text:h>
      <text:p text:style-name="P20"/>
      <text:p text:style-name="P21"><text:tab/>Every node has a <text:span text:style-name="T379">N</text:span>. telling the b-tree its parent node <text:span text:style-name="T46">(nParent)</text:span>, <text:span text:style-name="T46">the number of data items stored in this node (nNumData) and the amount of data items contained by this node and this node's sub-trees combined (nMaxIdx). The definition is as follows:</text:span></text:p>
      <text:p text:style-name="P1030">typedef struct node_s</text:p>
      <text:p text:style-name="P1191">{</text:p>
      <text:p text:style-name="P1220"><text:span text:style-name="T48"><text:tab/>_t_nodeiter<text:tab/><text:tab/></text:span><text:span text:style-name="T49">nP</text:span><text:span text:style-name="T48">arent;</text:span></text:p>
      <text:p text:style-name="P1220"><text:span text:style-name="T48"><text:tab/>_t_sizetype<text:tab/><text:tab/></text:span><text:span text:style-name="T49">nM</text:span><text:span text:style-name="T48">axIdx;</text:span></text:p>
      <text:p text:style-name="P1220"><text:span text:style-name="T48"><text:tab/>_t_subnodeiter<text:tab/>n</text:span><text:span text:style-name="T49">N</text:span><text:span text:style-name="T48">umData;</text:span></text:p>
      <text:p text:style-name="P1191">} node_t;</text:p>
      <text:p text:style-name="P21"/>
      <text:p text:style-name="P22"><text:tab/>The member variable nParent contains the this node's parent node id. If nParent is set to the current node's id, then this node is the root node. The type <text:span text:style-name="T91">of this member </text:span>is <text:span text:style-name="T528">defined by the template parameter </text:span>_t_nodeiter and the description of that template parameter can be found here: <text:bookmark-ref text:reference-format="text" text:ref-name="__RefHeading__1943_1480809614">Node Iterator Type (_t_nodeiter)</text:bookmark-ref></text:p>
      <text:p text:style-name="P22"><text:tab/>The member variable nNumData (number of data items) contains the fill state of this node <text:span text:style-name="T92">in terms of data items. The number of sub-trees this node refers to is nNumData plus 1. If the top bit of </text:span><text:soft-page-break/><text:span text:style-name="T92">that member variable is set or the entire variable is set to zero, then this node is a leaf node and nNumData must be interpreted as its 2's complement value (ie. ~(nNumData – 1)) to calculate this node's data item fill state. In case this node is a leaf, then the number of sub-trees for this node is zero. The type of this member is defined by the template parameter _t_subnodeiter</text:span> and the description of <text:span text:style-name="T528">it </text:span>can be found here: <text:bookmark-ref text:reference-format="text" text:ref-name="__RefHeading__1945_1480809614">Sub-Node Iterator Type (_t_subnodeiter)</text:bookmark-ref></text:p>
      <text:p text:style-name="P23"><text:tab/>The member variable nMaxIdx (maximum index) <text:span text:style-name="T93">contains this node's fill state combined with the number of data entries stored within all sub-tree's this node refers to. If this node is a leaf node, then nMaxIdx contains this node's fill state again. If this node is the root node, then nMaxIdx contains the entire data container's fill state, which can be obtained by calling the method </text:span><text:span text:style-name="T93"><text:bookmark-ref text:reference-format="text" text:ref-name="__RefHeading__1536_1677005904">size ()</text:bookmark-ref></text:span><text:span text:style-name="T93">. The type of this member is defined by the template parameter _t_sizetype and the description of it can be found here: </text:span><text:span text:style-name="T93"><text:bookmark-ref text:reference-format="text" text:ref-name="__RefHeading__132_1269792762">Address Type (_t_sizetype)</text:bookmark-ref></text:span></text:p>
      <text:p text:style-name="P20"/>
      <text:p text:style-name="P20"/>
      <text:h text:style-name="P1333" text:outline-level="4"><text:bookmark-start text:name="__RefHeading__17353_1839654271"/>Maintenance Vector<text:bookmark-end text:name="__RefHeading__17353_1839654271"/></text:h>
      <text:p text:style-name="P20"/>
      <text:p text:style-name="P24"><text:tab/>The <text:span text:style-name="T379">M</text:span>. vector is part of every node and actually a bit vector, which contains the status of its associated node. Currently only the least significant bit is in use. If that bit is asserted, then this node is valid, has been previously reserved and therefore in use, otherwise this node is <text:span text:style-name="T380">in</text:span>valid and open to be reserved.</text:p>
      <text:p text:style-name="P24"><text:tab/>Programmers who <text:span text:style-name="T380">intend</text:span> to make additions in terms of per node statuses ought not to use the <text:span text:style-name="T529">M</text:span>., since the remaining part of this vector is reserved for future ex<text:span text:style-name="T529">pansion</text:span>s. <text:span text:style-name="T529">I</text:span>f <text:span text:style-name="T529">additional custom maintenance information needs to be stored</text:span>, then an additional pool must be created. See section: <text:bookmark-ref text:reference-format="text" text:ref-name="__RefHeading__2750_2002835030">Pools (Technical Reference)</text:bookmark-ref></text:p>
      <text:p text:style-name="P20"/>
      <text:p text:style-name="P20"/>
      <text:h text:style-name="P1334" text:outline-level="4"><text:bookmark-start text:name="__RefHeading__25079_2106829580"/>Serial Vector Pool<text:bookmark-end text:name="__RefHeading__25079_2106829580"/></text:h>
      <text:p text:style-name="P919"/>
      <text:p text:style-name="P916"><text:tab/>When a method tracks into the tree structure of a container to search for a specific data item only known by its linear offset, then walking through a series of sub-node descriptors to find out what sub-node to track into is a lengthy process. To workaround that problem the so called serial vector has been created, for every inner node to have one.</text:p>
      <text:p text:style-name="P918"/>
      <text:p text:style-name="P1016"><text:tab/>The s. is formed of up to nNodeSize times 2 minus 1 entries, which are of type _t_sizetype <text:span text:style-name="T325">and contains, in ascending order, for every sub-tree, the accumulated number of data items prior to there start, except for the initial sub-tree. The initial sub-tree doesn't have a serial vector entry, since that would always be zero. See the figure below:</text:span></text:p>
      <table:table table:name="Table8" table:style-name="Table8">
        <table:table-column table:style-name="Table8.A"/>
        <table:table-row table:style-name="Table8.1">
          <table:table-cell office:value-type="string">
            <text:p text:style-name="P1265"><draw:g text:anchor-type="as-char" draw:z-index="6" draw:style-name="gr1"><draw:custom-shape draw:style-name="gr60" draw:text-style-name="P1405" xml:id="id15" draw:id="id15" svg:width="2.694cm" svg:height="2.001cm" svg:x="0.002cm" svg:y="5.02cm"><text:p text:style-name="P1392"><text:span text:style-name="T729">sub-tree: 0</text:span></text:p><text:p text:style-name="P1392"><text:span text:style-name="T729">size: n[0]</text:span></text:p><draw:enhanced-geometry svg:viewBox="0 0 21600 21600" draw:type="rectangle" draw:enhanced-path="M 0 0 L 21600 0 21600 21600 0 21600 0 0 Z N"/></draw:custom-shape><draw:custom-shape draw:style-name="gr61" draw:text-style-name="P1406" xml:id="id16" draw:id="id16" svg:width="1.348cm" svg:height="1.003cm" svg:x="2.693cm" svg:y="3.02cm"><text:p text:style-name="P1392"><text:span text:style-name="T725">1</text:span></text:p><draw:enhanced-geometry svg:viewBox="0 0 21600 21600" draw:type="rectangle" draw:enhanced-path="M 0 0 L 21600 0 21600 21600 0 21600 0 0 Z N"/></draw:custom-shape><draw:custom-shape draw:style-name="gr62" draw:text-style-name="P1405" xml:id="id17" draw:id="id17" svg:width="2.696cm" svg:height="2.001cm" svg:x="4.043cm" svg:y="5.02cm"><text:p text:style-name="P1392"><text:span text:style-name="T729">sub-tree: 1</text:span></text:p><text:p text:style-name="P1392"><text:span text:style-name="T729">size: n[1]</text:span></text:p><draw:enhanced-geometry svg:viewBox="0 0 21600 21600" draw:type="rectangle" draw:enhanced-path="M 0 0 L 21600 0 21600 21600 0 21600 0 0 Z N"/></draw:custom-shape><draw:custom-shape draw:style-name="gr63" draw:text-style-name="P1406" xml:id="id18" draw:id="id18" svg:width="1.352cm" svg:height="1.003cm" svg:x="6.736cm" svg:y="3.02cm"><text:p text:style-name="P1392"><text:span text:style-name="T725">1</text:span></text:p><draw:enhanced-geometry svg:viewBox="0 0 21600 21600" draw:type="rectangle" draw:enhanced-path="M 0 0 L 21600 0 21600 21600 0 21600 0 0 Z N"/></draw:custom-shape><draw:custom-shape draw:style-name="gr64" draw:text-style-name="P1405" xml:id="id19" draw:id="id19" svg:width="2.698cm" svg:height="2.001cm" svg:x="8.086cm" svg:y="5.02cm"><text:p text:style-name="P1392"><text:span text:style-name="T729">sub-tree: 2</text:span></text:p><text:p text:style-name="P1392"><text:span text:style-name="T729">size: n[2]</text:span></text:p><draw:enhanced-geometry svg:viewBox="0 0 21600 21600" draw:type="rectangle" draw:enhanced-path="M 0 0 L 21600 0 21600 21600 0 21600 0 0 Z N"/></draw:custom-shape><draw:custom-shape draw:style-name="gr61" draw:text-style-name="P1406" xml:id="id20" draw:id="id20" svg:width="1.348cm" svg:height="1.003cm" svg:x="10.783cm" svg:y="3.02cm"><text:p text:style-name="P1392"><text:span text:style-name="T725">1</text:span></text:p><draw:enhanced-geometry svg:viewBox="0 0 21600 21600" draw:type="rectangle" draw:enhanced-path="M 0 0 L 21600 0 21600 21600 0 21600 0 0 Z N"/></draw:custom-shape><draw:custom-shape draw:style-name="gr65" draw:text-style-name="P1405" xml:id="id21" draw:id="id21" svg:width="2.7cm" svg:height="2.001cm" svg:x="12.13cm" svg:y="5.02cm"><text:p text:style-name="P1392"><text:span text:style-name="T729">sub-tree: 3</text:span></text:p><text:p text:style-name="P1392"><text:span text:style-name="T729">size: n[3]</text:span></text:p><draw:enhanced-geometry svg:viewBox="0 0 21600 21600" draw:type="rectangle" draw:enhanced-path="M 0 0 L 21600 0 21600 21600 0 21600 0 0 Z N"/></draw:custom-shape><draw:connector draw:style-name="gr14" draw:text-style-name="P1399" draw:type="line" svg:x1="1.348cm" svg:y1="5.02cm" svg:x2="2.693cm" svg:y2="3.522cm" draw:start-shape="id15" draw:start-glue-point="0" draw:end-shape="id16" draw:end-glue-point="3" svg:d="M1348 1009l1345-1499" svg:viewBox="0 0 1348 1501"><text:p/></draw:connector><draw:connector draw:style-name="gr14" draw:text-style-name="P1399" draw:type="line" svg:x1="4.041cm" svg:y1="3.522cm" svg:x2="5.39cm" svg:y2="5.02cm" draw:start-shape="id16" draw:start-glue-point="1" draw:end-shape="id17" draw:end-glue-point="0" svg:d="M4041-490l1349 1499" svg:viewBox="0 0 1351 1501"><text:p/></draw:connector><draw:connector draw:style-name="gr14" draw:text-style-name="P1399" draw:type="line" svg:x1="5.39cm" svg:y1="5.02cm" svg:x2="6.736cm" svg:y2="3.522cm" draw:start-shape="id17" draw:start-glue-point="0" draw:end-shape="id18" draw:end-glue-point="3" svg:d="M5390 1009l1346-1499" svg:viewBox="0 0 1348 1501"><text:p/></draw:connector><draw:connector draw:style-name="gr14" draw:text-style-name="P1399" draw:type="line" svg:x1="8.087cm" svg:y1="3.522cm" svg:x2="9.433cm" svg:y2="5.02cm" draw:start-shape="id18" draw:start-glue-point="1" draw:end-shape="id19" draw:end-glue-point="0" svg:d="M8087-490l1346 1499" svg:viewBox="0 0 1348 1501"><text:p/></draw:connector><draw:connector draw:style-name="gr14" draw:text-style-name="P1399" draw:type="line" svg:x1="9.433cm" svg:y1="5.02cm" svg:x2="10.783cm" svg:y2="3.522cm" draw:start-shape="id19" draw:start-glue-point="0" draw:end-shape="id20" draw:end-glue-point="3" svg:d="M9433 1009l1350-1499" svg:viewBox="0 0 1351 1501"><text:p/></draw:connector><draw:connector draw:style-name="gr14" draw:text-style-name="P1399" draw:type="line" svg:x1="12.13cm" svg:y1="3.522cm" svg:x2="13.48cm" svg:y2="5.02cm" draw:start-shape="id20" draw:start-glue-point="1" draw:end-shape="id21" draw:end-glue-point="0" svg:d="M12130-490l1350 1499" svg:viewBox="0 0 1351 1501"><text:p/></draw:connector><draw:line draw:style-name="gr66" draw:text-style-name="P1399" svg:x1="2.688cm" svg:y1="1.021cm" svg:x2="2.688cm" svg:y2="8.021cm"><text:p/></draw:line><draw:line draw:style-name="gr67" draw:text-style-name="P1399" svg:x1="6.735cm" svg:y1="1.021cm" svg:x2="6.735cm" svg:y2="8.021cm"><text:p/></draw:line><draw:line draw:style-name="gr68" draw:text-style-name="P1399" svg:x1="10.788cm" svg:y1="1.021cm" svg:x2="10.788cm" svg:y2="8.021cm"><text:p/></draw:line><draw:custom-shape draw:style-name="gr69" draw:text-style-name="P1407" svg:width="4.038cm" svg:height="1.001cm" svg:x="2.702cm" svg:y="1.021cm"><text:p text:style-name="P1392"><text:span text:style-name="T730">s[0] = n[0]</text:span></text:p><draw:enhanced-geometry svg:viewBox="0 0 21600 21600" draw:type="rectangle" draw:enhanced-path="M 0 0 L 21600 0 21600 21600 0 21600 0 0 Z N"/></draw:custom-shape><draw:custom-shape draw:style-name="gr70" draw:text-style-name="P1408" svg:width="4.081cm" svg:height="1.001cm" svg:x="6.703cm" svg:y="1.021cm"><text:p text:style-name="P1392"><text:span text:style-name="T730">s[1] = </text:span><text:span text:style-name="T731">s[0]</text:span><text:span text:style-name="T730"> + n[1]</text:span></text:p><text:p text:style-name="P1392"><text:span text:style-name="T730">+ 1</text:span></text:p><draw:enhanced-geometry svg:viewBox="0 0 21600 21600" draw:type="rectangle" draw:enhanced-path="M 0 0 L 21600 0 21600 21600 0 21600 0 0 Z N"/></draw:custom-shape><draw:custom-shape draw:style-name="gr71" draw:text-style-name="P1409" svg:width="4.024cm" svg:height="1.001cm" svg:x="10.804cm" svg:y="1.021cm"><text:p text:style-name="P1392"><text:span text:style-name="T730">s[2] = </text:span><text:span text:style-name="T732">s[1]</text:span><text:span text:style-name="T730"> + n[2]</text:span></text:p><text:p text:style-name="P1392"><text:span text:style-name="T730">+ 1</text:span></text:p><draw:enhanced-geometry svg:viewBox="0 0 21600 21600" draw:type="rectangle" draw:enhanced-path="M 0 0 L 21600 0 21600 21600 0 21600 0 0 Z N"/></draw:custom-shape><draw:line draw:style-name="gr72" draw:text-style-name="P1399" svg:x1="0.001cm" svg:y1="1.021cm" svg:x2="0.001cm" svg:y2="8.021cm"><text:p/></draw:line><draw:custom-shape draw:style-name="gr73" draw:text-style-name="P1410" svg:width="2.694cm" svg:height="1.001cm" svg:x="0.002cm" svg:y="1.021cm"><text:p text:style-name="P1392"><text:span text:style-name="T730">0</text:span></text:p><draw:enhanced-geometry svg:viewBox="0 0 21600 21600" draw:type="rectangle" draw:enhanced-path="M 0 0 L 21600 0 21600 21600 0 21600 0 0 Z N"/></draw:custom-shape><draw:frame draw:style-name="gr74" draw:text-style-name="P1396" svg:width="5.488cm" svg:height="0.997cm" svg:x="13.273cm" svg:y="3.256cm"><draw:text-box><text:p text:style-name="P1395"><text:span text:style-name="T725">←</text:span><text:span text:style-name="T725">data items</text:span></text:p></draw:text-box></draw:frame><draw:frame draw:style-name="gr75" draw:text-style-name="P1396" svg:width="2.588cm" svg:height="0.997cm" svg:x="0.758cm" svg:y="0cm"><draw:text-box><text:p text:style-name="P1395"><text:span text:style-name="T725">node</text:span></text:p></draw:text-box></draw:frame></draw:g></text:p>
          </table:table-cell>
        </table:table-row>
      </table:table>
      <text:p text:style-name="P918"/>
      <text:p text:style-name="P917"><text:span text:style-name="T326">If the data items of one node as well as all the data items of its sub-nodes were seen as an ascending series of data items, then t</text:span>he serial vector, displayed in red, <text:span text:style-name="T580">blue and green</text:span>, <text:span text:style-name="T326">contains the number of data items prior to every data item. Instead of walking through the sub-node descriptors, employing the already prepared s. only requires a binary search, which reduces the average number of operations from O(n) = n / 2 down to O(n) = log2 (n), while n is the current data item fill state of the node in question. Sub-tree sizes are not guaranteed to be the same, therefore finding the next node to trace into cannot be achieved by calculating an offset. </text:span></text:p>
      <text:p text:style-name="P917"/>
      <text:p text:style-name="P919"/>
      <text:h text:style-name="P1303" text:outline-level="3"/>
      <text:h text:style-name="P1326" text:outline-level="3"><text:bookmark-start text:name="__RefHeading__1733_1480809614"/>Super Class (CBTreeSuper)<text:bookmark-end text:name="__RefHeading__1733_1480809614"/></text:h>
      <text:p text:style-name="P642"/>
      <text:p text:style-name="P951"><text:span text:style-name="T126"><text:tab/>The S. class provides everything that is not based on any template parameter, such as methods to instantiate pools and time stamp methods for iterator support (</text:span><text:span text:style-name="T126"><text:bookmark-ref text:reference-format="text" text:ref-name="__RefHeading__26203_200604027">Iterators</text:bookmark-ref></text:span><text:span text:style-name="T126">). As shown in</text:span><text:span text:style-name="T108"> </text:span><text:span text:style-name="T109">the </text:span><text:span text:style-name="T108">figure </text:span><text:span text:style-name="T109">below </text:span><text:span text:style-name="T126">the </text:span><text:span text:style-name="T126"><text:bookmark-ref text:reference-format="text" text:ref-name="__RefHeading__122_1269792762">Base Class (CBTreeBase)</text:bookmark-ref></text:span><text:span text:style-name="T126"> is derived from the S.</text:span></text:p>
      <table:table table:name="Table17" table:style-name="Table17">
        <table:table-column table:style-name="Table17.A"/>
        <table:table-row table:style-name="Table17.1">
          <table:table-cell office:value-type="string">
            <text:p text:style-name="Table_20_Contents"><draw:g text:anchor-type="as-char" draw:z-index="7" draw:style-name="gr1"><draw:custom-shape draw:style-name="gr76" draw:text-style-name="P1397" svg:width="2.673cm" svg:height="0.911cm" svg:x="7.123cm" svg:y="0.871cm"><text:p text:style-name="P1392"><text:span text:style-name="T726">CBTreeSuper</text:span></text:p><draw:enhanced-geometry svg:viewBox="0 0 21600 21600" draw:type="rectangle" draw:enhanced-path="M 0 0 L 21600 0 21600 21600 0 21600 0 0 Z N"/></draw:custom-shape><draw:custom-shape draw:style-name="gr76" draw:text-style-name="P1397" xml:id="id23" draw:id="id23" svg:width="2.673cm" svg:height="0.911cm" svg:x="10.684cm" svg:y="0.871cm"><text:p text:style-name="P1392"><text:span text:style-name="T726">CBTreeIf</text:span></text:p><draw:enhanced-geometry svg:viewBox="0 0 21600 21600" draw:type="rectangle" draw:enhanced-path="M 0 0 L 21600 0 21600 21600 0 21600 0 0 Z N"/></draw:custom-shape><draw:frame draw:style-name="gr77" draw:text-style-name="P1396" svg:width="5.192cm" svg:height="0.997cm" svg:x="0.129cm" svg:y="0cm"><draw:text-box><text:p text:style-name="P1395"><text:span text:style-name="T725">I. Super Classes</text:span></text:p></draw:text-box></draw:frame><draw:custom-shape draw:style-name="gr78" draw:text-style-name="P1397" svg:width="2.673cm" svg:height="0.907cm" svg:x="8.902cm" svg:y="3.593cm"><text:p text:style-name="P1392"><text:span text:style-name="T726">CBTreeBase</text:span></text:p><draw:enhanced-geometry svg:viewBox="0 0 21600 21600" draw:type="rectangle" draw:enhanced-path="M 0 0 L 21600 0 21600 21600 0 21600 0 0 Z N"/></draw:custom-shape><draw:frame draw:style-name="gr79" draw:text-style-name="P1396" svg:width="5.363cm" svg:height="0.997cm" svg:x="0.161cm" svg:y="2.722cm"><draw:text-box><text:p text:style-name="P1395"><text:span text:style-name="T725">II. Base Class</text:span></text:p></draw:text-box></draw:frame><draw:custom-shape draw:style-name="gr80" draw:text-style-name="P1397" svg:width="2.671cm" svg:height="0.907cm" svg:x="7.124cm" svg:y="8.128cm"><text:p text:style-name="P1392"><text:span text:style-name="T726">CBTreeArray</text:span></text:p><draw:enhanced-geometry svg:viewBox="0 0 21600 21600" draw:type="rectangle" draw:enhanced-path="M 0 0 L 21600 0 21600 21600 0 21600 0 0 Z N"/></draw:custom-shape><draw:custom-shape draw:style-name="gr78" draw:text-style-name="P1397" svg:width="2.673cm" svg:height="0.907cm" svg:x="10.684cm" svg:y="8.128cm"><text:p text:style-name="P1392"><text:span text:style-name="T726">CBTreeKeySort</text:span></text:p><draw:enhanced-geometry svg:viewBox="0 0 21600 21600" draw:type="rectangle" draw:enhanced-path="M 0 0 L 21600 0 21600 21600 0 21600 0 0 Z N"/></draw:custom-shape><draw:frame draw:style-name="gr79" draw:text-style-name="P1396" svg:width="6.148cm" svg:height="0.997cm" svg:x="0.175cm" svg:y="8.128cm"><draw:text-box><text:p text:style-name="P1395"><text:span text:style-name="T725">III.b. Data Classes</text:span></text:p></draw:text-box></draw:frame><draw:line draw:style-name="gr14" draw:text-style-name="P1398" svg:x1="8.456cm" svg:y1="8.129cm" svg:x2="10.147cm" svg:y2="4.501cm"><text:p/></draw:line><draw:line draw:style-name="gr14" draw:text-style-name="P1398" svg:x1="10.241cm" svg:y1="3.593cm" svg:x2="11.932cm" svg:y2="1.779cm"><text:p/></draw:line><draw:line draw:style-name="gr14" draw:text-style-name="P1398" svg:x1="12.021cm" svg:y1="8.129cm" svg:x2="10.241cm" svg:y2="4.501cm"><text:p/></draw:line><draw:line draw:style-name="gr14" draw:text-style-name="P1398" svg:x1="10.149cm" svg:y1="3.593cm" svg:x2="8.369cm" svg:y2="1.779cm"><text:p/></draw:line><draw:line draw:style-name="gr81" draw:text-style-name="P1399" svg:x1="0.001cm" svg:y1="2.233cm" svg:x2="16.916cm" svg:y2="2.233cm"><text:p/></draw:line><draw:line draw:style-name="gr81" draw:text-style-name="P1399" svg:x1="0.001cm" svg:y1="4.953cm" svg:x2="16.916cm" svg:y2="4.953cm"><text:p/></draw:line><draw:line draw:style-name="gr81" draw:text-style-name="P1399" svg:x1="0.025cm" svg:y1="9.487cm" svg:x2="16.94cm" svg:y2="9.487cm"><text:p/></draw:line><draw:frame draw:style-name="gr18" draw:text-style-name="P1396" svg:width="6.504cm" svg:height="1.736cm" svg:x="0.175cm" svg:y="9.943cm"><draw:text-box><text:p text:style-name="P1395"><text:span text:style-name="T725">IV. Application Classes</text:span></text:p></draw:text-box></draw:frame><draw:custom-shape draw:style-name="gr80" draw:text-style-name="P1397" svg:width="2.671cm" svg:height="0.907cm" svg:x="7.124cm" svg:y="10.85cm"><text:p text:style-name="P1392"><text:span text:style-name="T726">CAppArray</text:span></text:p><draw:enhanced-geometry svg:viewBox="0 0 21600 21600" draw:type="rectangle" draw:enhanced-path="M 0 0 L 21600 0 21600 21600 0 21600 0 0 Z N"/></draw:custom-shape><draw:custom-shape draw:style-name="gr78" draw:text-style-name="P1397" svg:width="2.673cm" svg:height="0.907cm" svg:x="10.684cm" svg:y="10.85cm"><text:p text:style-name="P1392"><text:span text:style-name="T726">CAppDataMap</text:span></text:p><draw:enhanced-geometry svg:viewBox="0 0 21600 21600" draw:type="rectangle" draw:enhanced-path="M 0 0 L 21600 0 21600 21600 0 21600 0 0 Z N"/></draw:custom-shape><draw:line draw:style-name="gr14" draw:text-style-name="P1398" svg:x1="8.456cm" svg:y1="10.851cm" svg:x2="8.456cm" svg:y2="9.036cm"><text:p/></draw:line><draw:line draw:style-name="gr14" draw:text-style-name="P1398" svg:x1="12.019cm" svg:y1="10.851cm" svg:x2="12.019cm" svg:y2="9.036cm"><text:p/></draw:line><draw:custom-shape draw:style-name="gr82" draw:text-style-name="P1397" xml:id="id22" draw:id="id22" svg:width="3.56cm" svg:height="0.907cm" svg:x="4.006cm" svg:y="6.315cm"><text:p text:style-name="P1392"><text:span text:style-name="T726">CBTreeArrayDataIf</text:span></text:p><draw:enhanced-geometry svg:viewBox="0 0 21600 21600" draw:type="rectangle" draw:enhanced-path="M 0 0 L 21600 0 21600 21600 0 21600 0 0 Z N"/></draw:custom-shape><draw:custom-shape draw:style-name="gr83" draw:text-style-name="P1397" xml:id="id24" draw:id="id24" svg:width="3.564cm" svg:height="0.907cm" svg:x="12.908cm" svg:y="6.315cm"><text:p text:style-name="P1392"><text:span text:style-name="T726">CBTreeKeySortDataIf</text:span></text:p><draw:enhanced-geometry svg:viewBox="0 0 21600 21600" draw:type="rectangle" draw:enhanced-path="M 0 0 L 21600 0 21600 21600 0 21600 0 0 Z N"/></draw:custom-shape><draw:line draw:style-name="gr14" draw:text-style-name="P1398" svg:x1="8.46cm" svg:y1="8.129cm" svg:x2="5.789cm" svg:y2="7.221cm"><text:p/></draw:line><draw:line draw:style-name="gr14" draw:text-style-name="P1398" svg:x1="12.019cm" svg:y1="8.129cm" svg:x2="14.689cm" svg:y2="7.221cm"><text:p/></draw:line><draw:connector draw:style-name="gr14" draw:text-style-name="P1399" svg:x1="5.786cm" svg:y1="6.315cm" svg:x2="12.019cm" svg:y2="0.872cm" draw:start-shape="id22" draw:start-glue-point="0" draw:end-shape="id23" draw:end-glue-point="0" svg:d="M5786 436v-5945h6233v501" svg:viewBox="0 0 6235 5946"><text:p/></draw:connector><draw:connector draw:style-name="gr14" draw:text-style-name="P1399" svg:x1="14.69cm" svg:y1="6.315cm" svg:x2="12.019cm" svg:y2="0.872cm" draw:start-shape="id24" draw:start-glue-point="0" draw:end-shape="id23" draw:end-glue-point="0" svg:d="M14690 436v-5945h-2671v501" svg:viewBox="0 0 2672 5946"><text:p/></draw:connector><draw:frame draw:style-name="gr18" draw:text-style-name="P1396" svg:width="6.148cm" svg:height="1.736cm" svg:x="0.175cm" svg:y="5.408cm"><draw:text-box><text:p text:style-name="P1395"><text:span text:style-name="T725">III.a. Interface Classes</text:span></text:p></draw:text-box></draw:frame><draw:line draw:style-name="gr81" draw:text-style-name="P1399" svg:x1="0.001cm" svg:y1="7.676cm" svg:x2="16.916cm" svg:y2="7.676cm"><text:p/></draw:line></draw:g></text:p>
          </table:table-cell>
        </table:table-row>
      </table:table>
      <text:p text:style-name="P951"/>
      <text:p text:style-name="P951"><text:span text:style-name="T126">Also, an application may use this class as an abstract data class type ( </text:span><text:span text:style-name="T126"><text:bookmark-ref text:reference-format="text" text:ref-name="__RefHeading__12600_147306980">Data Classes (CBTreeArray and CBTreeKeySort)</text:bookmark-ref></text:span><text:span text:style-name="T126"> ), which aren't sharing any of their template parameters</text:span><text:span text:style-name="T94">.</text:span></text:p>
      <text:p text:style-name="P25"/>
      <text:p text:style-name="P25"/>
      <text:h text:style-name="P1333" text:outline-level="4"><text:bookmark-start text:name="__RefHeading__2750_2002835030"/>Pools <text:span text:style-name="T100">(Technical Reference)</text:span><text:bookmark-end text:name="__RefHeading__2750_2002835030"/></text:h>
      <text:p text:style-name="P26"/>
      <text:p text:style-name="P27"><text:tab/>P. <text:span text:style-name="T530">displays</text:span> what data is stored in which quantities <text:span text:style-name="T530">per </text:span>node, <text:span text:style-name="T659">for the data layer to know how much space has be allocated</text:span>. <text:span text:style-name="T659">By default the constructor of CBTreeBase registers the following pools</text:span>:</text:p>
      <text:list xml:id="list514744689413784781" text:style-name="L399">
        <text:list-item>
          <text:p text:style-name="P1367">descriptor (item count:1)</text:p>
        </text:list-item>
        <text:list-item>
          <text:p text:style-name="P1367">maintenance vector (item count: 1)</text:p>
        </text:list-item>
        <text:list-item>
          <text:p text:style-name="P1367">application data array (item count: node size times 2 minus 1 →<text:span text:style-name="T101"> n = t * 2 - 1</text:span>)</text:p>
        </text:list-item>
        <text:list-item>
          <text:p text:style-name="P1367"><text:soft-page-break/>sub-node list (item count: node size times 2 →<text:span text:style-name="T101"> n = t * 2</text:span>)</text:p>
        </text:list-item>
        <text:list-item>
          <text:p text:style-name="P1368">serial vector <text:span text:style-name="T659">(item count: <text:s/>node size times 2 minus 1 → n = t * 2 - 1)</text:span></text:p>
        </text:list-item>
      </text:list>
      <text:p text:style-name="P84"/>
      <text:p text:style-name="P84"><text:span text:style-name="T103"><text:tab/>If a data </text:span><text:span text:style-name="T110">or application </text:span><text:span text:style-name="T103">class requires to register additional</text:span><text:span text:style-name="T104"> p., </text:span><text:span text:style-name="T103">then that has to</text:span><text:span text:style-name="T104"> happen during the construction of a </text:span><text:span text:style-name="T103">said </text:span><text:span text:style-name="T104">class </text:span><text:span text:style-name="T102">by calling </text:span><text:span text:style-name="T104">the</text:span><text:span text:style-name="T102"> method: </text:span><text:span text:style-name="T102"><text:bookmark-ref text:reference-format="text" text:ref-name="__RefHeading__11997_1839654271">create_dataPool ()</text:bookmark-ref></text:span><text:span text:style-name="T102">. </text:span><text:span text:style-name="T103">This method returns a pool ID, which the</text:span><text:span text:style-name="T110">n</text:span><text:span text:style-name="T103"> </text:span><text:span text:style-name="T110">has</text:span><text:span text:style-name="T105"> </text:span><text:span text:style-name="T103">to </text:span><text:span text:style-name="T105">be used to </text:span><text:span text:style-name="T103">address the newly created pool later on. </text:span><text:span text:style-name="T110">As for application classes, if ad</text:span><text:span text:style-name="T106">ditional pools </text:span><text:span text:style-name="T110">are</text:span><text:span text:style-name="T106"> created </text:span><text:span text:style-name="T110">on that abstraction level, then the application class has to </text:span><text:span text:style-name="T106">provide it</text:span><text:span text:style-name="T110">s</text:span><text:span text:style-name="T106"> own version of the </text:span><text:span text:style-name="T106"><text:bookmark-ref text:reference-format="text" text:ref-name="__RefHeading__2855_1647716225">Scalability Methods</text:bookmark-ref></text:span><text:span text:style-name="T106">. </text:span><text:span text:style-name="T164">For more information about </text:span><text:span text:style-name="T165">how </text:span><text:span text:style-name="T166">p.</text:span><text:span text:style-name="T165"> are organised </text:span><text:span text:style-name="T167">within</text:span><text:span text:style-name="T165"> the data layer, </text:span><text:span text:style-name="T164">please</text:span><text:span text:style-name="T165"> see section: </text:span><text:span text:style-name="T165"><text:bookmark-ref text:reference-format="text" text:ref-name="__RefHeading___Toc28800_465577555">Pools</text:bookmark-ref></text:span></text:p>
      <text:p text:style-name="P26"/>
      <text:p text:style-name="P26"/>
      <text:h text:style-name="P1335" text:outline-level="4"><text:bookmark-start text:name="__RefHeading__11997_1839654271"/>create_dataPool ()<text:bookmark-end text:name="__RefHeading__11997_1839654271"/></text:h>
      <text:p text:style-name="P84"/>
      <text:p text:style-name="P1204">uint32_t create_dataPool (CBTreeIOperBlockPoolDesc_t *pPoolDesc)</text:p>
      <text:p text:style-name="P84"/>
      <text:p text:style-name="P85">Description:</text:p>
      <text:p text:style-name="P88">This method registers an additional pool.</text:p>
      <text:p text:style-name="P90"/>
      <text:p text:style-name="P642">Input parameters:</text:p>
      <text:p text:style-name="P642">pPoolDesc<text:tab/><text:tab/>- <text:span text:style-name="T118">pointer to structure displaying pool properties (see below)</text:span></text:p>
      <text:p text:style-name="P642"/>
      <text:p text:style-name="P1031">typedef struct</text:p>
      <text:p text:style-name="P1034">{</text:p>
      <text:p text:style-name="P1191"><text:tab/>uint32_t<text:tab/><text:tab/>nTotalSize;</text:p>
      <text:p text:style-name="P1191"><text:tab/>uint32_t<text:tab/><text:tab/>nEntrySize;</text:p>
      <text:p text:style-name="P1191"><text:tab/>uint32_t<text:tab/><text:tab/>nCacheVectorSize;</text:p>
      <text:p text:style-name="P1191">} CBTreeIOperBlockPoolDesc_t;</text:p>
      <text:p text:style-name="P1191"/>
      <text:p text:style-name="P92"/>
      <text:p text:style-name="P92">nTotalSize<text:tab/><text:tab/>- specifies the entire pool size in bytes</text:p>
      <text:p text:style-name="P92">nEntrySize<text:tab/><text:tab/>- specifies the size of one entry in bytes</text:p>
      <text:p text:style-name="P92">nCacheVectorSize<text:tab/>- specifies the cache size of that pool in mask bits</text:p>
      <text:p text:style-name="P92"/>
      <text:p text:style-name="P85">Remarks:</text:p>
      <text:p text:style-name="P89">This method registers an additional pool <text:span text:style-name="T117">by</text:span> append<text:span text:style-name="T117">ing</text:span> a copy of the description, being pointed at by pPoolDesc, to the list of the already registered pools. To register a pool to be used by a data class, this method <text:span text:style-name="T531">has</text:span> <text:span text:style-name="T119">to be </text:span>called during the construction.</text:p>
      <text:p text:style-name="P88"><text:soft-page-break/>A pool defines a linear array of one or more entries, <text:span text:style-name="T120">depending on what the data class requires. For instance, by default a pool for the node descriptor is registered by the base data class. Said pool contains only one entry since, one node descriptor is required per node. In such a case nTotalSize and nEntrySize are the same. If a maximum of n data items is required to be stored by a pool, then nTotalSize is nEntrySize times n. Hence, nTotalSize must be divisible by nEntrySize. Also, nTotalSize must be greater or equal to nEntrySize.</text:span></text:p>
      <text:p text:style-name="P28"/>
      <text:p text:style-name="P86">Return value:</text:p>
      <text:p text:style-name="P953">The return value is the newly created pool's identifier. This method doesn't have an error return value and in such a case the method throws an exception (std::runtimeerror::runtimeerror).</text:p>
      <text:p text:style-name="P93"/>
      <text:p text:style-name="P952">Note: </text:p>
      <text:p text:style-name="P952">Calling this method outside of a data class constructor, <text:span text:style-name="T121">is likely to</text:span> <text:span text:style-name="T122">set </text:span>any b-tree data class instance <text:span text:style-name="T122">trying to do so,</text:span> in an undefined state.</text:p>
      <text:p text:style-name="P642">The cache size for a pool is determined by nCacheVectorSize, which means the number of cache lines is 2 to the power of nCacheVectorSize. <text:span text:style-name="T123">To determine what amount of memory is to be used for the pool, the number of cache lines has to be multiplied with nTotalSize.</text:span></text:p>
      <text:p text:style-name="P26"/>
      <text:p text:style-name="P26"/>
      <text:h text:style-name="P1304" text:outline-level="3"><text:bookmark-start text:name="__RefHeading__4023_381094759"/>Interface Classes<text:bookmark-end text:name="__RefHeading__4023_381094759"/></text:h>
      <text:p text:style-name="P642"/>
      <text:p text:style-name="P95"><text:tab/>I. are act<text:span text:style-name="T532">ing</text:span> as an interface between higher abstraction levels within an application and the actual b-tree instances. <text:span text:style-name="T124">This means that, t</text:span>h<text:span text:style-name="T124">e</text:span>s<text:span text:style-name="T124">e</text:span> classes are fully virtual and <text:span text:style-name="T124">are not providing any code or functionality on their own. However, they allow for a higher degree of abstraction, which means interfacing with a number of b-tree instances of the same type and different template parameters is possible.</text:span></text:p>
      <text:p text:style-name="P642"/>
      <text:p text:style-name="P642"/>
      <text:h text:style-name="P1333" text:outline-level="4"><text:bookmark-start text:name="__RefHeading__126_1269792762"/>Interface <text:span text:style-name="T125">C</text:span>lass <text:span text:style-name="T35">(CBTreeIf)</text:span><text:bookmark-end text:name="__RefHeading__126_1269792762"/></text:h>
      <text:p text:style-name="P642"/>
      <text:p text:style-name="P897"><text:tab/>The I. provides methods, which are returning information based on the _t_sizetype template parameter, while being data class agnostic. <text:span text:style-name="T660">An application may use this class to abstract data class instances ( </text:span><text:span text:style-name="T660"><text:bookmark-ref text:reference-format="text" text:ref-name="__RefHeading__12600_147306980">Data Classes (CBTreeArray and CBTreeKeySort)</text:bookmark-ref></text:span><text:span text:style-name="T660"> ), which are sharing the same </text:span><text:span text:style-name="T94">_t_sizetype type.</text:span></text:p>
      <text:p text:style-name="P642"/>
      <text:p text:style-name="P642"/>
      <text:h text:style-name="P1333" text:outline-level="4"><text:bookmark-start text:name="__RefHeading__128_1269792762"/><text:soft-page-break/><text:span text:style-name="T125">Data </text:span>Interface Classes <text:span text:style-name="T35">(CBTree*</text:span><text:span text:style-name="T95">DataIf) </text:span><text:bookmark-end text:name="__RefHeading__128_1269792762"/></text:h>
      <text:p text:style-name="P642"/>
      <text:p text:style-name="P642"><text:tab/><text:span text:style-name="T661">The D. are optional additions to their respective data classes, which only contain a virtual interface. Such an abstract type, which only involves template parameters used by method definitions in the new class' public section, is useful if the new data class is used by external code, which is agnostic to any template parameter used internally. An application may use these classes as an abstract type for its respective data classes, which are sharing the same template parameters. For instance, in case of </text:span><text:span text:style-name="T661"><text:bookmark-ref text:reference-format="text" text:ref-name="__RefHeading__7938_1499495845">CBTreeArray</text:bookmark-ref></text:span><text:span text:style-name="T661"> that would be the </text:span><text:span text:style-name="T661"><text:bookmark-ref text:reference-format="text" text:ref-name="__RefHeading__1941_1480809614">Data Type (_t_data)</text:bookmark-ref></text:span><text:span text:style-name="T661"> and </text:span><text:span text:style-name="T661"><text:bookmark-ref text:reference-format="text" text:ref-name="__RefHeading__132_1269792762">Address Type (_t_sizetype)</text:bookmark-ref></text:span><text:span text:style-name="T94"> </text:span><text:span text:style-name="T98">and in case of </text:span><text:span text:style-name="T98"><text:bookmark-ref text:reference-format="text" text:ref-name="__RefHeading__12194_147306980">CBTreeKeySort</text:bookmark-ref></text:span><text:span text:style-name="T98"> </text:span><text:span text:style-name="T99">in addition to that </text:span><text:span text:style-name="T98">the same </text:span><text:span text:style-name="T94"><text:bookmark-ref text:reference-format="text" text:ref-name="__RefHeading__1983_1480809614">Key Type (_t_key)</text:bookmark-ref></text:span><text:span text:style-name="T94">.</text:span></text:p>
      <text:p text:style-name="P642"/>
      <text:p text:style-name="P642"/>
      <text:h text:style-name="P1292" text:outline-level="2"><text:bookmark-start text:name="__RefHeading__2855_1647716225"/>Scalability Methods<text:bookmark-end text:name="__RefHeading__2855_1647716225"/></text:h>
      <text:p text:style-name="P642"/>
      <text:p text:style-name="P96"><text:span text:style-name="T102"><text:tab/>This section </text:span><text:span text:style-name="T111">describes</text:span><text:span text:style-name="T102"> a number of methods </text:span><text:span text:style-name="T111">being part of the interface between the </text:span><text:span text:style-name="T111"><text:bookmark-ref text:reference-format="text" text:ref-name="__RefHeading__122_1269792762">Base Class (CBTreeBase)</text:bookmark-ref></text:span><text:span text:style-name="T111"> and a data class. </text:span>The <text:bookmark-ref text:reference-format="text" text:ref-name="__RefHeading__2719_1647716225">Virtual Base Class Methods</text:bookmark-ref> section lists all methods that need to <text:span text:style-name="T533">be</text:span> created if a new data class is required, while the <text:bookmark-ref text:reference-format="text" text:ref-name="__RefHeading__2785_1647716225">Methods Utilising Pools</text:bookmark-ref> section contains all methods that need to be <text:span text:style-name="T662">provided</text:span>, if addition pools (see: <text:bookmark-ref text:reference-format="text" text:ref-name="__RefHeading__2750_2002835030">Pools (Technical Reference)</text:bookmark-ref>) for data access optimisation have been created.</text:p>
      <text:p text:style-name="P642"/>
      <text:p text:style-name="P642"/>
      <text:h text:style-name="P1305" text:outline-level="3"><text:bookmark-start text:name="__RefHeading__2719_1647716225"/>Virtual Base Class Methods<text:bookmark-end text:name="__RefHeading__2719_1647716225"/></text:h>
      <text:p text:style-name="P90"/>
      <text:p text:style-name="P97"><text:tab/>The <text:span text:style-name="T127">V.</text:span> methods translate back and forth between the addresses being used by the application accessing the b-tree and the actual b-tree's node / sub-node pairs <text:span text:style-name="T662">and as a result act as an interface</text:span>. <text:span text:style-name="T663">That interface basically involves every method, which uses a parameter type of _ti_pos. The base class is incapable to translate between a linear position and a node / sub-position pair, since it is an abstract type. This means that, a data class inheriting from the base class sets the parameter _ti_pos and therefore must provide its own version of the methods listed in this section. These methods ought to be virtual, as this allows classes inheriting from interface classes to replace virtual base class methods again.</text:span></text:p>
      <text:p text:style-name="P98"/>
      <text:p text:style-name="P98"/>
      <text:h text:style-name="P1333" text:outline-level="4"><text:bookmark-start text:name="__RefHeading__4017_381094759"/>determine_position <text:span text:style-name="T128">()</text:span><text:bookmark-end text:name="__RefHeading__4017_381094759"/></text:h>
      <text:p text:style-name="P90"/>
      <text:p text:style-name="P100"><text:span text:style-name="T39">_ti_pos determine_position (_ti_pos</text:span> sPos, _t_nodeiter nNode, _t_subnodeiter &amp;nSubPos, _t_subnodeiter &amp;nSubData, <text:span text:style-name="T47">bool &amp;bFound</text:span><text:span text:style-name="T53">)</text:span></text:p>
      <text:p text:style-name="P90"/>
      <text:p text:style-name="P85"><text:soft-page-break/>Description:</text:p>
      <text:p text:style-name="P102">This method <text:span text:style-name="T129">is used by other methods to trace into a b-tree structure.</text:span></text:p>
      <text:p text:style-name="P90"/>
      <text:p text:style-name="P85">Input parameters:</text:p>
      <text:p text:style-name="P85">sPos<text:tab/><text:tab/>- <text:span text:style-name="T130">specifies data class specific linear position of sub-tree which nNode is referring to</text:span></text:p>
      <text:p text:style-name="P85">nNode<text:tab/><text:tab/>- <text:span text:style-name="T130">specifies node in which the next sub-node or the data entry of interest is to be <text:tab/><text:tab/><text:tab/>sought for</text:span></text:p>
      <text:p text:style-name="P85"/>
      <text:p text:style-name="P85">Output parameters:</text:p>
      <text:p text:style-name="P85">nSubPos<text:tab/>- <text:span text:style-name="T130">returns sub-node position to be entered next</text:span></text:p>
      <text:p text:style-name="P85">nSubData<text:tab/>- <text:span text:style-name="T131">returns data position if bFound is true, otherwise it returns the nearest sub-position for rotate or merge operations that may be used once this method has returned</text:span></text:p>
      <text:p text:style-name="P85">bFound<text:tab/>- <text:span text:style-name="T132">returns true if sPos is pointing at data entry of interest in nNode, otherwise false</text:span></text:p>
      <text:p text:style-name="P85"/>
      <text:p text:style-name="P85">Remarks:</text:p>
      <text:p text:style-name="P103">This method <text:span text:style-name="T129">is used by other methods to trace into a b-tree structure, in order to add, remove or access data entries. The recursive walk down is being achieved by returning enough information to the calling method for it to step into the next sub-tree. That process is stopped once bFound is asserted, which may happen if an inner node is entered and will definitely happen if the current n</text:span><text:span text:style-name="T112">ode is a leaf node. The parameter nNode and the return value of nSubData </text:span><text:span text:style-name="T113">are forming the node / sub-position pair, which </text:span><text:span text:style-name="T114">is </text:span><text:span text:style-name="T113">pointing at the data item of interest</text:span><text:span text:style-name="T112">.</text:span></text:p>
      <text:p text:style-name="P957">The initial call to this method sets nNode to root node (m_nRootNode) and sPos is set to the data class' specific linear position, that refers to the data entry of interest.</text:p>
      <text:p text:style-name="P90"/>
      <text:p text:style-name="P85">Return value:</text:p>
      <text:p text:style-name="P896"><text:span text:style-name="T133">In case nNode is referring to an inner node and i</text:span>f bFound is false, then the return value contains the linear position <text:span text:style-name="T133">within the next sub-node, otherwise for inner nodes _ti_pos' equivalent of zero is returned. If nNode is referring to a leaf node, then bFound is always true and the return value is equal to sPos.</text:span></text:p>
      <text:p text:style-name="P91"/>
      <text:p text:style-name="P93"/>
      <text:p text:style-name="P954">Note:</text:p>
      <text:p text:style-name="P954"><text:span text:style-name="T664">The return value</text:span> is undefined if sPos refers to a position which exceeds nNode's <text:span text:style-name="T134">sub-tree </text:span>size. <text:span text:style-name="T664">Also, nSubPos remains uninitialised, if nNode is a leaf node!</text:span></text:p>
      <text:h text:style-name="P1333" text:outline-level="4"><text:bookmark-start text:name="__RefHeading__4019_381094759"/><text:soft-page-break/>generate_prev_position <text:span text:style-name="T128">() and generate_next_position ()</text:span><text:bookmark-end text:name="__RefHeading__4019_381094759"/></text:h>
      <text:p text:style-name="P90"/>
      <text:p text:style-name="P1210">_ti_pos generate_prev_position (_t_nodeiter nNode, _t_subnodeiter nSub, _ti_pos sPos)</text:p>
      <text:p text:style-name="P1216"><text:span text:style-name="T135">_ti_pos generate_</text:span><text:span text:style-name="T136">next</text:span><text:span text:style-name="T135">_position (_t_nodeiter nNode, _t_subnodeiter nSub, _ti_pos sPos)</text:span></text:p>
      <text:p text:style-name="P90"/>
      <text:p text:style-name="P104">Description:</text:p>
      <text:p text:style-name="P105">Both <text:span text:style-name="T39">generate_prev_position </text:span>and <text:span text:style-name="T39">generate_next_position </text:span>respectively <text:span text:style-name="T39">generate the </text:span>previous or <text:span text:style-name="T39">next linear position from the current linear position and the associated node / sub-position pair</text:span>.</text:p>
      <text:p text:style-name="P104"/>
      <text:p text:style-name="P85">Input parameters:</text:p>
      <text:p text:style-name="P104">nNode<text:tab/><text:tab/>- <text:span text:style-name="T142">node part of node / sub-position pair associated with sPos</text:span></text:p>
      <text:p text:style-name="P104">nSub<text:tab/><text:tab/>- <text:span text:style-name="T142">sub-position part of node / sub-position pair associated with sPos</text:span></text:p>
      <text:p text:style-name="P104">sPos<text:tab/><text:tab/>- <text:span text:style-name="T534">current linear position associated node / sub-position pair</text:span></text:p>
      <text:p text:style-name="P85"/>
      <text:p text:style-name="P108">Remarks:</text:p>
      <text:p text:style-name="P898">These methods are used by the method remove_fromNode, in case data has to be copied in order to remove a data entry <text:span text:style-name="T143">from</text:span> an inner node by replacing with an adjacent entry from a leaf node. <text:span text:style-name="T143">The return value is then also used to remove the originating data entry of which a copy was taken from.</text:span></text:p>
      <text:p text:style-name="P105">nNode must not refer to a leaf node, <text:span text:style-name="T534">which means, these methods will never bounce at the start or the end of the contained list.</text:span></text:p>
      <text:p text:style-name="P108"/>
      <text:p text:style-name="P108">Return value:</text:p>
      <text:p text:style-name="P110"><text:span text:style-name="T144">Depending on whether generate_prev_position and generate_next_position is called t</text:span>he <text:span text:style-name="T144">previous or next linear position is returned.</text:span></text:p>
      <text:p text:style-name="P104"/>
      <text:p text:style-name="P104"/>
      <text:h text:style-name="P1333" text:outline-level="4"><text:bookmark-start text:name="__RefHeading__4021_381094759"/>find_next_<text:span text:style-name="T385">s</text:span>ub_<text:span text:style-name="T385">p</text:span>os <text:span text:style-name="T128">()</text:span><text:bookmark-end text:name="__RefHeading__4021_381094759"/></text:h>
      <text:p text:style-name="P90"/>
      <text:p text:style-name="P1210">_t_subnodeiter find_next_<text:span text:style-name="T385">s</text:span>ub_<text:span text:style-name="T385">p</text:span>os (_t_nodeiter nNode, _ti_pos &amp;sPos)</text:p>
      <text:p text:style-name="P90"/>
      <text:p text:style-name="P111">Description:</text:p>
      <text:p text:style-name="P113">This method <text:span text:style-name="T534">returns the</text:span> sub-node <text:span text:style-name="T534">of an inner</text:span> node, based on a linear offset.</text:p>
      <text:p text:style-name="P111"/>
      <text:p text:style-name="P111">Input parameters:</text:p>
      <text:p text:style-name="P111"><text:soft-page-break/>nNode<text:tab/><text:tab/>- <text:span text:style-name="T145">specifies current node in which a sub-node of interest is to be sought for</text:span></text:p>
      <text:p text:style-name="P111"/>
      <text:p text:style-name="P111">Input / Output parameters:</text:p>
      <text:p text:style-name="P111">sPos<text:tab/><text:tab/>- <text:span text:style-name="T535">references the linear position inside node</text:span></text:p>
      <text:p text:style-name="P111"/>
      <text:p text:style-name="P111">Remarks:</text:p>
      <text:p text:style-name="P114">This method translates a linear <text:span text:style-name="T535">position</text:span>, displayed by sPos, of a <text:span text:style-name="T535">sub-</text:span>tree, pointed at by nNode, into a sub-position of nNode, which serves as a reference to a sub-node, <text:span text:style-name="T535">referring to a sub-tree</text:span>. Also it returns the linear address inside <text:span text:style-name="T146">said</text:span> sub-tree, <text:span text:style-name="T535">which is written back to sPos, once the method has finished</text:span>.</text:p>
      <text:p text:style-name="P111"/>
      <text:p text:style-name="P111">Return value:</text:p>
      <text:p text:style-name="P899"><text:span text:style-name="T536">If nNode is referring to an inner node </text:span>the returned value is either the sub-position referring to the next sub-node or a linear address of data item contained the current node. <text:span text:style-name="T537">It is for the calling method to determine whether a search can be aborted early or if a jump to a sub-node is required.</text:span></text:p>
      <text:p text:style-name="P900">In case nNode refers to a leaf node, then the return value is the linear address to the sought data item and the position displayed by sPos is undefined.</text:p>
      <text:p text:style-name="P111"/>
      <text:p text:style-name="P112">Note:</text:p>
      <text:p text:style-name="P958">The behaviour of this method is undefined, in case sPos exceeds the b-tree size nNode is pointing at.</text:p>
      <text:p text:style-name="P16"/>
      <text:p text:style-name="P16"/>
      <text:h text:style-name="P1306" text:outline-level="3"><text:bookmark-start text:name="__RefHeading__2785_1647716225"/>Methods Utilis<text:span text:style-name="T538">ing</text:span> Pool<text:span text:style-name="T538">s</text:span><text:bookmark-end text:name="__RefHeading__2785_1647716225"/></text:h>
      <text:p text:style-name="P16"/>
      <text:p text:style-name="P901"><text:tab/>Since the CBTreeBase class is agnostic to what dictates the location of a data item within or outside a container instance and also is unaware of potentially added <text:bookmark-ref text:reference-format="text" text:ref-name="__RefHeading__2750_2002835030">Pools (Technical Reference)</text:bookmark-ref>, it only provides a virtual interface for data classes, being derived from <text:span text:style-name="T539">said</text:span> base class. <text:span text:style-name="T539">A data class has to provide some functional methods for it to work properly within this b-tree framework and t</text:span>his section lists and describes what the minimum of th<text:span text:style-name="T539">ose methods is required.</text:span></text:p>
      <text:p text:style-name="P115"><text:span text:style-name="T539"><text:tab/>It is strongly suggested that t</text:span>he <text:span text:style-name="T538">M</text:span>. <text:span text:style-name="T539">are again virtual, in case additional pools have been created on a higher level of abstraction to optimise data access. By doing so, programmers have the option to derive specialised application classes from existing data classes or to create an abstraction model on application level as they see fit. The method </text:span><text:span text:style-name="T539"><text:bookmark-ref text:reference-format="text" text:ref-name="__RefHeading__4021_381094759">find_next_sub_pos ()</text:bookmark-ref></text:span><text:span text:style-name="T539"> ought to be part these methods as well, but has already been explained in the </text:span><text:span text:style-name="T539"><text:bookmark-ref text:reference-format="text" text:ref-name="__RefHeading__2855_1647716225">Scalability Methods</text:bookmark-ref></text:span><text:span text:style-name="T539"> section. If the description of said method is needed, then please find it there.</text:span></text:p>
      <text:p text:style-name="P902"><text:soft-page-break/></text:p>
      <text:p text:style-name="P115"/>
      <text:h text:style-name="P1333" text:outline-level="4"><text:bookmark-start text:name="__RefHeading__2759_1891390713"/><text:span text:style-name="T386">rebuild_node</text:span> <text:span text:style-name="T147">()</text:span><text:bookmark-end text:name="__RefHeading__2759_1891390713"/></text:h>
      <text:p text:style-name="P116"/>
      <text:p text:style-name="P1233"><text:span text:style-name="T150">v</text:span><text:span text:style-name="T153">oid </text:span><text:span text:style-name="T152">rebuild_node</text:span><text:span text:style-name="T153"> (_t_nodeiter nNode, int32_t triMod = 0</text:span><text:span text:style-name="T154">, </text:span><text:span text:style-name="T157">_t_subnodeiter nSubStart</text:span></text:p>
      <text:p text:style-name="P1178"><text:span text:style-name="T135"><text:s/></text:span><text:span text:style-name="T141">= 0</text:span><text:span text:style-name="T135">)</text:span></text:p>
      <text:p text:style-name="P116"/>
      <text:p text:style-name="P117">Description:</text:p>
      <text:p text:style-name="P119">This method is called if a node has been changed in terms of size.</text:p>
      <text:p text:style-name="P117"/>
      <text:p text:style-name="P117">Input parameters:</text:p>
      <text:p text:style-name="P120">nNode<text:tab/><text:tab/>- specifies the node that needs to be updated</text:p>
      <text:p text:style-name="P120">triMod<text:tab/><text:tab/>- is a tri<text:span text:style-name="T665">ple </text:span>state modifier</text:p>
      <text:p text:style-name="P120"><text:tab/><text:tab/><text:tab/>0<text:tab/>- an unknown number of entries has been added or removed</text:p>
      <text:p text:style-name="P120"><text:tab/><text:tab/><text:tab/><text:tab/>This means that the descriptor needs to be rebuild.</text:p>
      <text:p text:style-name="P120"><text:tab/><text:tab/><text:tab/>-1<text:tab/>- one entry has been removed</text:p>
      <text:p text:style-name="P120"><text:tab/><text:tab/><text:tab/>1<text:tab/>- one entry has been inserted</text:p>
      <text:p text:style-name="P955">nSubStart<text:tab/>- specifies from what point on the serial vector has to be rebuild</text:p>
      <text:p text:style-name="P120"><text:tab/><text:tab/><text:tab/><text:tab/></text:p>
      <text:p text:style-name="P117">Remarks:</text:p>
      <text:p text:style-name="P903"><text:span text:style-name="T540">By default the method updates the node's descriptor to </text:span>its<text:span text:style-name="T540"> new size </text:span>based on the information all sub-nodes provide <text:span text:style-name="T541">as well as the </text:span><text:span text:style-name="T541"><text:bookmark-ref text:reference-format="text" text:ref-name="__RefHeading__25079_2106829580">Serial Vector Pool</text:bookmark-ref></text:span>. Also, it<text:span text:style-name="T540"> assumes that all sub-nodes of the node nNode is referring to are up to date.</text:span></text:p>
      <text:p text:style-name="P903">If triMod is set to zero this method retrieves the size information of every sub-node <text:span text:style-name="T170">and combines that with its own size to generate the maximum index for this node's descriptor</text:span>, while assuming <text:span text:style-name="T541">all of </text:span>the sub-node descriptors are up to date. <text:span text:style-name="T171">By touching every sub-node's descriptor, this operation has the potential to create performance issues, if the data layer has a high latency. Furthermore, the situation can exacerbate, since some parts of the cache get overwritten by obtaining said sub-nodes descriptors, which means that frequently used data needs to be reloaded in the future. To avoid cache line oscillations the second parameter can tell the method directly in what way the size of the node has been changed, without a complete rebuild. Also, the parameter nSubStart may remedy the situation. If the calling method knows at which point the node was altered, then nSubStart can tell from what point on the node needs to be rebuild. Specialised data classes may exploit this parameter in order to avoid situations that result in lowered performance.</text:span></text:p>
      <text:p text:style-name="P117"/>
      <text:p text:style-name="P118">Note:</text:p>
      <text:p text:style-name="P959"><text:soft-page-break/>Although the parameter triMod is capable to display a size modification by more than one entry, this has not been tested and therefore values other than -1, 0 and 1 ought not to be used with it. However, values of larger magnitude are reserved for future expansions. This means that, the parameter triMod is not to be used for anything other than modifying the size of a node!</text:p>
      <text:p text:style-name="P117"/>
      <text:p text:style-name="P116"/>
      <text:h text:style-name="P1307" text:outline-level="3"><text:bookmark-start text:name="__RefHeading__3142_1376309923"/>Optional Pool Utilisation Methods<text:bookmark-end text:name="__RefHeading__3142_1376309923"/></text:h>
      <text:p text:style-name="P642"/>
      <text:p text:style-name="P121"><text:span text:style-name="T542"><text:tab/>As oppose to the </text:span><text:span text:style-name="T542"><text:bookmark-ref text:reference-format="text" text:ref-name="__RefHeading__2785_1647716225">Methods Utilising Pools</text:bookmark-ref></text:span><text:span text:style-name="T542">, t</text:span>he implementation of th<text:span text:style-name="T172">e</text:span>s<text:span text:style-name="T172">e</text:span> method<text:span text:style-name="T172">s</text:span> in a data class that uses additional pools is optional, but will help greatly exploiting those pools if they have been added <text:span text:style-name="T172">to accelerate access in terms of speed.</text:span></text:p>
      <text:p text:style-name="P642"/>
      <text:p text:style-name="P642"/>
      <text:h text:style-name="P1333" text:outline-level="4"><text:bookmark-start text:name="__RefHeading__2761_1891390713"/>convert_pos_to_container_pos <text:span text:style-name="T147">()</text:span><text:bookmark-end text:name="__RefHeading__2761_1891390713"/></text:h>
      <text:p text:style-name="P642"/>
      <text:p text:style-name="P1220"><text:span text:style-name="T150">v</text:span><text:span text:style-name="T153">oid convert_pos_to_container_pos (_t_nodeiter nNode, _t_sizetype nPos</text:span><text:span text:style-name="T157">, _t_nodeiter &amp;rRsltNode, _t_subnodeiter &amp;rRsltSubPos)</text:span></text:p>
      <text:p text:style-name="P1176"/>
      <text:p text:style-name="P116"/>
      <text:p text:style-name="P117">Description:</text:p>
      <text:p text:style-name="P122">This method recursively walks into <text:span text:style-name="T543">the </text:span>tree <text:span text:style-name="T543">structure of a container instance to convert a linear position to its associated node / sub-position pair.</text:span></text:p>
      <text:p text:style-name="P117"/>
      <text:p text:style-name="P117">Input parameters:</text:p>
      <text:p text:style-name="P124">nNode<text:tab/><text:tab/>- specifies the node in which the data entry is to be sought for</text:p>
      <text:p text:style-name="P124">nPos<text:tab/><text:tab/>- specifies the linear <text:span text:style-name="T173">position</text:span> of the data entry in question</text:p>
      <text:p text:style-name="P117"/>
      <text:p text:style-name="P117">Output parameters:</text:p>
      <text:p text:style-name="P124"><text:span text:style-name="T543">rRsltNode</text:span><text:tab/>- <text:span text:style-name="T544">refers to where the returned node part is to be stored at</text:span></text:p>
      <text:p text:style-name="P904">rRsltSubPos<text:tab/>- <text:span text:style-name="T544">refers to where the returned sub-position part is to be stored at</text:span></text:p>
      <text:p text:style-name="P117"/>
      <text:p text:style-name="P117">Remarks:</text:p>
      <text:p text:style-name="P125"><text:span text:style-name="T174">This method recursively traces into the tree structure of a data container t</text:span>o <text:span text:style-name="T545">convert a linear position to its associated node / sub-position pair. The initial call ought to set nNode to the root node (m_nRootNode) which addresses the entire tree. nPos needs to be set to the entry's absolute linear </text:span><text:soft-page-break/><text:span text:style-name="T545">position.</text:span></text:p>
      <text:p text:style-name="P117"/>
      <text:p text:style-name="P118">Note:</text:p>
      <text:p text:style-name="P123">The behaviour of the this method is undefined if nPos exceeds the b-tree's size. In other words, the calling method needs to make sure all parameters are correct, since this method hasn't the ability to tell that something went wrong.</text:p>
      <text:p text:style-name="P116"/>
      <text:p text:style-name="P16"/>
      <text:h text:style-name="P1291" text:outline-level="2"><text:bookmark-start text:name="__RefHeading__130_1269792762"/>Template Parameters<text:bookmark-end text:name="__RefHeading__130_1269792762"/></text:h>
      <text:p text:style-name="P642"/>
      <text:p text:style-name="P905"><text:tab/>This section contains <text:span text:style-name="T546">descriptions about the template parameters being used by the base class </text:span><text:span text:style-name="T546"><text:bookmark-ref text:reference-format="text" text:ref-name="__RefHeading__122_1269792762">Base Class (CBTreeBase)</text:bookmark-ref></text:span><text:span text:style-name="T546"> and the </text:span><text:span text:style-name="T546"><text:bookmark-ref text:reference-format="text" text:ref-name="__RefHeading__12600_147306980">Data Classes (CBTreeArray and CBTreeKeySort)</text:bookmark-ref></text:span><text:span text:style-name="T546">.</text:span></text:p>
      <text:p text:style-name="P642"/>
      <text:p text:style-name="P642"/>
      <text:h text:style-name="P1308" text:outline-level="3"><text:bookmark-start text:name="__RefHeading__1941_1480809614"/>Data Type (_t_data)<text:bookmark-end text:name="__RefHeading__1941_1480809614"/></text:h>
      <text:p text:style-name="P642"/>
      <text:p text:style-name="P126"><text:tab/>This template parameter specifies the data <text:span text:style-name="T23">type, </text:span>which the application uses to <text:span text:style-name="T547">display</text:span> individual data items<text:span text:style-name="T23"> and must be set</text:span>. If, for instance, CBTreeArray is in use<text:span text:style-name="T22">d</text:span>, then to the application would be presented with an interface equivalent to an array of type _t_data.</text:p>
      <text:p text:style-name="P127"><text:tab/>This situation is a little bit different with CBTreeKeySort classes. First of all, _t_data must contain _t_key <text:span text:style-name="T175">(see: </text:span><text:span text:style-name="T175"><text:bookmark-ref text:reference-format="text" text:ref-name="__RefHeading__1983_1480809614">Key Type (_t_key)</text:bookmark-ref></text:span><text:span text:style-name="T175">) </text:span>or at least enough information to convert _t_data to _t_key. <text:span text:style-name="T176">If said extraction or conversion, is necessary, then a new data class must be created inheriting from CBTreeKeySort and provide its own extract_key methods. This is required, since by default CBTreeKeySort assumes _t_data and _t_key to be the same and arithmetic or binary compares each and every data entry, when it comes to sorting or searching for a specific key. The type of comparison is depending on what ::std::is_arithmetic is resolved to during linking the code. For more information see: </text:span><text:span text:style-name="T176"><text:bookmark-ref text:reference-format="text" text:ref-name="__RefHeading__11949_635377009">extract_key () addendum</text:bookmark-ref></text:span></text:p>
      <text:p text:style-name="P642"/>
      <text:p text:style-name="P642"/>
      <text:h text:style-name="P1309" text:outline-level="3"><text:bookmark-start text:name="__RefHeading__132_1269792762"/>Address Type (_t_sizetype)<text:bookmark-end text:name="__RefHeading__132_1269792762"/></text:h>
      <text:p text:style-name="P642"/>
      <text:p text:style-name="P128"><text:tab/>The template parameter _t_sizetype specifies the address type to be used when individual data sets within a class' instance or a key sub set need <text:span text:style-name="T547">to be </text:span>a<text:span text:style-name="T547">dd</text:span>ess<text:span text:style-name="T547">ed</text:span>. By default the parameter is set to unsigned int64, which ought to be sufficient for most applications and therefore can be left unchanged. The intention why this address type was being made a template parameter is to allow either for larger types in the future or to have unsigned int32 or 16 bit types to be compiled on such <text:soft-page-break/>architectures which don't have intrinsic 64 bit capabilities or run significantly faster with smaller types. The latter point would also result in smaller and hopefully faster code on those platforms.</text:p>
      <text:p text:style-name="P129"><text:tab/>It is strongly suggested to keep this parameter unsigned, since none of the b-tree classes can make use of a signed type. Also binary operations in the code are expecting an unsigned type and may created undefined results, if a signed type is in use.</text:p>
      <text:p text:style-name="P131"><text:tab/>Note: This template parameter also sets a type in the node descriptor, which displays the maximum linear index of that node. This means that, it contains the number of application data items as well as all sub-trees total item count of the node in question combined. <text:span text:style-name="T177">Hence, for the root node that means, this type must be capable to display the fill state of the entire b-tree.</text:span></text:p>
      <text:p text:style-name="P642"/>
      <text:p text:style-name="P642"/>
      <text:h text:style-name="P1308" text:outline-level="3"><text:bookmark-start text:name="__RefHeading__1943_1480809614"/>Node Iterator Type (_t_nodeiter)<text:bookmark-end text:name="__RefHeading__1943_1480809614"/></text:h>
      <text:p text:style-name="P642"/>
      <text:p text:style-name="P3"><text:tab/>A <text:span text:style-name="T548">container</text:span> instance uses nodes to create a tree structure, that is used to <text:span text:style-name="T178">contain</text:span> the <text:span text:style-name="T178">application </text:span>data as well as the tree <text:span text:style-name="T178">structure </text:span>itself <text:span text:style-name="T179">and</text:span> <text:span text:style-name="T548">as the address type _t_nodeiter is used</text:span>. Th<text:span text:style-name="T178">is template parameter defaults to </text:span>an unsigned 64 bit integer and since this ought to sufficient for any application, it doesn't need to be set to anything else. <text:span text:style-name="T179">However, this address type was made a template parameter to allow for future extensions with the same intention as described in the above </text:span><text:span text:style-name="T179"><text:bookmark-ref text:reference-format="text" text:ref-name="__RefHeading__132_1269792762">Address Type (_t_sizetype)</text:bookmark-ref></text:span><text:span text:style-name="T179"> section. If the code is compiled on a platform were 64 bit types are not available or it is feasible to use smaller types due to significantly increased speeds, then this parameter needs to be changed accordingly.</text:span></text:p>
      <text:p text:style-name="P129"><text:tab/>It is strongly suggested to keep this parameter unsigned, since none of the b-tree classes can make use of a signed type. Also binary operations in the code are expecting an unsigned type and may created undefined results, if suddenly a signed type is in use. Note: This template parameter also sets a type in the node descriptor, which displays the parent node of the node in question.</text:p>
      <text:p text:style-name="P129"/>
      <text:p text:style-name="P129"/>
      <text:h text:style-name="P1308" text:outline-level="3"><text:bookmark-start text:name="__RefHeading__1945_1480809614"/>Sub-Node Iterator Type (_t_subnodeiter)<text:bookmark-end text:name="__RefHeading__1945_1480809614"/></text:h>
      <text:p text:style-name="P642"/>
      <text:p text:style-name="P14"><text:tab/>Each node contains a list of sub-nodes <text:span text:style-name="T180">and an array of application data items</text:span>. Th<text:span text:style-name="T180">is template parameter is used as the </text:span>address type to a<text:span text:style-name="T549">ddr</text:span>ess <text:span text:style-name="T549">individual data sets in </text:span>said lis<text:span text:style-name="T180">t and array</text:span>. It is set to an unsigned 32 bit integer <text:span text:style-name="T181">by default </text:span>and <text:span text:style-name="T181">usually </text:span>there is no need to modify it. <text:span text:style-name="T180">For pretty much any application, the default type offers a range wide enough allowing for sub-node lists and application data arrays to contain sufficient amounts of items.</text:span></text:p>
      <text:p text:style-name="P130"><text:tab/>This parameter must <text:span text:style-name="T182">remain</text:span> <text:span text:style-name="T182">an </text:span>unsigned <text:span text:style-name="T182">type</text:span>, since <text:span text:style-name="T182">t</text:span>his template parameter also sets a type in the node descriptor, which displays the current number of application data items stored within that node. <text:span text:style-name="T183">If a node becomes a leaf node, then the number of data items are being displayed as 2's complement values, although this is an unsigned type. This means that, the b-tree classes contain </text:span><text:soft-page-break/><text:span text:style-name="T183">code manually dealing with negative magnitudes stored using this type, which is expected to be unsigned. A signed type for this template parameter is guaranteed to result in unexpected behaviour.</text:span></text:p>
      <text:p text:style-name="P129"/>
      <text:p text:style-name="P129"/>
      <text:h text:style-name="P1302" text:outline-level="3"><text:bookmark-start text:name="__RefHeading__134_1269792762"/>Data Layer <text:span text:style-name="T184">(_t_datalayer)</text:span><text:bookmark-end text:name="__RefHeading__134_1269792762"/></text:h>
      <text:p text:style-name="P642"/>
      <text:p text:style-name="P132"><text:tab/>The _t_datalayer template parameter <text:span text:style-name="T185">must be set to a class type compatible to the interface described in section </text:span><text:span text:style-name="T185"><text:bookmark-ref text:reference-format="text" text:ref-name="__RefHeading__2197_1893551101">Data Layer</text:bookmark-ref></text:span><text:span text:style-name="T185">. An instance of this type is called into existence as soon as data is inserted into the b-tree. The data layer class must be able to manage how and where data, coming from the b-tree, is stored and on request read back. By default this parameter is set to CBTreeRAMIO, which, as the name already suggests, stores all data in the local memory of the machine the application is running on. An alternative is CBTreeFileIO, which is capable to hold large parts of the b-tree data in a file and can be configured to only use a tiny fraction of memory, if the local memory is insufficient or it is not known if a target machine has enough RAM.</text:span></text:p>
      <text:p text:style-name="P133"><text:tab/>The data layer classes have their own set to template parameters, <text:span text:style-name="T186">which need to be compatible with the above b-tree class template parameters. For more information </text:span>see: <text:bookmark-ref text:reference-format="text" text:ref-name="__RefHeading__136_1269792762">Data Layer IO Template Parameters</text:bookmark-ref>.</text:p>
      <text:p text:style-name="P132"/>
      <text:p text:style-name="P642"/>
      <text:h text:style-name="P1336" text:outline-level="4"><text:bookmark-start text:name="__RefHeading__138_1269792762"/>Data Layer Properties (_t_datalayerproperties)<text:bookmark-end text:name="__RefHeading__138_1269792762"/></text:h>
      <text:p text:style-name="P642"/>
      <text:p text:style-name="P134"><text:tab/>This template parameter sets the type used to transport the data layer configuration from the b-tree's instantiation to the data layer instantiation inside the <text:span text:style-name="T550">container instance</text:span>. The data layer properties type must be compatible to the data layer. This means that, a copy of the configuration, having the same type, is taken when <text:span text:style-name="T550">a container</text:span> is instantiated and said copy is used as a parameter when the data layer in called into existence. Obviously, the data layer constructor expects a configuration of some type, which the compiler must have some means to cast from _t_datalayerproperties to data layer's configuration type. The easiest way to achieve that is them being the same. By default this template parameter is set to CBTreeIOpropertiesRAM, which is the same parameter used by the constructor of CBTreeRAMIO. Respectively CBTreeIOpropertiesFile ought to be used when the data layer is set to CBTreeFileIO.</text:p>
      <text:p text:style-name="P135"><text:tab/>If more than one <text:span text:style-name="T550">container</text:span> needs to be instantiated by the application, then the same data layer properties instance can be shared across an arbitrary number of those <text:span text:style-name="T550">instances</text:span>. In other words, it is not required to create a data layer properties instance for every single <text:span text:style-name="T550">container</text:span>, since every <text:span text:style-name="T550">container</text:span> takes a copy of these properties instead of referring to it.</text:p>
      <text:p text:style-name="P642"/>
      <text:p text:style-name="P642"/>
      <text:h text:style-name="P1310" text:outline-level="3"><text:bookmark-start text:name="__RefHeading__652_2075259389"/><text:soft-page-break/>Internal <text:span text:style-name="T187">Position </text:span>Template Parameter <text:span text:style-name="T187">(_ti_pos)</text:span><text:bookmark-end text:name="__RefHeading__652_2075259389"/></text:h>
      <text:p text:style-name="P642"/>
      <text:p text:style-name="P906"><text:span text:style-name="T187"><text:tab/>Since the base class (CBTreeBase) has no concept of what a position is or what dictates where entries would end up relative to other entries inside the b-tree structure, a set of methods, which can be found in section </text:span><text:span text:style-name="T187"><text:bookmark-ref text:reference-format="text" text:ref-name="__RefHeading__2719_1647716225">Virtual Base Class Methods</text:bookmark-ref></text:span><text:span text:style-name="T187">, is required to define that. In the base class, all of these methods are defined with the template _ti_pos in their parameter list. This means that, when a data class is inheriting from the base class, not only must it deliver a definition of the afore mentioned virtual methods, it also must set a type for _ti_pos, which allows to display relative positions within the tree structure. Basically this type acts as an interface type, which may or may not be used directly by the application via public data class methods. In general any method allowing for access to a data container must translate a position set by the calling application to this type. It is recommended to keep this translation as simple as possible, not only because the generated code could create speed penalties, but also a programmer reading or manipulating the source code must translate back and fourth between the problem the application tries to solve and the positions are handle inside the container. </text:span></text:p>
      <text:p text:style-name="P906"/>
      <text:p text:style-name="P907"/>
      <text:h text:style-name="P1302" text:outline-level="3"><text:bookmark-start text:name="__RefHeading__140_1269792762"/>CBTreeArray <text:span text:style-name="T188">Position</text:span> Template Parameter <text:span text:style-name="T188">(CBTreeArrayPos &lt;_t_sizetype&gt;)</text:span><text:bookmark-end text:name="__RefHeading__140_1269792762"/></text:h>
      <text:p text:style-name="P642"/>
      <text:p text:style-name="P136"><text:tab/>The class CBTreeArray sets the template parameter _ti_pos to CBTreeArrayPos &lt;_t_sizetype&gt;, <text:span text:style-name="T189">when inheriting from CBTreeBase. This array position class (</text:span>CBTreeArrayPos<text:span text:style-name="T190">) has its own template parameter (_t_sizetype), which is set to the same type as the class' CBTreeArray _t_sizetype template parameter is set to.</text:span></text:p>
      <text:p text:style-name="P137"><text:tab/>The array position class has only one member which is of type _t_sizetype and called nIndex, <text:span text:style-name="T191">which </text:span>display<text:span text:style-name="T551">s</text:span> the <text:span text:style-name="T192">linear offset of an entry to be accessed. This offset is absolute to the sub-tree, determined by the current node being processed. In other words, whenever, during the tree walk, a sub-node is being entered, the array position is updated to the offset within the sub-tree said sub-node is referring to, until the data item in question has been found in an inner node or eventually in a leaf node.</text:span></text:p>
      <text:p text:style-name="P138"/>
      <text:p text:style-name="P138"/>
      <text:h text:style-name="P1302" text:outline-level="3"><text:bookmark-start text:name="__RefHeading__142_1269792762"/>CBTreeKeySort <text:span text:style-name="T193">Position</text:span> Template Parameter <text:span text:style-name="T193">(CBTreeKeySortPos &lt;_t_sizetype, _t_key&gt;)</text:span><text:bookmark-end text:name="__RefHeading__142_1269792762"/></text:h>
      <text:p text:style-name="P642"/>
      <text:p text:style-name="P139"><text:tab/>When CBTreeKeySort is inheriting from CBTreeBase, then the template parameter _ti_pos is set to the key sort position class CBTreeKeySortPos &lt;_t_sizetype, _t_key&gt;, while that position class' template parameters _t_sizetype and _t_key are set to the same types as they have been respectively set to for CBTreeKeySort.</text:p>
      <text:p text:style-name="P139"><text:soft-page-break/><text:tab/>The key sort position class has two members, <text:span text:style-name="T194">one which is of type _t_sizetype displaying the instance of a key and another is a pointer of type _t_key referring to a key value. These members are called nInstance and pKey respectively. If nInstance has all bits asserted (ie. nInstance = ~0x0), then depending on the type of access the entire set of entries sharing the same key is addressed or the method can choose in what order each instance is processed to optimise that process for speed.</text:span></text:p>
      <text:p text:style-name="P139"/>
      <text:p text:style-name="P642"/>
      <text:h text:style-name="P1337" text:outline-level="4"><text:bookmark-start text:name="__RefHeading__1983_1480809614"/>Key Type (_t_key)<text:bookmark-end text:name="__RefHeading__1983_1480809614"/></text:h>
      <text:p text:style-name="P642"/>
      <text:p text:style-name="P140"><text:tab/>The _t_key <text:span text:style-name="T552">template</text:span> parameter is used when it comes to <text:span text:style-name="T552">displaying key values to be used as a </text:span>sort or search <text:span text:style-name="T552">criteria</text:span>. This means that, <text:span text:style-name="T195">if two data entries of type _t_data are getting compared, while navigating through the tree structure, both of these entries are converted to _t_key types and then the actual comparison takes place by using </text:span><text:span text:style-name="T195"><text:bookmark-ref text:reference-format="text" text:ref-name="__RefHeading__3579_1442666128">comp ()</text:bookmark-ref></text:span><text:span text:style-name="T195">. This template parameters defaults to _t_data and needs to be a different type if any of the following cases occurs:</text:span></text:p>
      <text:list xml:id="list1205944336241067217" text:style-name="L400">
        <text:list-item>
          <text:p text:style-name="P1369">the key value is only a part of _t_data</text:p>
        </text:list-item>
        <text:list-item>
          <text:p text:style-name="P1369">the key value is not part of _t_data, <text:span text:style-name="T195">but is </text:span>derived from <text:span text:style-name="T195">it</text:span></text:p>
        </text:list-item>
      </text:list>
      <text:p text:style-name="P141"/>
      <text:p text:style-name="P142"><text:tab/>All of the above cases require the programmer to <text:span text:style-name="T552">either A) have the </text:span><text:span text:style-name="T553"><text:bookmark-ref text:reference-format="text" text:ref-name="__RefHeading__1941_1480809614">Data Type (_t_data)</text:bookmark-ref></text:span><text:span text:style-name="T552"> capable to cast to _t_key or being outfitted with an overloaded cast operator or B) to </text:span>create a <text:span text:style-name="T552">specialised data class or an application</text:span> class that inherits from CBTreeKeySort and provides its own versions of <text:bookmark-ref text:reference-format="text" text:ref-name="__RefHeading__3581_1442666128">extract_key ()</text:bookmark-ref> <text:span text:style-name="T552">via</text:span> polymorphism. <text:span text:style-name="T552">For more information see: </text:span><text:span text:style-name="T552"><text:bookmark-ref text:reference-format="text" text:ref-name="__RefHeading__11949_635377009">extract_key () addendum</text:bookmark-ref></text:span></text:p>
      <text:p text:style-name="P142"/>
      <text:p text:style-name="P142"/>
      <text:h text:style-name="P1293" text:outline-level="2"><text:bookmark-start text:name="__RefHeading__144_1269792762"/>Application Classes<text:bookmark-end text:name="__RefHeading__144_1269792762"/></text:h>
      <text:p text:style-name="P642"/>
      <text:p text:style-name="P908"><text:tab/>When writing applications, it is highly recommended to always create application classes by inheriting from the already existing data class, even if they would remain empty at first. This allows for modifications later on, since it is doubtful that the data classes, as they are described in section <text:bookmark-ref text:reference-format="text" text:ref-name="__RefHeading__12600_147306980">Data Classes (CBTreeArray and CBTreeKeySort)</text:bookmark-ref>, will be sufficient. Creating application classes also enables to write interface<text:span text:style-name="T196">s</text:span>, which <text:span text:style-name="T554">address a specific problem the application is trying to solve and hide the inner workings of the b-tree. In other words, it ought to aid the solving process greatly, by not being required to translate back and fourth between the problem to solve and an abstract container interface. Also, a</text:span><text:span text:style-name="T115">n application class then may act as an API wrapper, as the base for more specialised application classes or as a container type directly.</text:span></text:p>
      <text:p text:style-name="P642"/>
      <text:p text:style-name="P642"/>
      <text:h text:style-name="P1311" text:outline-level="3"><text:bookmark-start text:name="__RefHeading__148_1269792762"/><text:soft-page-break/>Application Specific Key Sort Classes<text:bookmark-end text:name="__RefHeading__148_1269792762"/></text:h>
      <text:p text:style-name="P642"/>
      <text:p text:style-name="P909"><text:tab/>As already pointed out in the section above, application classes ought to inherit from <text:span text:style-name="T554">an </text:span>existing data class to modify <text:span text:style-name="T197">these</text:span> by <text:span text:style-name="T197">employing </text:span>polymorphism. Key sort data classes <text:span text:style-name="T197">contain</text:span> two methods that most <text:span text:style-name="T198">likely </text:span>need changing <text:span text:style-name="T197">under different circumstances</text:span>. One <text:span text:style-name="T197">of which </text:span>is <text:bookmark-ref text:reference-format="text" text:ref-name="__RefHeading__3579_1442666128">comp ()</text:bookmark-ref> <text:span text:style-name="T197">and </text:span>by default <text:span text:style-name="T197">this method arithmetically or binary compares entire keys extracted from data sets, when it comes to searching. For more information see: </text:span><text:span text:style-name="T197"><text:bookmark-ref text:reference-format="text" text:ref-name="__RefHeading__8656_2053073568">Default comp () addendum</text:bookmark-ref></text:span></text:p>
      <text:p text:style-name="P909"><text:span text:style-name="T197"><text:tab/></text:span><text:span text:style-name="T197"><text:bookmark-ref text:reference-format="text" text:ref-name="__RefHeading__3581_1442666128">extract_key ()</text:bookmark-ref></text:span><text:span text:style-name="T197"> is the other method and by default casting from type _t_data to type _t_key or calls a version of this method provided by the application class via polymorphism. For more information see: </text:span><text:span text:style-name="T197"><text:bookmark-ref text:reference-format="text" text:ref-name="__RefHeading__11949_635377009">extract_key () addendum</text:bookmark-ref></text:span></text:p>
      <text:p text:style-name="P642"/>
      <text:p text:style-name="P642"/>
      <text:h text:style-name="P1338" text:outline-level="4"><text:bookmark-start text:name="__RefHeading__3579_1442666128"/><text:span text:style-name="T147">comp</text:span> <text:span text:style-name="T147">()</text:span><text:bookmark-end text:name="__RefHeading__3579_1442666128"/></text:h>
      <text:p text:style-name="P642"/>
      <text:p text:style-name="P1220"><text:span text:style-name="T151">i</text:span><text:span text:style-name="T149">nt c</text:span><text:span text:style-name="T152">o</text:span><text:span text:style-name="T55">mp (</text:span><text:span text:style-name="T60">const </text:span><text:span text:style-name="T55">_t_key </text:span><text:span text:style-name="T56">&amp;rKey</text:span><text:span text:style-name="T55">0, </text:span><text:span text:style-name="T60">const </text:span><text:span text:style-name="T55">_t_key </text:span><text:span text:style-name="T56">&amp;rKey</text:span><text:span text:style-name="T55">1)</text:span></text:p>
      <text:p text:style-name="P642"/>
      <text:p text:style-name="P104">Description:</text:p>
      <text:p text:style-name="P143">This method is <text:span text:style-name="T554">employed</text:span> to compare two keys.</text:p>
      <text:p text:style-name="P143"/>
      <text:p text:style-name="P85">Input parameters:</text:p>
      <text:p text:style-name="P145"><text:span text:style-name="T199">rK</text:span>ey0<text:tab/><text:tab/>- specifies <text:span text:style-name="T199">reference</text:span> to <text:span text:style-name="T199">first </text:span>key</text:p>
      <text:p text:style-name="P145"><text:span text:style-name="T199">rK</text:span>ey1<text:tab/><text:tab/>- specifies <text:span text:style-name="T199">reference</text:span> to <text:span text:style-name="T199">second </text:span>key</text:p>
      <text:p text:style-name="P85"/>
      <text:p text:style-name="P108">Remarks:</text:p>
      <text:p text:style-name="P910">This method determines which of the input keys is deemed greater or if they both are equivalent.</text:p>
      <text:p text:style-name="P108"/>
      <text:p text:style-name="P108">Return value: <text:span text:style-name="T200">If both keys display the same value, then the return value is zero, otherwise greater than zero if rKey0 is greater than rKey1 and less than zero if rKey0 is less than rKey1.</text:span></text:p>
      <text:p text:style-name="P104"/>
      <text:p text:style-name="P106">Note:</text:p>
      <text:p text:style-name="P960">This method is called frequently during any access, therefore, when an application class provides its own version of this method, the code ought to be optimised, otherwise performance issues are to be expected.</text:p>
      <text:p text:style-name="P104"/>
      <text:h text:style-name="Heading_20_5" text:outline-level="5"><text:bookmark-start text:name="__RefHeading__8656_2053073568"/><text:soft-page-break/>Default <text:span text:style-name="T386">comp () addendum</text:span><text:bookmark-end text:name="__RefHeading__8656_2053073568"/></text:h>
      <text:p text:style-name="P642"/>
      <text:p text:style-name="P34"><text:tab/>By default this method <text:span text:style-name="T387">acts as an arbiter between an arithmetic and a binary version of </text:span><text:span text:style-name="T387"><text:bookmark-ref text:reference-format="text" text:ref-name="__RefHeading__3579_1442666128">comp ()</text:bookmark-ref></text:span><text:span text:style-name="T387">, by using </text:span><text:span text:style-name="T333">typename ::std::is_arithmetic&lt;_t_key&gt;::type</text:span><text:span text:style-name="T387"> to select which method is to be used. In other words, if the key template parameter is deemed to be an arithmetic type, then </text:span><text:span text:style-name="T333">int comp (const _t_key &amp;, const _t_key &amp;, ::std::</text:span><text:span text:style-name="T388">true_type</text:span><text:span text:style-name="T333">)</text:span><text:span text:style-name="T387"> is called, otherwise </text:span><text:span text:style-name="T333">int comp (const _t_key &amp;, const _t_key &amp;, ::std::</text:span><text:span text:style-name="T388">false_type</text:span><text:span text:style-name="T333">)</text:span><text:span text:style-name="T387">. </text:span></text:p>
      <text:p text:style-name="P66"><text:span text:style-name="T555"><text:tab/>In case an application class has its own version of </text:span><text:span text:style-name="T555"><text:bookmark-ref text:reference-format="text" text:ref-name="__RefHeading__3579_1442666128">comp ()</text:bookmark-ref></text:span><text:span text:style-name="T555">, then some coding issues ought to be kept in mind. Firstly, if the key template parameter is an arithmetic type, a simple subtraction could be employed to create the return value immediately. While an arithmetic subtraction is the fastest way to get a result, it isn't always the best. The reason being, the return value is always an integer and the subtraction has the chance to overflow and also, if a floating point type is in use, to underflow. As a result, this creates an undefined behaviour. Secondly, on big endian architectures the binary comp () method may seem sufficient enough, as it creates results very similar to what an arithmetic comparison would, given the key template parameter is an integer. However, this is likely to create problems when the code is compiled for little endian architectures and the erroneous results are not immediately obvious. For some cases the second point can be ignored. For instance, when the order of keys is not relevance to solve a problem and the key is only used to address a sub-set of data items, or when it is only required to know if a key is present in the container or not.</text:span></text:p>
      <text:p text:style-name="P911"/>
      <text:p text:style-name="P642"/>
      <text:h text:style-name="P1338" text:outline-level="4"><text:bookmark-start text:name="__RefHeading__3581_1442666128"/>extract_key <text:span text:style-name="T147">()</text:span><text:bookmark-end text:name="__RefHeading__3581_1442666128"/></text:h>
      <text:p text:style-name="P642"/>
      <text:p text:style-name="P1212">_t_key *extract_key (_t_key *pKey, <text:span text:style-name="T201">const </text:span>_t_data &amp;<text:span text:style-name="T201">rData</text:span>)</text:p>
      <text:p text:style-name="P1194">_t_key *extract_key (_t_key *pKey, _t_nodeiter nNode, _t_subnodeiter nEntry)</text:p>
      <text:p text:style-name="P642"/>
      <text:p text:style-name="P104">Description:</text:p>
      <text:p text:style-name="P146">Th<text:span text:style-name="T556">ese</text:span> methods are used to convert internal or external data sets to <text:span text:style-name="T202">their</text:span> associated key<text:span text:style-name="T202">s</text:span>.</text:p>
      <text:p text:style-name="P143"/>
      <text:p text:style-name="P85">Input parameters:</text:p>
      <text:p text:style-name="P146"><text:span text:style-name="T201">rData</text:span><text:tab/><text:tab/>- specifies the reference to a <text:span text:style-name="T201">data set</text:span> to <text:span text:style-name="T201">be </text:span>converted</text:p>
      <text:p text:style-name="P146">nNode<text:tab/><text:tab/>- specifies the node of the node / entry pair containing the data set to be converted</text:p>
      <text:p text:style-name="P146">nEntry<text:tab/><text:tab/>- specifies the entry of the node / entry pair containing the data set to be converted</text:p>
      <text:p text:style-name="P85"/>
      <text:p text:style-name="P146">Input- / Output parameter:</text:p>
      <text:p text:style-name="P146">pKey<text:tab/><text:tab/>- specifies the pointer where the <text:span text:style-name="T202">key is to be stored at</text:span></text:p>
      <text:p text:style-name="P85"/>
      <text:p text:style-name="P108"><text:soft-page-break/>Remarks:</text:p>
      <text:p text:style-name="P148">When the key value of a data set is required to <text:span text:style-name="T556">be </text:span>compare<text:span text:style-name="T556">d</text:span> against another key value, then th<text:span text:style-name="T556">e</text:span>s<text:span text:style-name="T556">e</text:span> method<text:span text:style-name="T556">s</text:span> <text:span text:style-name="T556">are</text:span> used to perform the conversion. Since that happens frequently, when it comes to any access, it is required to optimise the code as well as the data sets to suit fast processing if a new key sort class with a new e. method is created, otherwise performance <text:span text:style-name="T203">issues</text:span> are to be expected.</text:p>
      <text:p text:style-name="P108"/>
      <text:p text:style-name="P108">Return value:</text:p>
      <text:p text:style-name="P149">The return value always is pKey again. These methods are incapable to return error conditions.</text:p>
      <text:p text:style-name="P104"/>
      <text:p text:style-name="P104">Note:</text:p>
      <text:p text:style-name="P147">extract_key (_t_key *, _t_nodeiter, _t_subnodeiter) in general calls extract_key (_t_key *, const _t_data &amp;). This means that, if a new <text:span text:style-name="T556">class inheriting from </text:span><text:span text:style-name="T556"><text:bookmark-ref text:reference-format="text" text:ref-name="__RefHeading__12194_147306980">CBTreeKeySort</text:bookmark-ref></text:span> is created, which requires a different way to convert a data set into its key, then only <text:span text:style-name="T556">a new version of </text:span>extract_key (_t_key *, const _t_data &amp;) needs to be <text:span text:style-name="T556">created</text:span>.</text:p>
      <text:p text:style-name="P642"/>
      <text:p text:style-name="P642"/>
      <text:h text:style-name="Heading_20_5" text:outline-level="5"><text:bookmark-start text:name="__RefHeading__11949_635377009"/>extract_key () addendum<text:bookmark-end text:name="__RefHeading__11949_635377009"/></text:h>
      <text:p text:style-name="P642"/>
      <text:p text:style-name="P644"><text:span text:style-name="T391"><text:tab/>The default method </text:span><text:span text:style-name="T391"><text:bookmark-ref text:reference-format="text" text:ref-name="__RefHeading__3581_1442666128">extract_key ()</text:bookmark-ref></text:span><text:span text:style-name="T391"> of the class </text:span><text:span text:style-name="T391"><text:bookmark-ref text:reference-format="text" text:ref-name="__RefHeading__12194_147306980">CBTreeKeySort</text:bookmark-ref></text:span><text:span text:style-name="T391"> acts as an arbiter between an extract_key version that casts from the data type template parameter to the key type template parameter and a virtual method call of </text:span><text:span text:style-name="T391"><text:bookmark-ref text:reference-format="text" text:ref-name="__RefHeading__3581_1442666128">extract_key ()</text:bookmark-ref></text:span><text:span text:style-name="T391"> potentially given by an application class that has been derived from </text:span><text:span text:style-name="T391"><text:bookmark-ref text:reference-format="text" text:ref-name="__RefHeading__12194_147306980">CBTreeKeySort</text:bookmark-ref></text:span><text:span text:style-name="T391">. Based on what </text:span><text:span text:style-name="T334">typename ::std::is_convertible&lt;_</text:span><text:span text:style-name="T337">t_data, </text:span><text:span text:style-name="T334">_t_key&gt;::type</text:span><text:span text:style-name="T392"> returns at link time it is determined whether </text:span><text:span text:style-name="T334">_t_key *</text:span><text:span text:style-name="T335">CBTreeKeySort::</text:span><text:span text:style-name="T334">extract_key (_t_key *, const _t_data &amp;, ::std::</text:span><text:span text:style-name="T389">true_type</text:span><text:span text:style-name="T334">)</text:span><text:span text:style-name="T392"> or </text:span><text:span text:style-name="T334">_t_key *</text:span><text:span text:style-name="T335">CBTreeKeySort::</text:span><text:span text:style-name="T334">extract_key (_t_key *, const _t_data &amp;, ::std::</text:span><text:span text:style-name="T390">false</text:span><text:span text:style-name="T389">_type</text:span><text:span text:style-name="T334">)</text:span> <text:span text:style-name="T393">is called. The former call casts the input parameter </text:span><text:span text:style-name="T341">const _t_data &amp;</text:span><text:span text:style-name="T393"> to </text:span><text:span text:style-name="T341">_t_key</text:span><text:span text:style-name="T393"> and returns it. The later method simply calls </text:span><text:span text:style-name="T335">this-&gt;extract_key (const _t_key *, const _t_data &amp;)</text:span><text:span text:style-name="T393">, which is the version of </text:span><text:span text:style-name="T393"><text:bookmark-ref text:reference-format="text" text:ref-name="__RefHeading__3581_1442666128">extract_key ()</text:bookmark-ref></text:span><text:span text:style-name="T393"> given by an application class. This means that, (1) if _t_data can be cast to _t_key and the application class has not provided its version of </text:span><text:span text:style-name="T393"><text:bookmark-ref text:reference-format="text" text:ref-name="__RefHeading__3581_1442666128">extract_key ()</text:bookmark-ref></text:span><text:span text:style-name="T393">, then </text:span><text:span text:style-name="T334">_t_key *</text:span><text:span text:style-name="T335">CBTreeKeySort::</text:span><text:span text:style-name="T334">extract_key (_t_key *, const _t_data &amp;) </text:span><text:span text:style-name="T394">re-routes to </text:span><text:span text:style-name="T334">_t_key *</text:span><text:span text:style-name="T335">CBTreeKeySort::</text:span><text:span text:style-name="T334">extract_key (_t_key *, const _t_data &amp;, ::std::</text:span><text:span text:style-name="T158">true_type</text:span><text:span text:style-name="T334">)</text:span> <text:span text:style-name="T394">and the cast is applied. (2) If _t_data cannot be cast to _t_key and the application class has provided its version of </text:span><text:span text:style-name="T394"><text:bookmark-ref text:reference-format="text" text:ref-name="__RefHeading__3581_1442666128">extract_key ()</text:bookmark-ref></text:span><text:span text:style-name="T394">, then application class version supersedes <text:s/></text:span><text:span text:style-name="T335">CBTreeKeySort::</text:span><text:span text:style-name="T334">extract_key</text:span><text:span text:style-name="T336"> ()</text:span><text:span text:style-name="T394"> and every conversion goes through the application version *. (3) If _t_data can be cast to _t_key and the application class has provided its version of </text:span><text:span text:style-name="T394"><text:bookmark-ref text:reference-format="text" text:ref-name="__RefHeading__3581_1442666128">extract_key ()</text:bookmark-ref></text:span><text:span text:style-name="T394">, then application class version still supersedes <text:s/></text:span><text:span text:style-name="T335">CBTreeKeySort::</text:span><text:span text:style-name="T334">extract_key</text:span><text:span text:style-name="T336"> ()</text:span><text:span text:style-name="T394"> and case (2) applies anyway *. (4) If _t_data cannot be cast to _t_key and the application class has not provided its version of </text:span><text:span text:style-name="T394"><text:bookmark-ref text:reference-format="text" text:ref-name="__RefHeading__3581_1442666128">extract_key ()</text:bookmark-ref></text:span><text:span text:style-name="T394">, then </text:span><text:span text:style-name="T334">_t_key *</text:span><text:span text:style-name="T335">CBTreeKeySort::</text:span><text:span text:style-name="T334">extract_key (_t_key *, const _t_data &amp;)</text:span><text:span text:style-name="T394"> re-routes to </text:span><text:span text:style-name="T334">_t_key *</text:span><text:span text:style-name="T335">CBTreeKeySort::</text:span><text:span text:style-name="T334">extract_key (_t_key *, const _t_data &amp;, ::std::</text:span><text:span text:style-name="T336">false</text:span><text:span text:style-name="T158">_type</text:span><text:span text:style-name="T334">)</text:span>, <text:span text:style-name="T394">which calls </text:span><text:span text:style-name="T335">this-&gt;extract_key (const _t_key *, const _t_data &amp;)</text:span><text:span text:style-name="T394"> and since it has not been replaced </text:span><text:span text:style-name="T334">_t_key </text:span><text:soft-page-break/><text:span text:style-name="T334">*</text:span><text:span text:style-name="T335">CBTreeKeySort::</text:span><text:span text:style-name="T334">extract_key (_t_key *, const _t_data &amp;)</text:span><text:span text:style-name="T394"> is called again. This is going to create a stack overflow at run time! Hence, a conversion via a poly-morphed </text:span><text:span text:style-name="T394"><text:bookmark-ref text:reference-format="text" text:ref-name="__RefHeading__3581_1442666128">extract_key ()</text:bookmark-ref></text:span><text:span text:style-name="T394"> method or an overloaded cast operator in _t_data that casts to _t_key has to be provided.</text:span></text:p>
      <text:p text:style-name="P642"/>
      <text:p text:style-name="P643"><text:span text:style-name="T395">* In the event that an application class (A) derives from an application class (B) and class (B) derives from </text:span><text:span text:style-name="T395"><text:bookmark-ref text:reference-format="text" text:ref-name="__RefHeading__12194_147306980">CBTreeKeySort</text:bookmark-ref></text:span><text:span text:style-name="T395"> and class (A) provides its own version of </text:span><text:span text:style-name="T395"><text:bookmark-ref text:reference-format="text" text:ref-name="__RefHeading__3581_1442666128">extract_key ()</text:bookmark-ref></text:span><text:span text:style-name="T395"> and class (B) needs to temporarily call an instance of its own type into existence, then the temporarily created instance of class (B) will be using the </text:span><text:span text:style-name="T395"><text:bookmark-ref text:reference-format="text" text:ref-name="__RefHeading__3581_1442666128">extract_key ()</text:bookmark-ref></text:span><text:span text:style-name="T395"> version of </text:span><text:span text:style-name="T395"><text:bookmark-ref text:reference-format="text" text:ref-name="__RefHeading__12194_147306980">CBTreeKeySort</text:bookmark-ref></text:span><text:span text:style-name="T395"> and not the version provided by class (A). This is likely to result in unexpected behaviour, which a programmer wants to look out for. For that reason, it is recommended not to instantiate any application class inside an application class, even if it seems to be the same type.</text:span></text:p>
      <text:p text:style-name="P961"/>
      <text:p text:style-name="Text_20_body"/>
      <text:h text:style-name="P1294" text:outline-level="2"><text:bookmark-start text:name="__RefHeading__3825_1702045846"/>What are b-tree classes incapable of?<text:bookmark-end text:name="__RefHeading__3825_1702045846"/></text:h>
      <text:p text:style-name="P642"/>
      <text:p text:style-name="P912"><text:tab/>This section addresses issues or situations this framework's classes are incapable to handle and may not be obvious. The aim <text:span text:style-name="T666">of this section</text:span> is to veer programmers away from trying to create solutions based on assumptions that aren't correct, by making them aware of this framework's limitations.</text:p>
      <text:p text:style-name="P642"/>
      <text:p text:style-name="P642"/>
      <text:h text:style-name="P1301" text:outline-level="3"><text:bookmark-start text:name="__RefHeading__4337_897436202"/><text:span text:style-name="T204">C</text:span>oncurrent <text:span text:style-name="T204">A</text:span>ccess<text:span text:style-name="T204">es</text:span><text:bookmark-end text:name="__RefHeading__4337_897436202"/></text:h>
      <text:p text:style-name="P150"/>
      <text:p text:style-name="P151"><text:tab/>Any concurrent access, including concurrent read accesses, leads to an undefined result, because it is not guaranteed, that on data layer level, every cache line access is exclusive. <text:span text:style-name="T205">This means that, i</text:span>f two <text:span text:style-name="T206">or more </text:span>concurrent processes are <text:span text:style-name="T207">accessing the same b-tree instance, then this is likely to result in a race condition, since this provokes cache line conflicts. </text:span><text:span text:style-name="T155">To work around that problem, a new data class </text:span><text:span text:style-name="T159">ought to</text:span><text:span text:style-name="T156"> be created by inheritance, wrapping all access methods, which are not exclusive used by design.</text:span></text:p>
      <text:p text:style-name="P152"><text:tab/>Although the above statement is only true for data layer classes that involve the usage of <text:span text:style-name="T200">exclusive</text:span> resources, <text:span text:style-name="T208">such as cache lines,</text:span> when accessing data, it is highly recommended to keep accesses exclusive at all times. Since the data layer type is set in the template parameter list, it can be changed at any point during the development of an application. If, for instance, a b-tree class was developed with _t_datalayer being set to CBTreeRAMIO and it is decided CBTreeFileIO has to be used instead, then retro fitting all concurrent accesses to the b-tree are likely to be very time consuming.</text:p>
      <text:p text:style-name="P30"/>
      <text:h text:style-name="P1301" text:outline-level="3"><text:bookmark-start text:name="__RefHeading__4339_897436202"/><text:soft-page-break/><text:span text:style-name="T204">R</text:span>e-entrance<text:bookmark-end text:name="__RefHeading__4339_897436202"/></text:h>
      <text:p text:style-name="P33"/>
      <text:p text:style-name="P31"><text:span text:style-name="T209"><text:tab/>In general a single threaded application cannot create a situation where a b-tree instance enters its own b-tree instance again, while an access is in progress. However, some data class interfaces may create a loop hole like that intentionally or unintentionally. Such</text:span> situation w<text:span text:style-name="T209">h</text:span>ere a b-tree instance re-enters its own instance happens, <text:span text:style-name="T210">if a data class' application interface method has a parameter, which is of the same type as said data class again. If this parameter is set to the calling instance, then without proper parameter testing could result in a re-entrance. See example below:</text:span></text:p>
      <text:p text:style-name="P1145"><text:span text:style-name="T137">CBTreeArray&lt;</text:span><text:span text:style-name="T138">uint32_t</text:span><text:span text:style-name="T137">&gt;<text:tab/><text:tab/>*pExample;</text:span></text:p>
      <text:p text:style-name="P1199">CBTreeArrayDataIf&lt;uint32_t&gt;<text:tab/>*pExampleIf;</text:p>
      <text:p text:style-name="P1189">CBTreeIOpropertiesRAM<text:tab/><text:tab/>sDataPropertiesRAM;</text:p>
      <text:p text:style-name="P1189">bayerTreeCacheDescription_t<text:tab/><text:tab/>sCacheDesc;</text:p>
      <text:p text:style-name="P1189">uint32_t<text:tab/><text:tab/><text:tab/><text:tab/>nSerVectorCacheNumOfLog2Lines;</text:p>
      <text:p text:style-name="P1199"><text:span text:style-name="T212">uint32_t<text:tab/><text:tab/><text:tab/><text:tab/></text:span><text:span text:style-name="T213">nNodeSize;</text:span></text:p>
      <text:p text:style-name="P1199"/>
      <text:p text:style-name="P1189">sCacheDesc.nMinNumberOfBytesPerSuperBlock = 512;</text:p>
      <text:p text:style-name="P1220"><text:span text:style-name="T212">sCacheDesc.nNodeDescriptorNumOfLog2Lines = </text:span><text:span text:style-name="T213">4</text:span><text:span text:style-name="T212">;</text:span></text:p>
      <text:p text:style-name="P1220"><text:span text:style-name="T212">sCacheDesc.nDataCacheNumOfLog2Lines = </text:span><text:span text:style-name="T213">4</text:span><text:span text:style-name="T212">;</text:span></text:p>
      <text:p text:style-name="P1220"><text:span text:style-name="T212">sCacheDesc.nSubNodeCacheNumOfLog2Lines = </text:span><text:span text:style-name="T213">4</text:span><text:span text:style-name="T212">;</text:span></text:p>
      <text:p text:style-name="P1205"><text:tab/></text:p>
      <text:p text:style-name="P1220"><text:span text:style-name="T212">nSerVectorCacheNumOfLog2Lines = </text:span><text:span text:style-name="T213">8</text:span><text:span text:style-name="T212">;</text:span></text:p>
      <text:p text:style-name="P1220"/>
      <text:p text:style-name="P1190">nNodeSize = 3;</text:p>
      <text:p text:style-name="P1199"/>
      <text:p text:style-name="P1200"><text:span text:style-name="T137">p</text:span><text:span text:style-name="T135">Example = new CBTreeArray&lt;uint32_t&gt; (</text:span><text:span text:style-name="T214">sDataPropertiesRAM, </text:span><text:span text:style-name="T213">&amp;sCacheDesc, nSerVectorCacheNumOfLog2Lines, nNodeSize</text:span><text:span text:style-name="T135">);</text:span></text:p>
      <text:p text:style-name="P1193"/>
      <text:p text:style-name="P1145"><text:span text:style-name="T137">pExample-</text:span><text:span text:style-name="T138">&gt;insert_at (0, 50);</text:span></text:p>
      <text:p text:style-name="P1145"><text:span text:style-name="T137">pExample-</text:span><text:span text:style-name="T138">&gt;insert_at (1, 60);</text:span></text:p>
      <text:p text:style-name="P1145"><text:span text:style-name="T137">pExample-</text:span><text:span text:style-name="T138">&gt;insert_at (2, 70);</text:span></text:p>
      <text:p text:style-name="P1217"/>
      <text:p text:style-name="P1199">pExampleIf = dynamic_cast &lt;CBTreeArrayDataIf&lt;uint32_t&gt; *&gt; (pExample);</text:p>
      <text:p text:style-name="P1145"/>
      <text:p text:style-name="P1145"><text:span text:style-name="T137">pExample-&gt;insert_at (</text:span><text:span text:style-name="T138">1, </text:span><text:span text:style-name="T57">pExampleIf, </text:span><text:span text:style-name="T58">0, </text:span><text:span text:style-name="T57">pExampleIf-</text:span><text:span text:style-name="T58">&gt;</text:span><text:span text:style-name="T59">size</text:span><text:span text:style-name="T58"> ());</text:span></text:p>
      <text:p text:style-name="P31"/>
      <text:p text:style-name="P153">The trailing line in the above code block seems to have the intention to create the sequence 50, 50, 60, 70, 60, 70. As pExampleIf is a dynamic cast from pExample and thus both pointers refer to the same b-tree the result would be a non-deterministic sequence of numbers. <text:span text:style-name="T263">While overloaded operators are supposed to cover cases in which a self-reference occurs and a programmer can safely trust them, this is not necessarily true for the interface methods of a data class. Unless input iterators referring to the same container instance are in use to insert or remove data. This means that, interfacing with iterators which have the same container as their source as the target container, is supported within this framework.</text:span></text:p>
      <text:p text:style-name="P642"/>
      <text:p text:style-name="P642"/>
      <text:h text:style-name="P1295" text:outline-level="2"/>
      <text:h text:style-name="P1300" text:outline-level="2"><text:bookmark-start text:name="__RefHeading__2197_1893551101"/>Data Layer<text:bookmark-end text:name="__RefHeading__2197_1893551101"/></text:h>
      <text:p text:style-name="P642"/>
      <text:p text:style-name="P156"><text:tab/>When a b-tree instance requires IO access, an instance of a <text:span text:style-name="T669">d. object</text:span> will be called into existence, if it hasn't been already. <text:span text:style-name="T669">That d. instance follows either the linear or the block d. model, explained below. While the </text:span><text:span text:style-name="T669"><text:bookmark-ref text:reference-format="text" text:ref-name="__RefHeading__29589_1179839720">Linear Data Layer Model</text:bookmark-ref></text:span><text:span text:style-name="T669"> keeps data persistently available, the </text:span><text:span text:style-name="T669"><text:bookmark-ref text:reference-format="text" text:ref-name="__RefHeading__15792_2086056231">Block Data Layer Model</text:bookmark-ref></text:span><text:span text:style-name="T669"> loads and unloads blocks to keep the required amount of resources limited.</text:span></text:p>
      <text:p text:style-name="P156"><text:span text:style-name="T669"><text:tab/>T</text:span>he d. instance will handle every IO access by translating <text:span text:style-name="T668">any requested item to a pointer within the application's address space and as a result allowing for read and write operations by referring to the obtained pointer. As mentioned before, the </text:span><text:span text:style-name="T668"><text:bookmark-ref text:reference-format="text" text:ref-name="__RefHeading__15792_2086056231">Block Data Layer Model</text:bookmark-ref></text:span><text:span text:style-name="T668"> may unload blocks. However, it is guaranteed that a block, which is potentially in use, is not unloaded before an operation has completed and is about to return to the calling application.</text:span></text:p>
      <text:p text:style-name="P156"><text:tab/><text:span text:style-name="T680">If a new data class is created or modified, then the following needs to be taken into account: The pointers returned by any d. are not guaranteed to stay the same and may change when the data layer is requested to change its size. This means that, when certain methods are being called, then previously acquired pointers must be re-acquired. A list of those methods can be found in this section: </text:span><text:span text:style-name="T680"><text:bookmark-ref text:reference-format="text" text:ref-name="__RefHeading__23984_1179839720">List of Base Class Methods Potentially Causing a Re-Allocation</text:bookmark-ref></text:span></text:p>
      <text:p text:style-name="P154"/>
      <text:p text:style-name="P154"/>
      <text:h text:style-name="Heading_20_3" text:outline-level="3"><text:bookmark-start text:name="__RefHeading__29589_1179839720"/>Linear Data Layer Model<text:bookmark-end text:name="__RefHeading__29589_1179839720"/></text:h>
      <text:p text:style-name="P963"/>
      <text:p text:style-name="P965"><text:tab/>Data layers following the L. create a persistent linear data array per pool. This means that, <text:span text:style-name="T670">the potential to have data loaded before it can be processed doesn't exist. Also, any kind of caching or buffering doesn't exist.</text:span></text:p>
      <text:p text:style-name="P965"><text:span text:style-name="T670"><text:tab/>When the pointer to specific data item is requested, the respective pool gets selected, the offset to that node's initial item in the selected pool is calculated by multiplying the node ID in question with the return value of </text:span><text:span text:style-name="T670"><text:bookmark-ref text:reference-format="text" text:ref-name="__RefHeading__28883_1179839720">get_pool_total_size ()</text:bookmark-ref></text:span><text:span text:style-name="T670"> and finally the entry's offset within the node is obtained by multiplying the entry number and the return value of </text:span><text:span text:style-name="T670"><text:bookmark-ref text:reference-format="text" text:ref-name="__RefHeading___Toc46927_465577555">get_pool_entry_size ()</text:bookmark-ref></text:span><text:span text:style-name="T670">. See the diagram below:</text:span></text:p>
      <text:p text:style-name="P963"/>
      <text:p text:style-name="P1234"><text:soft-page-break/><draw:g text:anchor-type="as-char" draw:z-index="10" draw:style-name="gr1"><draw:custom-shape draw:style-name="gr103" draw:text-style-name="P1397" svg:width="2.804cm" svg:height="1.001cm" svg:x="0.797cm" svg:y="0.961cm"><text:p text:style-name="P1392"><text:span text:style-name="T726">node descriptor: 0</text:span></text:p><draw:enhanced-geometry svg:viewBox="0 0 21600 21600" draw:mirror-horizontal="false" draw:mirror-vertical="false" draw:type="rectangle" draw:enhanced-path="M 0 0 L 21600 0 21600 21600 0 21600 0 0 Z N"/></draw:custom-shape><draw:frame draw:style-name="gr104" draw:text-style-name="P1396" svg:width="2.574cm" svg:height="0.983cm" svg:x="0cm" svg:y="0cm"><draw:text-box><text:p text:style-name="P1395"><text:span text:style-name="T725">Pool: 0</text:span></text:p></draw:text-box></draw:frame><draw:custom-shape draw:style-name="gr105" draw:text-style-name="P1412" svg:width="2.804cm" svg:height="1.001cm" svg:x="3.6cm" svg:y="0.961cm"><text:p text:style-name="P1392"><text:span text:style-name="T726">node descriptor: 1</text:span></text:p><draw:enhanced-geometry svg:viewBox="0 0 21600 21600" draw:mirror-horizontal="false" draw:mirror-vertical="false" draw:type="rectangle" draw:enhanced-path="M 0 0 L 21600 0 21600 21600 0 21600 0 0 Z N"/></draw:custom-shape><draw:custom-shape draw:style-name="gr103" draw:text-style-name="P1397" svg:width="2.804cm" svg:height="1.001cm" svg:x="6.403cm" svg:y="0.961cm"><text:p text:style-name="P1392"><text:span text:style-name="T726">node descriptor: 2</text:span></text:p><draw:enhanced-geometry svg:viewBox="0 0 21600 21600" draw:mirror-horizontal="false" draw:mirror-vertical="false" draw:type="rectangle" draw:enhanced-path="M 0 0 L 21600 0 21600 21600 0 21600 0 0 Z N"/></draw:custom-shape><draw:custom-shape draw:style-name="gr106" draw:text-style-name="P1412" svg:width="2.8cm" svg:height="1.001cm" svg:x="9.206cm" svg:y="0.961cm"><text:p text:style-name="P1392"><text:span text:style-name="T726">node descriptor: 3</text:span></text:p><draw:enhanced-geometry svg:viewBox="0 0 21600 21600" draw:mirror-horizontal="false" draw:mirror-vertical="false" draw:type="rectangle" draw:enhanced-path="M 0 0 L 21600 0 21600 21600 0 21600 0 0 Z N"/></draw:custom-shape><draw:custom-shape draw:style-name="gr107" draw:text-style-name="P1397" svg:width="2.805cm" svg:height="1.001cm" svg:x="12.005cm" svg:y="0.961cm"><text:p text:style-name="P1392"><text:span text:style-name="T726">node descriptor: 4</text:span></text:p><draw:enhanced-geometry svg:viewBox="0 0 21600 21600" draw:mirror-horizontal="false" draw:mirror-vertical="false" draw:type="rectangle" draw:enhanced-path="M 0 0 L 21600 0 21600 21600 0 21600 0 0 Z N"/></draw:custom-shape><draw:frame draw:style-name="gr104" draw:text-style-name="P1396" svg:width="2.574cm" svg:height="0.983cm" svg:x="0cm" svg:y="1.99cm"><draw:text-box><text:p text:style-name="P1395"><text:span text:style-name="T725">Pool: 1</text:span></text:p></draw:text-box></draw:frame><draw:custom-shape draw:style-name="gr108" draw:text-style-name="P1397" svg:width="0.936cm" svg:height="1.001cm" svg:x="0.797cm" svg:y="2.962cm"><text:p text:style-name="P1392"><text:span text:style-name="T726">0</text:span></text:p><draw:enhanced-geometry svg:viewBox="0 0 21600 21600" draw:mirror-horizontal="false" draw:mirror-vertical="false" draw:type="rectangle" draw:enhanced-path="M 0 0 L 21600 0 21600 21600 0 21600 0 0 Z N"/></draw:custom-shape><draw:custom-shape draw:style-name="gr109" draw:text-style-name="P1412" svg:width="0.934cm" svg:height="1.001cm" svg:x="11.072cm" svg:y="2.962cm"><text:p text:style-name="P1392"><text:span text:style-name="T726">11</text:span></text:p><draw:enhanced-geometry svg:viewBox="0 0 21600 21600" draw:mirror-horizontal="false" draw:mirror-vertical="false" draw:type="rectangle" draw:enhanced-path="M 0 0 L 21600 0 21600 21600 0 21600 0 0 Z N"/></draw:custom-shape><draw:custom-shape draw:style-name="gr108" draw:text-style-name="P1397" svg:width="0.936cm" svg:height="1.001cm" svg:x="10.137cm" svg:y="2.962cm"><text:p text:style-name="P1392"><text:span text:style-name="T726">10</text:span></text:p><draw:enhanced-geometry svg:viewBox="0 0 21600 21600" draw:mirror-horizontal="false" draw:mirror-vertical="false" draw:type="rectangle" draw:enhanced-path="M 0 0 L 21600 0 21600 21600 0 21600 0 0 Z N"/></draw:custom-shape><draw:custom-shape draw:style-name="gr110" draw:text-style-name="P1412" svg:width="0.932cm" svg:height="1.001cm" svg:x="9.206cm" svg:y="2.962cm"><text:p text:style-name="P1392"><text:span text:style-name="T726">9</text:span></text:p><draw:enhanced-geometry svg:viewBox="0 0 21600 21600" draw:mirror-horizontal="false" draw:mirror-vertical="false" draw:type="rectangle" draw:enhanced-path="M 0 0 L 21600 0 21600 21600 0 21600 0 0 Z N"/></draw:custom-shape><draw:custom-shape draw:style-name="gr108" draw:text-style-name="P1397" svg:width="0.936cm" svg:height="1.001cm" svg:x="8.271cm" svg:y="2.962cm"><text:p text:style-name="P1392"><text:span text:style-name="T726">8</text:span></text:p><draw:enhanced-geometry svg:viewBox="0 0 21600 21600" draw:mirror-horizontal="false" draw:mirror-vertical="false" draw:type="rectangle" draw:enhanced-path="M 0 0 L 21600 0 21600 21600 0 21600 0 0 Z N"/></draw:custom-shape><draw:custom-shape draw:style-name="gr111" draw:text-style-name="P1412" svg:width="0.936cm" svg:height="1.001cm" svg:x="7.336cm" svg:y="2.962cm"><text:p text:style-name="P1392"><text:span text:style-name="T726">7</text:span></text:p><draw:enhanced-geometry svg:viewBox="0 0 21600 21600" draw:mirror-horizontal="false" draw:mirror-vertical="false" draw:type="rectangle" draw:enhanced-path="M 0 0 L 21600 0 21600 21600 0 21600 0 0 Z N"/></draw:custom-shape><draw:custom-shape draw:style-name="gr112" draw:text-style-name="P1397" svg:width="0.934cm" svg:height="1.001cm" svg:x="6.403cm" svg:y="2.962cm"><text:p text:style-name="P1392"><text:span text:style-name="T726">6</text:span></text:p><draw:enhanced-geometry svg:viewBox="0 0 21600 21600" draw:mirror-horizontal="false" draw:mirror-vertical="false" draw:type="rectangle" draw:enhanced-path="M 0 0 L 21600 0 21600 21600 0 21600 0 0 Z N"/></draw:custom-shape><draw:custom-shape draw:style-name="gr111" draw:text-style-name="P1412" svg:width="0.936cm" svg:height="1.001cm" svg:x="5.468cm" svg:y="2.962cm"><text:p text:style-name="P1392"><text:span text:style-name="T726">5</text:span></text:p><draw:enhanced-geometry svg:viewBox="0 0 21600 21600" draw:mirror-horizontal="false" draw:mirror-vertical="false" draw:type="rectangle" draw:enhanced-path="M 0 0 L 21600 0 21600 21600 0 21600 0 0 Z N"/></draw:custom-shape><draw:custom-shape draw:style-name="gr112" draw:text-style-name="P1397" svg:width="0.934cm" svg:height="1.001cm" svg:x="4.535cm" svg:y="2.962cm"><text:p text:style-name="P1392"><text:span text:style-name="T726">4</text:span></text:p><draw:enhanced-geometry svg:viewBox="0 0 21600 21600" draw:mirror-horizontal="false" draw:mirror-vertical="false" draw:type="rectangle" draw:enhanced-path="M 0 0 L 21600 0 21600 21600 0 21600 0 0 Z N"/></draw:custom-shape><draw:custom-shape draw:style-name="gr111" draw:text-style-name="P1412" svg:width="0.936cm" svg:height="1.001cm" svg:x="3.6cm" svg:y="2.962cm"><text:p text:style-name="P1392"><text:span text:style-name="T726">3</text:span></text:p><draw:enhanced-geometry svg:viewBox="0 0 21600 21600" draw:mirror-horizontal="false" draw:mirror-vertical="false" draw:type="rectangle" draw:enhanced-path="M 0 0 L 21600 0 21600 21600 0 21600 0 0 Z N"/></draw:custom-shape><draw:custom-shape draw:style-name="gr108" draw:text-style-name="P1397" svg:width="0.936cm" svg:height="1.001cm" svg:x="2.665cm" svg:y="2.962cm"><text:p text:style-name="P1392"><text:span text:style-name="T726">2</text:span></text:p><draw:enhanced-geometry svg:viewBox="0 0 21600 21600" draw:mirror-horizontal="false" draw:mirror-vertical="false" draw:type="rectangle" draw:enhanced-path="M 0 0 L 21600 0 21600 21600 0 21600 0 0 Z N"/></draw:custom-shape><draw:custom-shape draw:style-name="gr109" draw:text-style-name="P1412" svg:width="0.934cm" svg:height="1.001cm" svg:x="1.732cm" svg:y="2.962cm"><text:p text:style-name="P1392"><text:span text:style-name="T726">1</text:span></text:p><draw:enhanced-geometry svg:viewBox="0 0 21600 21600" draw:mirror-horizontal="false" draw:mirror-vertical="false" draw:type="rectangle" draw:enhanced-path="M 0 0 L 21600 0 21600 21600 0 21600 0 0 Z N"/></draw:custom-shape><draw:custom-shape draw:style-name="gr108" draw:text-style-name="P1397" svg:width="0.936cm" svg:height="1.001cm" svg:x="13.875cm" svg:y="2.962cm"><text:p text:style-name="P1392"><text:span text:style-name="T726">14</text:span></text:p><draw:enhanced-geometry svg:viewBox="0 0 21600 21600" draw:mirror-horizontal="false" draw:mirror-vertical="false" draw:type="rectangle" draw:enhanced-path="M 0 0 L 21600 0 21600 21600 0 21600 0 0 Z N"/></draw:custom-shape><draw:custom-shape draw:style-name="gr111" draw:text-style-name="P1412" svg:width="0.936cm" svg:height="1.001cm" svg:x="12.94cm" svg:y="2.962cm"><text:p text:style-name="P1392"><text:span text:style-name="T726">13</text:span></text:p><draw:enhanced-geometry svg:viewBox="0 0 21600 21600" draw:mirror-horizontal="false" draw:mirror-vertical="false" draw:type="rectangle" draw:enhanced-path="M 0 0 L 21600 0 21600 21600 0 21600 0 0 Z N"/></draw:custom-shape><draw:custom-shape draw:style-name="gr108" draw:text-style-name="P1397" svg:width="0.936cm" svg:height="1.001cm" svg:x="12.005cm" svg:y="2.962cm"><text:p text:style-name="P1392"><text:span text:style-name="T726">12</text:span></text:p><draw:enhanced-geometry svg:viewBox="0 0 21600 21600" draw:mirror-horizontal="false" draw:mirror-vertical="false" draw:type="rectangle" draw:enhanced-path="M 0 0 L 21600 0 21600 21600 0 21600 0 0 Z N"/></draw:custom-shape><draw:frame draw:style-name="gr104" draw:text-style-name="P1396" svg:width="2.574cm" svg:height="0.983cm" svg:x="0cm" svg:y="4.001cm"><draw:text-box><text:p text:style-name="P1395"><text:span text:style-name="T725">Pool: 2</text:span></text:p></draw:text-box></draw:frame><draw:custom-shape draw:style-name="gr113" draw:text-style-name="P1397" svg:width="1.869cm" svg:height="1.001cm" svg:x="0.797cm" svg:y="4.962cm"><text:p text:style-name="P1392"><text:span text:style-name="T726">node: 0</text:span></text:p><text:p text:style-name="P1392"><text:span text:style-name="T726">_t_data: 0</text:span></text:p><draw:enhanced-geometry svg:viewBox="0 0 21600 21600" draw:mirror-horizontal="false" draw:mirror-vertical="false" draw:type="rectangle" draw:enhanced-path="M 0 0 L 21600 0 21600 21600 0 21600 0 0 Z N"/></draw:custom-shape><draw:custom-shape draw:style-name="gr113" draw:text-style-name="P1397" svg:width="1.869cm" svg:height="1.001cm" svg:x="13.875cm" svg:y="4.962cm"><text:p text:style-name="P1392"><text:span text:style-name="T726">node: 2</text:span></text:p><text:p text:style-name="P1392"><text:span text:style-name="T726">_t_data: 1</text:span></text:p><draw:enhanced-geometry svg:viewBox="0 0 21600 21600" draw:mirror-horizontal="false" draw:mirror-vertical="false" draw:type="rectangle" draw:enhanced-path="M 0 0 L 21600 0 21600 21600 0 21600 0 0 Z N"/></draw:custom-shape><draw:custom-shape draw:style-name="gr114" draw:text-style-name="P1397" svg:width="1.87cm" svg:height="1.001cm" svg:x="12.005cm" svg:y="4.962cm"><text:p text:style-name="P1392"><text:span text:style-name="T726">node: 2</text:span></text:p><text:p text:style-name="P1392"><text:span text:style-name="T726">_t_data: 0</text:span></text:p><draw:enhanced-geometry svg:viewBox="0 0 21600 21600" draw:mirror-horizontal="false" draw:mirror-vertical="false" draw:type="rectangle" draw:enhanced-path="M 0 0 L 21600 0 21600 21600 0 21600 0 0 Z N"/></draw:custom-shape><draw:custom-shape draw:style-name="gr115" draw:text-style-name="P1412" svg:width="1.869cm" svg:height="1.001cm" svg:x="10.137cm" svg:y="4.962cm"><text:p text:style-name="P1392"><text:span text:style-name="T726">node: 1</text:span></text:p><text:p text:style-name="P1392"><text:span text:style-name="T726">_t_data: 2</text:span></text:p><draw:enhanced-geometry svg:viewBox="0 0 21600 21600" draw:mirror-horizontal="false" draw:mirror-vertical="false" draw:type="rectangle" draw:enhanced-path="M 0 0 L 21600 0 21600 21600 0 21600 0 0 Z N"/></draw:custom-shape><draw:custom-shape draw:style-name="gr116" draw:text-style-name="P1412" svg:width="1.867cm" svg:height="1.001cm" svg:x="8.271cm" svg:y="4.962cm"><text:p text:style-name="P1392"><text:span text:style-name="T726">node: 1</text:span></text:p><text:p text:style-name="P1392"><text:span text:style-name="T726">_t_data: 1</text:span></text:p><draw:enhanced-geometry svg:viewBox="0 0 21600 21600" draw:mirror-horizontal="false" draw:mirror-vertical="false" draw:type="rectangle" draw:enhanced-path="M 0 0 L 21600 0 21600 21600 0 21600 0 0 Z N"/></draw:custom-shape><draw:custom-shape draw:style-name="gr115" draw:text-style-name="P1412" svg:width="1.869cm" svg:height="1.001cm" svg:x="6.403cm" svg:y="4.962cm"><text:p text:style-name="P1392"><text:span text:style-name="T726">node: 1</text:span></text:p><text:p text:style-name="P1392"><text:span text:style-name="T726">_t_data: 0</text:span></text:p><draw:enhanced-geometry svg:viewBox="0 0 21600 21600" draw:mirror-horizontal="false" draw:mirror-vertical="false" draw:type="rectangle" draw:enhanced-path="M 0 0 L 21600 0 21600 21600 0 21600 0 0 Z N"/></draw:custom-shape><draw:custom-shape draw:style-name="gr113" draw:text-style-name="P1397" svg:width="1.869cm" svg:height="1.001cm" svg:x="4.535cm" svg:y="4.962cm"><text:p text:style-name="P1392"><text:span text:style-name="T726">node: 0</text:span></text:p><text:p text:style-name="P1392"><text:span text:style-name="T726">_t_data: 2</text:span></text:p><draw:enhanced-geometry svg:viewBox="0 0 21600 21600" draw:mirror-horizontal="false" draw:mirror-vertical="false" draw:type="rectangle" draw:enhanced-path="M 0 0 L 21600 0 21600 21600 0 21600 0 0 Z N"/></draw:custom-shape><draw:custom-shape draw:style-name="gr114" draw:text-style-name="P1397" svg:width="1.87cm" svg:height="1.001cm" svg:x="2.665cm" svg:y="4.962cm"><text:p text:style-name="P1392"><text:span text:style-name="T726">node: 0</text:span></text:p><text:p text:style-name="P1392"><text:span text:style-name="T726">_t_data: 1</text:span></text:p><draw:enhanced-geometry svg:viewBox="0 0 21600 21600" draw:mirror-horizontal="false" draw:mirror-vertical="false" draw:type="rectangle" draw:enhanced-path="M 0 0 L 21600 0 21600 21600 0 21600 0 0 Z N"/></draw:custom-shape><draw:frame draw:style-name="gr104" draw:text-style-name="P1396" svg:width="2.574cm" svg:height="0.983cm" svg:x="0.051cm" svg:y="6.001cm"><draw:text-box><text:p text:style-name="P1395"><text:span text:style-name="T725">Pool: 3</text:span></text:p></draw:text-box></draw:frame><draw:custom-shape draw:style-name="gr108" draw:text-style-name="P1397" svg:width="0.936cm" svg:height="1.001cm" svg:x="0.797cm" svg:y="6.962cm"><text:p text:style-name="P1392"><text:span text:style-name="T726">n: 0</text:span></text:p><text:p text:style-name="P1392"><text:span text:style-name="T726">0</text:span></text:p><draw:enhanced-geometry svg:viewBox="0 0 21600 21600" draw:mirror-horizontal="false" draw:mirror-vertical="false" draw:type="rectangle" draw:enhanced-path="M 0 0 L 21600 0 21600 21600 0 21600 0 0 Z N"/></draw:custom-shape><draw:custom-shape draw:style-name="gr112" draw:text-style-name="P1397" svg:width="0.934cm" svg:height="1.001cm" svg:x="11.072cm" svg:y="6.962cm"><text:p text:style-name="P1392"><text:span text:style-name="T733">n: 2</text:span></text:p><text:p text:style-name="P1392"><text:span text:style-name="T733">3</text:span></text:p><draw:enhanced-geometry svg:viewBox="0 0 21600 21600" draw:mirror-horizontal="false" draw:mirror-vertical="false" draw:type="rectangle" draw:enhanced-path="M 0 0 L 21600 0 21600 21600 0 21600 0 0 Z N"/></draw:custom-shape><draw:custom-shape draw:style-name="gr108" draw:text-style-name="P1397" svg:width="0.936cm" svg:height="1.001cm" svg:x="10.137cm" svg:y="6.962cm"><text:p text:style-name="P1392"><text:span text:style-name="T733">n: 2</text:span></text:p><text:p text:style-name="P1392"><text:span text:style-name="T733">2</text:span></text:p><draw:enhanced-geometry svg:viewBox="0 0 21600 21600" draw:mirror-horizontal="false" draw:mirror-vertical="false" draw:type="rectangle" draw:enhanced-path="M 0 0 L 21600 0 21600 21600 0 21600 0 0 Z N"/></draw:custom-shape><draw:custom-shape draw:style-name="gr117" draw:text-style-name="P1397" svg:width="0.932cm" svg:height="1.001cm" svg:x="9.206cm" svg:y="6.962cm"><text:p text:style-name="P1392"><text:span text:style-name="T733">n: 2</text:span></text:p><text:p text:style-name="P1392"><text:span text:style-name="T733">1</text:span></text:p><draw:enhanced-geometry svg:viewBox="0 0 21600 21600" draw:mirror-horizontal="false" draw:mirror-vertical="false" draw:type="rectangle" draw:enhanced-path="M 0 0 L 21600 0 21600 21600 0 21600 0 0 Z N"/></draw:custom-shape><draw:custom-shape draw:style-name="gr108" draw:text-style-name="P1397" svg:width="0.936cm" svg:height="1.001cm" svg:x="8.271cm" svg:y="6.962cm"><text:p text:style-name="P1392"><text:span text:style-name="T733">n: 2</text:span></text:p><text:p text:style-name="P1392"><text:span text:style-name="T733">0</text:span></text:p><draw:enhanced-geometry svg:viewBox="0 0 21600 21600" draw:mirror-horizontal="false" draw:mirror-vertical="false" draw:type="rectangle" draw:enhanced-path="M 0 0 L 21600 0 21600 21600 0 21600 0 0 Z N"/></draw:custom-shape><draw:custom-shape draw:style-name="gr111" draw:text-style-name="P1412" svg:width="0.936cm" svg:height="1.001cm" svg:x="7.336cm" svg:y="6.962cm"><text:p text:style-name="P1392"><text:span text:style-name="T733">n: 1</text:span></text:p><text:p text:style-name="P1392"><text:span text:style-name="T733">3</text:span></text:p><draw:enhanced-geometry svg:viewBox="0 0 21600 21600" draw:mirror-horizontal="false" draw:mirror-vertical="false" draw:type="rectangle" draw:enhanced-path="M 0 0 L 21600 0 21600 21600 0 21600 0 0 Z N"/></draw:custom-shape><draw:custom-shape draw:style-name="gr109" draw:text-style-name="P1412" svg:width="0.934cm" svg:height="1.001cm" svg:x="6.403cm" svg:y="6.962cm"><text:p text:style-name="P1392"><text:span text:style-name="T733">n: 1</text:span></text:p><text:p text:style-name="P1392"><text:span text:style-name="T733">2</text:span></text:p><draw:enhanced-geometry svg:viewBox="0 0 21600 21600" draw:mirror-horizontal="false" draw:mirror-vertical="false" draw:type="rectangle" draw:enhanced-path="M 0 0 L 21600 0 21600 21600 0 21600 0 0 Z N"/></draw:custom-shape><draw:custom-shape draw:style-name="gr111" draw:text-style-name="P1412" svg:width="0.936cm" svg:height="1.001cm" svg:x="5.468cm" svg:y="6.962cm"><text:p text:style-name="P1392"><text:span text:style-name="T733">n: 1</text:span></text:p><text:p text:style-name="P1392"><text:span text:style-name="T733">1</text:span></text:p><draw:enhanced-geometry svg:viewBox="0 0 21600 21600" draw:mirror-horizontal="false" draw:mirror-vertical="false" draw:type="rectangle" draw:enhanced-path="M 0 0 L 21600 0 21600 21600 0 21600 0 0 Z N"/></draw:custom-shape><draw:custom-shape draw:style-name="gr109" draw:text-style-name="P1412" svg:width="0.934cm" svg:height="1.001cm" svg:x="4.535cm" svg:y="6.962cm"><text:p text:style-name="P1392"><text:span text:style-name="T733">n: 1</text:span></text:p><text:p text:style-name="P1392"><text:span text:style-name="T733">0</text:span></text:p><draw:enhanced-geometry svg:viewBox="0 0 21600 21600" draw:mirror-horizontal="false" draw:mirror-vertical="false" draw:type="rectangle" draw:enhanced-path="M 0 0 L 21600 0 21600 21600 0 21600 0 0 Z N"/></draw:custom-shape><draw:custom-shape draw:style-name="gr108" draw:text-style-name="P1397" svg:width="0.936cm" svg:height="1.001cm" svg:x="3.6cm" svg:y="6.962cm"><text:p text:style-name="P1392"><text:span text:style-name="T733">n: 0</text:span></text:p><text:p text:style-name="P1392"><text:span text:style-name="T726">3</text:span></text:p><draw:enhanced-geometry svg:viewBox="0 0 21600 21600" draw:mirror-horizontal="false" draw:mirror-vertical="false" draw:type="rectangle" draw:enhanced-path="M 0 0 L 21600 0 21600 21600 0 21600 0 0 Z N"/></draw:custom-shape><draw:custom-shape draw:style-name="gr108" draw:text-style-name="P1397" svg:width="0.936cm" svg:height="1.001cm" svg:x="2.665cm" svg:y="6.962cm"><text:p text:style-name="P1392"><text:span text:style-name="T733">n: 0</text:span></text:p><text:p text:style-name="P1392"><text:span text:style-name="T733">2</text:span></text:p><draw:enhanced-geometry svg:viewBox="0 0 21600 21600" draw:mirror-horizontal="false" draw:mirror-vertical="false" draw:type="rectangle" draw:enhanced-path="M 0 0 L 21600 0 21600 21600 0 21600 0 0 Z N"/></draw:custom-shape><draw:custom-shape draw:style-name="gr112" draw:text-style-name="P1397" svg:width="0.934cm" svg:height="1.001cm" svg:x="1.732cm" svg:y="6.962cm"><text:p text:style-name="P1392"><text:span text:style-name="T733">n: 0</text:span></text:p><text:p text:style-name="P1392"><text:span text:style-name="T733">1</text:span></text:p><draw:enhanced-geometry svg:viewBox="0 0 21600 21600" draw:mirror-horizontal="false" draw:mirror-vertical="false" draw:type="rectangle" draw:enhanced-path="M 0 0 L 21600 0 21600 21600 0 21600 0 0 Z N"/></draw:custom-shape><draw:custom-shape draw:style-name="gr111" draw:text-style-name="P1412" svg:width="0.936cm" svg:height="1.001cm" svg:x="13.875cm" svg:y="6.962cm"><text:p text:style-name="P1392"><text:span text:style-name="T733">n: 3</text:span></text:p><text:p text:style-name="P1392"><text:span text:style-name="T733">2</text:span></text:p><draw:enhanced-geometry svg:viewBox="0 0 21600 21600" draw:mirror-horizontal="false" draw:mirror-vertical="false" draw:type="rectangle" draw:enhanced-path="M 0 0 L 21600 0 21600 21600 0 21600 0 0 Z N"/></draw:custom-shape><draw:custom-shape draw:style-name="gr111" draw:text-style-name="P1412" svg:width="0.936cm" svg:height="1.001cm" svg:x="12.94cm" svg:y="6.962cm"><text:p text:style-name="P1392"><text:span text:style-name="T733">n: 3</text:span></text:p><text:p text:style-name="P1392"><text:span text:style-name="T733">1</text:span></text:p><draw:enhanced-geometry svg:viewBox="0 0 21600 21600" draw:mirror-horizontal="false" draw:mirror-vertical="false" draw:type="rectangle" draw:enhanced-path="M 0 0 L 21600 0 21600 21600 0 21600 0 0 Z N"/></draw:custom-shape><draw:custom-shape draw:style-name="gr111" draw:text-style-name="P1412" svg:width="0.936cm" svg:height="1.001cm" svg:x="12.005cm" svg:y="6.962cm"><text:p text:style-name="P1392"><text:span text:style-name="T733">n: 3</text:span></text:p><text:p text:style-name="P1392"><text:span text:style-name="T733">0</text:span></text:p><draw:enhanced-geometry svg:viewBox="0 0 21600 21600" draw:mirror-horizontal="false" draw:mirror-vertical="false" draw:type="rectangle" draw:enhanced-path="M 0 0 L 21600 0 21600 21600 0 21600 0 0 Z N"/></draw:custom-shape><draw:frame draw:style-name="gr104" draw:text-style-name="P1396" svg:width="2.574cm" svg:height="0.983cm" svg:x="0.051cm" svg:y="7.999cm"><draw:text-box><text:p text:style-name="P1395"><text:span text:style-name="T725">Pool: 4</text:span></text:p></draw:text-box></draw:frame><draw:custom-shape draw:style-name="gr113" draw:text-style-name="P1397" svg:width="1.869cm" svg:height="1.001cm" svg:x="0.797cm" svg:y="8.962cm"><text:p text:style-name="P1392"><text:span text:style-name="T726">node: 0</text:span></text:p><text:p text:style-name="P1392"><text:span text:style-name="T726">serial: 1</text:span></text:p><draw:enhanced-geometry svg:viewBox="0 0 21600 21600" draw:mirror-horizontal="false" draw:mirror-vertical="false" draw:type="rectangle" draw:enhanced-path="M 0 0 L 21600 0 21600 21600 0 21600 0 0 Z N"/></draw:custom-shape><draw:custom-shape draw:style-name="gr113" draw:text-style-name="P1397" svg:width="1.869cm" svg:height="1.001cm" svg:x="13.875cm" svg:y="8.962cm"><text:p text:style-name="P1392"><text:span text:style-name="T726">node: 2</text:span></text:p><text:p text:style-name="P1392"><text:span text:style-name="T733">serial: 2</text:span></text:p><draw:enhanced-geometry svg:viewBox="0 0 21600 21600" draw:mirror-horizontal="false" draw:mirror-vertical="false" draw:type="rectangle" draw:enhanced-path="M 0 0 L 21600 0 21600 21600 0 21600 0 0 Z N"/></draw:custom-shape><draw:custom-shape draw:style-name="gr114" draw:text-style-name="P1397" svg:width="1.87cm" svg:height="1.001cm" svg:x="12.005cm" svg:y="8.962cm"><text:p text:style-name="P1392"><text:span text:style-name="T726">node: 2</text:span></text:p><text:p text:style-name="P1392"><text:span text:style-name="T733">serial: 1</text:span></text:p><draw:enhanced-geometry svg:viewBox="0 0 21600 21600" draw:mirror-horizontal="false" draw:mirror-vertical="false" draw:type="rectangle" draw:enhanced-path="M 0 0 L 21600 0 21600 21600 0 21600 0 0 Z N"/></draw:custom-shape><draw:custom-shape draw:style-name="gr115" draw:text-style-name="P1412" svg:width="1.869cm" svg:height="1.001cm" svg:x="10.137cm" svg:y="8.962cm"><text:p text:style-name="P1392"><text:span text:style-name="T726">node: 1</text:span></text:p><text:p text:style-name="P1392"><text:span text:style-name="T733">serial: 3</text:span></text:p><draw:enhanced-geometry svg:viewBox="0 0 21600 21600" draw:mirror-horizontal="false" draw:mirror-vertical="false" draw:type="rectangle" draw:enhanced-path="M 0 0 L 21600 0 21600 21600 0 21600 0 0 Z N"/></draw:custom-shape><draw:custom-shape draw:style-name="gr116" draw:text-style-name="P1412" svg:width="1.867cm" svg:height="1.001cm" svg:x="8.271cm" svg:y="8.962cm"><text:p text:style-name="P1392"><text:span text:style-name="T726">node: 1</text:span></text:p><text:p text:style-name="P1392"><text:span text:style-name="T733">serial: 2</text:span></text:p><draw:enhanced-geometry svg:viewBox="0 0 21600 21600" draw:mirror-horizontal="false" draw:mirror-vertical="false" draw:type="rectangle" draw:enhanced-path="M 0 0 L 21600 0 21600 21600 0 21600 0 0 Z N"/></draw:custom-shape><draw:custom-shape draw:style-name="gr115" draw:text-style-name="P1412" svg:width="1.869cm" svg:height="1.001cm" svg:x="6.403cm" svg:y="8.962cm"><text:p text:style-name="P1392"><text:span text:style-name="T726">node: 1</text:span></text:p><text:p text:style-name="P1392"><text:span text:style-name="T733">serial: 1</text:span></text:p><draw:enhanced-geometry svg:viewBox="0 0 21600 21600" draw:mirror-horizontal="false" draw:mirror-vertical="false" draw:type="rectangle" draw:enhanced-path="M 0 0 L 21600 0 21600 21600 0 21600 0 0 Z N"/></draw:custom-shape><draw:custom-shape draw:style-name="gr113" draw:text-style-name="P1397" svg:width="1.869cm" svg:height="1.001cm" svg:x="4.535cm" svg:y="8.962cm"><text:p text:style-name="P1392"><text:span text:style-name="T726">node: 0</text:span></text:p><text:p text:style-name="P1392"><text:span text:style-name="T733">serial: 3</text:span></text:p><draw:enhanced-geometry svg:viewBox="0 0 21600 21600" draw:mirror-horizontal="false" draw:mirror-vertical="false" draw:type="rectangle" draw:enhanced-path="M 0 0 L 21600 0 21600 21600 0 21600 0 0 Z N"/></draw:custom-shape><draw:custom-shape draw:style-name="gr114" draw:text-style-name="P1397" svg:width="1.87cm" svg:height="1.001cm" svg:x="2.665cm" svg:y="8.962cm"><text:p text:style-name="P1392"><text:span text:style-name="T726">node: 0</text:span></text:p><text:p text:style-name="P1392"><text:span text:style-name="T733">serial: 2</text:span></text:p><draw:enhanced-geometry svg:viewBox="0 0 21600 21600" draw:mirror-horizontal="false" draw:mirror-vertical="false" draw:type="rectangle" draw:enhanced-path="M 0 0 L 21600 0 21600 21600 0 21600 0 0 Z N"/></draw:custom-shape><draw:frame draw:style-name="gr118" draw:text-style-name="P1396" svg:width="1.034cm" svg:height="0.983cm" svg:x="15.709cm" svg:y="1cm"><draw:text-box><text:p text:style-name="P1395"><text:span text:style-name="T725">...</text:span></text:p></draw:text-box></draw:frame><draw:frame draw:style-name="gr118" draw:text-style-name="P1396" svg:width="1.034cm" svg:height="0.983cm" svg:x="15.709cm" svg:y="8.999cm"><draw:text-box><text:p text:style-name="P1395"><text:span text:style-name="T725">...</text:span></text:p></draw:text-box></draw:frame><draw:frame draw:style-name="gr118" draw:text-style-name="P1396" svg:width="1.034cm" svg:height="0.983cm" svg:x="15.743cm" svg:y="6.962cm"><draw:text-box><text:p text:style-name="P1395"><text:span text:style-name="T725">...</text:span></text:p></draw:text-box></draw:frame><draw:frame draw:style-name="gr118" draw:text-style-name="P1396" svg:width="1.034cm" svg:height="0.983cm" svg:x="15.743cm" svg:y="5.001cm"><draw:text-box><text:p text:style-name="P1395"><text:span text:style-name="T725">...</text:span></text:p></draw:text-box></draw:frame><draw:frame draw:style-name="gr118" draw:text-style-name="P1396" svg:width="1.034cm" svg:height="0.983cm" svg:x="15.709cm" svg:y="2.962cm"><draw:text-box><text:p text:style-name="P1395"><text:span text:style-name="T725">...</text:span></text:p></draw:text-box></draw:frame><draw:frame draw:style-name="gr119" draw:text-style-name="P1414" svg:width="5.934cm" svg:height="0.659cm" svg:x="5.468cm" svg:y="2.417cm"><draw:text-box><text:p text:style-name="P1395"><text:span text:style-name="T729">maintenance vector of node 0 .. 14</text:span></text:p></draw:text-box></draw:frame><draw:frame draw:style-name="gr120" draw:text-style-name="P1414" svg:width="4.661cm" svg:height="0.659cm" svg:x="6.122cm" svg:y="6.417cm"><draw:text-box><text:p text:style-name="P1395"><text:span text:style-name="T729">sub-node list of node 0 .. 3</text:span></text:p></draw:text-box></draw:frame></draw:g></text:p>
      <text:p text:style-name="P963"/>
      <text:p text:style-name="P975">As it can be seen, the <text:span text:style-name="T683">L</text:span>. is basically an SOA, so that any data item <text:span text:style-name="T679">associated with any node in any pool can be accessed with the least amount of afford possible.</text:span></text:p>
      <text:p text:style-name="P963"/>
      <text:p text:style-name="P963"/>
      <text:h text:style-name="Heading_20_3" text:outline-level="3"><text:bookmark-start text:name="__RefHeading__15792_2086056231"/>Block Data Layer Model<text:bookmark-end text:name="__RefHeading__15792_2086056231"/></text:h>
      <text:p text:style-name="P963"/>
      <text:p text:style-name="P966"><text:tab/><text:span text:style-name="T673">Data layers following the B. organise nodes in blocks, while each block has the same size and therewith the number of nodes contained by each block is equal. As oppose to the </text:span><text:span text:style-name="T673"><text:bookmark-ref text:reference-format="text" text:ref-name="__RefHeading__29589_1179839720">Linear Data Layer Model</text:bookmark-ref></text:span><text:span text:style-name="T673"> data is not stored persistently and parts of the data layer are written back to the underlying physical medium once an operation has finished. The B. is not using a caching approach to decide when to read and write blocks and instead controls that by maintaining a descriptor list, which is permanently present. Once a block has been made available to allow for requests being answered, it is flagged as present in its respective descriptor and guaranteed not to be unloaded during the rest of the operation. Also, the descriptor is keeping track of how many times a block is being accessed, so that when an operation completes, based on that statistical information it can be decided, which blocks are staying ready for the next operation and which blocks are written back to the physical medium. In particular this means, each time a block is being accessed either that block's data is being made available in the application's address space and the respective descriptor's access counter is reset or the access counter of the block in question is incremented, if the block was present. If an access counter exceeds a given threshold value (currently set to 127), then all active descriptor's access counters are divided by two, which means that infrequently accessed blocks are more likely to be unloaded later in the process. However, as soon as a block has been made available it stays resident until </text:span><text:span text:style-name="T116"><text:bookmark-ref text:reference-format="text" text:ref-name="__RefHeading___Toc35266_465577555">terminate_access ()</text:bookmark-ref></text:span><text:span text:style-name="T673"> is called, which happens when a read, write, </text:span><text:soft-page-break/><text:span text:style-name="T673">insert or remove operation has completed. </text:span><text:span text:style-name="T116"><text:bookmark-ref text:reference-format="text" text:ref-name="__RefHeading___Toc35266_465577555">terminate_access ()</text:bookmark-ref></text:span><text:span text:style-name="T673"> is called when an operation is about to return to the calling application. That method starts to unload blocks, beginning with those having the lowest access counter, by writing them back to the physical medium, until the total amount of resources being occupied by those blocks is less or equal the address space soft limit given by the </text:span><text:span text:style-name="T673"><text:bookmark-ref text:reference-format="text" text:ref-name="__RefHeading__3146_1376309923">Data Layer Properties</text:bookmark-ref></text:span><text:span text:style-name="T673">. The only exception is the block containing the root node, which always stays resident, as the root node is definitely being employed for any access. Even simple methods like </text:span><text:span text:style-name="T673"><text:bookmark-ref text:reference-format="text" text:ref-name="__RefHeading__1534_1677005904">empty ()</text:bookmark-ref></text:span><text:span text:style-name="T673"> or </text:span><text:span text:style-name="T673"><text:bookmark-ref text:reference-format="text" text:ref-name="__RefHeading__1536_1677005904">size ()</text:bookmark-ref></text:span><text:span text:style-name="T673"> require root node access. The only way to unload the root node containing block as well, is to call </text:span><text:span text:style-name="T673"><text:bookmark-ref text:reference-format="text" text:ref-name="__RefHeading__13245_1708703198">unload ()</text:bookmark-ref></text:span><text:span text:style-name="T673">.</text:span></text:p>
      <text:p text:style-name="P964"><text:tab/><text:span text:style-name="T674">Since every access requires the conversion from a node ID to its block, which involves a division and can be very slow, the number of nodes per block is always part of the 2 to the power of n series. This allows for a shift operation to be used instead a division. As the number of nodes per block = (block size in bytes / node size in bytes) cannot go up, the selected value for n creates a result to the next smaller or equal value of nodes per block. See the diagram below:</text:span></text:p>
      <text:p text:style-name="P964"/>
      <text:p text:style-name="P155"><draw:g text:anchor-type="as-char" draw:z-index="9" draw:style-name="gr1"><draw:frame draw:style-name="gr88" draw:text-style-name="P1396" svg:width="2.8cm" svg:height="0.983cm" svg:x="0.037cm" svg:y="0cm"><draw:text-box><text:p text:style-name="P1395"><text:span text:style-name="T725">Block: 0</text:span></text:p></draw:text-box></draw:frame><draw:frame draw:style-name="gr89" draw:text-style-name="P1396" svg:width="2.763cm" svg:height="0.983cm" svg:x="0.878cm" svg:y="1.961cm"><draw:text-box><text:p text:style-name="P1395"><text:span text:style-name="T725">Node: 0</text:span></text:p></draw:text-box></draw:frame><draw:frame draw:style-name="gr89" draw:text-style-name="P1396" svg:width="2.763cm" svg:height="0.983cm" svg:x="0.878cm" svg:y="5.001cm"><draw:text-box><text:p text:style-name="P1395"><text:span text:style-name="T725">Node: 3</text:span></text:p></draw:text-box></draw:frame><draw:frame draw:style-name="gr89" draw:text-style-name="P1396" svg:width="2.763cm" svg:height="0.983cm" svg:x="0.878cm" svg:y="4.001cm"><draw:text-box><text:p text:style-name="P1395"><text:span text:style-name="T725">Node: 2</text:span></text:p></draw:text-box></draw:frame><draw:frame draw:style-name="gr89" draw:text-style-name="P1396" svg:width="2.763cm" svg:height="0.983cm" svg:x="0.878cm" svg:y="3cm"><draw:text-box><text:p text:style-name="P1395"><text:span text:style-name="T725">Node: 1</text:span></text:p></draw:text-box></draw:frame><draw:frame draw:style-name="gr90" draw:text-style-name="P1396" svg:width="2.514cm" svg:height="0.983cm" svg:x="3.517cm" svg:y="1cm"><draw:text-box><text:p text:style-name="P1395"><text:span text:style-name="T725">Pool: 0</text:span></text:p></draw:text-box></draw:frame><draw:frame draw:style-name="gr91" draw:text-style-name="P1396" svg:width="2.513cm" svg:height="0.983cm" svg:x="14.09cm" svg:y="1cm"><draw:text-box><text:p text:style-name="P1395"><text:span text:style-name="T725">Pool: 4</text:span></text:p></draw:text-box></draw:frame><draw:frame draw:style-name="gr91" draw:text-style-name="P1396" svg:width="2.513cm" svg:height="0.983cm" svg:x="11.43cm" svg:y="1cm"><draw:text-box><text:p text:style-name="P1395"><text:span text:style-name="T725">Pool: 3</text:span></text:p></draw:text-box></draw:frame><draw:frame draw:style-name="gr91" draw:text-style-name="P1396" svg:width="2.513cm" svg:height="0.983cm" svg:x="8.793cm" svg:y="1cm"><draw:text-box><text:p text:style-name="P1395"><text:span text:style-name="T725">Pool: 2</text:span></text:p></draw:text-box></draw:frame><draw:frame draw:style-name="gr90" draw:text-style-name="P1396" svg:width="2.514cm" svg:height="0.983cm" svg:x="6.154cm" svg:y="1cm"><draw:text-box><text:p text:style-name="P1395"><text:span text:style-name="T725">Pool: 1</text:span></text:p></draw:text-box></draw:frame><draw:custom-shape draw:style-name="gr92" draw:text-style-name="P1397" svg:width="1.759cm" svg:height="1.001cm" svg:x="3.517cm" svg:y="1.961cm"><text:p text:style-name="P1392"><text:span text:style-name="T726">node de-</text:span></text:p><text:p text:style-name="P1392"><text:span text:style-name="T726">scriptor: 0</text:span></text:p><draw:enhanced-geometry svg:viewBox="0 0 21600 21600" draw:mirror-horizontal="false" draw:mirror-vertical="false" draw:type="rectangle" draw:enhanced-path="M 0 0 L 21600 0 21600 21600 0 21600 0 0 Z N"/></draw:custom-shape><draw:custom-shape draw:style-name="gr93" draw:text-style-name="P1411" svg:width="0.879cm" svg:height="1.001cm" svg:x="5.276cm" svg:y="1.961cm"><text:p text:style-name="P1392"><text:span text:style-name="T729">pad-</text:span></text:p><text:p text:style-name="P1392"><text:span text:style-name="T729">ding</text:span></text:p><draw:enhanced-geometry svg:viewBox="0 0 21600 21600" draw:type="rectangle" draw:enhanced-path="M 0 0 L 21600 0 21600 21600 0 21600 0 0 Z N"/></draw:custom-shape><draw:custom-shape draw:style-name="gr94" draw:text-style-name="P1397" svg:width="1.936cm" svg:height="1.001cm" svg:x="6.154cm" svg:y="1.961cm"><text:p text:style-name="P1392"><text:span text:style-name="T726">maintenance</text:span></text:p><text:p text:style-name="P1392"><text:span text:style-name="T726">vector: 0</text:span></text:p><draw:enhanced-geometry svg:viewBox="0 0 21600 21600" draw:mirror-horizontal="false" draw:mirror-vertical="false" draw:type="rectangle" draw:enhanced-path="M 0 0 L 21600 0 21600 21600 0 21600 0 0 Z N"/></draw:custom-shape><draw:custom-shape draw:style-name="gr95" draw:text-style-name="P1411" svg:width="0.705cm" svg:height="1.001cm" svg:x="8.089cm" svg:y="1.961cm"><text:p text:style-name="P1392"><text:span text:style-name="T729">pad-</text:span></text:p><text:p text:style-name="P1392"><text:span text:style-name="T729">ding</text:span></text:p><draw:enhanced-geometry svg:viewBox="0 0 21600 21600" draw:type="rectangle" draw:enhanced-path="M 0 0 L 21600 0 21600 21600 0 21600 0 0 Z N"/></draw:custom-shape><draw:custom-shape draw:style-name="gr92" draw:text-style-name="P1397" svg:width="1.759cm" svg:height="1.001cm" svg:x="8.793cm" svg:y="1.961cm"><text:p text:style-name="P1392"><text:span text:style-name="T726">custom</text:span></text:p><text:p text:style-name="P1392"><text:span text:style-name="T726">data: 0</text:span></text:p><draw:enhanced-geometry svg:viewBox="0 0 21600 21600" draw:mirror-horizontal="false" draw:mirror-vertical="false" draw:type="rectangle" draw:enhanced-path="M 0 0 L 21600 0 21600 21600 0 21600 0 0 Z N"/></draw:custom-shape><draw:custom-shape draw:style-name="gr93" draw:text-style-name="P1411" svg:width="0.879cm" svg:height="1.001cm" svg:x="10.552cm" svg:y="1.961cm"><text:p text:style-name="P1392"><text:span text:style-name="T729">pad-</text:span></text:p><text:p text:style-name="P1392"><text:span text:style-name="T729">ding</text:span></text:p><draw:enhanced-geometry svg:viewBox="0 0 21600 21600" draw:type="rectangle" draw:enhanced-path="M 0 0 L 21600 0 21600 21600 0 21600 0 0 Z N"/></draw:custom-shape><draw:custom-shape draw:style-name="gr92" draw:text-style-name="P1397" svg:width="1.759cm" svg:height="1.001cm" svg:x="11.43cm" svg:y="1.961cm"><text:p text:style-name="P1392"><text:span text:style-name="T726">sub-node</text:span></text:p><text:p text:style-name="P1392"><text:span text:style-name="T726">list: 0</text:span></text:p><draw:enhanced-geometry svg:viewBox="0 0 21600 21600" draw:mirror-horizontal="false" draw:mirror-vertical="false" draw:type="rectangle" draw:enhanced-path="M 0 0 L 21600 0 21600 21600 0 21600 0 0 Z N"/></draw:custom-shape><draw:custom-shape draw:style-name="gr96" draw:text-style-name="P1411" svg:width="0.881cm" svg:height="1.001cm" svg:x="13.189cm" svg:y="1.961cm"><text:p text:style-name="P1392"><text:span text:style-name="T729">pad-</text:span></text:p><text:p text:style-name="P1392"><text:span text:style-name="T729">ding</text:span></text:p><draw:enhanced-geometry svg:viewBox="0 0 21600 21600" draw:type="rectangle" draw:enhanced-path="M 0 0 L 21600 0 21600 21600 0 21600 0 0 Z N"/></draw:custom-shape><draw:custom-shape draw:style-name="gr92" draw:text-style-name="P1397" svg:width="1.759cm" svg:height="1.001cm" svg:x="14.069cm" svg:y="1.961cm"><text:p text:style-name="P1392"><text:span text:style-name="T726">serial</text:span></text:p><text:p text:style-name="P1392"><text:span text:style-name="T726">vector: 0</text:span></text:p><draw:enhanced-geometry svg:viewBox="0 0 21600 21600" draw:mirror-horizontal="false" draw:mirror-vertical="false" draw:type="rectangle" draw:enhanced-path="M 0 0 L 21600 0 21600 21600 0 21600 0 0 Z N"/></draw:custom-shape><draw:custom-shape draw:style-name="gr93" draw:text-style-name="P1411" svg:width="0.879cm" svg:height="1.001cm" svg:x="15.827cm" svg:y="1.961cm"><text:p text:style-name="P1392"><text:span text:style-name="T729">pad-</text:span></text:p><text:p text:style-name="P1392"><text:span text:style-name="T729">ding</text:span></text:p><draw:enhanced-geometry svg:viewBox="0 0 21600 21600" draw:type="rectangle" draw:enhanced-path="M 0 0 L 21600 0 21600 21600 0 21600 0 0 Z N"/></draw:custom-shape><draw:custom-shape draw:style-name="gr97" draw:text-style-name="P1412" svg:width="1.759cm" svg:height="1.001cm" svg:x="3.517cm" svg:y="2.962cm"><text:p text:style-name="P1392"><text:span text:style-name="T726">node de-</text:span></text:p><text:p text:style-name="P1392"><text:span text:style-name="T726">scriptor: 1</text:span></text:p><draw:enhanced-geometry svg:viewBox="0 0 21600 21600" draw:mirror-horizontal="false" draw:mirror-vertical="false" draw:type="rectangle" draw:enhanced-path="M 0 0 L 21600 0 21600 21600 0 21600 0 0 Z N"/></draw:custom-shape><draw:custom-shape draw:style-name="gr93" draw:text-style-name="P1411" svg:width="0.879cm" svg:height="1.001cm" svg:x="5.276cm" svg:y="2.962cm"><text:p text:style-name="P1392"><text:span text:style-name="T729">pad-</text:span></text:p><text:p text:style-name="P1392"><text:span text:style-name="T729">ding</text:span></text:p><draw:enhanced-geometry svg:viewBox="0 0 21600 21600" draw:type="rectangle" draw:enhanced-path="M 0 0 L 21600 0 21600 21600 0 21600 0 0 Z N"/></draw:custom-shape><draw:custom-shape draw:style-name="gr98" draw:text-style-name="P1412" svg:width="1.936cm" svg:height="1.001cm" svg:x="6.154cm" svg:y="2.962cm"><text:p text:style-name="P1392"><text:span text:style-name="T726">maintenance</text:span></text:p><text:p text:style-name="P1392"><text:span text:style-name="T726">vector: 1</text:span></text:p><draw:enhanced-geometry svg:viewBox="0 0 21600 21600" draw:mirror-horizontal="false" draw:mirror-vertical="false" draw:type="rectangle" draw:enhanced-path="M 0 0 L 21600 0 21600 21600 0 21600 0 0 Z N"/></draw:custom-shape><draw:custom-shape draw:style-name="gr95" draw:text-style-name="P1411" svg:width="0.705cm" svg:height="1.001cm" svg:x="8.089cm" svg:y="2.962cm"><text:p text:style-name="P1392"><text:span text:style-name="T729">pad-</text:span></text:p><text:p text:style-name="P1392"><text:span text:style-name="T729">ding</text:span></text:p><draw:enhanced-geometry svg:viewBox="0 0 21600 21600" draw:type="rectangle" draw:enhanced-path="M 0 0 L 21600 0 21600 21600 0 21600 0 0 Z N"/></draw:custom-shape><draw:custom-shape draw:style-name="gr97" draw:text-style-name="P1412" svg:width="1.759cm" svg:height="1.001cm" svg:x="8.793cm" svg:y="2.962cm"><text:p text:style-name="P1392"><text:span text:style-name="T726">custom</text:span></text:p><text:p text:style-name="P1392"><text:span text:style-name="T726">data: 1</text:span></text:p><draw:enhanced-geometry svg:viewBox="0 0 21600 21600" draw:mirror-horizontal="false" draw:mirror-vertical="false" draw:type="rectangle" draw:enhanced-path="M 0 0 L 21600 0 21600 21600 0 21600 0 0 Z N"/></draw:custom-shape><draw:custom-shape draw:style-name="gr93" draw:text-style-name="P1411" svg:width="0.879cm" svg:height="1.001cm" svg:x="10.552cm" svg:y="2.962cm"><text:p text:style-name="P1392"><text:span text:style-name="T729">pad-</text:span></text:p><text:p text:style-name="P1392"><text:span text:style-name="T729">ding</text:span></text:p><draw:enhanced-geometry svg:viewBox="0 0 21600 21600" draw:type="rectangle" draw:enhanced-path="M 0 0 L 21600 0 21600 21600 0 21600 0 0 Z N"/></draw:custom-shape><draw:custom-shape draw:style-name="gr97" draw:text-style-name="P1412" svg:width="1.759cm" svg:height="1.001cm" svg:x="11.43cm" svg:y="2.962cm"><text:p text:style-name="P1392"><text:span text:style-name="T726">sub-node</text:span></text:p><text:p text:style-name="P1392"><text:span text:style-name="T726">list: 1</text:span></text:p><draw:enhanced-geometry svg:viewBox="0 0 21600 21600" draw:mirror-horizontal="false" draw:mirror-vertical="false" draw:type="rectangle" draw:enhanced-path="M 0 0 L 21600 0 21600 21600 0 21600 0 0 Z N"/></draw:custom-shape><draw:custom-shape draw:style-name="gr96" draw:text-style-name="P1411" svg:width="0.881cm" svg:height="1.001cm" svg:x="13.189cm" svg:y="2.962cm"><text:p text:style-name="P1392"><text:span text:style-name="T729">pad-</text:span></text:p><text:p text:style-name="P1392"><text:span text:style-name="T729">ding</text:span></text:p><draw:enhanced-geometry svg:viewBox="0 0 21600 21600" draw:type="rectangle" draw:enhanced-path="M 0 0 L 21600 0 21600 21600 0 21600 0 0 Z N"/></draw:custom-shape><draw:custom-shape draw:style-name="gr97" draw:text-style-name="P1412" svg:width="1.759cm" svg:height="1.001cm" svg:x="14.069cm" svg:y="2.962cm"><text:p text:style-name="P1392"><text:span text:style-name="T726">serial</text:span></text:p><text:p text:style-name="P1392"><text:span text:style-name="T726">vector: 1</text:span></text:p><draw:enhanced-geometry svg:viewBox="0 0 21600 21600" draw:mirror-horizontal="false" draw:mirror-vertical="false" draw:type="rectangle" draw:enhanced-path="M 0 0 L 21600 0 21600 21600 0 21600 0 0 Z N"/></draw:custom-shape><draw:custom-shape draw:style-name="gr93" draw:text-style-name="P1411" svg:width="0.879cm" svg:height="1.001cm" svg:x="15.827cm" svg:y="2.962cm"><text:p text:style-name="P1392"><text:span text:style-name="T729">pad-</text:span></text:p><text:p text:style-name="P1392"><text:span text:style-name="T729">ding</text:span></text:p><draw:enhanced-geometry svg:viewBox="0 0 21600 21600" draw:type="rectangle" draw:enhanced-path="M 0 0 L 21600 0 21600 21600 0 21600 0 0 Z N"/></draw:custom-shape><draw:custom-shape draw:style-name="gr92" draw:text-style-name="P1397" svg:width="1.759cm" svg:height="1.001cm" svg:x="3.517cm" svg:y="3.962cm"><text:p text:style-name="P1392"><text:span text:style-name="T726">node de-</text:span></text:p><text:p text:style-name="P1392"><text:span text:style-name="T726">scriptor: 2</text:span></text:p><draw:enhanced-geometry svg:viewBox="0 0 21600 21600" draw:mirror-horizontal="false" draw:mirror-vertical="false" draw:type="rectangle" draw:enhanced-path="M 0 0 L 21600 0 21600 21600 0 21600 0 0 Z N"/></draw:custom-shape><draw:custom-shape draw:style-name="gr93" draw:text-style-name="P1411" svg:width="0.879cm" svg:height="1.001cm" svg:x="5.276cm" svg:y="3.962cm"><text:p text:style-name="P1392"><text:span text:style-name="T729">pad-</text:span></text:p><text:p text:style-name="P1392"><text:span text:style-name="T729">ding</text:span></text:p><draw:enhanced-geometry svg:viewBox="0 0 21600 21600" draw:type="rectangle" draw:enhanced-path="M 0 0 L 21600 0 21600 21600 0 21600 0 0 Z N"/></draw:custom-shape><draw:custom-shape draw:style-name="gr94" draw:text-style-name="P1397" svg:width="1.936cm" svg:height="1.001cm" svg:x="6.154cm" svg:y="3.962cm"><text:p text:style-name="P1392"><text:span text:style-name="T726">maintenance</text:span></text:p><text:p text:style-name="P1392"><text:span text:style-name="T726">vector: 2</text:span></text:p><draw:enhanced-geometry svg:viewBox="0 0 21600 21600" draw:mirror-horizontal="false" draw:mirror-vertical="false" draw:type="rectangle" draw:enhanced-path="M 0 0 L 21600 0 21600 21600 0 21600 0 0 Z N"/></draw:custom-shape><draw:custom-shape draw:style-name="gr95" draw:text-style-name="P1411" svg:width="0.705cm" svg:height="1.001cm" svg:x="8.089cm" svg:y="3.962cm"><text:p text:style-name="P1392"><text:span text:style-name="T729">pad-</text:span></text:p><text:p text:style-name="P1392"><text:span text:style-name="T729">ding</text:span></text:p><draw:enhanced-geometry svg:viewBox="0 0 21600 21600" draw:type="rectangle" draw:enhanced-path="M 0 0 L 21600 0 21600 21600 0 21600 0 0 Z N"/></draw:custom-shape><draw:custom-shape draw:style-name="gr92" draw:text-style-name="P1397" svg:width="1.759cm" svg:height="1.001cm" svg:x="8.793cm" svg:y="3.962cm"><text:p text:style-name="P1392"><text:span text:style-name="T726">custom</text:span></text:p><text:p text:style-name="P1392"><text:span text:style-name="T726">data: 2</text:span></text:p><draw:enhanced-geometry svg:viewBox="0 0 21600 21600" draw:mirror-horizontal="false" draw:mirror-vertical="false" draw:type="rectangle" draw:enhanced-path="M 0 0 L 21600 0 21600 21600 0 21600 0 0 Z N"/></draw:custom-shape><draw:custom-shape draw:style-name="gr93" draw:text-style-name="P1411" svg:width="0.879cm" svg:height="1.001cm" svg:x="10.552cm" svg:y="3.962cm"><text:p text:style-name="P1392"><text:span text:style-name="T729">pad-</text:span></text:p><text:p text:style-name="P1392"><text:span text:style-name="T729">ding</text:span></text:p><draw:enhanced-geometry svg:viewBox="0 0 21600 21600" draw:type="rectangle" draw:enhanced-path="M 0 0 L 21600 0 21600 21600 0 21600 0 0 Z N"/></draw:custom-shape><draw:custom-shape draw:style-name="gr92" draw:text-style-name="P1397" svg:width="1.759cm" svg:height="1.001cm" svg:x="11.43cm" svg:y="3.962cm"><text:p text:style-name="P1392"><text:span text:style-name="T726">sub-node</text:span></text:p><text:p text:style-name="P1392"><text:span text:style-name="T726">list: 2</text:span></text:p><draw:enhanced-geometry svg:viewBox="0 0 21600 21600" draw:mirror-horizontal="false" draw:mirror-vertical="false" draw:type="rectangle" draw:enhanced-path="M 0 0 L 21600 0 21600 21600 0 21600 0 0 Z N"/></draw:custom-shape><draw:custom-shape draw:style-name="gr96" draw:text-style-name="P1411" svg:width="0.881cm" svg:height="1.001cm" svg:x="13.189cm" svg:y="3.962cm"><text:p text:style-name="P1392"><text:span text:style-name="T729">pad-</text:span></text:p><text:p text:style-name="P1392"><text:span text:style-name="T729">ding</text:span></text:p><draw:enhanced-geometry svg:viewBox="0 0 21600 21600" draw:type="rectangle" draw:enhanced-path="M 0 0 L 21600 0 21600 21600 0 21600 0 0 Z N"/></draw:custom-shape><draw:custom-shape draw:style-name="gr92" draw:text-style-name="P1397" svg:width="1.759cm" svg:height="1.001cm" svg:x="14.069cm" svg:y="3.962cm"><text:p text:style-name="P1392"><text:span text:style-name="T726">serial</text:span></text:p><text:p text:style-name="P1392"><text:span text:style-name="T726">vector: 2</text:span></text:p><draw:enhanced-geometry svg:viewBox="0 0 21600 21600" draw:mirror-horizontal="false" draw:mirror-vertical="false" draw:type="rectangle" draw:enhanced-path="M 0 0 L 21600 0 21600 21600 0 21600 0 0 Z N"/></draw:custom-shape><draw:custom-shape draw:style-name="gr93" draw:text-style-name="P1411" svg:width="0.879cm" svg:height="1.001cm" svg:x="15.827cm" svg:y="3.962cm"><text:p text:style-name="P1392"><text:span text:style-name="T729">pad-</text:span></text:p><text:p text:style-name="P1392"><text:span text:style-name="T729">ding</text:span></text:p><draw:enhanced-geometry svg:viewBox="0 0 21600 21600" draw:type="rectangle" draw:enhanced-path="M 0 0 L 21600 0 21600 21600 0 21600 0 0 Z N"/></draw:custom-shape><draw:custom-shape draw:style-name="gr97" draw:text-style-name="P1412" svg:width="1.759cm" svg:height="1.001cm" svg:x="3.517cm" svg:y="4.962cm"><text:p text:style-name="P1392"><text:span text:style-name="T726">node de-</text:span></text:p><text:p text:style-name="P1392"><text:span text:style-name="T726">scriptor: 3</text:span></text:p><draw:enhanced-geometry svg:viewBox="0 0 21600 21600" draw:mirror-horizontal="false" draw:mirror-vertical="false" draw:type="rectangle" draw:enhanced-path="M 0 0 L 21600 0 21600 21600 0 21600 0 0 Z N"/></draw:custom-shape><draw:custom-shape draw:style-name="gr93" draw:text-style-name="P1411" svg:width="0.879cm" svg:height="1.001cm" svg:x="5.276cm" svg:y="4.962cm"><text:p text:style-name="P1392"><text:span text:style-name="T729">pad-</text:span></text:p><text:p text:style-name="P1392"><text:span text:style-name="T729">ding</text:span></text:p><draw:enhanced-geometry svg:viewBox="0 0 21600 21600" draw:type="rectangle" draw:enhanced-path="M 0 0 L 21600 0 21600 21600 0 21600 0 0 Z N"/></draw:custom-shape><draw:custom-shape draw:style-name="gr98" draw:text-style-name="P1412" svg:width="1.936cm" svg:height="1.001cm" svg:x="6.154cm" svg:y="4.962cm"><text:p text:style-name="P1392"><text:span text:style-name="T726">maintenance</text:span></text:p><text:p text:style-name="P1392"><text:span text:style-name="T726">vector: 3</text:span></text:p><draw:enhanced-geometry svg:viewBox="0 0 21600 21600" draw:mirror-horizontal="false" draw:mirror-vertical="false" draw:type="rectangle" draw:enhanced-path="M 0 0 L 21600 0 21600 21600 0 21600 0 0 Z N"/></draw:custom-shape><draw:custom-shape draw:style-name="gr95" draw:text-style-name="P1411" svg:width="0.705cm" svg:height="1.001cm" svg:x="8.089cm" svg:y="4.962cm"><text:p text:style-name="P1392"><text:span text:style-name="T729">pad-</text:span></text:p><text:p text:style-name="P1392"><text:span text:style-name="T729">ding</text:span></text:p><draw:enhanced-geometry svg:viewBox="0 0 21600 21600" draw:type="rectangle" draw:enhanced-path="M 0 0 L 21600 0 21600 21600 0 21600 0 0 Z N"/></draw:custom-shape><draw:custom-shape draw:style-name="gr97" draw:text-style-name="P1412" svg:width="1.759cm" svg:height="1.001cm" svg:x="8.793cm" svg:y="4.962cm"><text:p text:style-name="P1392"><text:span text:style-name="T726">custom</text:span></text:p><text:p text:style-name="P1392"><text:span text:style-name="T726">data: 3</text:span></text:p><draw:enhanced-geometry svg:viewBox="0 0 21600 21600" draw:mirror-horizontal="false" draw:mirror-vertical="false" draw:type="rectangle" draw:enhanced-path="M 0 0 L 21600 0 21600 21600 0 21600 0 0 Z N"/></draw:custom-shape><draw:custom-shape draw:style-name="gr93" draw:text-style-name="P1411" svg:width="0.879cm" svg:height="1.001cm" svg:x="10.552cm" svg:y="4.962cm"><text:p text:style-name="P1392"><text:span text:style-name="T729">pad-</text:span></text:p><text:p text:style-name="P1392"><text:span text:style-name="T729">ding</text:span></text:p><draw:enhanced-geometry svg:viewBox="0 0 21600 21600" draw:type="rectangle" draw:enhanced-path="M 0 0 L 21600 0 21600 21600 0 21600 0 0 Z N"/></draw:custom-shape><draw:custom-shape draw:style-name="gr97" draw:text-style-name="P1412" svg:width="1.759cm" svg:height="1.001cm" svg:x="11.43cm" svg:y="4.962cm"><text:p text:style-name="P1392"><text:span text:style-name="T726">sub-node</text:span></text:p><text:p text:style-name="P1392"><text:span text:style-name="T726">list: 3</text:span></text:p><draw:enhanced-geometry svg:viewBox="0 0 21600 21600" draw:mirror-horizontal="false" draw:mirror-vertical="false" draw:type="rectangle" draw:enhanced-path="M 0 0 L 21600 0 21600 21600 0 21600 0 0 Z N"/></draw:custom-shape><draw:custom-shape draw:style-name="gr96" draw:text-style-name="P1411" svg:width="0.881cm" svg:height="1.001cm" svg:x="13.189cm" svg:y="4.962cm"><text:p text:style-name="P1392"><text:span text:style-name="T729">pad-</text:span></text:p><text:p text:style-name="P1392"><text:span text:style-name="T729">ding</text:span></text:p><draw:enhanced-geometry svg:viewBox="0 0 21600 21600" draw:type="rectangle" draw:enhanced-path="M 0 0 L 21600 0 21600 21600 0 21600 0 0 Z N"/></draw:custom-shape><draw:custom-shape draw:style-name="gr97" draw:text-style-name="P1412" svg:width="1.759cm" svg:height="1.001cm" svg:x="14.069cm" svg:y="4.962cm"><text:p text:style-name="P1392"><text:span text:style-name="T726">serial</text:span></text:p><text:p text:style-name="P1392"><text:span text:style-name="T726">vector: 3</text:span></text:p><draw:enhanced-geometry svg:viewBox="0 0 21600 21600" draw:mirror-horizontal="false" draw:mirror-vertical="false" draw:type="rectangle" draw:enhanced-path="M 0 0 L 21600 0 21600 21600 0 21600 0 0 Z N"/></draw:custom-shape><draw:custom-shape draw:style-name="gr93" draw:text-style-name="P1411" svg:width="0.879cm" svg:height="1.001cm" svg:x="15.827cm" svg:y="4.962cm"><text:p text:style-name="P1392"><text:span text:style-name="T729">pad-</text:span></text:p><text:p text:style-name="P1392"><text:span text:style-name="T729">ding</text:span></text:p><draw:enhanced-geometry svg:viewBox="0 0 21600 21600" draw:type="rectangle" draw:enhanced-path="M 0 0 L 21600 0 21600 21600 0 21600 0 0 Z N"/></draw:custom-shape><draw:frame draw:style-name="gr88" draw:text-style-name="P1396" svg:width="2.8cm" svg:height="0.983cm" svg:x="0.037cm" svg:y="7.001cm"><draw:text-box><text:p text:style-name="P1395"><text:span text:style-name="T725">Block: 1</text:span></text:p></draw:text-box></draw:frame><draw:frame draw:style-name="gr89" draw:text-style-name="P1396" svg:width="2.763cm" svg:height="0.983cm" svg:x="0.878cm" svg:y="8.962cm"><draw:text-box><text:p text:style-name="P1395"><text:span text:style-name="T725">Node: 4</text:span></text:p></draw:text-box></draw:frame><draw:frame draw:style-name="gr89" draw:text-style-name="P1396" svg:width="2.763cm" svg:height="0.983cm" svg:x="0.878cm" svg:y="12cm"><draw:text-box><text:p text:style-name="P1395"><text:span text:style-name="T725">Node: 7</text:span></text:p></draw:text-box></draw:frame><draw:frame draw:style-name="gr89" draw:text-style-name="P1396" svg:width="2.763cm" svg:height="0.983cm" svg:x="0.878cm" svg:y="11cm"><draw:text-box><text:p text:style-name="P1395"><text:span text:style-name="T725">Node: 6</text:span></text:p></draw:text-box></draw:frame><draw:frame draw:style-name="gr89" draw:text-style-name="P1396" svg:width="2.763cm" svg:height="0.983cm" svg:x="0.878cm" svg:y="9.999cm"><draw:text-box><text:p text:style-name="P1395"><text:span text:style-name="T725">Node: 5</text:span></text:p></draw:text-box></draw:frame><draw:frame draw:style-name="gr90" draw:text-style-name="P1396" svg:width="2.514cm" svg:height="0.983cm" svg:x="3.517cm" svg:y="7.999cm"><draw:text-box><text:p text:style-name="P1395"><text:span text:style-name="T725">Pool: 0</text:span></text:p></draw:text-box></draw:frame><draw:frame draw:style-name="gr91" draw:text-style-name="P1396" svg:width="2.513cm" svg:height="0.983cm" svg:x="14.09cm" svg:y="7.999cm"><draw:text-box><text:p text:style-name="P1395"><text:span text:style-name="T725">Pool: 4</text:span></text:p></draw:text-box></draw:frame><draw:frame draw:style-name="gr91" draw:text-style-name="P1396" svg:width="2.513cm" svg:height="0.983cm" svg:x="11.43cm" svg:y="7.999cm"><draw:text-box><text:p text:style-name="P1395"><text:span text:style-name="T725">Pool: 3</text:span></text:p></draw:text-box></draw:frame><draw:frame draw:style-name="gr91" draw:text-style-name="P1396" svg:width="2.513cm" svg:height="0.983cm" svg:x="8.793cm" svg:y="7.999cm"><draw:text-box><text:p text:style-name="P1395"><text:span text:style-name="T725">Pool: 2</text:span></text:p></draw:text-box></draw:frame><draw:frame draw:style-name="gr90" draw:text-style-name="P1396" svg:width="2.514cm" svg:height="0.983cm" svg:x="6.154cm" svg:y="7.999cm"><draw:text-box><text:p text:style-name="P1395"><text:span text:style-name="T725">Pool: 1</text:span></text:p></draw:text-box></draw:frame><draw:custom-shape draw:style-name="gr92" draw:text-style-name="P1397" svg:width="1.759cm" svg:height="1.001cm" svg:x="3.517cm" svg:y="8.962cm"><text:p text:style-name="P1392"><text:span text:style-name="T726">node de-</text:span></text:p><text:p text:style-name="P1392"><text:span text:style-name="T726">scriptor: 4</text:span></text:p><draw:enhanced-geometry svg:viewBox="0 0 21600 21600" draw:mirror-horizontal="false" draw:mirror-vertical="false" draw:type="rectangle" draw:enhanced-path="M 0 0 L 21600 0 21600 21600 0 21600 0 0 Z N"/></draw:custom-shape><draw:custom-shape draw:style-name="gr93" draw:text-style-name="P1411" svg:width="0.879cm" svg:height="1.001cm" svg:x="5.276cm" svg:y="8.962cm"><text:p text:style-name="P1392"><text:span text:style-name="T729">pad-</text:span></text:p><text:p text:style-name="P1392"><text:span text:style-name="T729">ding</text:span></text:p><draw:enhanced-geometry svg:viewBox="0 0 21600 21600" draw:type="rectangle" draw:enhanced-path="M 0 0 L 21600 0 21600 21600 0 21600 0 0 Z N"/></draw:custom-shape><draw:custom-shape draw:style-name="gr94" draw:text-style-name="P1397" svg:width="1.936cm" svg:height="1.001cm" svg:x="6.154cm" svg:y="8.962cm"><text:p text:style-name="P1392"><text:span text:style-name="T726">maintenance</text:span></text:p><text:p text:style-name="P1392"><text:span text:style-name="T726">vector: 4</text:span></text:p><draw:enhanced-geometry svg:viewBox="0 0 21600 21600" draw:mirror-horizontal="false" draw:mirror-vertical="false" draw:type="rectangle" draw:enhanced-path="M 0 0 L 21600 0 21600 21600 0 21600 0 0 Z N"/></draw:custom-shape><draw:custom-shape draw:style-name="gr95" draw:text-style-name="P1411" svg:width="0.705cm" svg:height="1.001cm" svg:x="8.089cm" svg:y="8.962cm"><text:p text:style-name="P1392"><text:span text:style-name="T729">pad-</text:span></text:p><text:p text:style-name="P1392"><text:span text:style-name="T729">ding</text:span></text:p><draw:enhanced-geometry svg:viewBox="0 0 21600 21600" draw:type="rectangle" draw:enhanced-path="M 0 0 L 21600 0 21600 21600 0 21600 0 0 Z N"/></draw:custom-shape><draw:custom-shape draw:style-name="gr92" draw:text-style-name="P1397" svg:width="1.759cm" svg:height="1.001cm" svg:x="8.793cm" svg:y="8.962cm"><text:p text:style-name="P1392"><text:span text:style-name="T726">custom</text:span></text:p><text:p text:style-name="P1392"><text:span text:style-name="T726">data: 4</text:span></text:p><draw:enhanced-geometry svg:viewBox="0 0 21600 21600" draw:mirror-horizontal="false" draw:mirror-vertical="false" draw:type="rectangle" draw:enhanced-path="M 0 0 L 21600 0 21600 21600 0 21600 0 0 Z N"/></draw:custom-shape><draw:custom-shape draw:style-name="gr93" draw:text-style-name="P1411" svg:width="0.879cm" svg:height="1.001cm" svg:x="10.552cm" svg:y="8.962cm"><text:p text:style-name="P1392"><text:span text:style-name="T729">pad-</text:span></text:p><text:p text:style-name="P1392"><text:span text:style-name="T729">ding</text:span></text:p><draw:enhanced-geometry svg:viewBox="0 0 21600 21600" draw:type="rectangle" draw:enhanced-path="M 0 0 L 21600 0 21600 21600 0 21600 0 0 Z N"/></draw:custom-shape><draw:custom-shape draw:style-name="gr92" draw:text-style-name="P1397" svg:width="1.759cm" svg:height="1.001cm" svg:x="11.43cm" svg:y="8.962cm"><text:p text:style-name="P1392"><text:span text:style-name="T726">sub-node</text:span></text:p><text:p text:style-name="P1392"><text:span text:style-name="T726">list: 4</text:span></text:p><draw:enhanced-geometry svg:viewBox="0 0 21600 21600" draw:mirror-horizontal="false" draw:mirror-vertical="false" draw:type="rectangle" draw:enhanced-path="M 0 0 L 21600 0 21600 21600 0 21600 0 0 Z N"/></draw:custom-shape><draw:custom-shape draw:style-name="gr96" draw:text-style-name="P1411" svg:width="0.881cm" svg:height="1.001cm" svg:x="13.189cm" svg:y="8.962cm"><text:p text:style-name="P1392"><text:span text:style-name="T729">pad-</text:span></text:p><text:p text:style-name="P1392"><text:span text:style-name="T729">ding</text:span></text:p><draw:enhanced-geometry svg:viewBox="0 0 21600 21600" draw:type="rectangle" draw:enhanced-path="M 0 0 L 21600 0 21600 21600 0 21600 0 0 Z N"/></draw:custom-shape><draw:custom-shape draw:style-name="gr92" draw:text-style-name="P1397" svg:width="1.759cm" svg:height="1.001cm" svg:x="14.069cm" svg:y="8.962cm"><text:p text:style-name="P1392"><text:span text:style-name="T726">serial</text:span></text:p><text:p text:style-name="P1392"><text:span text:style-name="T726">vector: 4</text:span></text:p><draw:enhanced-geometry svg:viewBox="0 0 21600 21600" draw:mirror-horizontal="false" draw:mirror-vertical="false" draw:type="rectangle" draw:enhanced-path="M 0 0 L 21600 0 21600 21600 0 21600 0 0 Z N"/></draw:custom-shape><draw:custom-shape draw:style-name="gr93" draw:text-style-name="P1411" svg:width="0.879cm" svg:height="1.001cm" svg:x="15.827cm" svg:y="8.962cm"><text:p text:style-name="P1392"><text:span text:style-name="T729">pad-</text:span></text:p><text:p text:style-name="P1392"><text:span text:style-name="T729">ding</text:span></text:p><draw:enhanced-geometry svg:viewBox="0 0 21600 21600" draw:type="rectangle" draw:enhanced-path="M 0 0 L 21600 0 21600 21600 0 21600 0 0 Z N"/></draw:custom-shape><draw:custom-shape draw:style-name="gr97" draw:text-style-name="P1412" svg:width="1.759cm" svg:height="1.001cm" svg:x="3.517cm" svg:y="9.962cm"><text:p text:style-name="P1392"><text:span text:style-name="T726">node de-</text:span></text:p><text:p text:style-name="P1392"><text:span text:style-name="T726">scriptor: 5</text:span></text:p><draw:enhanced-geometry svg:viewBox="0 0 21600 21600" draw:mirror-horizontal="false" draw:mirror-vertical="false" draw:type="rectangle" draw:enhanced-path="M 0 0 L 21600 0 21600 21600 0 21600 0 0 Z N"/></draw:custom-shape><draw:custom-shape draw:style-name="gr93" draw:text-style-name="P1411" svg:width="0.879cm" svg:height="1.001cm" svg:x="5.276cm" svg:y="9.962cm"><text:p text:style-name="P1392"><text:span text:style-name="T729">pad-</text:span></text:p><text:p text:style-name="P1392"><text:span text:style-name="T729">ding</text:span></text:p><draw:enhanced-geometry svg:viewBox="0 0 21600 21600" draw:type="rectangle" draw:enhanced-path="M 0 0 L 21600 0 21600 21600 0 21600 0 0 Z N"/></draw:custom-shape><draw:custom-shape draw:style-name="gr98" draw:text-style-name="P1412" svg:width="1.936cm" svg:height="1.001cm" svg:x="6.154cm" svg:y="9.962cm"><text:p text:style-name="P1392"><text:span text:style-name="T726">maintenance</text:span></text:p><text:p text:style-name="P1392"><text:span text:style-name="T726">vector: 5</text:span></text:p><draw:enhanced-geometry svg:viewBox="0 0 21600 21600" draw:mirror-horizontal="false" draw:mirror-vertical="false" draw:type="rectangle" draw:enhanced-path="M 0 0 L 21600 0 21600 21600 0 21600 0 0 Z N"/></draw:custom-shape><draw:custom-shape draw:style-name="gr95" draw:text-style-name="P1411" svg:width="0.705cm" svg:height="1.001cm" svg:x="8.089cm" svg:y="9.962cm"><text:p text:style-name="P1392"><text:span text:style-name="T729">pad-</text:span></text:p><text:p text:style-name="P1392"><text:span text:style-name="T729">ding</text:span></text:p><draw:enhanced-geometry svg:viewBox="0 0 21600 21600" draw:type="rectangle" draw:enhanced-path="M 0 0 L 21600 0 21600 21600 0 21600 0 0 Z N"/></draw:custom-shape><draw:custom-shape draw:style-name="gr97" draw:text-style-name="P1412" svg:width="1.759cm" svg:height="1.001cm" svg:x="8.793cm" svg:y="9.962cm"><text:p text:style-name="P1392"><text:span text:style-name="T726">custom</text:span></text:p><text:p text:style-name="P1392"><text:span text:style-name="T726">data: 5</text:span></text:p><draw:enhanced-geometry svg:viewBox="0 0 21600 21600" draw:mirror-horizontal="false" draw:mirror-vertical="false" draw:type="rectangle" draw:enhanced-path="M 0 0 L 21600 0 21600 21600 0 21600 0 0 Z N"/></draw:custom-shape><draw:custom-shape draw:style-name="gr93" draw:text-style-name="P1411" svg:width="0.879cm" svg:height="1.001cm" svg:x="10.552cm" svg:y="9.962cm"><text:p text:style-name="P1392"><text:span text:style-name="T729">pad-</text:span></text:p><text:p text:style-name="P1392"><text:span text:style-name="T729">ding</text:span></text:p><draw:enhanced-geometry svg:viewBox="0 0 21600 21600" draw:type="rectangle" draw:enhanced-path="M 0 0 L 21600 0 21600 21600 0 21600 0 0 Z N"/></draw:custom-shape><draw:custom-shape draw:style-name="gr97" draw:text-style-name="P1412" svg:width="1.759cm" svg:height="1.001cm" svg:x="11.43cm" svg:y="9.962cm"><text:p text:style-name="P1392"><text:span text:style-name="T726">sub-node</text:span></text:p><text:p text:style-name="P1392"><text:span text:style-name="T726">list: 5</text:span></text:p><draw:enhanced-geometry svg:viewBox="0 0 21600 21600" draw:mirror-horizontal="false" draw:mirror-vertical="false" draw:type="rectangle" draw:enhanced-path="M 0 0 L 21600 0 21600 21600 0 21600 0 0 Z N"/></draw:custom-shape><draw:custom-shape draw:style-name="gr96" draw:text-style-name="P1411" svg:width="0.881cm" svg:height="1.001cm" svg:x="13.189cm" svg:y="9.962cm"><text:p text:style-name="P1392"><text:span text:style-name="T729">pad-</text:span></text:p><text:p text:style-name="P1392"><text:span text:style-name="T729">ding</text:span></text:p><draw:enhanced-geometry svg:viewBox="0 0 21600 21600" draw:type="rectangle" draw:enhanced-path="M 0 0 L 21600 0 21600 21600 0 21600 0 0 Z N"/></draw:custom-shape><draw:custom-shape draw:style-name="gr97" draw:text-style-name="P1412" svg:width="1.759cm" svg:height="1.001cm" svg:x="14.069cm" svg:y="9.962cm"><text:p text:style-name="P1392"><text:span text:style-name="T726">serial</text:span></text:p><text:p text:style-name="P1392"><text:span text:style-name="T726">vector: 5</text:span></text:p><draw:enhanced-geometry svg:viewBox="0 0 21600 21600" draw:mirror-horizontal="false" draw:mirror-vertical="false" draw:type="rectangle" draw:enhanced-path="M 0 0 L 21600 0 21600 21600 0 21600 0 0 Z N"/></draw:custom-shape><draw:custom-shape draw:style-name="gr93" draw:text-style-name="P1411" svg:width="0.879cm" svg:height="1.001cm" svg:x="15.827cm" svg:y="9.962cm"><text:p text:style-name="P1392"><text:span text:style-name="T729">pad-</text:span></text:p><text:p text:style-name="P1392"><text:span text:style-name="T729">ding</text:span></text:p><draw:enhanced-geometry svg:viewBox="0 0 21600 21600" draw:type="rectangle" draw:enhanced-path="M 0 0 L 21600 0 21600 21600 0 21600 0 0 Z N"/></draw:custom-shape><draw:custom-shape draw:style-name="gr92" draw:text-style-name="P1397" svg:width="1.759cm" svg:height="1.001cm" svg:x="3.517cm" svg:y="10.963cm"><text:p text:style-name="P1392"><text:span text:style-name="T726">node de-</text:span></text:p><text:p text:style-name="P1392"><text:span text:style-name="T726">scriptor: 6</text:span></text:p><draw:enhanced-geometry svg:viewBox="0 0 21600 21600" draw:mirror-horizontal="false" draw:mirror-vertical="false" draw:type="rectangle" draw:enhanced-path="M 0 0 L 21600 0 21600 21600 0 21600 0 0 Z N"/></draw:custom-shape><draw:custom-shape draw:style-name="gr93" draw:text-style-name="P1411" svg:width="0.879cm" svg:height="1.001cm" svg:x="5.276cm" svg:y="10.963cm"><text:p text:style-name="P1392"><text:span text:style-name="T729">pad-</text:span></text:p><text:p text:style-name="P1392"><text:span text:style-name="T729">ding</text:span></text:p><draw:enhanced-geometry svg:viewBox="0 0 21600 21600" draw:type="rectangle" draw:enhanced-path="M 0 0 L 21600 0 21600 21600 0 21600 0 0 Z N"/></draw:custom-shape><draw:custom-shape draw:style-name="gr94" draw:text-style-name="P1397" svg:width="1.936cm" svg:height="1.001cm" svg:x="6.154cm" svg:y="10.963cm"><text:p text:style-name="P1392"><text:span text:style-name="T726">maintenance</text:span></text:p><text:p text:style-name="P1392"><text:span text:style-name="T726">vector: 6</text:span></text:p><draw:enhanced-geometry svg:viewBox="0 0 21600 21600" draw:mirror-horizontal="false" draw:mirror-vertical="false" draw:type="rectangle" draw:enhanced-path="M 0 0 L 21600 0 21600 21600 0 21600 0 0 Z N"/></draw:custom-shape><draw:custom-shape draw:style-name="gr95" draw:text-style-name="P1411" svg:width="0.705cm" svg:height="1.001cm" svg:x="8.089cm" svg:y="10.963cm"><text:p text:style-name="P1392"><text:span text:style-name="T729">pad-</text:span></text:p><text:p text:style-name="P1392"><text:span text:style-name="T729">ding</text:span></text:p><draw:enhanced-geometry svg:viewBox="0 0 21600 21600" draw:type="rectangle" draw:enhanced-path="M 0 0 L 21600 0 21600 21600 0 21600 0 0 Z N"/></draw:custom-shape><draw:custom-shape draw:style-name="gr92" draw:text-style-name="P1397" svg:width="1.759cm" svg:height="1.001cm" svg:x="8.793cm" svg:y="10.963cm"><text:p text:style-name="P1392"><text:span text:style-name="T726">custom</text:span></text:p><text:p text:style-name="P1392"><text:span text:style-name="T726">data: 6</text:span></text:p><draw:enhanced-geometry svg:viewBox="0 0 21600 21600" draw:mirror-horizontal="false" draw:mirror-vertical="false" draw:type="rectangle" draw:enhanced-path="M 0 0 L 21600 0 21600 21600 0 21600 0 0 Z N"/></draw:custom-shape><draw:custom-shape draw:style-name="gr93" draw:text-style-name="P1411" svg:width="0.879cm" svg:height="1.001cm" svg:x="10.552cm" svg:y="10.963cm"><text:p text:style-name="P1392"><text:span text:style-name="T729">pad-</text:span></text:p><text:p text:style-name="P1392"><text:span text:style-name="T729">ding</text:span></text:p><draw:enhanced-geometry svg:viewBox="0 0 21600 21600" draw:type="rectangle" draw:enhanced-path="M 0 0 L 21600 0 21600 21600 0 21600 0 0 Z N"/></draw:custom-shape><draw:custom-shape draw:style-name="gr92" draw:text-style-name="P1397" svg:width="1.759cm" svg:height="1.001cm" svg:x="11.43cm" svg:y="10.963cm"><text:p text:style-name="P1392"><text:span text:style-name="T726">sub-node</text:span></text:p><text:p text:style-name="P1392"><text:span text:style-name="T726">list: 6</text:span></text:p><draw:enhanced-geometry svg:viewBox="0 0 21600 21600" draw:mirror-horizontal="false" draw:mirror-vertical="false" draw:type="rectangle" draw:enhanced-path="M 0 0 L 21600 0 21600 21600 0 21600 0 0 Z N"/></draw:custom-shape><draw:custom-shape draw:style-name="gr96" draw:text-style-name="P1411" svg:width="0.881cm" svg:height="1.001cm" svg:x="13.189cm" svg:y="10.963cm"><text:p text:style-name="P1392"><text:span text:style-name="T729">pad-</text:span></text:p><text:p text:style-name="P1392"><text:span text:style-name="T729">ding</text:span></text:p><draw:enhanced-geometry svg:viewBox="0 0 21600 21600" draw:type="rectangle" draw:enhanced-path="M 0 0 L 21600 0 21600 21600 0 21600 0 0 Z N"/></draw:custom-shape><draw:custom-shape draw:style-name="gr92" draw:text-style-name="P1397" svg:width="1.759cm" svg:height="1.001cm" svg:x="14.069cm" svg:y="10.963cm"><text:p text:style-name="P1392"><text:span text:style-name="T726">serial</text:span></text:p><text:p text:style-name="P1392"><text:span text:style-name="T726">vector: 6</text:span></text:p><draw:enhanced-geometry svg:viewBox="0 0 21600 21600" draw:mirror-horizontal="false" draw:mirror-vertical="false" draw:type="rectangle" draw:enhanced-path="M 0 0 L 21600 0 21600 21600 0 21600 0 0 Z N"/></draw:custom-shape><draw:custom-shape draw:style-name="gr93" draw:text-style-name="P1411" svg:width="0.879cm" svg:height="1.001cm" svg:x="15.827cm" svg:y="10.963cm"><text:p text:style-name="P1392"><text:span text:style-name="T729">pad-</text:span></text:p><text:p text:style-name="P1392"><text:span text:style-name="T729">ding</text:span></text:p><draw:enhanced-geometry svg:viewBox="0 0 21600 21600" draw:type="rectangle" draw:enhanced-path="M 0 0 L 21600 0 21600 21600 0 21600 0 0 Z N"/></draw:custom-shape><draw:custom-shape draw:style-name="gr97" draw:text-style-name="P1412" svg:width="1.759cm" svg:height="1.001cm" svg:x="3.517cm" svg:y="11.963cm"><text:p text:style-name="P1392"><text:span text:style-name="T726">node de-</text:span></text:p><text:p text:style-name="P1392"><text:span text:style-name="T726">scriptor: 7</text:span></text:p><draw:enhanced-geometry svg:viewBox="0 0 21600 21600" draw:mirror-horizontal="false" draw:mirror-vertical="false" draw:type="rectangle" draw:enhanced-path="M 0 0 L 21600 0 21600 21600 0 21600 0 0 Z N"/></draw:custom-shape><draw:custom-shape draw:style-name="gr93" draw:text-style-name="P1411" svg:width="0.879cm" svg:height="1.001cm" svg:x="5.276cm" svg:y="11.963cm"><text:p text:style-name="P1392"><text:span text:style-name="T729">pad-</text:span></text:p><text:p text:style-name="P1392"><text:span text:style-name="T729">ding</text:span></text:p><draw:enhanced-geometry svg:viewBox="0 0 21600 21600" draw:type="rectangle" draw:enhanced-path="M 0 0 L 21600 0 21600 21600 0 21600 0 0 Z N"/></draw:custom-shape><draw:custom-shape draw:style-name="gr98" draw:text-style-name="P1412" svg:width="1.936cm" svg:height="1.001cm" svg:x="6.154cm" svg:y="11.963cm"><text:p text:style-name="P1392"><text:span text:style-name="T726">maintenance</text:span></text:p><text:p text:style-name="P1392"><text:span text:style-name="T726">vector: 7</text:span></text:p><draw:enhanced-geometry svg:viewBox="0 0 21600 21600" draw:mirror-horizontal="false" draw:mirror-vertical="false" draw:type="rectangle" draw:enhanced-path="M 0 0 L 21600 0 21600 21600 0 21600 0 0 Z N"/></draw:custom-shape><draw:custom-shape draw:style-name="gr95" draw:text-style-name="P1411" svg:width="0.705cm" svg:height="1.001cm" svg:x="8.089cm" svg:y="11.963cm"><text:p text:style-name="P1392"><text:span text:style-name="T729">pad-</text:span></text:p><text:p text:style-name="P1392"><text:span text:style-name="T729">ding</text:span></text:p><draw:enhanced-geometry svg:viewBox="0 0 21600 21600" draw:type="rectangle" draw:enhanced-path="M 0 0 L 21600 0 21600 21600 0 21600 0 0 Z N"/></draw:custom-shape><draw:custom-shape draw:style-name="gr97" draw:text-style-name="P1412" svg:width="1.759cm" svg:height="1.001cm" svg:x="8.793cm" svg:y="11.963cm"><text:p text:style-name="P1392"><text:span text:style-name="T726">custom</text:span></text:p><text:p text:style-name="P1392"><text:span text:style-name="T726">data: 7</text:span></text:p><draw:enhanced-geometry svg:viewBox="0 0 21600 21600" draw:mirror-horizontal="false" draw:mirror-vertical="false" draw:type="rectangle" draw:enhanced-path="M 0 0 L 21600 0 21600 21600 0 21600 0 0 Z N"/></draw:custom-shape><draw:custom-shape draw:style-name="gr93" draw:text-style-name="P1411" svg:width="0.879cm" svg:height="1.001cm" svg:x="10.552cm" svg:y="11.963cm"><text:p text:style-name="P1392"><text:span text:style-name="T729">pad-</text:span></text:p><text:p text:style-name="P1392"><text:span text:style-name="T729">ding</text:span></text:p><draw:enhanced-geometry svg:viewBox="0 0 21600 21600" draw:type="rectangle" draw:enhanced-path="M 0 0 L 21600 0 21600 21600 0 21600 0 0 Z N"/></draw:custom-shape><draw:custom-shape draw:style-name="gr97" draw:text-style-name="P1412" svg:width="1.759cm" svg:height="1.001cm" svg:x="11.43cm" svg:y="11.963cm"><text:p text:style-name="P1392"><text:span text:style-name="T726">sub-node</text:span></text:p><text:p text:style-name="P1392"><text:span text:style-name="T726">list: 7</text:span></text:p><draw:enhanced-geometry svg:viewBox="0 0 21600 21600" draw:mirror-horizontal="false" draw:mirror-vertical="false" draw:type="rectangle" draw:enhanced-path="M 0 0 L 21600 0 21600 21600 0 21600 0 0 Z N"/></draw:custom-shape><draw:custom-shape draw:style-name="gr96" draw:text-style-name="P1411" svg:width="0.881cm" svg:height="1.001cm" svg:x="13.189cm" svg:y="11.963cm"><text:p text:style-name="P1392"><text:span text:style-name="T729">pad-</text:span></text:p><text:p text:style-name="P1392"><text:span text:style-name="T729">ding</text:span></text:p><draw:enhanced-geometry svg:viewBox="0 0 21600 21600" draw:type="rectangle" draw:enhanced-path="M 0 0 L 21600 0 21600 21600 0 21600 0 0 Z N"/></draw:custom-shape><draw:custom-shape draw:style-name="gr97" draw:text-style-name="P1412" svg:width="1.759cm" svg:height="1.001cm" svg:x="14.069cm" svg:y="11.963cm"><text:p text:style-name="P1392"><text:span text:style-name="T726">serial</text:span></text:p><text:p text:style-name="P1392"><text:span text:style-name="T726">vector: 7</text:span></text:p><draw:enhanced-geometry svg:viewBox="0 0 21600 21600" draw:mirror-horizontal="false" draw:mirror-vertical="false" draw:type="rectangle" draw:enhanced-path="M 0 0 L 21600 0 21600 21600 0 21600 0 0 Z N"/></draw:custom-shape><draw:custom-shape draw:style-name="gr93" draw:text-style-name="P1411" svg:width="0.879cm" svg:height="1.001cm" svg:x="15.827cm" svg:y="11.963cm"><text:p text:style-name="P1392"><text:span text:style-name="T729">pad-</text:span></text:p><text:p text:style-name="P1392"><text:span text:style-name="T729">ding</text:span></text:p><draw:enhanced-geometry svg:viewBox="0 0 21600 21600" draw:type="rectangle" draw:enhanced-path="M 0 0 L 21600 0 21600 21600 0 21600 0 0 Z N"/></draw:custom-shape><draw:frame draw:style-name="gr99" draw:text-style-name="P1396" svg:width="2.798cm" svg:height="0.983cm" svg:x="0cm" svg:y="14cm"><draw:text-box><text:p text:style-name="P1395"><text:span text:style-name="T725">Block: 2</text:span></text:p></draw:text-box></draw:frame><draw:frame draw:style-name="gr100" draw:text-style-name="P1396" svg:width="1.047cm" svg:height="0.983cm" svg:x="0.878cm" svg:y="14.961cm"><draw:text-box><text:p text:style-name="P1395"><text:span text:style-name="T725">...</text:span></text:p></draw:text-box></draw:frame><draw:custom-shape draw:style-name="gr101" draw:text-style-name="P1413" svg:width="13.189cm" svg:height="1.001cm" svg:x="3.517cm" svg:y="5.962cm"><text:p text:style-name="P1392"><text:span text:style-name="T725">padding to next block</text:span></text:p><draw:enhanced-geometry svg:viewBox="0 0 21600 21600" draw:type="rectangle" draw:enhanced-path="M 0 0 L 21600 0 21600 21600 0 21600 0 0 Z N"/></draw:custom-shape><draw:custom-shape draw:style-name="gr102" draw:text-style-name="P1413" svg:width="13.189cm" svg:height="0.999cm" svg:x="3.517cm" svg:y="12.963cm"><text:p text:style-name="P1392"><text:span text:style-name="T725">padding to next block</text:span></text:p><draw:enhanced-geometry svg:viewBox="0 0 21600 21600" draw:type="rectangle" draw:enhanced-path="M 0 0 L 21600 0 21600 21600 0 21600 0 0 Z N"/></draw:custom-shape></draw:g></text:p>
      <text:p text:style-name="P154"/>
      <text:p text:style-name="P976"><text:soft-page-break/><text:span text:style-name="T684">The diagram above shows, t</text:span>he data layer is divided into a linear list of b<text:span text:style-name="T681">locks. Those are</text:span> involv<text:span text:style-name="T290">ing</text:span> a <text:span text:style-name="T290">padding to align each block to the data layer's ideal block size. This is being done to optimise accesses in terms of speed. As mentioned before, every block contains a linear list of one or more nodes depending on the block's size. However, if a node is larger than a the data layer's block size, then blocks are being grouped, until at least one node fits into a group of blocks. Each group of blocks is trailed by padding to align them to the next same sized group of blocks.</text:span></text:p>
      <text:p text:style-name="P977"><text:tab/>Every node<text:span text:style-name="T682">'s</text:span> pool <text:span text:style-name="T682">items </text:span>have a padding, which aligns the following pool <text:span text:style-name="T682">item </text:span>to the next address divisible by <text:span text:style-name="T572">the retuned value of </text:span><text:span text:style-name="T572"><text:bookmark-ref text:reference-format="text" text:ref-name="__RefHeading___Toc49861_465577555">get_dataAlignment ()</text:bookmark-ref></text:span>.</text:p>
      <text:p text:style-name="P157"/>
      <text:p text:style-name="P154"/>
      <text:h text:style-name="Heading_20_4" text:outline-level="4"><text:bookmark-start text:name="__RefHeading__23984_1179839720"/>List of Base Class Methods Potentially Causing a Re-Allocation<text:bookmark-end text:name="__RefHeading__23984_1179839720"/></text:h>
      <text:p text:style-name="P154"/>
      <text:p text:style-name="P968"><text:tab/>This section contains a list of <text:bookmark-ref text:reference-format="text" text:ref-name="__RefHeading__122_1269792762">Base Class (CBTreeBase)</text:bookmark-ref> methods, which may cause a change of size for the data layer instance. <text:span text:style-name="T685">It</text:span> is important <text:span text:style-name="T685">to understand</text:span>, since pointers that have been obtained prior to one of those methods below, are no longer valid once any of them has been called and <text:span text:style-name="T723">they </text:span>must be re-obtained. If a new data class is created <text:span text:style-name="T685">or modified</text:span>, this must be accounted for, <text:span text:style-name="T685">otherwise this section may be omitted</text:span>.</text:p>
      <text:p text:style-name="Text_20_body"/>
      <text:p text:style-name="P626">add_to_node <text:span text:style-name="T675">()</text:span></text:p>
      <text:p text:style-name="P971">This method recursively traces into the tree structure and eventually calls insert_data_into_leaf (), which has the potential to require more nodes. Please find that method below.</text:p>
      <text:p text:style-name="Text_20_body"/>
      <text:p text:style-name="P641">insert_data_into_leaf <text:span text:style-name="T675">() or insert_data_into_node ()</text:span></text:p>
      <text:p text:style-name="P971">To insert data into leaf node, this method is being called. As soon as the leaf node in question runs out of space, the method split_node () (see below) is called.</text:p>
      <text:p text:style-name="Text_20_body"/>
      <text:p text:style-name="P639">split_node <text:span text:style-name="T675">()</text:span></text:p>
      <text:p text:style-name="P973">The method split_node () splits the content of the node in question between said node and <text:span text:style-name="T676">a</text:span> newly created node <text:span text:style-name="T676">returned by </text:span>create_node (). <text:span text:style-name="T677">Also, the middle entry gets pushed up into the parent node, which results in a call to insert_data_into_node ().</text:span></text:p>
      <text:p text:style-name="P969"/>
      <text:p text:style-name="P640">create_node <text:span text:style-name="T675">()</text:span></text:p>
      <text:p text:style-name="P970">This method searches through the list of existing nodes to find a node that has not been occupied yet. If it cannot find any, then it sends a request to the data layer to make more space available for a number of nodes. The number of nodes to be reserved in addition to the already existing nodes is set by the member variable m_nGrowBySize.</text:p>
      <text:p text:style-name="P972"><text:soft-page-break/></text:p>
      <text:p text:style-name="P640">remove_data_from_node <text:span text:style-name="T675">()</text:span></text:p>
      <text:p text:style-name="P974">This method <text:span text:style-name="T678">doesn't request the data layer to shrink its size per se, but instead invokes a method called auto_shrink_inc () to see if there is a chance to decrease the size of the data layer, once the remove operation has completed.</text:span></text:p>
      <text:p text:style-name="Text_20_body"/>
      <text:p text:style-name="Text_20_body"/>
      <text:h text:style-name="Heading_20_3" text:outline-level="3"><text:bookmark-start text:name="__RefHeading___Toc28800_465577555"/>Pools<text:bookmark-end text:name="__RefHeading___Toc28800_465577555"/></text:h>
      <text:p text:style-name="P978"/>
      <text:p text:style-name="P29"><text:tab/>P. describe what data in wh<text:span text:style-name="T100">ich</text:span> quantities is stored <text:span text:style-name="T686">with</text:span>in each node. <text:span text:style-name="T291">This means, in addition to the application's data also each node's associated descriptor as well as the maintenance vector, the list of sub-nodes and the serial vector is put in there. Data classes or classes inheriting from a data class can create additional pools, to optimise access by creating search vectors or any other per node data the programmer deems necessary. However, creating additional pools also means creating new code by abstracting existing methods or to write methods for accessing data tailored for specific pools. If pools have been created to optimise data access or at least the way data is being accessed, then see section </text:span><text:span text:style-name="T291"><text:bookmark-ref text:reference-format="text" text:ref-name="__RefHeading__2785_1647716225">Methods Utilising Pools</text:bookmark-ref></text:span><text:span text:style-name="T291"> for the list of methods that a new data class needs its own version of.</text:span></text:p>
      <text:p text:style-name="P29"/>
      <text:p text:style-name="P29"/>
      <text:h text:style-name="P1312" text:outline-level="3"><text:bookmark-start text:name="__RefHeading__7771_1708703198"/>Data Layer Types List<text:bookmark-end text:name="__RefHeading__7771_1708703198"/></text:h>
      <text:p text:style-name="P642"/>
      <text:p text:style-name="P158">CBTreeRAMIO:</text:p>
      <text:p text:style-name="P158"/>
      <text:list xml:id="list3805155710496699601" text:style-name="L401">
        <text:list-item>
          <text:p text:style-name="P1370">physical device</text:p>
          <text:list>
            <text:list-item>
              <text:p text:style-name="P1370">local memory</text:p>
            </text:list-item>
            <text:list-item>
              <text:p text:style-name="P1370">This may also involve local swapping, which depends on the operating system's memory settings.</text:p>
            </text:list-item>
          </text:list>
        </text:list-item>
        <text:list-item>
          <text:p text:style-name="P1370">property class name</text:p>
          <text:list>
            <text:list-item>
              <text:p text:style-name="P1370">CBTreeIOpropertiesRAM</text:p>
            </text:list-item>
          </text:list>
        </text:list-item>
        <text:list-item>
          <text:p text:style-name="P1371"><text:span text:style-name="T264">property class </text:span>constructor parameters</text:p>
          <text:list>
            <text:list-item>
              <text:p text:style-name="P1370">The CBTreeIOpropertiesRAM constructor has no parameters.</text:p>
            </text:list-item>
          </text:list>
        </text:list-item>
        <text:list-item>
          <text:p text:style-name="P1370">ideal block size</text:p>
          <text:list>
            <text:list-item>
              <text:p text:style-name="P1370">local L1 cache line size</text:p>
            </text:list-item>
            <text:list-item>
              <text:p text:style-name="P1370"><text:soft-page-break/>This is 32 bytes on 32 bit architectures and 64 bytes on 64 bit architectures.</text:p>
            </text:list-item>
          </text:list>
        </text:list-item>
        <text:list-item>
          <text:p text:style-name="P1372">resource management</text:p>
          <text:list>
            <text:list-item>
              <text:p text:style-name="P1372">This class does not restrict itself from allocating more local memory if the already allocated amount is not enough.</text:p>
            </text:list-item>
          </text:list>
        </text:list-item>
      </text:list>
      <text:p text:style-name="P159"/>
      <text:p text:style-name="P158"/>
      <text:p text:style-name="P158">CBTreeFileIO:</text:p>
      <text:p text:style-name="P1218"/>
      <text:list xml:id="list153150816908014" text:continue-numbering="true" text:style-name="L401">
        <text:list-item>
          <text:p text:style-name="P1370">physical device</text:p>
          <text:list>
            <text:list-item>
              <text:p text:style-name="P1370">file within a file system</text:p>
            </text:list-item>
          </text:list>
        </text:list-item>
        <text:list-item>
          <text:p text:style-name="P1370">property class name</text:p>
          <text:list>
            <text:list-item>
              <text:p text:style-name="P1370">CBTreeIOpropertiesFile</text:p>
            </text:list-item>
          </text:list>
        </text:list-item>
        <text:list-item>
          <text:p text:style-name="P1371"><text:span text:style-name="T264">property class </text:span>constructor parameters</text:p>
          <text:list>
            <text:list-item>
              <text:p text:style-name="P1371">pszPathName</text:p>
              <text:list>
                <text:list-item>
                  <text:p text:style-name="P1371">This is a pointer to a zero terminated c-string, that either contains an absolute or relative path name, which leaves it to the class to generate a file name based on the current time stamp or contains an absolute or relative path name plus a file name.</text:p>
                </text:list-item>
                <text:list-item>
                  <text:p text:style-name="P1371">This parameter is <text:span text:style-name="T265">not</text:span> optional.</text:p>
                </text:list-item>
              </text:list>
            </text:list-item>
            <text:list-item>
              <text:p text:style-name="P1373">nFileCacheNumOfLog2Lines</text:p>
              <text:list>
                <text:list-item>
                  <text:p text:style-name="P1373">This parameter controls the number of cache lines in memory to be created for the file that eventually contains the b-tree's data. The number of cache lines created is 2 to the power on n, whereas n is this parameter.</text:p>
                </text:list-item>
                <text:list-item>
                  <text:p text:style-name="P1373">This parameter is optional and if not set uses its default.</text:p>
                </text:list-item>
              </text:list>
            </text:list-item>
            <text:list-item>
              <text:p text:style-name="P1373"><text:span text:style-name="T557">nF</text:span>ileCacheNumOfBytesPerLine</text:p>
              <text:list>
                <text:list-item>
                  <text:p text:style-name="P1374">This parameter sets the size of cache lines and ought to be divisible by this data layer's ideal block size. It also acts as the lowest common denominator this data layer's constructor parameter nBlockSize.</text:p>
                </text:list-item>
                <text:list-item>
                  <text:p text:style-name="P1373">This parameter is optional and if not set uses its default.</text:p>
                </text:list-item>
              </text:list>
            </text:list-item>
          </text:list>
        </text:list-item>
        <text:list-item>
          <text:p text:style-name="P1370">ideal block size</text:p>
          <text:list>
            <text:list-item>
              <text:p text:style-name="P1371">file system's cluster size</text:p>
            </text:list-item>
          </text:list>
        </text:list-item>
        <text:list-item>
          <text:p text:style-name="P1372">resource management</text:p>
          <text:list>
            <text:list-item>
              <text:p text:style-name="P1372">This class does not restrict itself from increasing the file size if the currently file is not large enough.</text:p>
            </text:list-item>
          </text:list>
        </text:list-item>
      </text:list>
      <text:p text:style-name="P159"/>
      <text:p text:style-name="P642"><text:soft-page-break/></text:p>
      <text:h text:style-name="P1302" text:outline-level="3"><text:bookmark-start text:name="__RefHeading__136_1269792762"/>Data Layer IO Template Parameters<text:bookmark-end text:name="__RefHeading__136_1269792762"/></text:h>
      <text:p text:style-name="P642"/>
      <text:p text:style-name="P913"><text:tab/>This section describes all template parameters of the data layer classes and also explains what the limitations of those parameters are.</text:p>
      <text:p text:style-name="P160"><text:tab/>The data layer <text:span text:style-name="T558">code has been written under the </text:span>assum<text:span text:style-name="T558">ption</text:span> that all template parameters <text:span text:style-name="T558">are </text:span>an unsigned integer <text:span text:style-name="T558">type</text:span>. Although every template parameter allows for any type being set, due to the keyword 'class', the resulting behaviour must adhere to the <text:span text:style-name="T266">rules</text:span> of an unsigned integer, otherwise <text:span text:style-name="T266">the behaviour of </text:span>the resulting solution is undefined. The reason why the keyword 'class' is in use for every template parameter is <text:span text:style-name="T266">to allow for potential future extensions.</text:span></text:p>
      <text:p text:style-name="P161"><text:tab/>Th<text:span text:style-name="T267">e</text:span> <text:span text:style-name="T267">template </text:span>parameter<text:span text:style-name="T267">s</text:span> _<text:span text:style-name="T267">t</text:span>_<text:span text:style-name="T267">nodeiter </text:span>and _t_subnodeiter <text:span text:style-name="T267">are only used as types allowing the b-tree data class to interface with the data layer class and thus have no integral relevance for the data layer.</text:span></text:p>
      <text:h text:style-name="P1333" text:outline-level="4"><text:bookmark-start text:name="__RefHeading__12261_1708703198"/>_t_nodeiter<text:bookmark-end text:name="__RefHeading__12261_1708703198"/></text:h>
      <text:p text:style-name="P642"/>
      <text:p text:style-name="P161"><text:tab/>The template parameter _t_nodeiter <text:span text:style-name="T268">selected </text:span>for a data layer class must be of the same type as the template parameter _t_nodeiter employed by the b-tree <text:span text:style-name="T559">container instance</text:span> that called the data layer into existence. <text:span text:style-name="T560">This type equality is required for the container class to interface with the data layer, since otherwise the code wouldn't compile.</text:span></text:p>
      <text:p text:style-name="P642"/>
      <text:p text:style-name="P642"/>
      <text:h text:style-name="P1333" text:outline-level="4"><text:bookmark-start text:name="__RefHeading__12263_1708703198"/>_t_subnodeiter<text:bookmark-end text:name="__RefHeading__12263_1708703198"/></text:h>
      <text:p text:style-name="P642"/>
      <text:p text:style-name="P162"><text:tab/>The template parameter _t_<text:span text:style-name="T268">sub</text:span>nodeiter <text:span text:style-name="T268">selected </text:span>for a data layer class must be of the same type as the template parameter _t_<text:span text:style-name="T268">sub</text:span>nodeiter employed by the b-tree <text:span text:style-name="T560">container instance</text:span> that called the data layer into existence. <text:span text:style-name="T560">This type equality is required for the container class to interface with the data layer, since otherwise the code wouldn't compile.</text:span></text:p>
      <text:p text:style-name="P642"/>
      <text:p text:style-name="P642"/>
      <text:h text:style-name="P1333" text:outline-level="4"><text:bookmark-start text:name="__RefHeading__12265_1708703198"/>_t_addresstype<text:bookmark-end text:name="__RefHeading__12265_1708703198"/></text:h>
      <text:p text:style-name="P642"/>
      <text:p text:style-name="P163"><text:tab/>The type selected by the template parameter _t_addresstype is employed for variables calculating an absolute address, when accessing data. By default this template parameter is set to uint64_t, which might create a minor slow down on 32 bit architectures. This can be eliminated by setting this type to uint32_t. However, setting the address type to a 32 bit unsigned integer limits the total data layer size to 4 gigabytes.</text:p>
      <text:p text:style-name="P642"><text:soft-page-break/></text:p>
      <text:p text:style-name="P642"/>
      <text:h text:style-name="P1333" text:outline-level="4"><text:bookmark-start text:name="__RefHeading__12267_1708703198"/>_t_offsettype<text:bookmark-end text:name="__RefHeading__12267_1708703198"/></text:h>
      <text:p text:style-name="P642"/>
      <text:p text:style-name="P163"><text:tab/>The type selected by the template parameter _t_<text:span text:style-name="T269">offset</text:span>type is employed for variables calculating a <text:span text:style-name="T269">relative</text:span> address, when accessing data. By default this template parameter is set to <text:span text:style-name="T269">uint32_t, which ought to fine for most scenarios.</text:span></text:p>
      <text:p text:style-name="P163"/>
      <text:p text:style-name="P164"/>
      <text:h text:style-name="P1313" text:outline-level="3"><text:bookmark-start text:name="__RefHeading___Toc46923_465577555"/>Data Layer Interface Methods<text:bookmark-end text:name="__RefHeading___Toc46923_465577555"/></text:h>
      <text:p text:style-name="P982"/>
      <text:p text:style-name="P980"><text:tab/>This section contains descriptions of all the data layer methods usually required for a b-tree container instance to access its data layer. <text:span text:style-name="T693">Those methods only need to be understood if a new data class is being created or modified.</text:span></text:p>
      <text:p text:style-name="P982"/>
      <text:p text:style-name="P982"/>
      <text:h text:style-name="P1339" text:outline-level="4"><text:bookmark-start text:name="__RefHeading__15166_1708703198"/>CBTreeIO Data Layer Constructor<text:bookmark-end text:name="__RefHeading__15166_1708703198"/></text:h>
      <text:p text:style-name="P982"/>
      <text:p text:style-name="P1235"><text:span text:style-name="T212">_</text:span><text:span text:style-name="T215">t</text:span><text:span text:style-name="T212">_</text:span><text:span text:style-name="T215">datalayer</text:span><text:span text:style-name="T212">&lt;_t_nodeiter, _t_subnodeiter, _t_addresstype, _t_offsettype&gt;</text:span></text:p>
      <text:p text:style-name="P1209">(</text:p>
      <text:p text:style-name="P1235"><text:span text:style-name="T212"><text:tab/>_</text:span><text:span text:style-name="T215">t</text:span><text:span text:style-name="T212">_</text:span><text:span text:style-name="T215">datalayerproperties</text:span><text:span text:style-name="T212"> &amp;rDataLayerProperties,</text:span></text:p>
      <text:p text:style-name="P1209"><text:tab/>uint32_t nBlockSize,</text:p>
      <text:p text:style-name="P1209"><text:tab/>uint32_t nNodeSize,</text:p>
      <text:p text:style-name="P1209"><text:tab/>uint32_t nNumDataPools,</text:p>
      <text:p text:style-name="P1209"><text:tab/>CBTreeIOperBlockPoolDesc_t *psDataPools</text:p>
      <text:p text:style-name="P1209">)</text:p>
      <text:p text:style-name="P982"/>
      <text:p text:style-name="P210">Description:</text:p>
      <text:p text:style-name="P450">This is a generic data layer constructor as it is called by the b-tree base class.</text:p>
      <text:p text:style-name="P210"/>
      <text:p text:style-name="P445">Parameters:</text:p>
      <text:p text:style-name="P176">rDataLayerProperties<text:tab/><text:tab/>- specifies the data layer properties / parameters which the data <text:tab/><text:tab/><text:tab/><text:tab/><text:tab/>layer is to be set up with<text:tab/><text:tab/><text:tab/><text:tab/><text:tab/><text:tab/><text:tab/><text:tab/><text:tab/><text:tab/><text:span text:style-name="T283">(see: </text:span><text:span text:style-name="T283"><text:bookmark-ref text:reference-format="text" text:ref-name="__RefHeading__138_1269792762">Data Layer Properties (_t_datalayerproperties)</text:bookmark-ref></text:span><text:span text:style-name="T283">)</text:span></text:p>
      <text:p text:style-name="P176">nBlockSize<text:tab/><text:tab/><text:tab/>- specifies the optimal block size to be used when accessing the data <text:tab/><text:tab/><text:tab/><text:tab/>layer</text:p>
      <text:p text:style-name="P176">nNodeSize<text:tab/><text:tab/><text:tab/>- specifies the n<text:span text:style-name="T272">ode size through-out the tree structure</text:span></text:p>
      <text:p text:style-name="P178"><text:soft-page-break/>nNumDataPools<text:tab/><text:tab/>- specifies the number of data pools to be set up</text:p>
      <text:p text:style-name="P184">psDataPools<text:tab/><text:tab/><text:tab/>- specifies pointer to array containing pool set up information</text:p>
      <text:p text:style-name="P452"/>
      <text:p text:style-name="P210">Remarks:</text:p>
      <text:p text:style-name="P453">When a data layer is called into existence by a b-tree container instance, this constructor used to do so. While the parameter type of <text:span text:style-name="T568">rDataLayerProperties</text:span> is a template parameter and <text:span text:style-name="T569">contains the configuration specific to the data layer in use, all other parameters are generic and are explained below:</text:span></text:p>
      <text:p text:style-name="P981"><text:span text:style-name="T62">The parameter </text:span><text:span text:style-name="T76">nBlockSize determine</text:span><text:span text:style-name="T62">s</text:span><text:span text:style-name="T76"> the optimal block size </text:span><text:span text:style-name="T62">and consequently the optimal alignment, when accessing the data layer. </text:span><text:span text:style-name="T568">Setting the parameter nBlockSize to zero tells the data layer to automatically determine the optimal block size. This means that, the block size only needs to be manually configured if the data layer is part of a performance test or needs to be debugged. During normal operations it is recommended to set this parameter to zero.</text:span></text:p>
      <text:p text:style-name="P170">The parameter nNodeSize determines the maximum number of data items stored per node as well as the maximum number of sub-nodes one node can link to and in a further sense how large each node is going to be when stored using the data layer. In other documentations this parameter is often referred to as “t”. See below how the maximum number of data items and sub-nodes are being determined:</text:p>
      <text:list xml:id="list6271082934379268342" text:style-name="L402">
        <text:list-item>
          <text:p text:style-name="P1375">minimum number of data items is t – 1</text:p>
          <text:list>
            <text:list-item>
              <text:p text:style-name="P1375">except for when the root node is also a leaf node → in that case it is 0</text:p>
            </text:list-item>
          </text:list>
        </text:list-item>
        <text:list-item>
          <text:p text:style-name="P1375">maximum number of data items is 2 * t - 1</text:p>
        </text:list-item>
        <text:list-item>
          <text:p text:style-name="P1375">maximum number of sub-nodes is 2 * t</text:p>
        </text:list-item>
      </text:list>
      <text:p text:style-name="P515">The parameters nNumDataPools and psDataPools are the number of pools to be created per node and the pointer to an array of size nNumDataPools respectively. Please see section <text:bookmark-ref text:reference-format="text" text:ref-name="__RefHeading___Toc28800_465577555">Pools</text:bookmark-ref> to find out what pools are and please see section <text:bookmark-ref text:reference-format="text" text:ref-name="__RefHeading__2750_2002835030">Pools (Technical Reference)</text:bookmark-ref> to find out how a data class has to set up for them to be used by a data layer class.</text:p>
      <text:p text:style-name="P982"/>
      <text:p text:style-name="P210"/>
      <text:h text:style-name="P1339" text:outline-level="4"><text:bookmark-start text:name="__RefHeading__13233_1708703198"/>get_pooledData ()<text:bookmark-end text:name="__RefHeading__13233_1708703198"/></text:h>
      <text:p text:style-name="P982"/>
      <text:p text:style-name="P1036">_<text:span text:style-name="T687">t_dl_data *</text:span>get_pooledData<text:span text:style-name="T687">&lt;class _t_dl_data&gt;</text:span> (uint32_t nPool, _t_nodeiter nNode, _t_subnodeiter nEntry)</text:p>
      <text:p text:style-name="P982"/>
      <text:p text:style-name="P210">Description:</text:p>
      <text:p text:style-name="P458">Th<text:span text:style-name="T687">is</text:span> method return<text:span text:style-name="T687">s</text:span> <text:span text:style-name="T687">the pointer to a data item of a specific pool, node and sub-node entry</text:span>.</text:p>
      <text:p text:style-name="P210"/>
      <text:p text:style-name="P445"><text:soft-page-break/><text:span text:style-name="T284">Input p</text:span>arameters:</text:p>
      <text:p text:style-name="P458">nPool<text:tab/><text:tab/>- <text:span text:style-name="T285">specifies pool ID</text:span></text:p>
      <text:p text:style-name="P458">nNode<text:tab/><text:tab/>- <text:span text:style-name="T285">specifies node ID</text:span></text:p>
      <text:p text:style-name="P458">nEntry<text:tab/><text:tab/>- <text:span text:style-name="T285">specifies the data item offset within node</text:span></text:p>
      <text:p text:style-name="P458"/>
      <text:p text:style-name="P210">Remarks:</text:p>
      <text:p text:style-name="P439">Th<text:span text:style-name="T688">is</text:span> method <text:span text:style-name="T688">enables access to a data item or list of data items by returning a pointer within the address space of the application. Said pointer refers to the base of the data item or data items associated with the specified pool, node and entry. The referred to address space is read / write enabled, so that if modifications need to be made a write back operation is not required. Since this method enables access to any pool, this also involves custom data items to be returned to the calling application. It is strongly suggested that the calling application only obtains a copy of the custom data for two reasons. Firstly, it would enable the application to write directly to the data layer, which is dangerous, because the application is hardly aware of the contained b-tree structure or how data is organised on data layer level. Secondly, once an operation has completed it is not guaranteed that the location being pointed at is still valid.</text:span></text:p>
      <text:p text:style-name="P439"/>
      <text:p text:style-name="P440">Return value:</text:p>
      <text:p text:style-name="P442">The return value is a pointer of type _t_dl_data, pointing to the base of the requested data item.</text:p>
      <text:p text:style-name="P467"/>
      <text:p text:style-name="P210">Note:</text:p>
      <text:p text:style-name="P439">nEntry must <text:span text:style-name="T286">be less than the pool's maximum size</text:span>, otherwise the result is undefined.</text:p>
      <text:p text:style-name="P441"/>
      <text:p text:style-name="P210"/>
      <text:h text:style-name="P1339" text:outline-level="4"><text:bookmark-start text:name="__RefHeading__13241_1708703198"/>insert_dataIntoPool ()<text:bookmark-end text:name="__RefHeading__13241_1708703198"/></text:h>
      <text:p text:style-name="P982"/>
      <text:p text:style-name="P1036">void insert_dataIntoPool<text:span text:style-name="T687">&lt;class _t_dl_data&gt;</text:span> (uint32_t nPool, _t_nodeiter nNode, _t_subnodeiter nNodeLen, _t_subnodeiter nOffset, _t_subnodeiter nDataLen, <text:span text:style-name="T689">const _t_dl_data</text:span> *pData)</text:p>
      <text:p text:style-name="P982"/>
      <text:p text:style-name="P210">Description:</text:p>
      <text:p text:style-name="P460">This method inserts data into a pool <text:span text:style-name="T689">of a specific node</text:span>.</text:p>
      <text:p text:style-name="P210"/>
      <text:p text:style-name="P445">Parameters:</text:p>
      <text:p text:style-name="P460">nPool<text:tab/><text:tab/>- <text:span text:style-name="T285">specifies pool ID</text:span></text:p>
      <text:p text:style-name="P458"><text:soft-page-break/>nNode<text:tab/><text:tab/>- <text:span text:style-name="T285">specifies node ID</text:span></text:p>
      <text:p text:style-name="P460">nNodeLen<text:tab/>- <text:span text:style-name="T288">specifies the number of data items stored in node before the insertion</text:span></text:p>
      <text:p text:style-name="P460">nOffset<text:tab/><text:tab/>- <text:span text:style-name="T288">specifies before which data item the new data is to be inserted</text:span></text:p>
      <text:p text:style-name="P460">nDataLen<text:tab/>- <text:span text:style-name="T288">specifies the number of items to be inserted</text:span></text:p>
      <text:p text:style-name="P460">pData<text:tab/><text:tab/>- <text:span text:style-name="T288">pointer to array of data to be inserted</text:span></text:p>
      <text:p text:style-name="P210"/>
      <text:p text:style-name="P210">Remarks:</text:p>
      <text:p text:style-name="P461">This method takes all data within pool nPool of node nNode beyond nOffset and moves it back by nDataLen items. It then inserts the data being pointed at by pData to the location of nOffset. <text:span text:style-name="T689">The pool in question then results in having the size worth of nNodeLen and nDataLen entries combined.</text:span></text:p>
      <text:p text:style-name="P467"/>
      <text:p text:style-name="P210">Note:</text:p>
      <text:p text:style-name="P462">nOffset must not exceed nNodeLen, otherwise the result is undefined.</text:p>
      <text:p text:style-name="P441">n<text:span text:style-name="T288">Node</text:span>Len must <text:span text:style-name="T287">not </text:span>exceed the pool size<text:span text:style-name="T284">, otherwise the result is undefined.</text:span></text:p>
      <text:p text:style-name="P441">n<text:span text:style-name="T288">Node</text:span>Len <text:span text:style-name="T288">and nDataLen combined </text:span>must <text:span text:style-name="T287">not </text:span>exceed the pool size<text:span text:style-name="T284">, otherwise the result is undefined.</text:span></text:p>
      <text:p text:style-name="P441"/>
      <text:p text:style-name="P210"/>
      <text:h text:style-name="P1339" text:outline-level="4"><text:bookmark-start text:name="__RefHeading__13243_1708703198"/>set_size ()<text:bookmark-end text:name="__RefHeading__13243_1708703198"/></text:h>
      <text:p text:style-name="P982"/>
      <text:p text:style-name="P1036">void set_size (_t_nodeiter nMaxNodes)</text:p>
      <text:p text:style-name="P982"/>
      <text:p text:style-name="P210">Description:</text:p>
      <text:p text:style-name="P463">This method is used when the data layer size needs to be changed.</text:p>
      <text:p text:style-name="P210"/>
      <text:p text:style-name="P445">Parameters:</text:p>
      <text:p text:style-name="P463">nMaxNodes<text:tab/>- specifies the least amount of total nodes that must be available after this call</text:p>
      <text:p text:style-name="P210"/>
      <text:p text:style-name="P210">Remarks:</text:p>
      <text:p text:style-name="P463">This method guarantees when it returns, that at least nMaxNodes nodes can be stored via the data layer. In case the method fails an exception of type std::runtime_error is thrown.</text:p>
      <text:p text:style-name="P467"/>
      <text:p text:style-name="P210">Note:</text:p>
      <text:p text:style-name="P463"><text:soft-page-break/>Calling this method frequently will result in performance issues.</text:p>
      <text:p text:style-name="P210"/>
      <text:p text:style-name="P210"/>
      <text:h text:style-name="P1339" text:outline-level="4"><text:bookmark-start text:name="__RefHeading__13245_1708703198"/>unload ()<text:bookmark-end text:name="__RefHeading__13245_1708703198"/></text:h>
      <text:p text:style-name="P982"/>
      <text:p text:style-name="P1036">void unload ()</text:p>
      <text:p text:style-name="P982"/>
      <text:p text:style-name="P210">Description:</text:p>
      <text:p text:style-name="P463">This method writes all cached and buffered data back to the physical medium.</text:p>
      <text:p text:style-name="P210"/>
      <text:p text:style-name="P210">Remarks:</text:p>
      <text:p text:style-name="P463">When calling this method all caches and buffers are flushed. In addition to that every resource the data layer uses, such as allocated memory, is destroyed. Only the bare minimum to recover on the next call is left. This is useful if the environment has scares resources and it is known that this data layer is not needed for a long time. On the next method <text:span text:style-name="T570">being called </text:span>using this data layer instance caches, buffer<text:span text:style-name="T570">s</text:span> and any other resource required will be reinstated.</text:p>
      <text:p text:style-name="P467"/>
      <text:p text:style-name="P210">Note:</text:p>
      <text:p text:style-name="P463">Calling this method frequently will result in performance issues.</text:p>
      <text:p text:style-name="P463"/>
      <text:p text:style-name="P210"/>
      <text:h text:style-name="P1339" text:outline-level="4"><text:bookmark-start text:name="__RefHeading___Toc46165_465577555"/>set_root_node ()<text:bookmark-end text:name="__RefHeading___Toc46165_465577555"/></text:h>
      <text:p text:style-name="P438"/>
      <text:p text:style-name="P1162"><text:span text:style-name="T252">v</text:span><text:span text:style-name="T219">oid set_root_node (_t_nodeiter nRootNode)</text:span></text:p>
      <text:p text:style-name="P438"/>
      <text:p text:style-name="P210">Description:</text:p>
      <text:p text:style-name="P443">This method <text:span text:style-name="T690">tells the data layer, which node is root</text:span>.</text:p>
      <text:p text:style-name="P210"/>
      <text:p text:style-name="P445">Parameters:</text:p>
      <text:p text:style-name="P443">n<text:span text:style-name="T690">Root</text:span>Node<text:tab/><text:tab/>- specif<text:span text:style-name="T571">i</text:span>es <text:span text:style-name="T690">root </text:span>node</text:p>
      <text:p text:style-name="P210"/>
      <text:p text:style-name="P210">Remarks:</text:p>
      <text:p text:style-name="P443">This method <text:span text:style-name="T690">tells the data layer, which node is root and to optimise accesses ought not to be unloaded. Data layers following the </text:span><text:span text:style-name="T690"><text:bookmark-ref text:reference-format="text" text:ref-name="__RefHeading__15792_2086056231">Block Data Layer Model</text:bookmark-ref></text:span><text:span text:style-name="T690">, have to decide what data has to stay </text:span><text:soft-page-break/><text:span text:style-name="T690">resident and what to unload. Those data layers may use that information to support any container class in terms of access speed. For data layers following the </text:span><text:span text:style-name="T690"><text:bookmark-ref text:reference-format="text" text:ref-name="__RefHeading__29589_1179839720">Linear Data Layer Model</text:bookmark-ref></text:span><text:span text:style-name="T690">, this method is ineffective, since all data remains available at any time.</text:span></text:p>
      <text:p text:style-name="P210"/>
      <text:p text:style-name="P438"/>
      <text:h text:style-name="P1339" text:outline-level="4"><text:bookmark-start text:name="__RefHeading___Toc35266_465577555"/>terminate_access ()<text:bookmark-end text:name="__RefHeading___Toc35266_465577555"/></text:h>
      <text:p text:style-name="P438"/>
      <text:p text:style-name="P1162"><text:span text:style-name="T252">v</text:span><text:span text:style-name="T219">oid </text:span><text:span text:style-name="T253">terminate_access (</text:span><text:span text:style-name="T219">)</text:span></text:p>
      <text:p text:style-name="P438"/>
      <text:p text:style-name="P210">Description:</text:p>
      <text:p text:style-name="P449">This method tells the data layer that an operation has completed.</text:p>
      <text:p text:style-name="P210"/>
      <text:p text:style-name="P210">Remarks:</text:p>
      <text:p text:style-name="P449">Some data layers use a resource management system to keep resources being in use restricted. Resources made available to the container classes on any level must stay resident for the duration of an access, so that references given to the accessing container instance are remaining valid. To tell data layer that some of the resources can be released again <text:span text:style-name="T691">this method has to be called, when an operation is about to return to the calling application.</text:span></text:p>
      <text:p text:style-name="P438"/>
      <text:p text:style-name="P443"/>
      <text:h text:style-name="P1339" text:outline-level="4"><text:bookmark-start text:name="__RefHeading__13255_1708703198"/>showdump ()<text:bookmark-end text:name="__RefHeading__13255_1708703198"/></text:h>
      <text:p text:style-name="P982"/>
      <text:p text:style-name="P1036">void showdump (std::ofstream &amp;ofs, _t_nodeiter nTreeSize, char *pAlloc)</text:p>
      <text:p text:style-name="P166"/>
      <text:p text:style-name="P210">Description:</text:p>
      <text:p text:style-name="P466">This method writes the content of the data layer to an output stream in HTML format.</text:p>
      <text:p text:style-name="P210"/>
      <text:p text:style-name="P445">Parameters:</text:p>
      <text:p text:style-name="P466">ofs<text:tab/><text:tab/>- reference to output stream</text:p>
      <text:p text:style-name="P466">nTreeSize<text:tab/>- specifies the number of total nodes available via the data layer</text:p>
      <text:p text:style-name="P466">pAlloc<text:tab/><text:tab/>- pointer to node allocation vector</text:p>
      <text:p text:style-name="P210"/>
      <text:p text:style-name="P210">Remarks:</text:p>
      <text:p text:style-name="P466">This method outputs two parts into the output stream. Part one is a list of all registered pools and <text:soft-page-break/>their respective settings. Part two is a list of all block containing their nodes containing their pools. Every pools displays its raw content in hexadecimal format.</text:p>
      <text:p text:style-name="P467"/>
      <text:p text:style-name="P210">Note:</text:p>
      <text:p text:style-name="P443">This method is for debugging purposes only and ought not to be called during normal operations.</text:p>
      <text:p text:style-name="P443"/>
      <text:p text:style-name="P443"/>
      <text:h text:style-name="P1314" text:outline-level="3"><text:bookmark-start text:name="__RefHeading__3144_1376309923"/>Data Layer <text:span text:style-name="T270">Base </text:span>Class Methods<text:bookmark-end text:name="__RefHeading__3144_1376309923"/></text:h>
      <text:p text:style-name="P642"/>
      <text:p text:style-name="P914"><text:tab/>This section contains descriptions about <text:span text:style-name="T564">the most basic methods that are usually not required to access the data layer from the container instance and are only called internally. The knowledge of the methods described within this section </text:span>is only required if a new data layer needs to be created.</text:p>
      <text:p text:style-name="P642"/>
      <text:p text:style-name="P642"/>
      <text:h text:style-name="P1333" text:outline-level="4"><text:bookmark-start text:name="__RefHeading__13221_1708703198"/>CBTreeIO <text:span text:style-name="T271">Base </text:span>Constructor<text:bookmark-end text:name="__RefHeading__13221_1708703198"/></text:h>
      <text:p text:style-name="P165"/>
      <text:p text:style-name="P1220"><text:span text:style-name="T139">CBTreeIO</text:span><text:span text:style-name="T135">&lt;_t_nodeiter, _t_subnodeiter, _t_addresstype, _t_offsettype&gt;</text:span></text:p>
      <text:p text:style-name="P1211">(</text:p>
      <text:p text:style-name="P1215"><text:tab/>_t_addresstype nBlockSize, </text:p>
      <text:p text:style-name="P1211"><text:tab/>uint32_t nNodeSize,</text:p>
      <text:p text:style-name="P1211"><text:tab/>uint32_t nNumDataPools, </text:p>
      <text:p text:style-name="P1211"><text:tab/>CBTreeIOperBlockPoolDesc_t *psDataPools</text:p>
      <text:p text:style-name="P1211">)</text:p>
      <text:p text:style-name="P642"/>
      <text:p text:style-name="P996">Description:</text:p>
      <text:p text:style-name="P997">This constructs the basic part of a data layer instance.</text:p>
      <text:p text:style-name="P642"/>
      <text:p text:style-name="P169">Input parameters:</text:p>
      <text:p text:style-name="P67">nBlockSize<text:tab/><text:tab/><text:tab/>- specifies the optimal block size to be used when accessing the data <text:tab/><text:tab/><text:tab/><text:tab/>layer</text:p>
      <text:p text:style-name="P175">nNodeSize<text:tab/><text:tab/><text:tab/>- specifies the n<text:span text:style-name="T272">ode size through-out the tree structure</text:span></text:p>
      <text:p text:style-name="P177">nNumDataPools<text:tab/><text:tab/>- specifies the number of data pools to be set up</text:p>
      <text:p text:style-name="P183">psDataPools<text:tab/><text:tab/><text:tab/>- specifies pointer to array containing pool set up information</text:p>
      <text:p text:style-name="P642"/>
      <text:p text:style-name="P167">Remarks:</text:p>
      <text:p text:style-name="P189">The construction of the base data layer instance consists of two parts:</text:p>
      <text:list xml:id="list2517495397431034355" text:style-name="L403">
        <text:list-item>
          <text:p text:style-name="P1378"><text:soft-page-break/>The constructor takes a copy of parameter nNodeSize and every pool descriptor to prepare the data layer instance derived from this class for accesses.</text:p>
        </text:list-item>
        <text:list-item>
          <text:p text:style-name="P1379">Once th<text:span text:style-name="T273">is</text:span> constructor has completed and the execution has returned to the actual data layer constructor the method <text:bookmark-ref text:reference-format="text" text:ref-name="__RefHeading___Toc49119_465577555">CBTreeIO::setup ()</text:bookmark-ref> must be called <text:span text:style-name="T274">to finalise the set up. The reason why this is separate is, because the data layer constructor (see: </text:span><text:span text:style-name="T274"><text:bookmark-ref text:reference-format="text" text:ref-name="__RefHeading__15166_1708703198">CBTreeIO Data Layer Constructor</text:bookmark-ref></text:span><text:span text:style-name="T274">) has an additional parameter nBlockSize, which has the potential to be modified by the data layer constructor before it becomes effective.</text:span></text:p>
        </text:list-item>
      </text:list>
      <text:list xml:id="list2090571129694349562" text:style-name="L404">
        <text:list-item>
          <text:list>
            <text:list-item>
              <text:p text:style-name="P1380">As stated in the parameter description, the parameter nBlockSize is the optimal <text:span text:style-name="T563">block </text:span>size in bytes to access the data layer. That doesn't necessarily mean <text:span text:style-name="T562">nBlockSize</text:span> is <text:span text:style-name="T562">big</text:span> <text:span text:style-name="T562">enough to cover at least the size allocated by one node. Please see section </text:span><text:span text:style-name="T562"><text:bookmark-ref text:reference-format="text" text:ref-name="__RefHeading___Toc49119_465577555">CBTreeIO::setup ()</text:bookmark-ref></text:span><text:span text:style-name="T562"> <text:s/>to find out what happens in that case.</text:span></text:p>
            </text:list-item>
          </text:list>
        </text:list-item>
      </text:list>
      <text:p text:style-name="P190"><text:span text:style-name="T561">As a result</text:span>, the construction of a data layer instance looks as follows:</text:p>
      <text:list xml:id="list100809168637838719" text:style-name="L405">
        <text:list-item>
          <text:p text:style-name="P1381">_t_datalayer constructor is called</text:p>
        </text:list-item>
      </text:list>
      <text:list xml:id="list4987031377831358136" text:style-name="L406">
        <text:list-item>
          <text:list>
            <text:list-item>
              <text:p text:style-name="P1383">CBTreeIO constructor is executed</text:p>
            </text:list-item>
          </text:list>
        </text:list-item>
      </text:list>
      <text:list xml:id="list153151120915156" text:continue-list="list100809168637838719" text:style-name="L405">
        <text:list-item>
          <text:p text:style-name="P1382">_t_datalayer constructor re-determines nBlockSize</text:p>
        </text:list-item>
        <text:list-item>
          <text:p text:style-name="P1382"><text:span text:style-name="T722"><text:bookmark-ref text:reference-format="text" text:ref-name="__RefHeading___Toc49119_465577555">CBTreeIO::setup ()</text:bookmark-ref></text:span> is called by _t_datalayer constructor</text:p>
        </text:list-item>
        <text:list-item>
          <text:p text:style-name="P1382">_t_datalayer constructor <text:span text:style-name="T565">continuous</text:span></text:p>
        </text:list-item>
      </text:list>
      <text:p text:style-name="P190"/>
      <text:p text:style-name="P169">The parameter nNodeSize determines the maximum number of data items stored per node as well as the maximum number of sub-nodes one node can link to and in a further sense how large each node is going to be when stored using the data layer. In other documentations this parameter is often referred to as “t”. See below how the maximum number of data items and sub-nodes are being determined:</text:p>
      <text:list xml:id="list153149895183762" text:continue-list="list6271082934379268342" text:style-name="L402">
        <text:list-item>
          <text:p text:style-name="P1376">minimum number of data items is t – 1</text:p>
          <text:list>
            <text:list-item>
              <text:p text:style-name="P1376">except for when the root node is also a leaf node → in that case it is 0</text:p>
            </text:list-item>
          </text:list>
        </text:list-item>
        <text:list-item>
          <text:p text:style-name="P1377">maximum number of data items is 2 * t - 1</text:p>
        </text:list-item>
        <text:list-item>
          <text:p text:style-name="P1377">maximum number of sub-nodes is 2 * t</text:p>
        </text:list-item>
      </text:list>
      <text:p text:style-name="P1011">The parameters nNumDataPools and psDataPools are the number of pools to be created per node and the pointer to <text:span text:style-name="T275">the pool descriptor</text:span> array of size nNumDataPools respectively. Please see section <text:bookmark-ref text:reference-format="text" text:ref-name="__RefHeading___Toc28800_465577555">Pools</text:bookmark-ref> to find out what pools are and please see section <text:bookmark-ref text:reference-format="text" text:ref-name="__RefHeading__2750_2002835030">Pools (Technical Reference)</text:bookmark-ref> to find out how a data class has to set up pool descriptors to be used by a data layer class.</text:p>
      <text:p text:style-name="P642"/>
      <text:p text:style-name="P191"/>
      <text:h text:style-name="P1340" text:outline-level="4"><text:bookmark-start text:name="__RefHeading___Toc49119_465577555"/>CBTreeIO::setup ()<text:bookmark-end text:name="__RefHeading___Toc49119_465577555"/></text:h>
      <text:p text:style-name="P967"/>
      <text:p text:style-name="P1038">void CBTreeIO&lt;&gt;::setup (uint32_t nBlockSize)</text:p>
      <text:p text:style-name="P168"><text:soft-page-break/></text:p>
      <text:p text:style-name="P107">Description:</text:p>
      <text:p text:style-name="P984">This method sets up internal variables of the base data layer class.</text:p>
      <text:p text:style-name="P144"/>
      <text:p text:style-name="P87">Input parameters:</text:p>
      <text:p text:style-name="P984">nBlockSize<text:tab/><text:tab/>- specifies the ideal block size of the data layer in question</text:p>
      <text:p text:style-name="P984"><text:s/></text:p>
      <text:p text:style-name="P109">Remarks:</text:p>
      <text:p text:style-name="P984">During <text:span text:style-name="T566">its construction</text:span> a data layer instance determines its ideal block size, <text:span text:style-name="T276">which happens after the base data layer constructor has been executed. (See: </text:span><text:span text:style-name="T276"><text:bookmark-ref text:reference-format="text" text:ref-name="__RefHeading__13221_1708703198">CBTreeIO Base Constructor</text:bookmark-ref></text:span><text:span text:style-name="T276">) This means that the base data layer initialisation is incomplete and the member variables below still need to be set up as explained. </text:span></text:p>
      <text:list xml:id="list699389231729417315" text:style-name="L407">
        <text:list-item>
          <text:p text:style-name="P1384">m_nBlockSize</text:p>
          <text:list>
            <text:list-item>
              <text:p text:style-name="P1385">This is the actual block size to be used, which can be <text:span text:style-name="T567">a multiple of </text:span>the input parameter <text:span text:style-name="T567">and is expanded increasing the multiplier until at least one node fits.</text:span></text:p>
            </text:list-item>
          </text:list>
        </text:list-item>
        <text:list-item>
          <text:p text:style-name="P1384">m_nNodesPerBlock</text:p>
          <text:list>
            <text:list-item>
              <text:p text:style-name="P1386">This is the number of nodes stored per block and is always part of the 2 to the power n series <text:span text:style-name="T277">to optimise </text:span>access speed.</text:p>
            </text:list-item>
          </text:list>
        </text:list-item>
        <text:list-item>
          <text:p text:style-name="P1384">m_nNodesPerBlockVectorSize</text:p>
          <text:list>
            <text:list-item>
              <text:p text:style-name="P1387">This is an internal parameter used to calculate addresses fast and contains the number of bits used access a node within one block. It is determined as follows: n = log (<text:span text:style-name="T278">m_nNodesPerBlock</text:span>) / log (2)</text:p>
            </text:list-item>
          </text:list>
        </text:list-item>
      </text:list>
      <text:p text:style-name="P470"/>
      <text:p text:style-name="P470"/>
      <text:h text:style-name="P1339" text:outline-level="4"><text:bookmark-start text:name="__RefHeading___Toc47657_465577555"/>unload_from_cache ()<text:bookmark-end text:name="__RefHeading___Toc47657_465577555"/></text:h>
      <text:p text:style-name="P979"/>
      <text:p text:style-name="P1036">void unload_from_cache (_t_nodeiter nNode)</text:p>
      <text:p text:style-name="P982"/>
      <text:p text:style-name="P210">Description:</text:p>
      <text:p text:style-name="P443">This method writes back <text:span text:style-name="T571">one</text:span> node <text:span text:style-name="T571">to the physical medium</text:span>.</text:p>
      <text:p text:style-name="P210"/>
      <text:p text:style-name="P445">Parameters:</text:p>
      <text:p text:style-name="P443">nNode<text:tab/><text:tab/>- specif<text:span text:style-name="T571">i</text:span>es node</text:p>
      <text:p text:style-name="P210"/>
      <text:p text:style-name="P210"><text:soft-page-break/>Remarks:</text:p>
      <text:p text:style-name="P443">This method writes back every cached pool of node nNode and invalids the respective cache lines.</text:p>
      <text:p text:style-name="P467"/>
      <text:p text:style-name="P210">Note:</text:p>
      <text:p text:style-name="P443">This method is for debugging purposes only and ought not to be called during normal operations.</text:p>
      <text:p text:style-name="P210"/>
      <text:p text:style-name="P210"/>
      <text:h text:style-name="P1341" text:outline-level="4"><text:bookmark-start text:name="__RefHeading___Toc47661_465577555"/>set_cacheFreeze ()<text:bookmark-end text:name="__RefHeading___Toc47661_465577555"/></text:h>
      <text:p text:style-name="P983"/>
      <text:p text:style-name="P1037">void set_cacheFreeze (bool bEnabled)</text:p>
      <text:p text:style-name="P983"/>
      <text:p text:style-name="P211">Description:</text:p>
      <text:p text:style-name="P444">This method sets the data layer to read through cache mode.</text:p>
      <text:p text:style-name="P211"/>
      <text:p text:style-name="P446">Parameters:</text:p>
      <text:p text:style-name="P444">bEnabled<text:tab/>- enables or disables cache freeze mode</text:p>
      <text:p text:style-name="P211"/>
      <text:p text:style-name="P211">Remarks:</text:p>
      <text:p text:style-name="P464">This method tells the data layer to <text:span text:style-name="T477">not to load </text:span>any<text:span text:style-name="T477">thing into the </text:span>cache when reading data and makes it obtaining data directly fr<text:span text:style-name="T477">om</text:span> the physical mediu<text:span text:style-name="T477">m</text:span>, <text:span text:style-name="T477">if bEnabled is set</text:span>. However, when data is written, caches remain effect<text:span text:style-name="T475">ive</text:span>.</text:p>
      <text:p text:style-name="P468"><text:span text:style-name="T476">s. ought not to be called during normal operations, since it is for debugging purposes and offers some room for optimisation, in case an access has to pollute the cache. This means that, if a method, <text:s/>such as </text:span><text:span text:style-name="T476"><text:bookmark-ref text:reference-format="text" text:ref-name="__RefHeading__2759_1891390713">rebuild_node ()</text:bookmark-ref></text:span><text:span text:style-name="T476"> doing a full rebuild, has to successively access a number of pool entries, then the pool cache gets populated with data, of which the majority won't be used again any time soon. Furthermore, the cache then needs to be re-populated with frequently used data. The described process is very expensive in terms of processing power and can be avoided by freezing caches for the time being. By doing this, any read request is pushed to the underlying data medium, which is most likely outfitted with a cache being better prepared for larger linear reads.</text:span></text:p>
      <text:p text:style-name="P211"/>
      <text:p text:style-name="P211">Note:</text:p>
      <text:p text:style-name="P444">This method is for debugging purposes only and ought not to be called during normal operations.</text:p>
      <text:p text:style-name="P211"/>
      <text:p text:style-name="P444"/>
      <text:h text:style-name="P1341" text:outline-level="4"><text:bookmark-start text:name="__RefHeading__13251_1708703198"/><text:soft-page-break/>is_dataCached ()<text:bookmark-end text:name="__RefHeading__13251_1708703198"/></text:h>
      <text:p text:style-name="P983"/>
      <text:p text:style-name="P1037">bool is_dataCached (uint32_t nPool, _t_nodeiter nNode)</text:p>
      <text:p text:style-name="P983"/>
      <text:p text:style-name="P211">Description:</text:p>
      <text:p text:style-name="P464">This method determines if a pool of a node is cached.</text:p>
      <text:p text:style-name="P211"/>
      <text:p text:style-name="P446">Parameters:</text:p>
      <text:p text:style-name="P464">nPool<text:tab/><text:tab/>- <text:span text:style-name="T285">specifies pool ID</text:span></text:p>
      <text:p text:style-name="P459">nNode<text:tab/><text:tab/>- <text:span text:style-name="T285">specifies node</text:span></text:p>
      <text:p text:style-name="P211"/>
      <text:p text:style-name="P211">Remarks:</text:p>
      <text:p text:style-name="P465">To determine if a specific pool is currently cache, this method can be used.</text:p>
      <text:p text:style-name="P468"/>
      <text:p text:style-name="P211">Return value:</text:p>
      <text:p text:style-name="P465">The return value is true if the pool in question is cache, otherwise false.</text:p>
      <text:p text:style-name="P468"/>
      <text:p text:style-name="P211">Note:</text:p>
      <text:p text:style-name="P444">This method is for debugging purposes only and ought not to be called during normal operations.</text:p>
      <text:p text:style-name="P444"/>
      <text:p text:style-name="P469"/>
      <text:h text:style-name="P1333" text:outline-level="4"><text:bookmark-start text:name="__RefHeading__13223_1708703198"/>get_maxNodes ()<text:bookmark-end text:name="__RefHeading__13223_1708703198"/></text:h>
      <text:p text:style-name="P165"/>
      <text:p text:style-name="P1032">_t_nodeiter get_maxNodes ()</text:p>
      <text:p text:style-name="P642"/>
      <text:p text:style-name="P191">Description:</text:p>
      <text:p text:style-name="P218">This method <text:span text:style-name="T279">returns </text:span>the maximum number of nodes <text:span text:style-name="T280">the data layer is able to currently store</text:span>.</text:p>
      <text:p text:style-name="P191"/>
      <text:p text:style-name="P191">Remarks:</text:p>
      <text:p text:style-name="P219">The data layer has the potential to fragment <text:span text:style-name="T280">or require more space than needed </text:span>due to the following situations:</text:p>
      <text:list xml:id="list1130046655075916066" text:style-name="L408">
        <text:list-item>
          <text:p text:style-name="P1388">a node is removed leaving an unallocated spot</text:p>
        </text:list-item>
        <text:list-item>
          <text:p text:style-name="P1388"><text:soft-page-break/>space <text:span text:style-name="T281">for an additional node </text:span>is <text:span text:style-name="T281">not </text:span>available and therefore space for a number of new nodes is allocated</text:p>
        </text:list-item>
      </text:list>
      <text:p text:style-name="P219">To determine what the maximum number of nodes, <text:span text:style-name="T280">including all allocated and unallocated nodes, present </text:span>on the data layer, this method can be <text:span text:style-name="T280">called</text:span>.</text:p>
      <text:p text:style-name="P315"/>
      <text:p text:style-name="P191">Return value:</text:p>
      <text:p text:style-name="P218"><text:span text:style-name="T279">The return value is </text:span>the maximum number of linear nodes <text:span text:style-name="T279">in accordance with the space available on the data layer</text:span>.</text:p>
      <text:p text:style-name="P315"/>
      <text:p text:style-name="P191"/>
      <text:h text:style-name="P1339" text:outline-level="4"><text:bookmark-start text:name="__RefHeading___Toc46927_465577555"/>get_<text:span text:style-name="T671">pool_entry_size</text:span> ()<text:bookmark-end text:name="__RefHeading___Toc46927_465577555"/></text:h>
      <text:p text:style-name="P982"/>
      <text:p text:style-name="P1036">uint32_t get_<text:span text:style-name="T671">pool_entry_size</text:span> (uint32_t nPool)</text:p>
      <text:p text:style-name="P982"/>
      <text:p text:style-name="P210">Description:</text:p>
      <text:p text:style-name="P450">This method returns the byte size of one data item of a specific pool.</text:p>
      <text:p text:style-name="P210"/>
      <text:p text:style-name="P445">Parameters:</text:p>
      <text:p text:style-name="P450">nPool<text:tab/><text:tab/>- specifies the pool ID</text:p>
      <text:p text:style-name="P210"/>
      <text:p text:style-name="P210">Remarks:</text:p>
      <text:p text:style-name="P454">This method returns the number of bytes required to store one data item within the specified pool.</text:p>
      <text:p text:style-name="P467"/>
      <text:p text:style-name="P210">Return value:</text:p>
      <text:p text:style-name="P456">The returned value is the byte size of one data item of a specific pool.</text:p>
      <text:p text:style-name="P467"/>
      <text:p text:style-name="P210"/>
      <text:h text:style-name="P1339" text:outline-level="4"><text:bookmark-start text:name="__RefHeading__28883_1179839720"/>get_<text:span text:style-name="T671">pool_total_size</text:span> ()<text:bookmark-end text:name="__RefHeading__28883_1179839720"/></text:h>
      <text:p text:style-name="P982"/>
      <text:p text:style-name="P1036">uint32_t get_<text:span text:style-name="T671">pool_total_size</text:span> (uint32_t nPool)</text:p>
      <text:p text:style-name="P982"/>
      <text:p text:style-name="P210">Description:</text:p>
      <text:p text:style-name="P450">This method returns the byte size of <text:span text:style-name="T671">maximum number of</text:span> data item<text:span text:style-name="T671">s of one node</text:span> <text:span text:style-name="T671">within</text:span> a specific <text:soft-page-break/>pool.</text:p>
      <text:p text:style-name="P210"/>
      <text:p text:style-name="P445">Parameters:</text:p>
      <text:p text:style-name="P450">nPool<text:tab/><text:tab/>- specifies the pool ID</text:p>
      <text:p text:style-name="P210"/>
      <text:p text:style-name="P210">Remarks:</text:p>
      <text:p text:style-name="P454">This method returns the number of bytes required to store one node's maximum number of data items within a specific pool.</text:p>
      <text:p text:style-name="P467"/>
      <text:p text:style-name="P210">Return value:</text:p>
      <text:p text:style-name="P456">The returned value is the <text:span text:style-name="T672">maximum </text:span>byte size of one <text:span text:style-name="T672">node within</text:span> a specific pool.</text:p>
      <text:p text:style-name="P467"/>
      <text:p text:style-name="P166"/>
      <text:h text:style-name="Heading_20_3" text:outline-level="3"><text:bookmark-start text:name="__RefHeading___Toc49851_465577555"/>Data Layer Linear Class Methods<text:bookmark-end text:name="__RefHeading___Toc49851_465577555"/></text:h>
      <text:p text:style-name="P985"/>
      <text:p text:style-name="P985"><text:tab/><text:span text:style-name="T694">This section contains descriptions of all methods for data layers following the </text:span><text:span text:style-name="T694"><text:bookmark-ref text:reference-format="text" text:ref-name="__RefHeading__29589_1179839720">Linear Data Layer Model</text:bookmark-ref></text:span><text:span text:style-name="T694">. Having an understanding of those methods is only required if a new data layer needs to be created.</text:span></text:p>
      <text:p text:style-name="P985"/>
      <text:p text:style-name="P985"/>
      <text:h text:style-name="Heading_20_4" text:outline-level="4"><text:bookmark-start text:name="__RefHeading___Toc49853_465577555"/>Constructor<text:bookmark-end text:name="__RefHeading___Toc49853_465577555"/></text:h>
      <text:p text:style-name="P985"/>
      <text:p text:style-name="P1221">CBTreeLinearIO&lt;_t_nodeiter, _t_subnodeiter, _t_addresstype, _t_offsettype&gt;</text:p>
      <text:p text:style-name="P1221">(</text:p>
      <text:p text:style-name="P1221"><text:tab/>_t_addresstype nBlockSize,</text:p>
      <text:p text:style-name="P1221"><text:tab/>uint32_t nNumDataPools,</text:p>
      <text:p text:style-name="P1221"><text:tab/>CBTreeIOperBlockPoolDesc_t *psDataPools</text:p>
      <text:p text:style-name="P1202">);</text:p>
      <text:p text:style-name="P1221"/>
      <text:p text:style-name="P985"/>
      <text:p text:style-name="P998">Description:</text:p>
      <text:p text:style-name="P998">This constructs a data layer class following the <text:bookmark-ref text:reference-format="text" text:ref-name="__RefHeading__29589_1179839720">Linear Data Layer Model</text:bookmark-ref>.</text:p>
      <text:p text:style-name="P985"/>
      <text:p text:style-name="P171">Input parameters:</text:p>
      <text:p text:style-name="P68">nBlockSize<text:tab/><text:tab/><text:tab/>- specifies the optimal block size to be used when accessing the data <text:tab/><text:tab/><text:tab/><text:tab/>layer</text:p>
      <text:p text:style-name="P179"><text:soft-page-break/>nNumDataPools<text:tab/><text:tab/>- specifies the number of data pools to be set up</text:p>
      <text:p text:style-name="P185">psDataPools<text:tab/><text:tab/><text:tab/>- specifies pointer to array containing pool set up information</text:p>
      <text:p text:style-name="P1004"/>
      <text:p text:style-name="P214">Remarks:</text:p>
      <text:p text:style-name="P481">The linear data layer constructor allocates an array of pool base pointers and sets each <text:span text:style-name="T697">of those</text:span> to an invalid value. The number of base pointers created depends on the input parameter nNumDataPools and <text:span text:style-name="T697">they </text:span>are later on used <text:span text:style-name="T697">to serve as a reference </text:span>for their respective pool. What those pointers will eventually point at depends on the actual data layer in use, <text:span text:style-name="T697">since this constructor is only initialising the linear data layer model part.</text:span></text:p>
      <text:p text:style-name="P477"/>
      <text:p text:style-name="P477"/>
      <text:h text:style-name="Heading_20_4" text:outline-level="4"><text:bookmark-start text:name="__RefHeading___Toc49855_465577555"/>get_<text:span text:style-name="T695">n</text:span>ode_<text:span text:style-name="T695">base</text:span> ()<text:bookmark-end text:name="__RefHeading___Toc49855_465577555"/></text:h>
      <text:p text:style-name="P985"/>
      <text:p text:style-name="P1144">const uint8_t<text:tab/>*get_node_base (uint32_t nPool, _t_nodeiter nNode)</text:p>
      <text:p text:style-name="P985"/>
      <text:p text:style-name="P1003">Description:</text:p>
      <text:p text:style-name="P1003">This method generates the base address of a specific node within a selected pool.</text:p>
      <text:p text:style-name="P985"/>
      <text:p text:style-name="P448">Parameters:</text:p>
      <text:p text:style-name="P451">nPool<text:tab/><text:tab/>- specifies pool ID</text:p>
      <text:p text:style-name="P480">nNode<text:tab/><text:tab/>- <text:span text:style-name="T696">specifies node ID</text:span></text:p>
      <text:p text:style-name="P213"/>
      <text:p text:style-name="P213">Remarks:</text:p>
      <text:p text:style-name="P455">This method returns <text:span text:style-name="T696">the base address of the node in question within the specified pool, while the returned base address is within the address space of the application</text:span>.</text:p>
      <text:p text:style-name="P479"/>
      <text:p text:style-name="P213">Return value:</text:p>
      <text:p text:style-name="P457">The return value <text:span text:style-name="T696">is the pointer to the base of the specified node / pool pair</text:span>.</text:p>
      <text:p text:style-name="P479"/>
      <text:p text:style-name="P986"/>
      <text:h text:style-name="Heading_20_3" text:outline-level="3"><text:bookmark-start text:name="__RefHeading___Toc49857_465577555"/>Data Layer Block Class Methods<text:bookmark-end text:name="__RefHeading___Toc49857_465577555"/></text:h>
      <text:p text:style-name="P985"/>
      <text:p text:style-name="P989"><text:tab/><text:span text:style-name="T694">This section contains descriptions of all methods for data layers following the </text:span><text:span text:style-name="T694"><text:bookmark-ref text:reference-format="text" text:ref-name="__RefHeading__15792_2086056231">Block Data Layer Model</text:bookmark-ref></text:span><text:soft-page-break/><text:span text:style-name="T694">. Although data layers derived from this class are organised in equally sized blocks, the underlying physical data layer is deemed to be linearly addressable. Hence, this section contains a number of method descriptions, which are translating certain quantities into linear addresses.</text:span></text:p>
      <text:p text:style-name="P1000"><text:tab/>Having an understanding of any method below is only required if a new data layer needs to be created.</text:p>
      <text:p text:style-name="P987"/>
      <text:p text:style-name="P987"/>
      <text:h text:style-name="P1342" text:outline-level="4"><text:bookmark-start text:name="__RefHeading___Toc49859_465577555"/>Constructor<text:bookmark-end text:name="__RefHeading___Toc49859_465577555"/></text:h>
      <text:p text:style-name="P985"/>
      <text:p text:style-name="P1226">CBTree<text:span text:style-name="T698">Block</text:span>IO&lt;_t_nodeiter, _t_subnodeiter, _t_addresstype, _t_offsettype&gt;</text:p>
      <text:p text:style-name="P1226">(</text:p>
      <text:p text:style-name="P1226"><text:tab/>_t_addresstype nBlockSize,</text:p>
      <text:p text:style-name="P1226"><text:tab/>uint32_t nNumDataPools,</text:p>
      <text:p text:style-name="P1226"><text:tab/>CBTreeIOperBlockPoolDesc_t *psDataPools</text:p>
      <text:p text:style-name="P1203">);</text:p>
      <text:p text:style-name="P1226"/>
      <text:p text:style-name="P988"/>
      <text:p text:style-name="P999">Description:</text:p>
      <text:p text:style-name="P999">This constructs a data layer class following the <text:bookmark-ref text:reference-format="text" text:ref-name="__RefHeading__15792_2086056231">Block Data Layer Model</text:bookmark-ref>.</text:p>
      <text:p text:style-name="P988"/>
      <text:p text:style-name="P172">Input parameters:</text:p>
      <text:p text:style-name="P69">nBlockSize<text:tab/><text:tab/><text:tab/>- specifies the optimal block size to be used when accessing the data <text:tab/><text:tab/><text:tab/><text:tab/>layer</text:p>
      <text:p text:style-name="P180">nNumDataPools<text:tab/><text:tab/>- specifies the number of data pools to be set up</text:p>
      <text:p text:style-name="P186">psDataPools<text:tab/><text:tab/><text:tab/>- specifies pointer to array containing pool set up information</text:p>
      <text:p text:style-name="P1005"/>
      <text:p text:style-name="P215">Remarks:</text:p>
      <text:p text:style-name="P482">The <text:span text:style-name="T698">block</text:span> data layer constructor allocates an array of <text:span text:style-name="T698">fast look up offsets </text:span>and <text:span text:style-name="T698">initialises those</text:span>. The number of <text:span text:style-name="T698">offsets</text:span> created <text:span text:style-name="T698">and initialised </text:span>depends on the input parameter nNumDataPools and <text:span text:style-name="T697">they </text:span>are later on used <text:span text:style-name="T698">for generating addresses</text:span>.</text:p>
      <text:p text:style-name="P478"/>
      <text:p text:style-name="P478"/>
      <text:h text:style-name="P1343" text:outline-level="4"><text:bookmark-start text:name="__RefHeading___Toc49861_465577555"/>get_dataAlignment ()<text:bookmark-end text:name="__RefHeading___Toc49861_465577555"/></text:h>
      <text:p text:style-name="P995"/>
      <text:p text:style-name="P83">_t_offsettype get_dataAlignment ()</text:p>
      <text:p text:style-name="P995"/>
      <text:p text:style-name="P212">Description:</text:p>
      <text:p text:style-name="P471"><text:soft-page-break/>This method returns the byte alignment for pools within a node.</text:p>
      <text:p text:style-name="P212"/>
      <text:p text:style-name="P212">Remarks:</text:p>
      <text:p text:style-name="P472">To determine what the optimal alignment for the local architecture is, this method can be called. Currently 4 and 8 are returned on 32 and 64 bit architectures, respectively.</text:p>
      <text:p text:style-name="P475"/>
      <text:p text:style-name="P212">Return value:</text:p>
      <text:p text:style-name="P472">This method returns the byte alignment employed to store pools within a node.</text:p>
      <text:p text:style-name="P212"/>
      <text:p text:style-name="P212"/>
      <text:h text:style-name="P1343" text:outline-level="4"><text:bookmark-start text:name="__RefHeading__13227_1708703198"/>get_alignedOffset ()<text:bookmark-end text:name="__RefHeading__13227_1708703198"/></text:h>
      <text:p text:style-name="P995"/>
      <text:p text:style-name="P1039">_t_offsettype get_alignedOffset (_t_offsettype nOffset)</text:p>
      <text:p text:style-name="P995"/>
      <text:p text:style-name="P212">Description:</text:p>
      <text:p text:style-name="P473">This method rounds an offset up to the next optimal byte alignment.</text:p>
      <text:p text:style-name="P212"/>
      <text:p text:style-name="P447">Parameters:</text:p>
      <text:p text:style-name="P473">nOffset<text:tab/><text:tab/>- specifies the byte offset to be rounded up</text:p>
      <text:p text:style-name="P212"/>
      <text:p text:style-name="P212">Remarks:</text:p>
      <text:p text:style-name="P473">This method takes the input parameter nOffset and returns the next higher offset divisible by the optimal byte alignment, based on the result of method <text:bookmark-ref text:reference-format="text" text:ref-name="__RefHeading___Toc49861_465577555">get_dataAlignment ()</text:bookmark-ref>.</text:p>
      <text:p text:style-name="P475"/>
      <text:p text:style-name="P212">Return value:</text:p>
      <text:p text:style-name="P474">The value returned by this method is the next higher offset divisible <text:span text:style-name="T282">by the optimal byte alignment.</text:span></text:p>
      <text:p text:style-name="P475"/>
      <text:p text:style-name="P475"/>
      <text:h text:style-name="Heading_20_4" text:outline-level="4"><text:bookmark-start text:name="__RefHeading___Toc49863_465577555"/>get_blockAddress ()<text:bookmark-end text:name="__RefHeading___Toc49863_465577555"/></text:h>
      <text:p text:style-name="P476"/>
      <text:p text:style-name="P1040">_t_addresstype get_blockAddr (_t_nodeiter nNode)</text:p>
      <text:p text:style-name="P476"/>
      <text:p text:style-name="P484">Description:</text:p>
      <text:p text:style-name="P489"><text:soft-page-break/>This method translates a node <text:span text:style-name="T699">ID </text:span>to the linear address of its respective block.</text:p>
      <text:p text:style-name="P484"/>
      <text:p text:style-name="P484">Input parameter:</text:p>
      <text:p text:style-name="P489">nNode<text:tab/><text:tab/>- specifies node ID</text:p>
      <text:p text:style-name="P484"/>
      <text:p text:style-name="P484">Remarks:</text:p>
      <text:p text:style-name="P491">To find the linear base of the block containing the specified node <text:span text:style-name="T699">ID</text:span>, this method has to be used. It aids the process of finding the linear address of a node or pool within a node and is usually called by other address generator methods. Since this method is part of the address generation, it won't sanity check the input parameter <text:span text:style-name="T702">and just act as a function to its input parameter</text:span>.</text:p>
      <text:p text:style-name="P484"/>
      <text:p text:style-name="P484">Return value:</text:p>
      <text:p text:style-name="P489">The return value is the linear base address of the block the specified node is within.</text:p>
      <text:p text:style-name="P484"/>
      <text:p text:style-name="P484"/>
      <text:h text:style-name="Heading_20_4" text:outline-level="4"><text:bookmark-start text:name="__RefHeading___Toc49865_465577555"/>get_poolOffset ()<text:bookmark-end text:name="__RefHeading___Toc49865_465577555"/></text:h>
      <text:p text:style-name="P476"/>
      <text:p text:style-name="P1163"><text:span text:style-name="T219">_t_offsettype get_poolOffse</text:span><text:span text:style-name="T254">t </text:span><text:span text:style-name="T219">()</text:span></text:p>
      <text:p text:style-name="P476"/>
      <text:p text:style-name="P484">Description:</text:p>
      <text:p text:style-name="P489">This method returns the number of bytes padded in before each node.</text:p>
      <text:p text:style-name="P484"/>
      <text:p text:style-name="P484">Remarks:</text:p>
      <text:p text:style-name="P492">When the pool layer out per node is generated by the method <text:bookmark-ref text:reference-format="text" text:ref-name="__RefHeading___Toc49873_465577555">generate_pool_offsets ()</text:bookmark-ref>, then the method g. is employed to tell at which byte offset the initial pool starts within every node. <text:span text:style-name="T701">If a data layer needs to have a padding prior to each node, it must provide its own version of this method. In general this is not required and therefore this method return zero by default.</text:span></text:p>
      <text:p text:style-name="P484"/>
      <text:p text:style-name="P484">Return value:</text:p>
      <text:p text:style-name="P489">The return value is the number of bytes padded in prior to each node.</text:p>
      <text:p text:style-name="P484"/>
      <text:p text:style-name="P484"/>
      <text:h text:style-name="Heading_20_4" text:outline-level="4"><text:bookmark-start text:name="__RefHeading___Toc49867_465577555"/><text:soft-page-break/>get_nodeAddress ()<text:bookmark-end text:name="__RefHeading___Toc49867_465577555"/></text:h>
      <text:p text:style-name="P476"/>
      <text:p text:style-name="P1085">_t_addresstype get_nodeAddr (_t_nodeiter nNode)</text:p>
      <text:p text:style-name="P476"/>
      <text:p text:style-name="P484">Description:</text:p>
      <text:p text:style-name="P490">This method translates a node <text:span text:style-name="T699">ID </text:span>to <text:span text:style-name="T699">its</text:span> linear address.</text:p>
      <text:p text:style-name="P485"/>
      <text:p text:style-name="P485">Input parameter:</text:p>
      <text:p text:style-name="P490">nNode<text:tab/><text:tab/>- specifies node ID</text:p>
      <text:p text:style-name="P485"/>
      <text:p text:style-name="P485">Remarks:</text:p>
      <text:p text:style-name="P490">To find the linear <text:span text:style-name="T702">address of a</text:span> specif<text:span text:style-name="T699">ic</text:span> node, this method has to be <text:span text:style-name="T699">called</text:span>. Since this method is part of the address generation, it won't sanity check the input parameter <text:span text:style-name="T702">and just act as a function to its input parameter</text:span>.</text:p>
      <text:p text:style-name="P485"/>
      <text:p text:style-name="P485">Return value:</text:p>
      <text:p text:style-name="P490">The return value is the linear base address <text:span text:style-name="T700">of the </text:span>specified node.</text:p>
      <text:p text:style-name="P485"/>
      <text:p text:style-name="P484"/>
      <text:h text:style-name="Heading_20_4" text:outline-level="4"><text:bookmark-start text:name="__RefHeading___Toc49869_465577555"/>get_per_<text:span text:style-name="T702">node_p</text:span>ool_<text:span text:style-name="T702">o</text:span>ffset ()<text:bookmark-end text:name="__RefHeading___Toc49869_465577555"/></text:h>
      <text:p text:style-name="P476"/>
      <text:p text:style-name="P1085">_t_offsettype get_per_node_pool_offset (uint32_t nPool)</text:p>
      <text:p text:style-name="P476"/>
      <text:p text:style-name="P484">Description:</text:p>
      <text:p text:style-name="P493">This methods returns the byte offset of a selected pool within a node.</text:p>
      <text:p text:style-name="P484"/>
      <text:p text:style-name="P484">Input parameter:</text:p>
      <text:p text:style-name="P493">nPool<text:tab/><text:tab/>- specifies pool ID</text:p>
      <text:p text:style-name="P484"/>
      <text:p text:style-name="P484">Remarks:</text:p>
      <text:p text:style-name="P495">To convert a pool ID into the byte offset that pool has in a node, this method must be called. It uses the selected pool to find the offset <text:span text:style-name="T703">via</text:span> a look up table and returns it. If the input parameter exceeds the number of available pools, then an exception is thrown.</text:p>
      <text:p text:style-name="P484"><text:soft-page-break/></text:p>
      <text:p text:style-name="P484">Return value:</text:p>
      <text:p text:style-name="P495">The return value is the byte offset of the selected pool.</text:p>
      <text:p text:style-name="P484"/>
      <text:p text:style-name="P484"/>
      <text:h text:style-name="Heading_20_4" text:outline-level="4"><text:bookmark-start text:name="__RefHeading___Toc49871_465577555"/>get_<text:span text:style-name="T705">p</text:span>ool_<text:span text:style-name="T705">a</text:span>ddress ()<text:bookmark-end text:name="__RefHeading___Toc49871_465577555"/></text:h>
      <text:p text:style-name="P476"/>
      <text:p text:style-name="P1163"><text:span text:style-name="T219">_t_addresstype get_pool_</text:span><text:span text:style-name="T255">a</text:span><text:span text:style-name="T219">ddr</text:span><text:span text:style-name="T255">ess</text:span><text:span text:style-name="T219"> (uint32_t nPool, _t_nodeiter nNode)</text:span></text:p>
      <text:p text:style-name="P476"/>
      <text:p text:style-name="P484">Description:</text:p>
      <text:p text:style-name="P494">This methods returns the <text:span text:style-name="T706">linear</text:span> <text:span text:style-name="T706">address</text:span> of a selected pool <text:span text:style-name="T703">and node</text:span>.</text:p>
      <text:p text:style-name="P494"/>
      <text:p text:style-name="P484">Input parameter:</text:p>
      <text:p text:style-name="P494">nPool<text:tab/><text:tab/>- specifies pool ID</text:p>
      <text:p text:style-name="P497">nNode<text:tab/><text:tab/>- specifies node ID</text:p>
      <text:p text:style-name="P494"/>
      <text:p text:style-name="P484">Remarks:</text:p>
      <text:p text:style-name="P496">To convert a <text:span text:style-name="T703">node with selected pool therein </text:span>into <text:span text:style-name="T724">its</text:span> <text:span text:style-name="T706">linear address on the data layer</text:span>, this method must be called. <text:span text:style-name="T703">The methods </text:span><text:span text:style-name="T703"><text:bookmark-ref text:reference-format="text" text:ref-name="__RefHeading___Toc49867_465577555">get_nodeAddress ()</text:bookmark-ref></text:span><text:span text:style-name="T703"> and </text:span><text:span text:style-name="T703"><text:bookmark-ref text:reference-format="text" text:ref-name="__RefHeading___Toc49869_465577555">get_per_node_pool_offset ()</text:bookmark-ref></text:span><text:span text:style-name="T703"> are called to respectively generate the node's linear address and the pool offset of a node and finally combines the two results</text:span>. If the input parameter <text:span text:style-name="T703">nPool </text:span>exceeds the number of available pools, then an ::<text:span text:style-name="T724">std::runtimeerror</text:span> exception is thrown. <text:span text:style-name="T704">The input parameter nNode is not sanity checked and just acts like an input parameter to a function.</text:span></text:p>
      <text:p text:style-name="P486"/>
      <text:p text:style-name="P484">Return value:</text:p>
      <text:p text:style-name="P498">The return value is the linear address of a selected pool within a selected node.</text:p>
      <text:p text:style-name="P484"/>
      <text:p text:style-name="P484"/>
      <text:h text:style-name="Heading_20_4" text:outline-level="4"><text:bookmark-start text:name="__RefHeading___Toc49873_465577555"/>ge<text:span text:style-name="T707">nerate_pool_offsets</text:span> ()<text:bookmark-end text:name="__RefHeading___Toc49873_465577555"/></text:h>
      <text:p text:style-name="P476"/>
      <text:p text:style-name="P1085">_t_offsettype generate_pool_offsets ()</text:p>
      <text:p text:style-name="P476"/>
      <text:p text:style-name="P484">Description:</text:p>
      <text:p text:style-name="P499">This method populates the pool offset lookup table.</text:p>
      <text:p text:style-name="P484"><text:soft-page-break/></text:p>
      <text:p text:style-name="P484">Remarks:</text:p>
      <text:p text:style-name="P499">This method is called during the construction and populates the pool offset lookup table involving the padding prior to the initial pool returned by <text:bookmark-ref text:reference-format="text" text:ref-name="__RefHeading___Toc49865_465577555">get_poolOffset ()</text:bookmark-ref>. Any further pool offset is set up by calculating the end of the preceding pool plus a padding large enough to make the current pool's offset divisible by the return value of <text:bookmark-ref text:reference-format="text" text:ref-name="__RefHeading___Toc49861_465577555">get_dataAlignment ()</text:bookmark-ref>. The return value <text:span text:style-name="T724">of this method </text:span>is the final pool's end offset combined with the same padding that is trailed by any of the previous pools. If any of the pools sizes is already a multiple of the return value of <text:bookmark-ref text:reference-format="text" text:ref-name="__RefHeading___Toc49861_465577555">get_dataAlignment ()</text:bookmark-ref>, then the respective padding following that pool has zero length.</text:p>
      <text:p text:style-name="P484"/>
      <text:p text:style-name="P484">Return value:</text:p>
      <text:p text:style-name="P499">The return value is the size of one node involving all padding prior, trailing and in between pools there <text:span text:style-name="T724">are</text:span>.</text:p>
      <text:p text:style-name="P484"/>
      <text:p text:style-name="P484"/>
      <text:h text:style-name="Heading_20_4" text:outline-level="4"><text:bookmark-start text:name="__RefHeading___Toc49875_465577555"/>realloc_descriptor_vector ()<text:bookmark-end text:name="__RefHeading___Toc49875_465577555"/></text:h>
      <text:p text:style-name="P476"/>
      <text:p text:style-name="P1163"><text:span text:style-name="T256">v</text:span><text:span text:style-name="T219">oid realloc_descriptor_vector (_t_nodeiter nMaxNodes)</text:span></text:p>
      <text:p text:style-name="P476"/>
      <text:p text:style-name="P484">Description:</text:p>
      <text:p text:style-name="P500">This method allocates or re-allocates a description vector large enough to accommodate at least the number of nodes specified.</text:p>
      <text:p text:style-name="P484"/>
      <text:p text:style-name="P484">Input parameter:</text:p>
      <text:p text:style-name="P500">nMaxNodes<text:tab/>- specifies the number of nodes the descriptor vector must be able to address</text:p>
      <text:p text:style-name="P484"/>
      <text:p text:style-name="P484">Remarks:</text:p>
      <text:p text:style-name="P501">This method makes sure the descriptor vector has sufficient space to accommodate a large enough number of descriptors for blocks or block groups to contain at least the specifies amount of nodes once this call returns. If <text:span text:style-name="T708">the descriptor vector wasn't called into existence before, then it is created and populated with entries set to an invalid state, otherwise the existing description vector is resized. In case of a resize, it is being tested whether the resulting vector has the same, a larger or a smaller size as before. If the resulting size is the same, then the call is ineffective and the method returns immediately. An increase in size creates a number of new descriptors, which are initialised with an invalid state, as oppose to a reduction in size. In that case a number of descriptors are dropped. Those descriptors must have been de-initialised prior to this method, otherwise they are lost. If it is not possible to allocate or re-allocate space large enough to contain the required number </text:span><text:soft-page-break/><text:span text:style-name="T708">of descriptors, then an ::std::runtimeerror exception is thrown.</text:span></text:p>
      <text:p text:style-name="P484"/>
      <text:p text:style-name="P484"/>
      <text:h text:style-name="Heading_20_4" text:outline-level="4"><text:bookmark-start text:name="__RefHeading___Toc49877_465577555"/>convert_node_to_descriptor ()<text:bookmark-end text:name="__RefHeading___Toc49877_465577555"/></text:h>
      <text:p text:style-name="P476"/>
      <text:p text:style-name="P1163"><text:span text:style-name="T219">uint32_t convert_node_to_descripto</text:span><text:span text:style-name="T257">r </text:span><text:span text:style-name="T219">(_t_nodeiter nNode, bool bRoundUp = false)</text:span></text:p>
      <text:p text:style-name="P476"/>
      <text:p text:style-name="P484">Description:</text:p>
      <text:p text:style-name="P502">This method converts a node ID to its descriptor.</text:p>
      <text:p text:style-name="P484"/>
      <text:p text:style-name="P484">Input parameter:</text:p>
      <text:p text:style-name="P502">nNode<text:tab/><text:tab/>- specifies node ID</text:p>
      <text:p text:style-name="P502">bRound<text:tab/>- selects if this method is in conversion or size calculation mode</text:p>
      <text:p text:style-name="P484"/>
      <text:p text:style-name="P484">Remarks:</text:p>
      <text:p text:style-name="P502">This method has two purposes. If the parameter bRound is set to false, then the method converts the specified node ID to the descriptor number associated with the block the node is stored in. In case bRound is set to true, then the input parameter is interpreted as the amount of nodes that need to be at least available after a resize operation and the returned value is the required number of descriptors to fulfill said requirement.</text:p>
      <text:p text:style-name="P484"/>
      <text:p text:style-name="P484">Return value:</text:p>
      <text:p text:style-name="P502">The return value is the descriptor of the block the input node is stored, if bRound is false, otherwise <text:span text:style-name="T709">it is the minimum amount of descriptors to have at least the specified number of nodes available.</text:span></text:p>
      <text:p text:style-name="P484"/>
      <text:p text:style-name="P484"/>
      <text:h text:style-name="Heading_20_4" text:outline-level="4"><text:bookmark-start text:name="__RefHeading___Toc49879_465577555"/>increment_access_counter <text:span text:style-name="T692">()</text:span><text:bookmark-end text:name="__RefHeading___Toc49879_465577555"/></text:h>
      <text:p text:style-name="P985"/>
      <text:p text:style-name="P1179"><text:span text:style-name="T258">v</text:span><text:span text:style-name="T219">oid increment_access_counter (uint32_t nDescriptor)</text:span></text:p>
      <text:p text:style-name="P985"/>
      <text:p text:style-name="P484">Description:</text:p>
      <text:p text:style-name="P505">This method controls a descriptor's access counter incrementation.</text:p>
      <text:p text:style-name="P484"/>
      <text:p text:style-name="P484">Input parameter:</text:p>
      <text:p text:style-name="P505"><text:soft-page-break/>nDescriptor<text:tab/>- selects descriptor ID for incrementation</text:p>
      <text:p text:style-name="P484"/>
      <text:p text:style-name="P484">Remarks:</text:p>
      <text:p text:style-name="Text_20_body"><text:span text:style-name="T84">As part of the resource management, every data layer following the </text:span><text:span text:style-name="T84"><text:bookmark-ref text:reference-format="text" text:ref-name="__RefHeading__15792_2086056231">Block Data Layer Model</text:bookmark-ref></text:span><text:span text:style-name="T84"> counts the number of accesses per descriptor. This method is called to manage that incrementation and also to handle situations when an access counter of descriptor exceeds a threshold value displaye</text:span>d by m_nMaxAccessCtr. <text:span text:style-name="T710">Once an access counter is exceeding its threshold value, the access counter of every valid descriptor is divided by two. Since the access counters are used as statistical information by </text:span><text:span text:style-name="T710"><text:bookmark-ref text:reference-format="text" text:ref-name="__RefHeading___Toc35266_465577555">terminate_access ()</text:bookmark-ref></text:span><text:span text:style-name="T710"> to decide what descriptors to unload as soon as an operation has been completed, the reduction of the access counters is being done to prevent perverted situations. Those situations are, where one or more access counters become very large and also irrelevant for the majority of the accesses, but aren't being unloaded. As a result more frequently used descriptors aren't staying resident and the calling application would experience performance issues.</text:span></text:p>
      <text:p text:style-name="P483"/>
      <text:p text:style-name="P484"/>
      <text:h text:style-name="Heading_20_3" text:outline-level="3"><text:bookmark-start text:name="__RefHeading___Toc49881_465577555"/>RAM Data Layer Methods<text:bookmark-end text:name="__RefHeading___Toc49881_465577555"/></text:h>
      <text:p text:style-name="P985"/>
      <text:p text:style-name="P991"><text:tab/><text:span text:style-name="T694">This section contains descriptions of all methods for the RAM data layer, which is following the </text:span><text:span text:style-name="T694"><text:bookmark-ref text:reference-format="text" text:ref-name="__RefHeading__29589_1179839720">Linear Data Layer Model</text:bookmark-ref></text:span><text:span text:style-name="T694">. Having an understanding of those methods is only required if the RAM data layer needs to be modified. Also, if a new linear data layer needs to be created, having the knowledge of the methods below would aid the progress.</text:span></text:p>
      <text:p text:style-name="P985"/>
      <text:p text:style-name="P985"/>
      <text:h text:style-name="Heading_20_4" text:outline-level="4"><text:bookmark-start text:name="__RefHeading___Toc49883_465577555"/>Constructor ()<text:bookmark-end text:name="__RefHeading___Toc49883_465577555"/></text:h>
      <text:p text:style-name="P985"/>
      <text:p text:style-name="P1227"><text:span text:style-name="T51">CBTreeRAMIO</text:span>&lt;_t_nodeiter, _t_subnodeiter, _t_addresstype, _t_offsettype&gt;</text:p>
      <text:p text:style-name="P1227">(</text:p>
      <text:p text:style-name="P1182"><text:span text:style-name="T713"><text:tab/></text:span><text:span text:style-name="T712">CBTreeIOpropertiesRAM &amp;rDataLayerProperties, </text:span></text:p>
      <text:p text:style-name="P1184"><text:tab/>_t_addresstype nBlockSize, </text:p>
      <text:p text:style-name="P1184"><text:tab/>_t_subnodeiter nNodeSize,</text:p>
      <text:p text:style-name="P1184"><text:tab/>uint32_t nNumDataPools, </text:p>
      <text:p text:style-name="P1184"><text:tab/>CBTreeIOperBlockPoolDesc_t *psDataPools</text:p>
      <text:p text:style-name="P1185">)</text:p>
      <text:p text:style-name="P1227"/>
      <text:p text:style-name="P990"/>
      <text:p text:style-name="P1001">Description:</text:p>
      <text:p text:style-name="P1001">This constructs a <text:span text:style-name="T711">RAM </text:span>data layer <text:span text:style-name="T711">instance to be used by a container instance of this framework</text:span>.</text:p>
      <text:p text:style-name="P990"/>
      <text:p text:style-name="P173">Input parameters:</text:p>
      <text:p text:style-name="P1007"><text:soft-page-break/>rDataLayerProperties<text:tab/>- <text:span text:style-name="T715">specifies data layer set up parameters</text:span></text:p>
      <text:p text:style-name="P70">nBlockSize<text:tab/><text:tab/>- specifies the optimal block size to be used when accessing the data layer</text:p>
      <text:p text:style-name="P72">nNodeSize<text:tab/><text:tab/>- <text:span text:style-name="T568">specifies the node size through-out the tree structure</text:span></text:p>
      <text:p text:style-name="P181">nNumDataPools<text:tab/>- specifies the number of data pools to be set up</text:p>
      <text:p text:style-name="P187">psDataPools<text:tab/><text:tab/>- specifies pointer to array containing pool set up information</text:p>
      <text:p text:style-name="P1006"/>
      <text:p text:style-name="P216">Remarks:</text:p>
      <text:p text:style-name="P506">This constructor calls the linear data layer <text:bookmark-ref text:reference-format="text" text:ref-name="__RefHeading___Toc49853_465577555">Constructor</text:bookmark-ref> first and then takes a copy of the input properties for later use.</text:p>
      <text:p text:style-name="P990"/>
      <text:p text:style-name="P990"/>
      <text:h text:style-name="Heading_20_3" text:outline-level="3"><text:bookmark-start text:name="__RefHeading___Toc49885_465577555"/>File Data Layer Class Methods<text:bookmark-end text:name="__RefHeading___Toc49885_465577555"/></text:h>
      <text:p text:style-name="P165"/>
      <text:p text:style-name="P991"><text:tab/><text:span text:style-name="T694">This section contains descriptions of all methods for the File data layer, which is following the </text:span><text:span text:style-name="T694"><text:bookmark-ref text:reference-format="text" text:ref-name="__RefHeading__15792_2086056231">Block Data Layer Model</text:bookmark-ref></text:span><text:span text:style-name="T694">. Having an understanding of those methods is only required if the file data layer needs to be modified. Also, if a new block data layer needs to be created, having the knowledge of the methods below would aid the progress.</text:span></text:p>
      <text:p text:style-name="P991"/>
      <text:p text:style-name="P991"/>
      <text:h text:style-name="Heading_20_4" text:outline-level="4"><text:bookmark-start text:name="__RefHeading___Toc49887_465577555"/>Constructors<text:bookmark-end text:name="__RefHeading___Toc49887_465577555"/></text:h>
      <text:p text:style-name="P992"/>
      <text:p text:style-name="P1228"><text:span text:style-name="T51">CBTree</text:span><text:span text:style-name="T52">File</text:span><text:span text:style-name="T51">IO</text:span>&lt;_t_nodeiter, _t_subnodeiter, _t_addresstype, _t_offsettype&gt;</text:p>
      <text:p text:style-name="P1228">(</text:p>
      <text:p text:style-name="P1183"><text:span text:style-name="T713"><text:tab/></text:span><text:span text:style-name="T712">CBTreeIOproperties</text:span><text:span text:style-name="T714">File</text:span><text:span text:style-name="T712"> &amp;rDataLayerProperties, </text:span></text:p>
      <text:p text:style-name="P1187"><text:tab/>_t_addresstype nBlockSize, </text:p>
      <text:p text:style-name="P1187"><text:tab/>_t_subnodeiter nNodeSize,</text:p>
      <text:p text:style-name="P1187"><text:tab/>uint32_t nNumDataPools, </text:p>
      <text:p text:style-name="P1187"><text:tab/>CBTreeIOperBlockPoolDesc_t *psDataPools</text:p>
      <text:p text:style-name="P1186">)</text:p>
      <text:p text:style-name="P1228"/>
      <text:p text:style-name="P992"/>
      <text:p text:style-name="P1002">Description:</text:p>
      <text:p text:style-name="P1002">This constructs a <text:span text:style-name="T716">file </text:span>data layer <text:span text:style-name="T711">instance to be used by a container instance of this framework</text:span>.</text:p>
      <text:p text:style-name="P992"/>
      <text:p text:style-name="P174">Input parameters:</text:p>
      <text:p text:style-name="P1008">rDataLayerProperties<text:tab/>- <text:span text:style-name="T715">specifies data layer set up parameters</text:span></text:p>
      <text:p text:style-name="P71">nBlockSize<text:tab/><text:tab/>- specifies the optimal block size to be used when accessing the data layer</text:p>
      <text:p text:style-name="P73"><text:soft-page-break/>nNodeSize<text:tab/><text:tab/>- <text:span text:style-name="T568">specifies the node size through-out the tree structure</text:span></text:p>
      <text:p text:style-name="P182">nNumDataPools<text:tab/>- specifies the number of data pools to be set up</text:p>
      <text:p text:style-name="P188">psDataPools<text:tab/><text:tab/>- specifies pointer to array containing pool set up information</text:p>
      <text:p text:style-name="P1009"/>
      <text:p text:style-name="P217">Remarks:</text:p>
      <text:p text:style-name="P507">This constructor calls the <text:span text:style-name="T716">block</text:span> data layer <text:bookmark-ref text:reference-format="text" text:ref-name="__RefHeading___Toc49859_465577555">Constructor</text:bookmark-ref> first, then takes a copy of the input properties for later use, <text:span text:style-name="T717">continues by determining the ideal block size</text:span>. <text:span text:style-name="T717">The next step is to create a temporary file which is being deleted on close. Said file is then initialised with a length worth of one block, since some system return with an error if mapping is being attempted on a zero length file. Lastly, the mapping is initialised by calling </text:span><text:span text:style-name="T717"><text:bookmark-ref text:reference-format="text" text:ref-name="__RefHeading___Toc49889_465577555">init_mapping ()</text:bookmark-ref></text:span><text:span text:style-name="T717">.</text:span></text:p>
      <text:p text:style-name="P992"/>
      <text:p text:style-name="P985"/>
      <text:h text:style-name="Heading_20_4" text:outline-level="4"><text:bookmark-start text:name="__RefHeading___Toc49889_465577555"/>init_mapping ()<text:bookmark-end text:name="__RefHeading___Toc49889_465577555"/></text:h>
      <text:p text:style-name="P985"/>
      <text:p text:style-name="P1179"><text:span text:style-name="T259">v</text:span><text:span text:style-name="T219">oid init_mapping ()</text:span></text:p>
      <text:p text:style-name="P985"/>
      <text:p text:style-name="P487">Description:</text:p>
      <text:p text:style-name="P508">This method initialises the mapping of the file to be mapped.</text:p>
      <text:p text:style-name="P487"/>
      <text:p text:style-name="P487">Remarks:</text:p>
      <text:p text:style-name="P508">To prepare a file to be mapped into the application's memory space, this method is called. Some system have the requirement for that additional step and for those systems a mapping handle is created to be used for the mapping. Other system don't need that extra layer and for those systems this method is empty and thus ineffective. This method is called during the construction of this data layer instance and also when the mapping is re-initialised after a resize took place.</text:p>
      <text:p text:style-name="P509">If the file to be mapped was not called into existence, the file was already prepared for mapping or the process of creating a mapping handle was not successful, then an ::std::runtimeerror exception is thrown.</text:p>
      <text:p text:style-name="P487"/>
      <text:p text:style-name="P503"/>
      <text:h text:style-name="Heading_20_4" text:outline-level="4"><text:bookmark-start text:name="__RefHeading___Toc49891_465577555"/>exit_mapping ()<text:bookmark-end text:name="__RefHeading___Toc49891_465577555"/></text:h>
      <text:p text:style-name="P985"/>
      <text:p text:style-name="P1180"><text:span text:style-name="T259">v</text:span><text:span text:style-name="T219">oid </text:span><text:span text:style-name="T259">ex</text:span><text:span text:style-name="T219">it_mapping ()</text:span></text:p>
      <text:p text:style-name="P985"/>
      <text:p text:style-name="P487">Description:</text:p>
      <text:p text:style-name="P508"><text:soft-page-break/>This method de-initialises the mapping of the file that was mapped.</text:p>
      <text:p text:style-name="P487"/>
      <text:p text:style-name="P487">Remarks:</text:p>
      <text:p text:style-name="P508">To shut down the mapping of a file that was used as physical back end to store its associated container's data, this method is called. Some system have the requirement for that additional step and for those systems the previously created mapping handle is closed. Other system don't need that extra layer and for those systems this method is empty and thus ineffective. This method is called during the destruction of this data layer instance and also when the mapping has to be de-initialised before a resize takes place.</text:p>
      <text:p text:style-name="P509">If the mapping was already de-initialised or closing the mapping handle was not successful, then an ::std::runtimeerror exception is thrown.</text:p>
      <text:p text:style-name="P487"/>
      <text:p text:style-name="P993"/>
      <text:h text:style-name="Heading_20_4" text:outline-level="4"><text:bookmark-start text:name="__RefHeading___Toc49893_465577555"/>map_descriptor ()<text:bookmark-end text:name="__RefHeading___Toc49893_465577555"/></text:h>
      <text:p text:style-name="P985"/>
      <text:p text:style-name="P1179"><text:span text:style-name="T260">v</text:span><text:span text:style-name="T219">oid map_descriptor (uint32_t nDescriptor)</text:span></text:p>
      <text:p text:style-name="P985"/>
      <text:p text:style-name="P487">Description:</text:p>
      <text:p text:style-name="P510">This method initialises the mapping of one block <text:span text:style-name="T718">or block group</text:span>.</text:p>
      <text:p text:style-name="P487"/>
      <text:p text:style-name="P487">Input parameter:</text:p>
      <text:p text:style-name="P510">nDescriptor<text:tab/>- specifies the descriptor ID</text:p>
      <text:p text:style-name="P487"/>
      <text:p text:style-name="P487">Remarks:</text:p>
      <text:p text:style-name="P512">This method maps a block or a block group associated with the given descriptor to the application's address space <text:span text:style-name="T720">as well as resetting the descriptor's access counter</text:span>. Said blocks are read / write enabled and therefore neither the data layer nor the data container have to make any afford in terms of copy-on-write approaches when modifying data. Also, the blocks are guaranteed to stay resident until <text:span text:style-name="T719"><text:bookmark-ref text:reference-format="text" text:ref-name="__RefHeading___Toc35266_465577555">terminate_access ()</text:bookmark-ref></text:span><text:span text:style-name="T719"> </text:span>is being called.</text:p>
      <text:p text:style-name="P512">In the event the mapping was not successful an ::std::runtimeerror exception is thrown.</text:p>
      <text:p text:style-name="P503"/>
      <text:p text:style-name="P503"/>
      <text:h text:style-name="Heading_20_4" text:outline-level="4"><text:bookmark-start text:name="__RefHeading___Toc49895_465577555"/>unmap_descriptor ()<text:bookmark-end text:name="__RefHeading___Toc49895_465577555"/></text:h>
      <text:p text:style-name="P985"/>
      <text:p text:style-name="P1181"><text:span text:style-name="T260">v</text:span><text:span text:style-name="T219">oid </text:span><text:span text:style-name="T261">un</text:span><text:span text:style-name="T219">map_descriptor (uint32_t nDescriptor)</text:span></text:p>
      <text:p text:style-name="P994"><text:soft-page-break/></text:p>
      <text:p text:style-name="P488">Description:</text:p>
      <text:p text:style-name="P511">This method <text:span text:style-name="T718">de-</text:span>initialises the mapping of one block <text:span text:style-name="T718">or block group</text:span>.</text:p>
      <text:p text:style-name="P488"/>
      <text:p text:style-name="P488">Input parameter:</text:p>
      <text:p text:style-name="P511">nDescriptor<text:tab/>- specifies the descriptor ID</text:p>
      <text:p text:style-name="P488"/>
      <text:p text:style-name="P488">Remarks:</text:p>
      <text:p text:style-name="P512">This method un-maps a block or a block group associated with the given descriptor.</text:p>
      <text:p text:style-name="P512">In the event the un-mapping was not successful an ::std::runtimeerror exception is thrown.</text:p>
      <text:p text:style-name="P504"/>
      <text:p text:style-name="P503"/>
      <text:p text:style-name="P503"/>
      <text:h text:style-name="Heading_20_4" text:outline-level="4"><text:bookmark-start text:name="__RefHeading___Toc49897_465577555"/>unmap_all_descriptors ()<text:bookmark-end text:name="__RefHeading___Toc49897_465577555"/></text:h>
      <text:p text:style-name="P165"/>
      <text:p text:style-name="P1188"><text:span text:style-name="T262">v</text:span><text:span text:style-name="T219">oid unmap_all_descriptors (bool bExceptRoot)</text:span></text:p>
      <text:p text:style-name="P165"/>
      <text:p text:style-name="P487">Description:</text:p>
      <text:p text:style-name="P513">This method un-maps all mapped blocks.</text:p>
      <text:p text:style-name="P487"/>
      <text:p text:style-name="P487">Input parameter:</text:p>
      <text:p text:style-name="P513">bExceptRoot<text:tab/><text:tab/>- selects if the root node containing block stays resident or not</text:p>
      <text:p text:style-name="P487"/>
      <text:p text:style-name="P487">Remarks:</text:p>
      <text:p text:style-name="P514">This method is executed when <text:bookmark-ref text:reference-format="text" text:ref-name="__RefHeading__13245_1708703198">unload ()</text:bookmark-ref> is called, since system's resources are getting scares or the container instance won't in use for a very long time or when <text:bookmark-ref text:reference-format="text" text:ref-name="__RefHeading__13243_1708703198">set_size ()</text:bookmark-ref> is called to have the data layer change in size. In case the data layer is unloaded all but the root node containing descriptor are unloaded, since that node will definitely be in use again. To achieve that the parameter bExceptRoot is set to true. If the data layer needs to be resized, then all resources must be de-initialised and bExceptRoot is set to false.</text:p>
      <text:p text:style-name="P503"/>
      <text:p text:style-name="P165"/>
      <text:h text:style-name="P1315" text:outline-level="3"><text:bookmark-start text:name="__RefHeading__3146_1376309923"/><text:soft-page-break/>Data Layer Properties<text:bookmark-end text:name="__RefHeading__3146_1376309923"/></text:h>
      <text:p text:style-name="P642"/>
      <text:p text:style-name="P520"><text:tab/>The d. classes are employed to set up their respective data class type as soon as a b-tree instance needs to call its data layer into existence. <text:span text:style-name="T289">This means that, whatever _t_datalayerproperties instance was given to a b-tree container instance when it was constructed, said b-tree instance took a copy of those properties and makes it an argument of the data layer constructor whenever a new data layer needs to be constructed.</text:span></text:p>
      <text:p text:style-name="P956"><text:tab/>To see why a data layer class and a data layer properties class is needed, the reader needs to understand that C++ as it is, cannot compile virtual methods involving template parameters. Readers who are competent enough in C++ and already know why said language is incapable to compile such code, may skip the rest of this section.</text:p>
      <text:p text:style-name="P962"><text:tab/>All data layer classes inherit from the data layer base class, which defines a number of virtual methods to access the data layer. Some of these methods have template parameters that, when it comes to compiling code need to have a set type. The idea of virtual methods however is to create a place holder to keep those methods abstract. As soon as the place holder code for the afore mentioned virtual methods has to be compiled, the only place to get hold of these template parameter settings is in the b-tree base class, where the data layer is called into existence. The b-tree base class itself has a number of template parameters involving those required for the data layer to be created. This is a problem, since the b-tree base class' template parameters are not being set anywhere inside that class' scope. In other words, the compiler doesn't know what types it is looking at when compiling template based code.</text:p>
      <text:p text:style-name="P956"><text:span text:style-name="T168"><text:tab/>The solution was </text:span><text:span text:style-name="T169">to make the data layer plus its template parameters as well as the data layer properties a template parameter being set, when the b-tree is defined. Also, this had the advantage to create less confusion when several b-trees are being instantiated, because the same properties can be shared between any number of containers, while an instantiated data layer could have only used by one container.</text:span></text:p>
      <text:p text:style-name="P521"/>
      <text:p text:style-name="P522"/>
      <text:h text:style-name="P1279" text:outline-level="1"><text:bookmark-start text:name="__RefHeading__154_1269792762"/>API Reference Guide<text:bookmark-end text:name="__RefHeading__154_1269792762"/></text:h>
      <text:p text:style-name="P642"/>
      <text:p text:style-name="P523"><text:tab/>This section provides a description of any method contained by the base, array and key sort data class as well as their respective constructors.</text:p>
      <text:p text:style-name="P642"/>
      <text:p text:style-name="P642"/>
      <text:h text:style-name="P1296" text:outline-level="2"><text:bookmark-start text:name="__RefHeading__1530_1677005904"/>CBTre<text:span text:style-name="T292">e</text:span> API<text:bookmark-end text:name="__RefHeading__1530_1677005904"/></text:h>
      <text:p text:style-name="P642"/>
      <text:p text:style-name="P915"><text:tab/>This section contains descriptions about the most basic API methods, which are always <text:soft-page-break/>available regardless to what degree an application class has been derived from this base class. <text:span text:style-name="T573">Also, methods shown here won't be re-iterated in the data classes or STL compatible data class sections.</text:span></text:p>
      <text:p text:style-name="P642"/>
      <text:p text:style-name="P642"/>
      <text:h text:style-name="P1301" text:outline-level="3"><text:bookmark-start text:name="__RefHeading__17355_1839654271"/>CBTreeBase Constructor<text:bookmark-end text:name="__RefHeading__17355_1839654271"/></text:h>
      <text:p text:style-name="P642"/>
      <text:p text:style-name="P1205">CBTreeBase&lt;...&gt; (_t_datalayerproperties &amp;rDataLayerProperties, bayerTreeCacheDescription_t *psCacheDescription, _t_subnodeiter nNodeSize)</text:p>
      <text:p text:style-name="P642"/>
      <text:p text:style-name="P191">Description:</text:p>
      <text:p text:style-name="P220">The CBTreeBase constructor is called when a b-tree data class of any type is called into exist<text:span text:style-name="T293">e</text:span>nce.</text:p>
      <text:p text:style-name="P315"/>
      <text:p text:style-name="P221">Input parameters:</text:p>
      <text:p text:style-name="P525">rDataLayerProperties<text:tab/><text:tab/>- reference<text:span text:style-name="T573">s</text:span> data layer <text:span text:style-name="T294">properties</text:span> *</text:p>
      <text:p text:style-name="P524">psCacheDescription<text:tab/><text:tab/>- <text:span text:style-name="T573">specifies</text:span> pointer referring to a <text:span text:style-name="T295">cache description structure specifying <text:tab/><text:tab/><text:tab/><text:tab/>the cache dimensions for this b-tree data class instance **</text:span></text:p>
      <text:p text:style-name="P524">nNodeSize<text:tab/><text:tab/><text:tab/>- <text:span text:style-name="T296">specifies the node size parameter</text:span></text:p>
      <text:p text:style-name="P553"/>
      <text:p text:style-name="P553">* <text:span text:style-name="T297">see section: </text:span><text:span text:style-name="T297"><text:bookmark-ref text:reference-format="text" text:ref-name="__RefHeading__134_1269792762">Data Layer (_t_datalayer)</text:bookmark-ref></text:span><text:span text:style-name="T297"> and </text:span><text:span text:style-name="T297"><text:bookmark-ref text:reference-format="text" text:ref-name="__RefHeading__138_1269792762">Data Layer Properties (_t_datalayerproperties)</text:bookmark-ref></text:span></text:p>
      <text:p text:style-name="P553">** <text:span text:style-name="T298">structure psCacheDescription points at:</text:span></text:p>
      <text:p text:style-name="P553"/>
      <text:p text:style-name="P1033">typedef struct</text:p>
      <text:p text:style-name="P1191">{</text:p>
      <text:p text:style-name="P1191"><text:tab/>uint32_t<text:tab/>nMinNumberOfBytesPerSuperBlock;</text:p>
      <text:p text:style-name="P1191"><text:tab/>uint32_t<text:tab/>nNodeDescriptorNumOfLog2Lines;</text:p>
      <text:p text:style-name="P1191"><text:tab/>uint32_t<text:tab/>nDataCacheNumOfLog2Lines;</text:p>
      <text:p text:style-name="P1191"><text:tab/>uint32_t<text:tab/>nSubNodeCacheNumOfLog2Lines;</text:p>
      <text:p text:style-name="P1191">} bayerTreeCacheDescription_t;</text:p>
      <text:p text:style-name="P1191"/>
      <text:p text:style-name="P642"/>
      <text:p text:style-name="P642">nMinNumberOfBytesPerSuperBlock<text:tab/><text:tab/>- specifies the ideal block size for the data layer</text:p>
      <text:p text:style-name="P642">nNodeDescriptorNumOfLog2Lines<text:tab/><text:tab/>- <text:span text:style-name="T299">specifies node descriptor and maintenance vectors <text:tab/><text:tab/><text:tab/><text:tab/><text:tab/><text:tab/><text:tab/>cache size</text:span></text:p>
      <text:p text:style-name="P642">nDataCacheNumOfLog2Lines<text:tab/><text:tab/>- <text:span text:style-name="T299">specifies data cache size</text:span></text:p>
      <text:p text:style-name="P642">nSubNodeCacheNumOfLog2Lines<text:tab/><text:tab/>- <text:span text:style-name="T299">specifies sub node cache size</text:span></text:p>
      <text:p text:style-name="P642"/>
      <text:p text:style-name="P642">Remarks:</text:p>
      <text:p text:style-name="P604"><text:soft-page-break/>The constructor <text:span text:style-name="T573">initialises the most basic parts of the container to be called into existence, by </text:span>tak<text:span text:style-name="T573">ing</text:span> a copy of what <text:span text:style-name="T301">rDataLayerProperties </text:span><text:span text:style-name="T300">is referring to, which is used as soon as the data layer needs to be called into existence. Also, copies are taken from the individual parameters contained by what the pointer of </text:span><text:span text:style-name="T301">psCacheDescription </text:span><text:span text:style-name="T300">is referring to.</text:span></text:p>
      <text:p text:style-name="P604"><text:span text:style-name="T300">p</text:span><text:span text:style-name="T301">sCacheDescription-</text:span><text:span text:style-name="T300">&gt;nMinNumberOfBytesPerSuperBlock: This parameter is used </text:span><text:span text:style-name="T302">during</text:span><text:span text:style-name="T300"> the data layer instantiation and sets parameter nBlockSize of the data layer constructor. Usually this parameter is set to zero and therefore the data layer set its ideal or default block size on its own. However, if an application needs to manually set the data layer block size, </text:span><text:span text:style-name="T306">for instance to debug the data layer or to run a performance test, </text:span><text:span text:style-name="T300">then this parameter is to be </text:span><text:span text:style-name="T306">modified to the desired value</text:span><text:span text:style-name="T300">. </text:span><text:span text:style-name="T306">For more information see section: </text:span><text:span text:style-name="T306"><text:bookmark-ref text:reference-format="text" text:ref-name="__RefHeading__15166_1708703198">CBTreeIO Data Layer Constructor</text:bookmark-ref></text:span></text:p>
      <text:p text:style-name="P604"><text:span text:style-name="T303">p</text:span><text:span text:style-name="T301">sCacheDescription-</text:span><text:span text:style-name="T300">&gt;nNodeDescriptorNumOfLog2Lines: </text:span><text:span text:style-name="T303">The node descriptor and maintenance vector pool cache size parameter</text:span><text:span text:style-name="T304">s</text:span><text:span text:style-name="T303"> are set to </text:span><text:span text:style-name="T304">the value of </text:span><text:span text:style-name="T300">nNodeDescriptorNumOfLog2Lines </text:span><text:span text:style-name="T303">during the data layer pool registration.</text:span></text:p>
      <text:p text:style-name="P604"><text:span text:style-name="T304">p</text:span><text:span text:style-name="T301">sCacheDescription-</text:span><text:span text:style-name="T303">&gt;nDataCacheNumOfLog2Lines: </text:span><text:span text:style-name="T304">This parameter sets the data pool cache size </text:span><text:span text:style-name="T303">during the data layer pool registration.</text:span></text:p>
      <text:p text:style-name="P604"><text:span text:style-name="T303">p</text:span><text:span text:style-name="T301">sCacheDescription-</text:span><text:span text:style-name="T303">&gt;nSubNodeCacheNumOfLog2Lines: </text:span><text:span text:style-name="T304">This parameter sets the sub-node pool cache size </text:span><text:span text:style-name="T303">during the data layer pool registration.</text:span></text:p>
      <text:p text:style-name="P642"><text:span text:style-name="T304">As per definition of the parameter CBTreeIOperBlockPoolDesc_t::nCacheVectorSize used by method </text:span><text:span text:style-name="T303"><text:bookmark-ref text:reference-format="text" text:ref-name="__RefHeading__11997_1839654271">create_dataPool ()</text:bookmark-ref></text:span><text:span text:style-name="T303"> </text:span><text:span text:style-name="T304">in section </text:span><text:span text:style-name="T303"><text:bookmark-ref text:reference-format="text" text:ref-name="__RefHeading__2750_2002835030">Pools (Technical Reference)</text:bookmark-ref></text:span><text:span text:style-name="T303"> </text:span><text:span text:style-name="T304">the three bottom parameters, ending with th</text:span>e letters Log2Lines, are not setting the actua<text:span text:style-name="T307">l number of cache lines. The number of cache lines is determined by calculating 2 to the power of n, while n is the respective -Log2Lines-parameter.</text:span></text:p>
      <text:p text:style-name="P605">The parameter nNodeSize (in more generic b-tree documentations often referred to as parameter “t”) determines how many data items and sub-node entries are stored in every node. The resulting number of sub-node entries is nNodeSize times 2 (t * 2), while the number data entries is nNodeSize times 2 minus 1 (t * 2 – 1).</text:p>
      <text:p text:style-name="P642"/>
      <text:p text:style-name="P642"/>
      <text:h text:style-name="P1316" text:outline-level="3"><text:bookmark-start text:name="__RefHeading__1532_1677005904"/>get_perfCtrs <text:span text:style-name="T147">()</text:span><text:bookmark-end text:name="__RefHeading__1532_1677005904"/></text:h>
      <text:p text:style-name="P642"/>
      <text:p text:style-name="P518"><text:span text:style-name="T140">v</text:span><text:span text:style-name="T135">oid get_perfCtrs (uint64_t (&amp;rHitCtrs)[], uint64_t (&amp;rMissCtrs)[])</text:span></text:p>
      <text:p text:style-name="P191"/>
      <text:p text:style-name="P191">Description:</text:p>
      <text:p text:style-name="P233">This method returns all cache hit and miss counters.</text:p>
      <text:p text:style-name="P191"/>
      <text:p text:style-name="P642">Output parameters:</text:p>
      <text:p text:style-name="P642">rHitCtrs<text:tab/><text:tab/>- <text:span text:style-name="T308">reference to array in which all hit statistics will be stored</text:span></text:p>
      <text:p text:style-name="P642"><text:soft-page-break/>rMissCtrs<text:tab/><text:tab/>- <text:span text:style-name="T308">reference to array in which all miss statistics will be stored</text:span></text:p>
      <text:p text:style-name="P642"/>
      <text:p text:style-name="P191">Remarks:</text:p>
      <text:p text:style-name="P642"><text:span text:style-name="T63">To identify </text:span><text:span text:style-name="T64">bottlenecks caused by any cache, this method can be used. Both arrays are being filled </text:span>with the hit and miss cache statistics on any level from the data class down to the data layer. The arrays must be able to hold a size of at least PERFCTR_TERMINATOR entries. <text:span text:style-name="T309">Each of those arrays </text:span>contains the following elements in the current implementation:</text:p>
      <text:p text:style-name="P642">PERFCTR_SUPER_BLOCK_ADDR<text:tab/><text:tab/>super block address generator TLB *</text:p>
      <text:p text:style-name="P642">PERFCTR_BLOCK_ADDR<text:tab/><text:tab/><text:tab/><text:tab/>block address generator TLB *</text:p>
      <text:p text:style-name="P642">PERFCTR_RESERVATION_VECTOR_ADDR<text:tab/>reservation vector address generator TLB *</text:p>
      <text:p text:style-name="P642">PERFCTR_NODE_ADDR<text:tab/><text:tab/><text:tab/><text:tab/>node address generator TLB *</text:p>
      <text:p text:style-name="P642">PERFCTR_SUBNODE_ADDR<text:tab/><text:tab/><text:tab/>sub-node data address generator TLB *</text:p>
      <text:p text:style-name="P642">PERFCTR_SERIAL_VECTOR_ADDR<text:tab/><text:tab/>serial vector address generator TLB *</text:p>
      <text:p text:style-name="P642">PERFCTR_DATA_ADDR<text:tab/><text:tab/><text:tab/><text:tab/>data address generator TLB *</text:p>
      <text:p text:style-name="P642">PERFCTR_FILE_CACHE<text:tab/><text:tab/><text:tab/><text:tab/>file cache of internal CFileMem instance **</text:p>
      <text:p text:style-name="P642">PERFCTR_NODEDATA_DATA<text:tab/><text:tab/><text:tab/>node information data cache ***</text:p>
      <text:p text:style-name="P642">PERFCTR_SUBNODE_DATA<text:tab/><text:tab/><text:tab/>sub-node information data cache ***</text:p>
      <text:p text:style-name="P642">PERFCTR_DATA<text:tab/><text:tab/><text:tab/><text:tab/><text:tab/>top level data cache ***</text:p>
      <text:p text:style-name="P642"/>
      <text:p text:style-name="P606">TLB stands for translation look-a-side buffer.</text:p>
      <text:p text:style-name="P606">* obsolete</text:p>
      <text:p text:style-name="P606">** only if <text:span text:style-name="T574">file data layer in use</text:span>, otherwise always zero</text:p>
      <text:p text:style-name="P606">*** <text:span text:style-name="T310">element has not yet been updated to pool infrastructure</text:span></text:p>
      <text:p text:style-name="P642"/>
      <text:p text:style-name="P642">Note:</text:p>
      <text:p text:style-name="P607">For this method to work as described above, the code must be compiled with the compile flag USE_PERFORMANCE_COUNTERS being set.</text:p>
      <text:p text:style-name="P608">The current implementation of this method dates back to a code version where pools didn't exist and the any address generation was optimised by using TLBs.</text:p>
      <text:p text:style-name="P608">The implementation is likely to be changed towards a model where the arguments fit the pool infrastructure. Hence, programmers are advised not to use this method as it is.</text:p>
      <text:p text:style-name="P608">Resetting the counters has <text:span text:style-name="T574">not </text:span>been implemented, yet.</text:p>
      <text:p text:style-name="P315"/>
      <text:h text:style-name="P1316" text:outline-level="3"><text:bookmark-start text:name="__RefHeading__1534_1677005904"/><text:soft-page-break/>empty ()<text:bookmark-end text:name="__RefHeading__1534_1677005904"/></text:h>
      <text:p text:style-name="P642"/>
      <text:p text:style-name="P1194">bool empty ()</text:p>
      <text:p text:style-name="P315"/>
      <text:p text:style-name="P191">Description:</text:p>
      <text:p text:style-name="P191">To find out if a b-tree instance contains any data, this method may be employed.</text:p>
      <text:p text:style-name="P191"/>
      <text:p text:style-name="P191">Remarks:</text:p>
      <text:p text:style-name="P191"><text:span text:style-name="T575">This method tells the caller if the container instance has any data present. A</text:span>lternative<text:span text:style-name="T575">ly</text:span> <text:bookmark-ref text:reference-format="text" text:ref-name="__RefHeading__1536_1677005904">size ()</text:bookmark-ref> may be <text:span text:style-name="T575">called</text:span> to see the number of existing data entries contained by a b-tree instance. </text:p>
      <text:p text:style-name="P315"/>
      <text:p text:style-name="P191">Return value:</text:p>
      <text:p text:style-name="P315">This method returns true if this b-tree instance contains no data, otherwise false.</text:p>
      <text:p text:style-name="P315"/>
      <text:p text:style-name="P191">Note:</text:p>
      <text:p text:style-name="P191">This method works even if the data layer has not been initialised. If that is the case, then the return value is true<text:span text:style-name="T311">, since it is assumed the b-tree is empty, instead of being invalid</text:span>.</text:p>
      <text:p text:style-name="P315"/>
      <text:p text:style-name="P315"/>
      <text:h text:style-name="P1316" text:outline-level="3"><text:bookmark-start text:name="__RefHeading__1536_1677005904"/><text:span text:style-name="T381">size</text:span> <text:span text:style-name="T147">()</text:span><text:bookmark-end text:name="__RefHeading__1536_1677005904"/></text:h>
      <text:p text:style-name="P642"/>
      <text:p text:style-name="P1194">_t_sizetype <text:span text:style-name="T381">size</text:span> ()</text:p>
      <text:p text:style-name="P642"/>
      <text:p text:style-name="P191">Description:</text:p>
      <text:p text:style-name="P427">This methods returns the number of data items stored in the container instance.</text:p>
      <text:p text:style-name="P191"/>
      <text:p text:style-name="P191">Remarks:</text:p>
      <text:p text:style-name="P427">To obtain the total number of data items that have been stored in the data container, this method has to be used. <text:span text:style-name="T312">If the data layer has been initialised, then the method reads the maxIdx value from the root node descriptor and returns it, otherwise zero is returned. </text:span>This means that, if the data layer has not been called into existence yet, this is not deemed as an invalid case and only means the container is empty.</text:p>
      <text:p text:style-name="P315"/>
      <text:p text:style-name="P191">Return value:</text:p>
      <text:p text:style-name="P553"><text:soft-page-break/>This method returns the number of data entries present in this <text:span text:style-name="T576">container</text:span> instance.</text:p>
      <text:p text:style-name="P315"/>
      <text:p text:style-name="P642"/>
      <text:h text:style-name="P1316" text:outline-level="3"><text:bookmark-start text:name="__RefHeading__1538_1677005904"/><text:span text:style-name="T382">clear</text:span> <text:span text:style-name="T147">()</text:span><text:bookmark-end text:name="__RefHeading__1538_1677005904"/></text:h>
      <text:p text:style-name="P642"/>
      <text:p text:style-name="P1194"><text:span text:style-name="T577">void</text:span> <text:span text:style-name="T382">clear</text:span> ()</text:p>
      <text:p text:style-name="P315"/>
      <text:p text:style-name="P191">Description:</text:p>
      <text:p text:style-name="P1201">This method removes all data from the b-tree at once.</text:p>
      <text:p text:style-name="P1201"/>
      <text:p text:style-name="P1201"/>
      <text:p text:style-name="P191">Remarks:</text:p>
      <text:p text:style-name="P428">The method de-initialises the <text:span text:style-name="T577">container</text:span>'s data layer, which <text:span text:style-name="T577">is also true is only the root node exists while it doesn't contain any data. Also internal counters and pointers are reset to allow for a re-instantiation of a new data layer.</text:span></text:p>
      <text:p text:style-name="P315"/>
      <text:p text:style-name="P609">Note:</text:p>
      <text:p text:style-name="P609">If this method is called while the data <text:span text:style-name="T313">layer </text:span>has not been initialised or was de-initialised before, then it <text:span text:style-name="T577">is in</text:span>effect<text:span text:style-name="T577">ive</text:span>.</text:p>
      <text:p text:style-name="P642"/>
      <text:p text:style-name="P642"/>
      <text:h text:style-name="Heading_20_3" text:outline-level="3"><text:bookmark-start text:name="__RefHeading__14598_1800758390"/>cbegin ()<text:bookmark-end text:name="__RefHeading__14598_1800758390"/></text:h>
      <text:p text:style-name="P642"/>
      <text:p text:style-name="P1119">const_iterator cbegin ()</text:p>
      <text:p text:style-name="P642"/>
      <text:p text:style-name="P794">Description:</text:p>
      <text:p text:style-name="P794">This method returns a read-only iterator, pointing <text:span text:style-name="T486">at</text:span> the initial data entry.</text:p>
      <text:p text:style-name="P794"/>
      <text:p text:style-name="P203">Remarks:</text:p>
      <text:p text:style-name="P415"><text:span text:style-name="T486">This method instantiates </text:span>a read-only iterator pointing at the first data entry. The returned iterator has not been evaluated, which means calling this method does not result in a penalty in terms of CPU time.</text:p>
      <text:p text:style-name="P414"/>
      <text:p text:style-name="Text_20_body">Return value:</text:p>
      <text:p text:style-name="P794">The return value is a read-only <text:span text:style-name="T62">iterator pointing at the first data entry. In case the data container is </text:span><text:soft-page-break/><text:span text:style-name="T62">empty, the returned iterator points to an invalid object, which, if accessed in that state, would result in an ::std::out_fo_range exception being thrown.</text:span></text:p>
      <text:p text:style-name="Text_20_body"/>
      <text:p text:style-name="P800"/>
      <text:h text:style-name="Heading_20_3" text:outline-level="3"><text:bookmark-start text:name="__RefHeading__14600_1800758390"/>cend ()<text:bookmark-end text:name="__RefHeading__14600_1800758390"/></text:h>
      <text:p text:style-name="P793"/>
      <text:p text:style-name="P1174"><text:span text:style-name="T219">const_iterator c</text:span><text:span text:style-name="T250">end</text:span><text:span text:style-name="T219"> ()</text:span></text:p>
      <text:p text:style-name="P793"/>
      <text:p text:style-name="P794">Description:</text:p>
      <text:p text:style-name="P795">This method returns a read-only iterator, pointing <text:span text:style-name="T486">at</text:span> the data entry <text:span text:style-name="T483">past the final entry</text:span>.</text:p>
      <text:p text:style-name="P795"/>
      <text:p text:style-name="P204">Remarks:</text:p>
      <text:p text:style-name="P416"><text:span text:style-name="T486">This method instantiates </text:span>a read-only iterator pointing at the <text:span text:style-name="T484">next</text:span> data entry <text:span text:style-name="T484">past the final entry</text:span>. The returned iterator <text:span text:style-name="T484">can</text:span> not be evaluated, <text:span text:style-name="T484">since the returned iterator is initialised to the return value of </text:span><text:span text:style-name="T484"><text:bookmark-ref text:reference-format="text" text:ref-name="__RefHeading__1536_1677005904">size ()</text:bookmark-ref></text:span><text:span text:style-name="T484">, which always points at an invalid object</text:span>.</text:p>
      <text:p text:style-name="P422"/>
      <text:p text:style-name="P801">Return value:</text:p>
      <text:p text:style-name="P795">The return value is a read-only <text:span text:style-name="T62">iterator pointing at the </text:span><text:span text:style-name="T72">next </text:span><text:span text:style-name="T62">data entry </text:span><text:span text:style-name="T72">past the last entry</text:span><text:span text:style-name="T62">.</text:span></text:p>
      <text:p text:style-name="P611"/>
      <text:p text:style-name="P610"/>
      <text:h text:style-name="Heading_20_3" text:outline-level="3"><text:bookmark-start text:name="__RefHeading__14602_1800758390"/>crbegin ()<text:bookmark-end text:name="__RefHeading__14602_1800758390"/></text:h>
      <text:p text:style-name="P793"/>
      <text:p text:style-name="P1174"><text:span text:style-name="T219">const_</text:span><text:span text:style-name="T250">reverse_</text:span><text:span text:style-name="T219">iterator c</text:span><text:span text:style-name="T250">r</text:span><text:span text:style-name="T219">begin ()</text:span></text:p>
      <text:p text:style-name="P793"/>
      <text:p text:style-name="P794">Description:</text:p>
      <text:p text:style-name="P796">This method returns a read-only <text:span text:style-name="T485">reverse </text:span>iterator, pointing <text:span text:style-name="T486">at</text:span> the <text:span text:style-name="T485">final</text:span> data entry.</text:p>
      <text:p text:style-name="P796"/>
      <text:p text:style-name="P205">Remarks:</text:p>
      <text:p text:style-name="P417"><text:span text:style-name="T486">This method instantiates </text:span>a <text:span text:style-name="T485">reverse </text:span>read-only iterator pointing at the <text:span text:style-name="T487">final</text:span> data entry. The returned iterator has not been evaluated, which means calling this method does not result in a penalty in terms of CPU time.</text:p>
      <text:p text:style-name="P423"/>
      <text:p text:style-name="P802">Return value:</text:p>
      <text:p text:style-name="P796">The return value is a <text:span text:style-name="T489">reverse </text:span>read-only <text:span text:style-name="T62">iterator pointing at the </text:span><text:span text:style-name="T74">final</text:span><text:span text:style-name="T62"> data entry. In case the data </text:span><text:soft-page-break/><text:span text:style-name="T62">container is empty, the returned iterator points </text:span><text:span text:style-name="T74">at</text:span><text:span text:style-name="T62"> an invalid object, which </text:span><text:span text:style-name="T74">the object prior the non-existing initial entry. I</text:span><text:span text:style-name="T62">f </text:span><text:span text:style-name="T74">the iterator is </text:span><text:span text:style-name="T62">accessed in that state, an ::std::out_o</text:span><text:span text:style-name="T73">f</text:span><text:span text:style-name="T62">_range exception </text:span><text:span text:style-name="T74">is</text:span><text:span text:style-name="T62"> thrown.</text:span></text:p>
      <text:p text:style-name="P612"/>
      <text:p text:style-name="P610"/>
      <text:h text:style-name="Heading_20_3" text:outline-level="3"><text:bookmark-start text:name="__RefHeading__14604_1800758390"/>crend ()<text:bookmark-end text:name="__RefHeading__14604_1800758390"/></text:h>
      <text:p text:style-name="P642"/>
      <text:p text:style-name="P1174"><text:span text:style-name="T219">const_</text:span><text:span text:style-name="T250">reverse_</text:span><text:span text:style-name="T219">iterator c</text:span><text:span text:style-name="T250">rend</text:span><text:span text:style-name="T219"> ()</text:span></text:p>
      <text:p text:style-name="P642"/>
      <text:p text:style-name="P797">Description:</text:p>
      <text:p text:style-name="P797">This method returns a read-only <text:span text:style-name="T485">reverse </text:span>iterator, pointing <text:span text:style-name="T486">at</text:span> the data entry <text:span text:style-name="T487">before the initial entry</text:span>.</text:p>
      <text:p text:style-name="P797"/>
      <text:p text:style-name="P206">Remarks:</text:p>
      <text:p text:style-name="P418"><text:span text:style-name="T486">This method instantiates </text:span>a <text:span text:style-name="T485">reverse </text:span>read-only iterator pointing at the data entry <text:span text:style-name="T488">prior the first entry</text:span>. The returned iterator <text:span text:style-name="T484">can</text:span> not be evaluated, <text:span text:style-name="T484">since the returned iterator has been set to point at -1 (~0x0), which always points at an invalid object</text:span>.</text:p>
      <text:p text:style-name="P424"/>
      <text:p text:style-name="P803">Return value:</text:p>
      <text:p text:style-name="P797">The return value is a <text:span text:style-name="T490">reverse </text:span>read-only <text:span text:style-name="T62">iterator pointing at the data entry </text:span><text:span text:style-name="T75">prior the first data entry</text:span><text:span text:style-name="T62">.</text:span></text:p>
      <text:p text:style-name="P613"/>
      <text:p text:style-name="P613"/>
      <text:h text:style-name="P1316" text:outline-level="3"><text:bookmark-start text:name="__RefHeading__1540_1677005904"/><text:span text:style-name="T147">u</text:span>nload <text:span text:style-name="T147">()</text:span><text:bookmark-end text:name="__RefHeading__1540_1677005904"/></text:h>
      <text:p text:style-name="P642"/>
      <text:p text:style-name="P1194">void unload ()</text:p>
      <text:p text:style-name="P642"/>
      <text:p text:style-name="P191">Description:</text:p>
      <text:p text:style-name="P315"><text:span text:style-name="T313">This method </text:span>unload<text:span text:style-name="T313">s</text:span> all data to <text:span text:style-name="T313">the medium.</text:span></text:p>
      <text:p text:style-name="P315"/>
      <text:p text:style-name="P234">Remarks:</text:p>
      <text:p text:style-name="P315">This method stores all data in th<text:span text:style-name="T313">e</text:span> instance<text:span text:style-name="T313">'s</text:span> associated temporary file and frees all temporary buffers and data caches. <text:span text:style-name="T313">It</text:span> <text:span text:style-name="T313">may be</text:span> useful if the resources on a system are scarce and it is known <text:span text:style-name="T313">access is </text:span>not needed for a long time.</text:p>
      <text:p text:style-name="P429">It is not required to reload the data, since this is done by any call trying to access <text:span text:style-name="T313">the instance</text:span>. However, even a call to <text:span text:style-name="T578">a simple method, like </text:span><text:span text:style-name="T578"><text:bookmark-ref text:reference-format="text" text:ref-name="__RefHeading__1536_1677005904">size ()</text:bookmark-ref></text:span><text:span text:style-name="T578"> or </text:span><text:span text:style-name="T578"><text:bookmark-ref text:reference-format="text" text:ref-name="__RefHeading__1534_1677005904">empty ()</text:bookmark-ref></text:span><text:span text:style-name="T578">, were a reload wouldn't be </text:span><text:soft-page-break/><text:span text:style-name="T578">expected,</text:span> will cause data to be reloaded. Hence, if you do not want <text:span text:style-name="T578">a container</text:span> instance to be relo<text:span text:style-name="T313">a</text:span>ded, then don<text:span text:style-name="T314">'</text:span>t call any of its methods.</text:p>
      <text:p text:style-name="P315">Also call<text:span text:style-name="T314">ing</text:span> th<text:span text:style-name="T314">e</text:span> unload method <text:span text:style-name="T314">too frequently is not recommended</text:span>, <text:span text:style-name="T313">as</text:span> <text:span text:style-name="T313">i</text:span>t will result in significant performance <text:span text:style-name="T578">issues</text:span>.</text:p>
      <text:p text:style-name="P315"/>
      <text:p text:style-name="P234">Note:</text:p>
      <text:p text:style-name="P234">If this method is called while the data <text:span text:style-name="T578">layer </text:span>has not been initialised or was de-initialised before, then this method <text:span text:style-name="T578">is in</text:span>effect<text:span text:style-name="T578">ive</text:span>. This is also the case, if the <text:span text:style-name="T578">container has been </text:span>unloaded before.</text:p>
      <text:p text:style-name="P642"/>
      <text:h text:style-name="P1316" text:outline-level="3"><text:bookmark-start text:name="__RefHeading__1542_1677005904"/>test_integrity <text:span text:style-name="T147">()</text:span><text:bookmark-end text:name="__RefHeading__1542_1677005904"/></text:h>
      <text:p text:style-name="P642"/>
      <text:p text:style-name="P1194">bool test_integrity ()</text:p>
      <text:p text:style-name="P642"/>
      <text:p text:style-name="P191">Description:</text:p>
      <text:p text:style-name="P234">This method performs a self test of the b-tree's integrity.</text:p>
      <text:p text:style-name="P315"/>
      <text:p text:style-name="P234">Remarks:</text:p>
      <text:p text:style-name="P253">This method tells the b-tree to test every node's integrity. This means that, the b-tree is being walked through and every node is tested for the correct parent node identifier, if the sub-tree size is correct and additional tests may be done depending on what type of data class is this being called on (ie. CBTreeKeySort also tests the key order in every node).</text:p>
      <text:p text:style-name="P253">Also it is being tested if two or more nodes are not sharing the same node identifier, if walking from a parent node to a child node and vice versa is working correctly <text:span text:style-name="T315">and if a node falsely claims to be the root node</text:span>.</text:p>
      <text:p text:style-name="P315"/>
      <text:p text:style-name="P234">Return value:</text:p>
      <text:p text:style-name="P254">The return value is true in case the self test didn't bring up any errors, otherwise false.</text:p>
      <text:p text:style-name="P234"/>
      <text:p text:style-name="P234">Note:</text:p>
      <text:p text:style-name="P642">If the method was incapable to walk through the entire tree, because it has encountered an undefined state in which it is impossible to proceed, then an std::exception <text:span text:style-name="T316">is thrown. Therefore the call of this method must always happen within a try block.</text:span></text:p>
      <text:p text:style-name="P616">This method ought not to be called during normal operations and only aids development purposes. This method is likely to cause performance <text:span text:style-name="T579">issues</text:span> when called too frequently, not only the walk through the tree structure can take very long, depending on the size of the tree, but also all caches <text:soft-page-break/>are being brought into a state which is unlikely to be ideal for normal applications.</text:p>
      <text:p text:style-name="P642"/>
      <text:p text:style-name="P642"/>
      <text:h text:style-name="P1316" text:outline-level="3"><text:bookmark-start text:name="__RefHeading__1544_1677005904"/>show_integrity <text:span text:style-name="T147">()</text:span><text:bookmark-end text:name="__RefHeading__1544_1677005904"/></text:h>
      <text:p text:style-name="P642"/>
      <text:p text:style-name="P1194">void show_integrity (const char *pFilename)</text:p>
      <text:p text:style-name="P642"/>
      <text:p text:style-name="P191">Description:</text:p>
      <text:p text:style-name="P255">This method prints the current b-tree structure as well as additional debug information into a HTML formatted file.</text:p>
      <text:p text:style-name="P315"/>
      <text:p text:style-name="P221">Input parameters:</text:p>
      <text:p text:style-name="P526">pFilename<text:tab/><text:tab/>- specifies pointer to <text:span text:style-name="T579">output </text:span>file name</text:p>
      <text:p text:style-name="P553"/>
      <text:p text:style-name="P234">Remarks:</text:p>
      <text:p text:style-name="P256">For development purposes the structure of a b-tree plus additional debug information can be printed into HTML file, which then can be viewed in any internet browser. The method recursively walks through the tree and prints any node descriptor it comes across in plain text as well as every node's content. Errors that had been identified by <text:bookmark-ref text:reference-format="text" text:ref-name="__RefHeading__1542_1677005904">test_integrity ()</text:bookmark-ref> are high lighted as bold red text within the output tree, given that said method managed to complete. In case <text:bookmark-ref text:reference-format="text" text:ref-name="__RefHeading__1542_1677005904">test_integrity ()</text:bookmark-ref> didn't complete due to an assertion being hit the output of the b-tree structure is likely to be incomplete.</text:p>
      <text:p text:style-name="P257">The next part being output is a linear list of all node descriptors contained by all blocks that have been called into existence so far, while any node being invalid is displayed as grey text. <text:span text:style-name="T317">The element n</text:span>NumData <text:span text:style-name="T317">is </text:span>printed <text:span text:style-name="T317">as its </text:span>2's complement decimal value.</text:p>
      <text:p text:style-name="P258">The final part shows some data layer variables, the pool set up as it has been configured during the construction of the data class instance, followed a linear list of every node's pools, displaying the raw data therein. <text:span text:style-name="T318">The data layer variables displayed are as follows:</text:span></text:p>
      <text:p text:style-name="P258">m_nBlockSize<text:tab/><text:tab/><text:tab/><text:tab/><text:span text:style-name="T318">block size in bytes</text:span></text:p>
      <text:p text:style-name="P258">m_nNodeSize<text:tab/><text:tab/><text:tab/><text:tab/><text:span text:style-name="T318">node size parameter as it has been given during the construction</text:span></text:p>
      <text:p text:style-name="P258">m_nNodesPerBlock<text:tab/><text:tab/><text:tab/><text:span text:style-name="T318">number of nodes stored in one block</text:span></text:p>
      <text:p text:style-name="P258">m_nNodesPerBlockVectorSize<text:tab/><text:span text:style-name="T318">log2 of </text:span>m_nNodesPerBlock</text:p>
      <text:p text:style-name="P258">m_nAlignedNodeSize<text:tab/><text:tab/><text:tab/><text:span text:style-name="T318">size of one node plus padding</text:span></text:p>
      <text:p text:style-name="P258">m_nNumPerBlockDataPools<text:tab/><text:tab/><text:span text:style-name="T318">number of pools</text:span></text:p>
      <text:p text:style-name="P258"/>
      <text:p text:style-name="P259"><text:soft-page-break/><text:span text:style-name="T319">The next sub part of the data dump section shows a table containing information about every registered pool. </text:span>The information displayed per pool is as follows:</text:p>
      <text:p text:style-name="P259">m_psPerBlockDataPools-&gt;nCacheVectorSize</text:p>
      <text:p text:style-name="P259"><text:tab/><text:tab/><text:tab/><text:tab/><text:tab/>number of cache mask bit as configured during the <text:tab/><text:tab/><text:tab/><text:tab/><text:tab/><text:tab/><text:tab/>construction</text:p>
      <text:p text:style-name="P259">m_psPerBlockDataPools-&gt;nEntrySize</text:p>
      <text:p text:style-name="P259"><text:tab/><text:tab/><text:tab/><text:tab/><text:tab/>size of one data item as configured during the construction</text:p>
      <text:p text:style-name="P259">m_psPerBlockDataPools-&gt;nTotalSize</text:p>
      <text:p text:style-name="P259"><text:tab/><text:tab/><text:tab/><text:tab/><text:tab/>size of all data items as configured during the construction</text:p>
      <text:p text:style-name="P259">m_pnPerBlockPoolCacheMaskes</text:p>
      <text:p text:style-name="P259"><text:tab/><text:tab/><text:tab/><text:tab/><text:tab/><text:span text:style-name="T319">cache mask of a pools determined by </text:span>m_psPerBlockDataPools-&gt;nCacheVectorSize</text:p>
      <text:p text:style-name="P259">m_pnPerBlockPoolOffset</text:p>
      <text:p text:style-name="P259"><text:tab/><text:tab/><text:tab/><text:tab/><text:tab/><text:span text:style-name="T319">offset of a pool within a node</text:span></text:p>
      <text:p text:style-name="P260"/>
      <text:p text:style-name="P264">The final sub part of the data dump section is a linear list of every block that has been called into existence on the data layer. Each block's section displays the nodes stored in it, while each node shows its pools raw contents preceded by the absolute data layer byte offset of the respective pool. All information coming from the data layer are displayed as grey text, except if the data layer employs caches. Pools being cached <text:span text:style-name="T320">have their contents displayed twice. Once as it is directly stored on the data layer and once as it is coming from the pool cache, being printed as grey and blue text respectively.</text:span></text:p>
      <text:p text:style-name="P260"/>
      <text:p text:style-name="P234">Note: <text:span text:style-name="T321">For this method to correctly output the content of each data item within the b-tree structure, as it is required for the initial section of HTML file being written to, every data class must provide its version of the method </text:span><text:span text:style-name="T321"><text:bookmark-ref text:reference-format="text" text:ref-name="__RefHeading__5421_161159794">showdata ()</text:bookmark-ref></text:span><text:span text:style-name="T321">, since it is impossible for the classes </text:span><text:span text:style-name="T321"><text:bookmark-ref text:reference-format="text" text:ref-name="__RefHeading__122_1269792762">Base Class (CBTreeBase)</text:bookmark-ref></text:span><text:span text:style-name="T321"> as well as </text:span><text:span text:style-name="T321"><text:bookmark-ref text:reference-format="text" text:ref-name="__RefHeading__12600_147306980">Data Classes (CBTreeArray and CBTreeKeySort)</text:bookmark-ref></text:span><text:span text:style-name="T321"> to interpret the raw data coming from the data layer. If </text:span><text:span text:style-name="T321"><text:bookmark-ref text:reference-format="text" text:ref-name="__RefHeading__5421_161159794">showdata ()</text:bookmark-ref></text:span><text:span text:style-name="T321"> is not provided, then in case s. is called the data items in the HTLM output are left blank, rendering the initial part of the debug output almost useless.</text:span></text:p>
      <text:p text:style-name="P617"/>
      <text:h text:style-name="P1301" text:outline-level="3"><text:bookmark-start text:name="__RefHeading__5421_161159794"/>showdata ()<text:bookmark-end text:name="__RefHeading__5421_161159794"/></text:h>
      <text:p text:style-name="P617"/>
      <text:p text:style-name="P1146"><text:span text:style-name="T216">b</text:span><text:span text:style-name="T212">ool showdata (std::ofstream &amp;ofs, _t_nodeiter nNode, _t_subnodeiter nSubPos)</text:span></text:p>
      <text:p text:style-name="P617"/>
      <text:p text:style-name="P191">Description:</text:p>
      <text:p text:style-name="P265">This method displays the data of a node in HTML format and prints it to ofs or tests a node for its <text:soft-page-break/>integrity.</text:p>
      <text:p text:style-name="P315"/>
      <text:p text:style-name="P221">Input parameters:</text:p>
      <text:p text:style-name="P527">ofs<text:tab/><text:tab/>- reference to output file stream</text:p>
      <text:p text:style-name="P527">nNode<text:tab/><text:tab/>- specifies node of node / sub-position pair to be displayed</text:p>
      <text:p text:style-name="P527">nSubPos<text:tab/>- specifies sub-position of node / sub-position pair to be displayed</text:p>
      <text:p text:style-name="P553"/>
      <text:p text:style-name="P234">Remarks:</text:p>
      <text:p text:style-name="P266">This method has two modes it can run in. If ofs.is_open () returns true, then the method interprets the data item being specified by nNode and nSubPos to be printed in HTML format and writes the result to the output file stream (ofs) as well as testing for the data's integrity. If ofs.is_open () returns false, then only the data pointed by the nNode / nSubPos pair is tested for its correct integrity.</text:p>
      <text:p text:style-name="P260"/>
      <text:p text:style-name="P234">Return value:</text:p>
      <text:p text:style-name="P265">Returns true if the data integrity is correct, otherwise false. <text:span text:style-name="T322">Whether the stream (ofs) is open or not, has no impact on the return value.</text:span></text:p>
      <text:p text:style-name="P234"/>
      <text:p text:style-name="P642"/>
      <text:h text:style-name="P1296" text:outline-level="2"><text:bookmark-start text:name="__RefHeading__156_1269792762"/>CBTreeArray API<text:bookmark-end text:name="__RefHeading__156_1269792762"/></text:h>
      <text:p text:style-name="P642"/>
      <text:h text:style-name="P1301" text:outline-level="3"><text:bookmark-start text:name="__RefHeading__9841_161159794"/>CBTreeArray Constructor<text:bookmark-end text:name="__RefHeading__9841_161159794"/></text:h>
      <text:p text:style-name="P642"/>
      <text:p text:style-name="P1205">CBTreeArray&lt;...&gt; (_t_datalayerproperties &amp;rDataLayerProperties, bayerTreeCacheDescription_t *psCacheDescription, uint32_t nSerVectorCacheNumOfLog2Lines, _t_subnodeiter nNodeSize)</text:p>
      <text:p text:style-name="P642"/>
      <text:p text:style-name="P191">Description:</text:p>
      <text:p text:style-name="P220">The CBTree<text:span text:style-name="T293">Array</text:span> constructor is called when a b-tree <text:span text:style-name="T293">array </text:span>data class is called into exist<text:span text:style-name="T293">e</text:span>nce.</text:p>
      <text:p text:style-name="P315"/>
      <text:p text:style-name="P221">Input parameters:</text:p>
      <text:p text:style-name="P524">rDataLayerProperties<text:tab/><text:tab/><text:tab/>is a reference which specifies the <text:span text:style-name="T294">properties</text:span> <text:span text:style-name="T294">for</text:span> a data layer <text:tab/><text:tab/><text:tab/><text:tab/><text:tab/>class *</text:p>
      <text:p text:style-name="P642"><text:span text:style-name="T301">psCacheDescription<text:tab/><text:tab/><text:tab/>is a pointer referring to a </text:span><text:span text:style-name="T305">cache description structure <text:tab/><text:tab/><text:tab/><text:tab/><text:tab/><text:tab/>specifying the </text:span>cache dimensions for this b-tree data class <text:tab/><text:tab/><text:tab/><text:tab/><text:tab/><text:tab/>instance *</text:p>
      <text:p text:style-name="P642"><text:soft-page-break/>nSerVectorCacheNumOfLog2Lines<text:tab/><text:span text:style-name="T323">specifies the number of cache mask bits for the serial vector <text:tab/><text:tab/><text:tab/><text:tab/><text:tab/>pool</text:span></text:p>
      <text:p text:style-name="P642">nNodeSize<text:tab/><text:tab/><text:tab/><text:tab/>specifies the node size parameter *</text:p>
      <text:p text:style-name="P642"/>
      <text:p text:style-name="P553">* <text:span text:style-name="T324">This parameter has already been explained in section </text:span><text:span text:style-name="T324"><text:bookmark-ref text:reference-format="text" text:ref-name="__RefHeading__17355_1839654271">CBTreeBase Constructor</text:bookmark-ref></text:span><text:span text:style-name="T324"> and only a brief description is given here. If more information is needed, then please refer to said section.</text:span></text:p>
      <text:p text:style-name="P642"/>
      <text:p text:style-name="P642"/>
      <text:h text:style-name="Heading_20_3" text:outline-level="3"><text:bookmark-start text:name="__RefHeading__11951_635377009"/>at ()<text:bookmark-end text:name="__RefHeading__11951_635377009"/></text:h>
      <text:p text:style-name="P645"/>
      <text:p text:style-name="P99">CBTreeArrayAccessWrapper&lt;_t_data, _t_sizetype&gt; at (const _t_sizetype nPos)</text:p>
      <text:p text:style-name="P645"/>
      <text:p text:style-name="P649">Description:</text:p>
      <text:p text:style-name="P649">This method returns an access object to an entry associated with a linear position.</text:p>
      <text:p text:style-name="P649"/>
      <text:p text:style-name="P649">Input parameter:</text:p>
      <text:p text:style-name="P649">nPos<text:tab/><text:tab/><text:tab/>- specifies linear offset to data entry in question</text:p>
      <text:p text:style-name="P649"/>
      <text:p text:style-name="P649">Remarks:</text:p>
      <text:p text:style-name="P655">In case this method cannot return a data access object, since the input parameter nPos exceeds the number of entries available, then a<text:span text:style-name="T581">n</text:span> ::std::out_of_range exception is thrown.</text:p>
      <text:p text:style-name="P649"/>
      <text:p text:style-name="P649">Return value:</text:p>
      <text:p text:style-name="P657">The returned access object provides an overloaded cast operator, casting to _t_data, for read access and an overloaded assignment operator, with type _t_data as input parameter, for write access <text:span text:style-name="T399">to the data entry specified</text:span>.</text:p>
      <text:p text:style-name="P649"/>
      <text:p text:style-name="P647"/>
      <text:h text:style-name="Heading_20_3" text:outline-level="3"><text:bookmark-start text:name="__RefHeading__11953_635377009"/>front ()<text:bookmark-end text:name="__RefHeading__11953_635377009"/></text:h>
      <text:p text:style-name="Text_20_body"/>
      <text:p text:style-name="P99">CBTreeArrayAccessWrapper&lt;_t_data, _t_sizetype&gt; front ()</text:p>
      <text:p text:style-name="Text_20_body"/>
      <text:p text:style-name="P650">Description:</text:p>
      <text:p text:style-name="P651"><text:soft-page-break/>This method returns an access object <text:span text:style-name="T399">associated with</text:span> <text:span text:style-name="T398">the initial</text:span> entry.</text:p>
      <text:p text:style-name="P651"/>
      <text:p text:style-name="P650">Remarks:</text:p>
      <text:p text:style-name="P656">In case this method cannot return a data access object, since <text:span text:style-name="T399">the data container is empty</text:span>, then a<text:span text:style-name="T581">n</text:span> ::std::out_of_range exception is thrown.</text:p>
      <text:p text:style-name="P656"/>
      <text:p text:style-name="P650">Return value:</text:p>
      <text:p text:style-name="P658">The returned access object provides an overloaded cast operator, casting to _t_data, for read access and an overloaded assignment operator, with type _t_data as input parameter, for write access <text:span text:style-name="T399">to the initial data entry</text:span>.</text:p>
      <text:p text:style-name="P650"/>
      <text:p text:style-name="P646"/>
      <text:h text:style-name="Heading_20_3" text:outline-level="3"><text:bookmark-start text:name="__RefHeading__11955_635377009"/>back ()<text:bookmark-end text:name="__RefHeading__11955_635377009"/></text:h>
      <text:p text:style-name="P650"/>
      <text:p text:style-name="P101">CBTreeArrayAccessWrapper&lt;_t_data, _t_sizetype&gt; <text:span text:style-name="T399">back</text:span> ()</text:p>
      <text:p text:style-name="P650"/>
      <text:p text:style-name="P650">Description:</text:p>
      <text:p text:style-name="P652">This method returns an access object <text:span text:style-name="T399">associated with</text:span> <text:span text:style-name="T398">the final</text:span> entry.</text:p>
      <text:p text:style-name="P652"/>
      <text:p text:style-name="P650">Remarks:</text:p>
      <text:p text:style-name="P656">In case this method cannot return a data access object, since <text:span text:style-name="T399">the data container is empty</text:span>, then a<text:span text:style-name="T401">n</text:span> ::std::out_of_range exception is thrown.</text:p>
      <text:p text:style-name="P656"/>
      <text:p text:style-name="P650">Return value:</text:p>
      <text:p text:style-name="P658">The returned access object provides an overloaded cast operator, casting to _t_data, for read access and an overloaded assignment operator, with type _t_data as input parameter, for write access <text:span text:style-name="T399">to the final data entry</text:span>.</text:p>
      <text:p text:style-name="P652"/>
      <text:h text:style-name="Heading_20_3" text:outline-level="3"><text:bookmark-start text:name="__RefHeading__11957_635377009"/>assign ()<text:bookmark-end text:name="__RefHeading__11957_635377009"/></text:h>
      <text:p text:style-name="P650"/>
      <text:p text:style-name="P1225">1)</text:p>
      <text:p text:style-name="P1223">template &lt;class _t_iterator&gt;</text:p>
      <text:p text:style-name="P1222">void assign (_t_iterator sItFirst, _t_iterator sItLast)</text:p>
      <text:p text:style-name="P1224">2)</text:p>
      <text:p text:style-name="P1221">void assign (_t_sizetype nNewSize, const _t_data&amp; rVal)</text:p>
      <text:p text:style-name="P650"><text:soft-page-break/></text:p>
      <text:p text:style-name="P650">Description:</text:p>
      <text:p text:style-name="P659">These methods assign new content to <text:span text:style-name="T581">a</text:span> container.</text:p>
      <text:p text:style-name="P650"/>
      <text:p text:style-name="P650">Input parameter:</text:p>
      <text:p text:style-name="P659">sItFirst<text:tab/><text:tab/>- <text:span text:style-name="T400">specifies iterator associated with initial element to be assigned</text:span></text:p>
      <text:p text:style-name="P660">sItLast<text:tab/><text:tab/>- <text:span text:style-name="T400">specifies iterator associated with subsequent element to be assigned</text:span></text:p>
      <text:p text:style-name="P659">nNewSize<text:tab/>- <text:span text:style-name="T400">specifies new size the container will end up with</text:span></text:p>
      <text:p text:style-name="P659">rVal<text:tab/><text:tab/>- <text:span text:style-name="T400">specifies fill element</text:span></text:p>
      <text:p text:style-name="P650"/>
      <text:p text:style-name="P650">Remarks:</text:p>
      <text:p text:style-name="P666">These methods will destroy any previously stored content <text:span text:style-name="T581">of</text:span> the container in use and replace it with the content according to their specified parameters. <text:span text:style-name="T403">This means that the data layer is destroyed and then constructed again, except if sItFirst equals sItLast or nNewSize is zero. In those cases the data layer remains destroyed, until another call needs to stored data in this container.</text:span></text:p>
      <text:p text:style-name="P674">Method <text:span text:style-name="T581">(</text:span>1<text:span text:style-name="T581">)</text:span> iterates element by element from sItFirst onwards until sItLast has been found. In case sItLast is not being found and the container associated with sItFirst goes beyond its last element, then an ::std::out_of_range exception is thrown.</text:p>
      <text:p text:style-name="P650"/>
      <text:p text:style-name="P650">Note:</text:p>
      <text:p text:style-name="P674">For method <text:span text:style-name="T581">(</text:span>1<text:span text:style-name="T581">)</text:span>, in case the input iterators are referring <text:span text:style-name="T408">to </text:span>the target container itself, then all elements before sItFirst and all elements after sItLast are being deleted, which means the method is capable of self-referencing. However, if sItLast is before sItFirst or <text:span text:style-name="T582">one</text:span> of those input iterators is referring to a container other than this container, then the behaviour is undefined.</text:p>
      <text:p text:style-name="P673"><text:span text:style-name="T402">For method (1), t</text:span>ype _t_iterator must be <text:span text:style-name="T402">an iterator that is </text:span>at least category ::std::<text:span text:style-name="T402">forward_iterator_tag to function. To achieve best results in terms of performance, type _t_iterator must be an iterator that is category ::std::random_access_iterator_tag to allow the a. method to move back and forth quickly, creating an idealised order of elements in the target container.</text:span></text:p>
      <text:p text:style-name="P650"/>
      <text:h text:style-name="Heading_20_3" text:outline-level="3"><text:bookmark-start text:name="__RefHeading__11959_635377009"/>pu<text:span text:style-name="T397">sh</text:span>_back ()<text:bookmark-end text:name="__RefHeading__11959_635377009"/></text:h>
      <text:p text:style-name="P650"/>
      <text:p text:style-name="P1221"><text:span text:style-name="T161">v</text:span><text:span text:style-name="T160">oid push_back (const _t_data &amp;rData)</text:span></text:p>
      <text:p text:style-name="P650"/>
      <text:p text:style-name="P650">Description:</text:p>
      <text:p text:style-name="P674"><text:soft-page-break/>This method appends a new <text:span text:style-name="T583">data item</text:span> to the end of the container.</text:p>
      <text:p text:style-name="P650"/>
      <text:p text:style-name="P650">Input parameter:</text:p>
      <text:p text:style-name="P674">rData<text:tab/><text:tab/>- specifies reference <text:span text:style-name="T583">to data item to be appended</text:span></text:p>
      <text:p text:style-name="P650"/>
      <text:p text:style-name="P650">Remarks:</text:p>
      <text:p text:style-name="P674">This method <text:span text:style-name="T404">adds the data item referred to by rData to the location this-&gt;cend () is pointing at, effectively increasing the target container size by one. This method is incapable to return an error and in case the item cannot be appended, then an ::std::runtimeerror exception is thrown.</text:span></text:p>
      <text:p text:style-name="P650"/>
      <text:p text:style-name="P646"/>
      <text:h text:style-name="Heading_20_3" text:outline-level="3"><text:bookmark-start text:name="__RefHeading__11961_635377009"/>pop_back ()<text:bookmark-end text:name="__RefHeading__11961_635377009"/></text:h>
      <text:p text:style-name="P650"/>
      <text:p text:style-name="P1148"><text:span text:style-name="T220">v</text:span><text:span text:style-name="T219">oid pop_back ()</text:span></text:p>
      <text:p text:style-name="P1041"/>
      <text:p text:style-name="P650"/>
      <text:p text:style-name="P650">Description:</text:p>
      <text:p text:style-name="P681">This method removes the last element of the target container.</text:p>
      <text:p text:style-name="P650"/>
      <text:p text:style-name="P650">Remarks:</text:p>
      <text:p text:style-name="P681">This method removes the last element of the target container, effectively decreasing its size by one. In cast the target container is empty, then an ::std::out_of_range exception is thrown. </text:p>
      <text:p text:style-name="P650"/>
      <text:p text:style-name="P646"/>
      <text:h text:style-name="Heading_20_3" text:outline-level="3"><text:bookmark-start text:name="__RefHeading__11963_635377009"/>insert ()<text:bookmark-end text:name="__RefHeading__11963_635377009"/></text:h>
      <text:p text:style-name="P650"/>
      <text:p text:style-name="P1043">1)</text:p>
      <text:p text:style-name="P1045">template &lt;class _t_iterator&gt;</text:p>
      <text:p text:style-name="P1047">iterator insert (const_iterator sCIterPos, _t_iterator sItFirst, _t_iterator sItLast)</text:p>
      <text:p text:style-name="P1043">2)</text:p>
      <text:p text:style-name="P1042">iterator insert (const_iterator sCIterPos, const _t_data&amp; rData)</text:p>
      <text:p text:style-name="P1043">3)</text:p>
      <text:p text:style-name="P1045">iterator insert (const_iterator sCIterPos, const _t_sizetype nLen, const _t_data&amp; rData)</text:p>
      <text:p text:style-name="P650"/>
      <text:p text:style-name="P650">Description:</text:p>
      <text:p text:style-name="P681">These methods insert new data elements into a target container.</text:p>
      <text:p text:style-name="P650"><text:soft-page-break/></text:p>
      <text:p text:style-name="P650">Input parameter:</text:p>
      <text:p text:style-name="P681">sCIterPos<text:tab/>- <text:span text:style-name="T405">specifies position where data items are to be inserted</text:span></text:p>
      <text:p text:style-name="P661">sItFirst<text:tab/><text:tab/>- <text:span text:style-name="T400">specifies iterator associated with initial element to be assigned</text:span></text:p>
      <text:p text:style-name="P661">sItLast<text:tab/><text:tab/>- <text:span text:style-name="T400">specifies iterator associated with subsequent element to be assigned</text:span></text:p>
      <text:p text:style-name="P682">rData<text:tab/><text:tab/>- <text:span text:style-name="T406">specifies data element (2) or fill element (3) to be inserted</text:span></text:p>
      <text:p text:style-name="P681">nLen<text:tab/><text:tab/>- <text:span text:style-name="T406">specifies how many fill elements to be inserted</text:span></text:p>
      <text:p text:style-name="P650"/>
      <text:p text:style-name="P650">Remarks:</text:p>
      <text:p text:style-name="P692"><text:span text:style-name="T584">A</text:span>ccording to their parameters, <text:span text:style-name="T584">t</text:span>hese methods will insert one or more data items to the target container. In case either sItFirst equals sItLast or nLen is zero, the call is ineffective neither the stored data nor the state of the target container is being altered, only an iterator version of parameter sCIterPos is returned.</text:p>
      <text:p text:style-name="P680">Method <text:span text:style-name="T584">(</text:span>1<text:span text:style-name="T584">)</text:span> iterates element by element from sItFirst onwards until sItLast has been found. <text:span text:style-name="T584">Any found element is inserted into the container in the same order they have been iterated through from their source. That series of elements is inserted at the position the parameter sCIterPos is pointing at. </text:span>In case sItLast is not being found and the container associated with sItFirst goes beyond its last element, then an ::std::out_of_range exception is thrown.</text:p>
      <text:p text:style-name="P920">Method (2) inserts the data item rData at the position sCIterPos is pointing at, into the container. If sCIterPos is exceeding the container, then <text:span text:style-name="T403">an ::std::out_of_range exception is thrown.</text:span></text:p>
      <text:p text:style-name="P920">Method (3) inserts nLen data items rData at the position sCIterPos is pointing at, into the container. If sCIterPos is exceeding the container, then <text:span text:style-name="T403">an ::std::out_of_range exception is thrown.</text:span></text:p>
      <text:p text:style-name="P667"/>
      <text:p text:style-name="P650">Return value:</text:p>
      <text:p text:style-name="P687">All methods return an iterator pointing at the initial location <text:span text:style-name="T407">where data was being inserted.</text:span></text:p>
      <text:p text:style-name="P650"/>
      <text:p text:style-name="P650">Note:</text:p>
      <text:p text:style-name="P675">For method <text:span text:style-name="T584">(</text:span>1<text:span text:style-name="T584">)</text:span>, in case the input iterators are referring <text:span text:style-name="T408">to </text:span>the target container itself, then <text:span text:style-name="T408">the method acts as if it would take a copy of all elements between sItFirst and sItLast, to then paste those back in where sCIterPos is pointing as. This means that,</text:span> the method is capable of self-referencing, <text:span text:style-name="T408">without destroying the order of elements</text:span>. However, if sItLast is before sItFirst or <text:span text:style-name="T584">one</text:span> of those input iterators is referring to a container other than th<text:span text:style-name="T413">e target</text:span> container, then the behaviour is undefined.</text:p>
      <text:p text:style-name="P653"/>
      <text:p text:style-name="P646"/>
      <text:h text:style-name="Heading_20_3" text:outline-level="3"><text:bookmark-start text:name="__RefHeading__11965_635377009"/><text:soft-page-break/>erase ()<text:bookmark-end text:name="__RefHeading__11965_635377009"/></text:h>
      <text:p text:style-name="P650"/>
      <text:p text:style-name="P1044">1)</text:p>
      <text:p text:style-name="P1149"><text:span text:style-name="T221">i</text:span><text:span text:style-name="T219">terator erase (const_iterator sCIterPos)</text:span></text:p>
      <text:p text:style-name="P1044">2)</text:p>
      <text:p text:style-name="P1063">iterator erase (const_iterator sCIterFirst, const_iterator sCIterLast)</text:p>
      <text:p text:style-name="P1157"/>
      <text:p text:style-name="P650">Description:</text:p>
      <text:p text:style-name="P693">These methods remove one or more elements from the target container.</text:p>
      <text:p text:style-name="P650"/>
      <text:p text:style-name="P650">Input parameter:</text:p>
      <text:p text:style-name="P693">sCIterPos<text:tab/>- specifies location of data item to be removed</text:p>
      <text:p text:style-name="P693">sCIterFirst<text:tab/>- specifies location of initial item to be removed</text:p>
      <text:p text:style-name="P693">sCIterLast<text:tab/>- specifies location of final item to be removed</text:p>
      <text:p text:style-name="P650"/>
      <text:p text:style-name="P650">Remarks:</text:p>
      <text:p text:style-name="Text_20_body">To remove one or more entries, these methods are to be used. If <text:span text:style-name="T415">any </text:span>method is called with an empty target container or method (2<text:span text:style-name="T409">) is called with sCIterLast pointing at an illegal location such as before sCIterFirst or beyond the end of the target container, then an ::std::out_of_range exception is thrown. In general, the only behavioural exception is; if sCIterFirst equals sCIterLast. In that case, the call of method (2) is ineffective and the return value is an iterator version of sCIterFirst.</text:span></text:p>
      <text:p text:style-name="P650"/>
      <text:p text:style-name="P650">Return value:</text:p>
      <text:p text:style-name="P694">The return value is an iterator pointing to the location where data was being removed from.</text:p>
      <text:p text:style-name="P650"/>
      <text:p text:style-name="P650"/>
      <text:h text:style-name="Heading_20_3" text:outline-level="3"><text:bookmark-start text:name="__RefHeading__11967_635377009"/>swap ()<text:bookmark-end text:name="__RefHeading__11967_635377009"/></text:h>
      <text:p text:style-name="P650"/>
      <text:p text:style-name="P1148"><text:span text:style-name="T222">v</text:span><text:span text:style-name="T219">oid swap (CBTreeArray &amp;rArray)</text:span></text:p>
      <text:p text:style-name="P1041"/>
      <text:p text:style-name="P650"/>
      <text:p text:style-name="P650">Description:</text:p>
      <text:p text:style-name="P697">This method swaps the content of a <text:span text:style-name="T585">source container </text:span>with the content of the target container.</text:p>
      <text:p text:style-name="P650"/>
      <text:p text:style-name="P650">Input parameter:</text:p>
      <text:p text:style-name="P697"><text:soft-page-break/>rArray<text:tab/><text:tab/>- specifies reference to <text:span text:style-name="T585">target container</text:span> the content is to be swapped with</text:p>
      <text:p text:style-name="P650"/>
      <text:p text:style-name="P650">Remarks:</text:p>
      <text:p text:style-name="P698">This method swaps the content of two <text:span text:style-name="T585">containers</text:span> by their entire status as well as the pointers to the respective data layer instances. The only exceptions are, the subscript wrapper object, which is used as return value template by the methods <text:bookmark-ref text:reference-format="text" text:ref-name="__RefHeading__11951_635377009">at ()</text:bookmark-ref>, <text:bookmark-ref text:reference-format="text" text:ref-name="__RefHeading__11953_635377009">front ()</text:bookmark-ref>, <text:bookmark-ref text:reference-format="text" text:ref-name="__RefHeading__11955_635377009">back ()</text:bookmark-ref> <text:span text:style-name="T417">and </text:span><text:span text:style-name="T417"><text:bookmark-ref text:reference-format="text" text:ref-name="__RefHeading__1558_1677005904">operator=</text:bookmark-ref></text:span>, the iterator registration list and the time stamp state. However, the time stamp state of the source and target container get updated, so that any iterator calling the either container is forced to re-evaluate its location.</text:p>
      <text:p text:style-name="P650"/>
      <text:p text:style-name="P650"/>
      <text:h text:style-name="P1316" text:outline-level="3"><text:bookmark-start text:name="__RefHeading__1546_1677005904"/>insert_at ()<text:bookmark-end text:name="__RefHeading__1546_1677005904"/></text:h>
      <text:p text:style-name="P642"/>
      <text:p text:style-name="P1211">_t_sizetype insert_at (_t_sizetype nPos, _t_data <text:span text:style-name="T327">const rData</text:span>)</text:p>
      <text:p text:style-name="P1219"/>
      <text:p text:style-name="P138"/>
      <text:p text:style-name="P191">Description:</text:p>
      <text:p text:style-name="P315">Th<text:span text:style-name="T585">is</text:span> method add<text:span text:style-name="T585">s</text:span> one <text:span text:style-name="T585">data </text:span>entr<text:span text:style-name="T585">y </text:span>at position nPos.</text:p>
      <text:p text:style-name="P315"/>
      <text:p text:style-name="P221">Input parameters:</text:p>
      <text:p text:style-name="P221">nPos<text:tab/><text:tab/>- <text:span text:style-name="T329">linear position where new entries will be added</text:span></text:p>
      <text:p text:style-name="P315"><text:span text:style-name="T330">rData</text:span><text:tab/><text:tab/>- data set to be added</text:p>
      <text:p text:style-name="P553"/>
      <text:p text:style-name="P234">Remarks:</text:p>
      <text:p text:style-name="P260">This method inserts one entry <text:span text:style-name="T585">rData to the data container, by using a linear offset instead of </text:span><text:span text:style-name="T585"><text:bookmark-ref text:reference-format="text" text:ref-name="__RefHeading__26203_200604027">Iterators</text:bookmark-ref></text:span><text:span text:style-name="T585">. As oppose to </text:span><text:span text:style-name="T585"><text:bookmark-ref text:reference-format="text" text:ref-name="__RefHeading__11963_635377009">insert ()</text:bookmark-ref></text:span><text:span text:style-name="T585">, this method is also present in </text:span><text:span text:style-name="T585"><text:bookmark-ref text:reference-format="text" text:ref-name="__RefHeading__128_1269792762">Data Interface Classes (CBTree*DataIf) </text:bookmark-ref></text:span><text:span text:style-name="T585"> and thus can be called from abstracted containers.</text:span></text:p>
      <text:p text:style-name="P267">If data needs to be appended, then nPos <text:span text:style-name="T585">needs</text:span> to be set to <text:bookmark-ref text:reference-format="text" text:ref-name="__RefHeading__1536_1677005904">size ()</text:bookmark-ref>. <text:span text:style-name="T331">This parameter must not exceed the maximum number of entries present in the b-tree, otherwise the call will fail and leaves the instance unchanged.</text:span></text:p>
      <text:p text:style-name="P260"/>
      <text:p text:style-name="P234">Return value:</text:p>
      <text:p text:style-name="P315">If the method was successful, then the return value is the <text:span text:style-name="T328">number </text:span>of the newly added ent<text:span text:style-name="T328">ries</text:span>, <text:span text:style-name="T586">which is 1,</text:span> otherwise the return value has all bits set ((_t_sizetype) ~0).</text:p>
      <text:p text:style-name="P234"/>
      <text:p text:style-name="P642"/>
      <text:p text:style-name="P642"><text:soft-page-break/></text:p>
      <text:h text:style-name="Heading_20_3" text:outline-level="3"><text:bookmark-start text:name="__RefHeading__11969_635377009"/>replace_at ()<text:bookmark-end text:name="__RefHeading__11969_635377009"/></text:h>
      <text:p text:style-name="P642"/>
      <text:p text:style-name="P1195">_t_sizetype <text:span text:style-name="T396">replace_at</text:span> (_t_sizetype n<text:span text:style-name="T396">Start</text:span>, _t_sizetype n<text:span text:style-name="T396">Len</text:span>, _t_data *p<text:span text:style-name="T586">Src</text:span>Data)</text:p>
      <text:p text:style-name="P648"/>
      <text:p text:style-name="P192">Description:</text:p>
      <text:p text:style-name="P273">This method <text:span text:style-name="T587">replace</text:span> a <text:span text:style-name="T587">series</text:span> of data entries.</text:p>
      <text:p text:style-name="P316"/>
      <text:p text:style-name="P222">Input parameters:</text:p>
      <text:p text:style-name="P517">n<text:span text:style-name="T587">Start</text:span><text:tab/><text:tab/>- specifies a linear <text:span text:style-name="T587">position</text:span> from <text:span text:style-name="T587">where</text:span> <text:span text:style-name="T587">data is to be replaced</text:span></text:p>
      <text:p text:style-name="P517">n<text:span text:style-name="T587">Len</text:span><text:tab/><text:tab/>- specifies <text:span text:style-name="T587">the number of entries to be replaced</text:span></text:p>
      <text:p text:style-name="P517">pData<text:tab/><text:tab/>- specifies a pointer to <text:span text:style-name="T587">source data </text:span>array</text:p>
      <text:p text:style-name="P516"/>
      <text:p text:style-name="P235">Remarks:</text:p>
      <text:p text:style-name="P547">This method traces to the b-tree to find the position <text:span text:style-name="T587">associated with </text:span>n<text:span text:style-name="T587">Start and </text:span>walks along entries in an ascending order, <text:span text:style-name="T587">while</text:span> progressively <text:span text:style-name="T346">over</text:span>writ<text:span text:style-name="T587">ing</text:span> their <text:span text:style-name="T587">content</text:span> <text:span text:style-name="T346">with </text:span>the <text:span text:style-name="T587">data the </text:span>array p<text:span text:style-name="T587">Src</text:span>Data is pointing at, until <text:span text:style-name="T587">at least nLen entries have been replaced</text:span>.</text:p>
      <text:p text:style-name="P594">Only existing entries are overwritten. <text:span text:style-name="T587">This means, if this method hits the final data item before nLen entries have been replaced, then the method aborts early</text:span>. Hence, this method cannot be used populate or extend an array. <text:span text:style-name="T590">The method is ineffective if nLen is set to zero.</text:span></text:p>
      <text:p text:style-name="P261"><text:span text:style-name="T588">This method is also present in </text:span><text:span text:style-name="T588"><text:bookmark-ref text:reference-format="text" text:ref-name="__RefHeading__128_1269792762">Data Interface Classes (CBTree*DataIf) </text:bookmark-ref></text:span><text:span text:style-name="T588"> and thus can be called from abstracted containers.</text:span></text:p>
      <text:p text:style-name="P529"/>
      <text:p text:style-name="P235">Return value:</text:p>
      <text:p text:style-name="P286">The value returned in the number of data items that have successfully been overwritten. If everything went successful, then the return value is equal to <text:span text:style-name="T587">nLen</text:span>. In case the return value is lower than that, then the end of the tree must have been <text:span text:style-name="T591">encountered</text:span> prematurely during the <text:span text:style-name="T587">operation</text:span>.</text:p>
      <text:p text:style-name="P648"/>
      <text:p text:style-name="P648"/>
      <text:h text:style-name="P1316" text:outline-level="3"><text:bookmark-start text:name="__RefHeading__1548_1677005904"/>remove_at <text:span text:style-name="T147">()</text:span><text:bookmark-end text:name="__RefHeading__1548_1677005904"/></text:h>
      <text:p text:style-name="P519"/>
      <text:p text:style-name="P1197">_t_sizetype remove_at (_t_sizetype nPos)</text:p>
      <text:p text:style-name="P642"/>
      <text:p text:style-name="P191">Description:</text:p>
      <text:p text:style-name="P315"><text:soft-page-break/>Th<text:span text:style-name="T588">is</text:span> method <text:span text:style-name="T342">removes</text:span> one entr<text:span text:style-name="T588">y</text:span>.</text:p>
      <text:p text:style-name="P315"/>
      <text:p text:style-name="P221">Input parameters:</text:p>
      <text:p text:style-name="P221">nPos<text:tab/><text:tab/>- <text:span text:style-name="T588">specifies linear position where entry will be removed from</text:span></text:p>
      <text:p text:style-name="P234"/>
      <text:p text:style-name="P234">Remarks:</text:p>
      <text:p text:style-name="P268"/>
      <text:p text:style-name="P268"><text:span text:style-name="T589">To remove one data item at a specific linear position, this method must be employed. </text:span>If the last entry <text:span text:style-name="T589">has been</text:span> removed <text:span text:style-name="T343">and the container therefore ends up being empty</text:span>, then the data layer is <text:span text:style-name="T265">not</text:span> automatically de-initialised. For this to happen <text:bookmark-ref text:reference-format="text" text:ref-name="__RefHeading__1538_1677005904">clear ()</text:bookmark-ref> needs to be called. <text:span text:style-name="T589">If the method is called from an empty container instance, then the return value has all bits asserted.</text:span></text:p>
      <text:p text:style-name="Text_20_body"><text:span text:style-name="T585">As oppose to </text:span><text:span text:style-name="T585"><text:bookmark-ref text:reference-format="text" text:ref-name="__RefHeading__11965_635377009">erase ()</text:bookmark-ref></text:span><text:span text:style-name="T585">, this method is also present in </text:span><text:span text:style-name="T585"><text:bookmark-ref text:reference-format="text" text:ref-name="__RefHeading__128_1269792762">Data Interface Classes (CBTree*DataIf) </text:bookmark-ref></text:span><text:span text:style-name="T585"> and thus can be called from abstracted containers.</text:span></text:p>
      <text:p text:style-name="P931"/>
      <text:p text:style-name="P234">Return value:</text:p>
      <text:p text:style-name="P315">If the method was successful, then the return value is the <text:span text:style-name="T328">number </text:span>of <text:span text:style-name="T344">removed </text:span>ent<text:span text:style-name="T328">ries</text:span>, <text:span text:style-name="T589">which is one, </text:span>otherwise the return value has all bits set ((_t_sizetype) ~0).</text:p>
      <text:p text:style-name="P234"/>
      <text:p text:style-name="P642"/>
      <text:h text:style-name="P1316" text:outline-level="3"><text:bookmark-start text:name="__RefHeading__1554_1677005904"/>serialize <text:span text:style-name="T147">()</text:span><text:bookmark-end text:name="__RefHeading__1554_1677005904"/></text:h>
      <text:p text:style-name="P642"/>
      <text:p text:style-name="P1194">_t_sizetype serialize (_t_sizetype n<text:span text:style-name="T590">Start</text:span>, _t_sizetype n<text:span text:style-name="T590">Len</text:span>, _t_data *pData)</text:p>
      <text:p text:style-name="P191"/>
      <text:p text:style-name="P191">Description:</text:p>
      <text:p text:style-name="P272">This method reads a sequence of data entries and writes those back into an output array.</text:p>
      <text:p text:style-name="P315"/>
      <text:p text:style-name="P221">Input parameters:</text:p>
      <text:p text:style-name="P272">n<text:span text:style-name="T590">Start</text:span><text:tab/><text:tab/>- specifies linear <text:span text:style-name="T590">position of initial entry</text:span></text:p>
      <text:p text:style-name="P272">n<text:span text:style-name="T590">Len</text:span><text:tab/><text:tab/>- specifies <text:span text:style-name="T590">number of data items </text:span>to be output</text:p>
      <text:p text:style-name="P272">pData<text:tab/><text:tab/>- specifies a pointer to an array large enough to hold all output data</text:p>
      <text:p text:style-name="P272"/>
      <text:p text:style-name="P234">Remarks:</text:p>
      <text:p text:style-name="P546">This method <text:span text:style-name="T590">finds</text:span> the position <text:span text:style-name="T590">associated with linear address </text:span>n<text:span text:style-name="T590">Start</text:span>. From that point on the method <text:soft-page-break/>walks along entries in an ascending order and progressively writes the data <text:span text:style-name="T590">items</text:span> to the array pData is pointing at, until <text:span text:style-name="T590">at least nLen data items have been output</text:span>.</text:p>
      <text:p text:style-name="Text_20_body"><text:span text:style-name="T590">If this method hits the final data item before nLen entries have been output, then the method aborts early and the array pData is pointing at may not be fully used</text:span>. <text:span text:style-name="T590">The method is ineffective if nLen is set to zero. </text:span></text:p>
      <text:p text:style-name="Text_20_body"><text:span text:style-name="T87">This method is also present in </text:span><text:span text:style-name="T87"><text:bookmark-ref text:reference-format="text" text:ref-name="__RefHeading__128_1269792762">Data Interface Classes (CBTree*DataIf) </text:bookmark-ref></text:span><text:span text:style-name="T87"> and thus can be called from abstracted containers.</text:span></text:p>
      <text:p text:style-name="P262"/>
      <text:p text:style-name="P234">Return value:</text:p>
      <text:p text:style-name="P285">The value returned i<text:span text:style-name="T591">s</text:span> the number of data items that have successfully retrieved from the <text:span text:style-name="T591">container</text:span> and written to the output array. If everything went successful, then the return value is equal to n<text:span text:style-name="T591">Len</text:span>. In case the return value is lower than that, then the end of the <text:span text:style-name="T591">container</text:span> must have been <text:span text:style-name="T591">encountered</text:span> prematurely during the data entry walk. </text:p>
      <text:p text:style-name="P642"/>
      <text:p text:style-name="P642"/>
      <text:h text:style-name="P1316" text:outline-level="3"><text:bookmark-start text:name="__RefHeading__1558_1677005904"/>operator=<text:bookmark-end text:name="__RefHeading__1558_1677005904"/></text:h>
      <text:p text:style-name="P642"/>
      <text:p text:style-name="P1194">CBTreeArray&lt;&gt; &amp;operator= (CBTreeArray&lt;_t_data, _t_sizetype, _t_nodeiter, _t_subnodeiter, _t_datalayerproperties, _t_datalayer&gt; &amp;rBT)</text:p>
      <text:p text:style-name="P642"/>
      <text:p text:style-name="P191">Description:</text:p>
      <text:p text:style-name="P299">This is an overloaded array <text:span text:style-name="T592">data </text:span>class assignment operator.</text:p>
      <text:p text:style-name="P315"/>
      <text:p text:style-name="P221">Input parameter:</text:p>
      <text:p text:style-name="P300">rBT<text:tab/><text:tab/><text:span text:style-name="T348">specifies the reference of a source container to take a copy of</text:span></text:p>
      <text:p text:style-name="P272"/>
      <text:p text:style-name="P234">Remarks:</text:p>
      <text:p text:style-name="P549">This operator <text:span text:style-name="T593">destroys all data in the target container </text:span>and copies all data from <text:span text:style-name="T593">the source container </text:span>rBT to the <text:span text:style-name="T593">target container</text:span>. <text:span text:style-name="T593">Also copied across will be </text:span>parameters such as:</text:p>
      <text:list xml:id="list6757721772506780634" text:style-name="L409">
        <text:list-item>
          <text:p text:style-name="P1389">data layer properties</text:p>
        </text:list-item>
        <text:list-item>
          <text:p text:style-name="P1389">nodes size</text:p>
        </text:list-item>
        <text:list-item>
          <text:p text:style-name="P1389">cache description</text:p>
        </text:list-item>
      </text:list>
      <text:p text:style-name="P549"/>
      <text:p text:style-name="P595">This operator tries to balance the tree structure as evenly as possible, which means the tree structure of rBT and the target instance are not guaranteed to be the same. However, this has no influence on <text:soft-page-break/>how the calling process sees the data. This means that, rBT and the target instance will appear the same to the calling application.</text:p>
      <text:p text:style-name="P528"/>
      <text:p text:style-name="P234">Return value:</text:p>
      <text:p text:style-name="P302">The return value is a reference to the <text:span text:style-name="T593">target container</text:span>.</text:p>
      <text:p text:style-name="P285"/>
      <text:p text:style-name="P285">Note:</text:p>
      <text:p text:style-name="P285"><text:span text:style-name="T349">Calling this operator frequently may create</text:span> <text:span text:style-name="T350">performance issues in case the instance to be copied contains a large array.</text:span></text:p>
      <text:p text:style-name="P642"/>
      <text:p text:style-name="P642"/>
      <text:h text:style-name="P1317" text:outline-level="3"><text:bookmark-start text:name="__RefHeading__1562_1677005904"/>oper<text:span text:style-name="T347">a</text:span>tor[]<text:bookmark-end text:name="__RefHeading__1562_1677005904"/></text:h>
      <text:p text:style-name="P642"/>
      <text:p text:style-name="P1194"><text:span text:style-name="T211">CBTreeArraySubscriptAccessWrapper</text:span>&lt;&gt; operator[] (const _t_sizetype nPos)</text:p>
      <text:p text:style-name="P642"/>
      <text:p text:style-name="P191">Description:</text:p>
      <text:p text:style-name="P299">This is an overloaded b-tree array class <text:span text:style-name="T351">subscript </text:span>operator.</text:p>
      <text:p text:style-name="P315"/>
      <text:p text:style-name="P221">Input parameter:</text:p>
      <text:p text:style-name="P304">nPos<text:tab/><text:tab/>specifies the linear position to be <text:span text:style-name="T352">accessed</text:span></text:p>
      <text:p text:style-name="P272"/>
      <text:p text:style-name="P234">Remarks:</text:p>
      <text:p text:style-name="P642">This operator creates an instance of <text:span text:style-name="T352">type </text:span><text:span text:style-name="T352"><text:bookmark-ref text:reference-format="text" text:ref-name="__RefHeading__9843_161159794">CBTreeArraySubscriptAccessWrapper</text:bookmark-ref></text:span>, <text:span text:style-name="T352">which provides an overloaded cast operator to handle read accesses and an overloaded assignment operator to handle write accesses. Since the subscript operator cannot distinguish between read and write accesses by itself, it must divert accesses to the already mentioned wrapper class to aid this operator to that end.</text:span></text:p>
      <text:p text:style-name="P642"/>
      <text:p text:style-name="P234">Return value:</text:p>
      <text:p text:style-name="P921"><text:span text:style-name="T353">The return value is an instance of </text:span><text:span text:style-name="T353"><text:bookmark-ref text:reference-format="text" text:ref-name="__RefHeading__9843_161159794">CBTreeArraySubscriptAccessWrapper</text:bookmark-ref></text:span><text:span text:style-name="T353">, which uses the same template parameter settings as </text:span><text:span text:style-name="T50">this</text:span>.</text:p>
      <text:p text:style-name="P642"/>
      <text:p text:style-name="P642"/>
      <text:h text:style-name="P1318" text:outline-level="3"><text:bookmark-start text:name="__RefHeading__9843_161159794"/><text:soft-page-break/>CBTreeArraySubscriptAccessWrapper<text:bookmark-end text:name="__RefHeading__9843_161159794"/></text:h>
      <text:p text:style-name="P642"/>
      <text:p text:style-name="P618"><text:tab/>This class exists solely to aid the compiler to generate the correct code for lvalue and rvalue (reads and writes) accesses when a CBTreeArray data class is accessed via a subscript operat<text:span text:style-name="T354">or</text:span>. Creating a generic subscript operator for class CBTreeArray <text:span text:style-name="T594">is</text:span> not possible, since, <text:span text:style-name="T594">dependent on the data layer in use,</text:span> the returned reference would have potentially pointed to a cache line, which results in a number of problems. Firstly, the cache can be overwritten by any other call to the same array class instance. <text:span text:style-name="T354">This means that, the reference is volatile and the result may become invalid at any point. Secondly, the reference doesn't offer any trigger in case its content has been modified and therewith any write would be eventually discarded. Thirdly, if the data layer has been destroyed for any reason, such as </text:span><text:span text:style-name="T354"><text:bookmark-ref text:reference-format="text" text:ref-name="__RefHeading__1538_1677005904">clear ()</text:bookmark-ref></text:span><text:span text:style-name="T354"> has been called or the b-tree class instance itself no longer exists, then the next access to the returned reference is guaranteed to fail with an access violation.</text:span></text:p>
      <text:p text:style-name="P618"/>
      <text:p text:style-name="P618"/>
      <text:h text:style-name="P1333" text:outline-level="4"><text:bookmark-start text:name="__RefHeading__9845_161159794"/>CBTreeArraySubscriptAccessWrapper <text:span text:style-name="T354">Constructor</text:span><text:bookmark-end text:name="__RefHeading__9845_161159794"/></text:h>
      <text:p text:style-name="P642"/>
      <text:p text:style-name="P1220"><text:span text:style-name="T212">CBTreeArraySubscriptAccessWrapper&lt;...&gt; (CBTreeArray&lt;...&gt; &amp;rInstance, _t_sizetype nPos</text:span><text:span text:style-name="T217">)</text:span></text:p>
      <text:p text:style-name="P642"/>
      <text:p text:style-name="P191">Description:</text:p>
      <text:p text:style-name="P430">This constructor initialises a sub-script wrapper instance aiding the container type <text:bookmark-ref text:reference-format="text" text:ref-name="__RefHeading__7938_1499495845">CBTreeArray</text:bookmark-ref> when it is not clear if a read or write access has to be performed.</text:p>
      <text:p text:style-name="P315"/>
      <text:p text:style-name="P221">Input parameters:</text:p>
      <text:p text:style-name="P619">rInstance<text:tab/>- specifies a reference of a data class instance to be accessed</text:p>
      <text:p text:style-name="P619">nPos<text:tab/><text:tab/>- specifies the linear position to be accessed</text:p>
      <text:p text:style-name="P642"/>
      <text:p text:style-name="P642">Remarks:</text:p>
      <text:p text:style-name="P922"><text:span text:style-name="T77">This </text:span><text:span text:style-name="T78">constructor is executed when a sub-script wrapper </text:span><text:span text:style-name="T77">type is called into existence </text:span><text:span text:style-name="T78">telling</text:span><text:span text:style-name="T77"> the compiler how to handle </text:span><text:span text:style-name="T78">an </text:span><text:span text:style-name="T77">lvalue </text:span><text:span text:style-name="T78">or</text:span><text:span text:style-name="T77"> rvalue </text:span><text:span text:style-name="T78">access to an </text:span><text:span text:style-name="T77">array data class instance. </text:span>The constructor takes a copy of both parameters, <text:span text:style-name="T595">which are then </text:span>used <text:span text:style-name="T595">by the</text:span> overloaded operator<text:span text:style-name="T595">s</text:span> being part of this class, <text:span text:style-name="T595">once it is has determined if a read or write access is required.</text:span></text:p>
      <text:p text:style-name="P642"/>
      <text:p text:style-name="P642"/>
      <text:h text:style-name="P1333" text:outline-level="4"><text:bookmark-start text:name="__RefHeading__9847_161159794"/>operator=<text:bookmark-end text:name="__RefHeading__9847_161159794"/></text:h>
      <text:p text:style-name="P33"/>
      <text:p text:style-name="P1147"><text:span text:style-name="T218">o</text:span><text:span text:style-name="T212">perator= (_t_data const &amp;rData)</text:span></text:p>
      <text:p text:style-name="P33"><text:soft-page-break/></text:p>
      <text:p text:style-name="P191">Description:</text:p>
      <text:p text:style-name="P299">This is an overloaded array <text:span text:style-name="T355">subscript access wrapper assignment </text:span>operator <text:span text:style-name="T356">and acts as the rvalue part of the CBTreeArray's overloaded subscript operator.</text:span></text:p>
      <text:p text:style-name="P315"/>
      <text:p text:style-name="P221">Input parameter:</text:p>
      <text:p text:style-name="P304"><text:span text:style-name="T355">rData</text:span><text:tab/><text:tab/>specifies <text:span text:style-name="T355">the reference of a data item to written</text:span></text:p>
      <text:p text:style-name="P272"/>
      <text:p text:style-name="P234">Remarks:</text:p>
      <text:p text:style-name="P923">This operator <text:span text:style-name="T357">uses linear position being set during the construction as well as the input parameter rData to modify the existing entry associated with said linear position. In case an error occurs, this operator throws an std::runtimeerror exception. This means that, code sections employing this operator ought to be embedded by a try-catch-section.</text:span></text:p>
      <text:p text:style-name="P642"/>
      <text:p text:style-name="P234">Return value:</text:p>
      <text:p text:style-name="P32">As per definition of the assignment operator, a reference to <text:span text:style-name="T212">this</text:span> is returned.</text:p>
      <text:p text:style-name="P33"/>
      <text:p text:style-name="P642"/>
      <text:h text:style-name="P1333" text:outline-level="4"><text:bookmark-start text:name="__RefHeading__9849_161159794"/>operator <text:span text:style-name="T410">const </text:span>_t_data &amp;<text:bookmark-end text:name="__RefHeading__9849_161159794"/></text:h>
      <text:p text:style-name="P642"/>
      <text:p text:style-name="P1035">operator const _t_data&amp; ()</text:p>
      <text:p text:style-name="P642"/>
      <text:p text:style-name="P191">Description:</text:p>
      <text:p text:style-name="P299">This is an overloaded array <text:span text:style-name="T355">subscript access wrapper </text:span>class <text:span text:style-name="T358">cast </text:span>operator <text:span text:style-name="T356">and acts as the lvalue part of the CBTreeArray's overloaded subscript operator</text:span>.</text:p>
      <text:p text:style-name="P315"/>
      <text:p text:style-name="P234">Remarks:</text:p>
      <text:p text:style-name="P923">This operator <text:span text:style-name="T357">uses linear position being set during the construction to return the entry associated with said linear position. In case an error occurs, this operator throws an std::runtimeerror exception. This means that, code sections employing this operator ought to be embedded by a try-catch-section.</text:span></text:p>
      <text:p text:style-name="P642"/>
      <text:p text:style-name="P642"/>
      <text:h text:style-name="P1296" text:outline-level="2"><text:bookmark-start text:name="__RefHeading__158_1269792762"/><text:soft-page-break/>CBTreeKeySort API<text:bookmark-end text:name="__RefHeading__158_1269792762"/></text:h>
      <text:p text:style-name="P642"/>
      <text:h text:style-name="P1301" text:outline-level="3"><text:bookmark-start text:name="__RefHeading__5237_184873616"/>CBTreeKeySort Constructor<text:bookmark-end text:name="__RefHeading__5237_184873616"/></text:h>
      <text:p text:style-name="P642"/>
      <text:p text:style-name="P1205">CBTreeKeySort&lt;...&gt; (_t_datalayerproperties &amp;rDataLayerProperties, bayerTreeCacheDescription_t *psCacheDescription, _t_subnodeiter nNodeSize)</text:p>
      <text:p text:style-name="P642"/>
      <text:p text:style-name="P191">Description:</text:p>
      <text:p text:style-name="P220">The CBTree<text:span text:style-name="T359">KeySort</text:span> constructor is called when a <text:span text:style-name="T359">key sort </text:span>data class is called into exist<text:span text:style-name="T293">e</text:span>nce.</text:p>
      <text:p text:style-name="P315"/>
      <text:p text:style-name="P221">Input parameters:</text:p>
      <text:p text:style-name="P524">rDataLayerProperties<text:tab/><text:tab/><text:tab/>is a reference which specifies the <text:span text:style-name="T294">properties</text:span> <text:span text:style-name="T294">for</text:span> a data layer <text:tab/><text:tab/><text:tab/><text:tab/><text:tab/>class *</text:p>
      <text:p text:style-name="P642"><text:span text:style-name="T301">psCacheDescription<text:tab/><text:tab/><text:tab/>is a pointer referring to a </text:span><text:span text:style-name="T305">cache description structure <text:tab/><text:tab/><text:tab/><text:tab/><text:tab/><text:tab/>specifying the </text:span>cache dimensions for this b-tree data class <text:tab/><text:tab/><text:tab/><text:tab/><text:tab/><text:tab/>instance *</text:p>
      <text:p text:style-name="P642">nNodeSize<text:tab/><text:tab/><text:tab/><text:tab/>specifies the node size parameter *</text:p>
      <text:p text:style-name="P642"/>
      <text:p text:style-name="P553">* <text:span text:style-name="T324">This parameter has already been explained in section </text:span><text:span text:style-name="T324"><text:bookmark-ref text:reference-format="text" text:ref-name="__RefHeading__17355_1839654271">CBTreeBase Constructor</text:bookmark-ref></text:span><text:span text:style-name="T324"> and only a brief description is given here. If more information is needed, then please refer to said section.</text:span></text:p>
      <text:p text:style-name="P642"/>
      <text:p text:style-name="P642"/>
      <text:h text:style-name="Heading_20_3" text:outline-level="3"><text:bookmark-start text:name="__RefHeading__9615_200604027"/>insert ()<text:bookmark-end text:name="__RefHeading__9615_200604027"/></text:h>
      <text:p text:style-name="P642"/>
      <text:p text:style-name="P1064">1)</text:p>
      <text:p text:style-name="P1091">template &lt;class _t_iterator&gt;</text:p>
      <text:p text:style-name="P1046">void insert (_t_iterator sItFirst, _t_iterator sItLast)</text:p>
      <text:p text:style-name="P1064">2)</text:p>
      <text:p text:style-name="P1091">const_iterator insert (const _t_data &amp;rData)</text:p>
      <text:p text:style-name="P642"/>
      <text:p text:style-name="P701">Description:</text:p>
      <text:p text:style-name="P683">These methods insert new data elements into a target container.</text:p>
      <text:p text:style-name="P683"/>
      <text:p text:style-name="P701">Input parameters:</text:p>
      <text:p text:style-name="P662">sItFirst<text:tab/><text:tab/>- <text:span text:style-name="T400">specifies iterator associated with initial element to be inserted</text:span></text:p>
      <text:p text:style-name="P662">sItLast<text:tab/><text:tab/>- <text:span text:style-name="T400">specifies iterator associated with subsequent of the last element to be inserted</text:span></text:p>
      <text:p text:style-name="P683"><text:soft-page-break/>rData<text:tab/><text:tab/>- <text:span text:style-name="T406">specifies reference to data element to be inserted</text:span></text:p>
      <text:p text:style-name="P702"/>
      <text:p text:style-name="P701">Remarks:</text:p>
      <text:p text:style-name="P688">These methods will insert one or more data items to the target container, according to their parameters. In case sItFirst equals sItLast, the call is ineffective neither the stored data nor the state of the target container is being altered.</text:p>
      <text:p text:style-name="P676">Method <text:span text:style-name="T520">(</text:span>1<text:span text:style-name="T520">)</text:span> iterates element by element from sItFirst onwards until sItLast has been found. In case sItLast is not being found and the container associated with sItFirst goes beyond its last element, then an ::std::out_of_range exception is thrown.</text:p>
      <text:p text:style-name="P676"/>
      <text:p text:style-name="P884">Return value:</text:p>
      <text:p text:style-name="P884">The return value of method (2) is a const_iterator associating the location where the data set has been inserted.</text:p>
      <text:p text:style-name="P668"/>
      <text:p text:style-name="P701">Note:</text:p>
      <text:p text:style-name="P676">For method <text:span text:style-name="T520">(</text:span>1<text:span text:style-name="T520">)</text:span>, in case the input iterators are referring <text:span text:style-name="T408">to </text:span>the target container itself, then <text:span text:style-name="T408">the method acts as if it would take a copy of all elements between sItFirst and sItLast, to then insert those as if these were data elements from a different source. This means that,</text:span> the method is capable of self-referencing, <text:span text:style-name="T408">without destroying elements or ending up in an invalid state</text:span>. However, if sItLast is before sItFirst or <text:span text:style-name="T596">one</text:span> of those input iterators is referring to a container other than th<text:span text:style-name="T413">e target</text:span> container, then the behaviour is undefined.</text:p>
      <text:p text:style-name="P642"/>
      <text:p text:style-name="P642"/>
      <text:h text:style-name="Heading_20_3" text:outline-level="3"><text:bookmark-start text:name="__RefHeading__9617_200604027"/>erase ()<text:bookmark-end text:name="__RefHeading__9617_200604027"/></text:h>
      <text:p text:style-name="P710"/>
      <text:p text:style-name="P1065">1)</text:p>
      <text:p text:style-name="P1048">const_iterator erase (const_iterator sCIterPos)</text:p>
      <text:p text:style-name="P1065">2)</text:p>
      <text:p text:style-name="P1048">_t_sizetype erase (const _t_key &amp;rKey)</text:p>
      <text:p text:style-name="P1065">3)</text:p>
      <text:p text:style-name="P1092">const_iterator erase (const_iterator sCIterFirst, const_iterator sCIterLast)</text:p>
      <text:p text:style-name="P710"/>
      <text:p text:style-name="P701">Description:</text:p>
      <text:p text:style-name="P711">These methods remove one or more elements.</text:p>
      <text:p text:style-name="P711"/>
      <text:p text:style-name="P701">Input parameters:</text:p>
      <text:p text:style-name="P712">sCIterPos<text:tab/>- <text:span text:style-name="T414">specifies position of data entry to be removed</text:span></text:p>
      <text:p text:style-name="P712"><text:soft-page-break/>rKey<text:tab/><text:tab/>- <text:span text:style-name="T414">specifies key of data entries to be removed </text:span></text:p>
      <text:p text:style-name="P712">sCIterFirst<text:tab/>- <text:span text:style-name="T414">specifies initial position of data entries to be removed</text:span></text:p>
      <text:p text:style-name="P713">sCIterLast<text:tab/>- <text:span text:style-name="T414">specifies data entry following the final data entry to be removed</text:span></text:p>
      <text:p text:style-name="P701"/>
      <text:p text:style-name="P701">Remarks:</text:p>
      <text:p text:style-name="P714">To remove one or more entries, these methods <text:span text:style-name="T596">can</text:span> be used. If <text:span text:style-name="T415">any </text:span>method is called with an empty target container or method (<text:span text:style-name="T415">3) is called with sCIterLast pointing at an illegal location such as before sCIterFirst or beyond the end of the target container, then an ::std::out_of_range exception is thrown. O</text:span><text:span text:style-name="T107">ne behavioural exception is; if sCIterFirst equals sCIterLast. </text:span><text:span text:style-name="T415">In that case, the call of method (3) is ineffective and the return value is sCIterFirst again. Also, if, for method (2), the specifies key is not present in the container, then the call is ineffective and the return value is zero.</text:span></text:p>
      <text:p text:style-name="P654"/>
      <text:p text:style-name="P701">Return value:</text:p>
      <text:p text:style-name="P695">The return value <text:span text:style-name="T415">of method (1) and (3) </text:span>is an iterator pointing to the location where data was being removed from.</text:p>
      <text:p text:style-name="P715">Method (2) returns the number of data entries that were removed.</text:p>
      <text:p text:style-name="P715"/>
      <text:p text:style-name="P715"/>
      <text:h text:style-name="Heading_20_3" text:outline-level="3"><text:bookmark-start text:name="__RefHeading__9619_200604027"/>swap ()<text:bookmark-end text:name="__RefHeading__9619_200604027"/></text:h>
      <text:p text:style-name="P710"/>
      <text:p text:style-name="P1158"><text:span text:style-name="T223">v</text:span><text:span text:style-name="T219">oid swap (CBTreeKeySort &amp;rKeySort</text:span><text:span text:style-name="T223">)</text:span></text:p>
      <text:p text:style-name="P710"/>
      <text:p text:style-name="P701">Description:</text:p>
      <text:p text:style-name="P717">This method swaps the content of <text:span text:style-name="T596">a source and a target</text:span> key sort container.</text:p>
      <text:p text:style-name="P701"/>
      <text:p text:style-name="P701">Input parameters:</text:p>
      <text:p text:style-name="P717">rKeySort<text:tab/>- specifies reference to source container, content is to be swapped with</text:p>
      <text:p text:style-name="P701"/>
      <text:p text:style-name="P701">Remarks:</text:p>
      <text:p text:style-name="P699">This method swaps the content of two <text:span text:style-name="T416">key sort containers</text:span> by their entire status as well as the pointers to the respective data layer instances. The only exceptions are the iterator registration list and the time stamp state. However, the time stamp state of the source and target container get updated, so that any iterator calling the either container is forced to re-evaluate its location.</text:p>
      <text:p text:style-name="P718"/>
      <text:p text:style-name="P710"><text:soft-page-break/></text:p>
      <text:h text:style-name="P1319" text:outline-level="3"><text:bookmark-start text:name="__RefHeading__9621_200604027"/>find ()<text:bookmark-end text:name="__RefHeading__9621_200604027"/></text:h>
      <text:p text:style-name="P710"/>
      <text:p text:style-name="P1093">const_iterator find (const _t_key &amp;rKey)</text:p>
      <text:p text:style-name="P710"/>
      <text:p text:style-name="P701">Description:</text:p>
      <text:p text:style-name="P719">This method finds the location of a key.</text:p>
      <text:p text:style-name="P701"/>
      <text:p text:style-name="P701">Input parameters:</text:p>
      <text:p text:style-name="P719">rKey<text:tab/><text:tab/>- specifies reference of key which associated entries are to be located</text:p>
      <text:p text:style-name="P701"/>
      <text:p text:style-name="P701">Remarks:</text:p>
      <text:p text:style-name="P720">This method finds the location of one data entry which has the associated key specified by the input parameter rKey. In case more than one entry shar<text:span text:style-name="T597">ing</text:span> the same key <text:span text:style-name="T597">is present</text:span>, then it isn't <text:span text:style-name="T494">guaranteed to be</text:span> the initial position of that data entry sub-set <text:span text:style-name="T597">in question</text:span>. To find the initial position of a key-set <text:bookmark-ref text:reference-format="text" text:ref-name="__RefHeading__9625_200604027">lower_bound ()</text:bookmark-ref> <text:span text:style-name="T494">has</text:span> to be <text:span text:style-name="T597">called</text:span>. This method is useful to find out if data entries with a specific <text:span text:style-name="T494">key </text:span>exist, since it has the chance of an early abort when tracing into the <text:span text:style-name="T597">container</text:span>.</text:p>
      <text:p text:style-name="P719"/>
      <text:p text:style-name="P701">Return value:</text:p>
      <text:p text:style-name="P721">If a<text:span text:style-name="T598">ny</text:span> data entry that has an associated key has been found, then <text:span text:style-name="T495">the</text:span> returned const_iterator points at said entry, otherwise it points at a value equivalent to <text:span text:style-name="T494">the return value of</text:span> <text:span text:style-name="T102"><text:bookmark-ref text:reference-format="text" text:ref-name="__RefHeading__14600_1800758390">cend ()</text:bookmark-ref></text:span>.</text:p>
      <text:p text:style-name="P701"/>
      <text:p text:style-name="P710"/>
      <text:h text:style-name="Heading_20_3" text:outline-level="3"><text:bookmark-start text:name="__RefHeading__9625_200604027"/>lower_bound ()<text:bookmark-end text:name="__RefHeading__9625_200604027"/></text:h>
      <text:p text:style-name="P710"/>
      <text:p text:style-name="P1093">const_iterator lower_bound (const _t_key &amp;rKey)</text:p>
      <text:p text:style-name="P710"/>
      <text:p text:style-name="P701">Description:</text:p>
      <text:p text:style-name="P722">This method returns the initial location of <text:span text:style-name="T598">an entry</text:span> set sharing the same key.</text:p>
      <text:p text:style-name="P701"/>
      <text:p text:style-name="P701">Input parameters:</text:p>
      <text:p text:style-name="P722">rKey<text:tab/><text:tab/>- specifies key associated with data entry set</text:p>
      <text:p text:style-name="P701"/>
      <text:p text:style-name="P701">Remarks:</text:p>
      <text:p text:style-name="P723"><text:soft-page-break/>This method is employed if the initial location of a <text:span text:style-name="T599">data entry </text:span>set sharing the same key, <text:span text:style-name="T418">specified by the input parameter rKey,</text:span> <text:span text:style-name="T418">has to be found. </text:span></text:p>
      <text:p text:style-name="P701"/>
      <text:p text:style-name="P701">Return value:</text:p>
      <text:p text:style-name="P726">The return value is a const_iterator, which if the call was successful, is pointing at the initial location of the data entries, that have an associated key value equal to input parameter rKey, otherwise it points at the location of a data entry being associated with a key deemed to have the next greater key value.</text:p>
      <text:p text:style-name="P701"/>
      <text:p text:style-name="P710"/>
      <text:h text:style-name="Heading_20_3" text:outline-level="3"><text:bookmark-start text:name="__RefHeading__9627_200604027"/>upper_bound ()<text:bookmark-end text:name="__RefHeading__9627_200604027"/></text:h>
      <text:p text:style-name="P710"/>
      <text:p text:style-name="P1093">const_iterator upper_bound (const _t_key &amp;rKey)</text:p>
      <text:p text:style-name="P710"/>
      <text:p text:style-name="P701">Description:</text:p>
      <text:p text:style-name="P723">This method returns the location of a<text:span text:style-name="T419">n entry followed by</text:span> set of data entries sharing the same key.</text:p>
      <text:p text:style-name="P723"/>
      <text:p text:style-name="P701">Input parameters:</text:p>
      <text:p text:style-name="P723">rKey<text:tab/><text:tab/>- specifies key associated with data entry set</text:p>
      <text:p text:style-name="P723"/>
      <text:p text:style-name="P701">Remarks:</text:p>
      <text:p text:style-name="P723">This method is employed if the location <text:span text:style-name="T419">of a data entry following</text:span> a set of data entries sharing the same key, <text:span text:style-name="T418">specified by the input parameter rKey,</text:span> <text:span text:style-name="T418">has to be found. </text:span></text:p>
      <text:p text:style-name="P723"/>
      <text:p text:style-name="P701">Return value:</text:p>
      <text:p text:style-name="P726">The return value is a const_iterator, which if the call was successful, is pointing at the location of <text:span text:style-name="T419">a data entry followed by</text:span> the data entries, that have an associated key value equal to input parameter rKey, otherwise it points at the location <text:span text:style-name="T419">equivalent to this-&gt;cend ()</text:span>.</text:p>
      <text:p text:style-name="P710"/>
      <text:p text:style-name="P710"/>
      <text:h text:style-name="Heading_20_3" text:outline-level="3"><text:bookmark-start text:name="__RefHeading__9629_200604027"/>get_prev_key ()<text:bookmark-end text:name="__RefHeading__9629_200604027"/></text:h>
      <text:p text:style-name="P710"/>
      <text:p text:style-name="P1158"><text:span text:style-name="T224">v</text:span><text:span text:style-name="T219">oid get_</text:span><text:span text:style-name="T225">prev</text:span><text:span text:style-name="T219">_key (const _t_key &amp;rKey, _t_key &amp;r</text:span><text:span text:style-name="T251">Prev</text:span><text:span text:style-name="T219">Key, bool &amp;bBounce)</text:span></text:p>
      <text:p text:style-name="P710"/>
      <text:p text:style-name="P701"><text:soft-page-break/>Description:</text:p>
      <text:p text:style-name="P730">This method finds the next <text:span text:style-name="T421">smaller</text:span> key value of a specified key value.</text:p>
      <text:p text:style-name="P729"/>
      <text:p text:style-name="P701">Input parameter:</text:p>
      <text:p text:style-name="P729">rKey<text:tab/><text:tab/>- specifies reference to key value</text:p>
      <text:p text:style-name="P729"/>
      <text:p text:style-name="P729">Output parameters:</text:p>
      <text:p text:style-name="P729">n<text:span text:style-name="T421">Prev</text:span>Key<text:tab/>- specifies reference to previous key value</text:p>
      <text:p text:style-name="P729">bBounce<text:tab/>- specifies reference to bounce value</text:p>
      <text:p text:style-name="P729"/>
      <text:p text:style-name="P701">Remarks:</text:p>
      <text:p text:style-name="P924">This method looks for a key value deemed to be next <text:span text:style-name="T421">smaller</text:span> key value of specified by input parameter rKey. If the method was successful and a <text:span text:style-name="T421">smaller</text:span> key has been found, then bBounce is <text:span text:style-name="T421">returned as</text:span> false and r<text:span text:style-name="T421">Prev</text:span>Key contains the next <text:span text:style-name="T421">smaller</text:span> key, otherwise bBounce is true and r<text:span text:style-name="T421">Prev</text:span>Key is undefined.</text:p>
      <text:p text:style-name="P924"/>
      <text:p text:style-name="P932">Note:</text:p>
      <text:p text:style-name="P924">This method also works even if a data set associated with input parameter rKey is not present.</text:p>
      <text:p text:style-name="P704"/>
      <text:p text:style-name="P700"/>
      <text:h text:style-name="Heading_20_3" text:outline-level="3"><text:bookmark-start text:name="__RefHeading__9631_200604027"/>get_next_key ()<text:bookmark-end text:name="__RefHeading__9631_200604027"/></text:h>
      <text:p text:style-name="P710"/>
      <text:p text:style-name="P1158"><text:span text:style-name="T224">v</text:span><text:span text:style-name="T219">oid get_</text:span><text:span text:style-name="T225">next</text:span><text:span text:style-name="T219">_key (const _t_key &amp;rKey, _t_key &amp;r</text:span><text:span text:style-name="T251">Next</text:span><text:span text:style-name="T219">Key, bool &amp;bBounce)</text:span></text:p>
      <text:p text:style-name="P710"/>
      <text:p text:style-name="P701">Description:</text:p>
      <text:p text:style-name="P729">This method finds the next greater key value of a specified key value.</text:p>
      <text:p text:style-name="P729"/>
      <text:p text:style-name="P703">Input parameter:</text:p>
      <text:p text:style-name="P729">rKey<text:tab/><text:tab/>- specifies reference to key value</text:p>
      <text:p text:style-name="P729"/>
      <text:p text:style-name="P729">Output parameters:</text:p>
      <text:p text:style-name="P729"><text:span text:style-name="T420">r</text:span>NextKey<text:tab/>- specifies reference to next key value</text:p>
      <text:p text:style-name="P729"><text:soft-page-break/>bBounce<text:tab/>- specifies reference to bounce value</text:p>
      <text:p text:style-name="P729"/>
      <text:p text:style-name="P703">Remarks:</text:p>
      <text:p text:style-name="P924">This method looks for a key value deemed to be next greater key value of specified by input parameter rKey. If the method was successful and a greater key has been found, then bBounce is <text:span text:style-name="T421">returned as</text:span> false and rNextKey contains the next greater key, otherwise bBounce is true and rNextKey is undefined.</text:p>
      <text:p text:style-name="P924"/>
      <text:p text:style-name="P932">Note:</text:p>
      <text:p text:style-name="P924">This method also works even if a data set associated with input parameter rKey is not present.</text:p>
      <text:p text:style-name="P701"/>
      <text:p text:style-name="P701"/>
      <text:h text:style-name="P1320" text:outline-level="3"><text:bookmark-start text:name="__RefHeading__1564_1677005904"/><text:span text:style-name="T147">i</text:span>nsert_<text:span text:style-name="T411">tb</text:span> <text:span text:style-name="T147">()</text:span><text:bookmark-end text:name="__RefHeading__1564_1677005904"/></text:h>
      <text:p text:style-name="P642"/>
      <text:p text:style-name="P1211">_t_sizetype insert_<text:span text:style-name="T412">tb</text:span> (_t_data obj)</text:p>
      <text:p text:style-name="P642"/>
      <text:p text:style-name="P191">Description:</text:p>
      <text:p text:style-name="P315">Th<text:span text:style-name="T360">is</text:span> method add<text:span text:style-name="T360">s</text:span> one <text:span text:style-name="T360">data </text:span>entr<text:span text:style-name="T360">y to the b-tree</text:span>.</text:p>
      <text:p text:style-name="P315"/>
      <text:p text:style-name="P221">Input parameters:</text:p>
      <text:p text:style-name="P315">obj<text:tab/><text:tab/>- data set to be added</text:p>
      <text:p text:style-name="P553"/>
      <text:p text:style-name="P234">Remarks:</text:p>
      <text:p text:style-name="P431">The method i. converts the parameter obj to its associated _t_key type and uses that key to trace into the <text:span text:style-name="T600">container</text:span> to insert the new data entry called obj. If <text:span text:style-name="T600">data entries sharing </text:span>the <text:span text:style-name="T600">same </text:span>key already exist, then the method walks in ascending order along the key set and <text:span text:style-name="T600">inserts</text:span> the new entry <text:span text:style-name="T600">once entries using a different key have been found or the end of the container has been reached</text:span>. If it is a requirement to only allow for a limited number of keys in a key set, then use <text:bookmark-ref text:reference-format="text" text:ref-name="__RefHeading__1572_1677005904">count ()</text:bookmark-ref> to determine whether the <text:span text:style-name="T600">container</text:span> state is still in its needed range prior to this call.</text:p>
      <text:p text:style-name="P432"><text:span text:style-name="T588">This method is also present in </text:span><text:span text:style-name="T588"><text:bookmark-ref text:reference-format="text" text:ref-name="__RefHeading__128_1269792762">Data Interface Classes (CBTree*DataIf) </text:bookmark-ref></text:span><text:span text:style-name="T588"> and thus can be called from abstracted containers.</text:span></text:p>
      <text:p text:style-name="P260"/>
      <text:p text:style-name="P234">Return value:</text:p>
      <text:p text:style-name="P315">If the method was successful, then the return value is the <text:span text:style-name="T328">number </text:span>of the newly added ent<text:span text:style-name="T328">ries</text:span>, <text:span text:style-name="T600">which </text:span><text:soft-page-break/><text:span text:style-name="T600">is one,</text:span> otherwise the return value has all bits <text:span text:style-name="T361">de-asserted</text:span> ((_t_sizetype) 0).</text:p>
      <text:p text:style-name="P642"/>
      <text:p text:style-name="P642"/>
      <text:h text:style-name="P1320" text:outline-level="3"><text:bookmark-start text:name="__RefHeading__1566_1677005904"/><text:span text:style-name="T383">erase_tb</text:span> <text:span text:style-name="T147">()</text:span><text:bookmark-end text:name="__RefHeading__1566_1677005904"/></text:h>
      <text:p text:style-name="P642"/>
      <text:p text:style-name="P1214">1)</text:p>
      <text:p text:style-name="P1213">_t_sizetype <text:span text:style-name="T383">erase_tb</text:span> (_t_data key)</text:p>
      <text:p text:style-name="P1211"/>
      <text:p text:style-name="P1207">2)</text:p>
      <text:p text:style-name="P1206">_t_sizetype <text:span text:style-name="T383">erase_tb</text:span> (_t_data key, _t_sizetype nInstance)</text:p>
      <text:p text:style-name="P642"/>
      <text:p text:style-name="P191">Description:</text:p>
      <text:p text:style-name="P305">These methods remove entries discriminated by their keys.</text:p>
      <text:p text:style-name="P315"/>
      <text:p text:style-name="P221">Input parameters:</text:p>
      <text:p text:style-name="P315"><text:span text:style-name="T362">key</text:span><text:tab/><text:tab/>- <text:span text:style-name="T362">specifies key or key set to be removed</text:span></text:p>
      <text:p text:style-name="P305">nInstance<text:tab/>- specifies instance within key set to be removed</text:p>
      <text:p text:style-name="P553"/>
      <text:p text:style-name="P234">Remarks:</text:p>
      <text:p text:style-name="P306"><text:span text:style-name="T600">M</text:span>ethod <text:span text:style-name="T600">(1)</text:span> removes the entire key set associated with the parameter key, <text:span text:style-name="T600">while</text:span> <text:span text:style-name="T600">m</text:span>ethod <text:span text:style-name="T600">(2) </text:span>removes a specific instance of the key set associated with the parameter key. If nInstance exceeds the number of instances present in the key set, then the call fails. If nInstance is set to all bits asserted (~0), then one non-determined instance is removed from the key set. Th<text:span text:style-name="T600">e</text:span> non-determined <text:span text:style-name="T600">approach is opportunistic and means that </text:span>the method remove<text:span text:style-name="T600">s an instance, which creates </text:span>the least amount of effort <text:span text:style-name="T600">to complete the operation</text:span>.</text:p>
      <text:p text:style-name="P432"><text:span text:style-name="T588">This method is also present in </text:span><text:span text:style-name="T588"><text:bookmark-ref text:reference-format="text" text:ref-name="__RefHeading__128_1269792762">Data Interface Classes (CBTree*DataIf) </text:bookmark-ref></text:span><text:span text:style-name="T588"> and thus can be called from abstracted containers.</text:span></text:p>
      <text:p text:style-name="P432"/>
      <text:p text:style-name="P234">Return value:</text:p>
      <text:p text:style-name="P642"><text:span text:style-name="T62">If the method was successful, then the return value is the </text:span><text:span text:style-name="T65">number </text:span><text:span text:style-name="T62">of the </text:span><text:span text:style-name="T66">removed</text:span><text:span text:style-name="T62"> ent</text:span><text:span text:style-name="T65">ries</text:span><text:span text:style-name="T62">, otherwise the return value has all bits </text:span><text:span text:style-name="T66">de-asserted </text:span><text:span text:style-name="T62">((_t_sizetype) 0).</text:span></text:p>
      <text:p text:style-name="P642"/>
      <text:p text:style-name="P642"/>
      <text:h text:style-name="P1321" text:outline-level="3"/>
      <text:h text:style-name="P1327" text:outline-level="3"><text:bookmark-start text:name="__RefHeading__1568_1677005904"/>get <text:span text:style-name="T147">() (key set)</text:span><text:bookmark-end text:name="__RefHeading__1568_1677005904"/></text:h>
      <text:p text:style-name="P642"/>
      <text:p text:style-name="P1198">1)</text:p>
      <text:p text:style-name="P1196">_t_sizetype get (<text:span text:style-name="T602">const </text:span>_t_data <text:span text:style-name="T602">&amp;rK</text:span>ey, _t_data *pObj)</text:p>
      <text:p text:style-name="P1198">2)</text:p>
      <text:p text:style-name="P1208">_t_sizetype get (<text:span text:style-name="T602">const </text:span>_t_data <text:span text:style-name="T61">&amp;rK</text:span><text:span text:style-name="T54">ey</text:span>, CBTreeKeySort&lt;_t_data, _t_key, _t_sizetype, _t_nodeiter, _t_subnodeiter, _t_datalayerproperties, _t_datalayer&gt; &amp;rBT)</text:p>
      <text:p text:style-name="P642"/>
      <text:p text:style-name="P191">Description:</text:p>
      <text:p text:style-name="P307">Th<text:span text:style-name="T363">e</text:span>s<text:span text:style-name="T363">e</text:span> method<text:span text:style-name="T363">s</text:span> retrieve all data entries <text:span text:style-name="T364">sharing the same key</text:span>.</text:p>
      <text:p text:style-name="P315"/>
      <text:p text:style-name="P221">Input parameters:</text:p>
      <text:p text:style-name="P551"><text:span text:style-name="T602">rK</text:span>ey<text:tab/><text:tab/>- specifies the key of the key set to be retrieved</text:p>
      <text:p text:style-name="P551">pObj<text:tab/><text:tab/>- specifies the location where the returned entries <text:span text:style-name="T601">will</text:span> be stored <text:span text:style-name="T365">at</text:span></text:p>
      <text:p text:style-name="P552">rBT<text:tab/><text:tab/>- <text:span text:style-name="T366">specifies the reference of a container where the returned entries will be stored at</text:span></text:p>
      <text:p text:style-name="P553"/>
      <text:p text:style-name="P234">Remarks:</text:p>
      <text:p text:style-name="P307">Th<text:span text:style-name="T363">ese</text:span> method<text:span text:style-name="T363">s</text:span> trace into <text:span text:style-name="T602">a container</text:span>, find the initial entry of the key set in question and while walking along <text:span text:style-name="T364">all entries sharing the same key</text:span>, <text:span text:style-name="T364">they </text:span>write all data entries to the array given by pObj <text:span text:style-name="T364">or the reference given by rBT</text:span>.</text:p>
      <text:p text:style-name="P307">It is assumed by <text:span text:style-name="T602">method (1)</text:span> that <text:span text:style-name="T364">the array, pointed at by pObj, is large enough to contain all data. To determine what size pObj needs to be, the method </text:span><text:span text:style-name="T364"><text:bookmark-ref text:reference-format="text" text:ref-name="__RefHeading__1572_1677005904">count ()</text:bookmark-ref></text:span><text:span text:style-name="T364"> can be used to do so.</text:span></text:p>
      <text:p text:style-name="P308">In case <text:span text:style-name="T602">method (2) is in use</text:span>, <text:span text:style-name="T602">then </text:span>all data contained by rBT is destroyed. <text:span text:style-name="T602">Once this method has returned the container rBT will contain a copy of all data entries sharing the key value rKey.</text:span></text:p>
      <text:p text:style-name="P435">If data items using the key value rKey are not present in the source container, then method (1) is ineffective, which means that no data is written to the location pObj is pointing at. Method (2) will only destroy all data present in target container rBT and leaves it empty. The return value in that case is zero.</text:p>
      <text:p text:style-name="P433"><text:span text:style-name="T602">Method (1) is also present in </text:span><text:span text:style-name="T602"><text:bookmark-ref text:reference-format="text" text:ref-name="__RefHeading__128_1269792762">Data Interface Classes (CBTree*DataIf) </text:bookmark-ref></text:span><text:span text:style-name="T602"> and thus can be called from abstracted containers.</text:span></text:p>
      <text:p text:style-name="P433"/>
      <text:p text:style-name="P234">Return value:</text:p>
      <text:p text:style-name="P620"><text:span text:style-name="T62">If the method was successful, then the return value is the same as the number of items returned by </text:span><text:span text:style-name="T62"><text:bookmark-ref text:reference-format="text" text:ref-name="__RefHeading__1572_1677005904">count ()</text:bookmark-ref></text:span><text:span text:style-name="T62"> prior to this call. Any different value indicates that the </text:span><text:span text:style-name="T79">container</text:span><text:span text:style-name="T62"> was modified between obtaining the number of instances and the call of this method.</text:span></text:p>
      <text:p text:style-name="P642"/>
      <text:h text:style-name="P1301" text:outline-level="3"><text:bookmark-start text:name="__RefHeading__6249_53567052"/><text:soft-page-break/>get () (instance)<text:bookmark-end text:name="__RefHeading__6249_53567052"/></text:h>
      <text:p text:style-name="P642"/>
      <text:p text:style-name="P1034">bool get (<text:span text:style-name="T602">const </text:span>_t_data <text:span text:style-name="T602">&amp;rK</text:span>ey, _t_sizetype nInstance, _t_data *pObj)</text:p>
      <text:p text:style-name="P642"/>
      <text:p text:style-name="P191">Description:</text:p>
      <text:p text:style-name="P307">Th<text:span text:style-name="T364">is</text:span> method retrieve<text:span text:style-name="T364">s</text:span> <text:span text:style-name="T364">one</text:span> data entr<text:span text:style-name="T364">y</text:span> <text:span text:style-name="T364">of a specific key set</text:span>.</text:p>
      <text:p text:style-name="P315"/>
      <text:p text:style-name="P221">Input parameters:</text:p>
      <text:p text:style-name="P551"><text:span text:style-name="T602">rK</text:span>ey<text:tab/><text:tab/>specifies the key of the key set <text:span text:style-name="T364">from which one instance is </text:span>to be retrieved <text:span text:style-name="T364">from</text:span></text:p>
      <text:p text:style-name="P551">pObj<text:tab/><text:tab/>specifies the location where the returned entr<text:span text:style-name="T364">y</text:span> <text:span text:style-name="T602">will</text:span> be stored <text:span text:style-name="T365">at</text:span></text:p>
      <text:p text:style-name="P552">nInstance<text:tab/>specifies the linear position of an instance inside a key set</text:p>
      <text:p text:style-name="P553"/>
      <text:p text:style-name="P234">Remarks:</text:p>
      <text:p text:style-name="P307">Th<text:span text:style-name="T364">is </text:span>method trace<text:span text:style-name="T364">s</text:span> into the b-tree, find<text:span text:style-name="T364">s</text:span> the initial entry of the key set in question and while walking along th<text:span text:style-name="T364">ose data entries sharing the same key</text:span>, <text:span text:style-name="T364">it stops when the correct instance has been found and writes a copy of the contents to the location </text:span>given by pObj. <text:span text:style-name="T364">In case nInstance exceeds the number of entries present sharing the same key, then false is returned.</text:span></text:p>
      <text:p text:style-name="P433"><text:span text:style-name="T588">This method is also present in </text:span><text:span text:style-name="T588"><text:bookmark-ref text:reference-format="text" text:ref-name="__RefHeading__128_1269792762">Data Interface Classes (CBTree*DataIf) </text:bookmark-ref></text:span><text:span text:style-name="T588"> and thus can be called from abstracted containers.</text:span></text:p>
      <text:p text:style-name="P433"/>
      <text:p text:style-name="P234">Return value:</text:p>
      <text:p text:style-name="P308">If the method was successful, then true is returned, otherwise false.</text:p>
      <text:p text:style-name="P642"/>
      <text:p text:style-name="P642"/>
      <text:h text:style-name="P1320" text:outline-level="3"><text:bookmark-start text:name="__RefHeading__1570_1677005904"/>get_init_pos_of_key <text:span text:style-name="T147">()</text:span><text:bookmark-end text:name="__RefHeading__1570_1677005904"/></text:h>
      <text:p text:style-name="P642"/>
      <text:p text:style-name="P1194">_t_sizetype get_init_pos_of_key (<text:span text:style-name="T602">const </text:span>_t_data <text:span text:style-name="T602">&amp;rK</text:span>ey)</text:p>
      <text:p text:style-name="P642"/>
      <text:p text:style-name="P191">Description:</text:p>
      <text:p text:style-name="P309">This method determines the <text:span text:style-name="T602">absolute </text:span>linear start position of a key set.</text:p>
      <text:p text:style-name="P315"/>
      <text:p text:style-name="P221">Input parameters:</text:p>
      <text:p text:style-name="P551">key<text:tab/><text:tab/>specifies the key of the key set <text:span text:style-name="T367">in question</text:span></text:p>
      <text:p text:style-name="P553"><text:soft-page-break/></text:p>
      <text:p text:style-name="P234">Remarks:</text:p>
      <text:p text:style-name="P310">To retrieve the <text:span text:style-name="T602">absolute </text:span>linear start position of a set of entries sharing the same key, this method is used. <text:span text:style-name="T368">This method traces into the container and looks for any key that is equal to the value given by the key value parameter rKey, while keeping track of the linear position during the search process. Once any data entry containing the key in question has been found, the method walks backwards until a data entry with a different key has been found or the beginning of the container has been reached, while the linear position that was previously kept track of is decremented. This means that, if the container instance has one or more large data sets sharing the same key, then employing this method may result in performance issues.</text:span></text:p>
      <text:p text:style-name="P433"><text:span text:style-name="T588">This method is also present in </text:span><text:span text:style-name="T588"><text:bookmark-ref text:reference-format="text" text:ref-name="__RefHeading__128_1269792762">Data Interface Classes (CBTree*DataIf) </text:bookmark-ref></text:span><text:span text:style-name="T588"> and thus can be called from abstracted containers.</text:span></text:p>
      <text:p text:style-name="P433"/>
      <text:p text:style-name="P234">Return value:</text:p>
      <text:p text:style-name="P311">If the method was successful, then a linear position is returned, otherwise the return value has all bits asserted ((_t_sizetype) ~0).</text:p>
      <text:p text:style-name="P620"/>
      <text:p text:style-name="P312"/>
      <text:h text:style-name="P1320" text:outline-level="3"><text:bookmark-start text:name="__RefHeading__1572_1677005904"/><text:span text:style-name="T384">count</text:span> <text:span text:style-name="T147">()</text:span><text:bookmark-end text:name="__RefHeading__1572_1677005904"/></text:h>
      <text:p text:style-name="P642"/>
      <text:p text:style-name="P1194">_t_sizetype <text:span text:style-name="T384">count</text:span> (<text:span text:style-name="T603">const </text:span>_t_data <text:span text:style-name="T603">&amp;rK</text:span>ey)</text:p>
      <text:p text:style-name="P642"/>
      <text:p text:style-name="P191">Description:</text:p>
      <text:p text:style-name="P309">This method determines <text:span text:style-name="T369">the number of entries sharing the same key.</text:span></text:p>
      <text:p text:style-name="P315"/>
      <text:p text:style-name="P221">Input parameters:</text:p>
      <text:p text:style-name="P551"><text:span text:style-name="T604">rK</text:span>ey<text:tab/><text:tab/>- specifies the key <text:span text:style-name="T367">in question</text:span></text:p>
      <text:p text:style-name="P553"/>
      <text:p text:style-name="P234">Remarks:</text:p>
      <text:p text:style-name="P310">To <text:span text:style-name="T370">determine</text:span> <text:span text:style-name="T370">how many </text:span>entries <text:span text:style-name="T370">are </text:span>sharing the same key, this method is used. <text:span text:style-name="T371">It does so by tracing into the container, while looking for any key that is equal to the value given by parameter key. Once any data entry containing the key in question has been found, the method walks backward until a data entry with a different key value has been found or the beginning of the container has been reached. The last step walks forward until a data entry with a different key value has been found or the end of the tree has been reached, while counting the number of entries sharing the same key. This means that, if the container instance has one or more large data sets sharing the same key, then </text:span><text:soft-page-break/><text:span text:style-name="T371">employing this method may result in performance issues.</text:span></text:p>
      <text:p text:style-name="P434"><text:span text:style-name="T588">This method is also present in </text:span><text:span text:style-name="T588"><text:bookmark-ref text:reference-format="text" text:ref-name="__RefHeading__128_1269792762">Data Interface Classes (CBTree*DataIf) </text:bookmark-ref></text:span><text:span text:style-name="T588"> and thus can be called from abstracted containers.</text:span></text:p>
      <text:p text:style-name="P434"/>
      <text:p text:style-name="P234">Return value:</text:p>
      <text:p text:style-name="P311">If the method was successful, then a linear position is returned, otherwise the return value has all bits asserted ((_t_sizetype) ~0). <text:span text:style-name="T604">If no data items using the key value rKey are present, then the return value is zero.</text:span></text:p>
      <text:p text:style-name="P312"/>
      <text:p text:style-name="P312"/>
      <text:h text:style-name="P1320" text:outline-level="3"><text:bookmark-start text:name="__RefHeading__1574_1677005904"/>get_at <text:span text:style-name="T147">()</text:span><text:bookmark-end text:name="__RefHeading__1574_1677005904"/></text:h>
      <text:p text:style-name="P642"/>
      <text:p text:style-name="P1194">bool get_at (<text:span text:style-name="T604">const </text:span>_t_sizetype nPos, _t_data &amp;rData)</text:p>
      <text:p text:style-name="P642"/>
      <text:p text:style-name="P191">Description:</text:p>
      <text:p text:style-name="P269"><text:span text:style-name="T604">This method retrieves</text:span> an entry <text:span text:style-name="T604">specified by an absolute linear position</text:span>.</text:p>
      <text:p text:style-name="P315"/>
      <text:p text:style-name="P221">Input parameters:</text:p>
      <text:p text:style-name="P221">nPos<text:tab/><text:tab/>- <text:span text:style-name="T345">specifies linear position to select which entry is going to be retrieved</text:span></text:p>
      <text:p text:style-name="P221"/>
      <text:p text:style-name="P271">Output paramters:</text:p>
      <text:p text:style-name="P269"><text:span text:style-name="T345">rData</text:span><text:tab/><text:tab/>- <text:span text:style-name="T345">specifies a reference where the retrieved entry will be stored at</text:span></text:p>
      <text:p text:style-name="P234"/>
      <text:p text:style-name="P234">Remarks:</text:p>
      <text:p text:style-name="P528">To <text:span text:style-name="T293">retrieve the content of an entry at a specific absolute position, this method can be used. It races into the container and accesses the node / sub-position pair associated with nPos to copy its data to rData.</text:span></text:p>
      <text:p text:style-name="P528">The parameter nPos <text:span text:style-name="T293">must not exceed the container size</text:span>, otherwise the method will fail.</text:p>
      <text:p text:style-name="P528"/>
      <text:p text:style-name="P234">Return value:</text:p>
      <text:p text:style-name="P270">If the method was successful, then true is returned, otherwise false.</text:p>
      <text:p text:style-name="P642"/>
      <text:p text:style-name="P621"/>
      <text:h text:style-name="P1316" text:outline-level="3"><text:bookmark-start text:name="__RefHeading__1576_1677005904"/><text:soft-page-break/>serialize <text:span text:style-name="T147">()</text:span><text:bookmark-end text:name="__RefHeading__1576_1677005904"/></text:h>
      <text:p text:style-name="P642"/>
      <text:p text:style-name="P1194">_t_sizetype serialize (<text:span text:style-name="T605">const </text:span>_t_sizetype n<text:span text:style-name="T605">Start</text:span>, <text:span text:style-name="T605">const </text:span>_t_sizetype n<text:span text:style-name="T605">Len</text:span>, _t_data *pData)</text:p>
      <text:p text:style-name="P642"/>
      <text:p text:style-name="P191">Description:</text:p>
      <text:p text:style-name="P272">This method reads a sequence of data entries and writes those back into an output array.</text:p>
      <text:p text:style-name="P315"/>
      <text:p text:style-name="P231">Input parameters:</text:p>
      <text:p text:style-name="P282">n<text:span text:style-name="T590">Start</text:span><text:tab/><text:tab/>- specifies linear <text:span text:style-name="T590">position of initial entry</text:span></text:p>
      <text:p text:style-name="P282">n<text:span text:style-name="T590">Len</text:span><text:tab/><text:tab/>- specifies <text:span text:style-name="T590">number of data items </text:span>to be output</text:p>
      <text:p text:style-name="P282">pData<text:tab/><text:tab/>- specifies a pointer to an array large enough to hold all output data</text:p>
      <text:p text:style-name="P282"/>
      <text:p text:style-name="P250">Remarks:</text:p>
      <text:p text:style-name="P548">This method <text:span text:style-name="T590">finds</text:span> the position <text:span text:style-name="T590">associated with linear address </text:span>n<text:span text:style-name="T590">Start</text:span>. From that point on the method walks along entries in an ascending order and progressively writes the data <text:span text:style-name="T590">items</text:span> to the array pData is pointing at, until <text:span text:style-name="T590">at least nLen data items have been output</text:span>.</text:p>
      <text:p text:style-name="P925"><text:span text:style-name="T590">If this method hits the final data item before nLen entries have been output, then the method aborts early and the array pData is pointing at may not be fully used</text:span>. <text:span text:style-name="T590">The method is ineffective if nLen is set to zero. </text:span></text:p>
      <text:p text:style-name="P925"><text:span text:style-name="T87">This method is also present in </text:span><text:span text:style-name="T87"><text:bookmark-ref text:reference-format="text" text:ref-name="__RefHeading__128_1269792762">Data Interface Classes (CBTree*DataIf) </text:bookmark-ref></text:span><text:span text:style-name="T87"> and thus can be called from abstracted containers.</text:span></text:p>
      <text:p text:style-name="P263"/>
      <text:p text:style-name="P250">Return value:</text:p>
      <text:p text:style-name="P297">The value returned i<text:span text:style-name="T591">s</text:span> the number of data items that have successfully retrieved from the <text:span text:style-name="T591">container</text:span> and written to the output array. If everything went successful, then the return value is equal to n<text:span text:style-name="T591">Len</text:span>. In case the return value is lower than that, then the end of the <text:span text:style-name="T591">container</text:span> must have been <text:span text:style-name="T591">encountered</text:span> prematurely during the data entry walk. </text:p>
      <text:p text:style-name="P925"/>
      <text:p text:style-name="P642"/>
      <text:h text:style-name="P1320" text:outline-level="3"><text:bookmark-start text:name="__RefHeading__1578_1677005904"/>operator<text:span text:style-name="T359">=</text:span><text:bookmark-end text:name="__RefHeading__1578_1677005904"/></text:h>
      <text:p text:style-name="P642"/>
      <text:p text:style-name="P1194">CBTreeKeySort&lt;&gt; &amp;operator= (CBTreeKeySort&lt;_t_data, _t_key, _t_sizetype, _t_nodeiter, _t_subnodeiter, _t_datalayerproperties, _t_datalayer&gt; &amp;rBT)</text:p>
      <text:p text:style-name="P642"/>
      <text:p text:style-name="P191">Description:</text:p>
      <text:p text:style-name="P299"><text:soft-page-break/>This is an overloaded <text:span text:style-name="T372">key sort</text:span> class assignment operator.</text:p>
      <text:p text:style-name="P315"/>
      <text:p text:style-name="P231">Input parameter:</text:p>
      <text:p text:style-name="P301">rBT<text:tab/><text:tab/><text:span text:style-name="T348">specifies the reference of a source container to take a copy of</text:span></text:p>
      <text:p text:style-name="P282"/>
      <text:p text:style-name="P250">Remarks:</text:p>
      <text:p text:style-name="P550">This operator <text:span text:style-name="T593">destroys all data in the target container </text:span>and copies all data from <text:span text:style-name="T593">the source container </text:span>rBT to the <text:span text:style-name="T593">target container</text:span>. <text:span text:style-name="T593">Also copied across will be </text:span>parameters such as:</text:p>
      <text:list xml:id="list153151571664934" text:continue-numbering="true" text:style-name="L409">
        <text:list-item>
          <text:p text:style-name="P1390">data layer properties</text:p>
        </text:list-item>
        <text:list-item>
          <text:p text:style-name="P1390">nodes size</text:p>
        </text:list-item>
        <text:list-item>
          <text:p text:style-name="P1390">cache description</text:p>
        </text:list-item>
      </text:list>
      <text:p text:style-name="P550"/>
      <text:p text:style-name="P596">This operator tries to balance the tree structure as evenly as possible, which means the tree structure of rBT and the target instance are not guaranteed to be the same. However, this has no influence on how the calling process sees the data. This means that, rBT and the target instance will appear the same to the calling application.</text:p>
      <text:p text:style-name="P544"/>
      <text:p text:style-name="P250">Return value:</text:p>
      <text:p text:style-name="P303">The return value is a reference to the <text:span text:style-name="T593">target container</text:span>.</text:p>
      <text:p text:style-name="P297"/>
      <text:p text:style-name="P297">Note:</text:p>
      <text:p text:style-name="P297"><text:span text:style-name="T349">Calling this operator frequently may create</text:span> <text:span text:style-name="T350">performance issues in case the instance to be copied contains a large amount of data items.</text:span></text:p>
      <text:p text:style-name="P314">Also, data entries sharing the same key are not guaranteed to have <text:span text:style-name="T606">an</text:span> identical order as provided b<text:span text:style-name="T606">y</text:span> the source <text:span text:style-name="T606">container</text:span> instance, <text:span text:style-name="T373">in order to keep the resulting b-tree structure as balanced as possible</text:span>.</text:p>
      <text:p text:style-name="P313"/>
      <text:p text:style-name="P313"/>
      <text:h text:style-name="Heading_20_2" text:outline-level="2"><text:bookmark-start text:name="__RefHeading__26193_200604027"/>STL <text:span text:style-name="T721">Interchangeable</text:span> <text:span text:style-name="T454">C</text:span>ontainers<text:bookmark-end text:name="__RefHeading__26193_200604027"/></text:h>
      <text:p text:style-name="P642"/>
      <text:p text:style-name="P783"><text:tab/>The b-tree framework offers a number of classes, which are aiming to be <text:span text:style-name="T721">interchangeable with the</text:span> existing STL data containers. See below:</text:p>
      <text:p text:style-name="P783">b-tree framework class<text:tab/><text:tab/><text:tab/><text:span text:style-name="T721">interchanges with</text:span></text:p>
      <text:p text:style-name="P783">CBTreeMap<text:tab/><text:tab/><text:tab/><text:tab/><text:tab/>::std::map</text:p>
      <text:p text:style-name="P783"><text:soft-page-break/>CBTreeMultiMap<text:tab/><text:tab/><text:tab/><text:tab/>::std::multimap</text:p>
      <text:p text:style-name="P783">CBTreeSet<text:tab/><text:tab/><text:tab/><text:tab/><text:tab/>::std::set</text:p>
      <text:p text:style-name="P783">CBTreeMultiSet<text:tab/><text:tab/><text:tab/><text:tab/>::std::multiset</text:p>
      <text:p text:style-name="P783">CBTreeArray *<text:tab/><text:tab/><text:tab/><text:tab/>::std::vector</text:p>
      <text:p text:style-name="P783"/>
      <text:p text:style-name="P783">* <text:span text:style-name="T480">The CBTreeArray API section can be found here: </text:span><text:span text:style-name="T480"><text:bookmark-ref text:reference-format="text" text:ref-name="__RefHeading__156_1269792762">CBTreeArray API</text:bookmark-ref></text:span></text:p>
      <text:p text:style-name="P783"/>
      <text:p text:style-name="P926"><text:span text:style-name="T478"><text:tab/>Although the classes listed above are mostly method interface compatible, they have some significant differences that must be addressed. Firstly, the template parameter set has a very divergent approach in terms of what will the container classes use to make data available to a calling application. This means that, the STL classes allow to set what return types will be used, while the b-tree framework classes are using already set return types and instead allow for an alternate data layer to be set. Secondly, due to the b-tree framework's alpha state, it is lacking a number of methods. The most obvious missing methods are those which ought to have a const-qualifier set, in addition to the methods emplace () as well as emplace_hint (). The explanation why the b-tree framework classes lacking any const-qualified method, is because any b-tree instance has a root node cache, which isn't guaranteed to be up-to-date and thus has the potential to be written to on any access, even when calling </text:span><text:span text:style-name="T478"><text:bookmark-ref text:reference-format="text" text:ref-name="__RefHeading__1536_1677005904">size ()</text:bookmark-ref></text:span><text:span text:style-name="T478"> or </text:span><text:span text:style-name="T478"><text:bookmark-ref text:reference-format="text" text:ref-name="__RefHeading__1534_1677005904">empty ()</text:bookmark-ref></text:span><text:span text:style-name="T478">. The emplace methods haven't been implemented yet, since the absence of them can be worked around by calling </text:span><text:span text:style-name="T478"><text:bookmark-ref text:reference-format="text" text:ref-name="__RefHeading__9615_200604027">insert ()</text:bookmark-ref></text:span><text:span text:style-name="T478">. The additional method </text:span><text:span text:style-name="T478"><text:bookmark-ref text:reference-format="text" text:ref-name="__RefHeading__1564_1677005904">insert_tb ()</text:bookmark-ref></text:span><text:span text:style-name="T478"> is input parameter compatible with the method </text:span><text:span text:style-name="T478"><text:bookmark-ref text:reference-format="text" text:ref-name="__RefHeading__9615_200604027">insert ()</text:bookmark-ref></text:span><text:span text:style-name="T478">, but instead of returning an iterator it returns an error code and therefore allows it to be present in the </text:span><text:span text:style-name="T478"><text:bookmark-ref text:reference-format="text" text:ref-name="__RefHeading__128_1269792762">Data Interface Classes (CBTree*DataIf) </text:bookmark-ref></text:span><text:span text:style-name="T478">, which is required by the test bench as of yet. Also required for the test bench is the method </text:span><text:span text:style-name="T478"><text:bookmark-ref text:reference-format="text" text:ref-name="__RefHeading__1566_1677005904">erase_tb ()</text:bookmark-ref></text:span><text:span text:style-name="T478">, which is incompatible with the parameter interface of </text:span><text:span text:style-name="T478"><text:bookmark-ref text:reference-format="text" text:ref-name="__RefHeading__9617_200604027">erase ()</text:bookmark-ref></text:span><text:span text:style-name="T478"> and would be hard to replace. Hence, the TB (test bench) methods ought not to be used by an application and will be updated or disappear eventually.</text:span></text:p>
      <text:p text:style-name="P926"/>
      <text:p text:style-name="P642"/>
      <text:h text:style-name="P1322" text:outline-level="3"><text:bookmark-start text:name="__RefHeading__26195_200604027"/>CBTreeMap, CBTree<text:span text:style-name="T480">Multi</text:span>Map, CBTree<text:span text:style-name="T480">Set and CBTreeMultiSet API</text:span><text:bookmark-end text:name="__RefHeading__26195_200604027"/></text:h>
      <text:p text:style-name="P642"/>
      <text:p text:style-name="P791"><text:tab/>As discussed above, the four container classes CBTreeMap, CBTreeMultiMap, CBTreeSet and CBTreeMultiSet are aiming to be <text:span text:style-name="T721">interchangeable</text:span> <text:span text:style-name="T721">with</text:span> their respective STL counter parts. Since <text:span text:style-name="T482">these four classes have </text:span>very similar interfaces, <text:span text:style-name="T481">it makes sense for them to be derived from the same source, which in their case is </text:span><text:span text:style-name="T481"><text:bookmark-ref text:reference-format="text" text:ref-name="__RefHeading__122_1269792762">Base Class (CBTreeBase)</text:bookmark-ref></text:span><text:span text:style-name="T481"> and </text:span><text:span text:style-name="T481"><text:bookmark-ref text:reference-format="text" text:ref-name="__RefHeading__12194_147306980">CBTreeKeySort</text:bookmark-ref></text:span><text:span text:style-name="T481">. Hence, a number of API methods, of the four classes in question, have already been displayed in the sections </text:span><text:span text:style-name="T481"><text:bookmark-ref text:reference-format="text" text:ref-name="__RefHeading__1530_1677005904">CBTree API</text:bookmark-ref></text:span><text:span text:style-name="T481"> as well as </text:span><text:span text:style-name="T481"><text:bookmark-ref text:reference-format="text" text:ref-name="__RefHeading__158_1269792762">CBTreeKeySort API</text:bookmark-ref></text:span><text:span text:style-name="T481">. See the list below:</text:span></text:p>
      <text:p text:style-name="P804">Method<text:tab/><text:tab/><text:tab/><text:tab/>Class</text:p>
      <text:p text:style-name="P792"><text:bookmark-ref text:reference-format="text" text:ref-name="__RefHeading__14598_1800758390">cbegin ()</text:bookmark-ref><text:tab/><text:tab/><text:tab/><text:tab/><text:span text:style-name="T481"><text:bookmark-ref text:reference-format="text" text:ref-name="__RefHeading__122_1269792762">Base Class (CBTreeBase)</text:bookmark-ref></text:span></text:p>
      <text:p text:style-name="P792"><text:soft-page-break/><text:bookmark-ref text:reference-format="text" text:ref-name="__RefHeading__14600_1800758390">cend ()</text:bookmark-ref><text:tab/><text:tab/><text:tab/><text:tab/><text:tab/><text:span text:style-name="T481"><text:bookmark-ref text:reference-format="text" text:ref-name="__RefHeading__122_1269792762">Base Class (CBTreeBase)</text:bookmark-ref></text:span></text:p>
      <text:p text:style-name="P792"><text:bookmark-ref text:reference-format="text" text:ref-name="__RefHeading__14602_1800758390">crbegin ()</text:bookmark-ref><text:tab/><text:tab/><text:tab/><text:tab/><text:span text:style-name="T481"><text:bookmark-ref text:reference-format="text" text:ref-name="__RefHeading__122_1269792762">Base Class (CBTreeBase)</text:bookmark-ref></text:span></text:p>
      <text:p text:style-name="P792"><text:bookmark-ref text:reference-format="text" text:ref-name="__RefHeading__14604_1800758390">crend ()</text:bookmark-ref><text:tab/><text:tab/><text:tab/><text:tab/><text:span text:style-name="T481"><text:bookmark-ref text:reference-format="text" text:ref-name="__RefHeading__122_1269792762">Base Class (CBTreeBase)</text:bookmark-ref></text:span></text:p>
      <text:p text:style-name="P792"><text:bookmark-ref text:reference-format="text" text:ref-name="__RefHeading__1534_1677005904">empty ()</text:bookmark-ref><text:tab/><text:tab/><text:tab/><text:tab/><text:span text:style-name="T481"><text:bookmark-ref text:reference-format="text" text:ref-name="__RefHeading__122_1269792762">Base Class (CBTreeBase)</text:bookmark-ref></text:span></text:p>
      <text:p text:style-name="P792"><text:bookmark-ref text:reference-format="text" text:ref-name="__RefHeading__1536_1677005904">size ()</text:bookmark-ref><text:tab/><text:tab/><text:tab/><text:tab/><text:tab/><text:span text:style-name="T481"><text:bookmark-ref text:reference-format="text" text:ref-name="__RefHeading__122_1269792762">Base Class (CBTreeBase)</text:bookmark-ref></text:span></text:p>
      <text:p text:style-name="P792"><text:bookmark-ref text:reference-format="text" text:ref-name="__RefHeading__9619_200604027">swap ()</text:bookmark-ref><text:tab/><text:tab/><text:tab/><text:tab/><text:tab/><text:span text:style-name="T481"><text:bookmark-ref text:reference-format="text" text:ref-name="__RefHeading__12194_147306980">CBTreeKeySort</text:bookmark-ref></text:span></text:p>
      <text:p text:style-name="P792"><text:bookmark-ref text:reference-format="text" text:ref-name="__RefHeading__1538_1677005904">clear ()</text:bookmark-ref><text:tab/><text:tab/><text:tab/><text:tab/><text:tab/><text:span text:style-name="T481"><text:bookmark-ref text:reference-format="text" text:ref-name="__RefHeading__122_1269792762">Base Class (CBTreeBase)</text:bookmark-ref></text:span></text:p>
      <text:p text:style-name="P792"><text:bookmark-ref text:reference-format="text" text:ref-name="__RefHeading__1572_1677005904">count ()</text:bookmark-ref><text:tab/><text:tab/><text:tab/><text:tab/><text:span text:style-name="T481"><text:bookmark-ref text:reference-format="text" text:ref-name="__RefHeading__12194_147306980">CBTreeKeySort</text:bookmark-ref></text:span></text:p>
      <text:p text:style-name="P642"/>
      <text:p text:style-name="P1010">These methods won't be discussed here again. To see the description of those methods, click the respective link above. <text:span text:style-name="T721">Furthermore, since those four classes are derived from </text:span><text:span text:style-name="T721"><text:bookmark-ref text:reference-format="text" text:ref-name="__RefHeading__12194_147306980">CBTreeKeySort</text:bookmark-ref></text:span><text:span text:style-name="T721"> they are automatically becoming application classes already providing their own methods of </text:span><text:span text:style-name="T721"><text:bookmark-ref text:reference-format="text" text:ref-name="__RefHeading__3579_1442666128">comp ()</text:bookmark-ref></text:span><text:span text:style-name="T721"> and </text:span><text:span text:style-name="T721"><text:bookmark-ref text:reference-format="text" text:ref-name="__RefHeading__3581_1442666128">extract_key ()</text:bookmark-ref></text:span><text:span text:style-name="T721">. The </text:span><text:span text:style-name="T721"><text:bookmark-ref text:reference-format="text" text:ref-name="__RefHeading__3579_1442666128">comp ()</text:bookmark-ref></text:span><text:span text:style-name="T721"> method provided is linked as an arithmetic comparison in case ::std::is_arithmetic&lt;_t_keytype&gt;::type is resolved as ::std::true_type, otherwise it is resolved as a method that binary compares key values. Unlike the STL containers, the comparison function is not part of the template parameters and in case something other than an equivalent of ::std::less is required, a new version of <text:s/></text:span><text:span text:style-name="T721"><text:bookmark-ref text:reference-format="text" text:ref-name="__RefHeading__3579_1442666128">comp ()</text:bookmark-ref></text:span><text:span text:style-name="T721"> is needed. This new version has to be introduced by creating a new container class that inherits from the respective STL interchangeable application class in question. The </text:span><text:span text:style-name="T721"><text:bookmark-ref text:reference-format="text" text:ref-name="__RefHeading__3581_1442666128">extract_key ()</text:bookmark-ref></text:span><text:span text:style-name="T721"> method on the other hand ought to be sufficient for most applications, since it extracts an already existing key value from a data set in question. This means, as the STL container classes don't have any complex data set to key value conversion and the STL interchangeable application classes are reflecting that, it is unlikely that the given </text:span><text:span text:style-name="T721"><text:bookmark-ref text:reference-format="text" text:ref-name="__RefHeading__3581_1442666128">extract_key ()</text:bookmark-ref></text:span><text:span text:style-name="T721"> method needs replacing.</text:span></text:p>
      <text:p text:style-name="P642"/>
      <text:p text:style-name="P642"/>
      <text:h text:style-name="P1344" text:outline-level="4"><text:bookmark-start text:name="__RefHeading__22314_1800758390"/>begin ()<text:bookmark-end text:name="__RefHeading__22314_1800758390"/></text:h>
      <text:p text:style-name="P787"/>
      <text:p text:style-name="P1175"><text:span text:style-name="T246">i</text:span><text:span text:style-name="T219">terator begin ()</text:span></text:p>
      <text:p text:style-name="P787"/>
      <text:p text:style-name="P798">Description:</text:p>
      <text:p text:style-name="P798">This method returns a read-<text:span text:style-name="T491">write</text:span> iterator, pointing <text:span text:style-name="T486">at</text:span> the initial data entry.</text:p>
      <text:p text:style-name="P798"/>
      <text:p text:style-name="P207">Remarks:</text:p>
      <text:p text:style-name="P419"><text:span text:style-name="T486">This method instantiates </text:span>a read-<text:span text:style-name="T491">write</text:span> iterator pointing at the first data entry. The returned iterator has not been evaluated, which means calling this method does not result in a penalty in terms of CPU time, <text:span text:style-name="T607">in case further arithmetic operations of that newly created iterator follow the creation.</text:span></text:p>
      <text:p text:style-name="P425"><text:soft-page-break/></text:p>
      <text:p text:style-name="P811">Return value:</text:p>
      <text:p text:style-name="P798">The return value is a read-<text:span text:style-name="T491">write</text:span> <text:span text:style-name="T62">iterator pointing at the first data entry. In case the data container is empty, the returned iterator points to an invalid object, which, if accessed in that state, would result in an ::std::out_fo_range exception being thrown.</text:span></text:p>
      <text:p text:style-name="P811"/>
      <text:p text:style-name="P788"/>
      <text:h text:style-name="P1344" text:outline-level="4"><text:bookmark-start text:name="__RefHeading__14614_1800758390"/>end ()<text:bookmark-end text:name="__RefHeading__14614_1800758390"/></text:h>
      <text:p text:style-name="P787"/>
      <text:p text:style-name="P1175"><text:span text:style-name="T246">i</text:span><text:span text:style-name="T219">terator </text:span><text:span text:style-name="T246">end</text:span><text:span text:style-name="T219"> ()</text:span></text:p>
      <text:p text:style-name="P787"/>
      <text:p text:style-name="P798">Description:</text:p>
      <text:p text:style-name="P798">This method returns a read-<text:span text:style-name="T491">write</text:span> iterator, pointing <text:span text:style-name="T486">at</text:span> the data entry <text:span text:style-name="T483">past the final entry</text:span>.</text:p>
      <text:p text:style-name="P798"/>
      <text:p text:style-name="P207">Remarks:</text:p>
      <text:p text:style-name="P419"><text:span text:style-name="T486">This method instantiates </text:span>a read-<text:span text:style-name="T491">write</text:span> iterator pointing at the <text:span text:style-name="T484">next</text:span> data entry <text:span text:style-name="T484">past the final entry</text:span>. The returned iterator <text:span text:style-name="T484">can</text:span> not be evaluated, <text:span text:style-name="T484">since the external pointer of the returned iterator has been set to the return value of </text:span><text:span text:style-name="T484"><text:bookmark-ref text:reference-format="text" text:ref-name="__RefHeading__1536_1677005904">size ()</text:bookmark-ref></text:span><text:span text:style-name="T484">, which always points at an invalid object</text:span>.</text:p>
      <text:p text:style-name="P436">If it is not known what an external pointer in terms of iterators is, then please see section: <text:bookmark-ref text:reference-format="text" text:ref-name="__RefHeading__26203_200604027">Iterators</text:bookmark-ref></text:p>
      <text:p text:style-name="P425"/>
      <text:p text:style-name="P811">Return value:</text:p>
      <text:p text:style-name="P798">The return value is a read-<text:span text:style-name="T492">write</text:span> <text:span text:style-name="T62">iterator pointing at the </text:span><text:span text:style-name="T72">next </text:span><text:span text:style-name="T62">data entry </text:span><text:span text:style-name="T72">past the last entry</text:span><text:span text:style-name="T62">.</text:span></text:p>
      <text:p text:style-name="P614"/>
      <text:p text:style-name="P614"/>
      <text:h text:style-name="P1344" text:outline-level="4"><text:bookmark-start text:name="__RefHeading__14616_1800758390"/>rbegin ()<text:bookmark-end text:name="__RefHeading__14616_1800758390"/></text:h>
      <text:p text:style-name="P787"/>
      <text:p text:style-name="P1123">reverse_iterator rbegin ()</text:p>
      <text:p text:style-name="P787"/>
      <text:p text:style-name="P799">Description:</text:p>
      <text:p text:style-name="P799">This method returns a read-<text:span text:style-name="T492">write</text:span> <text:span text:style-name="T485">reverse </text:span>iterator, pointing <text:span text:style-name="T486">at</text:span> the <text:span text:style-name="T485">final</text:span> data entry.</text:p>
      <text:p text:style-name="P799"/>
      <text:p text:style-name="P208">Remarks:</text:p>
      <text:p text:style-name="P421"><text:span text:style-name="T486">This method instantiates </text:span>a <text:span text:style-name="T485">reverse </text:span>read-<text:span text:style-name="T492">write</text:span> iterator pointing at the <text:span text:style-name="T487">final</text:span> data entry. The returned iterator has not been evaluated, which means calling this method does not result in a penalty in <text:soft-page-break/>terms of CPU time, <text:span text:style-name="T607">in case further arithmetic operations of that newly created iterator follow the creation.</text:span></text:p>
      <text:p text:style-name="P426"/>
      <text:p text:style-name="P812">Return value:</text:p>
      <text:p text:style-name="P799">The return value is a <text:span text:style-name="T489">reverse </text:span>read-<text:span text:style-name="T492">write</text:span> <text:span text:style-name="T62">iterator pointing at the </text:span><text:span text:style-name="T74">final</text:span><text:span text:style-name="T62"> data entry. In case the data container is empty, the returned iterator points </text:span><text:span text:style-name="T74">at</text:span><text:span text:style-name="T62"> an invalid object, which </text:span><text:span text:style-name="T74">the object prior the non-existing initial entry. I</text:span><text:span text:style-name="T62">f </text:span><text:span text:style-name="T74">the iterator is </text:span><text:span text:style-name="T62">accessed in that state, an ::std::out_o</text:span><text:span text:style-name="T73">f</text:span><text:span text:style-name="T62">_range exception </text:span><text:span text:style-name="T74">is</text:span><text:span text:style-name="T62"> thrown.</text:span></text:p>
      <text:p text:style-name="P615"/>
      <text:p text:style-name="P615"/>
      <text:h text:style-name="P1344" text:outline-level="4"><text:bookmark-start text:name="__RefHeading__14618_1800758390"/>rend ()<text:bookmark-end text:name="__RefHeading__14618_1800758390"/></text:h>
      <text:p text:style-name="P805"/>
      <text:p text:style-name="P1175"><text:span text:style-name="T219">reverse_iterator r</text:span><text:span text:style-name="T246">end</text:span><text:span text:style-name="T219"> ()</text:span></text:p>
      <text:p text:style-name="P805"/>
      <text:p text:style-name="P799">Description:</text:p>
      <text:p text:style-name="P799">This method returns a read-<text:span text:style-name="T492">write</text:span> <text:span text:style-name="T485">reverse </text:span>iterator, pointing <text:span text:style-name="T486">at</text:span> the data entry <text:span text:style-name="T487">before the initial entry</text:span>.</text:p>
      <text:p text:style-name="P799"/>
      <text:p text:style-name="P208">Remarks:</text:p>
      <text:p text:style-name="P420"><text:span text:style-name="T486">This method instantiates </text:span>a <text:span text:style-name="T485">reverse </text:span>read-<text:span text:style-name="T492">write</text:span> iterator pointing at the data entry <text:span text:style-name="T488">prior the first entry</text:span>. The returned iterator <text:span text:style-name="T484">can</text:span> not be evaluated, <text:span text:style-name="T484">since the external pointer of the returned iterator has been set to -1 (~0x0), which always points at an invalid object</text:span>.</text:p>
      <text:p text:style-name="P436">If it is not known what an external pointer in terms of iterators is, then please see section: <text:bookmark-ref text:reference-format="text" text:ref-name="__RefHeading__26203_200604027">Iterators</text:bookmark-ref></text:p>
      <text:p text:style-name="P436"/>
      <text:p text:style-name="P812">Return value:</text:p>
      <text:p text:style-name="P799">The return value is a <text:span text:style-name="T490">reverse </text:span>read-<text:span text:style-name="T492">write</text:span> <text:span text:style-name="T62">iterator pointing at the data entry </text:span><text:span text:style-name="T75">prior the first data entry</text:span><text:span text:style-name="T62">.</text:span></text:p>
      <text:p text:style-name="P615"/>
      <text:p text:style-name="P615"/>
      <text:h text:style-name="P1344" text:outline-level="4"><text:bookmark-start text:name="__RefHeading__14620_1800758390"/>max_size ()<text:bookmark-end text:name="__RefHeading__14620_1800758390"/></text:h>
      <text:p text:style-name="P805"/>
      <text:p text:style-name="P1132">_t_sizetype max_size ()</text:p>
      <text:p text:style-name="P805"/>
      <text:p text:style-name="P813">Description:</text:p>
      <text:p text:style-name="P813">This method returns the maximum number of addressable data entries.</text:p>
      <text:p text:style-name="P813"/>
      <text:p text:style-name="P813"><text:soft-page-break/>Remarks:</text:p>
      <text:p text:style-name="P813">To obtain the theoretical maximum number of addressable data entries, this method must be called. The actual maximum size <text:span text:style-name="T493">is likely to be much lower, since it </text:span>depends on a number of different <text:span text:style-name="T493">template parameters, such as </text:span><text:span text:style-name="T493"><text:bookmark-ref text:reference-format="text" text:ref-name="__RefHeading__134_1269792762">Data Layer (_t_datalayer)</text:bookmark-ref></text:span><text:span text:style-name="T493"> and </text:span><text:span text:style-name="T493"><text:bookmark-ref text:reference-format="text" text:ref-name="__RefHeading__1943_1480809614">Node Iterator Type (_t_nodeiter)</text:bookmark-ref></text:span><text:span text:style-name="T493"> as well as </text:span><text:span text:style-name="T493"><text:bookmark-ref text:reference-format="text" text:ref-name="__RefHeading__1945_1480809614">Sub-Node Iterator Type (_t_subnodeiter)</text:bookmark-ref></text:span><text:span text:style-name="T493">. While the data layer may run out of resources, the node- and sub-node iterator type template parameters are limiting the maximum size by showing a restricted address space. An additional factor is, that a theoretical top address ((_t_sizetype) ~0x0U) is reserved for internal use.</text:span></text:p>
      <text:p text:style-name="P813"/>
      <text:p text:style-name="P813">Return value:</text:p>
      <text:p text:style-name="P815">The return value is the theoretical maximum size, which is generated as follows: <text:span text:style-name="T493">((_t_sizetype) ~0x0U) - </text:span>1.</text:p>
      <text:p text:style-name="P805"/>
      <text:p text:style-name="P805"/>
      <text:h text:style-name="P1345" text:outline-level="4"><text:bookmark-start text:name="__RefHeading__32395_1800758390"/>erase ()<text:bookmark-end text:name="__RefHeading__32395_1800758390"/></text:h>
      <text:p text:style-name="P818"/>
      <text:p text:style-name="P1127">1)</text:p>
      <text:p text:style-name="P1156"><text:span text:style-name="T247">i</text:span><text:span text:style-name="T219">terator erase (const_iterator sCIterPos)</text:span></text:p>
      <text:p text:style-name="P1127">2)</text:p>
      <text:p text:style-name="P1056">_t_sizetype erase (const _t_keytype &amp;rKey)</text:p>
      <text:p text:style-name="P1127">3)</text:p>
      <text:p text:style-name="P1133">iterator erase (const_iterator sCIterFirst, const_iterator sCIterLast)</text:p>
      <text:p text:style-name="P818"/>
      <text:p text:style-name="P819">Description:</text:p>
      <text:p text:style-name="P819">These methods remove one or more data entries from a data container.</text:p>
      <text:p text:style-name="P819"/>
      <text:p text:style-name="P819">Input parameters:</text:p>
      <text:p text:style-name="P819">sCIterPos<text:tab/>- <text:span text:style-name="T498">specifies iterator referring to data entry to be removed</text:span></text:p>
      <text:p text:style-name="P819">rKey<text:tab/><text:tab/>- <text:span text:style-name="T498">references key value equivalent to any data entry to be removed</text:span></text:p>
      <text:p text:style-name="P820">sCIterFirst<text:tab/>- <text:span text:style-name="T498">specifies iterator referring to initial data entry to be removed</text:span></text:p>
      <text:p text:style-name="P820">sCIterLast<text:tab/>- <text:span text:style-name="T498">specifies iterator referring the data entry following the last item to be removed</text:span></text:p>
      <text:p text:style-name="P819"/>
      <text:p text:style-name="P819">Remarks:</text:p>
      <text:p text:style-name="P821">To remove one or more entries, these methods are to be used. If <text:span text:style-name="T415">any </text:span>method is called with an empty target container or method (<text:span text:style-name="T415">3) is called with sCIterLast pointing at an illegal location such as before sCIterFirst or beyond the end of the target container, then an ::std::out_of_range exception is thrown. O</text:span><text:span text:style-name="T107">ne behavioural exception is; if sCIterFirst equals sCIterLast. </text:span><text:span text:style-name="T415">In that case, the call of </text:span><text:soft-page-break/><text:span text:style-name="T415">method (3) is ineffective and the return value is an iterator version of sCIterFirst. Also, if, for method (2), the specifies key is not present in the container, then the call is ineffective and the return value is zero.</text:span></text:p>
      <text:p text:style-name="P821"/>
      <text:p text:style-name="P819">Return value:</text:p>
      <text:p text:style-name="P696">The return value <text:span text:style-name="T415">of method (1) and (3) </text:span>is an iterator pointing to the location where data was being removed from.</text:p>
      <text:p text:style-name="P716">Method (2) returns the number of data entries that were removed.</text:p>
      <text:p text:style-name="P821"/>
      <text:p text:style-name="P819"/>
      <text:h text:style-name="P1345" text:outline-level="4"><text:bookmark-start text:name="__RefHeading__14626_1800758390"/>key_comp ()<text:bookmark-end text:name="__RefHeading__14626_1800758390"/></text:h>
      <text:p text:style-name="P809"/>
      <text:p text:style-name="P1127">key_compare key_comp () const</text:p>
      <text:p text:style-name="P809"/>
      <text:p text:style-name="P822">Description:</text:p>
      <text:p text:style-name="P824">This method returns an object capable of comparing two key values.</text:p>
      <text:p text:style-name="P822"/>
      <text:p text:style-name="P822">Remarks:</text:p>
      <text:p text:style-name="P826">If it is required to compare two key value, then this method can be employed to create an object able to do so. The returned object has an overloaded call operator, that has two <text:span text:style-name="T501">input </text:span>parameters of type <text:span text:style-name="T332">const _t_keytype</text:span> and returns a value of type <text:span text:style-name="T332">bool</text:span>. <text:span text:style-name="T499">As oppose to the internal comparison method </text:span><text:span text:style-name="T499"><text:bookmark-ref text:reference-format="text" text:ref-name="__RefHeading__3579_1442666128">comp ()</text:bookmark-ref></text:span><text:span text:style-name="T499"> the return type of the overloaded call operator is not an integer and follows a strict weak ordering. This means that, if the first parameter of said call operator is deemed to be less than the second parameter, then the result is </text:span><text:span text:style-name="T339">true</text:span><text:span text:style-name="T499">, otherwise </text:span><text:span text:style-name="T339">false</text:span><text:span text:style-name="T499">.</text:span></text:p>
      <text:p text:style-name="P822"/>
      <text:p text:style-name="P822">Return value:</text:p>
      <text:p text:style-name="P827">The return value is an object containing an overloaded call operator, which is capable to compare key values. <text:span text:style-name="T502">The return type of said operator is a boolean, which, if the call operator's first input parameter is less than the second parameter, is returned as </text:span><text:span text:style-name="T339">true</text:span><text:span text:style-name="T499">, otherwise </text:span><text:span text:style-name="T339">false</text:span><text:span text:style-name="T502">. Two keys are deemed equivalent, if the input parameters can be given in any order and the result is always </text:span><text:span text:style-name="T339">false</text:span><text:span text:style-name="T502">.</text:span></text:p>
      <text:p text:style-name="P822"/>
      <text:p text:style-name="P828">Note:</text:p>
      <text:p text:style-name="P830">Although the overloaded <text:span text:style-name="T500">default </text:span>call operator uses the method <text:span text:style-name="T499"><text:bookmark-ref text:reference-format="text" text:ref-name="__RefHeading__3579_1442666128">comp ()</text:bookmark-ref></text:span><text:span text:style-name="T499"> </text:span>to produce <text:span text:style-name="T504">the desired</text:span> result, the chosen return type is <text:span text:style-name="T338">bool</text:span> to remain compatible with the existing STL classes.</text:p>
      <text:p text:style-name="P828"/>
      <text:p text:style-name="P809"><text:soft-page-break/></text:p>
      <text:h text:style-name="P1345" text:outline-level="4"><text:bookmark-start text:name="__RefHeading__14628_1800758390"/>value_comp ()<text:bookmark-end text:name="__RefHeading__14628_1800758390"/></text:h>
      <text:p text:style-name="P818"/>
      <text:p text:style-name="P1133">value_compare value_comp () const</text:p>
      <text:p text:style-name="P818"/>
      <text:p text:style-name="P823">Description:</text:p>
      <text:p text:style-name="P825">This method returns an object capable of comparing <text:span text:style-name="T503">the keys of </text:span>two <text:span text:style-name="T503">data items</text:span>.</text:p>
      <text:p text:style-name="P823"/>
      <text:p text:style-name="P823">Remarks:</text:p>
      <text:p text:style-name="P827">If it is required to compare <text:span text:style-name="T503">the keys of two data items</text:span>, then this method can be employed to create an object able to do so. The returned object has an overloaded call operator, that has two <text:span text:style-name="T501">input </text:span>parameters of type <text:span text:style-name="T332">const _t_</text:span><text:span text:style-name="T340">valuetype</text:span> and returns a value of type <text:span text:style-name="T332">bool</text:span>. <text:span text:style-name="T499">As oppose to the internal comparison method </text:span><text:span text:style-name="T499"><text:bookmark-ref text:reference-format="text" text:ref-name="__RefHeading__3579_1442666128">comp ()</text:bookmark-ref></text:span><text:span text:style-name="T499"> the return type of the overloaded call operator is not an integer and follows a strict weak ordering. This means that, if the first parameter of said call operator is deemed to be less than the second parameter, then the result is </text:span><text:span text:style-name="T339">true</text:span><text:span text:style-name="T499">, otherwise </text:span><text:span text:style-name="T339">false</text:span><text:span text:style-name="T499">.</text:span></text:p>
      <text:p text:style-name="P823"/>
      <text:p text:style-name="P823">Return value:</text:p>
      <text:p text:style-name="P827">The return value is an object containing an overloaded call operator, which is capable to compare <text:span text:style-name="T503">the keys of two data items</text:span>. <text:span text:style-name="T502">The return type of said operator is a boolean, which, if the call operator's first input parameter is less than the second parameter, is returned as </text:span><text:span text:style-name="T339">true</text:span><text:span text:style-name="T499">, otherwise </text:span><text:span text:style-name="T339">false</text:span><text:span text:style-name="T502">. Two keys of their data entries are deemed equivalent, if the input parameters can be given in any order and the result is always </text:span><text:span text:style-name="T339">false</text:span><text:span text:style-name="T502">.</text:span></text:p>
      <text:p text:style-name="P823"/>
      <text:p text:style-name="P829">Note:</text:p>
      <text:p text:style-name="P829">Although the overloaded <text:span text:style-name="T500">default </text:span>call operator uses the method <text:span text:style-name="T499"><text:bookmark-ref text:reference-format="text" text:ref-name="__RefHeading__3579_1442666128">comp ()</text:bookmark-ref></text:span><text:span text:style-name="T499"> </text:span>to produce <text:span text:style-name="T504">the desired</text:span> result, the chosen return type is <text:span text:style-name="T338">bool</text:span> to remain compatible with the existing STL classes.</text:p>
      <text:p text:style-name="P829"/>
      <text:p text:style-name="P810"/>
      <text:h text:style-name="P1345" text:outline-level="4"><text:bookmark-start text:name="__RefHeading__22316_1800758390"/>find ()<text:bookmark-end text:name="__RefHeading__22316_1800758390"/></text:h>
      <text:p text:style-name="P814"/>
      <text:p text:style-name="P1128">iterator find (const _t_keytype &amp;rKey)</text:p>
      <text:p text:style-name="P806"/>
      <text:p text:style-name="P705">Description:</text:p>
      <text:p text:style-name="P720">This method finds the location of a key.</text:p>
      <text:p text:style-name="P705"/>
      <text:p text:style-name="P705"><text:soft-page-break/>Input parameters:</text:p>
      <text:p text:style-name="P720">rKey<text:tab/><text:tab/>- specifies reference of key which associated entries are to be located</text:p>
      <text:p text:style-name="P705"/>
      <text:p text:style-name="P705">Remarks:</text:p>
      <text:p text:style-name="P720">This method finds the location of one data entry which has the associated key specified by the input parameter rKey. In case more than one entry share the same key, then it isn't <text:span text:style-name="T494">guaranteed to be</text:span> the initial position of that key's data entry sub-set. To find the initial position of a key-set <text:bookmark-ref text:reference-format="text" text:ref-name="__RefHeading__9625_200604027">lower_bound ()</text:bookmark-ref> <text:span text:style-name="T494">has</text:span> to be used. This method is useful to find out if data entries with a specific <text:span text:style-name="T494">key </text:span>exist, since it has the chance of an early abort when tracing into the b-tree structure.</text:p>
      <text:p text:style-name="P720"/>
      <text:p text:style-name="P705">Return value:</text:p>
      <text:p text:style-name="P720">If a data entry that has an associated key <text:span text:style-name="T608">is being</text:span> found, then <text:span text:style-name="T494">the</text:span> returned iterator points at said entry, otherwise it points at a value equivalent to <text:span text:style-name="T494">the return value of</text:span> <text:span text:style-name="T102">this-&gt;end ()</text:span>.</text:p>
      <text:p text:style-name="P807"/>
      <text:p text:style-name="P806"/>
      <text:h text:style-name="P1344" text:outline-level="4"><text:bookmark-start text:name="__RefHeading__14632_1800758390"/>lower_bound ()<text:bookmark-end text:name="__RefHeading__14632_1800758390"/></text:h>
      <text:p text:style-name="P806"/>
      <text:p text:style-name="P1128">iterator lower_bound (const _t_keytype &amp;rKey)</text:p>
      <text:p text:style-name="P806"/>
      <text:p text:style-name="P705">Description:</text:p>
      <text:p text:style-name="P724">This method returns the initial location of a set of data entries sharing the same key.</text:p>
      <text:p text:style-name="P705"/>
      <text:p text:style-name="P705">Input parameters:</text:p>
      <text:p text:style-name="P724">rKey<text:tab/><text:tab/>- specifies key associated with data entry set</text:p>
      <text:p text:style-name="P705"/>
      <text:p text:style-name="P705">Remarks:</text:p>
      <text:p text:style-name="P724">This method is employed if the initial location of a set of data entries sharing the same key, <text:span text:style-name="T418">specified by the input parameter rKey,</text:span> <text:span text:style-name="T418">has to be found. </text:span></text:p>
      <text:p text:style-name="P705"/>
      <text:p text:style-name="P705">Return value:</text:p>
      <text:p text:style-name="P727">The return value is a<text:span text:style-name="T496">n</text:span> iterator, which if the call was successful, is pointing at the initial location of the data entries, that have an associated key value equal to input parameter rKey, otherwise it points at the location of a data entry being associated with a key deemed to have the next greater key value.</text:p>
      <text:h text:style-name="P1344" text:outline-level="4"><text:bookmark-start text:name="__RefHeading__14634_1800758390"/><text:soft-page-break/>upper_bound ()<text:bookmark-end text:name="__RefHeading__14634_1800758390"/></text:h>
      <text:p text:style-name="P806"/>
      <text:p text:style-name="P1128">iterator upper_bound (const _t_keytype &amp;rKey)</text:p>
      <text:p text:style-name="P806"/>
      <text:p text:style-name="P706">Description:</text:p>
      <text:p text:style-name="P725">This method returns the location of a<text:span text:style-name="T419">n entry followed by a</text:span> set of data entries sharing the same key.</text:p>
      <text:p text:style-name="P725"/>
      <text:p text:style-name="P706">Input parameters:</text:p>
      <text:p text:style-name="P725">rKey<text:tab/><text:tab/>- specifies key associated with data entry set</text:p>
      <text:p text:style-name="P725"/>
      <text:p text:style-name="P706">Remarks:</text:p>
      <text:p text:style-name="P725">This method is employed if the location <text:span text:style-name="T419">of a data entry following</text:span> a set of data entries sharing the same key, <text:span text:style-name="T418">specified by the input parameter rKey,</text:span> <text:span text:style-name="T418">has to be found. </text:span></text:p>
      <text:p text:style-name="P725"/>
      <text:p text:style-name="P706">Return value:</text:p>
      <text:p text:style-name="P728">The return value is a<text:span text:style-name="T496">n</text:span> iterator, which if the call was successful, is pointing at the location of <text:span text:style-name="T419">a data entry followed by</text:span> the data entries, that have an associated key value equal to input parameter rKey, otherwise it points at the location <text:span text:style-name="T419">equivalent to this-&gt;end ()</text:span>.</text:p>
      <text:p text:style-name="P808"/>
      <text:p text:style-name="P808"/>
      <text:h text:style-name="P1323" text:outline-level="3"><text:bookmark-start text:name="__RefHeading__32397_1800758390"/>CBTreeMap <text:span text:style-name="T497">and CBTreeMultiMap</text:span><text:bookmark-end text:name="__RefHeading__32397_1800758390"/></text:h>
      <text:p text:style-name="P805"/>
      <text:h text:style-name="P1346" text:outline-level="4"><text:bookmark-start text:name="__RefHeading__32399_1800758390"/>extract_key ()<text:bookmark-end text:name="__RefHeading__32399_1800758390"/></text:h>
      <text:p text:style-name="P817"/>
      <text:p text:style-name="P1134">_t_keytype *extract_key (_t_keytype *pKey, const value_t &amp;rData)</text:p>
      <text:p text:style-name="P817"/>
      <text:p text:style-name="P831">Description:</text:p>
      <text:p text:style-name="P831">This method extracts the key value from a data item.</text:p>
      <text:p text:style-name="P831"/>
      <text:p text:style-name="P831">Input parameter:</text:p>
      <text:p text:style-name="P831">rData<text:tab/><text:tab/>- <text:span text:style-name="T505">references data item where the key value is extracted from</text:span></text:p>
      <text:p text:style-name="P831"/>
      <text:p text:style-name="P831">Input- / Output parameter:</text:p>
      <text:p text:style-name="P831"><text:soft-page-break/>pKey<text:tab/><text:tab/>- <text:span text:style-name="T505">specifies pointer where the extracted key value is written to</text:span></text:p>
      <text:p text:style-name="P831"/>
      <text:p text:style-name="P831">Remarks:</text:p>
      <text:p text:style-name="P833">This method provides the functionality to extract a key value from a data item or convert a data item to its associated key value, exactly the way <text:span text:style-name="T506">the data container does it before comparing keys, when ordering data entries.</text:span></text:p>
      <text:p text:style-name="P831"/>
      <text:p text:style-name="P831">Return value:</text:p>
      <text:p text:style-name="P832">The return value is equal to the input parameter pKey, <text:span text:style-name="T507">which allows this method to be used as an input parameter for other methods.</text:span></text:p>
      <text:p text:style-name="P805"/>
      <text:p text:style-name="P805"/>
      <text:h text:style-name="P1324" text:outline-level="3"><text:bookmark-start text:name="__RefHeading__20412_1800758390"/>CBTreeMap<text:bookmark-end text:name="__RefHeading__20412_1800758390"/></text:h>
      <text:p text:style-name="P642"/>
      <text:p text:style-name="P834"><text:tab/>The C. class is a container <text:span text:style-name="T509">type sorting data entries in an ascending order. Each data entry consists of a key value and a map value. While the key value is used as an operand for the sorting criteria, the map value is payload data associated with its key value. This container is only allowing for unique key values. This means that, if a data entry containing key A already exists, then inserting an additional data entry using the same key value A won't be successful.</text:span></text:p>
      <text:p text:style-name="P834"/>
      <text:p text:style-name="P834"/>
      <text:h text:style-name="Heading_20_4" text:outline-level="4"><text:bookmark-start text:name="__RefHeading__38020_981793909"/>Type Definitions<text:bookmark-end text:name="__RefHeading__38020_981793909"/></text:h>
      <text:p text:style-name="P834"/>
      <text:p text:style-name="P838"><text:tab/>This container class is derived from <text:bookmark-ref text:reference-format="text" text:ref-name="__RefHeading__12194_147306980">CBTreeKeySort</text:bookmark-ref> and <text:span text:style-name="T511">defines the following types</text:span>:</text:p>
      <text:p text:style-name="P732"/>
      <table:table table:name="Table11" table:style-name="Table11">
        <table:table-column table:style-name="Table11.A"/>
        <table:table-column table:style-name="Table11.B"/>
        <table:table-header-rows>
          <table:table-row>
            <table:table-cell table:style-name="Table11.A1" office:value-type="string">
              <text:p text:style-name="P1274">Type</text:p>
            </table:table-cell>
            <table:table-cell table:style-name="Table11.B1" office:value-type="string">
              <text:p text:style-name="P1274">Definition</text:p>
            </table:table-cell>
          </table:table-row>
        </table:table-header-rows>
        <table:table-row>
          <table:table-cell table:style-name="Table11.A2" office:value-type="string">
            <text:p text:style-name="P1250">CBTreeKeySort_t</text:p>
          </table:table-cell>
          <table:table-cell table:style-name="Table11.B2" office:value-type="string">
            <text:p text:style-name="P1250">CBTreeKeySort&lt; ::std::pair&lt;_t_keytype, _t_maptype&gt;, _t_keytype, _t_sizetype, _t_nodeiter, _t_subnodeiter, _t_datalayerproperties, _t_datalayer&gt;</text:p>
          </table:table-cell>
        </table:table-row>
        <table:table-row>
          <table:table-cell table:style-name="Table11.A2" office:value-type="string">
            <text:p text:style-name="P1250">CBTreeBase_t</text:p>
          </table:table-cell>
          <table:table-cell table:style-name="Table11.B2" office:value-type="string">
            <text:p text:style-name="P1250">typename CBTreeKeySort_t::CBTreeBase_t</text:p>
          </table:table-cell>
        </table:table-row>
        <table:table-row>
          <table:table-cell table:style-name="Table11.A2" office:value-type="string">
            <text:p text:style-name="P1262">CBTreeMap_t</text:p>
          </table:table-cell>
          <table:table-cell table:style-name="Table11.B2" office:value-type="string">
            <text:p text:style-name="P1262">CBTreeMap&lt;_t_keytype, _t_maptype, _t_sizetype, _t_nodeiter, _t_subnodeiter, _t_datalayerproperties, _t_datalayer&gt;</text:p>
          </table:table-cell>
        </table:table-row>
        <table:table-row>
          <table:table-cell table:style-name="Table11.A2" office:value-type="string">
            <text:p text:style-name="P1254">iterator</text:p>
          </table:table-cell>
          <table:table-cell table:style-name="Table11.B2" office:value-type="string">
            <text:p text:style-name="P1254">typename ::CBTreeBaseIterator&lt;CBTreeBase_t&gt;</text:p>
          </table:table-cell>
        </table:table-row>
        <table:table-row>
          <table:table-cell table:style-name="Table11.A2" office:value-type="string">
            <text:p text:style-name="P1254">reverse_iterator</text:p>
          </table:table-cell>
          <table:table-cell table:style-name="Table11.B2" office:value-type="string">
            <text:p text:style-name="P1254">typename ::CBTreeBaseReverseIterator&lt;iterator&gt; </text:p>
          </table:table-cell>
        </table:table-row>
        <table:table-row>
          <table:table-cell table:style-name="Table11.A2" office:value-type="string">
            <text:p text:style-name="P1258">const_iterator</text:p>
          </table:table-cell>
          <table:table-cell table:style-name="Table11.B2" office:value-type="string">
            <text:p text:style-name="P1258">typename ::CBTreeBaseConstIterator&lt;CBTreeBase_t&gt;</text:p>
          </table:table-cell>
        </table:table-row>
        <text:soft-page-break/>
        <table:table-row>
          <table:table-cell table:style-name="Table11.A2" office:value-type="string">
            <text:p text:style-name="P1258">const_reverse_iterator</text:p>
          </table:table-cell>
          <table:table-cell table:style-name="Table11.B2" office:value-type="string">
            <text:p text:style-name="P1258">typename ::CBTreeBaseConstReverseIterator&lt;const_iterator&gt;</text:p>
          </table:table-cell>
        </table:table-row>
        <table:table-row>
          <table:table-cell table:style-name="Table11.A2" office:value-type="string">
            <text:p text:style-name="P1258">position_t</text:p>
          </table:table-cell>
          <table:table-cell table:style-name="Table11.B2" office:value-type="string">
            <text:p text:style-name="P1258">typename CBTreeKeySort_t::position_t</text:p>
          </table:table-cell>
        </table:table-row>
        <table:table-row>
          <table:table-cell table:style-name="Table11.A2" office:value-type="string">
            <text:p text:style-name="P1258">data_t</text:p>
          </table:table-cell>
          <table:table-cell table:style-name="Table11.B2" office:value-type="string">
            <text:p text:style-name="P1258">typename ::std::pair&lt;const _t_keytype, _t_maptype&gt;</text:p>
          </table:table-cell>
        </table:table-row>
        <table:table-row>
          <table:table-cell table:style-name="Table11.A2" office:value-type="string">
            <text:p text:style-name="P1258">sizetype_t</text:p>
          </table:table-cell>
          <table:table-cell table:style-name="Table11.B2" office:value-type="string">
            <text:p text:style-name="P1258">_t_sizetype</text:p>
          </table:table-cell>
        </table:table-row>
        <table:table-row>
          <table:table-cell table:style-name="Table11.A2" office:value-type="string">
            <text:p text:style-name="P1258">nodeiter_t</text:p>
          </table:table-cell>
          <table:table-cell table:style-name="Table11.B2" office:value-type="string">
            <text:p text:style-name="P1258">_t_nodeiter</text:p>
          </table:table-cell>
        </table:table-row>
        <table:table-row>
          <table:table-cell table:style-name="Table11.A2" office:value-type="string">
            <text:p text:style-name="P1258">subnodeiter_t</text:p>
          </table:table-cell>
          <table:table-cell table:style-name="Table11.B2" office:value-type="string">
            <text:p text:style-name="P1258">_t_subnodeiter</text:p>
          </table:table-cell>
        </table:table-row>
        <table:table-row>
          <table:table-cell table:style-name="Table11.A2" office:value-type="string">
            <text:p text:style-name="P1258">datalayerproperties_t</text:p>
          </table:table-cell>
          <table:table-cell table:style-name="Table11.B2" office:value-type="string">
            <text:p text:style-name="P1258">_t_datalayerproperties</text:p>
          </table:table-cell>
        </table:table-row>
        <table:table-row>
          <table:table-cell table:style-name="Table11.A2" office:value-type="string">
            <text:p text:style-name="P1258">datalayer_t</text:p>
          </table:table-cell>
          <table:table-cell table:style-name="Table11.B2" office:value-type="string">
            <text:p text:style-name="P1258">_t_datalayer</text:p>
          </table:table-cell>
        </table:table-row>
        <table:table-row>
          <table:table-cell table:style-name="Table11.A2" office:value-type="string">
            <text:p text:style-name="P1258">value_t</text:p>
          </table:table-cell>
          <table:table-cell table:style-name="Table11.B2" office:value-type="string">
            <text:p text:style-name="P1258">typename ::std::pair&lt;_t_keytype, _t_maptype&gt;</text:p>
          </table:table-cell>
        </table:table-row>
        <table:table-row>
          <table:table-cell table:style-name="Table11.A2" office:value-type="string">
            <text:p text:style-name="P1258">insert_rslt_t</text:p>
          </table:table-cell>
          <table:table-cell table:style-name="Table11.B2" office:value-type="string">
            <text:p text:style-name="P1258">typename ::std::pair&lt;iterator, bool&gt;</text:p>
          </table:table-cell>
        </table:table-row>
        <table:table-row>
          <table:table-cell table:style-name="Table11.A2" office:value-type="string">
            <text:p text:style-name="P1258">key_compare</text:p>
          </table:table-cell>
          <table:table-cell table:style-name="Table11.B2" office:value-type="string">
            <text:p text:style-name="P1258">struct key_compare_s&lt;_t_keytype&gt;</text:p>
          </table:table-cell>
        </table:table-row>
        <table:table-row>
          <table:table-cell table:style-name="Table11.A2" office:value-type="string">
            <text:p text:style-name="P1258">value_compare</text:p>
          </table:table-cell>
          <table:table-cell table:style-name="Table11.B2" office:value-type="string">
            <text:p text:style-name="P1258">struct value_compare_s&lt;value_t&gt;</text:p>
          </table:table-cell>
        </table:table-row>
      </table:table>
      <text:p text:style-name="P842"/>
      <text:p text:style-name="P632">CBTreeKeySort_t</text:p>
      <text:p text:style-name="P848"><text:tab/>This type defines <text:span text:style-name="T512">what </text:span><text:span text:style-name="T512"><text:bookmark-ref text:reference-format="text" text:ref-name="__RefHeading__20412_1800758390">CBTreeMap</text:bookmark-ref></text:span><text:span text:style-name="T512"> is inheriting from and is only employed to substitute further type definitions below.</text:span></text:p>
      <text:p text:style-name="P843"/>
      <text:p text:style-name="P632">CBTreeBase_t</text:p>
      <text:p text:style-name="P851"><text:tab/>The CBTreeBase_t type defines this class' base class type and is used as a template parameter for iterator types below.</text:p>
      <text:p text:style-name="P843"/>
      <text:p text:style-name="P636">CBTreeMap_t</text:p>
      <text:p text:style-name="P888"><text:tab/>This type definition is the <text:bookmark-ref text:reference-format="text" text:ref-name="__RefHeading__20412_1800758390">CBTreeMap</text:bookmark-ref> type itself, involving all template parameters.</text:p>
      <text:p text:style-name="P843"/>
      <text:p text:style-name="P632">iterator</text:p>
      <text:p text:style-name="P855"><text:tab/>This type definition <text:span text:style-name="T513">is the read/write iterator, used by this container class.</text:span></text:p>
      <text:p text:style-name="P843"/>
      <text:p text:style-name="P632">reverse_iterator</text:p>
      <text:p text:style-name="P856"><text:tab/>This type definition <text:span text:style-name="T513">is the reverse read/write iterator, used by this container class.</text:span></text:p>
      <text:p text:style-name="P856"/>
      <text:p text:style-name="P632">const_iterator</text:p>
      <text:p text:style-name="P856"><text:tab/>This type definition <text:span text:style-name="T513">is the read-only iterator, used by this container class.</text:span></text:p>
      <text:p text:style-name="P856"/>
      <text:p text:style-name="P632"><text:soft-page-break/>const_reverse_iterator</text:p>
      <text:p text:style-name="P856"><text:tab/>This type definition <text:span text:style-name="T513">is the reverse read-write iterator, used by this container class.</text:span></text:p>
      <text:p text:style-name="P856"/>
      <text:p text:style-name="P78">position_t</text:p>
      <text:p text:style-name="P82"><text:tab/>The type definition position_t is <text:span text:style-name="T513">used to display </text:span>absolute locations within the b-tree structure.</text:p>
      <text:p text:style-name="P82"/>
      <text:p text:style-name="P632">data_t</text:p>
      <text:p text:style-name="P756"><text:tab/>The data type definition is the type which <text:span text:style-name="T516">is used as the iterator return type. For the container type </text:span><text:span text:style-name="T516"><text:bookmark-ref text:reference-format="text" text:ref-name="__RefHeading__20412_1800758390">CBTreeMap</text:bookmark-ref></text:span><text:span text:style-name="T516">, this type is a pair that consists of a read-only key value and a read/write map value.</text:span></text:p>
      <text:p text:style-name="P752"/>
      <text:p text:style-name="P632">sizetype_t</text:p>
      <text:p text:style-name="P756"><text:tab/>This type <text:span text:style-name="T515">is employed to display data set locations within the container </text:span><text:span text:style-name="T515"><text:bookmark-ref text:reference-format="text" text:ref-name="__RefHeading__20412_1800758390">CBTreeMap</text:bookmark-ref></text:span><text:span text:style-name="T515">.</text:span></text:p>
      <text:p text:style-name="P737"/>
      <text:p text:style-name="P632">nodeiter_t</text:p>
      <text:p text:style-name="P759"><text:tab/>To address individual nodes this type is use<text:span text:style-name="T508">d</text:span>.</text:p>
      <text:p text:style-name="P738"/>
      <text:p text:style-name="P628">subnodeiter_t</text:p>
      <text:p text:style-name="P860"><text:tab/>This type is in use to address individual entries within a node.</text:p>
      <text:p text:style-name="P843"/>
      <text:p text:style-name="P632">datalayerproperties_t</text:p>
      <text:p text:style-name="P864"><text:tab/>The data layer properties type defines what type is employed to set up the data layer within the container and must be accepted by the data layer type as a constructor parameter.</text:p>
      <text:p text:style-name="P843"/>
      <text:p text:style-name="P632">datalayer_t</text:p>
      <text:p text:style-name="P868"><text:tab/>This type defines the data layer that is used by the container class.</text:p>
      <text:p text:style-name="P843"/>
      <text:p text:style-name="P632">value_t</text:p>
      <text:p text:style-name="P756"><text:tab/>The <text:span text:style-name="T516">value</text:span> type definition is the type which is instantiated to store data entries within the b-tree structure. <text:span text:style-name="T514">For the container type </text:span><text:span text:style-name="T514"><text:bookmark-ref text:reference-format="text" text:ref-name="__RefHeading__20412_1800758390">CBTreeMap</text:bookmark-ref></text:span><text:span text:style-name="T514">, this type is a pair that consists of a read/write key value and a read/write map value.</text:span></text:p>
      <text:p text:style-name="P843"/>
      <text:p text:style-name="P632"><text:soft-page-break/>insert_rslt_t</text:p>
      <text:p text:style-name="P872"><text:tab/>The insert result type is used by one <text:bookmark-ref text:reference-format="text" text:ref-name="__RefHeading__14622_1800758390">insert ()</text:bookmark-ref> method as a return type.</text:p>
      <text:p text:style-name="P843"/>
      <text:p text:style-name="P632">key_compare</text:p>
      <text:p text:style-name="P872"><text:tab/>The key compare type is the return type of <text:bookmark-ref text:reference-format="text" text:ref-name="__RefHeading__14626_1800758390">key_comp ()</text:bookmark-ref> and provides an overloaded call operator to compare two key values.</text:p>
      <text:p text:style-name="P843"/>
      <text:p text:style-name="P632">value_compare</text:p>
      <text:p text:style-name="P872"><text:tab/>The value compare type is the return type of <text:bookmark-ref text:reference-format="text" text:ref-name="__RefHeading__14628_1800758390">value_comp ()</text:bookmark-ref> and provides an overloaded call operator to compare two data sets.</text:p>
      <text:p text:style-name="P843"/>
      <text:p text:style-name="P1229"/>
      <text:h text:style-name="Heading_20_4" text:outline-level="4"><text:bookmark-start text:name="__RefHeading__14606_1800758390"/>Constructor<text:bookmark-end text:name="__RefHeading__14606_1800758390"/></text:h>
      <text:p text:style-name="P784"/>
      <text:p text:style-name="P1120">1)</text:p>
      <text:p text:style-name="P1171"><text:span text:style-name="T245">CBTreeMap&lt;_t_keytype, _t_maptype, _t_sizetype, _t_nodeiter, _t_subnodeiter, _t_datalayerproperties, _t_datalayer&gt; </text:span><text:span text:style-name="T219">(_t_datalayerproperties &amp;rDataLayerProperties,</text:span></text:p>
      <text:p text:style-name="P1057">bayerTreeCacheDescription_t *psCacheDescription, _t_subnodeiter nNodeSize)</text:p>
      <text:p text:style-name="P1120">2)</text:p>
      <text:p text:style-name="P1135">CBTreeMap&lt;_t_keytype, _t_maptype, _t_sizetype, _t_nodeiter, _t_subnodeiter, _t_datalayerproperties, _t_datalayer&gt; (CBTreeMap_t &amp;rBT, bool bAssign = true)</text:p>
      <text:p text:style-name="P55"/>
      <text:p text:style-name="P57">Description:</text:p>
      <text:p text:style-name="P65">These constructors initialise an object of type <text:span text:style-name="T522"><text:bookmark-ref text:reference-format="text" text:ref-name="__RefHeading__20412_1800758390">CBTreeMap</text:bookmark-ref></text:span>.</text:p>
      <text:p text:style-name="P58"/>
      <text:p text:style-name="P57">Input parameter:</text:p>
      <text:p text:style-name="P62">rDataLayerProperties<text:tab/>- references a data layer properties object, which must be compatible to the <text:tab/><text:tab/><text:tab/>template parameter _t_datal<text:span text:style-name="T510">a</text:span>yer</text:p>
      <text:p text:style-name="P62">psCacheDescription<text:tab/>- specifies pointer to cache description data structure</text:p>
      <text:p text:style-name="P62">nNodeSize<text:tab/><text:tab/>- specifies node size parameter being used for this instance</text:p>
      <text:p text:style-name="P65">rBT<text:tab/><text:tab/><text:tab/>- references <text:span text:style-name="T522"><text:bookmark-ref text:reference-format="text" text:ref-name="__RefHeading__20412_1800758390">CBTreeMap</text:bookmark-ref></text:span> instance of which to take a copy <text:span text:style-name="T609">of</text:span></text:p>
      <text:p text:style-name="P62">bAssign<text:tab/><text:tab/>- specifies, when taking a copy, if content will be copied across</text:p>
      <text:p text:style-name="P58"/>
      <text:p text:style-name="P57">Remarks:</text:p>
      <text:p text:style-name="P879"><text:span text:style-name="T609">C</text:span>onstructor (1) initialise<text:span text:style-name="T609">s</text:span> the <text:bookmark-ref text:reference-format="text" text:ref-name="__RefHeading__20412_1800758390">CBTreeMap</text:bookmark-ref> instance by calling the <text:bookmark-ref text:reference-format="text" text:ref-name="__RefHeading__5237_184873616">CBTreeKeySort Constructor</text:bookmark-ref>. <text:span text:style-name="T517">Since, th</text:span>e parameter set <text:span text:style-name="T517">of this constructor and its </text:span><text:span text:style-name="T517"><text:bookmark-ref text:reference-format="text" text:ref-name="__RefHeading__158_1269792762">CBTreeKeySort API</text:bookmark-ref></text:span><text:span text:style-name="T517"> counterpart </text:span>are a perfect <text:soft-page-break/>match, <text:span text:style-name="T517">the parameters </text:span>are <text:span text:style-name="T517">only </text:span>forwarded <text:span text:style-name="T517">and the actual initialisation happens there</text:span>.</text:p>
      <text:p text:style-name="P928">As for the copy constructor (2), to set the parameter bAssign to false is useful if only the properties, rather than the content, have to be copied across. This is helpful prior to creating a sub-set of entries for instance.<text:span text:style-name="T148"> </text:span><text:span text:style-name="T162">In case </text:span><text:span text:style-name="T163">the compiler needs the code for a copy constructor, then the default parameter of bAssign = true applies.</text:span></text:p>
      <text:p text:style-name="P816"/>
      <text:p text:style-name="P816"/>
      <text:h text:style-name="Heading_20_4" text:outline-level="4"><text:bookmark-start text:name="__RefHeading__14610_1800758390"/>Assignment Operator<text:bookmark-end text:name="__RefHeading__14610_1800758390"/></text:h>
      <text:p text:style-name="P642"/>
      <text:p text:style-name="P1119">CBTreeMap_t &amp; operator= (CBTreeMap_t &amp;rBT)</text:p>
      <text:p text:style-name="P642"/>
      <text:p text:style-name="P880">Description:</text:p>
      <text:p text:style-name="P880">This operator copies the contents from <text:span text:style-name="T610">a source</text:span> <text:bookmark-ref text:reference-format="text" text:ref-name="__RefHeading__20412_1800758390">CBTreeMap</text:bookmark-ref> instance to <text:span text:style-name="T610">a target</text:span> instance.</text:p>
      <text:p text:style-name="P880"/>
      <text:p text:style-name="P880">Input parameter:</text:p>
      <text:p text:style-name="P880">rBT<text:tab/><text:tab/>- references instance to source <text:bookmark-ref text:reference-format="text" text:ref-name="__RefHeading__20412_1800758390">CBTreeMap</text:bookmark-ref></text:p>
      <text:p text:style-name="P880"/>
      <text:p text:style-name="P880">Remarks:</text:p>
      <text:p text:style-name="P880">This operator destroys all contents of the target <text:bookmark-ref text:reference-format="text" text:ref-name="__RefHeading__20412_1800758390">CBTreeMap</text:bookmark-ref> instance and then inserts all contents from the source <text:bookmark-ref text:reference-format="text" text:ref-name="__RefHeading__20412_1800758390">CBTreeMap</text:bookmark-ref> instance. In case <text:span text:style-name="T332">this</text:span> (target) and <text:span text:style-name="T332">&amp;rBT</text:span> (source) are pointing at the same <text:span text:style-name="T523">instance</text:span>, the call to this method is ineffective and returns immediately.</text:p>
      <text:p text:style-name="P880"/>
      <text:p text:style-name="P880">Return value:</text:p>
      <text:p text:style-name="P880">The return value is a reference to the target <text:bookmark-ref text:reference-format="text" text:ref-name="__RefHeading__20412_1800758390">CBTreeMap</text:bookmark-ref> instance.</text:p>
      <text:p text:style-name="P880"/>
      <text:p text:style-name="P642"/>
      <text:h text:style-name="Heading_20_4" text:outline-level="4"><text:bookmark-start text:name="__RefHeading__14622_1800758390"/>insert ()<text:bookmark-end text:name="__RefHeading__14622_1800758390"/></text:h>
      <text:p text:style-name="P642"/>
      <text:p text:style-name="P1124">1)</text:p>
      <text:p text:style-name="P1136">template &lt;class _t_iterator&gt;</text:p>
      <text:p text:style-name="P1046">void insert (_t_iterator sItFirst, _t_iterator sItLast)</text:p>
      <text:p text:style-name="P1124">2)</text:p>
      <text:p text:style-name="P1136">insert_rslt_t insert (const value_t &amp;rData)</text:p>
      <text:p text:style-name="P642"/>
      <text:p text:style-name="P880">Description:</text:p>
      <text:p text:style-name="P880"><text:soft-page-break/>These methods insert new data entries into the data container.</text:p>
      <text:p text:style-name="P880"/>
      <text:p text:style-name="P892">Input parameters:</text:p>
      <text:p text:style-name="P663">sItFirst<text:tab/><text:tab/>- <text:span text:style-name="T400">specifies iterator associated with initial element to be inserted</text:span></text:p>
      <text:p text:style-name="P663">sItLast<text:tab/><text:tab/>- <text:span text:style-name="T400">specifies iterator associated with subsequent of the last element to be inserted</text:span></text:p>
      <text:p text:style-name="P684">rData<text:tab/><text:tab/>- <text:span text:style-name="T406">specifies reference to data element to be inserted</text:span></text:p>
      <text:p text:style-name="P707"/>
      <text:p text:style-name="P707">Remarks:</text:p>
      <text:p text:style-name="P689">These methods will insert one or more data items <text:span text:style-name="T611">in</text:span>to the target container, according to their parameters. In case sItFirst equals sItLast, the call is ineffective neither the stored data nor the state of the target container is being altered.</text:p>
      <text:p text:style-name="P677">Method version <text:span text:style-name="T521">(</text:span>1<text:span text:style-name="T521">)</text:span> iterates element by element from sItFirst onwards until sItLast has been found. In case sItLast is not being found and the container associated with sItFirst goes beyond its last element, then an ::std::out_of_range exception is thrown.</text:p>
      <text:p text:style-name="P669"/>
      <text:p text:style-name="P884">Return value:</text:p>
      <text:p text:style-name="P884">The return value of method (2) is an object of type insert_rslt_t, which basically is an ::std::pair&lt;iterator, bool&gt; class. The second element (::std::pair&lt;iterator, bool&gt;::second) is set to true if the new data set was being inserted and false if a data set with an equal key value <text:span text:style-name="T611">previously</text:span> existed. The first element (::std::pair&lt;iterator, bool&gt;::first) is an iterator, which either is associating the newly added data entry or the already existing entry.</text:p>
      <text:p text:style-name="P670"/>
      <text:p text:style-name="P887"/>
      <text:h text:style-name="Heading_20_3" text:outline-level="3"><text:bookmark-start text:name="__RefHeading__26197_200604027"/>CBTree<text:span text:style-name="T526">Multi</text:span>Map<text:bookmark-end text:name="__RefHeading__26197_200604027"/></text:h>
      <text:p text:style-name="P642"/>
      <text:p text:style-name="P837"><text:tab/>The C. class is a container <text:span text:style-name="T509">type sorting data entries in an ascending order. Each data entry consists of a key value and a map value. While the key value is used as an operand for the sorting criteria, the map value is payload data associated with its key value. This container is allowing for more than one data entry sharing the same key value. This means that, if a data entry containing key A already exists, then inserting an additional data entry using the same key value A will result in said new data entry being appended to the same key value set of data entries already present in the data container.</text:span></text:p>
      <text:p text:style-name="P835"/>
      <text:p text:style-name="P835"/>
      <text:h text:style-name="P1347" text:outline-level="4"><text:bookmark-start text:name="__RefHeading__38022_981793909"/><text:soft-page-break/>Type Definitions<text:bookmark-end text:name="__RefHeading__38022_981793909"/></text:h>
      <text:p text:style-name="P835"/>
      <text:p text:style-name="P839"><text:tab/>This container class is derived from <text:bookmark-ref text:reference-format="text" text:ref-name="__RefHeading__12194_147306980">CBTreeKeySort</text:bookmark-ref> and <text:span text:style-name="T511">defines the following types</text:span>:</text:p>
      <text:p text:style-name="P733"/>
      <table:table table:name="Table12" table:style-name="Table12">
        <table:table-column table:style-name="Table12.A"/>
        <table:table-column table:style-name="Table12.B"/>
        <table:table-header-rows>
          <table:table-row>
            <table:table-cell table:style-name="Table12.A1" office:value-type="string">
              <text:p text:style-name="P1275">Type</text:p>
            </table:table-cell>
            <table:table-cell table:style-name="Table12.B1" office:value-type="string">
              <text:p text:style-name="P1275">Definition</text:p>
            </table:table-cell>
          </table:table-row>
        </table:table-header-rows>
        <table:table-row>
          <table:table-cell table:style-name="Table12.A2" office:value-type="string">
            <text:p text:style-name="P1251">CBTreeKeySort_t</text:p>
          </table:table-cell>
          <table:table-cell table:style-name="Table12.B2" office:value-type="string">
            <text:p text:style-name="P1251">CBTreeKeySort&lt; ::std::pair&lt;_t_keytype, _t_maptype&gt;, _t_keytype, _t_sizetype, _t_nodeiter, _t_subnodeiter, _t_datalayerproperties, _t_datalayer&gt;</text:p>
          </table:table-cell>
        </table:table-row>
        <table:table-row>
          <table:table-cell table:style-name="Table12.A2" office:value-type="string">
            <text:p text:style-name="P1251">CBTreeBase_t</text:p>
          </table:table-cell>
          <table:table-cell table:style-name="Table12.B2" office:value-type="string">
            <text:p text:style-name="P1251">typename CBTreeKeySort_t::CBTreeBase_t</text:p>
          </table:table-cell>
        </table:table-row>
        <table:table-row>
          <table:table-cell table:style-name="Table12.A2" office:value-type="string">
            <text:p text:style-name="P1262">CBTreeMultiMap_t</text:p>
          </table:table-cell>
          <table:table-cell table:style-name="Table12.B2" office:value-type="string">
            <text:p text:style-name="P1262">CBTreeMultiMap&lt;_t_keytype, _t_maptype, _t_sizetype, _t_nodeiter, _t_subnodeiter, _t_datalayerproperties, _t_datalayer&gt;</text:p>
          </table:table-cell>
        </table:table-row>
        <table:table-row>
          <table:table-cell table:style-name="Table12.A2" office:value-type="string">
            <text:p text:style-name="P1255">iterator</text:p>
          </table:table-cell>
          <table:table-cell table:style-name="Table12.B2" office:value-type="string">
            <text:p text:style-name="P1255">typename ::CBTreeBaseIterator&lt;CBTreeBase_t&gt;</text:p>
          </table:table-cell>
        </table:table-row>
        <table:table-row>
          <table:table-cell table:style-name="Table12.A2" office:value-type="string">
            <text:p text:style-name="P1255">reverse_iterator</text:p>
          </table:table-cell>
          <table:table-cell table:style-name="Table12.B2" office:value-type="string">
            <text:p text:style-name="P1255">typename ::CBTreeBaseReverseIterator&lt;iterator&gt; </text:p>
          </table:table-cell>
        </table:table-row>
        <table:table-row>
          <table:table-cell table:style-name="Table12.A2" office:value-type="string">
            <text:p text:style-name="P1259">const_iterator</text:p>
          </table:table-cell>
          <table:table-cell table:style-name="Table12.B2" office:value-type="string">
            <text:p text:style-name="P1259">typename ::CBTreeBaseConstIterator&lt;CBTreeBase_t&gt;</text:p>
          </table:table-cell>
        </table:table-row>
        <table:table-row>
          <table:table-cell table:style-name="Table12.A2" office:value-type="string">
            <text:p text:style-name="P1259">const_reverse_iterator</text:p>
          </table:table-cell>
          <table:table-cell table:style-name="Table12.B2" office:value-type="string">
            <text:p text:style-name="P1259">typename ::CBTreeBaseConstReverseIterator&lt;const_iterator&gt;</text:p>
          </table:table-cell>
        </table:table-row>
        <table:table-row>
          <table:table-cell table:style-name="Table12.A2" office:value-type="string">
            <text:p text:style-name="P1259">position_t</text:p>
          </table:table-cell>
          <table:table-cell table:style-name="Table12.B2" office:value-type="string">
            <text:p text:style-name="P1259">typename CBTreeKeySort_t::position_t</text:p>
          </table:table-cell>
        </table:table-row>
        <table:table-row>
          <table:table-cell table:style-name="Table12.A2" office:value-type="string">
            <text:p text:style-name="P1259">data_t</text:p>
          </table:table-cell>
          <table:table-cell table:style-name="Table12.B2" office:value-type="string">
            <text:p text:style-name="P1259">typename ::std::pair&lt;const _t_keytype, _t_maptype&gt;</text:p>
          </table:table-cell>
        </table:table-row>
        <table:table-row>
          <table:table-cell table:style-name="Table12.A2" office:value-type="string">
            <text:p text:style-name="P1259">sizetype_t</text:p>
          </table:table-cell>
          <table:table-cell table:style-name="Table12.B2" office:value-type="string">
            <text:p text:style-name="P1259">_t_sizetype</text:p>
          </table:table-cell>
        </table:table-row>
        <table:table-row>
          <table:table-cell table:style-name="Table12.A2" office:value-type="string">
            <text:p text:style-name="P1259">nodeiter_t</text:p>
          </table:table-cell>
          <table:table-cell table:style-name="Table12.B2" office:value-type="string">
            <text:p text:style-name="P1259">_t_nodeiter</text:p>
          </table:table-cell>
        </table:table-row>
        <table:table-row>
          <table:table-cell table:style-name="Table12.A2" office:value-type="string">
            <text:p text:style-name="P1259">subnodeiter_t</text:p>
          </table:table-cell>
          <table:table-cell table:style-name="Table12.B2" office:value-type="string">
            <text:p text:style-name="P1259">_t_subnodeiter</text:p>
          </table:table-cell>
        </table:table-row>
        <table:table-row>
          <table:table-cell table:style-name="Table12.A2" office:value-type="string">
            <text:p text:style-name="P1259">datalayerproperties_t</text:p>
          </table:table-cell>
          <table:table-cell table:style-name="Table12.B2" office:value-type="string">
            <text:p text:style-name="P1259">_t_datalayerproperties</text:p>
          </table:table-cell>
        </table:table-row>
        <table:table-row>
          <table:table-cell table:style-name="Table12.A2" office:value-type="string">
            <text:p text:style-name="P1259">datalayer_t</text:p>
          </table:table-cell>
          <table:table-cell table:style-name="Table12.B2" office:value-type="string">
            <text:p text:style-name="P1259">_t_datalayer</text:p>
          </table:table-cell>
        </table:table-row>
        <table:table-row>
          <table:table-cell table:style-name="Table12.A2" office:value-type="string">
            <text:p text:style-name="P1259">value_t</text:p>
          </table:table-cell>
          <table:table-cell table:style-name="Table12.B2" office:value-type="string">
            <text:p text:style-name="P1259">typename ::std::pair&lt;_t_keytype, _t_maptype&gt;</text:p>
          </table:table-cell>
        </table:table-row>
        <table:table-row>
          <table:table-cell table:style-name="Table12.A2" office:value-type="string">
            <text:p text:style-name="P1259">key_compare</text:p>
          </table:table-cell>
          <table:table-cell table:style-name="Table12.B2" office:value-type="string">
            <text:p text:style-name="P1259">struct key_compare_s&lt;_t_keytype&gt;</text:p>
          </table:table-cell>
        </table:table-row>
        <table:table-row>
          <table:table-cell table:style-name="Table12.A2" office:value-type="string">
            <text:p text:style-name="P1259">value_compare</text:p>
          </table:table-cell>
          <table:table-cell table:style-name="Table12.B2" office:value-type="string">
            <text:p text:style-name="P1259">struct value_compare_s&lt;value_t&gt;</text:p>
          </table:table-cell>
        </table:table-row>
      </table:table>
      <text:p text:style-name="P887"/>
      <text:p text:style-name="P633">CBTreeKeySort_t</text:p>
      <text:p text:style-name="P848"><text:tab/>This type defines <text:span text:style-name="T512">what </text:span><text:span text:style-name="T512"><text:bookmark-ref text:reference-format="text" text:ref-name="__RefHeading__26197_200604027">CBTreeMultiMap</text:bookmark-ref></text:span><text:span text:style-name="T512"> is inheriting from and is only employed to substitute further type definitions below.</text:span></text:p>
      <text:p text:style-name="P844"/>
      <text:p text:style-name="P633">CBTreeBase_t</text:p>
      <text:p text:style-name="P852"><text:tab/>The CBTreeBase_t type defines this class' base class type and is used as a template parameter for iterator types below.</text:p>
      <text:p text:style-name="P844"/>
      <text:p text:style-name="P636"/>
      <text:p text:style-name="P1021">CBTreeMultiMap_t</text:p>
      <text:p text:style-name="P888"><text:tab/>This type definition is the <text:bookmark-ref text:reference-format="text" text:ref-name="__RefHeading__26197_200604027">CBTreeMultiMap</text:bookmark-ref> type itself, involving all template parameters.</text:p>
      <text:p text:style-name="P845"/>
      <text:p text:style-name="P633">iterator</text:p>
      <text:p text:style-name="P857"><text:tab/>This type definition <text:span text:style-name="T513">is the read/write iterator, used by this container class.</text:span></text:p>
      <text:p text:style-name="P844"/>
      <text:p text:style-name="P633">reverse_iterator</text:p>
      <text:p text:style-name="P857"><text:tab/>This type definition <text:span text:style-name="T513">is the reverse read/write iterator, used by this container class.</text:span></text:p>
      <text:p text:style-name="P857"/>
      <text:p text:style-name="P633">const_iterator</text:p>
      <text:p text:style-name="P857"><text:tab/>This type definition <text:span text:style-name="T513">is the read-only iterator, used by this container class.</text:span></text:p>
      <text:p text:style-name="P857"/>
      <text:p text:style-name="P633">const_reverse_iterator</text:p>
      <text:p text:style-name="P857"><text:tab/>This type definition <text:span text:style-name="T513">is the reverse read-write iterator, used by this container class.</text:span></text:p>
      <text:p text:style-name="P857"/>
      <text:p text:style-name="P77">position_t</text:p>
      <text:p text:style-name="P81"><text:tab/>The type definition position_t is <text:span text:style-name="T513">used to display </text:span>absolute locations within the b-tree structure.</text:p>
      <text:p text:style-name="P81"/>
      <text:p text:style-name="P633">data_t</text:p>
      <text:p text:style-name="P755"><text:tab/>The data type definition is the type which <text:span text:style-name="T516">is used as the iterator return type. For the container type </text:span><text:span text:style-name="T516"><text:bookmark-ref text:reference-format="text" text:ref-name="__RefHeading__26197_200604027">CBTreeMultiMap</text:bookmark-ref></text:span><text:span text:style-name="T516">, this type is a pair that consists of a read-only key value and a read/write map value.</text:span></text:p>
      <text:p text:style-name="P753"/>
      <text:p text:style-name="P633">sizetype_t</text:p>
      <text:p text:style-name="P755"><text:tab/>This type <text:span text:style-name="T515">is employed to display data set locations within the container </text:span><text:span text:style-name="T515"><text:bookmark-ref text:reference-format="text" text:ref-name="__RefHeading__26197_200604027">CBTreeMultiMap</text:bookmark-ref></text:span><text:span text:style-name="T515">.</text:span></text:p>
      <text:p text:style-name="P739"/>
      <text:p text:style-name="P633">nodeiter_t</text:p>
      <text:p text:style-name="P760"><text:tab/>To address individual nodes this type is use<text:span text:style-name="T508">d</text:span>.</text:p>
      <text:p text:style-name="P739"/>
      <text:p text:style-name="P629">subnodeiter_t</text:p>
      <text:p text:style-name="P861"><text:tab/>This type is in use to address individual entries within a node.</text:p>
      <text:p text:style-name="P844"><text:soft-page-break/></text:p>
      <text:p text:style-name="P633">datalayerproperties_t</text:p>
      <text:p text:style-name="P865"><text:tab/>The data layer properties type defines what type is employed to set up the data layer within the container and must be accepted by the data layer type as a constructor parameter.</text:p>
      <text:p text:style-name="P844"/>
      <text:p text:style-name="P633">datalayer_t</text:p>
      <text:p text:style-name="P869"><text:tab/>This type defines the data layer that is used by the container class.</text:p>
      <text:p text:style-name="P844"/>
      <text:p text:style-name="P633">value_t</text:p>
      <text:p text:style-name="P755"><text:tab/>The <text:span text:style-name="T516">value</text:span> type definition is the type which is instantiated to store data entries within the b-tree structure. <text:span text:style-name="T514">For the container type </text:span><text:span text:style-name="T514"><text:bookmark-ref text:reference-format="text" text:ref-name="__RefHeading__26197_200604027">CBTreeMultiMap</text:bookmark-ref></text:span><text:span text:style-name="T514">, this type is a pair that consists of a read/write key value and a read/write map value.</text:span></text:p>
      <text:p text:style-name="P844"/>
      <text:p text:style-name="P633">key_compare</text:p>
      <text:p text:style-name="P873"><text:tab/>The key compare type is the return type of <text:bookmark-ref text:reference-format="text" text:ref-name="__RefHeading__14626_1800758390">key_comp ()</text:bookmark-ref> and provides an overloaded call operator to compare two key values.</text:p>
      <text:p text:style-name="P844"/>
      <text:p text:style-name="P633">value_compare</text:p>
      <text:p text:style-name="P873"><text:tab/>The value compare type is the return type of <text:bookmark-ref text:reference-format="text" text:ref-name="__RefHeading__14628_1800758390">value_comp ()</text:bookmark-ref> and provides an overloaded call operator to compare two data sets.</text:p>
      <text:p text:style-name="P844"/>
      <text:p text:style-name="P1230"/>
      <text:h text:style-name="P1348" text:outline-level="4"><text:bookmark-start text:name="__RefHeading__14636_1800758390"/>Constructor<text:bookmark-end text:name="__RefHeading__14636_1800758390"/></text:h>
      <text:p text:style-name="P785"/>
      <text:p text:style-name="P1121">1)</text:p>
      <text:p text:style-name="P1130">CBTreeMultiMap&lt;_t_keytype, _t_maptype, _t_sizetype, _t_nodeiter, _t_subnodeiter, _t_datalayerproperties, _t_datalayer&gt; (_t_datalayerproperties &amp;rDataLayerProperties,</text:p>
      <text:p text:style-name="P1058">bayerTreeCacheDescription_t *psCacheDescription, _t_subnodeiter nNodeSize)</text:p>
      <text:p text:style-name="P1129">2)</text:p>
      <text:p text:style-name="P1130">CBTreeMultiMap&lt;_t_keytype, _t_maptype, _t_sizetype, _t_nodeiter, _t_subnodeiter, _t_datalayerproperties, _t_datalayer&gt; (CBTreeMultiMap_t &amp;rBT, bool bAssign = true)</text:p>
      <text:p text:style-name="P1130"/>
      <text:p text:style-name="P59"/>
      <text:p text:style-name="P59">Description:</text:p>
      <text:p text:style-name="P64">These constructors initialise an object of type <text:span text:style-name="T518"><text:bookmark-ref text:reference-format="text" text:ref-name="__RefHeading__26197_200604027">CBTreeMultiMap</text:bookmark-ref></text:span>.</text:p>
      <text:p text:style-name="P59"/>
      <text:p text:style-name="P59">Input parameter:</text:p>
      <text:p text:style-name="P63"><text:soft-page-break/>rDataLayerProperties<text:tab/>- references a data layer properties object, which must be compatible to the <text:tab/><text:tab/><text:tab/>template parameter _t_datal<text:span text:style-name="T510">a</text:span>yer</text:p>
      <text:p text:style-name="P63">psCacheDescription<text:tab/>- specifies pointer to cache description data structure</text:p>
      <text:p text:style-name="P63">nNodeSize<text:tab/><text:tab/>- specifies node size parameter being used for this instance</text:p>
      <text:p text:style-name="P64">rBT<text:tab/><text:tab/><text:tab/>- references <text:span text:style-name="T518"><text:bookmark-ref text:reference-format="text" text:ref-name="__RefHeading__26197_200604027">CBTreeMultiMap</text:bookmark-ref></text:span> instance of which to take a copy from</text:p>
      <text:p text:style-name="P63">bAssign<text:tab/><text:tab/>- specifies, when taking a copy, if content will be copied across</text:p>
      <text:p text:style-name="P59"/>
      <text:p text:style-name="P59">Remarks:</text:p>
      <text:p text:style-name="P876"><text:span text:style-name="T612">C</text:span>onstructor (1) initialise<text:span text:style-name="T612">s</text:span> the <text:bookmark-ref text:reference-format="text" text:ref-name="__RefHeading__26197_200604027">CBTreeMultiMap</text:bookmark-ref> instance by calling the <text:bookmark-ref text:reference-format="text" text:ref-name="__RefHeading__5237_184873616">CBTreeKeySort Constructor</text:bookmark-ref>. <text:span text:style-name="T517">Since, th</text:span>e parameter set <text:span text:style-name="T517">of this constructor and its </text:span><text:span text:style-name="T517"><text:bookmark-ref text:reference-format="text" text:ref-name="__RefHeading__158_1269792762">CBTreeKeySort API</text:bookmark-ref></text:span><text:span text:style-name="T517"> counterpart </text:span>are a perfect match, <text:span text:style-name="T517">the parameters </text:span>are <text:span text:style-name="T517">only </text:span>forwarded <text:span text:style-name="T517">and the actual initialisation happens there</text:span>.</text:p>
      <text:p text:style-name="P928">As for the copy constructor (2), to set the parameter bAssign to false is useful if only the properties, rather than the content, have to be copied across. This is helpful prior to creating a sub-set of entries for instance.<text:span text:style-name="T148"> </text:span><text:span text:style-name="T162">In case </text:span><text:span text:style-name="T163">the compiler needs the code for a copy constructor, then the default parameter of bAssign = true applies.</text:span></text:p>
      <text:p text:style-name="P930"/>
      <text:p text:style-name="P56"/>
      <text:h text:style-name="P1348" text:outline-level="4"><text:bookmark-start text:name="__RefHeading__14640_1800758390"/>Assignment Operator<text:bookmark-end text:name="__RefHeading__14640_1800758390"/></text:h>
      <text:p text:style-name="P789"/>
      <text:p text:style-name="P1172"><text:span text:style-name="T219">CBTree</text:span><text:span text:style-name="T248">Multi</text:span><text:span text:style-name="T219">Map_t &amp; operator= (CBTree</text:span><text:span text:style-name="T248">Multi</text:span><text:span text:style-name="T219">Map_t &amp;rBT)</text:span></text:p>
      <text:p text:style-name="P789"/>
      <text:p text:style-name="P881">Description:</text:p>
      <text:p text:style-name="P881">This operator copies the contents from <text:span text:style-name="T612">a source</text:span> <text:bookmark-ref text:reference-format="text" text:ref-name="__RefHeading__26197_200604027">CBTreeMultiMap</text:bookmark-ref> instance to a <text:span text:style-name="T612">target </text:span>instance.</text:p>
      <text:p text:style-name="P881"/>
      <text:p text:style-name="P881">Input parameter:</text:p>
      <text:p text:style-name="P881">rBT<text:tab/><text:tab/>- references instance to source <text:bookmark-ref text:reference-format="text" text:ref-name="__RefHeading__26197_200604027">CBTreeMultiMap</text:bookmark-ref></text:p>
      <text:p text:style-name="P881"/>
      <text:p text:style-name="P881">Remarks:</text:p>
      <text:p text:style-name="P881">This operator destroys all contents of the target <text:bookmark-ref text:reference-format="text" text:ref-name="__RefHeading__26197_200604027">CBTreeMultiMap</text:bookmark-ref> instance and then inserts all contents from the source <text:bookmark-ref text:reference-format="text" text:ref-name="__RefHeading__26197_200604027">CBTreeMultiMap</text:bookmark-ref> instance. In case <text:span text:style-name="T332">this</text:span> (target) and <text:span text:style-name="T332">&amp;rBT</text:span> (source) are pointing at the same <text:span text:style-name="T523">instance</text:span>, the call to this method is ineffective and returns immediately.</text:p>
      <text:p text:style-name="P881"/>
      <text:p text:style-name="P881">Return value:</text:p>
      <text:p text:style-name="P881">The return value is a reference to the target <text:bookmark-ref text:reference-format="text" text:ref-name="__RefHeading__26197_200604027">CBTreeMultiMap</text:bookmark-ref> instance.</text:p>
      <text:h text:style-name="P1348" text:outline-level="4"><text:bookmark-start text:name="__RefHeading__14652_1800758390"/><text:soft-page-break/>insert ()<text:bookmark-end text:name="__RefHeading__14652_1800758390"/></text:h>
      <text:p text:style-name="P789"/>
      <text:p text:style-name="P1125">1)</text:p>
      <text:p text:style-name="P1130">template &lt;class _t_iterator&gt;</text:p>
      <text:p text:style-name="P1058">void insert (_t_iterator sItFirst, _t_iterator sItLast)</text:p>
      <text:p text:style-name="P1125">2)</text:p>
      <text:p text:style-name="P1172"><text:span text:style-name="T219">i</text:span><text:span text:style-name="T248">terator</text:span><text:span text:style-name="T219"> insert (const value_t &amp;rData)</text:span></text:p>
      <text:p text:style-name="P789"/>
      <text:p text:style-name="P882">Description:</text:p>
      <text:p text:style-name="P882">These methods insert new data entries into the data container.</text:p>
      <text:p text:style-name="P882"/>
      <text:p text:style-name="P892">Input parameters:</text:p>
      <text:p text:style-name="P664">sItFirst<text:tab/><text:tab/>- <text:span text:style-name="T400">specifies iterator associated with initial element to be inserted</text:span></text:p>
      <text:p text:style-name="P664">sItLast<text:tab/><text:tab/>- <text:span text:style-name="T400">specifies iterator associated with subsequent element to be inserted</text:span></text:p>
      <text:p text:style-name="P685">rData<text:tab/><text:tab/>- <text:span text:style-name="T406">specifies reference to data element to be inserted</text:span></text:p>
      <text:p text:style-name="P708"/>
      <text:p text:style-name="P708">Remarks:</text:p>
      <text:p text:style-name="P690">These methods will insert one or more data items to the target container, according to their parameters. In case sItFirst equals sItLast, the call is ineffective neither the stored data nor the state of the target container is being altered.</text:p>
      <text:p text:style-name="P678">Method version <text:span text:style-name="T521">(</text:span>1<text:span text:style-name="T521">)</text:span> iterates element by element from sItFirst onwards until sItLast has been found. In case sItLast is not being found and the container associated with sItFirst goes beyond its last element, then an ::std::out_of_range exception is thrown.</text:p>
      <text:p text:style-name="P671"/>
      <text:p text:style-name="P885">Return value:</text:p>
      <text:p text:style-name="P885">The return value of method (2) is an <text:span text:style-name="T524">iterator, which is associated with the location where the newly added data entry has been inserted</text:span>.</text:p>
      <text:p text:style-name="P671"/>
      <text:p text:style-name="P708">Note:</text:p>
      <text:p text:style-name="P678">For method <text:span text:style-name="T519">(</text:span>1<text:span text:style-name="T519">)</text:span>, in case the input iterators are referring <text:span text:style-name="T408">to </text:span>the target container itself, then <text:span text:style-name="T408">the method acts as if it would take a copy of all elements between sItFirst and sItLast, to then insert those as if these were data elements from a different source. This means that,</text:span> the method is capable of self-referencing, <text:span text:style-name="T408">without destroying elements or ending up in an invalid state</text:span>. However, if sItLast is before sItFirst or any of those input iterators is referring to a container other than th<text:span text:style-name="T413">e target</text:span> container, then the behaviour is undefined.</text:p>
      <text:p text:style-name="P891"/>
      <text:h text:style-name="Heading_20_3" text:outline-level="3"><text:bookmark-start text:name="__RefHeading__26199_200604027"/><text:soft-page-break/>CBTreeSet<text:bookmark-end text:name="__RefHeading__26199_200604027"/></text:h>
      <text:p text:style-name="P642"/>
      <text:p text:style-name="P836"><text:tab/>The C. class is a container <text:span text:style-name="T509">type sorting data entries in an ascending order. Each data entry is a key value, which is used as an operand for the sorting criteria, This container is only allowing for unique key values. This means that, if a data entry containing key A already exists, then inserting an additional data entry using the same key value A won't be successful.</text:span></text:p>
      <text:p text:style-name="P836"/>
      <text:p text:style-name="P836"/>
      <text:h text:style-name="P1349" text:outline-level="4"><text:bookmark-start text:name="__RefHeading__38024_981793909"/>Type Definitions<text:bookmark-end text:name="__RefHeading__38024_981793909"/></text:h>
      <text:p text:style-name="P836"/>
      <text:p text:style-name="P840"><text:tab/>This container class is derived from <text:bookmark-ref text:reference-format="text" text:ref-name="__RefHeading__12194_147306980">CBTreeKeySort</text:bookmark-ref> and <text:span text:style-name="T511">defines the following types</text:span>:</text:p>
      <text:p text:style-name="P734"/>
      <table:table table:name="Table13" table:style-name="Table13">
        <table:table-column table:style-name="Table13.A"/>
        <table:table-column table:style-name="Table13.B"/>
        <table:table-header-rows>
          <table:table-row>
            <table:table-cell table:style-name="Table13.A1" office:value-type="string">
              <text:p text:style-name="P1276">Type</text:p>
            </table:table-cell>
            <table:table-cell table:style-name="Table13.B1" office:value-type="string">
              <text:p text:style-name="P1276">Definition</text:p>
            </table:table-cell>
          </table:table-row>
        </table:table-header-rows>
        <table:table-row>
          <table:table-cell table:style-name="Table13.A2" office:value-type="string">
            <text:p text:style-name="P1252">CBTreeKeySort_t</text:p>
          </table:table-cell>
          <table:table-cell table:style-name="Table13.B2" office:value-type="string">
            <text:p text:style-name="P1252">CBTreeKeySort&lt;_t_keytype, _t_keytype, _t_sizetype, _t_nodeiter, _t_subnodeiter, _t_datalayerproperties, _t_datalayer&gt;</text:p>
          </table:table-cell>
        </table:table-row>
        <table:table-row>
          <table:table-cell table:style-name="Table13.A2" office:value-type="string">
            <text:p text:style-name="P1252">CBTreeBase_t</text:p>
          </table:table-cell>
          <table:table-cell table:style-name="Table13.B2" office:value-type="string">
            <text:p text:style-name="P1252">typename CBTreeKeySort_t::CBTreeBase_t</text:p>
          </table:table-cell>
        </table:table-row>
        <table:table-row>
          <table:table-cell table:style-name="Table13.A2" office:value-type="string">
            <text:p text:style-name="P1263">CBTree<text:span text:style-name="T525">Set</text:span>_t</text:p>
          </table:table-cell>
          <table:table-cell table:style-name="Table13.B2" office:value-type="string">
            <text:p text:style-name="P1263">CBTree<text:span text:style-name="T525">Set</text:span>&lt;_t_keytype, _t_sizetype, _t_nodeiter, _t_subnodeiter, _t_datalayerproperties, _t_datalayer&gt;</text:p>
          </table:table-cell>
        </table:table-row>
        <table:table-row>
          <table:table-cell table:style-name="Table13.A2" office:value-type="string">
            <text:p text:style-name="P1256">iterator</text:p>
          </table:table-cell>
          <table:table-cell table:style-name="Table13.B2" office:value-type="string">
            <text:p text:style-name="P1256">typename ::CBTreeBaseIterator&lt;CBTreeBase_t&gt;</text:p>
          </table:table-cell>
        </table:table-row>
        <table:table-row>
          <table:table-cell table:style-name="Table13.A2" office:value-type="string">
            <text:p text:style-name="P1256">reverse_iterator</text:p>
          </table:table-cell>
          <table:table-cell table:style-name="Table13.B2" office:value-type="string">
            <text:p text:style-name="P1256">typename ::CBTreeBaseReverseIterator&lt;iterator&gt; </text:p>
          </table:table-cell>
        </table:table-row>
        <table:table-row>
          <table:table-cell table:style-name="Table13.A2" office:value-type="string">
            <text:p text:style-name="P1260">const_iterator</text:p>
          </table:table-cell>
          <table:table-cell table:style-name="Table13.B2" office:value-type="string">
            <text:p text:style-name="P1260">typename ::CBTreeBaseConstIterator&lt;CBTreeBase_t&gt;</text:p>
          </table:table-cell>
        </table:table-row>
        <table:table-row>
          <table:table-cell table:style-name="Table13.A2" office:value-type="string">
            <text:p text:style-name="P1260">const_reverse_iterator</text:p>
          </table:table-cell>
          <table:table-cell table:style-name="Table13.B2" office:value-type="string">
            <text:p text:style-name="P1260">typename ::CBTreeBaseConstReverseIterator&lt;const_iterator&gt;</text:p>
          </table:table-cell>
        </table:table-row>
        <table:table-row>
          <table:table-cell table:style-name="Table13.A2" office:value-type="string">
            <text:p text:style-name="P1260">position_t</text:p>
          </table:table-cell>
          <table:table-cell table:style-name="Table13.B2" office:value-type="string">
            <text:p text:style-name="P1260">typename CBTreeKeySort_t::position_t</text:p>
          </table:table-cell>
        </table:table-row>
        <table:table-row>
          <table:table-cell table:style-name="Table13.A2" office:value-type="string">
            <text:p text:style-name="P1260">data_t</text:p>
          </table:table-cell>
          <table:table-cell table:style-name="Table13.B2" office:value-type="string">
            <text:p text:style-name="P1260">typename ::std::pair&lt;const _t_keytype, _t_maptype&gt;</text:p>
          </table:table-cell>
        </table:table-row>
        <table:table-row>
          <table:table-cell table:style-name="Table13.A2" office:value-type="string">
            <text:p text:style-name="P1260">sizetype_t</text:p>
          </table:table-cell>
          <table:table-cell table:style-name="Table13.B2" office:value-type="string">
            <text:p text:style-name="P1260">_t_sizetype</text:p>
          </table:table-cell>
        </table:table-row>
        <table:table-row>
          <table:table-cell table:style-name="Table13.A2" office:value-type="string">
            <text:p text:style-name="P1260">nodeiter_t</text:p>
          </table:table-cell>
          <table:table-cell table:style-name="Table13.B2" office:value-type="string">
            <text:p text:style-name="P1260">_t_nodeiter</text:p>
          </table:table-cell>
        </table:table-row>
        <table:table-row>
          <table:table-cell table:style-name="Table13.A2" office:value-type="string">
            <text:p text:style-name="P1260">subnodeiter_t</text:p>
          </table:table-cell>
          <table:table-cell table:style-name="Table13.B2" office:value-type="string">
            <text:p text:style-name="P1260">_t_subnodeiter</text:p>
          </table:table-cell>
        </table:table-row>
        <table:table-row>
          <table:table-cell table:style-name="Table13.A2" office:value-type="string">
            <text:p text:style-name="P1260">datalayerproperties_t</text:p>
          </table:table-cell>
          <table:table-cell table:style-name="Table13.B2" office:value-type="string">
            <text:p text:style-name="P1260">_t_datalayerproperties</text:p>
          </table:table-cell>
        </table:table-row>
        <table:table-row>
          <table:table-cell table:style-name="Table13.A2" office:value-type="string">
            <text:p text:style-name="P1260">datalayer_t</text:p>
          </table:table-cell>
          <table:table-cell table:style-name="Table13.B2" office:value-type="string">
            <text:p text:style-name="P1260">_t_datalayer</text:p>
          </table:table-cell>
        </table:table-row>
        <table:table-row>
          <table:table-cell table:style-name="Table13.A2" office:value-type="string">
            <text:p text:style-name="P1260">value_t</text:p>
          </table:table-cell>
          <table:table-cell table:style-name="Table13.B2" office:value-type="string">
            <text:p text:style-name="P1260">typename ::std::pair&lt;_t_keytype, _t_maptype&gt;</text:p>
          </table:table-cell>
        </table:table-row>
        <table:table-row>
          <table:table-cell table:style-name="Table13.A2" office:value-type="string">
            <text:p text:style-name="P1260">insert_rslt_t</text:p>
          </table:table-cell>
          <table:table-cell table:style-name="Table13.B2" office:value-type="string">
            <text:p text:style-name="P1260">typename ::std::pair&lt;iterator, bool&gt;</text:p>
          </table:table-cell>
        </table:table-row>
        <table:table-row>
          <table:table-cell table:style-name="Table13.A2" office:value-type="string">
            <text:p text:style-name="P1260">key_compare</text:p>
          </table:table-cell>
          <table:table-cell table:style-name="Table13.B2" office:value-type="string">
            <text:p text:style-name="P1260">struct key_compare_s&lt;_t_keytype&gt;</text:p>
          </table:table-cell>
        </table:table-row>
        <table:table-row>
          <table:table-cell table:style-name="Table13.A2" office:value-type="string">
            <text:p text:style-name="P1260">value_compare</text:p>
          </table:table-cell>
          <table:table-cell table:style-name="Table13.B2" office:value-type="string">
            <text:p text:style-name="P1260">struct value_compare_s&lt;value_t&gt;</text:p>
          </table:table-cell>
        </table:table-row>
      </table:table>
      <text:p text:style-name="P894"/>
      <text:p text:style-name="P634">CBTreeKeySort_t</text:p>
      <text:p text:style-name="P849"><text:tab/>This type defines <text:span text:style-name="T512">what </text:span><text:span text:style-name="T512"><text:bookmark-ref text:reference-format="text" text:ref-name="__RefHeading__26199_200604027">CBTreeSet</text:bookmark-ref></text:span><text:span text:style-name="T512"> is inheriting from and is only employed to substitute </text:span><text:soft-page-break/><text:span text:style-name="T512">further type definitions below.</text:span></text:p>
      <text:p text:style-name="P846"/>
      <text:p text:style-name="P634">CBTreeBase_t</text:p>
      <text:p text:style-name="P853"><text:tab/>The CBTreeBase_t type defines this class' base class type and is used as a template parameter for iterator types below.</text:p>
      <text:p text:style-name="P846"/>
      <text:p text:style-name="P637">CBTree<text:span text:style-name="T525">Set</text:span>_t</text:p>
      <text:p text:style-name="P889"><text:tab/>This type definition is the <text:span text:style-name="T512"><text:bookmark-ref text:reference-format="text" text:ref-name="__RefHeading__26199_200604027">CBTreeSet</text:bookmark-ref></text:span> type itself, involving all template parameters.</text:p>
      <text:p text:style-name="P846"/>
      <text:p text:style-name="P634">iterator</text:p>
      <text:p text:style-name="P858"><text:tab/>This type definition <text:span text:style-name="T513">is the read/write iterator, used by this container class.</text:span></text:p>
      <text:p text:style-name="P846"/>
      <text:p text:style-name="P634">reverse_iterator</text:p>
      <text:p text:style-name="P858"><text:tab/>This type definition <text:span text:style-name="T513">is the reverse read/write iterator, used by this container class.</text:span></text:p>
      <text:p text:style-name="P858"/>
      <text:p text:style-name="P634">const_iterator</text:p>
      <text:p text:style-name="P858"><text:tab/>This type definition <text:span text:style-name="T513">is the read-only iterator, used by this container class.</text:span></text:p>
      <text:p text:style-name="P858"/>
      <text:p text:style-name="P634">const_reverse_iterator</text:p>
      <text:p text:style-name="P858"><text:tab/>This type definition <text:span text:style-name="T513">is the reverse read-write iterator, used by this container class.</text:span></text:p>
      <text:p text:style-name="P858"/>
      <text:p text:style-name="P76">position_t</text:p>
      <text:p text:style-name="P80"><text:tab/>The type definition position_t is <text:span text:style-name="T513">used to display </text:span>absolute locations within the b-tree structure.</text:p>
      <text:p text:style-name="P80"/>
      <text:p text:style-name="P634">data_t</text:p>
      <text:p text:style-name="P755"><text:tab/>The data type definition is the type which <text:span text:style-name="T516">is used as the iterator return type. For the container type </text:span><text:span text:style-name="T516"><text:bookmark-ref text:reference-format="text" text:ref-name="__RefHeading__26199_200604027">CBTreeSet</text:bookmark-ref></text:span><text:span text:style-name="T516">, this type is a read-only key value.</text:span></text:p>
      <text:p text:style-name="P754"/>
      <text:p text:style-name="P634">sizetype_t</text:p>
      <text:p text:style-name="P755"><text:tab/>This type <text:span text:style-name="T515">is employed to display data set locations within the container </text:span><text:span text:style-name="T515"><text:bookmark-ref text:reference-format="text" text:ref-name="__RefHeading__26199_200604027">CBTreeSet</text:bookmark-ref></text:span><text:span text:style-name="T515">.</text:span></text:p>
      <text:p text:style-name="P740"/>
      <text:p text:style-name="P634"><text:soft-page-break/>nodeiter_t</text:p>
      <text:p text:style-name="P761"><text:tab/>To address individual nodes this type is use<text:span text:style-name="T508">d</text:span>.</text:p>
      <text:p text:style-name="P740"/>
      <text:p text:style-name="P630">subnodeiter_t</text:p>
      <text:p text:style-name="P862"><text:tab/>This type is in use to address individual entries within a node.</text:p>
      <text:p text:style-name="P846"/>
      <text:p text:style-name="P634">datalayerproperties_t</text:p>
      <text:p text:style-name="P866"><text:tab/>The data layer properties type defines what type is employed to set up the data layer within the container and must be accepted by the data layer type as a constructor parameter.</text:p>
      <text:p text:style-name="P846"/>
      <text:p text:style-name="P634">datalayer_t</text:p>
      <text:p text:style-name="P870"><text:tab/>This type defines the data layer that is used by the container class.</text:p>
      <text:p text:style-name="P846"/>
      <text:p text:style-name="P634">value_t</text:p>
      <text:p text:style-name="P755"><text:tab/>The <text:span text:style-name="T516">value</text:span> type definition is the type which is instantiated to store data entries within the b-tree structure. <text:span text:style-name="T514">For the container type </text:span><text:span text:style-name="T514"><text:bookmark-ref text:reference-format="text" text:ref-name="__RefHeading__26199_200604027">CBTreeSet</text:bookmark-ref></text:span><text:span text:style-name="T514">, this type is a read/write key value.</text:span></text:p>
      <text:p text:style-name="P846"/>
      <text:p text:style-name="P634">insert_rslt_t</text:p>
      <text:p text:style-name="P874"><text:tab/>The insert result type is used by one <text:bookmark-ref text:reference-format="text" text:ref-name="__RefHeading__14680_1800758390">insert ()</text:bookmark-ref> method as a return type.</text:p>
      <text:p text:style-name="P846"/>
      <text:p text:style-name="P634">key_compare</text:p>
      <text:p text:style-name="P874"><text:tab/>The key compare type is the return type of <text:bookmark-ref text:reference-format="text" text:ref-name="__RefHeading__14626_1800758390">key_comp ()</text:bookmark-ref> and provides an overloaded call operator to compare two key values.</text:p>
      <text:p text:style-name="P846"/>
      <text:p text:style-name="P634">value_compare</text:p>
      <text:p text:style-name="P874"><text:tab/>The value compare type is the return type of <text:bookmark-ref text:reference-format="text" text:ref-name="__RefHeading__14628_1800758390">value_comp ()</text:bookmark-ref> and provides an overloaded call operator to compare two data sets.</text:p>
      <text:p text:style-name="P846"/>
      <text:p text:style-name="P1231"/>
      <text:h text:style-name="P1330" text:outline-level="4"/>
      <text:h text:style-name="P1358" text:outline-level="4"><text:bookmark-start text:name="__RefHeading__14666_1800758390"/>Constructor<text:bookmark-end text:name="__RefHeading__14666_1800758390"/></text:h>
      <text:p text:style-name="P785"/>
      <text:p text:style-name="P1121">1)</text:p>
      <text:p text:style-name="P1130">CBTreeSet&lt;_t_keytype, _t_sizetype, _t_nodeiter, _t_subnodeiter, _t_datalayerproperties, _t_datalayer&gt; (_t_datalayerproperties &amp;rDataLayerProperties, bayerTreeCacheDescription_t</text:p>
      <text:p text:style-name="P1058">*psCacheDescription, _t_subnodeiter nNodeSize)</text:p>
      <text:p text:style-name="P1129">2)</text:p>
      <text:p text:style-name="P1130">CBTreeSet&lt;_t_keytype, _t_sizetype, _t_nodeiter, _t_subnodeiter, _t_datalayerproperties, _t_datalayer&gt; (CBTreeSet_t &amp;rBT, bool bAssign = true)</text:p>
      <text:p text:style-name="P1130"/>
      <text:p text:style-name="P60"/>
      <text:p text:style-name="P60">Description:</text:p>
      <text:p text:style-name="P64">These constructors initialise an object of type <text:span text:style-name="T514"><text:bookmark-ref text:reference-format="text" text:ref-name="__RefHeading__26199_200604027">CBTreeSet</text:bookmark-ref></text:span>.</text:p>
      <text:p text:style-name="P60"/>
      <text:p text:style-name="P60">Input parameter:</text:p>
      <text:p text:style-name="P64">rDataLayerProperties<text:tab/>- references a data layer properties object, which must be compatible to the <text:tab/><text:tab/><text:tab/>template parameter _t_datal<text:span text:style-name="T510">a</text:span>yer</text:p>
      <text:p text:style-name="P64">psCacheDescription<text:tab/>- specifies pointer to cache description data structure</text:p>
      <text:p text:style-name="P64">nNodeSize<text:tab/><text:tab/>- specifies node size parameter being used for this instance</text:p>
      <text:p text:style-name="P64">rBT<text:tab/><text:tab/><text:tab/>- references <text:span text:style-name="T514"><text:bookmark-ref text:reference-format="text" text:ref-name="__RefHeading__26199_200604027">CBTreeSet</text:bookmark-ref></text:span> instance of which to take a copy from</text:p>
      <text:p text:style-name="P64">bAssign<text:tab/><text:tab/>- specifies, when taking a copy, if content will be copied across</text:p>
      <text:p text:style-name="P60"/>
      <text:p text:style-name="P60">Remarks:</text:p>
      <text:p text:style-name="P877"><text:span text:style-name="T613">C</text:span>onstructor (1) initialise<text:span text:style-name="T613">s</text:span> the <text:span text:style-name="T514"><text:bookmark-ref text:reference-format="text" text:ref-name="__RefHeading__26199_200604027">CBTreeSet</text:bookmark-ref></text:span> instance by calling the <text:bookmark-ref text:reference-format="text" text:ref-name="__RefHeading__5237_184873616">CBTreeKeySort Constructor</text:bookmark-ref>. <text:span text:style-name="T517">Since, th</text:span>e parameter set <text:span text:style-name="T517">of this constructor and its </text:span><text:span text:style-name="T517"><text:bookmark-ref text:reference-format="text" text:ref-name="__RefHeading__158_1269792762">CBTreeKeySort API</text:bookmark-ref></text:span><text:span text:style-name="T517"> counterpart </text:span>are a perfect match, <text:span text:style-name="T517">the parameters </text:span>are <text:span text:style-name="T517">only </text:span>forwarded <text:span text:style-name="T517">and the actual initialisation happens there</text:span>.</text:p>
      <text:p text:style-name="P927"><text:span text:style-name="T148">As for the copy constructor (2), to set the parameter bAssign to false is useful if only the properties, rather than the content, have to be copied across. This is helpful prior to creating a sub-set of entries for instance. </text:span><text:span text:style-name="T162">In case </text:span><text:span text:style-name="T163">the compiler needs the code for a copy constructor, then the default parameter of bAssign = true applies.</text:span></text:p>
      <text:p text:style-name="P74"/>
      <text:p text:style-name="P54"/>
      <text:h text:style-name="P1348" text:outline-level="4"><text:bookmark-start text:name="__RefHeading__14668_1800758390"/>Assignment Operator<text:bookmark-end text:name="__RefHeading__14668_1800758390"/></text:h>
      <text:p text:style-name="P789"/>
      <text:p text:style-name="P1172"><text:span text:style-name="T219">CBTree</text:span><text:span text:style-name="T248">Set</text:span><text:span text:style-name="T219">_t &amp; operator= (CBTree</text:span><text:span text:style-name="T248">Set</text:span><text:span text:style-name="T219">_t &amp;rBT)</text:span></text:p>
      <text:p text:style-name="P789"/>
      <text:p text:style-name="P883">Description:</text:p>
      <text:p text:style-name="P883"><text:soft-page-break/>This operator copies the contents from <text:span text:style-name="T614">a source</text:span> <text:span text:style-name="T514"><text:bookmark-ref text:reference-format="text" text:ref-name="__RefHeading__26199_200604027">CBTreeSet</text:bookmark-ref></text:span> instance to <text:span text:style-name="T614">a target </text:span>instance.</text:p>
      <text:p text:style-name="P883"/>
      <text:p text:style-name="P883">Input parameter:</text:p>
      <text:p text:style-name="P883">rBT<text:tab/><text:tab/>- references instance to source <text:span text:style-name="T514"><text:bookmark-ref text:reference-format="text" text:ref-name="__RefHeading__26199_200604027">CBTreeSet</text:bookmark-ref></text:span></text:p>
      <text:p text:style-name="P883"/>
      <text:p text:style-name="P883">Remarks:</text:p>
      <text:p text:style-name="P883">This operator destroys all contents of the target <text:span text:style-name="T514"><text:bookmark-ref text:reference-format="text" text:ref-name="__RefHeading__26199_200604027">CBTreeSet</text:bookmark-ref></text:span> instance and then inserts all contents from the source <text:span text:style-name="T514"><text:bookmark-ref text:reference-format="text" text:ref-name="__RefHeading__26199_200604027">CBTreeSet</text:bookmark-ref></text:span> instance. In case <text:span text:style-name="T332">this</text:span> (target) and <text:span text:style-name="T332">&amp;rBT</text:span> (source) are pointing at the same <text:span text:style-name="T523">instance</text:span>, the call to this method is ineffective and returns immediately.</text:p>
      <text:p text:style-name="P883"/>
      <text:p text:style-name="P883">Return value:</text:p>
      <text:p text:style-name="P883">The return value is a reference to the target <text:span text:style-name="T514"><text:bookmark-ref text:reference-format="text" text:ref-name="__RefHeading__26199_200604027">CBTreeSet</text:bookmark-ref></text:span> instance.</text:p>
      <text:p text:style-name="P883"/>
      <text:p text:style-name="P895"/>
      <text:h text:style-name="P1348" text:outline-level="4"><text:bookmark-start text:name="__RefHeading__14680_1800758390"/>insert ()<text:bookmark-end text:name="__RefHeading__14680_1800758390"/></text:h>
      <text:p text:style-name="P789"/>
      <text:p text:style-name="P1125">1)</text:p>
      <text:p text:style-name="P1130">template &lt;class _t_iterator&gt;</text:p>
      <text:p text:style-name="P1058">void insert (_t_iterator sItFirst, _t_iterator sItLast)</text:p>
      <text:p text:style-name="P1125">2)</text:p>
      <text:p text:style-name="P1130">insert_rslt_t insert (const value_t &amp;rData)</text:p>
      <text:p text:style-name="P789"/>
      <text:p text:style-name="P883">Description:</text:p>
      <text:p text:style-name="P883">These methods insert new data entries into the data container.</text:p>
      <text:p text:style-name="P883"/>
      <text:p text:style-name="P893">Input parameters:</text:p>
      <text:p text:style-name="P665">sItFirst<text:tab/><text:tab/>- <text:span text:style-name="T400">specifies iterator associated with initial element to be inserted</text:span></text:p>
      <text:p text:style-name="P665">sItLast<text:tab/><text:tab/>- <text:span text:style-name="T400">specifies iterator associated with subsequent element to be inserted</text:span></text:p>
      <text:p text:style-name="P686">rData<text:tab/><text:tab/>- <text:span text:style-name="T406">specifies reference to data element to be inserted</text:span></text:p>
      <text:p text:style-name="P709"/>
      <text:p text:style-name="P709">Remarks:</text:p>
      <text:p text:style-name="P691">These methods will insert one or more data items to the target container, according to their parameters. In case sItFirst equals sItLast, the call is ineffective neither the stored data nor the state of the target container is being altered.</text:p>
      <text:p text:style-name="P679">Method version <text:span text:style-name="T521">(</text:span>1<text:span text:style-name="T521">)</text:span> iterates element by element from sItFirst onwards until sItLast has been found. <text:soft-page-break/>In case sItLast is not being found and the container associated with sItFirst goes beyond its last element, then an ::std::out_of_range exception is thrown.</text:p>
      <text:p text:style-name="P672"/>
      <text:p text:style-name="P886">Return value:</text:p>
      <text:p text:style-name="P886">The return value of method (2) is an object of type insert_rslt_t, which basically is an ::std::pair&lt;iterator, bool&gt; class. The second element (::std::pair&lt;iterator, bool&gt;::second) is set to true if the new data set was being inserted and false if a data set with an equal key value already existed. The first element (::std::pair&lt;iterator, bool&gt;::first) is an iterator, which either is associating the newly added data entry or the already existing entry.</text:p>
      <text:p text:style-name="P895"/>
      <text:p text:style-name="P895"/>
      <text:h text:style-name="Heading_20_3" text:outline-level="3"><text:bookmark-start text:name="__RefHeading__26201_200604027"/>CBTreeMulti<text:span text:style-name="T479">Set</text:span><text:bookmark-end text:name="__RefHeading__26201_200604027"/></text:h>
      <text:p text:style-name="P642"/>
      <text:p text:style-name="P837"><text:tab/>The C. class is a container <text:span text:style-name="T509">type sorting data entries in an ascending order. Each data entry is a key value, which is used as an operand for the sorting criteria. This container is allowing for more than one data entry sharing the same key value. This means that, if a data entry containing key A already exists, then inserting an additional data entry using the same key value A will result in said new data entry being appended to the same key value set of data entries already present in the data container.</text:span></text:p>
      <text:p text:style-name="P837"/>
      <text:p text:style-name="P837"/>
      <text:h text:style-name="P1350" text:outline-level="4"><text:bookmark-start text:name="__RefHeading__38026_981793909"/>Type Definitions<text:bookmark-end text:name="__RefHeading__38026_981793909"/></text:h>
      <text:p text:style-name="P837"/>
      <text:p text:style-name="P841"><text:tab/>This container class is derived from <text:bookmark-ref text:reference-format="text" text:ref-name="__RefHeading__12194_147306980">CBTreeKeySort</text:bookmark-ref> and <text:span text:style-name="T511">defines the following types</text:span>:</text:p>
      <text:p text:style-name="P735"/>
      <table:table table:name="Table14" table:style-name="Table14">
        <table:table-column table:style-name="Table14.A"/>
        <table:table-column table:style-name="Table14.B"/>
        <table:table-header-rows>
          <table:table-row>
            <table:table-cell table:style-name="Table14.A1" office:value-type="string">
              <text:p text:style-name="P1277">Type</text:p>
            </table:table-cell>
            <table:table-cell table:style-name="Table14.B1" office:value-type="string">
              <text:p text:style-name="P1277">Definition</text:p>
            </table:table-cell>
          </table:table-row>
        </table:table-header-rows>
        <table:table-row>
          <table:table-cell table:style-name="Table14.A2" office:value-type="string">
            <text:p text:style-name="P1253">CBTreeKeySort_t</text:p>
          </table:table-cell>
          <table:table-cell table:style-name="Table14.B2" office:value-type="string">
            <text:p text:style-name="P1253">CBTreeKeySort&lt;_t_keytype, _t_keytype, _t_sizetype, _t_nodeiter, _t_subnodeiter, _t_datalayerproperties, _t_datalayer&gt;</text:p>
          </table:table-cell>
        </table:table-row>
        <table:table-row>
          <table:table-cell table:style-name="Table14.A2" office:value-type="string">
            <text:p text:style-name="P1253">CBTreeBase_t</text:p>
          </table:table-cell>
          <table:table-cell table:style-name="Table14.B2" office:value-type="string">
            <text:p text:style-name="P1253">typename CBTreeKeySort_t::CBTreeBase_t</text:p>
          </table:table-cell>
        </table:table-row>
        <table:table-row>
          <table:table-cell table:style-name="Table14.A2" office:value-type="string">
            <text:p text:style-name="P1264">CBTreeMulti<text:span text:style-name="T527">Set</text:span>_t</text:p>
          </table:table-cell>
          <table:table-cell table:style-name="Table14.B2" office:value-type="string">
            <text:p text:style-name="P1264">CBTreeMulti<text:span text:style-name="T527">Set</text:span>&lt;_t_keytype, _t_sizetype, _t_nodeiter, _t_subnodeiter, _t_datalayerproperties, _t_datalayer&gt;</text:p>
          </table:table-cell>
        </table:table-row>
        <table:table-row>
          <table:table-cell table:style-name="Table14.A2" office:value-type="string">
            <text:p text:style-name="P1257">iterator</text:p>
          </table:table-cell>
          <table:table-cell table:style-name="Table14.B2" office:value-type="string">
            <text:p text:style-name="P1257">typename ::CBTreeBaseIterator&lt;CBTreeBase_t&gt;</text:p>
          </table:table-cell>
        </table:table-row>
        <table:table-row>
          <table:table-cell table:style-name="Table14.A2" office:value-type="string">
            <text:p text:style-name="P1257">reverse_iterator</text:p>
          </table:table-cell>
          <table:table-cell table:style-name="Table14.B2" office:value-type="string">
            <text:p text:style-name="P1257">typename ::CBTreeBaseReverseIterator&lt;iterator&gt; </text:p>
          </table:table-cell>
        </table:table-row>
        <table:table-row>
          <table:table-cell table:style-name="Table14.A2" office:value-type="string">
            <text:p text:style-name="P1261">const_iterator</text:p>
          </table:table-cell>
          <table:table-cell table:style-name="Table14.B2" office:value-type="string">
            <text:p text:style-name="P1261">typename ::CBTreeBaseConstIterator&lt;CBTreeBase_t&gt;</text:p>
          </table:table-cell>
        </table:table-row>
        <table:table-row>
          <table:table-cell table:style-name="Table14.A2" office:value-type="string">
            <text:p text:style-name="P1261">const_reverse_iterator</text:p>
          </table:table-cell>
          <table:table-cell table:style-name="Table14.B2" office:value-type="string">
            <text:p text:style-name="P1261">typename ::CBTreeBaseConstReverseIterator&lt;const_iterator&gt;</text:p>
          </table:table-cell>
        </table:table-row>
        <text:soft-page-break/>
        <table:table-row>
          <table:table-cell table:style-name="Table14.A2" office:value-type="string">
            <text:p text:style-name="P1261">position_t</text:p>
          </table:table-cell>
          <table:table-cell table:style-name="Table14.B2" office:value-type="string">
            <text:p text:style-name="P1261">typename CBTreeKeySort_t::position_t</text:p>
          </table:table-cell>
        </table:table-row>
        <table:table-row>
          <table:table-cell table:style-name="Table14.A2" office:value-type="string">
            <text:p text:style-name="P1261">data_t</text:p>
          </table:table-cell>
          <table:table-cell table:style-name="Table14.B2" office:value-type="string">
            <text:p text:style-name="P1261">typename ::std::pair&lt;const _t_keytype, _t_maptype&gt;</text:p>
          </table:table-cell>
        </table:table-row>
        <table:table-row>
          <table:table-cell table:style-name="Table14.A2" office:value-type="string">
            <text:p text:style-name="P1261">sizetype_t</text:p>
          </table:table-cell>
          <table:table-cell table:style-name="Table14.B2" office:value-type="string">
            <text:p text:style-name="P1261">_t_sizetype</text:p>
          </table:table-cell>
        </table:table-row>
        <table:table-row>
          <table:table-cell table:style-name="Table14.A2" office:value-type="string">
            <text:p text:style-name="P1261">nodeiter_t</text:p>
          </table:table-cell>
          <table:table-cell table:style-name="Table14.B2" office:value-type="string">
            <text:p text:style-name="P1261">_t_nodeiter</text:p>
          </table:table-cell>
        </table:table-row>
        <table:table-row>
          <table:table-cell table:style-name="Table14.A2" office:value-type="string">
            <text:p text:style-name="P1261">subnodeiter_t</text:p>
          </table:table-cell>
          <table:table-cell table:style-name="Table14.B2" office:value-type="string">
            <text:p text:style-name="P1261">_t_subnodeiter</text:p>
          </table:table-cell>
        </table:table-row>
        <table:table-row>
          <table:table-cell table:style-name="Table14.A2" office:value-type="string">
            <text:p text:style-name="P1261">datalayerproperties_t</text:p>
          </table:table-cell>
          <table:table-cell table:style-name="Table14.B2" office:value-type="string">
            <text:p text:style-name="P1261">_t_datalayerproperties</text:p>
          </table:table-cell>
        </table:table-row>
        <table:table-row>
          <table:table-cell table:style-name="Table14.A2" office:value-type="string">
            <text:p text:style-name="P1261">datalayer_t</text:p>
          </table:table-cell>
          <table:table-cell table:style-name="Table14.B2" office:value-type="string">
            <text:p text:style-name="P1261">_t_datalayer</text:p>
          </table:table-cell>
        </table:table-row>
        <table:table-row>
          <table:table-cell table:style-name="Table14.A2" office:value-type="string">
            <text:p text:style-name="P1261">value_t</text:p>
          </table:table-cell>
          <table:table-cell table:style-name="Table14.B2" office:value-type="string">
            <text:p text:style-name="P1261">typename ::std::pair&lt;_t_keytype, _t_maptype&gt;</text:p>
          </table:table-cell>
        </table:table-row>
        <table:table-row>
          <table:table-cell table:style-name="Table14.A2" office:value-type="string">
            <text:p text:style-name="P1261">key_compare</text:p>
          </table:table-cell>
          <table:table-cell table:style-name="Table14.B2" office:value-type="string">
            <text:p text:style-name="P1261">struct key_compare_s&lt;_t_keytype&gt;</text:p>
          </table:table-cell>
        </table:table-row>
        <table:table-row>
          <table:table-cell table:style-name="Table14.A2" office:value-type="string">
            <text:p text:style-name="P1261">value_compare</text:p>
          </table:table-cell>
          <table:table-cell table:style-name="Table14.B2" office:value-type="string">
            <text:p text:style-name="P1261">struct value_compare_s&lt;value_t&gt;</text:p>
          </table:table-cell>
        </table:table-row>
      </table:table>
      <text:p text:style-name="P895"/>
      <text:p text:style-name="P635">CBTreeKeySort_t</text:p>
      <text:p text:style-name="P850"><text:tab/>This type defines <text:span text:style-name="T512">what </text:span><text:span text:style-name="T512"><text:bookmark-ref text:reference-format="text" text:ref-name="__RefHeading__26201_200604027">CBTreeMultiSet</text:bookmark-ref></text:span><text:span text:style-name="T512"> is inheriting from and is only employed to substitute further type definitions below.</text:span></text:p>
      <text:p text:style-name="P847"/>
      <text:p text:style-name="P635">CBTreeBase_t</text:p>
      <text:p text:style-name="P854"><text:tab/>The CBTreeBase_t type defines this class' base class type and is used as a template parameter for iterator types below.</text:p>
      <text:p text:style-name="P847"/>
      <text:p text:style-name="P638">CBTreeMulti<text:span text:style-name="T527">Set</text:span>_t</text:p>
      <text:p text:style-name="P890"><text:tab/>This type definition is the <text:span text:style-name="T512"><text:bookmark-ref text:reference-format="text" text:ref-name="__RefHeading__26201_200604027">CBTreeMultiSet</text:bookmark-ref></text:span> type itself, involving all template parameters.</text:p>
      <text:p text:style-name="P847"/>
      <text:p text:style-name="P635">iterator</text:p>
      <text:p text:style-name="P859"><text:tab/>This type definition <text:span text:style-name="T513">is the read/write iterator, used by this container class.</text:span></text:p>
      <text:p text:style-name="P847"/>
      <text:p text:style-name="P635">reverse_iterator</text:p>
      <text:p text:style-name="P859"><text:tab/>This type definition <text:span text:style-name="T513">is the reverse read/write iterator, used by this container class.</text:span></text:p>
      <text:p text:style-name="P859"/>
      <text:p text:style-name="P635">const_iterator</text:p>
      <text:p text:style-name="P859"><text:tab/>This type definition <text:span text:style-name="T513">is the read-only iterator, used by this container class.</text:span></text:p>
      <text:p text:style-name="P859"/>
      <text:p text:style-name="P635"/>
      <text:p text:style-name="P1022">const_reverse_iterator</text:p>
      <text:p text:style-name="P859"><text:tab/>This type definition <text:span text:style-name="T513">is the reverse read-write iterator, used by this container class.</text:span></text:p>
      <text:p text:style-name="P859"/>
      <text:p text:style-name="P75">position_t</text:p>
      <text:p text:style-name="P79"><text:tab/>The type definition position_t is <text:span text:style-name="T513">used to display </text:span>absolute locations within the b-tree structure.</text:p>
      <text:p text:style-name="P79"/>
      <text:p text:style-name="P635">data_t</text:p>
      <text:p text:style-name="P756"><text:tab/>The data type definition is the type which <text:span text:style-name="T516">is used as the iterator return type. For the container type </text:span><text:span text:style-name="T516"><text:bookmark-ref text:reference-format="text" text:ref-name="__RefHeading__26201_200604027">CBTreeMultiSet</text:bookmark-ref></text:span><text:span text:style-name="T516">, this type is a read-only key value.</text:span></text:p>
      <text:p text:style-name="P756"/>
      <text:p text:style-name="P635">sizetype_t</text:p>
      <text:p text:style-name="P756"><text:tab/>This type <text:span text:style-name="T515">is employed to display data set locations within the container </text:span><text:span text:style-name="T515"><text:bookmark-ref text:reference-format="text" text:ref-name="__RefHeading__26201_200604027">CBTreeMultiSet</text:bookmark-ref></text:span><text:span text:style-name="T515">.</text:span></text:p>
      <text:p text:style-name="P741"/>
      <text:p text:style-name="P635">nodeiter_t</text:p>
      <text:p text:style-name="P762"><text:tab/>To address individual nodes this type is use<text:span text:style-name="T508">d</text:span>.</text:p>
      <text:p text:style-name="P741"/>
      <text:p text:style-name="P631">subnodeiter_t</text:p>
      <text:p text:style-name="P863"><text:tab/>This type is in use to address individual entries within a node.</text:p>
      <text:p text:style-name="P847"/>
      <text:p text:style-name="P635">datalayerproperties_t</text:p>
      <text:p text:style-name="P867"><text:tab/>The data layer properties type defines what type is employed to set up the data layer within the container and must be accepted by the data layer type as a constructor parameter.</text:p>
      <text:p text:style-name="P847"/>
      <text:p text:style-name="P635">datalayer_t</text:p>
      <text:p text:style-name="P871"><text:tab/>This type defines the data layer that is used by the container class.</text:p>
      <text:p text:style-name="P847"/>
      <text:p text:style-name="P635">value_t</text:p>
      <text:p text:style-name="P756"><text:tab/>The <text:span text:style-name="T516">value</text:span> type definition is the type which is instantiated to store data entries within the b-tree structure. <text:span text:style-name="T514">For the container type </text:span><text:span text:style-name="T514"><text:bookmark-ref text:reference-format="text" text:ref-name="__RefHeading__26201_200604027">CBTreeMultiSet</text:bookmark-ref></text:span><text:span text:style-name="T514">, this type is a read/write key value.</text:span></text:p>
      <text:p text:style-name="P847"/>
      <text:p text:style-name="P635">key_compare</text:p>
      <text:p text:style-name="P875"><text:soft-page-break/><text:tab/>The key compare type is the return type of <text:bookmark-ref text:reference-format="text" text:ref-name="__RefHeading__14626_1800758390">key_comp ()</text:bookmark-ref> and provides an overloaded call operator to compare two key values.</text:p>
      <text:p text:style-name="P847"/>
      <text:p text:style-name="P635">value_compare</text:p>
      <text:p text:style-name="P875"><text:tab/>The value compare type is the return type of <text:bookmark-ref text:reference-format="text" text:ref-name="__RefHeading__14628_1800758390">value_comp ()</text:bookmark-ref> and provides an overloaded call operator to compare two data sets.</text:p>
      <text:p text:style-name="P847"/>
      <text:p text:style-name="P1232"/>
      <text:h text:style-name="P1351" text:outline-level="4"><text:bookmark-start text:name="__RefHeading__14694_1800758390"/>Constructor<text:bookmark-end text:name="__RefHeading__14694_1800758390"/></text:h>
      <text:p text:style-name="P786"/>
      <text:p text:style-name="P1122">1)</text:p>
      <text:p text:style-name="P1137">CBTreeMultiSet&lt;_t_keytype, _t_sizetype, _t_nodeiter, _t_subnodeiter, _t_datalayerproperties, _t_datalayer&gt; (_t_datalayerproperties &amp;rDataLayerProperties, bayerTreeCacheDescription_t</text:p>
      <text:p text:style-name="P1059">*psCacheDescription, _t_subnodeiter nNodeSize)</text:p>
      <text:p text:style-name="P1131">2)</text:p>
      <text:p text:style-name="P1137">CBTreeMultiSet&lt;_t_keytype, _t_sizetype, _t_nodeiter, _t_subnodeiter, _t_datalayerproperties, _t_datalayer&gt; (CBTreeMultiSet_t &amp;rBT, bool bAssign = true)</text:p>
      <text:p text:style-name="P61"/>
      <text:p text:style-name="P61">Description:</text:p>
      <text:p text:style-name="P65">These constructors initialise an object of type <text:span text:style-name="T514"><text:bookmark-ref text:reference-format="text" text:ref-name="__RefHeading__26201_200604027">CBTreeMultiSet</text:bookmark-ref></text:span>.</text:p>
      <text:p text:style-name="P61"/>
      <text:p text:style-name="P61">Input parameter:</text:p>
      <text:p text:style-name="P65">rDataLayerProperties<text:tab/>- references a data layer properties object, which must be compatible to the <text:tab/><text:tab/><text:tab/>template parameter _t_datal<text:span text:style-name="T510">a</text:span>yer</text:p>
      <text:p text:style-name="P65">psCacheDescription<text:tab/>- specifies pointer to cache description data structure</text:p>
      <text:p text:style-name="P65">nNodeSize<text:tab/><text:tab/>- specifies node size parameter being used for this instance</text:p>
      <text:p text:style-name="P65">rBT<text:tab/><text:tab/><text:tab/>- references <text:span text:style-name="T514"><text:bookmark-ref text:reference-format="text" text:ref-name="__RefHeading__26201_200604027">CBTreeMultiSet</text:bookmark-ref></text:span> instance of which to take a copy from</text:p>
      <text:p text:style-name="P65">bAssign<text:tab/><text:tab/>- specifies, when taking a copy, if content will be copied across</text:p>
      <text:p text:style-name="P61"/>
      <text:p text:style-name="P61">Remarks:</text:p>
      <text:p text:style-name="P878"><text:span text:style-name="T615">C</text:span>onstructors (1) initialise<text:span text:style-name="T615">s</text:span> the <text:span text:style-name="T514"><text:bookmark-ref text:reference-format="text" text:ref-name="__RefHeading__26201_200604027">CBTreeMultiSet</text:bookmark-ref></text:span> instance by calling the <text:bookmark-ref text:reference-format="text" text:ref-name="__RefHeading__5237_184873616">CBTreeKeySort Constructor</text:bookmark-ref>. <text:span text:style-name="T517">Since, th</text:span>e parameter set <text:span text:style-name="T517">of this constructor and its </text:span><text:span text:style-name="T517"><text:bookmark-ref text:reference-format="text" text:ref-name="__RefHeading__158_1269792762">CBTreeKeySort API</text:bookmark-ref></text:span><text:span text:style-name="T517"> counterpart </text:span>are a perfect match, <text:span text:style-name="T517">the parameters </text:span>are <text:span text:style-name="T517">only </text:span>forwarded <text:span text:style-name="T517">and the actual initialisation happens there</text:span>.</text:p>
      <text:p text:style-name="P929"><text:span text:style-name="T148">As for the copy constructor (2), to set the parameter bAssign to false is useful if only the properties, rather than the content, have to be copied across. This is helpful prior to creating a sub-set of entries for instance. </text:span><text:span text:style-name="T162">In case </text:span><text:span text:style-name="T163">the compiler needs the code for a copy constructor, then the default parameter of bAssign = true applies.</text:span></text:p>
      <text:h text:style-name="P1351" text:outline-level="4"><text:bookmark-start text:name="__RefHeading__14696_1800758390"/><text:soft-page-break/>Assignment Operator<text:bookmark-end text:name="__RefHeading__14696_1800758390"/></text:h>
      <text:p text:style-name="P790"/>
      <text:p text:style-name="P1173"><text:span text:style-name="T219">CBTree</text:span><text:span text:style-name="T249">Multi</text:span><text:span text:style-name="T248">Set</text:span><text:span text:style-name="T219">_t &amp; operator= (CBTree</text:span><text:span text:style-name="T249">Multi</text:span><text:span text:style-name="T248">Set</text:span><text:span text:style-name="T219">_t &amp;rBT)</text:span></text:p>
      <text:p text:style-name="P790"/>
      <text:p text:style-name="P883">Description:</text:p>
      <text:p text:style-name="P883">This operator copies the contents from <text:span text:style-name="T616">a source</text:span> <text:span text:style-name="T514"><text:bookmark-ref text:reference-format="text" text:ref-name="__RefHeading__26201_200604027">CBTreeMultiSet</text:bookmark-ref></text:span> instance to a <text:span text:style-name="T616">target </text:span>instance.</text:p>
      <text:p text:style-name="P883"/>
      <text:p text:style-name="P883">Input parameter:</text:p>
      <text:p text:style-name="P883">rBT<text:tab/><text:tab/>- references instance to source <text:span text:style-name="T514"><text:bookmark-ref text:reference-format="text" text:ref-name="__RefHeading__26201_200604027">CBTreeMultiSet</text:bookmark-ref></text:span></text:p>
      <text:p text:style-name="P883"/>
      <text:p text:style-name="P883">Remarks:</text:p>
      <text:p text:style-name="P883">This operator destroys all contents of the target <text:span text:style-name="T514"><text:bookmark-ref text:reference-format="text" text:ref-name="__RefHeading__26201_200604027">CBTreeMultiSet</text:bookmark-ref></text:span> instance and then inserts all contents from the source <text:span text:style-name="T514"><text:bookmark-ref text:reference-format="text" text:ref-name="__RefHeading__26201_200604027">CBTreeMultiSet</text:bookmark-ref></text:span> instance. In case <text:span text:style-name="T332">this</text:span> (target) and <text:span text:style-name="T332">&amp;rBT</text:span> (source) are pointing at the same <text:span text:style-name="T523">instance</text:span>, the call to this method is ineffective and returns immediately.</text:p>
      <text:p text:style-name="P883"/>
      <text:p text:style-name="P883">Return value:</text:p>
      <text:p text:style-name="P883">The return value is a reference to the target <text:span text:style-name="T514"><text:bookmark-ref text:reference-format="text" text:ref-name="__RefHeading__26201_200604027">CBTreeMultiSet</text:bookmark-ref></text:span> instance.</text:p>
      <text:p text:style-name="P883"/>
      <text:p text:style-name="P895"/>
      <text:h text:style-name="P1351" text:outline-level="4"><text:bookmark-start text:name="__RefHeading__14708_1800758390"/>insert ()<text:bookmark-end text:name="__RefHeading__14708_1800758390"/></text:h>
      <text:p text:style-name="P790"/>
      <text:p text:style-name="P1126">1)</text:p>
      <text:p text:style-name="P1137">template &lt;class _t_iterator&gt;</text:p>
      <text:p text:style-name="P1059">void insert (_t_iterator sItFirst, _t_iterator sItLast)</text:p>
      <text:p text:style-name="P1126">2)</text:p>
      <text:p text:style-name="P1173"><text:span text:style-name="T219">it</text:span><text:span text:style-name="T249">erator</text:span><text:span text:style-name="T219"> insert (const value_t &amp;rData)</text:span></text:p>
      <text:p text:style-name="P790"/>
      <text:p text:style-name="P883">Description:</text:p>
      <text:p text:style-name="P883">These methods insert new data entries into the data container.</text:p>
      <text:p text:style-name="P883"/>
      <text:p text:style-name="P893">Input parameters:</text:p>
      <text:p text:style-name="P665">sItFirst<text:tab/><text:tab/>- <text:span text:style-name="T400">specifies iterator associated with initial element to be inserted</text:span></text:p>
      <text:p text:style-name="P665">sItLast<text:tab/><text:tab/>- <text:span text:style-name="T400">specifies iterator associated with subsequent element to be inserted</text:span></text:p>
      <text:p text:style-name="P686">rData<text:tab/><text:tab/>- <text:span text:style-name="T406">specifies reference to data element to be inserted</text:span></text:p>
      <text:p text:style-name="P709"/>
      <text:p text:style-name="P709"><text:soft-page-break/>Remarks:</text:p>
      <text:p text:style-name="P691">These methods will insert one or more data items to the target container, according to their parameters. In case sItFirst equals sItLast, the call is ineffective neither the stored data nor the state of the target container is being altered.</text:p>
      <text:p text:style-name="P679">Method version <text:span text:style-name="T521">(</text:span>1<text:span text:style-name="T521">)</text:span> iterates element by element from sItFirst onwards until sItLast has been found. In case sItLast is not being found and the container associated with sItFirst goes beyond its last element, then an ::std::out_of_range exception is thrown.</text:p>
      <text:p text:style-name="P672"/>
      <text:p text:style-name="P886">Return value:</text:p>
      <text:p text:style-name="P886">The return value of method (2) is an <text:span text:style-name="T524">iterator, which is associated with the location where the newly added data entry has been inserted</text:span>.</text:p>
      <text:p text:style-name="P672"/>
      <text:p text:style-name="P709">Note:</text:p>
      <text:p text:style-name="P679">For method <text:span text:style-name="T519">(</text:span>1<text:span text:style-name="T519">)</text:span>, in case the input iterators are referring <text:span text:style-name="T408">to </text:span>the target container itself, then <text:span text:style-name="T408">the method acts as if it would take a copy of all elements between sItFirst and sItLast, to then insert those as if these were data elements from a different source. This means that,</text:span> the method is capable of self-referencing, <text:span text:style-name="T408">without destroying elements or ending up in an invalid state</text:span>. However, if sItLast is before sItFirst or any of those input iterators is referring to a container other than th<text:span text:style-name="T413">e target</text:span> container, then the behaviour is undefined.</text:p>
      <text:p text:style-name="P895"/>
      <text:p text:style-name="P895"/>
      <text:h text:style-name="Heading_20_2" text:outline-level="2"><text:bookmark-start text:name="__RefHeading__26203_200604027"/>Iterators<text:bookmark-end text:name="__RefHeading__26203_200604027"/></text:h>
      <text:p text:style-name="P642"/>
      <text:p text:style-name="P731"><text:tab/>This section shows what iterator types are available and what methods exist to have those interact with an application. <text:span text:style-name="T425">Also, a sub-section is dedicated to a data read / write return type used by non-const iterator types, which can be found here: </text:span><text:span text:style-name="T425"><text:bookmark-ref text:reference-format="text" text:ref-name="__RefHeading__16806_200604027">CBTreeBaseIteratorSubScriptWrapper</text:bookmark-ref></text:span></text:p>
      <text:p text:style-name="P750"><text:span text:style-name="T620"><text:tab/>I.</text:span> <text:span text:style-name="T620">are</text:span> capable of fast forwarding and rewinding to any location by using its overloaded arithmetic operators. <text:span text:style-name="T428">It is legal to make the iterator end up pointing to a location outside of its associated container's range for as long as an access is not taking place while being in that state. This is possible due to the lazy evaluation approach this b-tree framework iterator types are exercising. This means that, I. have an external pointer, which is modified by the application or initialised by a container, and also it has an internal pointer being associated with the location within the b-tree structure. Once an access is taking place, the external pointer needs to be in range, otherwise an ::std::out_of_range exception is thrown. If the external pointer is in range, then the external and internal pointer are checked to be equal. In case they are equal, then the iterator was evaluated before, so that a re-evaluation is not needed, otherwise the internal pointer is re-evaluated to the external pointer's location and the iterator tries to find the quickest way to do so. When an iterator is initialised, then the internal pointer and the time stamp counter are set to an invalid state </text:span><text:soft-page-break/><text:span text:style-name="T428">to make sure an iterator is evaluated on the first access.</text:span></text:p>
      <text:p text:style-name="P933"><text:tab/>To ensure that an iterator and its associated container are always synchronised, both have a time stamp, which has two components:</text:p>
      <text:p text:style-name="P933">- a container access counter</text:p>
      <text:p text:style-name="P933">- the time when the container was last modified</text:p>
      <text:p text:style-name="P642"/>
      <text:p text:style-name="P933">The access counter is incremented every time the container is modified in terms of size (i.e. when data is inserted or removed). If that is the case, then also the last access time is updated. When an iterator requires to access its associated data container and time stamps are not equal, then the iterator has to be fully re-evaluated, since after a modification it is not guaranteed that the iterator is still pointing at the correct location or that the location still exists. Also it is made sure that the iterator is still associated with the container in question, because there is the potential that an iterator can be re-initialised with a different container.</text:p>
      <text:p text:style-name="P642"/>
      <text:p text:style-name="P642"/>
      <text:h text:style-name="Heading_20_3" text:outline-level="3"><text:bookmark-start text:name="__RefHeading__16550_200604027"/>Type Definitions<text:bookmark-end text:name="__RefHeading__16550_200604027"/></text:h>
      <text:p text:style-name="P642"/>
      <text:p text:style-name="P731"><text:tab/>All iterators <text:span text:style-name="T424">only have one </text:span>template parameter, which is the type of container the iterator is <text:span text:style-name="T617">going </text:span>to be used for. <text:span text:style-name="T424">This template parameter is called _ti_container and has to provide a number of definitions as shown in the table below:</text:span></text:p>
      <text:p text:style-name="P731"/>
      <table:table table:name="Table10" table:style-name="Table10">
        <table:table-column table:style-name="Table10.A"/>
        <table:table-column table:style-name="Table10.B"/>
        <table:table-header-rows>
          <table:table-row>
            <table:table-cell table:style-name="Table10.A1" office:value-type="string">
              <text:p text:style-name="P1273">Type</text:p>
            </table:table-cell>
            <table:table-cell table:style-name="Table10.B1" office:value-type="string">
              <text:p text:style-name="P1273">Definition</text:p>
            </table:table-cell>
          </table:table-row>
        </table:table-header-rows>
        <table:table-row>
          <table:table-cell table:style-name="Table10.A2" office:value-type="string">
            <text:p text:style-name="P1248">container_t</text:p>
          </table:table-cell>
          <table:table-cell table:style-name="Table10.B2" office:value-type="string">
            <text:p text:style-name="P1249">_<text:span text:style-name="T423">ti_container</text:span></text:p>
          </table:table-cell>
        </table:table-row>
        <table:table-row>
          <table:table-cell table:style-name="Table10.A2" office:value-type="string">
            <text:p text:style-name="P1248">position_t</text:p>
          </table:table-cell>
          <table:table-cell table:style-name="Table10.B2" office:value-type="string">
            <text:p text:style-name="P1248">typename _ti_container::position_t</text:p>
          </table:table-cell>
        </table:table-row>
        <table:table-row>
          <table:table-cell table:style-name="Table10.A2" office:value-type="string">
            <text:p text:style-name="P1248">data_t</text:p>
          </table:table-cell>
          <table:table-cell table:style-name="Table10.B2" office:value-type="string">
            <text:p text:style-name="P1248">typename _ti_container::data_t</text:p>
          </table:table-cell>
        </table:table-row>
        <table:table-row>
          <table:table-cell table:style-name="Table10.A2" office:value-type="string">
            <text:p text:style-name="P1248">sizetype_t</text:p>
          </table:table-cell>
          <table:table-cell table:style-name="Table10.B2" office:value-type="string">
            <text:p text:style-name="P1248">typename _ti_container::sizetype_t</text:p>
          </table:table-cell>
        </table:table-row>
        <table:table-row>
          <table:table-cell table:style-name="Table10.A2" office:value-type="string">
            <text:p text:style-name="P1248">nodeiter_t</text:p>
          </table:table-cell>
          <table:table-cell table:style-name="Table10.B2" office:value-type="string">
            <text:p text:style-name="P1248">typename _ti_container::nodeiter_t</text:p>
          </table:table-cell>
        </table:table-row>
        <table:table-row>
          <table:table-cell table:style-name="Table10.A2" office:value-type="string">
            <text:p text:style-name="P1248">subnodeiter_t</text:p>
          </table:table-cell>
          <table:table-cell table:style-name="Table10.B2" office:value-type="string">
            <text:p text:style-name="P1248">typename _ti_container::subnodeiter_t</text:p>
          </table:table-cell>
        </table:table-row>
      </table:table>
      <text:p text:style-name="P642"/>
      <text:p text:style-name="P627">container_t</text:p>
      <text:p text:style-name="P757"><text:tab/>This definition is the data container type that <text:span text:style-name="T617">will be</text:span> us<text:span text:style-name="T617">ing</text:span> th<text:span text:style-name="T617">e</text:span> iterator type <text:span text:style-name="T617">in question</text:span>.</text:p>
      <text:p text:style-name="P736"/>
      <text:p text:style-name="P627">position_t</text:p>
      <text:p text:style-name="P751"><text:tab/>The <text:span text:style-name="T617">position </text:span>type is use<text:span text:style-name="T617">d</text:span> by the container to determine absolute locations within the b-tree structure. <text:span text:style-name="T617">For an iterator type, this information must be at its disposal, allowing an iterator to use the </text:span><text:soft-page-break/><text:span text:style-name="T617">container's potentially optimised access methods.</text:span></text:p>
      <text:p text:style-name="P736"/>
      <text:p text:style-name="P627">data_t</text:p>
      <text:p text:style-name="P751"><text:tab/>The data type <text:span text:style-name="T618">declares what gets </text:span>is instantiated, to store data entries within the <text:span text:style-name="T618">data container</text:span>. <text:span text:style-name="T432">Also it acts as a return type for const iterator types and as the base type for </text:span><text:span text:style-name="T432"><text:bookmark-ref text:reference-format="text" text:ref-name="__RefHeading__16806_200604027">CBTreeBaseIteratorSubScriptWrapper</text:bookmark-ref></text:span><text:span text:style-name="T432">, when non-const iterator types are in use.</text:span></text:p>
      <text:p text:style-name="P736"/>
      <text:p text:style-name="P627">sizetype_t</text:p>
      <text:p text:style-name="P751"><text:tab/>This type is being employed by the application to address individual data entries <text:span text:style-name="T619">within a data container</text:span>. <text:span text:style-name="T432">This is also the type being used as the external and internal pointer type for iterators.</text:span></text:p>
      <text:p text:style-name="P736"/>
      <text:p text:style-name="P627">nodeiter_t</text:p>
      <text:p text:style-name="P758"><text:tab/>To address individual nodes this type is use<text:span text:style-name="T508">d</text:span>.</text:p>
      <text:p text:style-name="P736"/>
      <text:p text:style-name="P627">subnodeiter_t</text:p>
      <text:p text:style-name="P758"><text:tab/>This type is in use to address individual entries within a node.</text:p>
      <text:p text:style-name="P642"/>
      <text:p text:style-name="P642"/>
      <text:h text:style-name="Heading_20_3" text:outline-level="3"><text:bookmark-start text:name="__RefHeading__16548_200604027"/>CBTreeBaseConstIterator<text:bookmark-end text:name="__RefHeading__16548_200604027"/></text:h>
      <text:p text:style-name="P642"/>
      <text:p text:style-name="P749"><text:tab/>The C. is <text:span text:style-name="T620">utilised</text:span> to read-only access data sets it is pointing at <text:span text:style-name="T621">and has one template parameter called _ti_container, which is the type of data container to be used when performing operations. This container type must provide a number of type definitions, as described in section </text:span><text:span text:style-name="T621"><text:bookmark-ref text:reference-format="text" text:ref-name="__RefHeading__16550_200604027">Type Definitions</text:bookmark-ref></text:span><text:span text:style-name="T621">, for this iterator type to work. Furthermore, C. is inheriting from ::std::iterator with its template parameters set up as follows:</text:span></text:p>
      <text:p text:style-name="P94"><text:span text:style-name="T426">_Category<text:tab/>- ::std::random_access_i</text:span><text:span text:style-name="T96">terator_tag</text:span></text:p>
      <text:p text:style-name="P94"><text:span text:style-name="T96">_Ty<text:tab/><text:tab/>- </text:span><text:span text:style-name="T97">typename _ti_container::data_t</text:span></text:p>
      <text:p text:style-name="P742"><text:span text:style-name="T97">_</text:span><text:span text:style-name="T96">Diff<text:tab/><text:tab/>- </text:span><text:span text:style-name="T97">typename _ti_container::</text:span><text:span text:style-name="T96">sizetype</text:span><text:span text:style-name="T97">_</text:span><text:span text:style-name="T96">t</text:span></text:p>
      <text:p text:style-name="P642"/>
      <text:p text:style-name="P642"/>
      <text:h text:style-name="P1328" text:outline-level="4"/>
      <text:h text:style-name="P1356" text:outline-level="4"><text:bookmark-start text:name="__RefHeading__26205_200604027"/>Constructor<text:bookmark-end text:name="__RefHeading__26205_200604027"/></text:h>
      <text:p text:style-name="P397"/>
      <text:p text:style-name="P1192">1)</text:p>
      <text:p text:style-name="P1072">CBTreeBaseConstIterator&lt;_ti_container&gt; ()</text:p>
      <text:p text:style-name="P1066">2)</text:p>
      <text:p text:style-name="P1094">CBTreeBaseConstIterator&lt;_ti_container&gt; (_ti_container *<text:span text:style-name="T623">pContainer</text:span>, sizetype_t nPos, </text:p>
      <text:p text:style-name="P1049">bool bRegister = true)</text:p>
      <text:p text:style-name="P1066">3)</text:p>
      <text:p text:style-name="P1138">CBTreeBaseConstIterator&lt;_ti_container&gt; (_ti_container *<text:span text:style-name="T623">pContainer</text:span>, sizetype_t nPos, </text:p>
      <text:p text:style-name="P1049">nodeiter_t nNode, subnodeiter_t nSub, btree_time_stamp_t sTimeStamp, bool bRegister = true)</text:p>
      <text:p text:style-name="P1066">4)</text:p>
      <text:p text:style-name="P1094">CBTreeBaseConstIterator&lt;_ti_container&gt; (const CBTreeBaseConstIterator &amp;rIter, bool bRegister = true)</text:p>
      <text:p text:style-name="P35"/>
      <text:p text:style-name="P193">Description:</text:p>
      <text:p text:style-name="P318">These constructors initialise a b-tree <text:span text:style-name="T632">framework read-only </text:span>iterator.</text:p>
      <text:p text:style-name="P317"/>
      <text:p text:style-name="P223">Input parameters:</text:p>
      <text:p text:style-name="P318">p<text:span text:style-name="T623">Container</text:span><text:tab/>- specifies pointer to <text:span text:style-name="T449">container</text:span> this iterator will be associated with</text:p>
      <text:p text:style-name="P318">nPos<text:tab/><text:tab/>- specifies absolute linear position this iterator is to be initialised with</text:p>
      <text:p text:style-name="P318">nNode<text:tab/><text:tab/>- specifies node of node / entry pair associated with absolute linear position</text:p>
      <text:p text:style-name="P318">nSub<text:tab/><text:tab/>- specifies entry of node / entry pair associated with absolute linear position</text:p>
      <text:p text:style-name="P318">sTimeStamp<text:tab/>- <text:span text:style-name="T434">specifies initial time stamp this iterator will be set up with</text:span></text:p>
      <text:p text:style-name="P318">rIter<text:tab/><text:tab/>- <text:span text:style-name="T434">references iterator instance to take a copy of</text:span></text:p>
      <text:p text:style-name="P318">bRegister<text:tab/>- <text:span text:style-name="T434">specifies if this iterator will be registered with its associated b-tree instance</text:span></text:p>
      <text:p text:style-name="P274"/>
      <text:p text:style-name="P236">Remarks:</text:p>
      <text:p text:style-name="P600">These constructors initialise an iterator instance to be used with a b-tree <text:span text:style-name="T622">container</text:span>. The only exception is the default constructor (1), which only sets the iterator to a <text:span text:style-name="T622">disassociated</text:span> state. <text:span text:style-name="T637">So, this iterator has to be initialised, using its </text:span><text:span text:style-name="T637"><text:bookmark-ref text:reference-format="text" text:ref-name="__RefHeading__14213_679988836">Assignment Operator</text:bookmark-ref></text:span><text:span text:style-name="T637">, before any valid access can take place</text:span>. <text:span text:style-name="T435">Constructor (2) only sets up the external pointer to nPos and due to the lazy evaluation approach, the b-tree iterators exercise, the internal pointer is not evaluated on construction. This is useful if further arithmetic operations are performed with the newly created instance and an immediate access is not required.</text:span></text:p>
      <text:p text:style-name="P554">To fully initialise an iterator, the next variant (3) has to be used. The external and internal pointer are set to nPos, while the nNode and nSub have to display the correct node / entry pair associated with the internal pointer. This way of constructing an iterator is helpful if the evaluation took place externally and an immediate access is due.</text:p>
      <text:p text:style-name="P554"><text:soft-page-break/>The copy constructor (4), does as the name already says. It takes a copy of the state of rIter, may that be evaluated or not, and initialises this iterator with the taken copy.</text:p>
      <text:p text:style-name="P597">Since an iterator can be associated with a container, it has to be ensured that a container exists, once an iterator is using said container for an access. An iterator itself cannot tell if the container it is associated with is still present. Hence, a container instance has to flag to the iterators, which are registered with it, that it is about to be destroyed. <text:span text:style-name="T623">If the parameter bRegister is set to true, then the newly created iterator is registering itself with the container instance being pointed at by pContainer. Setting bRegister to false skips the registration and is useful if an iterator only exists temporarily.</text:span></text:p>
      <text:p text:style-name="P597"/>
      <text:p text:style-name="P599">Note:</text:p>
      <text:p text:style-name="P599">For the registration to work probably the code must be compiled with the build flag BTREE_ITERATOR_REGISTRATION. Building the code without that flag is helpful to create faster code, since the registration can be time consuming in case a large number of iterators is registered with a few number of containers. However, the application or any class using the iterators <text:s/>has to make sure any iterator isn't accessing a de-initialised container instance.</text:p>
      <text:p text:style-name="P597"/>
      <text:p text:style-name="P763"/>
      <text:h text:style-name="Heading_20_4" text:outline-level="4"><text:bookmark-start text:name="__RefHeading__26207_200604027"/>detach ()<text:bookmark-end text:name="__RefHeading__26207_200604027"/></text:h>
      <text:p text:style-name="P193"/>
      <text:p text:style-name="P1159"><text:span text:style-name="T227">v</text:span><text:span text:style-name="T219">oid detach ()</text:span></text:p>
      <text:p text:style-name="P193"/>
      <text:p text:style-name="P194">Description:</text:p>
      <text:p text:style-name="P370">This method detaches an iterator from a <text:span text:style-name="T624">container</text:span> instance.</text:p>
      <text:p text:style-name="P317"/>
      <text:p text:style-name="P236">Remarks:</text:p>
      <text:p text:style-name="P558">In case th<text:span text:style-name="T449">e target</text:span> iterator<text:span text:style-name="T436">'s</text:span> b-tree instance is <text:span text:style-name="T436">about to be destroyed, the container instance's destructor calls this method to reset the member variable m_pContainer to NULL and invalidates the time stamp. This ensures that the iterator is not trying to access a b-tree instance, which no longer exists.</text:span></text:p>
      <text:p text:style-name="P530"/>
      <text:p text:style-name="P287">Note:</text:p>
      <text:p text:style-name="P764">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631">the type, displayed by the </text:span>template parameter _ti_container, <text:span text:style-name="T624">can</text:span> only access public members.</text:p>
      <text:h text:style-name="Heading_20_4" text:outline-level="4"><text:bookmark-start text:name="__RefHeading__26209_200604027"/><text:soft-page-break/>swap ()<text:bookmark-end text:name="__RefHeading__26209_200604027"/></text:h>
      <text:p text:style-name="P193"/>
      <text:p text:style-name="P1159"><text:span text:style-name="T228">v</text:span><text:span text:style-name="T219">oid swap (CBTreeBaseConstIterator &amp;rRight)</text:span></text:p>
      <text:p text:style-name="P193"/>
      <text:p text:style-name="P193">Description:</text:p>
      <text:p text:style-name="P324">This method swaps the state of two iterators.</text:p>
      <text:p text:style-name="P317"/>
      <text:p text:style-name="P223">Input parameters:</text:p>
      <text:p text:style-name="P324">rRight<text:tab/><text:tab/>- references iterator which state is to be swapped with th<text:span text:style-name="T449">e target</text:span> iterator's state</text:p>
      <text:p text:style-name="P324"/>
      <text:p text:style-name="P236">Remarks:</text:p>
      <text:p text:style-name="P559">This method swaps the state of two iterator instances. <text:span text:style-name="T437">If any of the involved iterators is registered with a b-tree instance, then those registrations are swapped too, unless both iterators are registered with the same b-tree instance or not registered at all. The call of this method is ineffective, in case rRight is the same instance as “*this”.</text:span></text:p>
      <text:p text:style-name="P530"/>
      <text:p text:style-name="P763"/>
      <text:h text:style-name="P1352" text:outline-level="4"><text:bookmark-start text:name="__RefHeading__14213_679988836"/><text:span text:style-name="T438">Assignment</text:span> Operator<text:bookmark-end text:name="__RefHeading__14213_679988836"/></text:h>
      <text:p text:style-name="P195"/>
      <text:p text:style-name="P1077">CBTreeBaseConstIterator&amp; operator= (const CBTreeBaseConstIterator &amp;rIter)</text:p>
      <text:p text:style-name="P195"/>
      <text:p text:style-name="P195">Description:</text:p>
      <text:p text:style-name="P327">This operator copies the state of a <text:span text:style-name="T624">source</text:span> iterator to this instance.</text:p>
      <text:p text:style-name="P326"/>
      <text:p text:style-name="P224">Input parameters:</text:p>
      <text:p text:style-name="P327">rIter<text:tab/><text:tab/>- reference to <text:span text:style-name="T624">source</text:span> iterator instance</text:p>
      <text:p text:style-name="P275"/>
      <text:p text:style-name="P237">Remarks:</text:p>
      <text:p text:style-name="P561"><text:span text:style-name="T466">To take a copy of an iterator instance, this operator has to be used. </text:span>If the <text:span text:style-name="T624">source</text:span> iterator rIter is associated with a different b-tree container than th<text:span text:style-name="T449">e target</text:span> iterator, then the assignment operator unregisters th<text:span text:style-name="T449">e target</text:span> iterator <text:span text:style-name="T449">from</text:span> its associated b-tree container. In any event, th<text:span text:style-name="T449">e</text:span> operator then copies the state of the external iterator across. If <text:span text:style-name="T439">the target iterator was previously unregistered, then it is registered with the new b-tree instance.</text:span></text:p>
      <text:p text:style-name="P531"/>
      <text:p text:style-name="P237"><text:soft-page-break/>Return value:</text:p>
      <text:p text:style-name="P335">The return value is a reference to the updated <text:span text:style-name="T466">target </text:span>iterator.</text:p>
      <text:p text:style-name="P288"/>
      <text:p text:style-name="P766"/>
      <text:h text:style-name="P1352" text:outline-level="4"><text:bookmark-start text:name="__RefHeading__26215_200604027"/>Compar<text:span text:style-name="T454">ison</text:span> Operators<text:bookmark-end text:name="__RefHeading__26215_200604027"/></text:h>
      <text:p text:style-name="P193"/>
      <text:p text:style-name="P1067">1)</text:p>
      <text:p text:style-name="P1160"><text:span text:style-name="T229">b</text:span><text:span text:style-name="T219">ool operator== (const CBTreeBaseConstIterator &amp;rIter)</text:span></text:p>
      <text:p text:style-name="P1086">2)</text:p>
      <text:p text:style-name="P1095">bool operator!= (const CBTreeBaseConstIterator &amp;rIter)</text:p>
      <text:p text:style-name="P193"/>
      <text:p text:style-name="P193">Description:</text:p>
      <text:p text:style-name="P338">These operators tell if two iterators display the same offset or not.</text:p>
      <text:p text:style-name="P317"/>
      <text:p text:style-name="P223">Input parameters:</text:p>
      <text:p text:style-name="P338">rIter<text:tab/><text:tab/>- reference to external iterator instance</text:p>
      <text:p text:style-name="P274"/>
      <text:p text:style-name="P236">Remarks:</text:p>
      <text:p text:style-name="P602">These operators compare the offset of this and an external iterator and return whether they are equal or not. It doesn't matter if <text:span text:style-name="T468">those</text:span> iterators are associated with different container <text:span text:style-name="T625">instances</text:span>. However, if one or both iterators <text:span text:style-name="T625">are not registered with a container instance</text:span> (ie. m_p<text:span text:style-name="T625">Container</text:span> is set to NULL), then <text:span text:style-name="T625">an ::std::runtimeerror exception is thrown</text:span>. <text:span text:style-name="T625">I</text:span>f both <text:span text:style-name="T638">this and the external </text:span>iterator are the same instance, <text:span text:style-name="T625">then</text:span> the result is always displayed as equal, even if said instance <text:span text:style-name="T625">is not fully initialised</text:span></text:p>
      <text:p text:style-name="P530"/>
      <text:p text:style-name="P236">Return value:</text:p>
      <text:p text:style-name="P340">As for operator (1), if the result is deemed to be equal, then true is returned, otherwise false. Operator (2) returns the exact opposite of what operator (1) returns.</text:p>
      <text:p text:style-name="P287"/>
      <text:p text:style-name="P763"/>
      <text:h text:style-name="P1331" text:outline-level="4"/>
      <text:h text:style-name="P1359" text:outline-level="4"><text:bookmark-start text:name="__RefHeading__14215_679988836"/><text:span text:style-name="T440">Indirection</text:span> Operator<text:bookmark-end text:name="__RefHeading__14215_679988836"/></text:h>
      <text:p text:style-name="P196"/>
      <text:p text:style-name="P1078">data_t &amp; operator* ()</text:p>
      <text:p text:style-name="P196"/>
      <text:p text:style-name="P196">Description:</text:p>
      <text:p text:style-name="P343">This operator provides <text:span text:style-name="T441">pseudo </text:span>read-only access to the data <text:span text:style-name="T441">item</text:span> th<text:span text:style-name="T449">e</text:span> iterator is pointing at.</text:p>
      <text:p text:style-name="P342"/>
      <text:p text:style-name="P238">Remarks:</text:p>
      <text:p text:style-name="P568">To access a data item within the container th<text:span text:style-name="T449">e</text:span> iterator is associated with, the indirection operator has to be used. If the iterator is pointing to a location outside of its associated container, then an ::std::out_of_range exception is thrown. The returned reference is non-const, but if it is being written to, then the write is ineffective <text:span text:style-name="T457">and only a buffer being part of the iterator is modified</text:span>. <text:span text:style-name="T626">This modification is discarded once the next access takes place, even if the iterator has not been moved in the meantime.</text:span></text:p>
      <text:p text:style-name="P603">If the iterator is not associated with a data container, then an ::std::runtime_error exception is thrown.</text:p>
      <text:p text:style-name="P532"/>
      <text:p text:style-name="P238">Return value:</text:p>
      <text:p text:style-name="P350">The return value is a reference to the data element th<text:span text:style-name="T450">e</text:span> iterator is pointing at.</text:p>
      <text:p text:style-name="P767"/>
      <text:p text:style-name="P767"/>
      <text:h text:style-name="P1353" text:outline-level="4"><text:bookmark-start text:name="__RefHeading__26217_200604027"/>De-reference Operator<text:bookmark-end text:name="__RefHeading__26217_200604027"/></text:h>
      <text:p text:style-name="P193"/>
      <text:p text:style-name="P1079">data_t * operator-&gt; ()</text:p>
      <text:p text:style-name="P193"/>
      <text:p text:style-name="P193">Description:</text:p>
      <text:p text:style-name="P350">This operator provides a pointer to the data element the iterator is pointing at.</text:p>
      <text:p text:style-name="P317"/>
      <text:p text:style-name="P236">Remarks:</text:p>
      <text:p text:style-name="P566">The de-reference operator provides a pointer the data element th<text:span text:style-name="T450">e</text:span> iterator is pointing at. Since this a <text:span text:style-name="T442">const</text:span> iterator providing read-only access, any writes <text:span text:style-name="T442">would modify an internal copy of the data element in question, as oppose to altering the actual data in the b-tree structure. If that copy is modified, then this modification is discarded once the next access takes place, even if the iterator is not been moved bin the meantime. In case the iterator is pointing to a location that exceeds the container, then an ::std::out_of_range exception is thrown.</text:span></text:p>
      <text:p text:style-name="P603"><text:soft-page-break/>If the iterator is not associated with a data container, then an ::std::runtime_error exception is thrown.</text:p>
      <text:p text:style-name="P236">Return value:</text:p>
      <text:p text:style-name="P358">The return value is a pointer to the data element th<text:span text:style-name="T450">e</text:span> iterator is pointing at.</text:p>
      <text:p text:style-name="P287"/>
      <text:p text:style-name="P763"/>
      <text:h text:style-name="Heading_20_4" text:outline-level="4"><text:bookmark-start text:name="__RefHeading__26219_200604027"/><text:span text:style-name="T433">Unary</text:span> Operators<text:bookmark-end text:name="__RefHeading__26219_200604027"/></text:h>
      <text:p text:style-name="P193"/>
      <text:p text:style-name="P1068">1)</text:p>
      <text:p text:style-name="P1073">CBTreeBaseConstIterator &amp; operator++ ()</text:p>
      <text:p text:style-name="P1087">2)</text:p>
      <text:p text:style-name="P1050">CBTreeBaseConstIterator <text:s text:c="2"/>operator++ (int)</text:p>
      <text:p text:style-name="P1087">3)</text:p>
      <text:p text:style-name="P1050">CBTreeBaseConstIterator &amp; operator-- ()</text:p>
      <text:p text:style-name="P1087">4)</text:p>
      <text:p text:style-name="P1096">CBTreeBaseConstIterator <text:s text:c="2"/>operator-- (int)</text:p>
      <text:p text:style-name="P193"/>
      <text:p text:style-name="P193">Description:</text:p>
      <text:p text:style-name="P360">These operators move the location an iterator is pointing at by one <text:span text:style-name="T627">position forward or backward</text:span>.</text:p>
      <text:p text:style-name="P317"/>
      <text:p text:style-name="P223">Input parameters:</text:p>
      <text:p text:style-name="P361">&lt;name less&gt;<text:tab/>- <text:span text:style-name="T450">if present, then it </text:span>specifies that the operator is postfix</text:p>
      <text:p text:style-name="P274"/>
      <text:p text:style-name="P236">Remarks:</text:p>
      <text:p text:style-name="P571">To increment or decrement the location an iterator is pointing at <text:span text:style-name="T443">by one</text:span>, these operators are being used. Since these operators don't access the container associated with th<text:span text:style-name="T450">e</text:span> iterator, the resulting location may exceed the container range, without an exception being thrown.</text:p>
      <text:p text:style-name="P571"/>
      <text:p text:style-name="P236">Return value:</text:p>
      <text:p text:style-name="P362">For prefix operators <text:span text:style-name="T444">(1, 3)</text:span>, the return value is a reference to the updated iterator instance. As oppose to postfix operators <text:span text:style-name="T444">(2, 4)</text:span>, where the return value is a copy of the iterator instance prior to its mo<text:span text:style-name="T444">di</text:span>fication.</text:p>
      <text:p text:style-name="P287"/>
      <text:p text:style-name="P763"/>
      <text:h text:style-name="P1328" text:outline-level="4"/>
      <text:h text:style-name="P1356" text:outline-level="4"><text:bookmark-start text:name="__RefHeading__26221_200604027"/>Compound Operators<text:bookmark-end text:name="__RefHeading__26221_200604027"/></text:h>
      <text:p text:style-name="P193"/>
      <text:p text:style-name="P1069">1)</text:p>
      <text:p text:style-name="P1074">CBTreeBaseConstIterator &amp; operator+= (const int nOperand)</text:p>
      <text:p text:style-name="P1088">2)</text:p>
      <text:p text:style-name="P1051">CBTreeBaseConstIterator &amp; operator+= (const sizetype_t nOperand)</text:p>
      <text:p text:style-name="P1088">3)</text:p>
      <text:p text:style-name="P1150"><text:span text:style-name="T219">CBTreeBaseConstIterator &amp; operator+= (const CBTreeBaseConstIterator &amp;</text:span><text:span text:style-name="T231">rIter</text:span><text:span text:style-name="T219">)</text:span></text:p>
      <text:p text:style-name="P1088">4)</text:p>
      <text:p text:style-name="P1051">CBTreeBaseConstIterator &amp; operator-= (const int nOperand)</text:p>
      <text:p text:style-name="P1088">5)</text:p>
      <text:p text:style-name="P1051">CBTreeBaseConstIterator &amp; operator-= (const sizetype_t nOperand)</text:p>
      <text:p text:style-name="P1088">6)</text:p>
      <text:p text:style-name="P1164"><text:span text:style-name="T219">CBTreeBaseConstIterator &amp; operator-= (const CBTreeBaseConstIterator &amp;</text:span><text:span text:style-name="T231">rIter</text:span><text:span text:style-name="T219">)</text:span></text:p>
      <text:p text:style-name="P35"/>
      <text:p text:style-name="P193">Description:</text:p>
      <text:p text:style-name="P363">These operators <text:span text:style-name="T453">move an </text:span>iterator <text:span text:style-name="T453">forward or backward </text:span>by an arbitrary distance.</text:p>
      <text:p text:style-name="P317"/>
      <text:p text:style-name="P223">Input parameter:</text:p>
      <text:p text:style-name="P364">nOperand<text:tab/>- specifies distance the location <text:span text:style-name="T627">the </text:span>iterator <text:span text:style-name="T627">is pointing at will</text:span> be moved</text:p>
      <text:p text:style-name="P371">rIter<text:tab/><text:tab/>- reference to external iterator displaying <text:span text:style-name="T443">distance the </text:span>target <text:span text:style-name="T443">iterator will be moved</text:span></text:p>
      <text:p text:style-name="P274"/>
      <text:p text:style-name="P236">Remarks:</text:p>
      <text:p text:style-name="P574">If the location an iterator is pointing at has to be moved by a variable distance, then these operators may be used. <text:span text:style-name="T628">The o</text:span>perators <text:span text:style-name="T445">(1, 4) </text:span>allow for negative inputs <text:span text:style-name="T628">and therefore</text:span> <text:span text:style-name="T445">are able to invert their operation in case the input is indeed negative. This means that, if an iterator is incremented by a negative number, then the result is equivalent to said iterator being decremented by that number's absolute value and vice versa. In case the magnitude of nOperand is deemed to be zero, then calling these operators is ineffective. Since these operators are not accessing the container associated with the target iterator, the resulting iterator may exceed the container's range, without an exception being thrown. However, if the target iterator is not associated with a container instance, then an ::std::runtime_error exception is thrown.</text:span></text:p>
      <text:p text:style-name="P587">In case operator (3, 6) are being used, rIter doesn't need to be associated with the same container as the target iterator is. Basically, the external pointer of rIter is extracted and then used as if operator (2, 5) has been called.</text:p>
      <text:p text:style-name="P530"/>
      <text:p text:style-name="P236">Return value:</text:p>
      <text:p text:style-name="P366">The return value is always a reference to the updated iterator instance.</text:p>
      <text:p text:style-name="P287"/>
      <text:h text:style-name="Heading_20_4" text:outline-level="4"><text:bookmark-start text:name="__RefHeading__26223_200604027"/><text:soft-page-break/>Binary Operators<text:bookmark-end text:name="__RefHeading__26223_200604027"/></text:h>
      <text:p text:style-name="P193"/>
      <text:p text:style-name="P1070">1)</text:p>
      <text:p text:style-name="P1076">const CBTreeBaseConstIterator operator+ (const int nOperand) <text:span text:style-name="T470">const</text:span></text:p>
      <text:p text:style-name="P1089">2)</text:p>
      <text:p text:style-name="P1054">const CBTreeBaseConstIterator operator+ (const sizetype_t nOperand) <text:span text:style-name="T470">const</text:span></text:p>
      <text:p text:style-name="P1089">3)</text:p>
      <text:p text:style-name="P1155"><text:span text:style-name="T219">const CBTreeBaseConstIterator operator+ (const CBTreeBaseConstIterator &amp;</text:span><text:span text:style-name="T232">rIter</text:span><text:span text:style-name="T219">) </text:span><text:span text:style-name="T244">const</text:span></text:p>
      <text:p text:style-name="P1089">4)</text:p>
      <text:p text:style-name="P1054">const CBTreeBaseConstIterator operator- (const int nOperand) <text:span text:style-name="T470">const</text:span></text:p>
      <text:p text:style-name="P1089">5)</text:p>
      <text:p text:style-name="P1054">const CBTreeBaseConstIterator operator- (const sizetype_t nOperand) <text:span text:style-name="T470">const</text:span></text:p>
      <text:p text:style-name="P1089">6)</text:p>
      <text:p text:style-name="P1165"><text:span text:style-name="T219">const sizetype_t operator- (const CBTreeBaseConstIterator &amp;</text:span><text:span text:style-name="T232">rIter</text:span><text:span text:style-name="T219">) </text:span><text:span text:style-name="T244">const</text:span></text:p>
      <text:p text:style-name="P35"/>
      <text:p text:style-name="P193">Description:</text:p>
      <text:p text:style-name="P368">The operators <text:span text:style-name="T470">(1-5)</text:span> <text:span text:style-name="T446">calculate the location a newly created iterator will be pointing at and return the new iterator instance. Operator (6) determines the distance between two iterators.</text:span></text:p>
      <text:p text:style-name="P317"/>
      <text:p text:style-name="P223">Input parameter:</text:p>
      <text:p text:style-name="P365">nOperand<text:tab/>- specifies distance the location <text:span text:style-name="T627">the </text:span>iterator <text:span text:style-name="T627">is pointing at will</text:span> be moved</text:p>
      <text:p text:style-name="P372">rIter<text:tab/><text:tab/>- reference to external iterator displaying <text:span text:style-name="T443">distance the </text:span>target <text:span text:style-name="T443">iterator will be moved</text:span></text:p>
      <text:p text:style-name="P283"/>
      <text:p text:style-name="P236">Remarks:</text:p>
      <text:p text:style-name="P572">If the location an iterator is pointing at has to be moved by a variable distance, then these operators may be used. Operators <text:span text:style-name="T460">(1, 4) </text:span>that allow for negative inputs <text:span text:style-name="T445">are able to invert their operation in case the input is indeed negative. This means that, if an iterator is incremented by a negative number, then the result is equivalent to said iterator being decremented by that number's absolute value and vice versa. In case the magnitude of nOperand is deemed to be zero, then calling these operators is ineffective, except for operator (6), where the result would be an equivalent of the target iterator's external pointer. Since these operators are not accessing the container associated with the target iterator, the resulting iterator may exceed the container's range, without an exception being thrown. However, if the target iterator is not associated with a container instance, then an ::std::runtime_error exception is thrown.</text:span></text:p>
      <text:p text:style-name="P588">In case operator (3) is being used, rIter doesn't need to be associated with the same container as the target iterator is. Basically, the external pointer of rIter is extracted and then used as if operator (2) has been called.</text:p>
      <text:p text:style-name="P533"/>
      <text:p text:style-name="P530"/>
      <text:p text:style-name="P236"/>
      <text:p text:style-name="P1018">Return value:</text:p>
      <text:p text:style-name="P367">The return value is a <text:span text:style-name="T470">newly created </text:span>iterator instance <text:span text:style-name="T470">pointing at the result of its respective operation</text:span>, <text:span text:style-name="T448">except for operator (6), where the result displayed the distance between two iterators</text:span>.</text:p>
      <text:p text:style-name="P367"/>
      <text:p text:style-name="P287">Note:</text:p>
      <text:p text:style-name="P768">Programmers are advised not to use operator (6) directly and instead use ::std::distance to determine the difference between to iterators. Operator (6) <text:span text:style-name="T447">solely</text:span> exists, so that ::std::distance is able to make use of it.</text:p>
      <text:p text:style-name="P763"/>
      <text:p text:style-name="P763"/>
      <text:h text:style-name="Heading_20_4" text:outline-level="4"><text:bookmark-start text:name="__RefHeading__26225_200604027"/>Equality Operators<text:bookmark-end text:name="__RefHeading__26225_200604027"/></text:h>
      <text:p text:style-name="P193"/>
      <text:p text:style-name="P1071">1)</text:p>
      <text:p text:style-name="P1161"><text:span text:style-name="T230">b</text:span><text:span text:style-name="T219">ool operator&lt; (const CBTreeBaseConstIterator &amp;</text:span><text:span text:style-name="T233">rIter</text:span><text:span text:style-name="T219">)</text:span></text:p>
      <text:p text:style-name="P1090">2)</text:p>
      <text:p text:style-name="P1151"><text:span text:style-name="T219">bool operator&lt;= (const CBTreeBaseConstIterator &amp;</text:span><text:span text:style-name="T226">rIter</text:span><text:span text:style-name="T219">)</text:span></text:p>
      <text:p text:style-name="P1090">3)</text:p>
      <text:p text:style-name="P1151"><text:span text:style-name="T219">bool operator&gt; (const CBTreeBaseConstIterator &amp;</text:span><text:span text:style-name="T226">rIter</text:span><text:span text:style-name="T219">)</text:span></text:p>
      <text:p text:style-name="P1090">4)</text:p>
      <text:p text:style-name="P1166"><text:span text:style-name="T219">bool operator&gt;= (const CBTreeBaseConstIterator &amp;</text:span><text:span text:style-name="T226">rIter</text:span><text:span text:style-name="T219">)</text:span></text:p>
      <text:p text:style-name="P193"/>
      <text:p text:style-name="P193">Description:</text:p>
      <text:p text:style-name="P369">To determine <text:span text:style-name="T451">the equality between this and an external</text:span> iterator, these operators are to be used. </text:p>
      <text:p text:style-name="P317"/>
      <text:p text:style-name="P223">Input parameters:</text:p>
      <text:p text:style-name="P369"><text:span text:style-name="T452">rIter<text:tab/></text:span><text:tab/>- <text:span text:style-name="T451">references</text:span> the <text:span text:style-name="T451">external </text:span>iterator to compare against</text:p>
      <text:p text:style-name="P274"/>
      <text:p text:style-name="P236">Remarks:</text:p>
      <text:p text:style-name="P576">These operators determine <text:span text:style-name="T455">if the external iterator is greater or smaller than this iterator. Only the external pointer of both iterators is employed to determine the result. This means that, both this and the external iterator may be outside their respective container's range, without an exception being thrown, since none of the containers is being accessed. Also, this and the external iterator don't need to be associated with the same container. However, if this or the external iterator is not associated with a container instance, then an ::std::runtime_error exception is thrown.</text:span></text:p>
      <text:p text:style-name="P530"/>
      <text:p text:style-name="P236">Return value:</text:p>
      <text:p text:style-name="P373">Operator (1) returns true if th<text:span text:style-name="T629">is</text:span> iterator is deemed to be smaller than the external iterator, otherwise <text:soft-page-break/>false.</text:p>
      <text:p text:style-name="P373">Operator (2) returns true if th<text:span text:style-name="T629">is</text:span> iterator is deemed to be smaller than or equal to the external iterator, otherwise false. </text:p>
      <text:p text:style-name="P373">Operator (3) returns true if th<text:span text:style-name="T629">is</text:span> iterator is deemed to be greater than the external iterator, otherwise false.</text:p>
      <text:p text:style-name="P373">Operator (4) returns true if th<text:span text:style-name="T629">is</text:span> iterator is deemed to be greater than or equal to the external iterator, otherwise false. </text:p>
      <text:p text:style-name="P287"/>
      <text:p text:style-name="P763"/>
      <text:h text:style-name="Heading_20_4" text:outline-level="4"><text:bookmark-start text:name="__RefHeading__26227_200604027"/>Sub-Script Operators<text:bookmark-end text:name="__RefHeading__26227_200604027"/></text:h>
      <text:p text:style-name="P193"/>
      <text:p text:style-name="P1082">1)</text:p>
      <text:p text:style-name="P1075">data_t &amp; operator[] (const int nPos)</text:p>
      <text:p text:style-name="P1097">2)</text:p>
      <text:p text:style-name="P1102">data_t &amp; operator[] (const sizetype_t nPos)</text:p>
      <text:p text:style-name="P35"/>
      <text:p text:style-name="P193">Description:</text:p>
      <text:p text:style-name="P344">Th<text:span text:style-name="T456">ese</text:span> operator<text:span text:style-name="T456">s</text:span> provide <text:span text:style-name="T441">pseudo </text:span>read-only access to <text:span text:style-name="T456">a</text:span> data <text:span text:style-name="T441">item</text:span> <text:span text:style-name="T456">relative to the position </text:span>th<text:span text:style-name="T449">e</text:span> iterator is pointing at.</text:p>
      <text:p text:style-name="P317"/>
      <text:p text:style-name="P223">Input parameters:</text:p>
      <text:p text:style-name="P374">nPos<text:tab/><text:tab/>- specifies relative position the iterator is currently pointing at</text:p>
      <text:p text:style-name="P274"/>
      <text:p text:style-name="P378">Remarks:</text:p>
      <text:p text:style-name="P567">To access a data item within the container th<text:span text:style-name="T449">e</text:span> iterator is associated with, the <text:span text:style-name="T457">sub-script</text:span> operator<text:span text:style-name="T457">s</text:span> <text:span text:style-name="T457">may be </text:span>used. <text:span text:style-name="T457">The current location the iterator is pointing at is combined with the input parameter nPos to determine what data item will be accessed. </text:span>If the <text:span text:style-name="T457">result</text:span> is pointing to a location outside of its associated container, then an ::std::out_of_range exception is thrown. <text:span text:style-name="T457">If the location the iterator is pointing at, is outside </text:span>of its associated container, <text:span text:style-name="T457">but in combination with nPos results in a valid location not exceeding said container again, then the access is valid and an exception is not thrown. </text:span>The returned reference is non-const, but if it is being written to, then the write is ineffective <text:span text:style-name="T457">and only a buffer being part of the iterator is modified</text:span>. <text:span text:style-name="T626">This modification is discarded once the next access takes place, even if the iterator is not moved in the meantime and nPos remains the same.</text:span></text:p>
      <text:p text:style-name="P577">The input parameter nPos of operator (1) may be negative <text:span text:style-name="T630">and due to the subtraction of nPos from the iterator's current position, results in a location prior to what the iterator is pointing at.</text:span></text:p>
      <text:p text:style-name="P534"/>
      <text:p text:style-name="P252"/>
      <text:p text:style-name="P1019">Return value:</text:p>
      <text:p text:style-name="P351">The return value is a reference to the data element the iterator is pointing at and the input parameter nPos combined.</text:p>
      <text:p text:style-name="P289"/>
      <text:p text:style-name="P769"/>
      <text:h text:style-name="Heading_20_4" text:outline-level="4"><text:bookmark-start text:name="__RefHeading__26229_200604027"/>get_container ()<text:bookmark-end text:name="__RefHeading__26229_200604027"/></text:h>
      <text:p text:style-name="P193"/>
      <text:p text:style-name="P1159"><text:span text:style-name="T219">_ti_container* get_containe</text:span><text:span text:style-name="T234">r </text:span><text:span text:style-name="T219">()</text:span></text:p>
      <text:p text:style-name="P193"/>
      <text:p text:style-name="P193">Description:</text:p>
      <text:p text:style-name="P382">This method returns a pointer to the data container associated with the iterator.</text:p>
      <text:p text:style-name="P317"/>
      <text:p text:style-name="P236">Remarks:</text:p>
      <text:p text:style-name="P581">To retrieve a pointer to the data container instance currently being associated with the iterator, this method has to be called. In case the iterator isn't associated with a data container, the return value is NULL.</text:p>
      <text:p text:style-name="P530"/>
      <text:p text:style-name="P236">Return value:</text:p>
      <text:p text:style-name="P382">If the iterator currently is associated with a data container then a pointer that container is returned, otherwise the returned pointer is NULL.</text:p>
      <text:p text:style-name="P290"/>
      <text:p text:style-name="P290">Note:</text:p>
      <text:p text:style-name="P765">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631">the type, displayed by the </text:span>template parameter _ti_container, <text:span text:style-name="T624">can</text:span> only access public members.</text:p>
      <text:p text:style-name="P290"/>
      <text:p text:style-name="P763"/>
      <text:h text:style-name="P1328" text:outline-level="4"/>
      <text:h text:style-name="P1356" text:outline-level="4"><text:bookmark-start text:name="__RefHeading__26231_200604027"/>is_btree_valid ()<text:bookmark-end text:name="__RefHeading__26231_200604027"/></text:h>
      <text:p text:style-name="P193"/>
      <text:p text:style-name="P1159"><text:span text:style-name="T235">b</text:span><text:span text:style-name="T219">ool is_btree_valid ()</text:span></text:p>
      <text:p text:style-name="P193"/>
      <text:p text:style-name="P193">Description:</text:p>
      <text:p text:style-name="P383">This method determines if the iterator is associated with a data container.</text:p>
      <text:p text:style-name="P317"/>
      <text:p text:style-name="P236">Remarks:</text:p>
      <text:p text:style-name="P582">To determine if an iterator is currently associated with a data container, this method has to be called.</text:p>
      <text:p text:style-name="P530"/>
      <text:p text:style-name="P236">Return value:</text:p>
      <text:p text:style-name="P383">If the iterator is associated with a data container then the return value is true, otherwise false.</text:p>
      <text:p text:style-name="P287"/>
      <text:p text:style-name="P290">Note:</text:p>
      <text:p text:style-name="P765">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631">the type, displayed by the </text:span>template parameter _ti_container, <text:span text:style-name="T624">can</text:span> only access public members.</text:p>
      <text:p text:style-name="P770"/>
      <text:p text:style-name="P763"/>
      <text:h text:style-name="Heading_20_4" text:outline-level="4"><text:bookmark-start text:name="__RefHeading__26233_200604027"/>is_evaluated ()<text:bookmark-end text:name="__RefHeading__26233_200604027"/></text:h>
      <text:p text:style-name="P193"/>
      <text:p text:style-name="P1159"><text:span text:style-name="T236">b</text:span><text:span text:style-name="T219">ool is_evaluated ()</text:span></text:p>
      <text:p text:style-name="P193"/>
      <text:p text:style-name="P193">Description:</text:p>
      <text:p text:style-name="P384">This method determines if the next access to the data element the iterator is pointing at, will result in an evaluation.</text:p>
      <text:p text:style-name="P317"/>
      <text:p text:style-name="P236">Remarks:</text:p>
      <text:p text:style-name="P583">This method tests if the time stamp of the iterator and its associated data container are the same and if the external and internal pointer of the iterator are equal. If either of those tests fails, then the next data access requires an evaluation. This means that, on the next data access the iterator has to determine what the new node / <text:span text:style-name="T458">sub-position</text:span> pair inside the data container associated with the external pointer is.</text:p>
      <text:p text:style-name="P530"><text:soft-page-break/></text:p>
      <text:p text:style-name="P236">Return value:</text:p>
      <text:p text:style-name="P385">The return value is true, if the next access to the data container doesn't require the iterator to evaluate the new node / <text:span text:style-name="T458">sub-position</text:span> pair, otherwise false.</text:p>
      <text:p text:style-name="P287"/>
      <text:p text:style-name="P290">Note:</text:p>
      <text:p text:style-name="P765">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631">the type, displayed by the </text:span>template parameter _ti_container, <text:span text:style-name="T624">can</text:span> only access public members.</text:p>
      <text:p text:style-name="P290"/>
      <text:p text:style-name="P763"/>
      <text:h text:style-name="Heading_20_4" text:outline-level="4"><text:bookmark-start text:name="__RefHeading__26235_200604027"/>sync ()<text:bookmark-end text:name="__RefHeading__26235_200604027"/></text:h>
      <text:p text:style-name="P193"/>
      <text:p text:style-name="P1159"><text:span text:style-name="T237">v</text:span><text:span text:style-name="T219">oid sync ()</text:span></text:p>
      <text:p text:style-name="P193"/>
      <text:p text:style-name="P193">Description:</text:p>
      <text:p text:style-name="P386">This method synchronises the iterator with its associated data container.</text:p>
      <text:p text:style-name="P317"/>
      <text:p text:style-name="P236">Remarks:</text:p>
      <text:p text:style-name="P584">The method <text:span text:style-name="T85">synchronises the iterator with its associated data container, </text:span><text:span text:style-name="T47">by evaluating the iterator in case the data container has been modified since the last access or by rewinding or fast forwarding if the external and the internal pointer of the iterator are mismatching. </text:span><text:span text:style-name="T86">Once this method has returned, then the iterator may access the data item it is pointing at without any further processing to be done.</text:span></text:p>
      <text:p text:style-name="P530"/>
      <text:p text:style-name="P290">Note:</text:p>
      <text:p text:style-name="P765">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631">the type, displayed by the </text:span>template parameter _ti_container, <text:span text:style-name="T624">can</text:span> only access public members.</text:p>
      <text:p text:style-name="P290"/>
      <text:p text:style-name="P763"/>
      <text:h text:style-name="Heading_20_4" text:outline-level="4"><text:bookmark-start text:name="__RefHeading__26237_200604027"/><text:soft-page-break/>get_pos ()<text:bookmark-end text:name="__RefHeading__26237_200604027"/></text:h>
      <text:p text:style-name="P193"/>
      <text:p text:style-name="P1079">sizetype_t get_pos ()</text:p>
      <text:p text:style-name="P193"/>
      <text:p text:style-name="P193">Description:</text:p>
      <text:p text:style-name="P387">This method retrieves the external pointer of the iterator.</text:p>
      <text:p text:style-name="P317"/>
      <text:p text:style-name="P236">Remarks:</text:p>
      <text:p text:style-name="P585">Iterators have an external pointer member variable and its state can be read by using this method.</text:p>
      <text:p text:style-name="P530"/>
      <text:p text:style-name="P236">Return value:</text:p>
      <text:p text:style-name="P387">The return value is the current state of the external pointer of the iterator.</text:p>
      <text:p text:style-name="P287"/>
      <text:p text:style-name="P290">Note:</text:p>
      <text:p text:style-name="P765">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631">the type, displayed by the </text:span>template parameter _ti_container, <text:span text:style-name="T624">can</text:span> only access public members.</text:p>
      <text:p text:style-name="P290"/>
      <text:p text:style-name="P763"/>
      <text:h text:style-name="Heading_20_4" text:outline-level="4"><text:bookmark-start text:name="__RefHeading__26239_200604027"/>get_node ()<text:bookmark-end text:name="__RefHeading__26239_200604027"/></text:h>
      <text:p text:style-name="P193"/>
      <text:p text:style-name="P1079">nodeiter_t get_node ()</text:p>
      <text:p text:style-name="P193"/>
      <text:p text:style-name="P193">Description:</text:p>
      <text:p text:style-name="P388">This method retrieves the node part of the node / sub-position pair. </text:p>
      <text:p text:style-name="P317"/>
      <text:p text:style-name="P236">Remarks:</text:p>
      <text:p text:style-name="P388">This method retrieves the node part of the node / sub-position pair that the internal pointer is associated with. <text:span text:style-name="T631">However, if the method </text:span><text:span text:style-name="T631"><text:bookmark-ref text:reference-format="text" text:ref-name="__RefHeading__26233_200604027">is_evaluated ()</text:bookmark-ref></text:span><text:span text:style-name="T631"> returns false, then the return value of this method is undefined.</text:span></text:p>
      <text:p text:style-name="P530"/>
      <text:p text:style-name="P236">Return value:</text:p>
      <text:p text:style-name="P389"><text:soft-page-break/>The return value is the node part of the node / sub-position pair that the internal pointer is associated with.</text:p>
      <text:p text:style-name="P287"/>
      <text:p text:style-name="P290">Note:</text:p>
      <text:p text:style-name="P765">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631">the type, displayed by the </text:span>template parameter _ti_container, <text:span text:style-name="T624">can</text:span> only access public members.</text:p>
      <text:p text:style-name="P770"/>
      <text:p text:style-name="P763"/>
      <text:h text:style-name="Heading_20_4" text:outline-level="4"><text:bookmark-start text:name="__RefHeading__26241_200604027"/>get_sub_pos ()<text:bookmark-end text:name="__RefHeading__26241_200604027"/></text:h>
      <text:p text:style-name="P193"/>
      <text:p text:style-name="P1079">subnodeiter_t get_sub_pos ()</text:p>
      <text:p text:style-name="P193"/>
      <text:p text:style-name="P197">Description:</text:p>
      <text:p text:style-name="P389">This method retrieves the <text:span text:style-name="T459">sub-position</text:span> part of the node / sub-position pair. </text:p>
      <text:p text:style-name="P391"/>
      <text:p text:style-name="P239">Remarks:</text:p>
      <text:p text:style-name="P390">This method retrieves the <text:span text:style-name="T459">sub-position</text:span> part of the node / sub-position pair that the internal pointer is associated with. <text:span text:style-name="T631">However, if the method </text:span><text:span text:style-name="T631"><text:bookmark-ref text:reference-format="text" text:ref-name="__RefHeading__26233_200604027">is_evaluated ()</text:bookmark-ref></text:span><text:span text:style-name="T631"> returns false, then the return value of this method is undefined.</text:span></text:p>
      <text:p text:style-name="P535"/>
      <text:p text:style-name="P239">Return value:</text:p>
      <text:p text:style-name="P389">The return value is the <text:span text:style-name="T459">sub-position</text:span> part of the node / sub-position pair that the internal pointer is associated with.</text:p>
      <text:p text:style-name="P291"/>
      <text:p text:style-name="P291">Note:</text:p>
      <text:p text:style-name="P765">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631">the type, displayed by the </text:span>template parameter _ti_container, <text:span text:style-name="T624">can</text:span> only access public members.</text:p>
      <text:p text:style-name="P770"/>
      <text:p text:style-name="P763"/>
      <text:h text:style-name="Heading_20_4" text:outline-level="4"><text:bookmark-start text:name="__RefHeading__26243_200604027"/><text:soft-page-break/>set_time_stamp ()<text:bookmark-end text:name="__RefHeading__26243_200604027"/></text:h>
      <text:p text:style-name="P193"/>
      <text:p text:style-name="P1159"><text:span text:style-name="T238">v</text:span><text:span text:style-name="T219">oid set_time_stamp (_ti_container *pContainer)</text:span></text:p>
      <text:p text:style-name="P193"/>
      <text:p text:style-name="P193">Description:</text:p>
      <text:p text:style-name="P392">This method sets the time stamp of the iterator.</text:p>
      <text:p text:style-name="P317"/>
      <text:p text:style-name="P223">Input parameter:</text:p>
      <text:p text:style-name="P392">pContainer<text:tab/>- specifies pointer <text:span text:style-name="T631">to the </text:span>container of which the time stamp <text:span text:style-name="T631">will</text:span> be copied across</text:p>
      <text:p text:style-name="P274"/>
      <text:p text:style-name="P236">Remarks:</text:p>
      <text:p text:style-name="P586">This method copies the time stamp of the specified data container to the time stamp of the iterator. If the specified data container is not the same as the data container the iterator is associated with, then an ::std::runtime_error exception is thrown. In case the iterator is not associated with a data container and the specified container is set to NULL, then the resulting behaviour is undefined.</text:p>
      <text:p text:style-name="P530"/>
      <text:p text:style-name="P290">Note:</text:p>
      <text:p text:style-name="P765">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631">the type, displayed by the </text:span>template parameter _ti_container, <text:span text:style-name="T624">can</text:span> only access public members.</text:p>
      <text:p text:style-name="P770"/>
      <text:p text:style-name="P763"/>
      <text:h text:style-name="Heading_20_4" text:outline-level="4"><text:bookmark-start text:name="__RefHeading__26245_200604027"/>Friend Operators<text:bookmark-end text:name="__RefHeading__26245_200604027"/></text:h>
      <text:p text:style-name="P193"/>
      <text:p text:style-name="P1083">1)</text:p>
      <text:p text:style-name="P1080">template &lt;class _ti_container&gt;</text:p>
      <text:p text:style-name="P1040">friend typename ::CBTreeBaseConstIterator&lt;_ti_container&gt; operator+ (</text:p>
      <text:p text:style-name="P1040"><text:tab/>typename _ti_container::sizetype_t nLhs, </text:p>
      <text:p text:style-name="P1046"><text:tab/>const typename ::CBTreeBaseConstIterator&lt;_ti_container&gt; &amp;nRhs);</text:p>
      <text:p text:style-name="P1098">2)</text:p>
      <text:p text:style-name="P1103">template &lt;class _ti_container&gt;</text:p>
      <text:p text:style-name="P1040">friend typename ::CBTreeBaseConstIterator&lt;_ti_container&gt; operator+ (</text:p>
      <text:p text:style-name="P1040"><text:tab/>int nLhs, </text:p>
      <text:p text:style-name="P1040"><text:tab/>const typename ::CBTreeBaseConstIterator&lt;_ti_container&gt; &amp;nRhs);</text:p>
      <text:p text:style-name="P193"/>
      <text:p text:style-name="P193"/>
      <text:p text:style-name="P1020">Description:</text:p>
      <text:p text:style-name="P393">These operators combine a value and an iterator to calculate the location to be pointed at by a new iterator.</text:p>
      <text:p text:style-name="P317"/>
      <text:p text:style-name="P223">Input parameters:</text:p>
      <text:p text:style-name="P393">nLhs<text:tab/><text:tab/>- specifies left hand side operand to be combined</text:p>
      <text:p text:style-name="P393">nRhs<text:tab/><text:tab/>- specifies right hand side operand to be combined</text:p>
      <text:p text:style-name="P274"/>
      <text:p text:style-name="P236">Remarks:</text:p>
      <text:p text:style-name="P589">These operators are the commutative versions of the arithmetic binary addition operators <text:span text:style-name="T631">(</text:span><text:span text:style-name="T631"><text:bookmark-ref text:reference-format="text" text:ref-name="__RefHeading__26223_200604027">Binary Operators</text:bookmark-ref></text:span><text:span text:style-name="T631">) </text:span>allowing to offset an iterator by an integer or _t_sizetype type. </text:p>
      <text:p text:style-name="P575">Operator <text:span text:style-name="T460">(2), which is </text:span>allow<text:span text:style-name="T460">ing</text:span> for negative inputs, <text:span text:style-name="T460">is able to invert its operation in case the input is indeed negative. This means that, if an iterator is incremented by a negative number, then the result is equivalent to said iterator being decremented by that number's absolute value. In case the magnitude of nLhs is deemed to be zero, then calling these operators is ineffective and only a copy of nRhs is returned. Since these operators are not accessing the container associated with the target iterator, the resulting iterator may exceed the container's range, without an exception being thrown.</text:span></text:p>
      <text:p text:style-name="P530"/>
      <text:p text:style-name="P236">Return value:</text:p>
      <text:p text:style-name="P396">The return value is an iterator, which is associated with the same container as nRhs and displays the result of the operation <text:span text:style-name="T635">via</text:span> its external pointer, <text:span text:style-name="T635">hence it is not evaluated once those operators have returned.</text:span></text:p>
      <text:p text:style-name="P287"/>
      <text:p text:style-name="P763"/>
      <text:h text:style-name="Heading_20_3" text:outline-level="3"><text:bookmark-start text:name="__RefHeading__21465_200604027"/>CBTreeBaseIterator<text:bookmark-end text:name="__RefHeading__21465_200604027"/></text:h>
      <text:p text:style-name="P642"/>
      <text:p text:style-name="P746"><text:tab/>The iterator type C. inherits from <text:bookmark-ref text:reference-format="text" text:ref-name="__RefHeading__16548_200604027">CBTreeBaseConstIterator</text:bookmark-ref>, <text:span text:style-name="T429">which in addition to the type it is originating from, is capable to provide read / write access. Said access is possible via a class called </text:span><text:span text:style-name="T429"><text:bookmark-ref text:reference-format="text" text:ref-name="__RefHeading__16806_200604027">CBTreeBaseIteratorSubScriptWrapper</text:bookmark-ref></text:span><text:span text:style-name="T429">, which is returned by one of the </text:span><text:span text:style-name="T429"><text:bookmark-ref text:reference-format="text" text:ref-name="__RefHeading__14219_679988836">Indirection Operators</text:bookmark-ref></text:span><text:span text:style-name="T429"> and the </text:span><text:span text:style-name="T429"><text:bookmark-ref text:reference-format="text" text:ref-name="__RefHeading__14223_679988836">Sub-Script Operators</text:bookmark-ref></text:span><text:span text:style-name="T429"> of this iterator type.</text:span></text:p>
      <text:p text:style-name="P934"><text:tab/>The iterator type C. also has only one template parameter called _ti_container, which is the type of data container to be used when performing operations. <text:span text:style-name="T632">Since this iterator type is derived from <text:s/></text:span><text:span text:style-name="T632"><text:bookmark-ref text:reference-format="text" text:ref-name="__RefHeading__16548_200604027">CBTreeBaseConstIterator</text:bookmark-ref></text:span><text:span text:style-name="T632"> type, the container type set by _ti_container has to provide the same </text:span><text:span text:style-name="T632"><text:bookmark-ref text:reference-format="text" text:ref-name="__RefHeading__16550_200604027">Type Definitions</text:bookmark-ref></text:span><text:span text:style-name="T632"> for this iterator type to work. Also any member that has been defined for </text:span><text:span text:style-name="T632"><text:bookmark-ref text:reference-format="text" text:ref-name="__RefHeading__16548_200604027">CBTreeBaseConstIterator</text:bookmark-ref></text:span><text:span text:style-name="T632"> is present in this iterator type and won't be explained here again. If a description of those methods and operators are required, then please find the appropriate section </text:span><text:soft-page-break/><text:span text:style-name="T632">above.</text:span></text:p>
      <text:p text:style-name="P743"/>
      <text:p text:style-name="P743"/>
      <text:h text:style-name="Heading_20_4" text:outline-level="4"><text:bookmark-start text:name="__RefHeading__14217_679988836"/>Constructor<text:bookmark-end text:name="__RefHeading__14217_679988836"/></text:h>
      <text:p text:style-name="P642"/>
      <text:p text:style-name="P1104">1)</text:p>
      <text:p text:style-name="P1052">CBTreeBaseIterator&lt;_ti_container&gt; ()</text:p>
      <text:p text:style-name="P1104">2)</text:p>
      <text:p text:style-name="P1139">CBTreeBaseIterator&lt;_ti_container&gt; (_ti_container *p<text:span text:style-name="T633">Container</text:span>, sizetype_t nPos, bool</text:p>
      <text:p text:style-name="P1060">bRegister = true)</text:p>
      <text:p text:style-name="P1104">3)</text:p>
      <text:p text:style-name="P1052">CBTreeBaseIterator&lt;_ti_container&gt; (const CBTreeBaseIterator &amp;rIter, bool bRegister = true)</text:p>
      <text:p text:style-name="P1104">4)</text:p>
      <text:p text:style-name="P1109">CBTreeBaseIterator&lt;_ti_container&gt; (const CBTreeBaseReverseIterator&lt;CBTreeBaseIterator&lt;_ti_container&gt; &gt; &amp;rRIter, bool bRegister = </text:p>
      <text:p text:style-name="P1053">true)</text:p>
      <text:p text:style-name="P1104">5)</text:p>
      <text:p text:style-name="P1110">CBTreeBaseIterator&lt;_ti_container&gt; (const CBTreeBaseConstIterator&lt;_ti_container&gt; &amp;rIter, bool bRegister = true)</text:p>
      <text:p text:style-name="P33"/>
      <text:p text:style-name="P40">Description:</text:p>
      <text:p text:style-name="P323">These constructors initialise a b-tree <text:span text:style-name="T632">framework read-write </text:span>iterator.</text:p>
      <text:p text:style-name="P319"/>
      <text:p text:style-name="P40">Input parameters:</text:p>
      <text:p text:style-name="P48">p<text:span text:style-name="T633">Container</text:span><text:span text:style-name="T67"><text:tab/>- specifies pointer to </text:span><text:span text:style-name="T68">container</text:span><text:span text:style-name="T67"> this iterator will be associated with</text:span></text:p>
      <text:p text:style-name="P48">rIter<text:span text:style-name="T67"><text:tab/><text:tab/>- </text:span><text:span text:style-name="T69">references iterator instance to take a copy of</text:span></text:p>
      <text:p text:style-name="P52"><text:span text:style-name="T69">r</text:span><text:span text:style-name="T80">R</text:span><text:span text:style-name="T69">Iter</text:span><text:span text:style-name="T67"><text:tab/><text:tab/>- </text:span><text:span text:style-name="T69">references </text:span><text:span text:style-name="T80">reverse </text:span><text:span text:style-name="T69">iterator instance to take a copy of</text:span></text:p>
      <text:p text:style-name="P48">nPos<text:span text:style-name="T67"><text:tab/><text:tab/>- specifies absolute linear position this iterator is to be initialised with</text:span></text:p>
      <text:p text:style-name="P48">bRegister<text:span text:style-name="T67"><text:tab/>- </text:span><text:span text:style-name="T69">specifies if this iterator will be registered with its associated </text:span><text:span text:style-name="T81">container</text:span><text:span text:style-name="T69"> instance</text:span></text:p>
      <text:p text:style-name="P40"/>
      <text:p text:style-name="P40">Remarks:</text:p>
      <text:p text:style-name="P600">These constructors initialise an iterator instance to be used with a b-tree instance. The only exception is the default constructor (1), which only sets the iterator to a <text:span text:style-name="T622">disassociated</text:span> state. <text:span text:style-name="T637">So, this iterator has to be initialised, using its </text:span><text:span text:style-name="T637"><text:bookmark-ref text:reference-format="text" text:ref-name="__RefHeading__14221_679988836">Assignment Operator</text:bookmark-ref></text:span><text:span text:style-name="T637">, before any valid access can take place</text:span>. <text:span text:style-name="T435">Constructor (2) only sets up the external pointer to nPos and due to the lazy evaluation approach, the b-tree iterators exercise, the internal pointer is not evaluated on construction. This is useful if further arithmetic operations are to be performed with the newly created instance and an immediate access is not required.</text:span></text:p>
      <text:p text:style-name="P555">The copy constructor (<text:span text:style-name="T461">3</text:span>), does as the name already says. It takes a copy of the state of rIter, may <text:soft-page-break/>that be evaluated or not, and initialises this iterator with the taken copy.</text:p>
      <text:p text:style-name="P591">The constructors (4, 5) exist so that the <text:bookmark-ref text:reference-format="text" text:ref-name="__RefHeading__26223_200604027">Binary Operators</text:bookmark-ref> and <text:bookmark-ref text:reference-format="text" text:ref-name="__RefHeading__26221_200604027">Compound Operators</text:bookmark-ref> inherited from <text:bookmark-ref text:reference-format="text" text:ref-name="__RefHeading__16548_200604027">CBTreeBaseConstIterator</text:bookmark-ref> are enable to work with the <text:bookmark-ref text:reference-format="text" text:ref-name="__RefHeading__21465_200604027">CBTreeBaseIterator</text:bookmark-ref>.</text:p>
      <text:p text:style-name="P598">Since an iterator can be associated with a container, it has to be ensured that a container exists, once an iterator is using said container for an access. An iterator itself cannot tell if the container it is associated with is still present. Hence, a container instance has to flag to the iterators, which are registered with it, that it is about to be destroyed. <text:span text:style-name="T623">If the parameter bRegister is set to true, then the newly created iterator is registering itself with the container instance being pointed at by pContainer. Setting bRegister to false skips the registration and is useful if an iterator only exists temporarily.</text:span></text:p>
      <text:p text:style-name="P38"/>
      <text:p text:style-name="P599">Note:</text:p>
      <text:p text:style-name="P599">For the registration to work probably the code must be compiled with the build flag BTREE_ITERATOR_REGISTRATION. Building the code without that flag is helpful to create faster code, since the registration can be time consuming in case a large number of iterators is registered with a few number of containers. However, the application or any class using the iterators <text:s/>has to make sure any iterator isn't accessing a de-initialised container instance.</text:p>
      <text:p text:style-name="P39"/>
      <text:p text:style-name="P40"/>
      <text:h text:style-name="Heading_20_4" text:outline-level="4"><text:bookmark-start text:name="__RefHeading__14219_679988836"/>Indirection Operators<text:bookmark-end text:name="__RefHeading__14219_679988836"/></text:h>
      <text:p text:style-name="P40"/>
      <text:p text:style-name="P1106">1)</text:p>
      <text:p text:style-name="P1111">const data_t &amp; operator* () const</text:p>
      <text:p text:style-name="P1106">2)</text:p>
      <text:p text:style-name="P1167"><text:span text:style-name="T240">CBTreeBaseIteratorSubScriptWrapper&lt;_ti_container&gt; </text:span><text:span text:style-name="T219">operator* ()</text:span></text:p>
      <text:p text:style-name="P40"/>
      <text:p text:style-name="P45">Description:</text:p>
      <text:p text:style-name="P345">Th<text:span text:style-name="T462">e</text:span>s<text:span text:style-name="T462">e</text:span> operator<text:span text:style-name="T462">s</text:span> provide access to the data <text:span text:style-name="T441">item</text:span> th<text:span text:style-name="T449">e</text:span> iterator is pointing at.</text:p>
      <text:p text:style-name="P398"/>
      <text:p text:style-name="P240">Remarks:</text:p>
      <text:p text:style-name="P570">To access a data item within the container th<text:span text:style-name="T449">e</text:span> iterator is associated with, the indirection operator has to be used. If the iterator is pointing <text:span text:style-name="T634">a</text:span>t a location outside of its associated container, then an ::std::out_of_range exception is thrown.</text:p>
      <text:p text:style-name="P603">If the iterator is not associated with a data container, then an ::std::runtime_error exception is thrown.</text:p>
      <text:p text:style-name="P536"/>
      <text:p text:style-name="P240">Return value:</text:p>
      <text:p text:style-name="P352"><text:soft-page-break/><text:span text:style-name="T462">In case operator (1) is used, the return value provides read-only access. As oppose to operator (2), which is provides read / write access by returning an object of type </text:span><text:span text:style-name="T462"><text:bookmark-ref text:reference-format="text" text:ref-name="__RefHeading__16806_200604027">CBTreeBaseIteratorSubScriptWrapper</text:bookmark-ref></text:span><text:span text:style-name="T462">. This object will provide read access via its overloaded assignment operator and write access via its overloaded cast operator.</text:span></text:p>
      <text:p text:style-name="P42"/>
      <text:p text:style-name="P40"/>
      <text:h text:style-name="Heading_20_4" text:outline-level="4"><text:bookmark-start text:name="__RefHeading__14221_679988836"/>Assignment Operator<text:bookmark-end text:name="__RefHeading__14221_679988836"/></text:h>
      <text:p text:style-name="P45"/>
      <text:p text:style-name="P1105">CBTreeBaseIterator &amp; operator= (const CBTreeBaseIterator &amp;rIter)</text:p>
      <text:p text:style-name="P45"/>
      <text:p text:style-name="P45">Description:</text:p>
      <text:p text:style-name="P328">This operator copies the state of a <text:span text:style-name="T634">source</text:span> iterator to th<text:span text:style-name="T463">e target</text:span> instance.</text:p>
      <text:p text:style-name="P328"/>
      <text:p text:style-name="P399">Input parameter:</text:p>
      <text:p text:style-name="P329">rIter<text:tab/><text:tab/>- reference to <text:span text:style-name="T634">source</text:span> iterator instance</text:p>
      <text:p text:style-name="P276"/>
      <text:p text:style-name="P241">Remarks:</text:p>
      <text:p text:style-name="P562"><text:span text:style-name="T47">This operator copies the state of a </text:span><text:span text:style-name="T88">source</text:span><text:span text:style-name="T47"> iterator to th</text:span><text:span text:style-name="T89">e target</text:span><text:span text:style-name="T47"> instance. </text:span>If the <text:span text:style-name="T634">source</text:span> iterator rIter is associated with a different b-tree container than th<text:span text:style-name="T449">e target</text:span> iterator, then the assignment operator unregisters th<text:span text:style-name="T449">e target</text:span> iterator <text:span text:style-name="T449">from</text:span> its associated b-tree container. In any event, th<text:span text:style-name="T449">e</text:span> operator then copies the state of the <text:span text:style-name="T634">source</text:span> iterator across. If <text:span text:style-name="T439">the target iterator was previously unregistered, then it is registered with the new b-tree instance.</text:span></text:p>
      <text:p text:style-name="P537"/>
      <text:p text:style-name="P241">Return value:</text:p>
      <text:p text:style-name="P334">The return value is a reference to the updated iterator.</text:p>
      <text:p text:style-name="P292"/>
      <text:p text:style-name="P41"/>
      <text:h text:style-name="Heading_20_4" text:outline-level="4"><text:bookmark-start text:name="__RefHeading__14223_679988836"/>Sub-Script Operators<text:bookmark-end text:name="__RefHeading__14223_679988836"/></text:h>
      <text:p text:style-name="P45"/>
      <text:p text:style-name="P1100">1)</text:p>
      <text:p text:style-name="P1152"><text:span text:style-name="T239">CBTreeBaseIteratorSubScriptWrapper&lt;_ti_container&gt; </text:span><text:span text:style-name="T219">operator[] (const int nPos)</text:span></text:p>
      <text:p text:style-name="P1100">2)</text:p>
      <text:p text:style-name="P1040">CBTreeBaseIteratorSubScriptWrapper&lt;_ti_container&gt; operator[] (const sizetype_t nPos)</text:p>
      <text:p text:style-name="P45"/>
      <text:p text:style-name="P45">Description:</text:p>
      <text:p text:style-name="P346">Th<text:span text:style-name="T456">ese</text:span> operator<text:span text:style-name="T456">s</text:span> provide access to <text:span text:style-name="T456">a</text:span> data <text:span text:style-name="T441">item</text:span> <text:span text:style-name="T456">relative to the position </text:span>th<text:span text:style-name="T449">e</text:span> iterator is pointing at.</text:p>
      <text:p text:style-name="P402"><text:soft-page-break/></text:p>
      <text:p text:style-name="P225">Input parameters:</text:p>
      <text:p text:style-name="P375">nPos<text:tab/><text:tab/>- specifies relative position the iterator is currently pointing at</text:p>
      <text:p text:style-name="P276"/>
      <text:p text:style-name="P379">Remarks:</text:p>
      <text:p text:style-name="P564">To access a data item within the container th<text:span text:style-name="T449">e</text:span> iterator is associated with, the <text:span text:style-name="T457">sub-script</text:span> operator<text:span text:style-name="T457">s</text:span> <text:span text:style-name="T457">may be </text:span>used. <text:span text:style-name="T457">The current location the iterator is pointing is combined with the input parameter nPos to determine what data item will be accessed. </text:span>If the <text:span text:style-name="T457">result</text:span> is pointing to a location outside of its associated container, then an ::std::out_of_range exception is thrown. <text:span text:style-name="T457">If the location the iterator is pointing at, is outside </text:span>of its associated container, <text:span text:style-name="T457">but the combination with nPos results in a location not exceeding said container again, then the access is valid and an exception is not thrown. </text:span>The return <text:span text:style-name="T464">value is an object of type </text:span><text:span text:style-name="T464"><text:bookmark-ref text:reference-format="text" text:ref-name="__RefHeading__16806_200604027">CBTreeBaseIteratorSubScriptWrapper</text:bookmark-ref></text:span><text:span text:style-name="T464">, which provides read / write access.</text:span></text:p>
      <text:p text:style-name="P578">The input parameter nPos of operator (1) may be negative <text:span text:style-name="T630">and due to the subtraction of nPos from the iterator's current position, results in a location prior to what the iterator is pointing at</text:span>.</text:p>
      <text:p text:style-name="P537"/>
      <text:p text:style-name="P241">Return value:</text:p>
      <text:p text:style-name="P353">The return value <text:span text:style-name="T464">is an object of type </text:span><text:span text:style-name="T464"><text:bookmark-ref text:reference-format="text" text:ref-name="__RefHeading__16806_200604027">CBTreeBaseIteratorSubScriptWrapper</text:bookmark-ref></text:span><text:span text:style-name="T464">, which provides read / write access. Said object allows for read access via its overloaded assignment operator and write access via its overloaded cast operator.</text:span></text:p>
      <text:p text:style-name="P45"/>
      <text:p text:style-name="P33"/>
      <text:h text:style-name="P1354" text:outline-level="4"><text:bookmark-start text:name="__RefHeading__14225_679988836"/>Friend Operators<text:bookmark-end text:name="__RefHeading__14225_679988836"/></text:h>
      <text:p text:style-name="P198"/>
      <text:p text:style-name="P1084">1)</text:p>
      <text:p text:style-name="P1081">template &lt;class _ti_container&gt;</text:p>
      <text:p text:style-name="P1108">friend typename ::CBTreeBaseIterator&lt;_ti_container&gt; operator+ (</text:p>
      <text:p text:style-name="P1108"><text:tab/>typename _ti_container::sizetype_t nLhs, </text:p>
      <text:p text:style-name="P1108"><text:tab/>const typename ::CBTreeBaseIterator&lt;_ti_container&gt; &amp;nRhs);</text:p>
      <text:p text:style-name="P1099">2)</text:p>
      <text:p text:style-name="P1108">template &lt;class _ti_container&gt;</text:p>
      <text:p text:style-name="P1108">friend typename ::CBTreeBaseIterator&lt;_ti_container&gt; operator+ (</text:p>
      <text:p text:style-name="P1108"><text:tab/>int nLhs, </text:p>
      <text:p text:style-name="P1108"><text:tab/>const typename ::CBTreeBaseIterator&lt;_ti_container&gt; &amp;nRhs);</text:p>
      <text:p text:style-name="P198"/>
      <text:p text:style-name="P198">Description:</text:p>
      <text:p text:style-name="P394">These operators combine a value and an iterator to calculate the location to be pointed at by a new iterator.</text:p>
      <text:p text:style-name="P403"/>
      <text:p text:style-name="P226"><text:soft-page-break/>Input parameters:</text:p>
      <text:p text:style-name="P394">nLhs<text:tab/><text:tab/>- specifies left hand side operand to be combined</text:p>
      <text:p text:style-name="P394">nRhs<text:tab/><text:tab/>- specifies right hand side operand to be combined</text:p>
      <text:p text:style-name="P277"/>
      <text:p text:style-name="P242">Remarks:</text:p>
      <text:p text:style-name="P590">These operators are the commutative versions of the arithmetic binary addition operators, <text:span text:style-name="T465">inherited from </text:span><text:span text:style-name="T465"><text:bookmark-ref text:reference-format="text" text:ref-name="__RefHeading__16548_200604027">CBTreeBaseConstIterator</text:bookmark-ref></text:span>, allowing to offset an iterator by an integer or _t_sizetype type. </text:p>
      <text:p text:style-name="P573">Operator <text:span text:style-name="T460">(2), which is </text:span>allow<text:span text:style-name="T460">ing</text:span> for negative inputs, <text:span text:style-name="T460">is able to invert its operation in case the input is indeed negative. This means that, if an iterator is incremented by a negative number, then the result is equivalent to said iterator being decremented by that number's absolute value. In case the magnitude of nLhs is deemed to be zero, then calling these operators is ineffective and only a copy of nRhs is returned. Since these operators are not accessing the container associated with the target iterator, the resulting iterator may exceed the container's range, without an exception being thrown.</text:span></text:p>
      <text:p text:style-name="P538"/>
      <text:p text:style-name="P242">Return value:</text:p>
      <text:p text:style-name="P395">The return value is an iterator, which is associated with the same container as nRhs and displays the result of the operation <text:span text:style-name="T635">via</text:span> its external pointer, <text:span text:style-name="T635">hence it is not evaluated once those operators have returned.</text:span></text:p>
      <text:p text:style-name="P395"/>
      <text:p text:style-name="P395"/>
      <text:h text:style-name="P1325" text:outline-level="3"><text:bookmark-start text:name="__RefHeading__20931_200604027"/>CBTreeBase<text:span text:style-name="T422">Const</text:span>ReverseIterator<text:bookmark-end text:name="__RefHeading__20931_200604027"/></text:h>
      <text:p text:style-name="P642"/>
      <text:p text:style-name="P935"><text:tab/>This iterator type <text:span text:style-name="T431">operates in reverse order when addressing individual data entries. This means that, when addressing the initial, second, third etc. entry it respectively gets mapped to the final, second last, third last etc. data item. Reverse iterators are useful in situations were parts of a contain need to accessed in reverse order, while keeping the iterator type abstract.</text:span></text:p>
      <text:p text:style-name="P747"><text:tab/>The iterator type C. inherits from ::<text:span text:style-name="T430">std::reverse_iterator with its template parameter set to </text:span><text:span text:style-name="T430"><text:bookmark-ref text:reference-format="text" text:ref-name="__RefHeading__16548_200604027">CBTreeBaseConstIterator</text:bookmark-ref></text:span><text:span text:style-name="T430"> and as a result only provides read-only access.</text:span></text:p>
      <text:p text:style-name="P642"/>
      <text:p text:style-name="P642"/>
      <text:h text:style-name="Heading_20_4" text:outline-level="4"><text:bookmark-start text:name="__RefHeading__14227_679988836"/>Constructor<text:bookmark-end text:name="__RefHeading__14227_679988836"/></text:h>
      <text:p text:style-name="P642"/>
      <text:p text:style-name="P1113">1)</text:p>
      <text:p text:style-name="P1055">CBTreeBaseConstReverseIterator&lt;_t_iterator&gt; ()</text:p>
      <text:p text:style-name="P1113">2)</text:p>
      <text:p text:style-name="P1055">CBTreeBaseConstReverseIterator&lt;_t_iterator&gt; (const _t_iterator &amp;rIter)</text:p>
      <text:p text:style-name="P1113"><text:soft-page-break/>3)</text:p>
      <text:p text:style-name="P1116">CBTreeBaseConstReverseIterator&lt;_t_iterator&gt; (const CBTreeBaseConstReverseIterator&lt;_t_iterator&gt; &amp;rIter)</text:p>
      <text:p text:style-name="P642"/>
      <text:p text:style-name="P771">Description:</text:p>
      <text:p text:style-name="P320">These constructors initialise a b-tree <text:span text:style-name="T636">framework read-only reverse-</text:span>iterator.</text:p>
      <text:p text:style-name="P320"/>
      <text:p text:style-name="P771">Input parameter:</text:p>
      <text:p text:style-name="P49">rIter<text:span text:style-name="T67"><text:tab/><text:tab/>- </text:span><text:span text:style-name="T69">references iterator instance to take a copy of</text:span></text:p>
      <text:p text:style-name="P410"/>
      <text:p text:style-name="P771">Remark:</text:p>
      <text:p text:style-name="P600">These constructors initialise a <text:span text:style-name="T636">read-only reverse-</text:span>iterator instance to be used with a b-tree <text:span text:style-name="T636">framework container </text:span>instance. The only exception is the default constructor (1), which only sets the iterator to a <text:span text:style-name="T622">disassociated</text:span> state. <text:span text:style-name="T637">So, this iterator has to be initialised, using its </text:span><text:span text:style-name="T637"><text:bookmark-ref text:reference-format="text" text:ref-name="__RefHeading__14231_679988836">Assignment Operator</text:bookmark-ref></text:span><text:span text:style-name="T637">, before any valid access can take place</text:span>. <text:span text:style-name="T435">Constructor (2) uses a reference of type template parameter _t_iterator, which this iterator type is based on, to initialise the current instance. Usually _t_iterator is set to </text:span><text:span text:style-name="T435"><text:bookmark-ref text:reference-format="text" text:ref-name="__RefHeading__16548_200604027">CBTreeBaseConstIterator</text:bookmark-ref></text:span><text:span text:style-name="T435">, which means that, this iterator is initialised via the copy constructor of this iterator's base type.</text:span></text:p>
      <text:p text:style-name="P556">The copy constructor (<text:span text:style-name="T461">3</text:span>), does as the name already says. It takes a copy of the state of rIter, may that be evaluated or not, and initialises this iterator with the taken copy.</text:p>
      <text:p text:style-name="P771"/>
      <text:p text:style-name="P775"/>
      <text:h text:style-name="Heading_20_4" text:outline-level="4"><text:bookmark-start text:name="__RefHeading__14229_679988836"/>swap ()<text:bookmark-end text:name="__RefHeading__14229_679988836"/></text:h>
      <text:p text:style-name="P777"/>
      <text:p text:style-name="P1169"><text:span text:style-name="T241">v</text:span><text:span text:style-name="T219">oid swap (CBTreeBaseConstReverseIterator &amp;rRight)</text:span></text:p>
      <text:p text:style-name="P777"/>
      <text:p text:style-name="P772">Description:</text:p>
      <text:p text:style-name="P325">This method swaps the state of two iterators.</text:p>
      <text:p text:style-name="P404"/>
      <text:p text:style-name="P227">Input parameter:</text:p>
      <text:p text:style-name="P325">rRight<text:tab/><text:tab/>- references iterator which state is to be swapped with th<text:span text:style-name="T449">e target</text:span> iterator's state</text:p>
      <text:p text:style-name="P325"/>
      <text:p text:style-name="P243">Remarks:</text:p>
      <text:p text:style-name="P560">This method swaps the state of two <text:span text:style-name="T638">reverse </text:span>iterator instances. <text:span text:style-name="T437">If any of the involved iterators is registered with a container instance, then those registrations are swapped too, unless both iterators are registered with the same container instance. The call of this method is ineffective, in case rRight </text:span><text:soft-page-break/><text:span text:style-name="T437">is the same instance as “*this”.</text:span></text:p>
      <text:p text:style-name="P539"/>
      <text:p text:style-name="P777"/>
      <text:h text:style-name="Heading_20_4" text:outline-level="4"><text:bookmark-start text:name="__RefHeading__14231_679988836"/>Assignment Operator<text:bookmark-end text:name="__RefHeading__14231_679988836"/></text:h>
      <text:p text:style-name="P777"/>
      <text:p text:style-name="P1117">CBTreeBaseConstReverseIterator&lt;_t_iterator&gt; &amp; operator= (const reverse_iterator&lt;_t_iterator&gt; &amp;rIter)</text:p>
      <text:p text:style-name="P777"/>
      <text:p text:style-name="P199">Description:</text:p>
      <text:p text:style-name="P330">This operator copies the state of a <text:span text:style-name="T638">source</text:span> iterator <text:span text:style-name="T638">instance </text:span>to this instance.</text:p>
      <text:p text:style-name="P405"/>
      <text:p text:style-name="P228">Input parameters:</text:p>
      <text:p text:style-name="P330">rIter<text:tab/><text:tab/>- reference to <text:span text:style-name="T638">source</text:span> iterator instance</text:p>
      <text:p text:style-name="P278"/>
      <text:p text:style-name="P244">Remarks:</text:p>
      <text:p text:style-name="P561"><text:span text:style-name="T466">To take a copy of a reverse-iterator instance, this operator has to be used. </text:span>If the <text:span text:style-name="T638">source</text:span> iterator rIter is associated with a different container than th<text:span text:style-name="T449">e target</text:span> iterator, then the assignment operator unregisters th<text:span text:style-name="T449">e target</text:span> iterator <text:span text:style-name="T449">from</text:span> its associated container. In any event, th<text:span text:style-name="T449">e</text:span> operator then copies the state of the <text:span text:style-name="T638">source</text:span> iterator across. If <text:span text:style-name="T439">the target iterator was previously unregistered, then it is registered with the new container instance.</text:span></text:p>
      <text:p text:style-name="P540"/>
      <text:p text:style-name="P244">Return value:</text:p>
      <text:p text:style-name="P335">The return value is a reference to the updated <text:span text:style-name="T466">target </text:span>iterator.</text:p>
      <text:p text:style-name="P293"/>
      <text:p text:style-name="P776"/>
      <text:h text:style-name="Heading_20_4" text:outline-level="4"><text:bookmark-start text:name="__RefHeading__14233_679988836"/>Comparison Operators<text:bookmark-end text:name="__RefHeading__14233_679988836"/></text:h>
      <text:p text:style-name="P777"/>
      <text:p text:style-name="P1114">1)</text:p>
      <text:p text:style-name="P1153"><text:span text:style-name="T242">b</text:span><text:span text:style-name="T219">ool operator== (const CBTreeBaseConstReverseIterator &amp;rIter)</text:span></text:p>
      <text:p text:style-name="P1114">2)</text:p>
      <text:p text:style-name="P1118">bool operator!= (const CBTreeBaseConstReverseIterator &amp;rIter)</text:p>
      <text:p text:style-name="P777"/>
      <text:p text:style-name="P200">Description:</text:p>
      <text:p text:style-name="P339">These operators <text:span text:style-name="T638">return</text:span> if two <text:span text:style-name="T638">reverse-</text:span>iterators display the same offset.</text:p>
      <text:p text:style-name="P406"/>
      <text:p text:style-name="P229"><text:soft-page-break/>Input parameters:</text:p>
      <text:p text:style-name="P339">rIter<text:tab/><text:tab/>- reference to external iterator instance</text:p>
      <text:p text:style-name="P279"/>
      <text:p text:style-name="P245">Remarks:</text:p>
      <text:p text:style-name="P601">These operators compare the offset of this and an external iterator and return whether they are equal or not. It doesn't matter if <text:span text:style-name="T467">those</text:span> iterators are associated with different container <text:span text:style-name="T638">instances</text:span>. However, if one or both iterators <text:span text:style-name="T638">are not associated with a container</text:span> (<text:span text:style-name="T638">i</text:span>.e. m_p<text:span text:style-name="T638">Container</text:span> is set to NULL), then the result is always deemed as not equal. <text:span text:style-name="T625">I</text:span>f both <text:span text:style-name="T638">this and the external </text:span>iterator are the same instance, <text:span text:style-name="T625">then</text:span> the result is always displayed as equal, even if said instance <text:span text:style-name="T625">is not fully initialised</text:span>.</text:p>
      <text:p text:style-name="P541"/>
      <text:p text:style-name="P245">Return value:</text:p>
      <text:p text:style-name="P341">As for operator (1), if the result is deemed to be equal, then true is returned, otherwise false. Operator (2) returns the exact opposite of what operator (1) returns.</text:p>
      <text:p text:style-name="P294"/>
      <text:p text:style-name="P776"/>
      <text:h text:style-name="Heading_20_4" text:outline-level="4"><text:bookmark-start text:name="__RefHeading__14235_679988836"/>Indirection Operator<text:bookmark-end text:name="__RefHeading__14235_679988836"/></text:h>
      <text:p text:style-name="P777"/>
      <text:p text:style-name="P1117">data_t &amp; operator* ()</text:p>
      <text:p text:style-name="P777"/>
      <text:p text:style-name="P201">Description:</text:p>
      <text:p text:style-name="P347">This operator provides <text:span text:style-name="T441">pseudo </text:span>read-only access to the data <text:span text:style-name="T441">item</text:span> th<text:span text:style-name="T449">e</text:span> iterator is pointing at.</text:p>
      <text:p text:style-name="P407"/>
      <text:p text:style-name="P246">Remarks:</text:p>
      <text:p text:style-name="P569">To access a data item within the container th<text:span text:style-name="T449">e</text:span> iterator is associated with, the indirection operator has to be used. If the iterator is pointing to a location outside of its associated container, then an ::std::out_of_range exception is thrown. The returned reference is non-const, but if it is being written to, then the write is ineffective <text:span text:style-name="T457">and only a buffer being part of the iterator is modified</text:span>. <text:span text:style-name="T626">This modification is discarded once the next access takes place, even if the iterator has not been moved in the meantime.</text:span></text:p>
      <text:p text:style-name="P603">If the iterator is not associated with a data container, then an ::std::runtime_error exception is thrown.</text:p>
      <text:p text:style-name="P603"/>
      <text:p text:style-name="P246">Return value:</text:p>
      <text:p text:style-name="P354">The return value is a reference to the data element th<text:span text:style-name="T450">e</text:span> iterator is pointing at.</text:p>
      <text:p text:style-name="P778"/>
      <text:p text:style-name="P776"><text:soft-page-break/></text:p>
      <text:h text:style-name="Heading_20_4" text:outline-level="4"><text:bookmark-start text:name="__RefHeading__14237_679988836"/>De-<text:span text:style-name="T469">r</text:span>eference Operator<text:bookmark-end text:name="__RefHeading__14237_679988836"/></text:h>
      <text:p text:style-name="P777"/>
      <text:p text:style-name="P1117">data_t * operator-&gt; ()</text:p>
      <text:p text:style-name="P777"/>
      <text:p text:style-name="P202">Description:</text:p>
      <text:p text:style-name="P355">This operator provides a pointer to the data element the iterator is pointing at.</text:p>
      <text:p text:style-name="P408"/>
      <text:p text:style-name="P247">Remarks:</text:p>
      <text:p text:style-name="P569">The de-reference operator provides a pointer the data element th<text:span text:style-name="T450">e</text:span> iterator is pointing at. Since this a <text:span text:style-name="T442">const</text:span> iterator providing read-only access, any writes <text:span text:style-name="T442">would modify an internal copy of the data element in question, as oppose to altering the actual data in the b-tree structure. If that copy is modified, then this modification is discarded once the next access takes place, even if the iterator has not been moved in the meantime. In case the iterator is pointing to a location that exceeds the container, then an ::std::out_of_range exception is thrown.</text:span></text:p>
      <text:p text:style-name="P545"/>
      <text:p text:style-name="P247">Return value:</text:p>
      <text:p text:style-name="P359">The return value is a pointer to the data element th<text:span text:style-name="T450">e</text:span> iterator is pointing at.</text:p>
      <text:p text:style-name="P295"/>
      <text:p text:style-name="P776"/>
      <text:h text:style-name="Heading_20_4" text:outline-level="4"><text:bookmark-start text:name="__RefHeading__14239_679988836"/>Sub-Script Operator<text:bookmark-end text:name="__RefHeading__14239_679988836"/></text:h>
      <text:p text:style-name="P777"/>
      <text:p text:style-name="P1142">1)</text:p>
      <text:p text:style-name="P1061">data_t &amp; operator[] (const int nPos)</text:p>
      <text:p text:style-name="P1142">2)</text:p>
      <text:p text:style-name="P1140">data_t &amp; operator[] (const sizetype_t nPos)</text:p>
      <text:p text:style-name="P777"/>
      <text:p text:style-name="P209">Description:</text:p>
      <text:p text:style-name="P349">Th<text:span text:style-name="T456">ese</text:span> operator<text:span text:style-name="T456">s</text:span> provide <text:span text:style-name="T441">pseudo </text:span>read-only access to <text:span text:style-name="T456">a</text:span> data <text:span text:style-name="T441">item</text:span> <text:span text:style-name="T456">relative to the position </text:span>th<text:span text:style-name="T449">e</text:span> iterator is pointing at.</text:p>
      <text:p text:style-name="P437"/>
      <text:p text:style-name="P232">Input parameters:</text:p>
      <text:p text:style-name="P377">nPos<text:tab/><text:tab/>- specifies relative position the iterator is currently pointing at</text:p>
      <text:p text:style-name="P284"/>
      <text:p text:style-name="P381">Remarks:</text:p>
      <text:p text:style-name="P569"><text:soft-page-break/>To access a data item within the container th<text:span text:style-name="T449">e</text:span> iterator is associated with, the <text:span text:style-name="T457">sub-script</text:span> operator<text:span text:style-name="T457">s</text:span> <text:span text:style-name="T457">may be </text:span>used. <text:span text:style-name="T457">The current location the iterator is pointing at is combined with the input parameter nPos to determine what data item will be accessed. </text:span>If the <text:span text:style-name="T457">result</text:span> is pointing to a location outside of its associated container, then an ::std::out_of_range exception is thrown. <text:span text:style-name="T457">If the location the iterator is pointing at, is outside </text:span>of its associated container, <text:span text:style-name="T457">but in combination with nPos results in a valid location not exceeding said container again, then the access is valid and an exception is not thrown. </text:span>The returned reference is non-const, but if it is being written to, then the write is ineffective <text:span text:style-name="T457">and only a buffer being part of the iterator is modified</text:span>. <text:span text:style-name="T626">This modification is discarded once the next access takes place, even if the iterator is not moved in the meantime and nPos remains the same.</text:span></text:p>
      <text:p text:style-name="P579">The input parameter nPos of operator (1) may be negative <text:span text:style-name="T630">and due to the subtraction of nPos from the iterator's current position, results in a location prior to what the iterator is pointing at.</text:span></text:p>
      <text:p text:style-name="P545"/>
      <text:p text:style-name="P251">Return value:</text:p>
      <text:p text:style-name="P357">The return value is a reference to the data element the iterator is pointing at and the input parameter nPos combined.</text:p>
      <text:p text:style-name="P298"/>
      <text:p text:style-name="P777"/>
      <text:h text:style-name="Heading_20_3" text:outline-level="3"><text:bookmark-start text:name="__RefHeading__26247_200604027"/>CBTreeBaseReverseIterator<text:bookmark-end text:name="__RefHeading__26247_200604027"/></text:h>
      <text:p text:style-name="P642"/>
      <text:p text:style-name="P748"><text:tab/>The iterator type C. inherits from <text:bookmark-ref text:reference-format="text" text:ref-name="__RefHeading__20931_200604027">CBTreeBaseConstReverseIterator</text:bookmark-ref>, <text:span text:style-name="T429">which in addition to the type it is originating from, is capable to provide read / write access. Said access is possible via a class called </text:span><text:span text:style-name="T429"><text:bookmark-ref text:reference-format="text" text:ref-name="__RefHeading__16806_200604027">CBTreeBaseIteratorSubScriptWrapper</text:bookmark-ref></text:span><text:span text:style-name="T429">, which is returned by one of the </text:span><text:span text:style-name="T429"><text:bookmark-ref text:reference-format="text" text:ref-name="__RefHeading__14219_6799888361">Indirection Operators</text:bookmark-ref></text:span><text:span text:style-name="T429"> and the </text:span><text:span text:style-name="T429"><text:bookmark-ref text:reference-format="text" text:ref-name="__RefHeading__14223_6799888361">Sub-Script Operators</text:bookmark-ref></text:span><text:span text:style-name="T429"> of this iterator type.</text:span></text:p>
      <text:p text:style-name="P745"><text:span text:style-name="T427"><text:tab/>The iterator type C. also has only one template parameter called _t_iterator, which is the type of base iterator to be used when performing operations. This base iterator type is used as a template parameter to complete </text:span><text:span text:style-name="T427"><text:bookmark-ref text:reference-format="text" text:ref-name="__RefHeading__20931_200604027">CBTreeBaseConstReverseIterator</text:bookmark-ref></text:span><text:span text:style-name="T427"> this class is inheriting from and in general is the template parameter _ti_container of </text:span><text:span text:style-name="T427"><text:bookmark-ref text:reference-format="text" text:ref-name="__RefHeading__20931_200604027">CBTreeBaseConstReverseIterator</text:bookmark-ref></text:span><text:span text:style-name="T427"> is set to </text:span><text:span text:style-name="T427"><text:bookmark-ref text:reference-format="text" text:ref-name="__RefHeading__21465_200604027">CBTreeBaseIterator</text:bookmark-ref></text:span><text:span text:style-name="T427"> instead of </text:span><text:span text:style-name="T427"><text:bookmark-ref text:reference-format="text" text:ref-name="__RefHeading__16548_200604027">CBTreeBaseConstIterator</text:bookmark-ref></text:span><text:span text:style-name="T427">.</text:span></text:p>
      <text:p text:style-name="P744"/>
      <text:p text:style-name="P642"/>
      <text:h text:style-name="P1355" text:outline-level="4"><text:bookmark-start text:name="__RefHeading__15513_679988836"/>Constructor<text:bookmark-end text:name="__RefHeading__15513_679988836"/></text:h>
      <text:p text:style-name="P779"/>
      <text:p text:style-name="P1143">1)</text:p>
      <text:p text:style-name="P1062">CBTreeBaseReverseIterator&lt;_t_iterator&gt; ()</text:p>
      <text:p text:style-name="P1143">2)</text:p>
      <text:p text:style-name="P1062">CBTreeBaseReverseIterator&lt;_t_iterator&gt; (const _t_iterator &amp;rIter)</text:p>
      <text:p text:style-name="P1143">3)</text:p>
      <text:p text:style-name="P1141">CBTreeBaseReverseIterator&lt;_t_iterator&gt; (const CBTreeBaseReverseIterator&lt;_t_iterator&gt; &amp;rIter)</text:p>
      <text:p text:style-name="P1170"/>
      <text:p text:style-name="P53"><text:soft-page-break/></text:p>
      <text:p text:style-name="P43">Description:</text:p>
      <text:p text:style-name="P321">These constructors initialise a b-tree <text:span text:style-name="T639">framework read-write reverse-</text:span>iterator.</text:p>
      <text:p text:style-name="P321"/>
      <text:p text:style-name="P773">Input parameter:</text:p>
      <text:p text:style-name="P50">rIter<text:span text:style-name="T67"><text:tab/><text:tab/>- </text:span><text:span text:style-name="T69">references iterator instance to take a copy off</text:span></text:p>
      <text:p text:style-name="P411"/>
      <text:p text:style-name="P773">Remark:</text:p>
      <text:p text:style-name="P600">These constructors initialise an iterator instance to be used with a b-tree instance. The only exception is the default constructor (1), which only sets the iterator to a <text:span text:style-name="T637">disassociated</text:span> state. <text:span text:style-name="T637">So, this iterator has to be initialised, using its </text:span><text:span text:style-name="T637"><text:bookmark-ref text:reference-format="text" text:ref-name="__RefHeading__14221_6799888361">Assignment Operator</text:bookmark-ref></text:span><text:span text:style-name="T637">, before any valid access can take place</text:span>. <text:span text:style-name="T435">Constructor (2) uses a reference of type template parameter _t_iterator, which this iterator type is based on, to initialise the current instance. Usually _t_iterator is set to </text:span><text:span text:style-name="T435"><text:bookmark-ref text:reference-format="text" text:ref-name="__RefHeading__21465_200604027">CBTreeBaseIterator</text:bookmark-ref></text:span><text:span text:style-name="T435">, which means that, this iterator is initialised via the copy constructor of this iterator's base type.</text:span></text:p>
      <text:p text:style-name="P557">The copy constructor (<text:span text:style-name="T461">3</text:span>), does as the name already says. It takes a copy of the state of rIter, may that be evaluated or not, and initialises this iterator with the taken copy.</text:p>
      <text:p text:style-name="P36"/>
      <text:p text:style-name="P43"/>
      <text:h text:style-name="P1355" text:outline-level="4"><text:bookmark-start text:name="__RefHeading__14219_6799888361"/>Indirection Operators<text:bookmark-end text:name="__RefHeading__14219_6799888361"/></text:h>
      <text:p text:style-name="P43"/>
      <text:p text:style-name="P1107">1)</text:p>
      <text:p text:style-name="P1112">const data_t &amp; operator* () const</text:p>
      <text:p text:style-name="P1107">2)</text:p>
      <text:p text:style-name="P1170"><text:span text:style-name="T240">CBTreeBaseIteratorSubScriptWrapper&lt;_ti_container&gt; </text:span><text:span text:style-name="T219">operator* ()</text:span></text:p>
      <text:p text:style-name="P43"/>
      <text:p text:style-name="P46">Description:</text:p>
      <text:p text:style-name="P348">Th<text:span text:style-name="T462">e</text:span>s<text:span text:style-name="T462">e</text:span> operator<text:span text:style-name="T462">s</text:span> provide access to the data <text:span text:style-name="T441">item</text:span> th<text:span text:style-name="T449">e</text:span> iterator is pointing at.</text:p>
      <text:p text:style-name="P409"/>
      <text:p text:style-name="P248">Remarks:</text:p>
      <text:p text:style-name="P565">To access a data item within the container th<text:span text:style-name="T449">e</text:span> iterator is associated with, the indirection operator has to be used. If the iterator is pointing to a location outside of its associated container, then an ::std::out_of_range exception is thrown.</text:p>
      <text:p text:style-name="P603">If the iterator is not associated with a data container, then an ::std::runtime_error exception is thrown.</text:p>
      <text:p text:style-name="P603"/>
      <text:p text:style-name="P248"><text:soft-page-break/>Return value:</text:p>
      <text:p text:style-name="P356"><text:span text:style-name="T462">In case operator (1) is used, the return value provides read-only access. As oppose to operator (2), which is provides read / write access by returning an object of type </text:span><text:span text:style-name="T462"><text:bookmark-ref text:reference-format="text" text:ref-name="__RefHeading__16806_200604027">CBTreeBaseIteratorSubScriptWrapper</text:bookmark-ref></text:span><text:span text:style-name="T462">. The afore mentioned object will provide read access via its overloaded assignment operator and write access via its overloaded cast operator.</text:span></text:p>
      <text:p text:style-name="P43"/>
      <text:p text:style-name="P43"/>
      <text:h text:style-name="P1355" text:outline-level="4"><text:bookmark-start text:name="__RefHeading__14221_6799888361"/>Assignment Operator<text:bookmark-end text:name="__RefHeading__14221_6799888361"/></text:h>
      <text:p text:style-name="P46"/>
      <text:p text:style-name="P1168"><text:span text:style-name="T239">CBTreeBase</text:span><text:span text:style-name="T243">Reverse</text:span><text:span text:style-name="T239">Iterator &amp; operator= (const CBTreeBase</text:span><text:span text:style-name="T243">Reverse</text:span><text:span text:style-name="T239">Iterator &amp;rIter)</text:span></text:p>
      <text:p text:style-name="P46"/>
      <text:p text:style-name="P46">Description:</text:p>
      <text:p text:style-name="P331">This operator copies the state of a <text:span text:style-name="T640">source</text:span> iterator to th<text:span text:style-name="T463">e target</text:span> instance.</text:p>
      <text:p text:style-name="P331"/>
      <text:p text:style-name="P400">Input parameter:</text:p>
      <text:p text:style-name="P331">rIter<text:tab/><text:tab/>- reference to <text:span text:style-name="T640">source</text:span> iterator instance</text:p>
      <text:p text:style-name="P280"/>
      <text:p text:style-name="P248">Remarks:</text:p>
      <text:p text:style-name="P563"><text:span text:style-name="T47">This operator copies the state of a </text:span><text:span text:style-name="T90">source</text:span><text:span text:style-name="T47"> iterator to th</text:span><text:span text:style-name="T89">e target</text:span><text:span text:style-name="T47"> instance. </text:span>If the <text:span text:style-name="T640">source</text:span> iterator rIter is associated with a different b-tree container than th<text:span text:style-name="T449">e target</text:span> iterator, then the assignment operator unregisters th<text:span text:style-name="T449">e target</text:span> iterator <text:span text:style-name="T449">from</text:span> its associated container. In any event, th<text:span text:style-name="T449">e</text:span> operator then copies the state of the <text:span text:style-name="T640">source</text:span> iterator across. If <text:span text:style-name="T439">the target iterator was previously unregistered, then it is registered with the new container instance.</text:span></text:p>
      <text:p text:style-name="P542"/>
      <text:p text:style-name="P248">Return value:</text:p>
      <text:p text:style-name="P336">The return value is a reference to the updated iterator.</text:p>
      <text:p text:style-name="P296"/>
      <text:p text:style-name="P43"/>
      <text:h text:style-name="P1355" text:outline-level="4"><text:bookmark-start text:name="__RefHeading__14223_6799888361"/>Sub-Script Operators<text:bookmark-end text:name="__RefHeading__14223_6799888361"/></text:h>
      <text:p text:style-name="P46"/>
      <text:p text:style-name="P1101">1)</text:p>
      <text:p text:style-name="P1154"><text:span text:style-name="T239">CBTreeBaseIteratorSubScriptWrapper&lt;_ti_container&gt; </text:span><text:span text:style-name="T219">operator[] (const int nPos)</text:span></text:p>
      <text:p text:style-name="P1101">2)</text:p>
      <text:p text:style-name="P1115">CBTreeBaseIteratorSubScriptWrapper&lt;_ti_container&gt; operator[] (const sizetype_t nPos)</text:p>
      <text:p text:style-name="P46"/>
      <text:p text:style-name="P46">Description:</text:p>
      <text:p text:style-name="P348"><text:soft-page-break/>Th<text:span text:style-name="T456">ese</text:span> operator<text:span text:style-name="T456">s</text:span> provide access to <text:span text:style-name="T456">a</text:span> data <text:span text:style-name="T441">item</text:span> <text:span text:style-name="T456">relative to the position </text:span>th<text:span text:style-name="T449">e</text:span> iterator is pointing at.</text:p>
      <text:p text:style-name="P409"/>
      <text:p text:style-name="P230">Input parameters:</text:p>
      <text:p text:style-name="P376">nPos<text:tab/><text:tab/>- specifies relative position the iterator is currently pointing at</text:p>
      <text:p text:style-name="P280"/>
      <text:p text:style-name="P380">Remarks:</text:p>
      <text:p text:style-name="P565">To access a data item within the container th<text:span text:style-name="T449">e</text:span> iterator is associated with, the <text:span text:style-name="T457">sub-script</text:span> operator<text:span text:style-name="T457">s</text:span> <text:span text:style-name="T457">may be </text:span>used. <text:span text:style-name="T457">The current location the iterator is pointing is combined with the input parameter nPos to determine what data item will be accessed. </text:span>If the <text:span text:style-name="T457">result</text:span> is pointing to a location outside of its associated container, then an ::std::out_of_range exception is thrown. <text:span text:style-name="T457">If the location the iterator is pointing at, is outside </text:span>of its associated container, <text:span text:style-name="T457">but the combination with nPos results in a location not exceeding said container, then the access is valid and an exception is not thrown. </text:span>The return <text:span text:style-name="T464">value is an object of type </text:span><text:span text:style-name="T464"><text:bookmark-ref text:reference-format="text" text:ref-name="__RefHeading__16806_200604027">CBTreeBaseIteratorSubScriptWrapper</text:bookmark-ref></text:span><text:span text:style-name="T464">, which provides read / write access.</text:span></text:p>
      <text:p text:style-name="P580">The input parameter nPos of operator (1) may be negative <text:span text:style-name="T630">and due to the subtraction of nPos from the iterator's current position, results in a location prior to what the iterator is pointing at</text:span>.</text:p>
      <text:p text:style-name="P542"/>
      <text:p text:style-name="P248">Return value:</text:p>
      <text:p text:style-name="P356">The return value <text:span text:style-name="T464">is an object of type </text:span><text:span text:style-name="T464"><text:bookmark-ref text:reference-format="text" text:ref-name="__RefHeading__16806_200604027">CBTreeBaseIteratorSubScriptWrapper</text:bookmark-ref></text:span><text:span text:style-name="T464">, which provides read / write access. Said object allows for read access via its overloaded assignment operator and write access via its overloaded cast operator.</text:span></text:p>
      <text:p text:style-name="P46"/>
      <text:p text:style-name="P779"/>
      <text:h text:style-name="Heading_20_3" text:outline-level="3"><text:bookmark-start text:name="__RefHeading__16806_200604027"/>CBTreeBaseIteratorSubScriptWrapper<text:bookmark-end text:name="__RefHeading__16806_200604027"/></text:h>
      <text:p text:style-name="P642"/>
      <text:p text:style-name="P780"><text:tab/>As it <text:span text:style-name="T640">can </text:span>be <text:span text:style-name="T640">seen in the sections</text:span> above, there are two types of iterators. One of those types is read-only, such as <text:bookmark-ref text:reference-format="text" text:ref-name="__RefHeading__16548_200604027">CBTreeBaseConstIterator</text:bookmark-ref> and <text:bookmark-ref text:reference-format="text" text:ref-name="__RefHeading__20931_200604027">CBTreeBaseConstReverseIterator</text:bookmark-ref>, and the other type is read-write capable, like <text:bookmark-ref text:reference-format="text" text:ref-name="__RefHeading__21465_200604027">CBTreeBaseIterator</text:bookmark-ref> and <text:bookmark-ref text:reference-format="text" text:ref-name="__RefHeading__26247_200604027">CBTreeBaseReverseIterator</text:bookmark-ref>. While the read-only types indirection operator returns a reference to an internal buffer, and thus making it impossible to manipulate the container's content, the read-write types need an arbiter to class, which is telling the <text:span text:style-name="T471">iterator's </text:span>container if a read or a write operation has to be performed. <text:span text:style-name="T471">A reference cannot be returned in case a latter type is in use, since it is not known what data layer type is in use and a would-be returned reference could potentially point at a cache inside the data layer. Manipulations of said cache via a reference are hard to detect and more to the point, a cache can be overwritten at any point in time. To work around this problem the afore mentioned arbiter class is needed. </text:span>The C. class acts as <text:span text:style-name="T472">that arbiter and is retuned by the iterator types </text:span><text:bookmark-ref text:reference-format="text" text:ref-name="__RefHeading__21465_200604027">CBTreeBaseIterator</text:bookmark-ref> and <text:bookmark-ref text:reference-format="text" text:ref-name="__RefHeading__26247_200604027">CBTreeBaseReverseIterator</text:bookmark-ref> <text:span text:style-name="T472">indirection and sub-script operators. C. has a cast operator which handles read operations and an assignment operator which handles writes.</text:span></text:p>
      <text:p text:style-name="P642"><text:soft-page-break/></text:p>
      <text:p text:style-name="P642"/>
      <text:h text:style-name="Heading_20_4" text:outline-level="4"><text:bookmark-start text:name="__RefHeading__13294_1997614794"/>Constructor<text:bookmark-end text:name="__RefHeading__13294_1997614794"/></text:h>
      <text:p text:style-name="P642"/>
      <text:p text:style-name="P1119">CBTreeBaseIteratorSubScriptWrapper&lt;_ti_container&gt; (const CBTreeBaseIterator&lt;_ti_container&gt; &amp;rInstance, sizetype_t nPos)</text:p>
      <text:p text:style-name="P642"/>
      <text:p text:style-name="P44">Description:</text:p>
      <text:p text:style-name="P413">This constructor initialises an iterator read-write access wrapper instance.</text:p>
      <text:p text:style-name="P322"/>
      <text:p text:style-name="P774">Input parameter:</text:p>
      <text:p text:style-name="P51">rI<text:span text:style-name="T70">nstance<text:tab/>- </text:span><text:span text:style-name="T71">references </text:span><text:span text:style-name="T82">to read-write capable iterator</text:span></text:p>
      <text:p text:style-name="P413">nPos<text:tab/><text:tab/>- specifies the <text:span text:style-name="T641">realtive</text:span> location to be accessed</text:p>
      <text:p text:style-name="P412"/>
      <text:p text:style-name="P774">Remark<text:span text:style-name="T473">s</text:span>:</text:p>
      <text:p text:style-name="P781">This <text:span text:style-name="T71">constructor initialises an iterator read-write access wrapper instance, </text:span><text:span text:style-name="T62">which usually is used as a nameless instance by the calling application. </text:span><text:span text:style-name="T82">A copy of the iterator reference and the </text:span><text:span text:style-name="T83">releative location </text:span><text:span text:style-name="T82">parameter nPos are take for later use, when it is decided if a read or write operation has to take place.</text:span></text:p>
      <text:p text:style-name="P774"/>
      <text:p text:style-name="P37"/>
      <text:h text:style-name="Heading_20_4" text:outline-level="4"><text:bookmark-start text:name="__RefHeading__13296_1997614794"/>Assignment Operator<text:bookmark-end text:name="__RefHeading__13296_1997614794"/></text:h>
      <text:p text:style-name="P642"/>
      <text:p text:style-name="P1119">CBTreeBaseIteratorSubScriptWrapper&lt;_ti_container&gt; &amp; operator= (const data_t &amp;rData)</text:p>
      <text:p text:style-name="P642"/>
      <text:p text:style-name="P47">Description:</text:p>
      <text:p text:style-name="P332">This operator <text:span text:style-name="T473">handles writes to a read-write capable iterator.</text:span></text:p>
      <text:p text:style-name="P332"/>
      <text:p text:style-name="P401">Input parameter:</text:p>
      <text:p text:style-name="P332">r<text:span text:style-name="T473">Data</text:span><text:tab/><text:tab/>- reference<text:span text:style-name="T473">s</text:span> <text:span text:style-name="T473">a data item to be written</text:span></text:p>
      <text:p text:style-name="P281"/>
      <text:p text:style-name="P249">Remarks:</text:p>
      <text:p text:style-name="P592">When a read-write iterator has been written to, then this operator of the returned access wrapper class instance handles it. The location the data will be written to, is the <text:span text:style-name="T641">location of the read-write </text:span><text:soft-page-break/><text:span text:style-name="T641">iterator rInstance combined with the relative</text:span> location nPos. <text:span text:style-name="T641">If the resulting location in exceeding the container size the iterator is associated with, then an ::std::out_of_range exception is thrown. In case the iterator is not associated with a container instance at all, then an ::std::runtime_error exception is thrown.</text:span></text:p>
      <text:p text:style-name="P543"/>
      <text:p text:style-name="P249">Return value:</text:p>
      <text:p text:style-name="P337">The return value is a reference to the <text:span text:style-name="T473">wrapper class instance</text:span>.</text:p>
      <text:p text:style-name="P782"/>
      <text:p text:style-name="P642"/>
      <text:h text:style-name="Heading_20_4" text:outline-level="4"><text:bookmark-start text:name="__RefHeading__13298_1997614794"/>Cast Operator<text:bookmark-end text:name="__RefHeading__13298_1997614794"/></text:h>
      <text:p text:style-name="P642"/>
      <text:p text:style-name="P1119">operator const data_t &amp; ()</text:p>
      <text:p text:style-name="P642"/>
      <text:p text:style-name="P47">Description:</text:p>
      <text:p text:style-name="P333">This operator <text:span text:style-name="T473">handles reads to a read-write capable iterator.</text:span></text:p>
      <text:p text:style-name="P332"/>
      <text:p text:style-name="P249">Remarks:</text:p>
      <text:p text:style-name="P593">When a read-write iterator <text:span text:style-name="T474">is</text:span> be<text:span text:style-name="T474">ing</text:span> <text:span text:style-name="T474">read from</text:span>, then this operator of the returned access wrapper class instance handles it. The location the data <text:span text:style-name="T474">is returned from</text:span>, is the <text:span text:style-name="T641">location of the read-write iterator rInstance combined with the relative</text:span> location nPos. <text:span text:style-name="T641">If the resulting location in exceeding the container size the iterator is associated with, then an ::std::out_of_range exception is thrown. In case the iterator is not associated with a container instance at all, then an ::std::runtime_error exception is thrown.</text:span></text:p>
      <text:p text:style-name="P593"/>
      <text:p text:style-name="P249">Return value:</text:p>
      <text:p text:style-name="P337">The return value is a reference to <text:span text:style-name="T474">an internal buffer, which contains a copy of the data item in question</text:span>.</text:p>
      <text:p text:style-name="P782"/>
      <text:p text:style-name="P642"/>
      <text:h text:style-name="P1280" text:outline-level="1"/>
      <text:h text:style-name="P1284" text:outline-level="1"><text:bookmark-start text:name="__RefHeading__160_1269792762"/>Appendix<text:bookmark-end text:name="__RefHeading__160_1269792762"/></text:h>
      <text:p text:style-name="P642"/>
      <text:h text:style-name="P1297" text:outline-level="2"><text:bookmark-start text:name="__RefHeading__9496_1442666128"/>Design Decisions<text:bookmark-end text:name="__RefHeading__9496_1442666128"/></text:h>
      <text:p text:style-name="P642"/>
      <text:p text:style-name="P622"><text:tab/>This section explains why certain design decisions have been made and <text:span text:style-name="T374">the reason why some of those have been dropped.</text:span></text:p>
      <text:p text:style-name="P623"/>
      <text:p text:style-name="P623"/>
      <text:h text:style-name="P1301" text:outline-level="3"><text:bookmark-start text:name="__RefHeading__5622_2006317614"/>Data Layer And Data Layer Properties<text:bookmark-end text:name="__RefHeading__5622_2006317614"/></text:h>
      <text:p text:style-name="P623"/>
      <text:p text:style-name="P624"><text:tab/>Section <text:bookmark-ref text:reference-format="text" text:ref-name="__RefHeading__3146_1376309923">Data Layer Properties</text:bookmark-ref> describes why a data layer property type was introduced, but doesn't explain why an alternative development path <text:span text:style-name="T642">has</text:span> not <text:span text:style-name="T642">been </text:span>chosen. One thought process was to push the node / entry to address conversion up to the b-tree base class and remove the necessity of having _t_nodeiter and _t_subnodeiter from the data layer template parameter list altogether. This step would have made the data layer abstracting a block device by using addresses instead of node / entry pairs. <text:span text:style-name="T375">The goal was to remove the necessity to implement virtual methods involving local template parameters, but </text:span>wouldn't have solved the issue of the compiler being incapable to generate code for template based virtual methods, since address- and offset types would still have been part of template parameters and those templates would have been involved in the access interface methods.</text:p>
      <text:p text:style-name="P624"><text:tab/>An alternative attempt was to <text:span text:style-name="T376">instantiate </text:span>the data layer externally, to <text:span text:style-name="T376">make </text:span>it <text:span text:style-name="T376">being </text:span>an argument of the b-tree data class construction. This would have been problematic for a number of reasons. The data layer could have been destroyed before the b-tree data class is destroyed, the chance to have the same data layer instance being shared between different b-tree data class instances would have existed and the data layer is destroyed when <text:bookmark-ref text:reference-format="text" text:ref-name="__RefHeading__1538_1677005904">clear ()</text:bookmark-ref> is called, meaning re-instantiation of a data <text:span text:style-name="T376">layer </text:span>class would have been difficult at best.</text:p>
      <text:p text:style-name="P1013"/>
      <text:p text:style-name="P522"/>
      <text:h text:style-name="P1301" text:outline-level="3"><text:bookmark-start text:name="__RefHeading__5624_2006317614"/>Maintenance Vector Separated From Node Descriptor<text:bookmark-end text:name="__RefHeading__5624_2006317614"/></text:h>
      <text:p text:style-name="P522"/>
      <text:p text:style-name="P625"><text:tab/>The maintenance vector has its own cache because, if the maintenance vector would be part of the node descriptor, then every time when an unused node for allocation is being sought for, would <text:span text:style-name="T377">result in</text:span>, every cached node descriptor is going to be flushed, <text:span text:style-name="T377">which creates cache line oscillations as soon as a new node has been found and the b-tree returns to its normal operations. In other words, it is an optimisation to avoid cache conflicts between normal accesses, which employ the node descriptor and the allocation / de-allocation of nodes, which use the maintenance vec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nsolas1" svg:font-family="Consolas" style:font-family-generic="roman"/>
    <style:font-face style:name="Consolas2" svg:font-family="Consolas" style:font-family-generic="modern" style:font-pitch="fixed"/>
    <style:font-face style:name="Consolas" svg:font-family="Consola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stroke-dash draw:name="Dashed_20__28_var_29__20_10" draw:display-name="Dashed (var) 10" draw:style="rect" draw:dots1="1" draw:dots1-length="0.009cm" draw:dots2="1" draw:dots2-length="0.009cm" draw:distance="0.009cm"/>
    <draw:stroke-dash draw:name="Dashed_20__28_var_29__20_11" draw:display-name="Dashed (var) 11" draw:style="rect" draw:dots1="1" draw:dots1-length="0.009cm" draw:dots2="1" draw:dots2-length="0.009cm" draw:distance="0.009cm"/>
    <draw:stroke-dash draw:name="Dashed_20__28_var_29__20_12" draw:display-name="Dashed (var) 12" draw:style="rect" draw:dots1="1" draw:dots1-length="0.009cm" draw:dots2="1" draw:dots2-length="0.009cm" draw:distance="0.009cm"/>
    <draw:stroke-dash draw:name="Dashed_20__28_var_29__20_13" draw:display-name="Dashed (var) 13" draw:style="rect" draw:dots1="1" draw:dots1-length="0.009cm" draw:dots2="1" draw:dots2-length="0.009cm" draw:distance="0.009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Dashed_20__28_var_29__20_6" draw:display-name="Dashed (var) 6" draw:style="rect" draw:dots1="1" draw:dots1-length="63%" draw:distance="63%"/>
    <draw:stroke-dash draw:name="Dashed_20__28_var_29__20_7" draw:display-name="Dashed (var) 7" draw:style="rect" draw:dots1="1" draw:dots1-length="63%" draw:distance="63%"/>
    <draw:stroke-dash draw:name="Dashed_20__28_var_29__20_8" draw:display-name="Dashed (var) 8" draw:style="rect" draw:dots1="1" draw:dots1-length="63%" draw:distance="63%"/>
    <draw:stroke-dash draw:name="Dashed_20__28_var_29__20_9" draw:display-name="Dashed (var) 9" draw:style="rect" draw:dots1="1" draw:dots1-length="0.009cm" draw:dots2="1" draw:dots2-length="0.009cm" draw:distance="0.009cm"/>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7:21:04.102000000</meta:creation-date>
    <dc:date>2015-08-24T15:31:46.977000000</dc:date>
    <meta:editing-duration>P15DT10H1M51S</meta:editing-duration>
    <meta:editing-cycles>480</meta:editing-cycles>
    <meta:generator>LibreOffice/4.4.5.2$Windows_x86 LibreOffice_project/a22f674fd25a3b6f45bdebf25400ed2adff0ff99</meta:generator>
    <meta:document-statistic meta:table-count="17" meta:image-count="0" meta:object-count="0" meta:page-count="180" meta:paragraph-count="3064" meta:word-count="43829" meta:character-count="277927" meta:non-whitespace-character-count="236332"/>
  </office:meta>
</office:document-meta>
</file>